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table:shapes>
          <draw:frame draw:z-index="0" draw:style-name="gr1" draw:text-style-name="P1" svg:width="664.16pt" svg:height="421.65pt" svg:x="541.11pt" svg:y="3.77pt">
            <loext:p draw:notify-on-update-of-ranges="test.E1:test.E1 test.E2:test.E14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2.86pt" svg:height="194.26pt" svg:x="930.7pt" svg:y="239.44pt">
            <loext:p draw:notify-on-update-of-ranges="test.H2:test.H2 test.H3:test.H23 test.I2:test.I2 test.I3:test.I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table:formula="of:=([.A1681]-[.A2])/40000000" office:value-type="float" office:value="4.625572875" calcext:value-type="float">
            <text:p>4.625572875</text:p>
          </table:table-cell>
          <table:table-cell table:number-columns-repeated="3"/>
          <table:table-cell office:value-type="string" calcext:value-type="string">
            <text:p>Samples</text:p>
          </table:table-cell>
          <table:table-cell table:number-columns-repeated="4"/>
        </table:table-row>
        <table:table-row table:style-name="ro1">
          <table:table-cell office:value-type="float" office:value="2484193313" calcext:value-type="float">
            <text:p>2484193313</text:p>
          </table:table-cell>
          <table:table-cell office:value-type="float" office:value="701" calcext:value-type="float">
            <text:p>701</text:p>
          </table:table-cell>
          <table:table-cell office:value-type="float" office:value="328.92" calcext:value-type="float">
            <text:p>328.92</text:p>
          </table:table-cell>
          <table:table-cell office:value-type="float" office:value="1829878.48" calcext:value-type="float">
            <text:p>1829878.48</text:p>
          </table:table-cell>
          <table:table-cell table:formula="of:=[.D2]/1000" office:value-type="float" office:value="1829.87848" calcext:value-type="float">
            <text:p>1829.87848</text:p>
          </table:table-cell>
          <table:table-cell table:number-columns-repeated="2"/>
          <table:table-cell office:value-type="string" calcext:value-type="string">
            <text:p>Bins (Khz)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2484452462" calcext:value-type="float">
            <text:p>2484452462</text:p>
          </table:table-cell>
          <table:table-cell office:value-type="float" office:value="3862" calcext:value-type="float">
            <text:p>3862</text:p>
          </table:table-cell>
          <table:table-cell office:value-type="float" office:value="1917.59" calcext:value-type="float">
            <text:p>1917.59</text:p>
          </table:table-cell>
          <table:table-cell office:value-type="float" office:value="1829347.97" calcext:value-type="float">
            <text:p>1829347.97</text:p>
          </table:table-cell>
          <table:table-cell table:formula="of:=[.D3]/1000" office:value-type="float" office:value="1829.34797" calcext:value-type="float">
            <text:p>1829.34797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table:number-matrix-columns-spanned="1" table:number-matrix-rows-spanned="21" table:formula="of:=FREQUENCY([.E2:.E2001];[.H3: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463872" calcext:value-type="float">
            <text:p>2484463872</text:p>
          </table:table-cell>
          <table:table-cell office:value-type="float" office:value="4637" calcext:value-type="float">
            <text:p>4637</text:p>
          </table:table-cell>
          <table:table-cell office:value-type="float" office:value="2303.76" calcext:value-type="float">
            <text:p>2303.76</text:p>
          </table:table-cell>
          <table:table-cell office:value-type="float" office:value="1831335.71" calcext:value-type="float">
            <text:p>1831335.71</text:p>
          </table:table-cell>
          <table:table-cell table:formula="of:=[.D4]/1000" office:value-type="float" office:value="1831.33571" calcext:value-type="float">
            <text:p>1831.33571</text:p>
          </table:table-cell>
          <table:table-cell table:number-columns-repeated="2"/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632855" calcext:value-type="float">
            <text:p>2484632855</text:p>
          </table:table-cell>
          <table:table-cell office:value-type="float" office:value="1468" calcext:value-type="float">
            <text:p>1468</text:p>
          </table:table-cell>
          <table:table-cell office:value-type="float" office:value="843.17" calcext:value-type="float">
            <text:p>843.17</text:p>
          </table:table-cell>
          <table:table-cell office:value-type="float" office:value="1828103.68" calcext:value-type="float">
            <text:p>1828103.68</text:p>
          </table:table-cell>
          <table:table-cell table:formula="of:=[.D5]/1000" office:value-type="float" office:value="1828.10368" calcext:value-type="float">
            <text:p>1828.10368</text:p>
          </table:table-cell>
          <table:table-cell table:number-columns-repeated="2"/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771460" calcext:value-type="float">
            <text:p>2484771460</text:p>
          </table:table-cell>
          <table:table-cell office:value-type="float" office:value="5103" calcext:value-type="float">
            <text:p>5103</text:p>
          </table:table-cell>
          <table:table-cell office:value-type="float" office:value="2546.04" calcext:value-type="float">
            <text:p>2546.04</text:p>
          </table:table-cell>
          <table:table-cell office:value-type="float" office:value="1829064.86" calcext:value-type="float">
            <text:p>1829064.86</text:p>
          </table:table-cell>
          <table:table-cell table:formula="of:=[.D6]/1000" office:value-type="float" office:value="1829.06486" calcext:value-type="float">
            <text:p>1829.06486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781617" calcext:value-type="float">
            <text:p>2484781617</text:p>
          </table:table-cell>
          <table:table-cell office:value-type="float" office:value="2563" calcext:value-type="float">
            <text:p>2563</text:p>
          </table:table-cell>
          <table:table-cell office:value-type="float" office:value="1267.41" calcext:value-type="float">
            <text:p>1267.41</text:p>
          </table:table-cell>
          <table:table-cell office:value-type="float" office:value="1830627.81" calcext:value-type="float">
            <text:p>1830627.81</text:p>
          </table:table-cell>
          <table:table-cell table:formula="of:=[.D7]/1000" office:value-type="float" office:value="1830.62781" calcext:value-type="float">
            <text:p>1830.62781</text:p>
          </table:table-cell>
          <table:table-cell table:number-columns-repeated="2"/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989864" calcext:value-type="float">
            <text:p>2484989864</text:p>
          </table:table-cell>
          <table:table-cell office:value-type="float" office:value="375" calcext:value-type="float">
            <text:p>375</text:p>
          </table:table-cell>
          <table:table-cell office:value-type="float" office:value="194.02" calcext:value-type="float">
            <text:p>194.02</text:p>
          </table:table-cell>
          <table:table-cell office:value-type="float" office:value="1830417.23" calcext:value-type="float">
            <text:p>1830417.23</text:p>
          </table:table-cell>
          <table:table-cell table:formula="of:=[.D8]/1000" office:value-type="float" office:value="1830.41723" calcext:value-type="float">
            <text:p>1830.41723</text:p>
          </table:table-cell>
          <table:table-cell table:number-columns-repeated="2"/>
          <table:table-cell office:value-type="float" office:value="1825" calcext:value-type="float">
            <text:p>1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5106362" calcext:value-type="float">
            <text:p>2485106362</text:p>
          </table:table-cell>
          <table:table-cell office:value-type="float" office:value="3809" calcext:value-type="float">
            <text:p>3809</text:p>
          </table:table-cell>
          <table:table-cell office:value-type="float" office:value="1892.98" calcext:value-type="float">
            <text:p>1892.98</text:p>
          </table:table-cell>
          <table:table-cell office:value-type="float" office:value="1830856.24" calcext:value-type="float">
            <text:p>1830856.24</text:p>
          </table:table-cell>
          <table:table-cell table:formula="of:=[.D9]/1000" office:value-type="float" office:value="1830.85624" calcext:value-type="float">
            <text:p>1830.85624</text:p>
          </table:table-cell>
          <table:table-cell table:number-columns-repeated="2"/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85241595" calcext:value-type="float">
            <text:p>2485241595</text:p>
          </table:table-cell>
          <table:table-cell office:value-type="float" office:value="374" calcext:value-type="float">
            <text:p>374</text:p>
          </table:table-cell>
          <table:table-cell office:value-type="float" office:value="179.2" calcext:value-type="float">
            <text:p>179.2</text:p>
          </table:table-cell>
          <table:table-cell office:value-type="float" office:value="1832884.1" calcext:value-type="float">
            <text:p>1832884.1</text:p>
          </table:table-cell>
          <table:table-cell table:formula="of:=[.D10]/1000" office:value-type="float" office:value="1832.8841" calcext:value-type="float">
            <text:p>1832.8841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85412974" calcext:value-type="float">
            <text:p>2485412974</text:p>
          </table:table-cell>
          <table:table-cell office:value-type="float" office:value="3443" calcext:value-type="float">
            <text:p>3443</text:p>
          </table:table-cell>
          <table:table-cell office:value-type="float" office:value="1713.74" calcext:value-type="float">
            <text:p>1713.74</text:p>
          </table:table-cell>
          <table:table-cell office:value-type="float" office:value="1828238.72" calcext:value-type="float">
            <text:p>1828238.72</text:p>
          </table:table-cell>
          <table:table-cell table:formula="of:=[.D11]/1000" office:value-type="float" office:value="1828.23872" calcext:value-type="float">
            <text:p>1828.23872</text:p>
          </table:table-cell>
          <table:table-cell table:number-columns-repeated="2"/>
          <table:table-cell office:value-type="float" office:value="1828" calcext:value-type="float">
            <text:p>182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485424592" calcext:value-type="float">
            <text:p>2485424592</text:p>
          </table:table-cell>
          <table:table-cell office:value-type="float" office:value="5055" calcext:value-type="float">
            <text:p>5055</text:p>
          </table:table-cell>
          <table:table-cell office:value-type="float" office:value="2517.49" calcext:value-type="float">
            <text:p>2517.49</text:p>
          </table:table-cell>
          <table:table-cell office:value-type="float" office:value="1830609.21" calcext:value-type="float">
            <text:p>1830609.21</text:p>
          </table:table-cell>
          <table:table-cell table:formula="of:=[.D12]/1000" office:value-type="float" office:value="1830.60921" calcext:value-type="float">
            <text:p>1830.60921</text:p>
          </table:table-cell>
          <table:table-cell table:number-columns-repeated="2"/>
          <table:table-cell office:value-type="float" office:value="1829" calcext:value-type="float">
            <text:p>182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485469632" calcext:value-type="float">
            <text:p>2485469632</text:p>
          </table:table-cell>
          <table:table-cell office:value-type="float" office:value="637" calcext:value-type="float">
            <text:p>637</text:p>
          </table:table-cell>
          <table:table-cell office:value-type="float" office:value="313.24" calcext:value-type="float">
            <text:p>313.24</text:p>
          </table:table-cell>
          <table:table-cell office:value-type="float" office:value="1829653" calcext:value-type="float">
            <text:p>1829653</text:p>
          </table:table-cell>
          <table:table-cell table:formula="of:=[.D13]/1000" office:value-type="float" office:value="1829.653" calcext:value-type="float">
            <text:p>1829.653</text:p>
          </table:table-cell>
          <table:table-cell table:number-columns-repeated="2"/>
          <table:table-cell office:value-type="float" office:value="1830" calcext:value-type="float">
            <text:p>183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485732905" calcext:value-type="float">
            <text:p>2485732905</text:p>
          </table:table-cell>
          <table:table-cell office:value-type="float" office:value="3855" calcext:value-type="float">
            <text:p>3855</text:p>
          </table:table-cell>
          <table:table-cell office:value-type="float" office:value="1928.96" calcext:value-type="float">
            <text:p>1928.96</text:p>
          </table:table-cell>
          <table:table-cell office:value-type="float" office:value="1829284.14" calcext:value-type="float">
            <text:p>1829284.14</text:p>
          </table:table-cell>
          <table:table-cell table:formula="of:=[.D14]/1000" office:value-type="float" office:value="1829.28414" calcext:value-type="float">
            <text:p>1829.28414</text:p>
          </table:table-cell>
          <table:table-cell table:number-columns-repeated="2"/>
          <table:table-cell office:value-type="float" office:value="1831" calcext:value-type="float">
            <text:p>183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485744414" calcext:value-type="float">
            <text:p>2485744414</text:p>
          </table:table-cell>
          <table:table-cell office:value-type="float" office:value="5471" calcext:value-type="float">
            <text:p>5471</text:p>
          </table:table-cell>
          <table:table-cell office:value-type="float" office:value="2723.31" calcext:value-type="float">
            <text:p>2723.31</text:p>
          </table:table-cell>
          <table:table-cell office:value-type="float" office:value="1830161.05" calcext:value-type="float">
            <text:p>1830161.05</text:p>
          </table:table-cell>
          <table:table-cell table:formula="of:=[.D15]/1000" office:value-type="float" office:value="1830.16105" calcext:value-type="float">
            <text:p>1830.16105</text:p>
          </table:table-cell>
          <table:table-cell table:number-columns-repeated="2"/>
          <table:table-cell office:value-type="float" office:value="1832" calcext:value-type="float">
            <text:p>183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485913404" calcext:value-type="float">
            <text:p>2485913404</text:p>
          </table:table-cell>
          <table:table-cell office:value-type="float" office:value="1401" calcext:value-type="float">
            <text:p>1401</text:p>
          </table:table-cell>
          <table:table-cell office:value-type="float" office:value="779.39" calcext:value-type="float">
            <text:p>779.39</text:p>
          </table:table-cell>
          <table:table-cell office:value-type="float" office:value="1829224.72" calcext:value-type="float">
            <text:p>1829224.72</text:p>
          </table:table-cell>
          <table:table-cell table:formula="of:=[.D16]/1000" office:value-type="float" office:value="1829.22472" calcext:value-type="float">
            <text:p>1829.22472</text:p>
          </table:table-cell>
          <table:table-cell table:number-columns-repeated="2"/>
          <table:table-cell office:value-type="float" office:value="1833" calcext:value-type="float">
            <text:p>183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486052062" calcext:value-type="float">
            <text:p>2486052062</text:p>
          </table:table-cell>
          <table:table-cell office:value-type="float" office:value="4271" calcext:value-type="float">
            <text:p>4271</text:p>
          </table:table-cell>
          <table:table-cell office:value-type="float" office:value="2132.16" calcext:value-type="float">
            <text:p>2132.16</text:p>
          </table:table-cell>
          <table:table-cell office:value-type="float" office:value="1829053.82" calcext:value-type="float">
            <text:p>1829053.82</text:p>
          </table:table-cell>
          <table:table-cell table:formula="of:=[.D17]/1000" office:value-type="float" office:value="1829.05382" calcext:value-type="float">
            <text:p>1829.05382</text:p>
          </table:table-cell>
          <table:table-cell table:number-columns-repeated="2"/>
          <table:table-cell office:value-type="float" office:value="1834" calcext:value-type="float">
            <text:p>18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86063540" calcext:value-type="float">
            <text:p>2486063540</text:p>
          </table:table-cell>
          <table:table-cell office:value-type="float" office:value="2563" calcext:value-type="float">
            <text:p>2563</text:p>
          </table:table-cell>
          <table:table-cell office:value-type="float" office:value="1262.79" calcext:value-type="float">
            <text:p>1262.79</text:p>
          </table:table-cell>
          <table:table-cell office:value-type="float" office:value="1830627.81" calcext:value-type="float">
            <text:p>1830627.81</text:p>
          </table:table-cell>
          <table:table-cell table:formula="of:=[.D18]/1000" office:value-type="float" office:value="1830.62781" calcext:value-type="float">
            <text:p>1830.62781</text:p>
          </table:table-cell>
          <table:table-cell table:number-columns-repeated="2"/>
          <table:table-cell office:value-type="float" office:value="1835" calcext:value-type="float">
            <text:p>18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86270894" calcext:value-type="float">
            <text:p>2486270894</text:p>
          </table:table-cell>
          <table:table-cell office:value-type="float" office:value="374" calcext:value-type="float">
            <text:p>374</text:p>
          </table:table-cell>
          <table:table-cell office:value-type="float" office:value="193.32" calcext:value-type="float">
            <text:p>193.32</text:p>
          </table:table-cell>
          <table:table-cell office:value-type="float" office:value="1832884.1" calcext:value-type="float">
            <text:p>1832884.1</text:p>
          </table:table-cell>
          <table:table-cell table:formula="of:=[.D19]/1000" office:value-type="float" office:value="1832.8841" calcext:value-type="float">
            <text:p>1832.8841</text:p>
          </table:table-cell>
          <table:table-cell table:number-columns-repeated="2"/>
          <table:table-cell office:value-type="float" office:value="1836" calcext:value-type="float">
            <text:p>18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86365013" calcext:value-type="float">
            <text:p>2486365013</text:p>
          </table:table-cell>
          <table:table-cell office:value-type="float" office:value="4691" calcext:value-type="float">
            <text:p>4691</text:p>
          </table:table-cell>
          <table:table-cell office:value-type="float" office:value="2342.62" calcext:value-type="float">
            <text:p>2342.62</text:p>
          </table:table-cell>
          <table:table-cell office:value-type="float" office:value="1828278.51" calcext:value-type="float">
            <text:p>1828278.51</text:p>
          </table:table-cell>
          <table:table-cell table:formula="of:=[.D20]/1000" office:value-type="float" office:value="1828.27851" calcext:value-type="float">
            <text:p>1828.27851</text:p>
          </table:table-cell>
          <table:table-cell table:number-columns-repeated="2"/>
          <table:table-cell office:value-type="float" office:value="1837" calcext:value-type="float">
            <text:p>18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6374339" calcext:value-type="float">
            <text:p>2486374339</text:p>
          </table:table-cell>
          <table:table-cell office:value-type="float" office:value="3845" calcext:value-type="float">
            <text:p>3845</text:p>
          </table:table-cell>
          <table:table-cell office:value-type="float" office:value="1935.37" calcext:value-type="float">
            <text:p>1935.37</text:p>
          </table:table-cell>
          <table:table-cell office:value-type="float" office:value="1828752.64" calcext:value-type="float">
            <text:p>1828752.64</text:p>
          </table:table-cell>
          <table:table-cell table:formula="of:=[.D21]/1000" office:value-type="float" office:value="1828.75264" calcext:value-type="float">
            <text:p>1828.75264</text:p>
          </table:table-cell>
          <table:table-cell table:number-columns-repeated="2"/>
          <table:table-cell office:value-type="float" office:value="1838" calcext:value-type="float">
            <text:p>1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6511721" calcext:value-type="float">
            <text:p>2486511721</text:p>
          </table:table-cell>
          <table:table-cell office:value-type="float" office:value="374" calcext:value-type="float">
            <text:p>374</text:p>
          </table:table-cell>
          <table:table-cell office:value-type="float" office:value="177.79" calcext:value-type="float">
            <text:p>177.79</text:p>
          </table:table-cell>
          <table:table-cell office:value-type="float" office:value="1832884.1" calcext:value-type="float">
            <text:p>1832884.1</text:p>
          </table:table-cell>
          <table:table-cell table:formula="of:=[.D22]/1000" office:value-type="float" office:value="1832.8841" calcext:value-type="float">
            <text:p>1832.8841</text:p>
          </table:table-cell>
          <table:table-cell table:number-columns-repeated="2"/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684243" calcext:value-type="float">
            <text:p>2486684243</text:p>
          </table:table-cell>
          <table:table-cell office:value-type="float" office:value="2611" calcext:value-type="float">
            <text:p>2611</text:p>
          </table:table-cell>
          <table:table-cell office:value-type="float" office:value="1298.29" calcext:value-type="float">
            <text:p>1298.29</text:p>
          </table:table-cell>
          <table:table-cell office:value-type="float" office:value="1828659.24" calcext:value-type="float">
            <text:p>1828659.24</text:p>
          </table:table-cell>
          <table:table-cell table:formula="of:=[.D23]/1000" office:value-type="float" office:value="1828.65924" calcext:value-type="float">
            <text:p>1828.65924</text:p>
          </table:table-cell>
          <table:table-cell table:number-columns-repeated="2"/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695130" calcext:value-type="float">
            <text:p>2486695130</text:p>
          </table:table-cell>
          <table:table-cell office:value-type="float" office:value="4228" calcext:value-type="float">
            <text:p>4228</text:p>
          </table:table-cell>
          <table:table-cell office:value-type="float" office:value="2100.72" calcext:value-type="float">
            <text:p>2100.72</text:p>
          </table:table-cell>
          <table:table-cell office:value-type="float" office:value="1829383.89" calcext:value-type="float">
            <text:p>1829383.89</text:p>
          </table:table-cell>
          <table:table-cell table:formula="of:=[.D24]/1000" office:value-type="float" office:value="1829.38389" calcext:value-type="float">
            <text:p>1829.38389</text:p>
          </table:table-cell>
          <table:table-cell table:number-columns-repeated="4"/>
        </table:table-row>
        <table:table-row table:style-name="ro1">
          <table:table-cell office:value-type="float" office:value="2486741509" calcext:value-type="float">
            <text:p>2486741509</text:p>
          </table:table-cell>
          <table:table-cell office:value-type="float" office:value="639" calcext:value-type="float">
            <text:p>639</text:p>
          </table:table-cell>
          <table:table-cell office:value-type="float" office:value="315.95" calcext:value-type="float">
            <text:p>315.95</text:p>
          </table:table-cell>
          <table:table-cell office:value-type="float" office:value="1826771.65" calcext:value-type="float">
            <text:p>1826771.65</text:p>
          </table:table-cell>
          <table:table-cell table:formula="of:=[.D25]/1000" office:value-type="float" office:value="1826.77165" calcext:value-type="float">
            <text:p>1826.77165</text:p>
          </table:table-cell>
          <table:table-cell table:number-columns-repeated="4"/>
        </table:table-row>
        <table:table-row table:style-name="ro1">
          <table:table-cell office:value-type="float" office:value="2487003864" calcext:value-type="float">
            <text:p>2487003864</text:p>
          </table:table-cell>
          <table:table-cell office:value-type="float" office:value="3028" calcext:value-type="float">
            <text:p>3028</text:p>
          </table:table-cell>
          <table:table-cell office:value-type="float" office:value="1494.65" calcext:value-type="float">
            <text:p>1494.65</text:p>
          </table:table-cell>
          <table:table-cell office:value-type="float" office:value="1827512" calcext:value-type="float">
            <text:p>1827512</text:p>
          </table:table-cell>
          <table:table-cell table:formula="of:=[.D26]/1000" office:value-type="float" office:value="1827.512" calcext:value-type="float">
            <text:p>1827.512</text:p>
          </table:table-cell>
          <table:table-cell table:number-columns-repeated="4"/>
        </table:table-row>
        <table:table-row table:style-name="ro1">
          <table:table-cell office:value-type="float" office:value="2487014634" calcext:value-type="float">
            <text:p>2487014634</text:p>
          </table:table-cell>
          <table:table-cell office:value-type="float" office:value="4642" calcext:value-type="float">
            <text:p>4642</text:p>
          </table:table-cell>
          <table:table-cell office:value-type="float" office:value="2318.41" calcext:value-type="float">
            <text:p>2318.41</text:p>
          </table:table-cell>
          <table:table-cell office:value-type="float" office:value="1829952.52" calcext:value-type="float">
            <text:p>1829952.52</text:p>
          </table:table-cell>
          <table:table-cell table:formula="of:=[.D27]/1000" office:value-type="float" office:value="1829.95252" calcext:value-type="float">
            <text:p>1829.95252</text:p>
          </table:table-cell>
          <table:table-cell table:number-columns-repeated="4"/>
        </table:table-row>
        <table:table-row table:style-name="ro1">
          <table:table-cell office:value-type="float" office:value="2487184883" calcext:value-type="float">
            <text:p>2487184883</text:p>
          </table:table-cell>
          <table:table-cell office:value-type="float" office:value="1445" calcext:value-type="float">
            <text:p>1445</text:p>
          </table:table-cell>
          <table:table-cell office:value-type="float" office:value="818.84" calcext:value-type="float">
            <text:p>818.84</text:p>
          </table:table-cell>
          <table:table-cell office:value-type="float" office:value="1828571.43" calcext:value-type="float">
            <text:p>1828571.43</text:p>
          </table:table-cell>
          <table:table-cell table:formula="of:=[.D28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487323722" calcext:value-type="float">
            <text:p>2487323722</text:p>
          </table:table-cell>
          <table:table-cell office:value-type="float" office:value="4252" calcext:value-type="float">
            <text:p>4252</text:p>
          </table:table-cell>
          <table:table-cell office:value-type="float" office:value="2120.7" calcext:value-type="float">
            <text:p>2120.7</text:p>
          </table:table-cell>
          <table:table-cell office:value-type="float" office:value="1828679.16" calcext:value-type="float">
            <text:p>1828679.16</text:p>
          </table:table-cell>
          <table:table-cell table:formula="of:=[.D29]/1000" office:value-type="float" office:value="1828.67916" calcext:value-type="float">
            <text:p>1828.67916</text:p>
          </table:table-cell>
          <table:table-cell table:number-columns-repeated="4"/>
        </table:table-row>
        <table:table-row table:style-name="ro1">
          <table:table-cell office:value-type="float" office:value="2487334235" calcext:value-type="float">
            <text:p>2487334235</text:p>
          </table:table-cell>
          <table:table-cell office:value-type="float" office:value="2547" calcext:value-type="float">
            <text:p>2547</text:p>
          </table:table-cell>
          <table:table-cell office:value-type="float" office:value="1271.98" calcext:value-type="float">
            <text:p>1271.98</text:p>
          </table:table-cell>
          <table:table-cell office:value-type="float" office:value="1828211.19" calcext:value-type="float">
            <text:p>1828211.19</text:p>
          </table:table-cell>
          <table:table-cell table:formula="of:=[.D30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487542682" calcext:value-type="float">
            <text:p>2487542682</text:p>
          </table:table-cell>
          <table:table-cell office:value-type="float" office:value="354" calcext:value-type="float">
            <text:p>354</text:p>
          </table:table-cell>
          <table:table-cell office:value-type="float" office:value="182.68" calcext:value-type="float">
            <text:p>182.68</text:p>
          </table:table-cell>
          <table:table-cell office:value-type="float" office:value="1831187.41" calcext:value-type="float">
            <text:p>1831187.41</text:p>
          </table:table-cell>
          <table:table-cell table:formula="of:=[.D31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487644056" calcext:value-type="float">
            <text:p>2487644056</text:p>
          </table:table-cell>
          <table:table-cell office:value-type="float" office:value="4690" calcext:value-type="float">
            <text:p>4690</text:p>
          </table:table-cell>
          <table:table-cell office:value-type="float" office:value="2335.17" calcext:value-type="float">
            <text:p>2335.17</text:p>
          </table:table-cell>
          <table:table-cell office:value-type="float" office:value="1828669.09" calcext:value-type="float">
            <text:p>1828669.09</text:p>
          </table:table-cell>
          <table:table-cell table:formula="of:=[.D32]/1000" office:value-type="float" office:value="1828.66909" calcext:value-type="float">
            <text:p>1828.66909</text:p>
          </table:table-cell>
          <table:table-cell table:number-columns-repeated="4"/>
        </table:table-row>
        <table:table-row table:style-name="ro1">
          <table:table-cell office:value-type="float" office:value="2487654515" calcext:value-type="float">
            <text:p>2487654515</text:p>
          </table:table-cell>
          <table:table-cell office:value-type="float" office:value="2979" calcext:value-type="float">
            <text:p>2979</text:p>
          </table:table-cell>
          <table:table-cell office:value-type="float" office:value="1474.25" calcext:value-type="float">
            <text:p>1474.25</text:p>
          </table:table-cell>
          <table:table-cell office:value-type="float" office:value="1829801.55" calcext:value-type="float">
            <text:p>1829801.55</text:p>
          </table:table-cell>
          <table:table-cell table:formula="of:=[.D33]/1000" office:value-type="float" office:value="1829.80155" calcext:value-type="float">
            <text:p>1829.80155</text:p>
          </table:table-cell>
          <table:table-cell table:number-columns-repeated="4"/>
        </table:table-row>
        <table:table-row table:style-name="ro1">
          <table:table-cell office:value-type="float" office:value="2487792214" calcext:value-type="float">
            <text:p>2487792214</text:p>
          </table:table-cell>
          <table:table-cell office:value-type="float" office:value="375" calcext:value-type="float">
            <text:p>375</text:p>
          </table:table-cell>
          <table:table-cell office:value-type="float" office:value="181.98" calcext:value-type="float">
            <text:p>181.98</text:p>
          </table:table-cell>
          <table:table-cell office:value-type="float" office:value="1835357.62" calcext:value-type="float">
            <text:p>1835357.62</text:p>
          </table:table-cell>
          <table:table-cell table:formula="of:=[.D34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487964840" calcext:value-type="float">
            <text:p>2487964840</text:p>
          </table:table-cell>
          <table:table-cell office:value-type="float" office:value="3444" calcext:value-type="float">
            <text:p>3444</text:p>
          </table:table-cell>
          <table:table-cell office:value-type="float" office:value="1715.76" calcext:value-type="float">
            <text:p>1715.76</text:p>
          </table:table-cell>
          <table:table-cell office:value-type="float" office:value="1827972.64" calcext:value-type="float">
            <text:p>1827972.64</text:p>
          </table:table-cell>
          <table:table-cell table:formula="of:=[.D35]/1000" office:value-type="float" office:value="1827.97264" calcext:value-type="float">
            <text:p>1827.97264</text:p>
          </table:table-cell>
          <table:table-cell table:number-columns-repeated="4"/>
        </table:table-row>
        <table:table-row table:style-name="ro1">
          <table:table-cell office:value-type="float" office:value="2487974617" calcext:value-type="float">
            <text:p>2487974617</text:p>
          </table:table-cell>
          <table:table-cell office:value-type="float" office:value="4223" calcext:value-type="float">
            <text:p>4223</text:p>
          </table:table-cell>
          <table:table-cell office:value-type="float" office:value="2099.82" calcext:value-type="float">
            <text:p>2099.82</text:p>
          </table:table-cell>
          <table:table-cell office:value-type="float" office:value="1830902.41" calcext:value-type="float">
            <text:p>1830902.41</text:p>
          </table:table-cell>
          <table:table-cell table:formula="of:=[.D36]/1000" office:value-type="float" office:value="1830.90241" calcext:value-type="float">
            <text:p>1830.90241</text:p>
          </table:table-cell>
          <table:table-cell table:number-columns-repeated="4"/>
        </table:table-row>
        <table:table-row table:style-name="ro1">
          <table:table-cell office:value-type="float" office:value="2488021114" calcext:value-type="float">
            <text:p>2488021114</text:p>
          </table:table-cell>
          <table:table-cell office:value-type="float" office:value="638" calcext:value-type="float">
            <text:p>638</text:p>
          </table:table-cell>
          <table:table-cell office:value-type="float" office:value="313.25" calcext:value-type="float">
            <text:p>313.25</text:p>
          </table:table-cell>
          <table:table-cell office:value-type="float" office:value="1829653" calcext:value-type="float">
            <text:p>1829653</text:p>
          </table:table-cell>
          <table:table-cell table:formula="of:=[.D37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488283575" calcext:value-type="float">
            <text:p>2488283575</text:p>
          </table:table-cell>
          <table:table-cell office:value-type="float" office:value="3857" calcext:value-type="float">
            <text:p>3857</text:p>
          </table:table-cell>
          <table:table-cell office:value-type="float" office:value="1915.61" calcext:value-type="float">
            <text:p>1915.61</text:p>
          </table:table-cell>
          <table:table-cell office:value-type="float" office:value="1828808.94" calcext:value-type="float">
            <text:p>1828808.94</text:p>
          </table:table-cell>
          <table:table-cell table:formula="of:=[.D38]/1000" office:value-type="float" office:value="1828.80894" calcext:value-type="float">
            <text:p>1828.80894</text:p>
          </table:table-cell>
          <table:table-cell table:number-columns-repeated="4"/>
        </table:table-row>
        <table:table-row table:style-name="ro1">
          <table:table-cell office:value-type="float" office:value="2488294272" calcext:value-type="float">
            <text:p>2488294272</text:p>
          </table:table-cell>
          <table:table-cell office:value-type="float" office:value="5472" calcext:value-type="float">
            <text:p>5472</text:p>
          </table:table-cell>
          <table:table-cell office:value-type="float" office:value="2722.62" calcext:value-type="float">
            <text:p>2722.62</text:p>
          </table:table-cell>
          <table:table-cell office:value-type="float" office:value="1829993.6" calcext:value-type="float">
            <text:p>1829993.6</text:p>
          </table:table-cell>
          <table:table-cell table:formula="of:=[.D39]/1000" office:value-type="float" office:value="1829.9936" calcext:value-type="float">
            <text:p>1829.9936</text:p>
          </table:table-cell>
          <table:table-cell table:number-columns-repeated="4"/>
        </table:table-row>
        <table:table-row table:style-name="ro1">
          <table:table-cell office:value-type="float" office:value="2488463470" calcext:value-type="float">
            <text:p>2488463470</text:p>
          </table:table-cell>
          <table:table-cell office:value-type="float" office:value="1381" calcext:value-type="float">
            <text:p>1381</text:p>
          </table:table-cell>
          <table:table-cell office:value-type="float" office:value="783.41" calcext:value-type="float">
            <text:p>783.41</text:p>
          </table:table-cell>
          <table:table-cell office:value-type="float" office:value="1827411.17" calcext:value-type="float">
            <text:p>1827411.17</text:p>
          </table:table-cell>
          <table:table-cell table:formula="of:=[.D40]/1000" office:value-type="float" office:value="1827.41117" calcext:value-type="float">
            <text:p>1827.41117</text:p>
          </table:table-cell>
          <table:table-cell table:number-columns-repeated="4"/>
        </table:table-row>
        <table:table-row table:style-name="ro1">
          <table:table-cell office:value-type="float" office:value="2488601320" calcext:value-type="float">
            <text:p>2488601320</text:p>
          </table:table-cell>
          <table:table-cell office:value-type="float" office:value="4271" calcext:value-type="float">
            <text:p>4271</text:p>
          </table:table-cell>
          <table:table-cell office:value-type="float" office:value="2132.29" calcext:value-type="float">
            <text:p>2132.29</text:p>
          </table:table-cell>
          <table:table-cell office:value-type="float" office:value="1829053.82" calcext:value-type="float">
            <text:p>1829053.82</text:p>
          </table:table-cell>
          <table:table-cell table:formula="of:=[.D41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488611968" calcext:value-type="float">
            <text:p>2488611968</text:p>
          </table:table-cell>
          <table:table-cell office:value-type="float" office:value="3396" calcext:value-type="float">
            <text:p>3396</text:p>
          </table:table-cell>
          <table:table-cell office:value-type="float" office:value="1682.45" calcext:value-type="float">
            <text:p>1682.45</text:p>
          </table:table-cell>
          <table:table-cell office:value-type="float" office:value="1829448.21" calcext:value-type="float">
            <text:p>1829448.21</text:p>
          </table:table-cell>
          <table:table-cell table:formula="of:=[.D42]/1000" office:value-type="float" office:value="1829.44821" calcext:value-type="float">
            <text:p>1829.44821</text:p>
          </table:table-cell>
          <table:table-cell table:number-columns-repeated="4"/>
        </table:table-row>
        <table:table-row table:style-name="ro1">
          <table:table-cell office:value-type="float" office:value="2488820328" calcext:value-type="float">
            <text:p>2488820328</text:p>
          </table:table-cell>
          <table:table-cell office:value-type="float" office:value="395" calcext:value-type="float">
            <text:p>395</text:p>
          </table:table-cell>
          <table:table-cell office:value-type="float" office:value="207.32" calcext:value-type="float">
            <text:p>207.32</text:p>
          </table:table-cell>
          <table:table-cell office:value-type="float" office:value="1832061.07" calcext:value-type="float">
            <text:p>1832061.07</text:p>
          </table:table-cell>
          <table:table-cell table:formula="of:=[.D43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488936166" calcext:value-type="float">
            <text:p>2488936166</text:p>
          </table:table-cell>
          <table:table-cell office:value-type="float" office:value="2955" calcext:value-type="float">
            <text:p>2955</text:p>
          </table:table-cell>
          <table:table-cell office:value-type="float" office:value="1467.82" calcext:value-type="float">
            <text:p>1467.82</text:p>
          </table:table-cell>
          <table:table-cell office:value-type="float" office:value="1831750.34" calcext:value-type="float">
            <text:p>1831750.34</text:p>
          </table:table-cell>
          <table:table-cell table:formula="of:=[.D44]/1000" office:value-type="float" office:value="1831.75034" calcext:value-type="float">
            <text:p>1831.75034</text:p>
          </table:table-cell>
          <table:table-cell table:number-columns-repeated="4"/>
        </table:table-row>
        <table:table-row table:style-name="ro1">
          <table:table-cell office:value-type="float" office:value="2489071888" calcext:value-type="float">
            <text:p>2489071888</text:p>
          </table:table-cell>
          <table:table-cell office:value-type="float" office:value="394" calcext:value-type="float">
            <text:p>394</text:p>
          </table:table-cell>
          <table:table-cell office:value-type="float" office:value="189.52" calcext:value-type="float">
            <text:p>189.52</text:p>
          </table:table-cell>
          <table:table-cell office:value-type="float" office:value="1834394.9" calcext:value-type="float">
            <text:p>1834394.9</text:p>
          </table:table-cell>
          <table:table-cell table:formula="of:=[.D45]/1000" office:value-type="float" office:value="1834.3949" calcext:value-type="float">
            <text:p>1834.3949</text:p>
          </table:table-cell>
          <table:table-cell table:number-columns-repeated="4"/>
        </table:table-row>
        <table:table-row table:style-name="ro1">
          <table:table-cell office:value-type="float" office:value="2489243622" calcext:value-type="float">
            <text:p>2489243622</text:p>
          </table:table-cell>
          <table:table-cell office:value-type="float" office:value="2629" calcext:value-type="float">
            <text:p>2629</text:p>
          </table:table-cell>
          <table:table-cell office:value-type="float" office:value="1298.76" calcext:value-type="float">
            <text:p>1298.76</text:p>
          </table:table-cell>
          <table:table-cell office:value-type="float" office:value="1829616.92" calcext:value-type="float">
            <text:p>1829616.92</text:p>
          </table:table-cell>
          <table:table-cell table:formula="of:=[.D46]/1000" office:value-type="float" office:value="1829.61692" calcext:value-type="float">
            <text:p>1829.61692</text:p>
          </table:table-cell>
          <table:table-cell table:number-columns-repeated="4"/>
        </table:table-row>
        <table:table-row table:style-name="ro1">
          <table:table-cell office:value-type="float" office:value="2489254724" calcext:value-type="float">
            <text:p>2489254724</text:p>
          </table:table-cell>
          <table:table-cell office:value-type="float" office:value="5051" calcext:value-type="float">
            <text:p>5051</text:p>
          </table:table-cell>
          <table:table-cell office:value-type="float" office:value="2514.54" calcext:value-type="float">
            <text:p>2514.54</text:p>
          </table:table-cell>
          <table:table-cell office:value-type="float" office:value="1831334.85" calcext:value-type="float">
            <text:p>1831334.85</text:p>
          </table:table-cell>
          <table:table-cell table:formula="of:=[.D47]/1000" office:value-type="float" office:value="1831.33485" calcext:value-type="float">
            <text:p>1831.33485</text:p>
          </table:table-cell>
          <table:table-cell table:number-columns-repeated="4"/>
        </table:table-row>
        <table:table-row table:style-name="ro1">
          <table:table-cell office:value-type="float" office:value="2489298070" calcext:value-type="float">
            <text:p>2489298070</text:p>
          </table:table-cell>
          <table:table-cell office:value-type="float" office:value="658" calcext:value-type="float">
            <text:p>658</text:p>
          </table:table-cell>
          <table:table-cell office:value-type="float" office:value="325.23" calcext:value-type="float">
            <text:p>325.23</text:p>
          </table:table-cell>
          <table:table-cell office:value-type="float" office:value="1827875.1" calcext:value-type="float">
            <text:p>1827875.1</text:p>
          </table:table-cell>
          <table:table-cell table:formula="of:=[.D48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489560662" calcext:value-type="float">
            <text:p>2489560662</text:p>
          </table:table-cell>
          <table:table-cell office:value-type="float" office:value="3856" calcext:value-type="float">
            <text:p>3856</text:p>
          </table:table-cell>
          <table:table-cell office:value-type="float" office:value="1914.17" calcext:value-type="float">
            <text:p>1914.17</text:p>
          </table:table-cell>
          <table:table-cell office:value-type="float" office:value="1829046.51" calcext:value-type="float">
            <text:p>1829046.51</text:p>
          </table:table-cell>
          <table:table-cell table:formula="of:=[.D49]/1000" office:value-type="float" office:value="1829.04651" calcext:value-type="float">
            <text:p>1829.04651</text:p>
          </table:table-cell>
          <table:table-cell table:number-columns-repeated="4"/>
        </table:table-row>
        <table:table-row table:style-name="ro1">
          <table:table-cell office:value-type="float" office:value="2489571444" calcext:value-type="float">
            <text:p>2489571444</text:p>
          </table:table-cell>
          <table:table-cell office:value-type="float" office:value="4637" calcext:value-type="float">
            <text:p>4637</text:p>
          </table:table-cell>
          <table:table-cell office:value-type="float" office:value="2309.03" calcext:value-type="float">
            <text:p>2309.03</text:p>
          </table:table-cell>
          <table:table-cell office:value-type="float" office:value="1831137.98" calcext:value-type="float">
            <text:p>1831137.98</text:p>
          </table:table-cell>
          <table:table-cell table:formula="of:=[.D50]/1000" office:value-type="float" office:value="1831.13798" calcext:value-type="float">
            <text:p>1831.13798</text:p>
          </table:table-cell>
          <table:table-cell table:number-columns-repeated="4"/>
        </table:table-row>
        <table:table-row table:style-name="ro1">
          <table:table-cell office:value-type="float" office:value="2489740877" calcext:value-type="float">
            <text:p>2489740877</text:p>
          </table:table-cell>
          <table:table-cell office:value-type="float" office:value="1445" calcext:value-type="float">
            <text:p>1445</text:p>
          </table:table-cell>
          <table:table-cell office:value-type="float" office:value="833.39" calcext:value-type="float">
            <text:p>833.39</text:p>
          </table:table-cell>
          <table:table-cell office:value-type="float" office:value="1829521.83" calcext:value-type="float">
            <text:p>1829521.83</text:p>
          </table:table-cell>
          <table:table-cell table:formula="of:=[.D51]/1000" office:value-type="float" office:value="1829.52183" calcext:value-type="float">
            <text:p>1829.52183</text:p>
          </table:table-cell>
          <table:table-cell table:number-columns-repeated="4"/>
        </table:table-row>
        <table:table-row table:style-name="ro1">
          <table:table-cell office:value-type="float" office:value="2489878905" calcext:value-type="float">
            <text:p>2489878905</text:p>
          </table:table-cell>
          <table:table-cell office:value-type="float" office:value="5101" calcext:value-type="float">
            <text:p>5101</text:p>
          </table:table-cell>
          <table:table-cell office:value-type="float" office:value="2534.97" calcext:value-type="float">
            <text:p>2534.97</text:p>
          </table:table-cell>
          <table:table-cell office:value-type="float" office:value="1829244.36" calcext:value-type="float">
            <text:p>1829244.36</text:p>
          </table:table-cell>
          <table:table-cell table:formula="of:=[.D52]/1000" office:value-type="float" office:value="1829.24436" calcext:value-type="float">
            <text:p>1829.24436</text:p>
          </table:table-cell>
          <table:table-cell table:number-columns-repeated="4"/>
        </table:table-row>
        <table:table-row table:style-name="ro1">
          <table:table-cell office:value-type="float" office:value="2489888438" calcext:value-type="float">
            <text:p>2489888438</text:p>
          </table:table-cell>
          <table:table-cell office:value-type="float" office:value="3392" calcext:value-type="float">
            <text:p>3392</text:p>
          </table:table-cell>
          <table:table-cell office:value-type="float" office:value="1687.26" calcext:value-type="float">
            <text:p>1687.26</text:p>
          </table:table-cell>
          <table:table-cell office:value-type="float" office:value="1831339.54" calcext:value-type="float">
            <text:p>1831339.54</text:p>
          </table:table-cell>
          <table:table-cell table:formula="of:=[.D53]/1000" office:value-type="float" office:value="1831.33954" calcext:value-type="float">
            <text:p>1831.33954</text:p>
          </table:table-cell>
          <table:table-cell table:number-columns-repeated="4"/>
        </table:table-row>
        <table:table-row table:style-name="ro1">
          <table:table-cell office:value-type="float" office:value="2490096913" calcext:value-type="float">
            <text:p>2490096913</text:p>
          </table:table-cell>
          <table:table-cell office:value-type="float" office:value="373" calcext:value-type="float">
            <text:p>373</text:p>
          </table:table-cell>
          <table:table-cell office:value-type="float" office:value="198.04" calcext:value-type="float">
            <text:p>198.04</text:p>
          </table:table-cell>
          <table:table-cell office:value-type="float" office:value="1832884.1" calcext:value-type="float">
            <text:p>1832884.1</text:p>
          </table:table-cell>
          <table:table-cell table:formula="of:=[.D54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490214852" calcext:value-type="float">
            <text:p>2490214852</text:p>
          </table:table-cell>
          <table:table-cell office:value-type="float" office:value="3808" calcext:value-type="float">
            <text:p>3808</text:p>
          </table:table-cell>
          <table:table-cell office:value-type="float" office:value="1892.14" calcext:value-type="float">
            <text:p>1892.14</text:p>
          </table:table-cell>
          <table:table-cell office:value-type="float" office:value="1831097.08" calcext:value-type="float">
            <text:p>1831097.08</text:p>
          </table:table-cell>
          <table:table-cell table:formula="of:=[.D55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490343334" calcext:value-type="float">
            <text:p>2490343334</text:p>
          </table:table-cell>
          <table:table-cell office:value-type="float" office:value="375" calcext:value-type="float">
            <text:p>375</text:p>
          </table:table-cell>
          <table:table-cell office:value-type="float" office:value="177.37" calcext:value-type="float">
            <text:p>177.37</text:p>
          </table:table-cell>
          <table:table-cell office:value-type="float" office:value="1830417.23" calcext:value-type="float">
            <text:p>1830417.23</text:p>
          </table:table-cell>
          <table:table-cell table:formula="of:=[.D56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490515141" calcext:value-type="float">
            <text:p>2490515141</text:p>
          </table:table-cell>
          <table:table-cell office:value-type="float" office:value="3439" calcext:value-type="float">
            <text:p>3439</text:p>
          </table:table-cell>
          <table:table-cell office:value-type="float" office:value="1707.6" calcext:value-type="float">
            <text:p>1707.6</text:p>
          </table:table-cell>
          <table:table-cell office:value-type="float" office:value="1829303.82" calcext:value-type="float">
            <text:p>1829303.82</text:p>
          </table:table-cell>
          <table:table-cell table:formula="of:=[.D57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490525103" calcext:value-type="float">
            <text:p>2490525103</text:p>
          </table:table-cell>
          <table:table-cell office:value-type="float" office:value="5068" calcext:value-type="float">
            <text:p>5068</text:p>
          </table:table-cell>
          <table:table-cell office:value-type="float" office:value="2533.62" calcext:value-type="float">
            <text:p>2533.62</text:p>
          </table:table-cell>
          <table:table-cell office:value-type="float" office:value="1832362.52" calcext:value-type="float">
            <text:p>1832362.52</text:p>
          </table:table-cell>
          <table:table-cell table:formula="of:=[.D58]/1000" office:value-type="float" office:value="1832.36252" calcext:value-type="float">
            <text:p>1832.36252</text:p>
          </table:table-cell>
          <table:table-cell table:number-columns-repeated="4"/>
        </table:table-row>
        <table:table-row table:style-name="ro1">
          <table:table-cell office:value-type="float" office:value="2490570611" calcext:value-type="float">
            <text:p>2490570611</text:p>
          </table:table-cell>
          <table:table-cell office:value-type="float" office:value="658" calcext:value-type="float">
            <text:p>658</text:p>
          </table:table-cell>
          <table:table-cell office:value-type="float" office:value="326.49" calcext:value-type="float">
            <text:p>326.49</text:p>
          </table:table-cell>
          <table:table-cell office:value-type="float" office:value="1829268.29" calcext:value-type="float">
            <text:p>1829268.29</text:p>
          </table:table-cell>
          <table:table-cell table:formula="of:=[.D59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490833312" calcext:value-type="float">
            <text:p>2490833312</text:p>
          </table:table-cell>
          <table:table-cell office:value-type="float" office:value="3860" calcext:value-type="float">
            <text:p>3860</text:p>
          </table:table-cell>
          <table:table-cell office:value-type="float" office:value="1920.34" calcext:value-type="float">
            <text:p>1920.34</text:p>
          </table:table-cell>
          <table:table-cell office:value-type="float" office:value="1827622.01" calcext:value-type="float">
            <text:p>1827622.01</text:p>
          </table:table-cell>
          <table:table-cell table:formula="of:=[.D60]/1000" office:value-type="float" office:value="1827.62201" calcext:value-type="float">
            <text:p>1827.62201</text:p>
          </table:table-cell>
          <table:table-cell table:number-columns-repeated="4"/>
        </table:table-row>
        <table:table-row table:style-name="ro1">
          <table:table-cell office:value-type="float" office:value="2490844191" calcext:value-type="float">
            <text:p>2490844191</text:p>
          </table:table-cell>
          <table:table-cell office:value-type="float" office:value="5467" calcext:value-type="float">
            <text:p>5467</text:p>
          </table:table-cell>
          <table:table-cell office:value-type="float" office:value="2725.2" calcext:value-type="float">
            <text:p>2725.2</text:p>
          </table:table-cell>
          <table:table-cell office:value-type="float" office:value="1831166.45" calcext:value-type="float">
            <text:p>1831166.45</text:p>
          </table:table-cell>
          <table:table-cell table:formula="of:=[.D61]/1000" office:value-type="float" office:value="1831.16645" calcext:value-type="float">
            <text:p>1831.16645</text:p>
          </table:table-cell>
          <table:table-cell table:number-columns-repeated="4"/>
        </table:table-row>
        <table:table-row table:style-name="ro1">
          <table:table-cell office:value-type="float" office:value="2491013509" calcext:value-type="float">
            <text:p>2491013509</text:p>
          </table:table-cell>
          <table:table-cell office:value-type="float" office:value="1490" calcext:value-type="float">
            <text:p>1490</text:p>
          </table:table-cell>
          <table:table-cell office:value-type="float" office:value="827.77" calcext:value-type="float">
            <text:p>827.77</text:p>
          </table:table-cell>
          <table:table-cell office:value-type="float" office:value="1827956.99" calcext:value-type="float">
            <text:p>1827956.99</text:p>
          </table:table-cell>
          <table:table-cell table:formula="of:=[.D62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491151695" calcext:value-type="float">
            <text:p>2491151695</text:p>
          </table:table-cell>
          <table:table-cell office:value-type="float" office:value="5110" calcext:value-type="float">
            <text:p>5110</text:p>
          </table:table-cell>
          <table:table-cell office:value-type="float" office:value="2541.81" calcext:value-type="float">
            <text:p>2541.81</text:p>
          </table:table-cell>
          <table:table-cell office:value-type="float" office:value="1827092.73" calcext:value-type="float">
            <text:p>1827092.73</text:p>
          </table:table-cell>
          <table:table-cell table:formula="of:=[.D63]/1000" office:value-type="float" office:value="1827.09273" calcext:value-type="float">
            <text:p>1827.09273</text:p>
          </table:table-cell>
          <table:table-cell table:number-columns-repeated="4"/>
        </table:table-row>
        <table:table-row table:style-name="ro1">
          <table:table-cell office:value-type="float" office:value="2491161332" calcext:value-type="float">
            <text:p>2491161332</text:p>
          </table:table-cell>
          <table:table-cell office:value-type="float" office:value="2563" calcext:value-type="float">
            <text:p>2563</text:p>
          </table:table-cell>
          <table:table-cell office:value-type="float" office:value="1275.86" calcext:value-type="float">
            <text:p>1275.86</text:p>
          </table:table-cell>
          <table:table-cell office:value-type="float" office:value="1830985.92" calcext:value-type="float">
            <text:p>1830985.92</text:p>
          </table:table-cell>
          <table:table-cell table:formula="of:=[.D64]/1000" office:value-type="float" office:value="1830.98592" calcext:value-type="float">
            <text:p>1830.98592</text:p>
          </table:table-cell>
          <table:table-cell table:number-columns-repeated="4"/>
        </table:table-row>
        <table:table-row table:style-name="ro1">
          <table:table-cell office:value-type="float" office:value="2491370092" calcext:value-type="float">
            <text:p>2491370092</text:p>
          </table:table-cell>
          <table:table-cell office:value-type="float" office:value="374" calcext:value-type="float">
            <text:p>374</text:p>
          </table:table-cell>
          <table:table-cell office:value-type="float" office:value="193.66" calcext:value-type="float">
            <text:p>193.66</text:p>
          </table:table-cell>
          <table:table-cell office:value-type="float" office:value="1830417.23" calcext:value-type="float">
            <text:p>1830417.23</text:p>
          </table:table-cell>
          <table:table-cell table:formula="of:=[.D6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491471781" calcext:value-type="float">
            <text:p>2491471781</text:p>
          </table:table-cell>
          <table:table-cell office:value-type="float" office:value="4690" calcext:value-type="float">
            <text:p>4690</text:p>
          </table:table-cell>
          <table:table-cell office:value-type="float" office:value="2337.19" calcext:value-type="float">
            <text:p>2337.19</text:p>
          </table:table-cell>
          <table:table-cell office:value-type="float" office:value="1828473.78" calcext:value-type="float">
            <text:p>1828473.78</text:p>
          </table:table-cell>
          <table:table-cell table:formula="of:=[.D66]/1000" office:value-type="float" office:value="1828.47378" calcext:value-type="float">
            <text:p>1828.47378</text:p>
          </table:table-cell>
          <table:table-cell table:number-columns-repeated="4"/>
        </table:table-row>
        <table:table-row table:style-name="ro1">
          <table:table-cell office:value-type="float" office:value="2491482529" calcext:value-type="float">
            <text:p>2491482529</text:p>
          </table:table-cell>
          <table:table-cell office:value-type="float" office:value="2961" calcext:value-type="float">
            <text:p>2961</text:p>
          </table:table-cell>
          <table:table-cell office:value-type="float" office:value="1468.66" calcext:value-type="float">
            <text:p>1468.66</text:p>
          </table:table-cell>
          <table:table-cell office:value-type="float" office:value="1828648.83" calcext:value-type="float">
            <text:p>1828648.83</text:p>
          </table:table-cell>
          <table:table-cell table:formula="of:=[.D67]/1000" office:value-type="float" office:value="1828.64883" calcext:value-type="float">
            <text:p>1828.64883</text:p>
          </table:table-cell>
          <table:table-cell table:number-columns-repeated="4"/>
        </table:table-row>
        <table:table-row table:style-name="ro1">
          <table:table-cell office:value-type="float" office:value="2491620467" calcext:value-type="float">
            <text:p>2491620467</text:p>
          </table:table-cell>
          <table:table-cell office:value-type="float" office:value="374" calcext:value-type="float">
            <text:p>374</text:p>
          </table:table-cell>
          <table:table-cell office:value-type="float" office:value="191.85" calcext:value-type="float">
            <text:p>191.85</text:p>
          </table:table-cell>
          <table:table-cell office:value-type="float" office:value="1830417.23" calcext:value-type="float">
            <text:p>1830417.23</text:p>
          </table:table-cell>
          <table:table-cell table:formula="of:=[.D6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491792391" calcext:value-type="float">
            <text:p>2491792391</text:p>
          </table:table-cell>
          <table:table-cell office:value-type="float" office:value="3439" calcext:value-type="float">
            <text:p>3439</text:p>
          </table:table-cell>
          <table:table-cell office:value-type="float" office:value="1712.53" calcext:value-type="float">
            <text:p>1712.53</text:p>
          </table:table-cell>
          <table:table-cell office:value-type="float" office:value="1829303.82" calcext:value-type="float">
            <text:p>1829303.82</text:p>
          </table:table-cell>
          <table:table-cell table:formula="of:=[.D69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491803486" calcext:value-type="float">
            <text:p>2491803486</text:p>
          </table:table-cell>
          <table:table-cell office:value-type="float" office:value="4222" calcext:value-type="float">
            <text:p>4222</text:p>
          </table:table-cell>
          <table:table-cell office:value-type="float" office:value="2099.69" calcext:value-type="float">
            <text:p>2099.69</text:p>
          </table:table-cell>
          <table:table-cell office:value-type="float" office:value="1831553.97" calcext:value-type="float">
            <text:p>1831553.97</text:p>
          </table:table-cell>
          <table:table-cell table:formula="of:=[.D70]/1000" office:value-type="float" office:value="1831.55397" calcext:value-type="float">
            <text:p>1831.55397</text:p>
          </table:table-cell>
          <table:table-cell table:number-columns-repeated="4"/>
        </table:table-row>
        <table:table-row table:style-name="ro1">
          <table:table-cell office:value-type="float" office:value="2491848266" calcext:value-type="float">
            <text:p>2491848266</text:p>
          </table:table-cell>
          <table:table-cell office:value-type="float" office:value="638" calcext:value-type="float">
            <text:p>638</text:p>
          </table:table-cell>
          <table:table-cell office:value-type="float" office:value="309.85" calcext:value-type="float">
            <text:p>309.85</text:p>
          </table:table-cell>
          <table:table-cell office:value-type="float" office:value="1829653" calcext:value-type="float">
            <text:p>1829653</text:p>
          </table:table-cell>
          <table:table-cell table:formula="of:=[.D71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492111050" calcext:value-type="float">
            <text:p>2492111050</text:p>
          </table:table-cell>
          <table:table-cell office:value-type="float" office:value="3025" calcext:value-type="float">
            <text:p>3025</text:p>
          </table:table-cell>
          <table:table-cell office:value-type="float" office:value="1501.66" calcext:value-type="float">
            <text:p>1501.66</text:p>
          </table:table-cell>
          <table:table-cell office:value-type="float" office:value="1829328.91" calcext:value-type="float">
            <text:p>1829328.91</text:p>
          </table:table-cell>
          <table:table-cell table:formula="of:=[.D72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492122207" calcext:value-type="float">
            <text:p>2492122207</text:p>
          </table:table-cell>
          <table:table-cell office:value-type="float" office:value="4653" calcext:value-type="float">
            <text:p>4653</text:p>
          </table:table-cell>
          <table:table-cell office:value-type="float" office:value="2316.25" calcext:value-type="float">
            <text:p>2316.25</text:p>
          </table:table-cell>
          <table:table-cell office:value-type="float" office:value="1832455.1" calcext:value-type="float">
            <text:p>1832455.1</text:p>
          </table:table-cell>
          <table:table-cell table:formula="of:=[.D73]/1000" office:value-type="float" office:value="1832.4551" calcext:value-type="float">
            <text:p>1832.4551</text:p>
          </table:table-cell>
          <table:table-cell table:number-columns-repeated="4"/>
        </table:table-row>
        <table:table-row table:style-name="ro1">
          <table:table-cell office:value-type="float" office:value="2492291958" calcext:value-type="float">
            <text:p>2492291958</text:p>
          </table:table-cell>
          <table:table-cell office:value-type="float" office:value="1380" calcext:value-type="float">
            <text:p>1380</text:p>
          </table:table-cell>
          <table:table-cell office:value-type="float" office:value="761.37" calcext:value-type="float">
            <text:p>761.37</text:p>
          </table:table-cell>
          <table:table-cell office:value-type="float" office:value="1828737.3" calcext:value-type="float">
            <text:p>1828737.3</text:p>
          </table:table-cell>
          <table:table-cell table:formula="of:=[.D74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492430115" calcext:value-type="float">
            <text:p>2492430115</text:p>
          </table:table-cell>
          <table:table-cell office:value-type="float" office:value="4271" calcext:value-type="float">
            <text:p>4271</text:p>
          </table:table-cell>
          <table:table-cell office:value-type="float" office:value="2133.02" calcext:value-type="float">
            <text:p>2133.02</text:p>
          </table:table-cell>
          <table:table-cell office:value-type="float" office:value="1829268.29" calcext:value-type="float">
            <text:p>1829268.29</text:p>
          </table:table-cell>
          <table:table-cell table:formula="of:=[.D75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492441041" calcext:value-type="float">
            <text:p>2492441041</text:p>
          </table:table-cell>
          <table:table-cell office:value-type="float" office:value="3389" calcext:value-type="float">
            <text:p>3389</text:p>
          </table:table-cell>
          <table:table-cell office:value-type="float" office:value="1686.87" calcext:value-type="float">
            <text:p>1686.87</text:p>
          </table:table-cell>
          <table:table-cell office:value-type="float" office:value="1832151.3" calcext:value-type="float">
            <text:p>1832151.3</text:p>
          </table:table-cell>
          <table:table-cell table:formula="of:=[.D76]/1000" office:value-type="float" office:value="1832.1513" calcext:value-type="float">
            <text:p>1832.1513</text:p>
          </table:table-cell>
          <table:table-cell table:number-columns-repeated="4"/>
        </table:table-row>
        <table:table-row table:style-name="ro1">
          <table:table-cell office:value-type="float" office:value="2492649701" calcext:value-type="float">
            <text:p>2492649701</text:p>
          </table:table-cell>
          <table:table-cell office:value-type="float" office:value="374" calcext:value-type="float">
            <text:p>374</text:p>
          </table:table-cell>
          <table:table-cell office:value-type="float" office:value="196.7" calcext:value-type="float">
            <text:p>196.7</text:p>
          </table:table-cell>
          <table:table-cell office:value-type="float" office:value="1832884.1" calcext:value-type="float">
            <text:p>1832884.1</text:p>
          </table:table-cell>
          <table:table-cell table:formula="of:=[.D7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492765786" calcext:value-type="float">
            <text:p>2492765786</text:p>
          </table:table-cell>
          <table:table-cell office:value-type="float" office:value="3805" calcext:value-type="float">
            <text:p>3805</text:p>
          </table:table-cell>
          <table:table-cell office:value-type="float" office:value="1895.78" calcext:value-type="float">
            <text:p>1895.78</text:p>
          </table:table-cell>
          <table:table-cell office:value-type="float" office:value="1831819.98" calcext:value-type="float">
            <text:p>1831819.98</text:p>
          </table:table-cell>
          <table:table-cell table:formula="of:=[.D78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492901623" calcext:value-type="float">
            <text:p>2492901623</text:p>
          </table:table-cell>
          <table:table-cell office:value-type="float" office:value="375" calcext:value-type="float">
            <text:p>375</text:p>
          </table:table-cell>
          <table:table-cell office:value-type="float" office:value="182.65" calcext:value-type="float">
            <text:p>182.65</text:p>
          </table:table-cell>
          <table:table-cell office:value-type="float" office:value="1830417.23" calcext:value-type="float">
            <text:p>1830417.23</text:p>
          </table:table-cell>
          <table:table-cell table:formula="of:=[.D7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493073623" calcext:value-type="float">
            <text:p>2493073623</text:p>
          </table:table-cell>
          <table:table-cell office:value-type="float" office:value="3443" calcext:value-type="float">
            <text:p>3443</text:p>
          </table:table-cell>
          <table:table-cell office:value-type="float" office:value="1716.28" calcext:value-type="float">
            <text:p>1716.28</text:p>
          </table:table-cell>
          <table:table-cell office:value-type="float" office:value="1828504.88" calcext:value-type="float">
            <text:p>1828504.88</text:p>
          </table:table-cell>
          <table:table-cell table:formula="of:=[.D80]/1000" office:value-type="float" office:value="1828.50488" calcext:value-type="float">
            <text:p>1828.50488</text:p>
          </table:table-cell>
          <table:table-cell table:number-columns-repeated="4"/>
        </table:table-row>
        <table:table-row table:style-name="ro1">
          <table:table-cell office:value-type="float" office:value="2493084811" calcext:value-type="float">
            <text:p>2493084811</text:p>
          </table:table-cell>
          <table:table-cell office:value-type="float" office:value="4223" calcext:value-type="float">
            <text:p>4223</text:p>
          </table:table-cell>
          <table:table-cell office:value-type="float" office:value="2096.7" calcext:value-type="float">
            <text:p>2096.7</text:p>
          </table:table-cell>
          <table:table-cell office:value-type="float" office:value="1830685.32" calcext:value-type="float">
            <text:p>1830685.32</text:p>
          </table:table-cell>
          <table:table-cell table:formula="of:=[.D81]/1000" office:value-type="float" office:value="1830.68532" calcext:value-type="float">
            <text:p>1830.68532</text:p>
          </table:table-cell>
          <table:table-cell table:number-columns-repeated="4"/>
        </table:table-row>
        <table:table-row table:style-name="ro1">
          <table:table-cell office:value-type="float" office:value="2493130697" calcext:value-type="float">
            <text:p>2493130697</text:p>
          </table:table-cell>
          <table:table-cell office:value-type="float" office:value="637" calcext:value-type="float">
            <text:p>637</text:p>
          </table:table-cell>
          <table:table-cell office:value-type="float" office:value="314.39" calcext:value-type="float">
            <text:p>314.39</text:p>
          </table:table-cell>
          <table:table-cell office:value-type="float" office:value="1829653" calcext:value-type="float">
            <text:p>1829653</text:p>
          </table:table-cell>
          <table:table-cell table:formula="of:=[.D82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493393585" calcext:value-type="float">
            <text:p>2493393585</text:p>
          </table:table-cell>
          <table:table-cell office:value-type="float" office:value="3027" calcext:value-type="float">
            <text:p>3027</text:p>
          </table:table-cell>
          <table:table-cell office:value-type="float" office:value="1503.66" calcext:value-type="float">
            <text:p>1503.66</text:p>
          </table:table-cell>
          <table:table-cell office:value-type="float" office:value="1828722.88" calcext:value-type="float">
            <text:p>1828722.88</text:p>
          </table:table-cell>
          <table:table-cell table:formula="of:=[.D83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493404847" calcext:value-type="float">
            <text:p>2493404847</text:p>
          </table:table-cell>
          <table:table-cell office:value-type="float" office:value="5486" calcext:value-type="float">
            <text:p>5486</text:p>
          </table:table-cell>
          <table:table-cell office:value-type="float" office:value="2731.8" calcext:value-type="float">
            <text:p>2731.8</text:p>
          </table:table-cell>
          <table:table-cell office:value-type="float" office:value="1831949.64" calcext:value-type="float">
            <text:p>1831949.64</text:p>
          </table:table-cell>
          <table:table-cell table:formula="of:=[.D84]/1000" office:value-type="float" office:value="1831.94964" calcext:value-type="float">
            <text:p>1831.94964</text:p>
          </table:table-cell>
          <table:table-cell table:number-columns-repeated="4"/>
        </table:table-row>
        <table:table-row table:style-name="ro1">
          <table:table-cell office:value-type="float" office:value="2493574496" calcext:value-type="float">
            <text:p>2493574496</text:p>
          </table:table-cell>
          <table:table-cell office:value-type="float" office:value="1379" calcext:value-type="float">
            <text:p>1379</text:p>
          </table:table-cell>
          <table:table-cell office:value-type="float" office:value="765.05" calcext:value-type="float">
            <text:p>765.05</text:p>
          </table:table-cell>
          <table:table-cell office:value-type="float" office:value="1829401.09" calcext:value-type="float">
            <text:p>1829401.09</text:p>
          </table:table-cell>
          <table:table-cell table:formula="of:=[.D85]/1000" office:value-type="float" office:value="1829.40109" calcext:value-type="float">
            <text:p>1829.40109</text:p>
          </table:table-cell>
          <table:table-cell table:number-columns-repeated="4"/>
        </table:table-row>
        <table:table-row table:style-name="ro1">
          <table:table-cell office:value-type="float" office:value="2493712718" calcext:value-type="float">
            <text:p>2493712718</text:p>
          </table:table-cell>
          <table:table-cell office:value-type="float" office:value="5109" calcext:value-type="float">
            <text:p>5109</text:p>
          </table:table-cell>
          <table:table-cell office:value-type="float" office:value="2539.34" calcext:value-type="float">
            <text:p>2539.34</text:p>
          </table:table-cell>
          <table:table-cell office:value-type="float" office:value="1827271.84" calcext:value-type="float">
            <text:p>1827271.84</text:p>
          </table:table-cell>
          <table:table-cell table:formula="of:=[.D86]/1000" office:value-type="float" office:value="1827.27184" calcext:value-type="float">
            <text:p>1827.27184</text:p>
          </table:table-cell>
          <table:table-cell table:number-columns-repeated="4"/>
        </table:table-row>
        <table:table-row table:style-name="ro1">
          <table:table-cell office:value-type="float" office:value="2493722551" calcext:value-type="float">
            <text:p>2493722551</text:p>
          </table:table-cell>
          <table:table-cell office:value-type="float" office:value="3369" calcext:value-type="float">
            <text:p>3369</text:p>
          </table:table-cell>
          <table:table-cell office:value-type="float" office:value="1679.99" calcext:value-type="float">
            <text:p>1679.99</text:p>
          </table:table-cell>
          <table:table-cell office:value-type="float" office:value="1831970.26" calcext:value-type="float">
            <text:p>1831970.26</text:p>
          </table:table-cell>
          <table:table-cell table:formula="of:=[.D87]/1000" office:value-type="float" office:value="1831.97026" calcext:value-type="float">
            <text:p>1831.97026</text:p>
          </table:table-cell>
          <table:table-cell table:number-columns-repeated="4"/>
        </table:table-row>
        <table:table-row table:style-name="ro1">
          <table:table-cell office:value-type="float" office:value="2493931309" calcext:value-type="float">
            <text:p>2493931309</text:p>
          </table:table-cell>
          <table:table-cell office:value-type="float" office:value="353" calcext:value-type="float">
            <text:p>353</text:p>
          </table:table-cell>
          <table:table-cell office:value-type="float" office:value="183.97" calcext:value-type="float">
            <text:p>183.97</text:p>
          </table:table-cell>
          <table:table-cell office:value-type="float" office:value="1831187.41" calcext:value-type="float">
            <text:p>1831187.41</text:p>
          </table:table-cell>
          <table:table-cell table:formula="of:=[.D88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494033218" calcext:value-type="float">
            <text:p>2494033218</text:p>
          </table:table-cell>
          <table:table-cell office:value-type="float" office:value="4667" calcext:value-type="float">
            <text:p>4667</text:p>
          </table:table-cell>
          <table:table-cell office:value-type="float" office:value="2326.94" calcext:value-type="float">
            <text:p>2326.94</text:p>
          </table:table-cell>
          <table:table-cell office:value-type="float" office:value="1828718.61" calcext:value-type="float">
            <text:p>1828718.61</text:p>
          </table:table-cell>
          <table:table-cell table:formula="of:=[.D89]/1000" office:value-type="float" office:value="1828.71861" calcext:value-type="float">
            <text:p>1828.71861</text:p>
          </table:table-cell>
          <table:table-cell table:number-columns-repeated="4"/>
        </table:table-row>
        <table:table-row table:style-name="ro1">
          <table:table-cell office:value-type="float" office:value="2494038975" calcext:value-type="float">
            <text:p>2494038975</text:p>
          </table:table-cell>
          <table:table-cell office:value-type="float" office:value="3804" calcext:value-type="float">
            <text:p>3804</text:p>
          </table:table-cell>
          <table:table-cell office:value-type="float" office:value="1889.8" calcext:value-type="float">
            <text:p>1889.8</text:p>
          </table:table-cell>
          <table:table-cell office:value-type="float" office:value="1832302.22" calcext:value-type="float">
            <text:p>1832302.22</text:p>
          </table:table-cell>
          <table:table-cell table:formula="of:=[.D90]/1000" office:value-type="float" office:value="1832.30222" calcext:value-type="float">
            <text:p>1832.30222</text:p>
          </table:table-cell>
          <table:table-cell table:number-columns-repeated="4"/>
        </table:table-row>
        <table:table-row table:style-name="ro1">
          <table:table-cell office:value-type="float" office:value="2494175899" calcext:value-type="float">
            <text:p>2494175899</text:p>
          </table:table-cell>
          <table:table-cell office:value-type="float" office:value="375" calcext:value-type="float">
            <text:p>375</text:p>
          </table:table-cell>
          <table:table-cell office:value-type="float" office:value="183.06" calcext:value-type="float">
            <text:p>183.06</text:p>
          </table:table-cell>
          <table:table-cell office:value-type="float" office:value="1832884.1" calcext:value-type="float">
            <text:p>1832884.1</text:p>
          </table:table-cell>
          <table:table-cell table:formula="of:=[.D9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494343873" calcext:value-type="float">
            <text:p>2494343873</text:p>
          </table:table-cell>
          <table:table-cell office:value-type="float" office:value="3438" calcext:value-type="float">
            <text:p>3438</text:p>
          </table:table-cell>
          <table:table-cell office:value-type="float" office:value="1719.58" calcext:value-type="float">
            <text:p>1719.58</text:p>
          </table:table-cell>
          <table:table-cell office:value-type="float" office:value="1829303.82" calcext:value-type="float">
            <text:p>1829303.82</text:p>
          </table:table-cell>
          <table:table-cell table:formula="of:=[.D92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494354124" calcext:value-type="float">
            <text:p>2494354124</text:p>
          </table:table-cell>
          <table:table-cell office:value-type="float" office:value="5069" calcext:value-type="float">
            <text:p>5069</text:p>
          </table:table-cell>
          <table:table-cell office:value-type="float" office:value="2525.28" calcext:value-type="float">
            <text:p>2525.28</text:p>
          </table:table-cell>
          <table:table-cell office:value-type="float" office:value="1832181.64" calcext:value-type="float">
            <text:p>1832181.64</text:p>
          </table:table-cell>
          <table:table-cell table:formula="of:=[.D93]/1000" office:value-type="float" office:value="1832.18164" calcext:value-type="float">
            <text:p>1832.18164</text:p>
          </table:table-cell>
          <table:table-cell table:number-columns-repeated="4"/>
        </table:table-row>
        <table:table-row table:style-name="ro1">
          <table:table-cell office:value-type="float" office:value="2494399885" calcext:value-type="float">
            <text:p>2494399885</text:p>
          </table:table-cell>
          <table:table-cell office:value-type="float" office:value="658" calcext:value-type="float">
            <text:p>658</text:p>
          </table:table-cell>
          <table:table-cell office:value-type="float" office:value="323.4" calcext:value-type="float">
            <text:p>323.4</text:p>
          </table:table-cell>
          <table:table-cell office:value-type="float" office:value="1829268.29" calcext:value-type="float">
            <text:p>1829268.29</text:p>
          </table:table-cell>
          <table:table-cell table:formula="of:=[.D94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494662911" calcext:value-type="float">
            <text:p>2494662911</text:p>
          </table:table-cell>
          <table:table-cell office:value-type="float" office:value="3859" calcext:value-type="float">
            <text:p>3859</text:p>
          </table:table-cell>
          <table:table-cell office:value-type="float" office:value="1919.02" calcext:value-type="float">
            <text:p>1919.02</text:p>
          </table:table-cell>
          <table:table-cell office:value-type="float" office:value="1828333.98" calcext:value-type="float">
            <text:p>1828333.98</text:p>
          </table:table-cell>
          <table:table-cell table:formula="of:=[.D95]/1000" office:value-type="float" office:value="1828.33398" calcext:value-type="float">
            <text:p>1828.33398</text:p>
          </table:table-cell>
          <table:table-cell table:number-columns-repeated="4"/>
        </table:table-row>
        <table:table-row table:style-name="ro1">
          <table:table-cell office:value-type="float" office:value="2494674034" calcext:value-type="float">
            <text:p>2494674034</text:p>
          </table:table-cell>
          <table:table-cell office:value-type="float" office:value="5485" calcext:value-type="float">
            <text:p>5485</text:p>
          </table:table-cell>
          <table:table-cell office:value-type="float" office:value="2735.05" calcext:value-type="float">
            <text:p>2735.05</text:p>
          </table:table-cell>
          <table:table-cell office:value-type="float" office:value="1831949.64" calcext:value-type="float">
            <text:p>1831949.64</text:p>
          </table:table-cell>
          <table:table-cell table:formula="of:=[.D96]/1000" office:value-type="float" office:value="1831.94964" calcext:value-type="float">
            <text:p>1831.94964</text:p>
          </table:table-cell>
          <table:table-cell table:number-columns-repeated="4"/>
        </table:table-row>
        <table:table-row table:style-name="ro1">
          <table:table-cell office:value-type="float" office:value="2494843742" calcext:value-type="float">
            <text:p>2494843742</text:p>
          </table:table-cell>
          <table:table-cell office:value-type="float" office:value="1425" calcext:value-type="float">
            <text:p>1425</text:p>
          </table:table-cell>
          <table:table-cell office:value-type="float" office:value="793.02" calcext:value-type="float">
            <text:p>793.02</text:p>
          </table:table-cell>
          <table:table-cell office:value-type="float" office:value="1827768.01" calcext:value-type="float">
            <text:p>1827768.01</text:p>
          </table:table-cell>
          <table:table-cell table:formula="of:=[.D97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494982121" calcext:value-type="float">
            <text:p>2494982121</text:p>
          </table:table-cell>
          <table:table-cell office:value-type="float" office:value="4272" calcext:value-type="float">
            <text:p>4272</text:p>
          </table:table-cell>
          <table:table-cell office:value-type="float" office:value="2130.26" calcext:value-type="float">
            <text:p>2130.26</text:p>
          </table:table-cell>
          <table:table-cell office:value-type="float" office:value="1829268.29" calcext:value-type="float">
            <text:p>1829268.29</text:p>
          </table:table-cell>
          <table:table-cell table:formula="of:=[.D98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494992243" calcext:value-type="float">
            <text:p>2494992243</text:p>
          </table:table-cell>
          <table:table-cell office:value-type="float" office:value="3388" calcext:value-type="float">
            <text:p>3388</text:p>
          </table:table-cell>
          <table:table-cell office:value-type="float" office:value="1683.78" calcext:value-type="float">
            <text:p>1683.78</text:p>
          </table:table-cell>
          <table:table-cell office:value-type="float" office:value="1832151.3" calcext:value-type="float">
            <text:p>1832151.3</text:p>
          </table:table-cell>
          <table:table-cell table:formula="of:=[.D99]/1000" office:value-type="float" office:value="1832.1513" calcext:value-type="float">
            <text:p>1832.1513</text:p>
          </table:table-cell>
          <table:table-cell table:number-columns-repeated="4"/>
        </table:table-row>
        <table:table-row table:style-name="ro1">
          <table:table-cell office:value-type="float" office:value="2495201094" calcext:value-type="float">
            <text:p>2495201094</text:p>
          </table:table-cell>
          <table:table-cell office:value-type="float" office:value="375" calcext:value-type="float">
            <text:p>375</text:p>
          </table:table-cell>
          <table:table-cell office:value-type="float" office:value="201.23" calcext:value-type="float">
            <text:p>201.23</text:p>
          </table:table-cell>
          <table:table-cell office:value-type="float" office:value="1830417.23" calcext:value-type="float">
            <text:p>1830417.23</text:p>
          </table:table-cell>
          <table:table-cell table:formula="of:=[.D100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495303107" calcext:value-type="float">
            <text:p>2495303107</text:p>
          </table:table-cell>
          <table:table-cell office:value-type="float" office:value="4675" calcext:value-type="float">
            <text:p>4675</text:p>
          </table:table-cell>
          <table:table-cell office:value-type="float" office:value="2332.37" calcext:value-type="float">
            <text:p>2332.37</text:p>
          </table:table-cell>
          <table:table-cell office:value-type="float" office:value="1826758.15" calcext:value-type="float">
            <text:p>1826758.15</text:p>
          </table:table-cell>
          <table:table-cell table:formula="of:=[.D101]/1000" office:value-type="float" office:value="1826.75815" calcext:value-type="float">
            <text:p>1826.75815</text:p>
          </table:table-cell>
          <table:table-cell table:number-columns-repeated="4"/>
        </table:table-row>
        <table:table-row table:style-name="ro1">
          <table:table-cell office:value-type="float" office:value="2495313040" calcext:value-type="float">
            <text:p>2495313040</text:p>
          </table:table-cell>
          <table:table-cell office:value-type="float" office:value="2980" calcext:value-type="float">
            <text:p>2980</text:p>
          </table:table-cell>
          <table:table-cell office:value-type="float" office:value="1466.72" calcext:value-type="float">
            <text:p>1466.72</text:p>
          </table:table-cell>
          <table:table-cell office:value-type="float" office:value="1829493.86" calcext:value-type="float">
            <text:p>1829493.86</text:p>
          </table:table-cell>
          <table:table-cell table:formula="of:=[.D102]/1000" office:value-type="float" office:value="1829.49386" calcext:value-type="float">
            <text:p>1829.49386</text:p>
          </table:table-cell>
          <table:table-cell table:number-columns-repeated="4"/>
        </table:table-row>
        <table:table-row table:style-name="ro1">
          <table:table-cell office:value-type="float" office:value="2495451284" calcext:value-type="float">
            <text:p>2495451284</text:p>
          </table:table-cell>
          <table:table-cell office:value-type="float" office:value="354" calcext:value-type="float">
            <text:p>354</text:p>
          </table:table-cell>
          <table:table-cell office:value-type="float" office:value="172.45" calcext:value-type="float">
            <text:p>172.45</text:p>
          </table:table-cell>
          <table:table-cell office:value-type="float" office:value="1833810.89" calcext:value-type="float">
            <text:p>1833810.89</text:p>
          </table:table-cell>
          <table:table-cell table:formula="of:=[.D103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495623445" calcext:value-type="float">
            <text:p>2495623445</text:p>
          </table:table-cell>
          <table:table-cell office:value-type="float" office:value="2614" calcext:value-type="float">
            <text:p>2614</text:p>
          </table:table-cell>
          <table:table-cell office:value-type="float" office:value="1286.91" calcext:value-type="float">
            <text:p>1286.91</text:p>
          </table:table-cell>
          <table:table-cell office:value-type="float" office:value="1826203.72" calcext:value-type="float">
            <text:p>1826203.72</text:p>
          </table:table-cell>
          <table:table-cell table:formula="of:=[.D104]/1000" office:value-type="float" office:value="1826.20372" calcext:value-type="float">
            <text:p>1826.20372</text:p>
          </table:table-cell>
          <table:table-cell table:number-columns-repeated="4"/>
        </table:table-row>
        <table:table-row table:style-name="ro1">
          <table:table-cell office:value-type="float" office:value="2495635034" calcext:value-type="float">
            <text:p>2495635034</text:p>
          </table:table-cell>
          <table:table-cell office:value-type="float" office:value="5049" calcext:value-type="float">
            <text:p>5049</text:p>
          </table:table-cell>
          <table:table-cell office:value-type="float" office:value="2526.11" calcext:value-type="float">
            <text:p>2526.11</text:p>
          </table:table-cell>
          <table:table-cell office:value-type="float" office:value="1832424.39" calcext:value-type="float">
            <text:p>1832424.39</text:p>
          </table:table-cell>
          <table:table-cell table:formula="of:=[.D105]/1000" office:value-type="float" office:value="1832.42439" calcext:value-type="float">
            <text:p>1832.42439</text:p>
          </table:table-cell>
          <table:table-cell table:number-columns-repeated="4"/>
        </table:table-row>
        <table:table-row table:style-name="ro1">
          <table:table-cell office:value-type="float" office:value="2495680907" calcext:value-type="float">
            <text:p>2495680907</text:p>
          </table:table-cell>
          <table:table-cell office:value-type="float" office:value="658" calcext:value-type="float">
            <text:p>658</text:p>
          </table:table-cell>
          <table:table-cell office:value-type="float" office:value="314.89" calcext:value-type="float">
            <text:p>314.89</text:p>
          </table:table-cell>
          <table:table-cell office:value-type="float" office:value="1829268.29" calcext:value-type="float">
            <text:p>1829268.29</text:p>
          </table:table-cell>
          <table:table-cell table:formula="of:=[.D10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495944036" calcext:value-type="float">
            <text:p>2495944036</text:p>
          </table:table-cell>
          <table:table-cell office:value-type="float" office:value="3011" calcext:value-type="float">
            <text:p>3011</text:p>
          </table:table-cell>
          <table:table-cell office:value-type="float" office:value="1494.44" calcext:value-type="float">
            <text:p>1494.44</text:p>
          </table:table-cell>
          <table:table-cell office:value-type="float" office:value="1826057.98" calcext:value-type="float">
            <text:p>1826057.98</text:p>
          </table:table-cell>
          <table:table-cell table:formula="of:=[.D107]/1000" office:value-type="float" office:value="1826.05798" calcext:value-type="float">
            <text:p>1826.05798</text:p>
          </table:table-cell>
          <table:table-cell table:number-columns-repeated="4"/>
        </table:table-row>
        <table:table-row table:style-name="ro1">
          <table:table-cell office:value-type="float" office:value="2495955434" calcext:value-type="float">
            <text:p>2495955434</text:p>
          </table:table-cell>
          <table:table-cell office:value-type="float" office:value="5485" calcext:value-type="float">
            <text:p>5485</text:p>
          </table:table-cell>
          <table:table-cell office:value-type="float" office:value="2736.11" calcext:value-type="float">
            <text:p>2736.11</text:p>
          </table:table-cell>
          <table:table-cell office:value-type="float" office:value="1831949.64" calcext:value-type="float">
            <text:p>1831949.64</text:p>
          </table:table-cell>
          <table:table-cell table:formula="of:=[.D108]/1000" office:value-type="float" office:value="1831.94964" calcext:value-type="float">
            <text:p>1831.94964</text:p>
          </table:table-cell>
          <table:table-cell table:number-columns-repeated="4"/>
        </table:table-row>
        <table:table-row table:style-name="ro1">
          <table:table-cell office:value-type="float" office:value="2496124258" calcext:value-type="float">
            <text:p>2496124258</text:p>
          </table:table-cell>
          <table:table-cell office:value-type="float" office:value="1380" calcext:value-type="float">
            <text:p>1380</text:p>
          </table:table-cell>
          <table:table-cell office:value-type="float" office:value="756.61" calcext:value-type="float">
            <text:p>756.61</text:p>
          </table:table-cell>
          <table:table-cell office:value-type="float" office:value="1828073.99" calcext:value-type="float">
            <text:p>1828073.99</text:p>
          </table:table-cell>
          <table:table-cell table:formula="of:=[.D109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496262700" calcext:value-type="float">
            <text:p>2496262700</text:p>
          </table:table-cell>
          <table:table-cell office:value-type="float" office:value="4252" calcext:value-type="float">
            <text:p>4252</text:p>
          </table:table-cell>
          <table:table-cell office:value-type="float" office:value="2121.77" calcext:value-type="float">
            <text:p>2121.77</text:p>
          </table:table-cell>
          <table:table-cell office:value-type="float" office:value="1828679.16" calcext:value-type="float">
            <text:p>1828679.16</text:p>
          </table:table-cell>
          <table:table-cell table:formula="of:=[.D110]/1000" office:value-type="float" office:value="1828.67916" calcext:value-type="float">
            <text:p>1828.67916</text:p>
          </table:table-cell>
          <table:table-cell table:number-columns-repeated="4"/>
        </table:table-row>
        <table:table-row table:style-name="ro1">
          <table:table-cell office:value-type="float" office:value="2496272893" calcext:value-type="float">
            <text:p>2496272893</text:p>
          </table:table-cell>
          <table:table-cell office:value-type="float" office:value="3388" calcext:value-type="float">
            <text:p>3388</text:p>
          </table:table-cell>
          <table:table-cell office:value-type="float" office:value="1679.39" calcext:value-type="float">
            <text:p>1679.39</text:p>
          </table:table-cell>
          <table:table-cell office:value-type="float" office:value="1832422.05" calcext:value-type="float">
            <text:p>1832422.05</text:p>
          </table:table-cell>
          <table:table-cell table:formula="of:=[.D111]/1000" office:value-type="float" office:value="1832.42205" calcext:value-type="float">
            <text:p>1832.42205</text:p>
          </table:table-cell>
          <table:table-cell table:number-columns-repeated="4"/>
        </table:table-row>
        <table:table-row table:style-name="ro1">
          <table:table-cell office:value-type="float" office:value="2496480893" calcext:value-type="float">
            <text:p>2496480893</text:p>
          </table:table-cell>
          <table:table-cell office:value-type="float" office:value="331" calcext:value-type="float">
            <text:p>331</text:p>
          </table:table-cell>
          <table:table-cell office:value-type="float" office:value="167.15" calcext:value-type="float">
            <text:p>167.15</text:p>
          </table:table-cell>
          <table:table-cell office:value-type="float" office:value="1834862.39" calcext:value-type="float">
            <text:p>1834862.39</text:p>
          </table:table-cell>
          <table:table-cell table:formula="of:=[.D112]/1000" office:value-type="float" office:value="1834.86239" calcext:value-type="float">
            <text:p>1834.86239</text:p>
          </table:table-cell>
          <table:table-cell table:number-columns-repeated="4"/>
        </table:table-row>
        <table:table-row table:style-name="ro1">
          <table:table-cell office:value-type="float" office:value="2496580932" calcext:value-type="float">
            <text:p>2496580932</text:p>
          </table:table-cell>
          <table:table-cell office:value-type="float" office:value="4690" calcext:value-type="float">
            <text:p>4690</text:p>
          </table:table-cell>
          <table:table-cell office:value-type="float" office:value="2333.73" calcext:value-type="float">
            <text:p>2333.73</text:p>
          </table:table-cell>
          <table:table-cell office:value-type="float" office:value="1828473.78" calcext:value-type="float">
            <text:p>1828473.78</text:p>
          </table:table-cell>
          <table:table-cell table:formula="of:=[.D113]/1000" office:value-type="float" office:value="1828.47378" calcext:value-type="float">
            <text:p>1828.47378</text:p>
          </table:table-cell>
          <table:table-cell table:number-columns-repeated="4"/>
        </table:table-row>
        <table:table-row table:style-name="ro1">
          <table:table-cell office:value-type="float" office:value="2496590991" calcext:value-type="float">
            <text:p>2496590991</text:p>
          </table:table-cell>
          <table:table-cell office:value-type="float" office:value="2974" calcext:value-type="float">
            <text:p>2974</text:p>
          </table:table-cell>
          <table:table-cell office:value-type="float" office:value="1473.64" calcext:value-type="float">
            <text:p>1473.64</text:p>
          </table:table-cell>
          <table:table-cell office:value-type="float" office:value="1832575.37" calcext:value-type="float">
            <text:p>1832575.37</text:p>
          </table:table-cell>
          <table:table-cell table:formula="of:=[.D114]/1000" office:value-type="float" office:value="1832.57537" calcext:value-type="float">
            <text:p>1832.57537</text:p>
          </table:table-cell>
          <table:table-cell table:number-columns-repeated="4"/>
        </table:table-row>
        <table:table-row table:style-name="ro1">
          <table:table-cell office:value-type="float" office:value="2496729290" calcext:value-type="float">
            <text:p>2496729290</text:p>
          </table:table-cell>
          <table:table-cell office:value-type="float" office:value="376" calcext:value-type="float">
            <text:p>376</text:p>
          </table:table-cell>
          <table:table-cell office:value-type="float" office:value="186.62" calcext:value-type="float">
            <text:p>186.62</text:p>
          </table:table-cell>
          <table:table-cell office:value-type="float" office:value="1830417.23" calcext:value-type="float">
            <text:p>1830417.23</text:p>
          </table:table-cell>
          <table:table-cell table:formula="of:=[.D11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496900585" calcext:value-type="float">
            <text:p>2496900585</text:p>
          </table:table-cell>
          <table:table-cell office:value-type="float" office:value="3444" calcext:value-type="float">
            <text:p>3444</text:p>
          </table:table-cell>
          <table:table-cell office:value-type="float" office:value="1712.92" calcext:value-type="float">
            <text:p>1712.92</text:p>
          </table:table-cell>
          <table:table-cell office:value-type="float" office:value="1828238.72" calcext:value-type="float">
            <text:p>1828238.72</text:p>
          </table:table-cell>
          <table:table-cell table:formula="of:=[.D116]/1000" office:value-type="float" office:value="1828.23872" calcext:value-type="float">
            <text:p>1828.23872</text:p>
          </table:table-cell>
          <table:table-cell table:number-columns-repeated="4"/>
        </table:table-row>
        <table:table-row table:style-name="ro1">
          <table:table-cell office:value-type="float" office:value="2496912067" calcext:value-type="float">
            <text:p>2496912067</text:p>
          </table:table-cell>
          <table:table-cell office:value-type="float" office:value="4219" calcext:value-type="float">
            <text:p>4219</text:p>
          </table:table-cell>
          <table:table-cell office:value-type="float" office:value="2097.02" calcext:value-type="float">
            <text:p>2097.02</text:p>
          </table:table-cell>
          <table:table-cell office:value-type="float" office:value="1832423.45" calcext:value-type="float">
            <text:p>1832423.45</text:p>
          </table:table-cell>
          <table:table-cell table:formula="of:=[.D117]/1000" office:value-type="float" office:value="1832.42345" calcext:value-type="float">
            <text:p>1832.42345</text:p>
          </table:table-cell>
          <table:table-cell table:number-columns-repeated="4"/>
        </table:table-row>
        <table:table-row table:style-name="ro1">
          <table:table-cell office:value-type="float" office:value="2496958216" calcext:value-type="float">
            <text:p>2496958216</text:p>
          </table:table-cell>
          <table:table-cell office:value-type="float" office:value="658" calcext:value-type="float">
            <text:p>658</text:p>
          </table:table-cell>
          <table:table-cell office:value-type="float" office:value="329.93" calcext:value-type="float">
            <text:p>329.93</text:p>
          </table:table-cell>
          <table:table-cell office:value-type="float" office:value="1829268.29" calcext:value-type="float">
            <text:p>1829268.29</text:p>
          </table:table-cell>
          <table:table-cell table:formula="of:=[.D118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497222471" calcext:value-type="float">
            <text:p>2497222471</text:p>
          </table:table-cell>
          <table:table-cell office:value-type="float" office:value="3026" calcext:value-type="float">
            <text:p>3026</text:p>
          </table:table-cell>
          <table:table-cell office:value-type="float" office:value="1500.57" calcext:value-type="float">
            <text:p>1500.57</text:p>
          </table:table-cell>
          <table:table-cell office:value-type="float" office:value="1829025.84" calcext:value-type="float">
            <text:p>1829025.84</text:p>
          </table:table-cell>
          <table:table-cell table:formula="of:=[.D119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497234002" calcext:value-type="float">
            <text:p>2497234002</text:p>
          </table:table-cell>
          <table:table-cell office:value-type="float" office:value="4686" calcext:value-type="float">
            <text:p>4686</text:p>
          </table:table-cell>
          <table:table-cell office:value-type="float" office:value="2351.49" calcext:value-type="float">
            <text:p>2351.49</text:p>
          </table:table-cell>
          <table:table-cell office:value-type="float" office:value="1832324.98" calcext:value-type="float">
            <text:p>1832324.98</text:p>
          </table:table-cell>
          <table:table-cell table:formula="of:=[.D120]/1000" office:value-type="float" office:value="1832.32498" calcext:value-type="float">
            <text:p>1832.32498</text:p>
          </table:table-cell>
          <table:table-cell table:number-columns-repeated="4"/>
        </table:table-row>
        <table:table-row table:style-name="ro1">
          <table:table-cell office:value-type="float" office:value="2497403102" calcext:value-type="float">
            <text:p>2497403102</text:p>
          </table:table-cell>
          <table:table-cell office:value-type="float" office:value="1381" calcext:value-type="float">
            <text:p>1381</text:p>
          </table:table-cell>
          <table:table-cell office:value-type="float" office:value="774.55" calcext:value-type="float">
            <text:p>774.55</text:p>
          </table:table-cell>
          <table:table-cell office:value-type="float" office:value="1829401.09" calcext:value-type="float">
            <text:p>1829401.09</text:p>
          </table:table-cell>
          <table:table-cell table:formula="of:=[.D121]/1000" office:value-type="float" office:value="1829.40109" calcext:value-type="float">
            <text:p>1829.40109</text:p>
          </table:table-cell>
          <table:table-cell table:number-columns-repeated="4"/>
        </table:table-row>
        <table:table-row table:style-name="ro1">
          <table:table-cell office:value-type="float" office:value="2497541641" calcext:value-type="float">
            <text:p>2497541641</text:p>
          </table:table-cell>
          <table:table-cell office:value-type="float" office:value="5104" calcext:value-type="float">
            <text:p>5104</text:p>
          </table:table-cell>
          <table:table-cell office:value-type="float" office:value="2544.89" calcext:value-type="float">
            <text:p>2544.89</text:p>
          </table:table-cell>
          <table:table-cell office:value-type="float" office:value="1828885.4" calcext:value-type="float">
            <text:p>1828885.4</text:p>
          </table:table-cell>
          <table:table-cell table:formula="of:=[.D122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497550757" calcext:value-type="float">
            <text:p>2497550757</text:p>
          </table:table-cell>
          <table:table-cell office:value-type="float" office:value="3391" calcext:value-type="float">
            <text:p>3391</text:p>
          </table:table-cell>
          <table:table-cell office:value-type="float" office:value="1685.78" calcext:value-type="float">
            <text:p>1685.78</text:p>
          </table:table-cell>
          <table:table-cell office:value-type="float" office:value="1831610.04" calcext:value-type="float">
            <text:p>1831610.04</text:p>
          </table:table-cell>
          <table:table-cell table:formula="of:=[.D123]/1000" office:value-type="float" office:value="1831.61004" calcext:value-type="float">
            <text:p>1831.61004</text:p>
          </table:table-cell>
          <table:table-cell table:number-columns-repeated="4"/>
        </table:table-row>
        <table:table-row table:style-name="ro1">
          <table:table-cell office:value-type="float" office:value="2497758815" calcext:value-type="float">
            <text:p>2497758815</text:p>
          </table:table-cell>
          <table:table-cell office:value-type="float" office:value="373" calcext:value-type="float">
            <text:p>373</text:p>
          </table:table-cell>
          <table:table-cell office:value-type="float" office:value="198.21" calcext:value-type="float">
            <text:p>198.21</text:p>
          </table:table-cell>
          <table:table-cell office:value-type="float" office:value="1835357.62" calcext:value-type="float">
            <text:p>1835357.62</text:p>
          </table:table-cell>
          <table:table-cell table:formula="of:=[.D124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497876273" calcext:value-type="float">
            <text:p>2497876273</text:p>
          </table:table-cell>
          <table:table-cell office:value-type="float" office:value="3806" calcext:value-type="float">
            <text:p>3806</text:p>
          </table:table-cell>
          <table:table-cell office:value-type="float" office:value="1893.15" calcext:value-type="float">
            <text:p>1893.15</text:p>
          </table:table-cell>
          <table:table-cell office:value-type="float" office:value="1831578.95" calcext:value-type="float">
            <text:p>1831578.95</text:p>
          </table:table-cell>
          <table:table-cell table:formula="of:=[.D125]/1000" office:value-type="float" office:value="1831.57895" calcext:value-type="float">
            <text:p>1831.57895</text:p>
          </table:table-cell>
          <table:table-cell table:number-columns-repeated="4"/>
        </table:table-row>
        <table:table-row table:style-name="ro1">
          <table:table-cell office:value-type="float" office:value="2498012464" calcext:value-type="float">
            <text:p>2498012464</text:p>
          </table:table-cell>
          <table:table-cell office:value-type="float" office:value="375" calcext:value-type="float">
            <text:p>375</text:p>
          </table:table-cell>
          <table:table-cell office:value-type="float" office:value="189.63" calcext:value-type="float">
            <text:p>189.63</text:p>
          </table:table-cell>
          <table:table-cell office:value-type="float" office:value="1832884.1" calcext:value-type="float">
            <text:p>1832884.1</text:p>
          </table:table-cell>
          <table:table-cell table:formula="of:=[.D126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498177699" calcext:value-type="float">
            <text:p>2498177699</text:p>
          </table:table-cell>
          <table:table-cell office:value-type="float" office:value="3441" calcext:value-type="float">
            <text:p>3441</text:p>
          </table:table-cell>
          <table:table-cell office:value-type="float" office:value="1719.25" calcext:value-type="float">
            <text:p>1719.25</text:p>
          </table:table-cell>
          <table:table-cell office:value-type="float" office:value="1829303.82" calcext:value-type="float">
            <text:p>1829303.82</text:p>
          </table:table-cell>
          <table:table-cell table:formula="of:=[.D127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498188261" calcext:value-type="float">
            <text:p>2498188261</text:p>
          </table:table-cell>
          <table:table-cell office:value-type="float" office:value="5057" calcext:value-type="float">
            <text:p>5057</text:p>
          </table:table-cell>
          <table:table-cell office:value-type="float" office:value="2522.28" calcext:value-type="float">
            <text:p>2522.28</text:p>
          </table:table-cell>
          <table:table-cell office:value-type="float" office:value="1829884.15" calcext:value-type="float">
            <text:p>1829884.15</text:p>
          </table:table-cell>
          <table:table-cell table:formula="of:=[.D128]/1000" office:value-type="float" office:value="1829.88415" calcext:value-type="float">
            <text:p>1829.88415</text:p>
          </table:table-cell>
          <table:table-cell table:number-columns-repeated="4"/>
        </table:table-row>
        <table:table-row table:style-name="ro1">
          <table:table-cell office:value-type="float" office:value="2498234355" calcext:value-type="float">
            <text:p>2498234355</text:p>
          </table:table-cell>
          <table:table-cell office:value-type="float" office:value="658" calcext:value-type="float">
            <text:p>658</text:p>
          </table:table-cell>
          <table:table-cell office:value-type="float" office:value="320.07" calcext:value-type="float">
            <text:p>320.07</text:p>
          </table:table-cell>
          <table:table-cell office:value-type="float" office:value="1829268.29" calcext:value-type="float">
            <text:p>1829268.29</text:p>
          </table:table-cell>
          <table:table-cell table:formula="of:=[.D129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498497682" calcext:value-type="float">
            <text:p>2498497682</text:p>
          </table:table-cell>
          <table:table-cell office:value-type="float" office:value="3004" calcext:value-type="float">
            <text:p>3004</text:p>
          </table:table-cell>
          <table:table-cell office:value-type="float" office:value="1495.3" calcext:value-type="float">
            <text:p>1495.3</text:p>
          </table:table-cell>
          <table:table-cell office:value-type="float" office:value="1829105.47" calcext:value-type="float">
            <text:p>1829105.47</text:p>
          </table:table-cell>
          <table:table-cell table:formula="of:=[.D130]/1000" office:value-type="float" office:value="1829.10547" calcext:value-type="float">
            <text:p>1829.10547</text:p>
          </table:table-cell>
          <table:table-cell table:number-columns-repeated="4"/>
        </table:table-row>
        <table:table-row table:style-name="ro1">
          <table:table-cell office:value-type="float" office:value="2498509276" calcext:value-type="float">
            <text:p>2498509276</text:p>
          </table:table-cell>
          <table:table-cell office:value-type="float" office:value="5466" calcext:value-type="float">
            <text:p>5466</text:p>
          </table:table-cell>
          <table:table-cell office:value-type="float" office:value="2726.83" calcext:value-type="float">
            <text:p>2726.83</text:p>
          </table:table-cell>
          <table:table-cell office:value-type="float" office:value="1831837.33" calcext:value-type="float">
            <text:p>1831837.33</text:p>
          </table:table-cell>
          <table:table-cell table:formula="of:=[.D131]/1000" office:value-type="float" office:value="1831.83733" calcext:value-type="float">
            <text:p>1831.83733</text:p>
          </table:table-cell>
          <table:table-cell table:number-columns-repeated="4"/>
        </table:table-row>
        <table:table-row table:style-name="ro1">
          <table:table-cell office:value-type="float" office:value="2498679261" calcext:value-type="float">
            <text:p>2498679261</text:p>
          </table:table-cell>
          <table:table-cell office:value-type="float" office:value="1424" calcext:value-type="float">
            <text:p>1424</text:p>
          </table:table-cell>
          <table:table-cell office:value-type="float" office:value="799.98" calcext:value-type="float">
            <text:p>799.98</text:p>
          </table:table-cell>
          <table:table-cell office:value-type="float" office:value="1828410.69" calcext:value-type="float">
            <text:p>1828410.69</text:p>
          </table:table-cell>
          <table:table-cell table:formula="of:=[.D132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498817962" calcext:value-type="float">
            <text:p>2498817962</text:p>
          </table:table-cell>
          <table:table-cell office:value-type="float" office:value="4260" calcext:value-type="float">
            <text:p>4260</text:p>
          </table:table-cell>
          <table:table-cell office:value-type="float" office:value="2126.72" calcext:value-type="float">
            <text:p>2126.72</text:p>
          </table:table-cell>
          <table:table-cell office:value-type="float" office:value="1829167.16" calcext:value-type="float">
            <text:p>1829167.16</text:p>
          </table:table-cell>
          <table:table-cell table:formula="of:=[.D133]/1000" office:value-type="float" office:value="1829.16716" calcext:value-type="float">
            <text:p>1829.16716</text:p>
          </table:table-cell>
          <table:table-cell table:number-columns-repeated="4"/>
        </table:table-row>
        <table:table-row table:style-name="ro1">
          <table:table-cell office:value-type="float" office:value="2498828382" calcext:value-type="float">
            <text:p>2498828382</text:p>
          </table:table-cell>
          <table:table-cell office:value-type="float" office:value="3392" calcext:value-type="float">
            <text:p>3392</text:p>
          </table:table-cell>
          <table:table-cell office:value-type="float" office:value="1679.77" calcext:value-type="float">
            <text:p>1679.77</text:p>
          </table:table-cell>
          <table:table-cell office:value-type="float" office:value="1831339.54" calcext:value-type="float">
            <text:p>1831339.54</text:p>
          </table:table-cell>
          <table:table-cell table:formula="of:=[.D134]/1000" office:value-type="float" office:value="1831.33954" calcext:value-type="float">
            <text:p>1831.33954</text:p>
          </table:table-cell>
          <table:table-cell table:number-columns-repeated="4"/>
        </table:table-row>
        <table:table-row table:style-name="ro1">
          <table:table-cell office:value-type="float" office:value="2499036534" calcext:value-type="float">
            <text:p>2499036534</text:p>
          </table:table-cell>
          <table:table-cell office:value-type="float" office:value="374" calcext:value-type="float">
            <text:p>374</text:p>
          </table:table-cell>
          <table:table-cell office:value-type="float" office:value="197.15" calcext:value-type="float">
            <text:p>197.15</text:p>
          </table:table-cell>
          <table:table-cell office:value-type="float" office:value="1832884.1" calcext:value-type="float">
            <text:p>1832884.1</text:p>
          </table:table-cell>
          <table:table-cell table:formula="of:=[.D13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499137837" calcext:value-type="float">
            <text:p>2499137837</text:p>
          </table:table-cell>
          <table:table-cell office:value-type="float" office:value="5521" calcext:value-type="float">
            <text:p>5521</text:p>
          </table:table-cell>
          <table:table-cell office:value-type="float" office:value="2754.12" calcext:value-type="float">
            <text:p>2754.12</text:p>
          </table:table-cell>
          <table:table-cell office:value-type="float" office:value="1828571.43" calcext:value-type="float">
            <text:p>1828571.43</text:p>
          </table:table-cell>
          <table:table-cell table:formula="of:=[.D136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499147910" calcext:value-type="float">
            <text:p>2499147910</text:p>
          </table:table-cell>
          <table:table-cell office:value-type="float" office:value="3808" calcext:value-type="float">
            <text:p>3808</text:p>
          </table:table-cell>
          <table:table-cell office:value-type="float" office:value="1889.89" calcext:value-type="float">
            <text:p>1889.89</text:p>
          </table:table-cell>
          <table:table-cell office:value-type="float" office:value="1830856.24" calcext:value-type="float">
            <text:p>1830856.24</text:p>
          </table:table-cell>
          <table:table-cell table:formula="of:=[.D137]/1000" office:value-type="float" office:value="1830.85624" calcext:value-type="float">
            <text:p>1830.85624</text:p>
          </table:table-cell>
          <table:table-cell table:number-columns-repeated="4"/>
        </table:table-row>
        <table:table-row table:style-name="ro1">
          <table:table-cell office:value-type="float" office:value="2499285223" calcext:value-type="float">
            <text:p>2499285223</text:p>
          </table:table-cell>
          <table:table-cell office:value-type="float" office:value="375" calcext:value-type="float">
            <text:p>375</text:p>
          </table:table-cell>
          <table:table-cell office:value-type="float" office:value="180.85" calcext:value-type="float">
            <text:p>180.85</text:p>
          </table:table-cell>
          <table:table-cell office:value-type="float" office:value="1832884.1" calcext:value-type="float">
            <text:p>1832884.1</text:p>
          </table:table-cell>
          <table:table-cell table:formula="of:=[.D138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499457742" calcext:value-type="float">
            <text:p>2499457742</text:p>
          </table:table-cell>
          <table:table-cell office:value-type="float" office:value="2594" calcext:value-type="float">
            <text:p>2594</text:p>
          </table:table-cell>
          <table:table-cell office:value-type="float" office:value="1285.76" calcext:value-type="float">
            <text:p>1285.76</text:p>
          </table:table-cell>
          <table:table-cell office:value-type="float" office:value="1826625.39" calcext:value-type="float">
            <text:p>1826625.39</text:p>
          </table:table-cell>
          <table:table-cell table:formula="of:=[.D139]/1000" office:value-type="float" office:value="1826.62539" calcext:value-type="float">
            <text:p>1826.62539</text:p>
          </table:table-cell>
          <table:table-cell table:number-columns-repeated="4"/>
        </table:table-row>
        <table:table-row table:style-name="ro1">
          <table:table-cell office:value-type="float" office:value="2499468586" calcext:value-type="float">
            <text:p>2499468586</text:p>
          </table:table-cell>
          <table:table-cell office:value-type="float" office:value="4220" calcext:value-type="float">
            <text:p>4220</text:p>
          </table:table-cell>
          <table:table-cell office:value-type="float" office:value="2094.07" calcext:value-type="float">
            <text:p>2094.07</text:p>
          </table:table-cell>
          <table:table-cell office:value-type="float" office:value="1831771.27" calcext:value-type="float">
            <text:p>1831771.27</text:p>
          </table:table-cell>
          <table:table-cell table:formula="of:=[.D140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499512931" calcext:value-type="float">
            <text:p>2499512931</text:p>
          </table:table-cell>
          <table:table-cell office:value-type="float" office:value="638" calcext:value-type="float">
            <text:p>638</text:p>
          </table:table-cell>
          <table:table-cell office:value-type="float" office:value="312.3" calcext:value-type="float">
            <text:p>312.3</text:p>
          </table:table-cell>
          <table:table-cell office:value-type="float" office:value="1829653" calcext:value-type="float">
            <text:p>1829653</text:p>
          </table:table-cell>
          <table:table-cell table:formula="of:=[.D141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499776333" calcext:value-type="float">
            <text:p>2499776333</text:p>
          </table:table-cell>
          <table:table-cell office:value-type="float" office:value="3853" calcext:value-type="float">
            <text:p>3853</text:p>
          </table:table-cell>
          <table:table-cell office:value-type="float" office:value="1925.76" calcext:value-type="float">
            <text:p>1925.76</text:p>
          </table:table-cell>
          <table:table-cell office:value-type="float" office:value="1829046.51" calcext:value-type="float">
            <text:p>1829046.51</text:p>
          </table:table-cell>
          <table:table-cell table:formula="of:=[.D142]/1000" office:value-type="float" office:value="1829.04651" calcext:value-type="float">
            <text:p>1829.04651</text:p>
          </table:table-cell>
          <table:table-cell table:number-columns-repeated="4"/>
        </table:table-row>
        <table:table-row table:style-name="ro1">
          <table:table-cell office:value-type="float" office:value="2499786862" calcext:value-type="float">
            <text:p>2499786862</text:p>
          </table:table-cell>
          <table:table-cell office:value-type="float" office:value="4639" calcext:value-type="float">
            <text:p>4639</text:p>
          </table:table-cell>
          <table:table-cell office:value-type="float" office:value="2312.29" calcext:value-type="float">
            <text:p>2312.29</text:p>
          </table:table-cell>
          <table:table-cell office:value-type="float" office:value="1830742.66" calcext:value-type="float">
            <text:p>1830742.66</text:p>
          </table:table-cell>
          <table:table-cell table:formula="of:=[.D143]/1000" office:value-type="float" office:value="1830.74266" calcext:value-type="float">
            <text:p>1830.74266</text:p>
          </table:table-cell>
          <table:table-cell table:number-columns-repeated="4"/>
        </table:table-row>
        <table:table-row table:style-name="ro1">
          <table:table-cell office:value-type="float" office:value="2499957138" calcext:value-type="float">
            <text:p>2499957138</text:p>
          </table:table-cell>
          <table:table-cell office:value-type="float" office:value="1425" calcext:value-type="float">
            <text:p>1425</text:p>
          </table:table-cell>
          <table:table-cell office:value-type="float" office:value="808.46" calcext:value-type="float">
            <text:p>808.46</text:p>
          </table:table-cell>
          <table:table-cell office:value-type="float" office:value="1828410.69" calcext:value-type="float">
            <text:p>1828410.69</text:p>
          </table:table-cell>
          <table:table-cell table:formula="of:=[.D144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00095945" calcext:value-type="float">
            <text:p>2500095945</text:p>
          </table:table-cell>
          <table:table-cell office:value-type="float" office:value="4270" calcext:value-type="float">
            <text:p>4270</text:p>
          </table:table-cell>
          <table:table-cell office:value-type="float" office:value="2128.53" calcext:value-type="float">
            <text:p>2128.53</text:p>
          </table:table-cell>
          <table:table-cell office:value-type="float" office:value="1829268.29" calcext:value-type="float">
            <text:p>1829268.29</text:p>
          </table:table-cell>
          <table:table-cell table:formula="of:=[.D145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00106455" calcext:value-type="float">
            <text:p>2500106455</text:p>
          </table:table-cell>
          <table:table-cell office:value-type="float" office:value="2563" calcext:value-type="float">
            <text:p>2563</text:p>
          </table:table-cell>
          <table:table-cell office:value-type="float" office:value="1268.72" calcext:value-type="float">
            <text:p>1268.72</text:p>
          </table:table-cell>
          <table:table-cell office:value-type="float" office:value="1830627.81" calcext:value-type="float">
            <text:p>1830627.81</text:p>
          </table:table-cell>
          <table:table-cell table:formula="of:=[.D146]/1000" office:value-type="float" office:value="1830.62781" calcext:value-type="float">
            <text:p>1830.62781</text:p>
          </table:table-cell>
          <table:table-cell table:number-columns-repeated="4"/>
        </table:table-row>
        <table:table-row table:style-name="ro1">
          <table:table-cell office:value-type="float" office:value="2500314897" calcext:value-type="float">
            <text:p>2500314897</text:p>
          </table:table-cell>
          <table:table-cell office:value-type="float" office:value="374" calcext:value-type="float">
            <text:p>374</text:p>
          </table:table-cell>
          <table:table-cell office:value-type="float" office:value="193.73" calcext:value-type="float">
            <text:p>193.73</text:p>
          </table:table-cell>
          <table:table-cell office:value-type="float" office:value="1827956.99" calcext:value-type="float">
            <text:p>1827956.99</text:p>
          </table:table-cell>
          <table:table-cell table:formula="of:=[.D147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00430540" calcext:value-type="float">
            <text:p>2500430540</text:p>
          </table:table-cell>
          <table:table-cell office:value-type="float" office:value="2980" calcext:value-type="float">
            <text:p>2980</text:p>
          </table:table-cell>
          <table:table-cell office:value-type="float" office:value="1474.82" calcext:value-type="float">
            <text:p>1474.82</text:p>
          </table:table-cell>
          <table:table-cell office:value-type="float" office:value="1829801.55" calcext:value-type="float">
            <text:p>1829801.55</text:p>
          </table:table-cell>
          <table:table-cell table:formula="of:=[.D148]/1000" office:value-type="float" office:value="1829.80155" calcext:value-type="float">
            <text:p>1829.80155</text:p>
          </table:table-cell>
          <table:table-cell table:number-columns-repeated="4"/>
        </table:table-row>
        <table:table-row table:style-name="ro1">
          <table:table-cell office:value-type="float" office:value="2500566127" calcext:value-type="float">
            <text:p>2500566127</text:p>
          </table:table-cell>
          <table:table-cell office:value-type="float" office:value="375" calcext:value-type="float">
            <text:p>375</text:p>
          </table:table-cell>
          <table:table-cell office:value-type="float" office:value="177.82" calcext:value-type="float">
            <text:p>177.82</text:p>
          </table:table-cell>
          <table:table-cell office:value-type="float" office:value="1832884.1" calcext:value-type="float">
            <text:p>1832884.1</text:p>
          </table:table-cell>
          <table:table-cell table:formula="of:=[.D149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00736684" calcext:value-type="float">
            <text:p>2500736684</text:p>
          </table:table-cell>
          <table:table-cell office:value-type="float" office:value="3420" calcext:value-type="float">
            <text:p>3420</text:p>
          </table:table-cell>
          <table:table-cell office:value-type="float" office:value="1703.99" calcext:value-type="float">
            <text:p>1703.99</text:p>
          </table:table-cell>
          <table:table-cell office:value-type="float" office:value="1828839.39" calcext:value-type="float">
            <text:p>1828839.39</text:p>
          </table:table-cell>
          <table:table-cell table:formula="of:=[.D150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00747400" calcext:value-type="float">
            <text:p>2500747400</text:p>
          </table:table-cell>
          <table:table-cell office:value-type="float" office:value="5053" calcext:value-type="float">
            <text:p>5053</text:p>
          </table:table-cell>
          <table:table-cell office:value-type="float" office:value="2516.97" calcext:value-type="float">
            <text:p>2516.97</text:p>
          </table:table-cell>
          <table:table-cell office:value-type="float" office:value="1831153.39" calcext:value-type="float">
            <text:p>1831153.39</text:p>
          </table:table-cell>
          <table:table-cell table:formula="of:=[.D151]/1000" office:value-type="float" office:value="1831.15339" calcext:value-type="float">
            <text:p>1831.15339</text:p>
          </table:table-cell>
          <table:table-cell table:number-columns-repeated="4"/>
        </table:table-row>
        <table:table-row table:style-name="ro1">
          <table:table-cell office:value-type="float" office:value="2500792668" calcext:value-type="float">
            <text:p>2500792668</text:p>
          </table:table-cell>
          <table:table-cell office:value-type="float" office:value="637" calcext:value-type="float">
            <text:p>637</text:p>
          </table:table-cell>
          <table:table-cell office:value-type="float" office:value="313.31" calcext:value-type="float">
            <text:p>313.31</text:p>
          </table:table-cell>
          <table:table-cell office:value-type="float" office:value="1829653" calcext:value-type="float">
            <text:p>1829653</text:p>
          </table:table-cell>
          <table:table-cell table:formula="of:=[.D152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01056179" calcext:value-type="float">
            <text:p>2501056179</text:p>
          </table:table-cell>
          <table:table-cell office:value-type="float" office:value="3860" calcext:value-type="float">
            <text:p>3860</text:p>
          </table:table-cell>
          <table:table-cell office:value-type="float" office:value="1917.96" calcext:value-type="float">
            <text:p>1917.96</text:p>
          </table:table-cell>
          <table:table-cell office:value-type="float" office:value="1828333.98" calcext:value-type="float">
            <text:p>1828333.98</text:p>
          </table:table-cell>
          <table:table-cell table:formula="of:=[.D153]/1000" office:value-type="float" office:value="1828.33398" calcext:value-type="float">
            <text:p>1828.33398</text:p>
          </table:table-cell>
          <table:table-cell table:number-columns-repeated="4"/>
        </table:table-row>
        <table:table-row table:style-name="ro1">
          <table:table-cell office:value-type="float" office:value="2501066812" calcext:value-type="float">
            <text:p>2501066812</text:p>
          </table:table-cell>
          <table:table-cell office:value-type="float" office:value="5467" calcext:value-type="float">
            <text:p>5467</text:p>
          </table:table-cell>
          <table:table-cell office:value-type="float" office:value="2719.72" calcext:value-type="float">
            <text:p>2719.72</text:p>
          </table:table-cell>
          <table:table-cell office:value-type="float" office:value="1831334.13" calcext:value-type="float">
            <text:p>1831334.13</text:p>
          </table:table-cell>
          <table:table-cell table:formula="of:=[.D154]/1000" office:value-type="float" office:value="1831.33413" calcext:value-type="float">
            <text:p>1831.33413</text:p>
          </table:table-cell>
          <table:table-cell table:number-columns-repeated="4"/>
        </table:table-row>
        <table:table-row table:style-name="ro1">
          <table:table-cell office:value-type="float" office:value="2501236043" calcext:value-type="float">
            <text:p>2501236043</text:p>
          </table:table-cell>
          <table:table-cell office:value-type="float" office:value="1381" calcext:value-type="float">
            <text:p>1381</text:p>
          </table:table-cell>
          <table:table-cell office:value-type="float" office:value="772.81" calcext:value-type="float">
            <text:p>772.81</text:p>
          </table:table-cell>
          <table:table-cell office:value-type="float" office:value="1828073.99" calcext:value-type="float">
            <text:p>1828073.99</text:p>
          </table:table-cell>
          <table:table-cell table:formula="of:=[.D155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501374879" calcext:value-type="float">
            <text:p>2501374879</text:p>
          </table:table-cell>
          <table:table-cell office:value-type="float" office:value="4272" calcext:value-type="float">
            <text:p>4272</text:p>
          </table:table-cell>
          <table:table-cell office:value-type="float" office:value="2128.58" calcext:value-type="float">
            <text:p>2128.58</text:p>
          </table:table-cell>
          <table:table-cell office:value-type="float" office:value="1829268.29" calcext:value-type="float">
            <text:p>1829268.29</text:p>
          </table:table-cell>
          <table:table-cell table:formula="of:=[.D15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01385487" calcext:value-type="float">
            <text:p>2501385487</text:p>
          </table:table-cell>
          <table:table-cell office:value-type="float" office:value="3370" calcext:value-type="float">
            <text:p>3370</text:p>
          </table:table-cell>
          <table:table-cell office:value-type="float" office:value="1675.27" calcext:value-type="float">
            <text:p>1675.27</text:p>
          </table:table-cell>
          <table:table-cell office:value-type="float" office:value="1831970.26" calcext:value-type="float">
            <text:p>1831970.26</text:p>
          </table:table-cell>
          <table:table-cell table:formula="of:=[.D157]/1000" office:value-type="float" office:value="1831.97026" calcext:value-type="float">
            <text:p>1831.97026</text:p>
          </table:table-cell>
          <table:table-cell table:number-columns-repeated="4"/>
        </table:table-row>
        <table:table-row table:style-name="ro1">
          <table:table-cell office:value-type="float" office:value="2501593780" calcext:value-type="float">
            <text:p>2501593780</text:p>
          </table:table-cell>
          <table:table-cell office:value-type="float" office:value="375" calcext:value-type="float">
            <text:p>375</text:p>
          </table:table-cell>
          <table:table-cell office:value-type="float" office:value="202.29" calcext:value-type="float">
            <text:p>202.29</text:p>
          </table:table-cell>
          <table:table-cell office:value-type="float" office:value="1830417.23" calcext:value-type="float">
            <text:p>1830417.23</text:p>
          </table:table-cell>
          <table:table-cell table:formula="of:=[.D15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01711559" calcext:value-type="float">
            <text:p>2501711559</text:p>
          </table:table-cell>
          <table:table-cell office:value-type="float" office:value="2977" calcext:value-type="float">
            <text:p>2977</text:p>
          </table:table-cell>
          <table:table-cell office:value-type="float" office:value="1474.4" calcext:value-type="float">
            <text:p>1474.4</text:p>
          </table:table-cell>
          <table:table-cell office:value-type="float" office:value="1831033.32" calcext:value-type="float">
            <text:p>1831033.32</text:p>
          </table:table-cell>
          <table:table-cell table:formula="of:=[.D159]/1000" office:value-type="float" office:value="1831.03332" calcext:value-type="float">
            <text:p>1831.03332</text:p>
          </table:table-cell>
          <table:table-cell table:number-columns-repeated="4"/>
        </table:table-row>
        <table:table-row table:style-name="ro1">
          <table:table-cell office:value-type="float" office:value="2501848262" calcext:value-type="float">
            <text:p>2501848262</text:p>
          </table:table-cell>
          <table:table-cell office:value-type="float" office:value="375" calcext:value-type="float">
            <text:p>375</text:p>
          </table:table-cell>
          <table:table-cell office:value-type="float" office:value="184.93" calcext:value-type="float">
            <text:p>184.93</text:p>
          </table:table-cell>
          <table:table-cell office:value-type="float" office:value="1832884.1" calcext:value-type="float">
            <text:p>1832884.1</text:p>
          </table:table-cell>
          <table:table-cell table:formula="of:=[.D16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02020959" calcext:value-type="float">
            <text:p>2502020959</text:p>
          </table:table-cell>
          <table:table-cell office:value-type="float" office:value="2612" calcext:value-type="float">
            <text:p>2612</text:p>
          </table:table-cell>
          <table:table-cell office:value-type="float" office:value="1288.37" calcext:value-type="float">
            <text:p>1288.37</text:p>
          </table:table-cell>
          <table:table-cell office:value-type="float" office:value="1827255.28" calcext:value-type="float">
            <text:p>1827255.28</text:p>
          </table:table-cell>
          <table:table-cell table:formula="of:=[.D161]/1000" office:value-type="float" office:value="1827.25528" calcext:value-type="float">
            <text:p>1827.25528</text:p>
          </table:table-cell>
          <table:table-cell table:number-columns-repeated="4"/>
        </table:table-row>
        <table:table-row table:style-name="ro1">
          <table:table-cell office:value-type="float" office:value="2502025850" calcext:value-type="float">
            <text:p>2502025850</text:p>
          </table:table-cell>
          <table:table-cell office:value-type="float" office:value="4227" calcext:value-type="float">
            <text:p>4227</text:p>
          </table:table-cell>
          <table:table-cell office:value-type="float" office:value="2103.57" calcext:value-type="float">
            <text:p>2103.57</text:p>
          </table:table-cell>
          <table:table-cell office:value-type="float" office:value="1829817.49" calcext:value-type="float">
            <text:p>1829817.49</text:p>
          </table:table-cell>
          <table:table-cell table:formula="of:=[.D162]/1000" office:value-type="float" office:value="1829.81749" calcext:value-type="float">
            <text:p>1829.81749</text:p>
          </table:table-cell>
          <table:table-cell table:number-columns-repeated="4"/>
        </table:table-row>
        <table:table-row table:style-name="ro1">
          <table:table-cell office:value-type="float" office:value="2502072436" calcext:value-type="float">
            <text:p>2502072436</text:p>
          </table:table-cell>
          <table:table-cell office:value-type="float" office:value="637" calcext:value-type="float">
            <text:p>637</text:p>
          </table:table-cell>
          <table:table-cell office:value-type="float" office:value="315.59" calcext:value-type="float">
            <text:p>315.59</text:p>
          </table:table-cell>
          <table:table-cell office:value-type="float" office:value="1831097.08" calcext:value-type="float">
            <text:p>1831097.08</text:p>
          </table:table-cell>
          <table:table-cell table:formula="of:=[.D163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02336048" calcext:value-type="float">
            <text:p>2502336048</text:p>
          </table:table-cell>
          <table:table-cell office:value-type="float" office:value="3025" calcext:value-type="float">
            <text:p>3025</text:p>
          </table:table-cell>
          <table:table-cell office:value-type="float" office:value="1505" calcext:value-type="float">
            <text:p>1505</text:p>
          </table:table-cell>
          <table:table-cell office:value-type="float" office:value="1829328.91" calcext:value-type="float">
            <text:p>1829328.91</text:p>
          </table:table-cell>
          <table:table-cell table:formula="of:=[.D164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02346980" calcext:value-type="float">
            <text:p>2502346980</text:p>
          </table:table-cell>
          <table:table-cell office:value-type="float" office:value="4634" calcext:value-type="float">
            <text:p>4634</text:p>
          </table:table-cell>
          <table:table-cell office:value-type="float" office:value="2309.41" calcext:value-type="float">
            <text:p>2309.41</text:p>
          </table:table-cell>
          <table:table-cell office:value-type="float" office:value="1832324.98" calcext:value-type="float">
            <text:p>1832324.98</text:p>
          </table:table-cell>
          <table:table-cell table:formula="of:=[.D165]/1000" office:value-type="float" office:value="1832.32498" calcext:value-type="float">
            <text:p>1832.32498</text:p>
          </table:table-cell>
          <table:table-cell table:number-columns-repeated="4"/>
        </table:table-row>
        <table:table-row table:style-name="ro1">
          <table:table-cell office:value-type="float" office:value="2502516417" calcext:value-type="float">
            <text:p>2502516417</text:p>
          </table:table-cell>
          <table:table-cell office:value-type="float" office:value="1446" calcext:value-type="float">
            <text:p>1446</text:p>
          </table:table-cell>
          <table:table-cell office:value-type="float" office:value="839.14" calcext:value-type="float">
            <text:p>839.14</text:p>
          </table:table-cell>
          <table:table-cell office:value-type="float" office:value="1829224.72" calcext:value-type="float">
            <text:p>1829224.72</text:p>
          </table:table-cell>
          <table:table-cell table:formula="of:=[.D166]/1000" office:value-type="float" office:value="1829.22472" calcext:value-type="float">
            <text:p>1829.22472</text:p>
          </table:table-cell>
          <table:table-cell table:number-columns-repeated="4"/>
        </table:table-row>
        <table:table-row table:style-name="ro1">
          <table:table-cell office:value-type="float" office:value="2502655431" calcext:value-type="float">
            <text:p>2502655431</text:p>
          </table:table-cell>
          <table:table-cell office:value-type="float" office:value="5107" calcext:value-type="float">
            <text:p>5107</text:p>
          </table:table-cell>
          <table:table-cell office:value-type="float" office:value="2548.78" calcext:value-type="float">
            <text:p>2548.78</text:p>
          </table:table-cell>
          <table:table-cell office:value-type="float" office:value="1828167.91" calcext:value-type="float">
            <text:p>1828167.91</text:p>
          </table:table-cell>
          <table:table-cell table:formula="of:=[.D167]/1000" office:value-type="float" office:value="1828.16791" calcext:value-type="float">
            <text:p>1828.16791</text:p>
          </table:table-cell>
          <table:table-cell table:number-columns-repeated="4"/>
        </table:table-row>
        <table:table-row table:style-name="ro1">
          <table:table-cell office:value-type="float" office:value="2502665943" calcext:value-type="float">
            <text:p>2502665943</text:p>
          </table:table-cell>
          <table:table-cell office:value-type="float" office:value="2562" calcext:value-type="float">
            <text:p>2562</text:p>
          </table:table-cell>
          <table:table-cell office:value-type="float" office:value="1266.37" calcext:value-type="float">
            <text:p>1266.37</text:p>
          </table:table-cell>
          <table:table-cell office:value-type="float" office:value="1831344.16" calcext:value-type="float">
            <text:p>1831344.16</text:p>
          </table:table-cell>
          <table:table-cell table:formula="of:=[.D168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502874544" calcext:value-type="float">
            <text:p>2502874544</text:p>
          </table:table-cell>
          <table:table-cell office:value-type="float" office:value="373" calcext:value-type="float">
            <text:p>373</text:p>
          </table:table-cell>
          <table:table-cell office:value-type="float" office:value="194.11" calcext:value-type="float">
            <text:p>194.11</text:p>
          </table:table-cell>
          <table:table-cell office:value-type="float" office:value="1835357.62" calcext:value-type="float">
            <text:p>1835357.62</text:p>
          </table:table-cell>
          <table:table-cell table:formula="of:=[.D169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02992415" calcext:value-type="float">
            <text:p>2502992415</text:p>
          </table:table-cell>
          <table:table-cell office:value-type="float" office:value="2981" calcext:value-type="float">
            <text:p>2981</text:p>
          </table:table-cell>
          <table:table-cell office:value-type="float" office:value="1479.74" calcext:value-type="float">
            <text:p>1479.74</text:p>
          </table:table-cell>
          <table:table-cell office:value-type="float" office:value="1829493.86" calcext:value-type="float">
            <text:p>1829493.86</text:p>
          </table:table-cell>
          <table:table-cell table:formula="of:=[.D170]/1000" office:value-type="float" office:value="1829.49386" calcext:value-type="float">
            <text:p>1829.49386</text:p>
          </table:table-cell>
          <table:table-cell table:number-columns-repeated="4"/>
        </table:table-row>
        <table:table-row table:style-name="ro1">
          <table:table-cell office:value-type="float" office:value="2503128195" calcext:value-type="float">
            <text:p>2503128195</text:p>
          </table:table-cell>
          <table:table-cell office:value-type="float" office:value="354" calcext:value-type="float">
            <text:p>354</text:p>
          </table:table-cell>
          <table:table-cell office:value-type="float" office:value="169.6" calcext:value-type="float">
            <text:p>169.6</text:p>
          </table:table-cell>
          <table:table-cell office:value-type="float" office:value="1833810.89" calcext:value-type="float">
            <text:p>1833810.89</text:p>
          </table:table-cell>
          <table:table-cell table:formula="of:=[.D171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03301000" calcext:value-type="float">
            <text:p>2503301000</text:p>
          </table:table-cell>
          <table:table-cell office:value-type="float" office:value="2595" calcext:value-type="float">
            <text:p>2595</text:p>
          </table:table-cell>
          <table:table-cell office:value-type="float" office:value="1289.05" calcext:value-type="float">
            <text:p>1289.05</text:p>
          </table:table-cell>
          <table:table-cell office:value-type="float" office:value="1825918.76" calcext:value-type="float">
            <text:p>1825918.76</text:p>
          </table:table-cell>
          <table:table-cell table:formula="of:=[.D172]/1000" office:value-type="float" office:value="1825.91876" calcext:value-type="float">
            <text:p>1825.91876</text:p>
          </table:table-cell>
          <table:table-cell table:number-columns-repeated="4"/>
        </table:table-row>
        <table:table-row table:style-name="ro1">
          <table:table-cell office:value-type="float" office:value="2503312124" calcext:value-type="float">
            <text:p>2503312124</text:p>
          </table:table-cell>
          <table:table-cell office:value-type="float" office:value="5050" calcext:value-type="float">
            <text:p>5050</text:p>
          </table:table-cell>
          <table:table-cell office:value-type="float" office:value="2516.21" calcext:value-type="float">
            <text:p>2516.21</text:p>
          </table:table-cell>
          <table:table-cell office:value-type="float" office:value="1831879.46" calcext:value-type="float">
            <text:p>1831879.46</text:p>
          </table:table-cell>
          <table:table-cell table:formula="of:=[.D173]/1000" office:value-type="float" office:value="1831.87946" calcext:value-type="float">
            <text:p>1831.87946</text:p>
          </table:table-cell>
          <table:table-cell table:number-columns-repeated="4"/>
        </table:table-row>
        <table:table-row table:style-name="ro1">
          <table:table-cell office:value-type="float" office:value="2503356574" calcext:value-type="float">
            <text:p>2503356574</text:p>
          </table:table-cell>
          <table:table-cell office:value-type="float" office:value="690" calcext:value-type="float">
            <text:p>690</text:p>
          </table:table-cell>
          <table:table-cell office:value-type="float" office:value="354.23" calcext:value-type="float">
            <text:p>354.23</text:p>
          </table:table-cell>
          <table:table-cell office:value-type="float" office:value="1829653" calcext:value-type="float">
            <text:p>1829653</text:p>
          </table:table-cell>
          <table:table-cell table:formula="of:=[.D174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03619287" calcext:value-type="float">
            <text:p>2503619287</text:p>
          </table:table-cell>
          <table:table-cell office:value-type="float" office:value="3028" calcext:value-type="float">
            <text:p>3028</text:p>
          </table:table-cell>
          <table:table-cell office:value-type="float" office:value="1496.92" calcext:value-type="float">
            <text:p>1496.92</text:p>
          </table:table-cell>
          <table:table-cell office:value-type="float" office:value="1827512" calcext:value-type="float">
            <text:p>1827512</text:p>
          </table:table-cell>
          <table:table-cell table:formula="of:=[.D175]/1000" office:value-type="float" office:value="1827.512" calcext:value-type="float">
            <text:p>1827.512</text:p>
          </table:table-cell>
          <table:table-cell table:number-columns-repeated="4"/>
        </table:table-row>
        <table:table-row table:style-name="ro1">
          <table:table-cell office:value-type="float" office:value="2503630294" calcext:value-type="float">
            <text:p>2503630294</text:p>
          </table:table-cell>
          <table:table-cell office:value-type="float" office:value="4641" calcext:value-type="float">
            <text:p>4641</text:p>
          </table:table-cell>
          <table:table-cell office:value-type="float" office:value="2309.57" calcext:value-type="float">
            <text:p>2309.57</text:p>
          </table:table-cell>
          <table:table-cell office:value-type="float" office:value="1830149.99" calcext:value-type="float">
            <text:p>1830149.99</text:p>
          </table:table-cell>
          <table:table-cell table:formula="of:=[.D176]/1000" office:value-type="float" office:value="1830.14999" calcext:value-type="float">
            <text:p>1830.14999</text:p>
          </table:table-cell>
          <table:table-cell table:number-columns-repeated="4"/>
        </table:table-row>
        <table:table-row table:style-name="ro1">
          <table:table-cell office:value-type="float" office:value="2503799922" calcext:value-type="float">
            <text:p>2503799922</text:p>
          </table:table-cell>
          <table:table-cell office:value-type="float" office:value="1381" calcext:value-type="float">
            <text:p>1381</text:p>
          </table:table-cell>
          <table:table-cell office:value-type="float" office:value="777.16" calcext:value-type="float">
            <text:p>777.16</text:p>
          </table:table-cell>
          <table:table-cell office:value-type="float" office:value="1828073.99" calcext:value-type="float">
            <text:p>1828073.99</text:p>
          </table:table-cell>
          <table:table-cell table:formula="of:=[.D177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503938984" calcext:value-type="float">
            <text:p>2503938984</text:p>
          </table:table-cell>
          <table:table-cell office:value-type="float" office:value="4269" calcext:value-type="float">
            <text:p>4269</text:p>
          </table:table-cell>
          <table:table-cell office:value-type="float" office:value="2134.34" calcext:value-type="float">
            <text:p>2134.34</text:p>
          </table:table-cell>
          <table:table-cell office:value-type="float" office:value="1829053.82" calcext:value-type="float">
            <text:p>1829053.82</text:p>
          </table:table-cell>
          <table:table-cell table:formula="of:=[.D178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03949776" calcext:value-type="float">
            <text:p>2503949776</text:p>
          </table:table-cell>
          <table:table-cell office:value-type="float" office:value="2545" calcext:value-type="float">
            <text:p>2545</text:p>
          </table:table-cell>
          <table:table-cell office:value-type="float" office:value="1269.19" calcext:value-type="float">
            <text:p>1269.19</text:p>
          </table:table-cell>
          <table:table-cell office:value-type="float" office:value="1829292.33" calcext:value-type="float">
            <text:p>1829292.33</text:p>
          </table:table-cell>
          <table:table-cell table:formula="of:=[.D179]/1000" office:value-type="float" office:value="1829.29233" calcext:value-type="float">
            <text:p>1829.29233</text:p>
          </table:table-cell>
          <table:table-cell table:number-columns-repeated="4"/>
        </table:table-row>
        <table:table-row table:style-name="ro1">
          <table:table-cell office:value-type="float" office:value="2504158478" calcext:value-type="float">
            <text:p>2504158478</text:p>
          </table:table-cell>
          <table:table-cell office:value-type="float" office:value="353" calcext:value-type="float">
            <text:p>353</text:p>
          </table:table-cell>
          <table:table-cell office:value-type="float" office:value="182.53" calcext:value-type="float">
            <text:p>182.53</text:p>
          </table:table-cell>
          <table:table-cell office:value-type="float" office:value="1833810.89" calcext:value-type="float">
            <text:p>1833810.89</text:p>
          </table:table-cell>
          <table:table-cell table:formula="of:=[.D180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04258132" calcext:value-type="float">
            <text:p>2504258132</text:p>
          </table:table-cell>
          <table:table-cell office:value-type="float" office:value="4685" calcext:value-type="float">
            <text:p>4685</text:p>
          </table:table-cell>
          <table:table-cell office:value-type="float" office:value="2341.26" calcext:value-type="float">
            <text:p>2341.26</text:p>
          </table:table-cell>
          <table:table-cell office:value-type="float" office:value="1828864.44" calcext:value-type="float">
            <text:p>1828864.44</text:p>
          </table:table-cell>
          <table:table-cell table:formula="of:=[.D181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504269806" calcext:value-type="float">
            <text:p>2504269806</text:p>
          </table:table-cell>
          <table:table-cell office:value-type="float" office:value="3811" calcext:value-type="float">
            <text:p>3811</text:p>
          </table:table-cell>
          <table:table-cell office:value-type="float" office:value="1895.72" calcext:value-type="float">
            <text:p>1895.72</text:p>
          </table:table-cell>
          <table:table-cell office:value-type="float" office:value="1829893.52" calcext:value-type="float">
            <text:p>1829893.52</text:p>
          </table:table-cell>
          <table:table-cell table:formula="of:=[.D182]/1000" office:value-type="float" office:value="1829.89352" calcext:value-type="float">
            <text:p>1829.89352</text:p>
          </table:table-cell>
          <table:table-cell table:number-columns-repeated="4"/>
        </table:table-row>
        <table:table-row table:style-name="ro1">
          <table:table-cell office:value-type="float" office:value="2504407517" calcext:value-type="float">
            <text:p>2504407517</text:p>
          </table:table-cell>
          <table:table-cell office:value-type="float" office:value="375" calcext:value-type="float">
            <text:p>375</text:p>
          </table:table-cell>
          <table:table-cell office:value-type="float" office:value="189.23" calcext:value-type="float">
            <text:p>189.23</text:p>
          </table:table-cell>
          <table:table-cell office:value-type="float" office:value="1827956.99" calcext:value-type="float">
            <text:p>1827956.99</text:p>
          </table:table-cell>
          <table:table-cell table:formula="of:=[.D183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04579424" calcext:value-type="float">
            <text:p>2504579424</text:p>
          </table:table-cell>
          <table:table-cell office:value-type="float" office:value="2596" calcext:value-type="float">
            <text:p>2596</text:p>
          </table:table-cell>
          <table:table-cell office:value-type="float" office:value="1289.56" calcext:value-type="float">
            <text:p>1289.56</text:p>
          </table:table-cell>
          <table:table-cell office:value-type="float" office:value="1825212.68" calcext:value-type="float">
            <text:p>1825212.68</text:p>
          </table:table-cell>
          <table:table-cell table:formula="of:=[.D184]/1000" office:value-type="float" office:value="1825.21268" calcext:value-type="float">
            <text:p>1825.21268</text:p>
          </table:table-cell>
          <table:table-cell table:number-columns-repeated="4"/>
        </table:table-row>
        <table:table-row table:style-name="ro1">
          <table:table-cell office:value-type="float" office:value="2504590634" calcext:value-type="float">
            <text:p>2504590634</text:p>
          </table:table-cell>
          <table:table-cell office:value-type="float" office:value="5051" calcext:value-type="float">
            <text:p>5051</text:p>
          </table:table-cell>
          <table:table-cell office:value-type="float" office:value="2515.15" calcext:value-type="float">
            <text:p>2515.15</text:p>
          </table:table-cell>
          <table:table-cell office:value-type="float" office:value="1831697.89" calcext:value-type="float">
            <text:p>1831697.89</text:p>
          </table:table-cell>
          <table:table-cell table:formula="of:=[.D185]/1000" office:value-type="float" office:value="1831.69789" calcext:value-type="float">
            <text:p>1831.69789</text:p>
          </table:table-cell>
          <table:table-cell table:number-columns-repeated="4"/>
        </table:table-row>
        <table:table-row table:style-name="ro1">
          <table:table-cell office:value-type="float" office:value="2504636213" calcext:value-type="float">
            <text:p>2504636213</text:p>
          </table:table-cell>
          <table:table-cell office:value-type="float" office:value="659" calcext:value-type="float">
            <text:p>659</text:p>
          </table:table-cell>
          <table:table-cell office:value-type="float" office:value="318.36" calcext:value-type="float">
            <text:p>318.36</text:p>
          </table:table-cell>
          <table:table-cell office:value-type="float" office:value="1827875.1" calcext:value-type="float">
            <text:p>1827875.1</text:p>
          </table:table-cell>
          <table:table-cell table:formula="of:=[.D186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504899034" calcext:value-type="float">
            <text:p>2504899034</text:p>
          </table:table-cell>
          <table:table-cell office:value-type="float" office:value="3026" calcext:value-type="float">
            <text:p>3026</text:p>
          </table:table-cell>
          <table:table-cell office:value-type="float" office:value="1505.8" calcext:value-type="float">
            <text:p>1505.8</text:p>
          </table:table-cell>
          <table:table-cell office:value-type="float" office:value="1829328.91" calcext:value-type="float">
            <text:p>1829328.91</text:p>
          </table:table-cell>
          <table:table-cell table:formula="of:=[.D187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04910115" calcext:value-type="float">
            <text:p>2504910115</text:p>
          </table:table-cell>
          <table:table-cell office:value-type="float" office:value="5471" calcext:value-type="float">
            <text:p>5471</text:p>
          </table:table-cell>
          <table:table-cell office:value-type="float" office:value="2722.79" calcext:value-type="float">
            <text:p>2722.79</text:p>
          </table:table-cell>
          <table:table-cell office:value-type="float" office:value="1830161.05" calcext:value-type="float">
            <text:p>1830161.05</text:p>
          </table:table-cell>
          <table:table-cell table:formula="of:=[.D188]/1000" office:value-type="float" office:value="1830.16105" calcext:value-type="float">
            <text:p>1830.16105</text:p>
          </table:table-cell>
          <table:table-cell table:number-columns-repeated="4"/>
        </table:table-row>
        <table:table-row table:style-name="ro1">
          <table:table-cell office:value-type="float" office:value="2505079642" calcext:value-type="float">
            <text:p>2505079642</text:p>
          </table:table-cell>
          <table:table-cell office:value-type="float" office:value="1402" calcext:value-type="float">
            <text:p>1402</text:p>
          </table:table-cell>
          <table:table-cell office:value-type="float" office:value="789.05" calcext:value-type="float">
            <text:p>789.05</text:p>
          </table:table-cell>
          <table:table-cell office:value-type="float" office:value="1829224.72" calcext:value-type="float">
            <text:p>1829224.72</text:p>
          </table:table-cell>
          <table:table-cell table:formula="of:=[.D189]/1000" office:value-type="float" office:value="1829.22472" calcext:value-type="float">
            <text:p>1829.22472</text:p>
          </table:table-cell>
          <table:table-cell table:number-columns-repeated="4"/>
        </table:table-row>
        <table:table-row table:style-name="ro1">
          <table:table-cell office:value-type="float" office:value="2505217842" calcext:value-type="float">
            <text:p>2505217842</text:p>
          </table:table-cell>
          <table:table-cell office:value-type="float" office:value="5103" calcext:value-type="float">
            <text:p>5103</text:p>
          </table:table-cell>
          <table:table-cell office:value-type="float" office:value="2543" calcext:value-type="float">
            <text:p>2543</text:p>
          </table:table-cell>
          <table:table-cell office:value-type="float" office:value="1828885.4" calcext:value-type="float">
            <text:p>1828885.4</text:p>
          </table:table-cell>
          <table:table-cell table:formula="of:=[.D190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505227501" calcext:value-type="float">
            <text:p>2505227501</text:p>
          </table:table-cell>
          <table:table-cell office:value-type="float" office:value="2565" calcext:value-type="float">
            <text:p>2565</text:p>
          </table:table-cell>
          <table:table-cell office:value-type="float" office:value="1273.71" calcext:value-type="float">
            <text:p>1273.71</text:p>
          </table:table-cell>
          <table:table-cell office:value-type="float" office:value="1829554.34" calcext:value-type="float">
            <text:p>1829554.34</text:p>
          </table:table-cell>
          <table:table-cell table:formula="of:=[.D191]/1000" office:value-type="float" office:value="1829.55434" calcext:value-type="float">
            <text:p>1829.55434</text:p>
          </table:table-cell>
          <table:table-cell table:number-columns-repeated="4"/>
        </table:table-row>
        <table:table-row table:style-name="ro1">
          <table:table-cell office:value-type="float" office:value="2505436318" calcext:value-type="float">
            <text:p>2505436318</text:p>
          </table:table-cell>
          <table:table-cell office:value-type="float" office:value="352" calcext:value-type="float">
            <text:p>352</text:p>
          </table:table-cell>
          <table:table-cell office:value-type="float" office:value="178.46" calcext:value-type="float">
            <text:p>178.46</text:p>
          </table:table-cell>
          <table:table-cell office:value-type="float" office:value="1831187.41" calcext:value-type="float">
            <text:p>1831187.41</text:p>
          </table:table-cell>
          <table:table-cell table:formula="of:=[.D192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05538110" calcext:value-type="float">
            <text:p>2505538110</text:p>
          </table:table-cell>
          <table:table-cell office:value-type="float" office:value="4695" calcext:value-type="float">
            <text:p>4695</text:p>
          </table:table-cell>
          <table:table-cell office:value-type="float" office:value="2333.68" calcext:value-type="float">
            <text:p>2333.68</text:p>
          </table:table-cell>
          <table:table-cell office:value-type="float" office:value="1826912.82" calcext:value-type="float">
            <text:p>1826912.82</text:p>
          </table:table-cell>
          <table:table-cell table:formula="of:=[.D193]/1000" office:value-type="float" office:value="1826.91282" calcext:value-type="float">
            <text:p>1826.91282</text:p>
          </table:table-cell>
          <table:table-cell table:number-columns-repeated="4"/>
        </table:table-row>
        <table:table-row table:style-name="ro1">
          <table:table-cell office:value-type="float" office:value="2505547829" calcext:value-type="float">
            <text:p>2505547829</text:p>
          </table:table-cell>
          <table:table-cell office:value-type="float" office:value="2980" calcext:value-type="float">
            <text:p>2980</text:p>
          </table:table-cell>
          <table:table-cell office:value-type="float" office:value="1485.27" calcext:value-type="float">
            <text:p>1485.27</text:p>
          </table:table-cell>
          <table:table-cell office:value-type="float" office:value="1829801.55" calcext:value-type="float">
            <text:p>1829801.55</text:p>
          </table:table-cell>
          <table:table-cell table:formula="of:=[.D194]/1000" office:value-type="float" office:value="1829.80155" calcext:value-type="float">
            <text:p>1829.80155</text:p>
          </table:table-cell>
          <table:table-cell table:number-columns-repeated="4"/>
        </table:table-row>
        <table:table-row table:style-name="ro1">
          <table:table-cell office:value-type="float" office:value="2505685816" calcext:value-type="float">
            <text:p>2505685816</text:p>
          </table:table-cell>
          <table:table-cell office:value-type="float" office:value="375" calcext:value-type="float">
            <text:p>375</text:p>
          </table:table-cell>
          <table:table-cell office:value-type="float" office:value="178.32" calcext:value-type="float">
            <text:p>178.32</text:p>
          </table:table-cell>
          <table:table-cell office:value-type="float" office:value="1832884.1" calcext:value-type="float">
            <text:p>1832884.1</text:p>
          </table:table-cell>
          <table:table-cell table:formula="of:=[.D19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05857869" calcext:value-type="float">
            <text:p>2505857869</text:p>
          </table:table-cell>
          <table:table-cell office:value-type="float" office:value="2594" calcext:value-type="float">
            <text:p>2594</text:p>
          </table:table-cell>
          <table:table-cell office:value-type="float" office:value="1291.74" calcext:value-type="float">
            <text:p>1291.74</text:p>
          </table:table-cell>
          <table:table-cell office:value-type="float" office:value="1826272.01" calcext:value-type="float">
            <text:p>1826272.01</text:p>
          </table:table-cell>
          <table:table-cell table:formula="of:=[.D196]/1000" office:value-type="float" office:value="1826.27201" calcext:value-type="float">
            <text:p>1826.27201</text:p>
          </table:table-cell>
          <table:table-cell table:number-columns-repeated="4"/>
        </table:table-row>
        <table:table-row table:style-name="ro1">
          <table:table-cell office:value-type="float" office:value="2505861995" calcext:value-type="float">
            <text:p>2505861995</text:p>
          </table:table-cell>
          <table:table-cell office:value-type="float" office:value="5069" calcext:value-type="float">
            <text:p>5069</text:p>
          </table:table-cell>
          <table:table-cell office:value-type="float" office:value="2525.65" calcext:value-type="float">
            <text:p>2525.65</text:p>
          </table:table-cell>
          <table:table-cell office:value-type="float" office:value="1832181.64" calcext:value-type="float">
            <text:p>1832181.64</text:p>
          </table:table-cell>
          <table:table-cell table:formula="of:=[.D197]/1000" office:value-type="float" office:value="1832.18164" calcext:value-type="float">
            <text:p>1832.18164</text:p>
          </table:table-cell>
          <table:table-cell table:number-columns-repeated="4"/>
        </table:table-row>
        <table:table-row table:style-name="ro1">
          <table:table-cell office:value-type="float" office:value="2505907724" calcext:value-type="float">
            <text:p>2505907724</text:p>
          </table:table-cell>
          <table:table-cell office:value-type="float" office:value="680" calcext:value-type="float">
            <text:p>680</text:p>
          </table:table-cell>
          <table:table-cell office:value-type="float" office:value="337.54" calcext:value-type="float">
            <text:p>337.54</text:p>
          </table:table-cell>
          <table:table-cell office:value-type="float" office:value="1827560.8" calcext:value-type="float">
            <text:p>1827560.8</text:p>
          </table:table-cell>
          <table:table-cell table:formula="of:=[.D198]/1000" office:value-type="float" office:value="1827.5608" calcext:value-type="float">
            <text:p>1827.5608</text:p>
          </table:table-cell>
          <table:table-cell table:number-columns-repeated="4"/>
        </table:table-row>
        <table:table-row table:style-name="ro1">
          <table:table-cell office:value-type="float" office:value="2506169662" calcext:value-type="float">
            <text:p>2506169662</text:p>
          </table:table-cell>
          <table:table-cell office:value-type="float" office:value="3857" calcext:value-type="float">
            <text:p>3857</text:p>
          </table:table-cell>
          <table:table-cell office:value-type="float" office:value="1927.51" calcext:value-type="float">
            <text:p>1927.51</text:p>
          </table:table-cell>
          <table:table-cell office:value-type="float" office:value="1829046.51" calcext:value-type="float">
            <text:p>1829046.51</text:p>
          </table:table-cell>
          <table:table-cell table:formula="of:=[.D199]/1000" office:value-type="float" office:value="1829.04651" calcext:value-type="float">
            <text:p>1829.04651</text:p>
          </table:table-cell>
          <table:table-cell table:number-columns-repeated="4"/>
        </table:table-row>
        <table:table-row table:style-name="ro1">
          <table:table-cell office:value-type="float" office:value="2506179595" calcext:value-type="float">
            <text:p>2506179595</text:p>
          </table:table-cell>
          <table:table-cell office:value-type="float" office:value="4639" calcext:value-type="float">
            <text:p>4639</text:p>
          </table:table-cell>
          <table:table-cell office:value-type="float" office:value="2305.32" calcext:value-type="float">
            <text:p>2305.32</text:p>
          </table:table-cell>
          <table:table-cell office:value-type="float" office:value="1830545.06" calcext:value-type="float">
            <text:p>1830545.06</text:p>
          </table:table-cell>
          <table:table-cell table:formula="of:=[.D200]/1000" office:value-type="float" office:value="1830.54506" calcext:value-type="float">
            <text:p>1830.54506</text:p>
          </table:table-cell>
          <table:table-cell table:number-columns-repeated="4"/>
        </table:table-row>
        <table:table-row table:style-name="ro1">
          <table:table-cell office:value-type="float" office:value="2506349360" calcext:value-type="float">
            <text:p>2506349360</text:p>
          </table:table-cell>
          <table:table-cell office:value-type="float" office:value="1446" calcext:value-type="float">
            <text:p>1446</text:p>
          </table:table-cell>
          <table:table-cell office:value-type="float" office:value="822.16" calcext:value-type="float">
            <text:p>822.16</text:p>
          </table:table-cell>
          <table:table-cell office:value-type="float" office:value="1828888.12" calcext:value-type="float">
            <text:p>1828888.12</text:p>
          </table:table-cell>
          <table:table-cell table:formula="of:=[.D201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506487741" calcext:value-type="float">
            <text:p>2506487741</text:p>
          </table:table-cell>
          <table:table-cell office:value-type="float" office:value="5105" calcext:value-type="float">
            <text:p>5105</text:p>
          </table:table-cell>
          <table:table-cell office:value-type="float" office:value="2543.25" calcext:value-type="float">
            <text:p>2543.25</text:p>
          </table:table-cell>
          <table:table-cell office:value-type="float" office:value="1828526.58" calcext:value-type="float">
            <text:p>1828526.58</text:p>
          </table:table-cell>
          <table:table-cell table:formula="of:=[.D202]/1000" office:value-type="float" office:value="1828.52658" calcext:value-type="float">
            <text:p>1828.52658</text:p>
          </table:table-cell>
          <table:table-cell table:number-columns-repeated="4"/>
        </table:table-row>
        <table:table-row table:style-name="ro1">
          <table:table-cell office:value-type="float" office:value="2506497485" calcext:value-type="float">
            <text:p>2506497485</text:p>
          </table:table-cell>
          <table:table-cell office:value-type="float" office:value="3392" calcext:value-type="float">
            <text:p>3392</text:p>
          </table:table-cell>
          <table:table-cell office:value-type="float" office:value="1689.74" calcext:value-type="float">
            <text:p>1689.74</text:p>
          </table:table-cell>
          <table:table-cell office:value-type="float" office:value="1831069.11" calcext:value-type="float">
            <text:p>1831069.11</text:p>
          </table:table-cell>
          <table:table-cell table:formula="of:=[.D203]/1000" office:value-type="float" office:value="1831.06911" calcext:value-type="float">
            <text:p>1831.06911</text:p>
          </table:table-cell>
          <table:table-cell table:number-columns-repeated="4"/>
        </table:table-row>
        <table:table-row table:style-name="ro1">
          <table:table-cell office:value-type="float" office:value="2506706199" calcext:value-type="float">
            <text:p>2506706199</text:p>
          </table:table-cell>
          <table:table-cell office:value-type="float" office:value="353" calcext:value-type="float">
            <text:p>353</text:p>
          </table:table-cell>
          <table:table-cell office:value-type="float" office:value="186.64" calcext:value-type="float">
            <text:p>186.64</text:p>
          </table:table-cell>
          <table:table-cell office:value-type="float" office:value="1831187.41" calcext:value-type="float">
            <text:p>1831187.41</text:p>
          </table:table-cell>
          <table:table-cell table:formula="of:=[.D204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06824279" calcext:value-type="float">
            <text:p>2506824279</text:p>
          </table:table-cell>
          <table:table-cell office:value-type="float" office:value="2973" calcext:value-type="float">
            <text:p>2973</text:p>
          </table:table-cell>
          <table:table-cell office:value-type="float" office:value="1480.32" calcext:value-type="float">
            <text:p>1480.32</text:p>
          </table:table-cell>
          <table:table-cell office:value-type="float" office:value="1832266.76" calcext:value-type="float">
            <text:p>1832266.76</text:p>
          </table:table-cell>
          <table:table-cell table:formula="of:=[.D205]/1000" office:value-type="float" office:value="1832.26676" calcext:value-type="float">
            <text:p>1832.26676</text:p>
          </table:table-cell>
          <table:table-cell table:number-columns-repeated="4"/>
        </table:table-row>
        <table:table-row table:style-name="ro1">
          <table:table-cell office:value-type="float" office:value="2506960276" calcext:value-type="float">
            <text:p>2506960276</text:p>
          </table:table-cell>
          <table:table-cell office:value-type="float" office:value="374" calcext:value-type="float">
            <text:p>374</text:p>
          </table:table-cell>
          <table:table-cell office:value-type="float" office:value="186.38" calcext:value-type="float">
            <text:p>186.38</text:p>
          </table:table-cell>
          <table:table-cell office:value-type="float" office:value="1832884.1" calcext:value-type="float">
            <text:p>1832884.1</text:p>
          </table:table-cell>
          <table:table-cell table:formula="of:=[.D206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07132436" calcext:value-type="float">
            <text:p>2507132436</text:p>
          </table:table-cell>
          <table:table-cell office:value-type="float" office:value="3439" calcext:value-type="float">
            <text:p>3439</text:p>
          </table:table-cell>
          <table:table-cell office:value-type="float" office:value="1718.39" calcext:value-type="float">
            <text:p>1718.39</text:p>
          </table:table-cell>
          <table:table-cell office:value-type="float" office:value="1829303.82" calcext:value-type="float">
            <text:p>1829303.82</text:p>
          </table:table-cell>
          <table:table-cell table:formula="of:=[.D207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507141612" calcext:value-type="float">
            <text:p>2507141612</text:p>
          </table:table-cell>
          <table:table-cell office:value-type="float" office:value="4223" calcext:value-type="float">
            <text:p>4223</text:p>
          </table:table-cell>
          <table:table-cell office:value-type="float" office:value="2103.18" calcext:value-type="float">
            <text:p>2103.18</text:p>
          </table:table-cell>
          <table:table-cell office:value-type="float" office:value="1830902.41" calcext:value-type="float">
            <text:p>1830902.41</text:p>
          </table:table-cell>
          <table:table-cell table:formula="of:=[.D208]/1000" office:value-type="float" office:value="1830.90241" calcext:value-type="float">
            <text:p>1830.90241</text:p>
          </table:table-cell>
          <table:table-cell table:number-columns-repeated="4"/>
        </table:table-row>
        <table:table-row table:style-name="ro1">
          <table:table-cell office:value-type="float" office:value="2507187670" calcext:value-type="float">
            <text:p>2507187670</text:p>
          </table:table-cell>
          <table:table-cell office:value-type="float" office:value="637" calcext:value-type="float">
            <text:p>637</text:p>
          </table:table-cell>
          <table:table-cell office:value-type="float" office:value="303.09" calcext:value-type="float">
            <text:p>303.09</text:p>
          </table:table-cell>
          <table:table-cell office:value-type="float" office:value="1829653" calcext:value-type="float">
            <text:p>1829653</text:p>
          </table:table-cell>
          <table:table-cell table:formula="of:=[.D209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07450684" calcext:value-type="float">
            <text:p>2507450684</text:p>
          </table:table-cell>
          <table:table-cell office:value-type="float" office:value="3859" calcext:value-type="float">
            <text:p>3859</text:p>
          </table:table-cell>
          <table:table-cell office:value-type="float" office:value="1924.5" calcext:value-type="float">
            <text:p>1924.5</text:p>
          </table:table-cell>
          <table:table-cell office:value-type="float" office:value="1828333.98" calcext:value-type="float">
            <text:p>1828333.98</text:p>
          </table:table-cell>
          <table:table-cell table:formula="of:=[.D210]/1000" office:value-type="float" office:value="1828.33398" calcext:value-type="float">
            <text:p>1828.33398</text:p>
          </table:table-cell>
          <table:table-cell table:number-columns-repeated="4"/>
        </table:table-row>
        <table:table-row table:style-name="ro1">
          <table:table-cell office:value-type="float" office:value="2507460698" calcext:value-type="float">
            <text:p>2507460698</text:p>
          </table:table-cell>
          <table:table-cell office:value-type="float" office:value="4670" calcext:value-type="float">
            <text:p>4670</text:p>
          </table:table-cell>
          <table:table-cell office:value-type="float" office:value="2345.17" calcext:value-type="float">
            <text:p>2345.17</text:p>
          </table:table-cell>
          <table:table-cell office:value-type="float" office:value="1830802.6" calcext:value-type="float">
            <text:p>1830802.6</text:p>
          </table:table-cell>
          <table:table-cell table:formula="of:=[.D211]/1000" office:value-type="float" office:value="1830.8026" calcext:value-type="float">
            <text:p>1830.8026</text:p>
          </table:table-cell>
          <table:table-cell table:number-columns-repeated="4"/>
        </table:table-row>
        <table:table-row table:style-name="ro1">
          <table:table-cell office:value-type="float" office:value="2507630572" calcext:value-type="float">
            <text:p>2507630572</text:p>
          </table:table-cell>
          <table:table-cell office:value-type="float" office:value="1424" calcext:value-type="float">
            <text:p>1424</text:p>
          </table:table-cell>
          <table:table-cell office:value-type="float" office:value="800.96" calcext:value-type="float">
            <text:p>800.96</text:p>
          </table:table-cell>
          <table:table-cell office:value-type="float" office:value="1829053.82" calcext:value-type="float">
            <text:p>1829053.82</text:p>
          </table:table-cell>
          <table:table-cell table:formula="of:=[.D212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07769021" calcext:value-type="float">
            <text:p>2507769021</text:p>
          </table:table-cell>
          <table:table-cell office:value-type="float" office:value="5110" calcext:value-type="float">
            <text:p>5110</text:p>
          </table:table-cell>
          <table:table-cell office:value-type="float" office:value="2543.17" calcext:value-type="float">
            <text:p>2543.17</text:p>
          </table:table-cell>
          <table:table-cell office:value-type="float" office:value="1827271.84" calcext:value-type="float">
            <text:p>1827271.84</text:p>
          </table:table-cell>
          <table:table-cell table:formula="of:=[.D213]/1000" office:value-type="float" office:value="1827.27184" calcext:value-type="float">
            <text:p>1827.27184</text:p>
          </table:table-cell>
          <table:table-cell table:number-columns-repeated="4"/>
        </table:table-row>
        <table:table-row table:style-name="ro1">
          <table:table-cell office:value-type="float" office:value="2507778895" calcext:value-type="float">
            <text:p>2507778895</text:p>
          </table:table-cell>
          <table:table-cell office:value-type="float" office:value="2593" calcext:value-type="float">
            <text:p>2593</text:p>
          </table:table-cell>
          <table:table-cell office:value-type="float" office:value="1311.29" calcext:value-type="float">
            <text:p>1311.29</text:p>
          </table:table-cell>
          <table:table-cell office:value-type="float" office:value="1831819.98" calcext:value-type="float">
            <text:p>1831819.98</text:p>
          </table:table-cell>
          <table:table-cell table:formula="of:=[.D214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507987879" calcext:value-type="float">
            <text:p>2507987879</text:p>
          </table:table-cell>
          <table:table-cell office:value-type="float" office:value="374" calcext:value-type="float">
            <text:p>374</text:p>
          </table:table-cell>
          <table:table-cell office:value-type="float" office:value="201.22" calcext:value-type="float">
            <text:p>201.22</text:p>
          </table:table-cell>
          <table:table-cell office:value-type="float" office:value="1832884.1" calcext:value-type="float">
            <text:p>1832884.1</text:p>
          </table:table-cell>
          <table:table-cell table:formula="of:=[.D21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08087868" calcext:value-type="float">
            <text:p>2508087868</text:p>
          </table:table-cell>
          <table:table-cell office:value-type="float" office:value="4687" calcext:value-type="float">
            <text:p>4687</text:p>
          </table:table-cell>
          <table:table-cell office:value-type="float" office:value="2334.92" calcext:value-type="float">
            <text:p>2334.92</text:p>
          </table:table-cell>
          <table:table-cell office:value-type="float" office:value="1828864.44" calcext:value-type="float">
            <text:p>1828864.44</text:p>
          </table:table-cell>
          <table:table-cell table:formula="of:=[.D216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508097758" calcext:value-type="float">
            <text:p>2508097758</text:p>
          </table:table-cell>
          <table:table-cell office:value-type="float" office:value="2979" calcext:value-type="float">
            <text:p>2979</text:p>
          </table:table-cell>
          <table:table-cell office:value-type="float" office:value="1475.76" calcext:value-type="float">
            <text:p>1475.76</text:p>
          </table:table-cell>
          <table:table-cell office:value-type="float" office:value="1830417.23" calcext:value-type="float">
            <text:p>1830417.23</text:p>
          </table:table-cell>
          <table:table-cell table:formula="of:=[.D217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08235903" calcext:value-type="float">
            <text:p>2508235903</text:p>
          </table:table-cell>
          <table:table-cell office:value-type="float" office:value="375" calcext:value-type="float">
            <text:p>375</text:p>
          </table:table-cell>
          <table:table-cell office:value-type="float" office:value="181.83" calcext:value-type="float">
            <text:p>181.83</text:p>
          </table:table-cell>
          <table:table-cell office:value-type="float" office:value="1832884.1" calcext:value-type="float">
            <text:p>1832884.1</text:p>
          </table:table-cell>
          <table:table-cell table:formula="of:=[.D218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08408190" calcext:value-type="float">
            <text:p>2508408190</text:p>
          </table:table-cell>
          <table:table-cell office:value-type="float" office:value="2592" calcext:value-type="float">
            <text:p>2592</text:p>
          </table:table-cell>
          <table:table-cell office:value-type="float" office:value="1292.22" calcext:value-type="float">
            <text:p>1292.22</text:p>
          </table:table-cell>
          <table:table-cell office:value-type="float" office:value="1827686.35" calcext:value-type="float">
            <text:p>1827686.35</text:p>
          </table:table-cell>
          <table:table-cell table:formula="of:=[.D219]/1000" office:value-type="float" office:value="1827.68635" calcext:value-type="float">
            <text:p>1827.68635</text:p>
          </table:table-cell>
          <table:table-cell table:number-columns-repeated="4"/>
        </table:table-row>
        <table:table-row table:style-name="ro1">
          <table:table-cell office:value-type="float" office:value="2508419704" calcext:value-type="float">
            <text:p>2508419704</text:p>
          </table:table-cell>
          <table:table-cell office:value-type="float" office:value="5052" calcext:value-type="float">
            <text:p>5052</text:p>
          </table:table-cell>
          <table:table-cell office:value-type="float" office:value="2519.57" calcext:value-type="float">
            <text:p>2519.57</text:p>
          </table:table-cell>
          <table:table-cell office:value-type="float" office:value="1831334.85" calcext:value-type="float">
            <text:p>1831334.85</text:p>
          </table:table-cell>
          <table:table-cell table:formula="of:=[.D220]/1000" office:value-type="float" office:value="1831.33485" calcext:value-type="float">
            <text:p>1831.33485</text:p>
          </table:table-cell>
          <table:table-cell table:number-columns-repeated="4"/>
        </table:table-row>
        <table:table-row table:style-name="ro1">
          <table:table-cell office:value-type="float" office:value="2508464626" calcext:value-type="float">
            <text:p>2508464626</text:p>
          </table:table-cell>
          <table:table-cell office:value-type="float" office:value="637" calcext:value-type="float">
            <text:p>637</text:p>
          </table:table-cell>
          <table:table-cell office:value-type="float" office:value="313.21" calcext:value-type="float">
            <text:p>313.21</text:p>
          </table:table-cell>
          <table:table-cell office:value-type="float" office:value="1829653" calcext:value-type="float">
            <text:p>1829653</text:p>
          </table:table-cell>
          <table:table-cell table:formula="of:=[.D221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08727751" calcext:value-type="float">
            <text:p>2508727751</text:p>
          </table:table-cell>
          <table:table-cell office:value-type="float" office:value="3863" calcext:value-type="float">
            <text:p>3863</text:p>
          </table:table-cell>
          <table:table-cell office:value-type="float" office:value="1913.9" calcext:value-type="float">
            <text:p>1913.9</text:p>
          </table:table-cell>
          <table:table-cell office:value-type="float" office:value="1829108.96" calcext:value-type="float">
            <text:p>1829108.96</text:p>
          </table:table-cell>
          <table:table-cell table:formula="of:=[.D222]/1000" office:value-type="float" office:value="1829.10896" calcext:value-type="float">
            <text:p>1829.10896</text:p>
          </table:table-cell>
          <table:table-cell table:number-columns-repeated="4"/>
        </table:table-row>
        <table:table-row table:style-name="ro1">
          <table:table-cell office:value-type="float" office:value="2508737896" calcext:value-type="float">
            <text:p>2508737896</text:p>
          </table:table-cell>
          <table:table-cell office:value-type="float" office:value="4640" calcext:value-type="float">
            <text:p>4640</text:p>
          </table:table-cell>
          <table:table-cell office:value-type="float" office:value="2310.81" calcext:value-type="float">
            <text:p>2310.81</text:p>
          </table:table-cell>
          <table:table-cell office:value-type="float" office:value="1830347.51" calcext:value-type="float">
            <text:p>1830347.51</text:p>
          </table:table-cell>
          <table:table-cell table:formula="of:=[.D223]/1000" office:value-type="float" office:value="1830.34751" calcext:value-type="float">
            <text:p>1830.34751</text:p>
          </table:table-cell>
          <table:table-cell table:number-columns-repeated="4"/>
        </table:table-row>
        <table:table-row table:style-name="ro1">
          <table:table-cell office:value-type="float" office:value="2508907857" calcext:value-type="float">
            <text:p>2508907857</text:p>
          </table:table-cell>
          <table:table-cell office:value-type="float" office:value="1468" calcext:value-type="float">
            <text:p>1468</text:p>
          </table:table-cell>
          <table:table-cell office:value-type="float" office:value="846.87" calcext:value-type="float">
            <text:p>846.87</text:p>
          </table:table-cell>
          <table:table-cell office:value-type="float" office:value="1828410.69" calcext:value-type="float">
            <text:p>1828410.69</text:p>
          </table:table-cell>
          <table:table-cell table:formula="of:=[.D224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09046463" calcext:value-type="float">
            <text:p>2509046463</text:p>
          </table:table-cell>
          <table:table-cell office:value-type="float" office:value="5102" calcext:value-type="float">
            <text:p>5102</text:p>
          </table:table-cell>
          <table:table-cell office:value-type="float" office:value="2549.6" calcext:value-type="float">
            <text:p>2549.6</text:p>
          </table:table-cell>
          <table:table-cell office:value-type="float" office:value="1829064.86" calcext:value-type="float">
            <text:p>1829064.86</text:p>
          </table:table-cell>
          <table:table-cell table:formula="of:=[.D225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509056449" calcext:value-type="float">
            <text:p>2509056449</text:p>
          </table:table-cell>
          <table:table-cell office:value-type="float" office:value="3395" calcext:value-type="float">
            <text:p>3395</text:p>
          </table:table-cell>
          <table:table-cell office:value-type="float" office:value="1683.41" calcext:value-type="float">
            <text:p>1683.41</text:p>
          </table:table-cell>
          <table:table-cell office:value-type="float" office:value="1829988.19" calcext:value-type="float">
            <text:p>1829988.19</text:p>
          </table:table-cell>
          <table:table-cell table:formula="of:=[.D226]/1000" office:value-type="float" office:value="1829.98819" calcext:value-type="float">
            <text:p>1829.98819</text:p>
          </table:table-cell>
          <table:table-cell table:number-columns-repeated="4"/>
        </table:table-row>
        <table:table-row table:style-name="ro1">
          <table:table-cell office:value-type="float" office:value="2509264370" calcext:value-type="float">
            <text:p>2509264370</text:p>
          </table:table-cell>
          <table:table-cell office:value-type="float" office:value="353" calcext:value-type="float">
            <text:p>353</text:p>
          </table:table-cell>
          <table:table-cell office:value-type="float" office:value="177.51" calcext:value-type="float">
            <text:p>177.51</text:p>
          </table:table-cell>
          <table:table-cell office:value-type="float" office:value="1828571.43" calcext:value-type="float">
            <text:p>1828571.43</text:p>
          </table:table-cell>
          <table:table-cell table:formula="of:=[.D227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09381645" calcext:value-type="float">
            <text:p>2509381645</text:p>
          </table:table-cell>
          <table:table-cell office:value-type="float" office:value="3810" calcext:value-type="float">
            <text:p>3810</text:p>
          </table:table-cell>
          <table:table-cell office:value-type="float" office:value="1895.24" calcext:value-type="float">
            <text:p>1895.24</text:p>
          </table:table-cell>
          <table:table-cell office:value-type="float" office:value="1830134.1" calcext:value-type="float">
            <text:p>1830134.1</text:p>
          </table:table-cell>
          <table:table-cell table:formula="of:=[.D228]/1000" office:value-type="float" office:value="1830.1341" calcext:value-type="float">
            <text:p>1830.1341</text:p>
          </table:table-cell>
          <table:table-cell table:number-columns-repeated="4"/>
        </table:table-row>
        <table:table-row table:style-name="ro1">
          <table:table-cell office:value-type="float" office:value="2509516658" calcext:value-type="float">
            <text:p>2509516658</text:p>
          </table:table-cell>
          <table:table-cell office:value-type="float" office:value="406" calcext:value-type="float">
            <text:p>406</text:p>
          </table:table-cell>
          <table:table-cell office:value-type="float" office:value="217.35" calcext:value-type="float">
            <text:p>217.35</text:p>
          </table:table-cell>
          <table:table-cell office:value-type="float" office:value="1836441.89" calcext:value-type="float">
            <text:p>1836441.89</text:p>
          </table:table-cell>
          <table:table-cell table:formula="of:=[.D229]/1000" office:value-type="float" office:value="1836.44189" calcext:value-type="float">
            <text:p>1836.44189</text:p>
          </table:table-cell>
          <table:table-cell table:number-columns-repeated="4"/>
        </table:table-row>
        <table:table-row table:style-name="ro1">
          <table:table-cell office:value-type="float" office:value="2509689027" calcext:value-type="float">
            <text:p>2509689027</text:p>
          </table:table-cell>
          <table:table-cell office:value-type="float" office:value="2611" calcext:value-type="float">
            <text:p>2611</text:p>
          </table:table-cell>
          <table:table-cell office:value-type="float" office:value="1293.77" calcext:value-type="float">
            <text:p>1293.77</text:p>
          </table:table-cell>
          <table:table-cell office:value-type="float" office:value="1829010.57" calcext:value-type="float">
            <text:p>1829010.57</text:p>
          </table:table-cell>
          <table:table-cell table:formula="of:=[.D230]/1000" office:value-type="float" office:value="1829.01057" calcext:value-type="float">
            <text:p>1829.01057</text:p>
          </table:table-cell>
          <table:table-cell table:number-columns-repeated="4"/>
        </table:table-row>
        <table:table-row table:style-name="ro1">
          <table:table-cell office:value-type="float" office:value="2509699643" calcext:value-type="float">
            <text:p>2509699643</text:p>
          </table:table-cell>
          <table:table-cell office:value-type="float" office:value="4237" calcext:value-type="float">
            <text:p>4237</text:p>
          </table:table-cell>
          <table:table-cell office:value-type="float" office:value="2107.63" calcext:value-type="float">
            <text:p>2107.63</text:p>
          </table:table-cell>
          <table:table-cell office:value-type="float" office:value="1832782.24" calcext:value-type="float">
            <text:p>1832782.24</text:p>
          </table:table-cell>
          <table:table-cell table:formula="of:=[.D231]/1000" office:value-type="float" office:value="1832.78224" calcext:value-type="float">
            <text:p>1832.78224</text:p>
          </table:table-cell>
          <table:table-cell table:number-columns-repeated="4"/>
        </table:table-row>
        <table:table-row table:style-name="ro1">
          <table:table-cell office:value-type="float" office:value="2509745909" calcext:value-type="float">
            <text:p>2509745909</text:p>
          </table:table-cell>
          <table:table-cell office:value-type="float" office:value="637" calcext:value-type="float">
            <text:p>637</text:p>
          </table:table-cell>
          <table:table-cell office:value-type="float" office:value="314.94" calcext:value-type="float">
            <text:p>314.94</text:p>
          </table:table-cell>
          <table:table-cell office:value-type="float" office:value="1829653" calcext:value-type="float">
            <text:p>1829653</text:p>
          </table:table-cell>
          <table:table-cell table:formula="of:=[.D232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10001964" calcext:value-type="float">
            <text:p>2510001964</text:p>
          </table:table-cell>
          <table:table-cell office:value-type="float" office:value="3860" calcext:value-type="float">
            <text:p>3860</text:p>
          </table:table-cell>
          <table:table-cell office:value-type="float" office:value="1925.51" calcext:value-type="float">
            <text:p>1925.51</text:p>
          </table:table-cell>
          <table:table-cell office:value-type="float" office:value="1828096.6" calcext:value-type="float">
            <text:p>1828096.6</text:p>
          </table:table-cell>
          <table:table-cell table:formula="of:=[.D233]/1000" office:value-type="float" office:value="1828.0966" calcext:value-type="float">
            <text:p>1828.0966</text:p>
          </table:table-cell>
          <table:table-cell table:number-columns-repeated="4"/>
        </table:table-row>
        <table:table-row table:style-name="ro1">
          <table:table-cell office:value-type="float" office:value="2510012219" calcext:value-type="float">
            <text:p>2510012219</text:p>
          </table:table-cell>
          <table:table-cell office:value-type="float" office:value="5469" calcext:value-type="float">
            <text:p>5469</text:p>
          </table:table-cell>
          <table:table-cell office:value-type="float" office:value="2722.02" calcext:value-type="float">
            <text:p>2722.02</text:p>
          </table:table-cell>
          <table:table-cell office:value-type="float" office:value="1830663.62" calcext:value-type="float">
            <text:p>1830663.62</text:p>
          </table:table-cell>
          <table:table-cell table:formula="of:=[.D234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10181178" calcext:value-type="float">
            <text:p>2510181178</text:p>
          </table:table-cell>
          <table:table-cell office:value-type="float" office:value="1360" calcext:value-type="float">
            <text:p>1360</text:p>
          </table:table-cell>
          <table:table-cell office:value-type="float" office:value="751.49" calcext:value-type="float">
            <text:p>751.49</text:p>
          </table:table-cell>
          <table:table-cell office:value-type="float" office:value="1827560.8" calcext:value-type="float">
            <text:p>1827560.8</text:p>
          </table:table-cell>
          <table:table-cell table:formula="of:=[.D235]/1000" office:value-type="float" office:value="1827.5608" calcext:value-type="float">
            <text:p>1827.5608</text:p>
          </table:table-cell>
          <table:table-cell table:number-columns-repeated="4"/>
        </table:table-row>
        <table:table-row table:style-name="ro1">
          <table:table-cell office:value-type="float" office:value="2510319788" calcext:value-type="float">
            <text:p>2510319788</text:p>
          </table:table-cell>
          <table:table-cell office:value-type="float" office:value="4275" calcext:value-type="float">
            <text:p>4275</text:p>
          </table:table-cell>
          <table:table-cell office:value-type="float" office:value="2132.33" calcext:value-type="float">
            <text:p>2132.33</text:p>
          </table:table-cell>
          <table:table-cell office:value-type="float" office:value="1828196.41" calcext:value-type="float">
            <text:p>1828196.41</text:p>
          </table:table-cell>
          <table:table-cell table:formula="of:=[.D236]/1000" office:value-type="float" office:value="1828.19641" calcext:value-type="float">
            <text:p>1828.19641</text:p>
          </table:table-cell>
          <table:table-cell table:number-columns-repeated="4"/>
        </table:table-row>
        <table:table-row table:style-name="ro1">
          <table:table-cell office:value-type="float" office:value="2510330049" calcext:value-type="float">
            <text:p>2510330049</text:p>
          </table:table-cell>
          <table:table-cell office:value-type="float" office:value="3390" calcext:value-type="float">
            <text:p>3390</text:p>
          </table:table-cell>
          <table:table-cell office:value-type="float" office:value="1687.1" calcext:value-type="float">
            <text:p>1687.1</text:p>
          </table:table-cell>
          <table:table-cell office:value-type="float" office:value="1831880.63" calcext:value-type="float">
            <text:p>1831880.63</text:p>
          </table:table-cell>
          <table:table-cell table:formula="of:=[.D237]/1000" office:value-type="float" office:value="1831.88063" calcext:value-type="float">
            <text:p>1831.88063</text:p>
          </table:table-cell>
          <table:table-cell table:number-columns-repeated="4"/>
        </table:table-row>
        <table:table-row table:style-name="ro1">
          <table:table-cell office:value-type="float" office:value="2510538062" calcext:value-type="float">
            <text:p>2510538062</text:p>
          </table:table-cell>
          <table:table-cell office:value-type="float" office:value="353" calcext:value-type="float">
            <text:p>353</text:p>
          </table:table-cell>
          <table:table-cell office:value-type="float" office:value="184.51" calcext:value-type="float">
            <text:p>184.51</text:p>
          </table:table-cell>
          <table:table-cell office:value-type="float" office:value="1831187.41" calcext:value-type="float">
            <text:p>1831187.41</text:p>
          </table:table-cell>
          <table:table-cell table:formula="of:=[.D238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10656478" calcext:value-type="float">
            <text:p>2510656478</text:p>
          </table:table-cell>
          <table:table-cell office:value-type="float" office:value="2979" calcext:value-type="float">
            <text:p>2979</text:p>
          </table:table-cell>
          <table:table-cell office:value-type="float" office:value="1481" calcext:value-type="float">
            <text:p>1481</text:p>
          </table:table-cell>
          <table:table-cell office:value-type="float" office:value="1830417.23" calcext:value-type="float">
            <text:p>1830417.23</text:p>
          </table:table-cell>
          <table:table-cell table:formula="of:=[.D23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10792833" calcext:value-type="float">
            <text:p>2510792833</text:p>
          </table:table-cell>
          <table:table-cell office:value-type="float" office:value="376" calcext:value-type="float">
            <text:p>376</text:p>
          </table:table-cell>
          <table:table-cell office:value-type="float" office:value="181.67" calcext:value-type="float">
            <text:p>181.67</text:p>
          </table:table-cell>
          <table:table-cell office:value-type="float" office:value="1830417.23" calcext:value-type="float">
            <text:p>1830417.23</text:p>
          </table:table-cell>
          <table:table-cell table:formula="of:=[.D240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10965315" calcext:value-type="float">
            <text:p>2510965315</text:p>
          </table:table-cell>
          <table:table-cell office:value-type="float" office:value="2610" calcext:value-type="float">
            <text:p>2610</text:p>
          </table:table-cell>
          <table:table-cell office:value-type="float" office:value="1297.74" calcext:value-type="float">
            <text:p>1297.74</text:p>
          </table:table-cell>
          <table:table-cell office:value-type="float" office:value="1829362.03" calcext:value-type="float">
            <text:p>1829362.03</text:p>
          </table:table-cell>
          <table:table-cell table:formula="of:=[.D241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10977059" calcext:value-type="float">
            <text:p>2510977059</text:p>
          </table:table-cell>
          <table:table-cell office:value-type="float" office:value="4224" calcext:value-type="float">
            <text:p>4224</text:p>
          </table:table-cell>
          <table:table-cell office:value-type="float" office:value="2100.16" calcext:value-type="float">
            <text:p>2100.16</text:p>
          </table:table-cell>
          <table:table-cell office:value-type="float" office:value="1830685.32" calcext:value-type="float">
            <text:p>1830685.32</text:p>
          </table:table-cell>
          <table:table-cell table:formula="of:=[.D242]/1000" office:value-type="float" office:value="1830.68532" calcext:value-type="float">
            <text:p>1830.68532</text:p>
          </table:table-cell>
          <table:table-cell table:number-columns-repeated="4"/>
        </table:table-row>
        <table:table-row table:style-name="ro1">
          <table:table-cell office:value-type="float" office:value="2511022388" calcext:value-type="float">
            <text:p>2511022388</text:p>
          </table:table-cell>
          <table:table-cell office:value-type="float" office:value="638" calcext:value-type="float">
            <text:p>638</text:p>
          </table:table-cell>
          <table:table-cell office:value-type="float" office:value="314.71" calcext:value-type="float">
            <text:p>314.71</text:p>
          </table:table-cell>
          <table:table-cell office:value-type="float" office:value="1828211.19" calcext:value-type="float">
            <text:p>1828211.19</text:p>
          </table:table-cell>
          <table:table-cell table:formula="of:=[.D243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11285712" calcext:value-type="float">
            <text:p>2511285712</text:p>
          </table:table-cell>
          <table:table-cell office:value-type="float" office:value="3859" calcext:value-type="float">
            <text:p>3859</text:p>
          </table:table-cell>
          <table:table-cell office:value-type="float" office:value="1920.88" calcext:value-type="float">
            <text:p>1920.88</text:p>
          </table:table-cell>
          <table:table-cell office:value-type="float" office:value="1828571.43" calcext:value-type="float">
            <text:p>1828571.43</text:p>
          </table:table-cell>
          <table:table-cell table:formula="of:=[.D244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11296096" calcext:value-type="float">
            <text:p>2511296096</text:p>
          </table:table-cell>
          <table:table-cell office:value-type="float" office:value="4652" calcext:value-type="float">
            <text:p>4652</text:p>
          </table:table-cell>
          <table:table-cell office:value-type="float" office:value="2316.24" calcext:value-type="float">
            <text:p>2316.24</text:p>
          </table:table-cell>
          <table:table-cell office:value-type="float" office:value="1832258.06" calcext:value-type="float">
            <text:p>1832258.06</text:p>
          </table:table-cell>
          <table:table-cell table:formula="of:=[.D245]/1000" office:value-type="float" office:value="1832.25806" calcext:value-type="float">
            <text:p>1832.25806</text:p>
          </table:table-cell>
          <table:table-cell table:number-columns-repeated="4"/>
        </table:table-row>
        <table:table-row table:style-name="ro1">
          <table:table-cell office:value-type="float" office:value="2511466289" calcext:value-type="float">
            <text:p>2511466289</text:p>
          </table:table-cell>
          <table:table-cell office:value-type="float" office:value="1489" calcext:value-type="float">
            <text:p>1489</text:p>
          </table:table-cell>
          <table:table-cell office:value-type="float" office:value="840.45" calcext:value-type="float">
            <text:p>840.45</text:p>
          </table:table-cell>
          <table:table-cell office:value-type="float" office:value="1828571.43" calcext:value-type="float">
            <text:p>1828571.43</text:p>
          </table:table-cell>
          <table:table-cell table:formula="of:=[.D246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11605120" calcext:value-type="float">
            <text:p>2511605120</text:p>
          </table:table-cell>
          <table:table-cell office:value-type="float" office:value="4272" calcext:value-type="float">
            <text:p>4272</text:p>
          </table:table-cell>
          <table:table-cell office:value-type="float" office:value="2130.28" calcext:value-type="float">
            <text:p>2130.28</text:p>
          </table:table-cell>
          <table:table-cell office:value-type="float" office:value="1829268.29" calcext:value-type="float">
            <text:p>1829268.29</text:p>
          </table:table-cell>
          <table:table-cell table:formula="of:=[.D247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11615510" calcext:value-type="float">
            <text:p>2511615510</text:p>
          </table:table-cell>
          <table:table-cell office:value-type="float" office:value="3369" calcext:value-type="float">
            <text:p>3369</text:p>
          </table:table-cell>
          <table:table-cell office:value-type="float" office:value="1670.53" calcext:value-type="float">
            <text:p>1670.53</text:p>
          </table:table-cell>
          <table:table-cell office:value-type="float" office:value="1831970.26" calcext:value-type="float">
            <text:p>1831970.26</text:p>
          </table:table-cell>
          <table:table-cell table:formula="of:=[.D248]/1000" office:value-type="float" office:value="1831.97026" calcext:value-type="float">
            <text:p>1831.97026</text:p>
          </table:table-cell>
          <table:table-cell table:number-columns-repeated="4"/>
        </table:table-row>
        <table:table-row table:style-name="ro1">
          <table:table-cell office:value-type="float" office:value="2511822575" calcext:value-type="float">
            <text:p>2511822575</text:p>
          </table:table-cell>
          <table:table-cell office:value-type="float" office:value="354" calcext:value-type="float">
            <text:p>354</text:p>
          </table:table-cell>
          <table:table-cell office:value-type="float" office:value="179.97" calcext:value-type="float">
            <text:p>179.97</text:p>
          </table:table-cell>
          <table:table-cell office:value-type="float" office:value="1831187.41" calcext:value-type="float">
            <text:p>1831187.41</text:p>
          </table:table-cell>
          <table:table-cell table:formula="of:=[.D249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11922862" calcext:value-type="float">
            <text:p>2511922862</text:p>
          </table:table-cell>
          <table:table-cell office:value-type="float" office:value="4686" calcext:value-type="float">
            <text:p>4686</text:p>
          </table:table-cell>
          <table:table-cell office:value-type="float" office:value="2332.82" calcext:value-type="float">
            <text:p>2332.82</text:p>
          </table:table-cell>
          <table:table-cell office:value-type="float" office:value="1828864.44" calcext:value-type="float">
            <text:p>1828864.44</text:p>
          </table:table-cell>
          <table:table-cell table:formula="of:=[.D250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511933095" calcext:value-type="float">
            <text:p>2511933095</text:p>
          </table:table-cell>
          <table:table-cell office:value-type="float" office:value="2980" calcext:value-type="float">
            <text:p>2980</text:p>
          </table:table-cell>
          <table:table-cell office:value-type="float" office:value="1480.41" calcext:value-type="float">
            <text:p>1480.41</text:p>
          </table:table-cell>
          <table:table-cell office:value-type="float" office:value="1830109.34" calcext:value-type="float">
            <text:p>1830109.34</text:p>
          </table:table-cell>
          <table:table-cell table:formula="of:=[.D251]/1000" office:value-type="float" office:value="1830.10934" calcext:value-type="float">
            <text:p>1830.10934</text:p>
          </table:table-cell>
          <table:table-cell table:number-columns-repeated="4"/>
        </table:table-row>
        <table:table-row table:style-name="ro1">
          <table:table-cell office:value-type="float" office:value="2512070570" calcext:value-type="float">
            <text:p>2512070570</text:p>
          </table:table-cell>
          <table:table-cell office:value-type="float" office:value="375" calcext:value-type="float">
            <text:p>375</text:p>
          </table:table-cell>
          <table:table-cell office:value-type="float" office:value="179.06" calcext:value-type="float">
            <text:p>179.06</text:p>
          </table:table-cell>
          <table:table-cell office:value-type="float" office:value="1830417.23" calcext:value-type="float">
            <text:p>1830417.23</text:p>
          </table:table-cell>
          <table:table-cell table:formula="of:=[.D252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12243160" calcext:value-type="float">
            <text:p>2512243160</text:p>
          </table:table-cell>
          <table:table-cell office:value-type="float" office:value="2612" calcext:value-type="float">
            <text:p>2612</text:p>
          </table:table-cell>
          <table:table-cell office:value-type="float" office:value="1295.95" calcext:value-type="float">
            <text:p>1295.95</text:p>
          </table:table-cell>
          <table:table-cell office:value-type="float" office:value="1827956.99" calcext:value-type="float">
            <text:p>1827956.99</text:p>
          </table:table-cell>
          <table:table-cell table:formula="of:=[.D253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12255024" calcext:value-type="float">
            <text:p>2512255024</text:p>
          </table:table-cell>
          <table:table-cell office:value-type="float" office:value="4222" calcext:value-type="float">
            <text:p>4222</text:p>
          </table:table-cell>
          <table:table-cell office:value-type="float" office:value="2101.01" calcext:value-type="float">
            <text:p>2101.01</text:p>
          </table:table-cell>
          <table:table-cell office:value-type="float" office:value="1831553.97" calcext:value-type="float">
            <text:p>1831553.97</text:p>
          </table:table-cell>
          <table:table-cell table:formula="of:=[.D254]/1000" office:value-type="float" office:value="1831.55397" calcext:value-type="float">
            <text:p>1831.55397</text:p>
          </table:table-cell>
          <table:table-cell table:number-columns-repeated="4"/>
        </table:table-row>
        <table:table-row table:style-name="ro1">
          <table:table-cell office:value-type="float" office:value="2512301454" calcext:value-type="float">
            <text:p>2512301454</text:p>
          </table:table-cell>
          <table:table-cell office:value-type="float" office:value="634" calcext:value-type="float">
            <text:p>634</text:p>
          </table:table-cell>
          <table:table-cell office:value-type="float" office:value="313.55" calcext:value-type="float">
            <text:p>313.55</text:p>
          </table:table-cell>
          <table:table-cell office:value-type="float" office:value="1833992.09" calcext:value-type="float">
            <text:p>1833992.09</text:p>
          </table:table-cell>
          <table:table-cell table:formula="of:=[.D255]/1000" office:value-type="float" office:value="1833.99209" calcext:value-type="float">
            <text:p>1833.99209</text:p>
          </table:table-cell>
          <table:table-cell table:number-columns-repeated="4"/>
        </table:table-row>
        <table:table-row table:style-name="ro1">
          <table:table-cell office:value-type="float" office:value="2512564889" calcext:value-type="float">
            <text:p>2512564889</text:p>
          </table:table-cell>
          <table:table-cell office:value-type="float" office:value="3860" calcext:value-type="float">
            <text:p>3860</text:p>
          </table:table-cell>
          <table:table-cell office:value-type="float" office:value="1923.43" calcext:value-type="float">
            <text:p>1923.43</text:p>
          </table:table-cell>
          <table:table-cell office:value-type="float" office:value="1827859.28" calcext:value-type="float">
            <text:p>1827859.28</text:p>
          </table:table-cell>
          <table:table-cell table:formula="of:=[.D256]/1000" office:value-type="float" office:value="1827.85928" calcext:value-type="float">
            <text:p>1827.85928</text:p>
          </table:table-cell>
          <table:table-cell table:number-columns-repeated="4"/>
        </table:table-row>
        <table:table-row table:style-name="ro1">
          <table:table-cell office:value-type="float" office:value="2512575385" calcext:value-type="float">
            <text:p>2512575385</text:p>
          </table:table-cell>
          <table:table-cell office:value-type="float" office:value="4636" calcext:value-type="float">
            <text:p>4636</text:p>
          </table:table-cell>
          <table:table-cell office:value-type="float" office:value="2306.31" calcext:value-type="float">
            <text:p>2306.31</text:p>
          </table:table-cell>
          <table:table-cell office:value-type="float" office:value="1831731.29" calcext:value-type="float">
            <text:p>1831731.29</text:p>
          </table:table-cell>
          <table:table-cell table:formula="of:=[.D257]/1000" office:value-type="float" office:value="1831.73129" calcext:value-type="float">
            <text:p>1831.73129</text:p>
          </table:table-cell>
          <table:table-cell table:number-columns-repeated="4"/>
        </table:table-row>
        <table:table-row table:style-name="ro1">
          <table:table-cell office:value-type="float" office:value="2512745680" calcext:value-type="float">
            <text:p>2512745680</text:p>
          </table:table-cell>
          <table:table-cell office:value-type="float" office:value="1446" calcext:value-type="float">
            <text:p>1446</text:p>
          </table:table-cell>
          <table:table-cell office:value-type="float" office:value="819.62" calcext:value-type="float">
            <text:p>819.62</text:p>
          </table:table-cell>
          <table:table-cell office:value-type="float" office:value="1828254.85" calcext:value-type="float">
            <text:p>1828254.85</text:p>
          </table:table-cell>
          <table:table-cell table:formula="of:=[.D258]/1000" office:value-type="float" office:value="1828.25485" calcext:value-type="float">
            <text:p>1828.25485</text:p>
          </table:table-cell>
          <table:table-cell table:number-columns-repeated="4"/>
        </table:table-row>
        <table:table-row table:style-name="ro1">
          <table:table-cell office:value-type="float" office:value="2512884559" calcext:value-type="float">
            <text:p>2512884559</text:p>
          </table:table-cell>
          <table:table-cell office:value-type="float" office:value="4275" calcext:value-type="float">
            <text:p>4275</text:p>
          </table:table-cell>
          <table:table-cell office:value-type="float" office:value="2124.8" calcext:value-type="float">
            <text:p>2124.8</text:p>
          </table:table-cell>
          <table:table-cell office:value-type="float" office:value="1828410.69" calcext:value-type="float">
            <text:p>1828410.69</text:p>
          </table:table-cell>
          <table:table-cell table:formula="of:=[.D259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12893016" calcext:value-type="float">
            <text:p>2512893016</text:p>
          </table:table-cell>
          <table:table-cell office:value-type="float" office:value="3390" calcext:value-type="float">
            <text:p>3390</text:p>
          </table:table-cell>
          <table:table-cell office:value-type="float" office:value="1682.83" calcext:value-type="float">
            <text:p>1682.83</text:p>
          </table:table-cell>
          <table:table-cell office:value-type="float" office:value="1831880.63" calcext:value-type="float">
            <text:p>1831880.63</text:p>
          </table:table-cell>
          <table:table-cell table:formula="of:=[.D260]/1000" office:value-type="float" office:value="1831.88063" calcext:value-type="float">
            <text:p>1831.88063</text:p>
          </table:table-cell>
          <table:table-cell table:number-columns-repeated="4"/>
        </table:table-row>
        <table:table-row table:style-name="ro1">
          <table:table-cell office:value-type="float" office:value="2513101252" calcext:value-type="float">
            <text:p>2513101252</text:p>
          </table:table-cell>
          <table:table-cell office:value-type="float" office:value="353" calcext:value-type="float">
            <text:p>353</text:p>
          </table:table-cell>
          <table:table-cell office:value-type="float" office:value="180.18" calcext:value-type="float">
            <text:p>180.18</text:p>
          </table:table-cell>
          <table:table-cell office:value-type="float" office:value="1833810.89" calcext:value-type="float">
            <text:p>1833810.89</text:p>
          </table:table-cell>
          <table:table-cell table:formula="of:=[.D261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13218871" calcext:value-type="float">
            <text:p>2513218871</text:p>
          </table:table-cell>
          <table:table-cell office:value-type="float" office:value="2954" calcext:value-type="float">
            <text:p>2954</text:p>
          </table:table-cell>
          <table:table-cell office:value-type="float" office:value="1468.07" calcext:value-type="float">
            <text:p>1468.07</text:p>
          </table:table-cell>
          <table:table-cell office:value-type="float" office:value="1831750.34" calcext:value-type="float">
            <text:p>1831750.34</text:p>
          </table:table-cell>
          <table:table-cell table:formula="of:=[.D262]/1000" office:value-type="float" office:value="1831.75034" calcext:value-type="float">
            <text:p>1831.75034</text:p>
          </table:table-cell>
          <table:table-cell table:number-columns-repeated="4"/>
        </table:table-row>
        <table:table-row table:style-name="ro1">
          <table:table-cell office:value-type="float" office:value="2513355394" calcext:value-type="float">
            <text:p>2513355394</text:p>
          </table:table-cell>
          <table:table-cell office:value-type="float" office:value="406" calcext:value-type="float">
            <text:p>406</text:p>
          </table:table-cell>
          <table:table-cell office:value-type="float" office:value="223.81" calcext:value-type="float">
            <text:p>223.81</text:p>
          </table:table-cell>
          <table:table-cell office:value-type="float" office:value="1833810.89" calcext:value-type="float">
            <text:p>1833810.89</text:p>
          </table:table-cell>
          <table:table-cell table:formula="of:=[.D263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13528031" calcext:value-type="float">
            <text:p>2513528031</text:p>
          </table:table-cell>
          <table:table-cell office:value-type="float" office:value="2625" calcext:value-type="float">
            <text:p>2625</text:p>
          </table:table-cell>
          <table:table-cell office:value-type="float" office:value="1318.7" calcext:value-type="float">
            <text:p>1318.7</text:p>
          </table:table-cell>
          <table:table-cell office:value-type="float" office:value="1826697.89" calcext:value-type="float">
            <text:p>1826697.89</text:p>
          </table:table-cell>
          <table:table-cell table:formula="of:=[.D264]/1000" office:value-type="float" office:value="1826.69789" calcext:value-type="float">
            <text:p>1826.69789</text:p>
          </table:table-cell>
          <table:table-cell table:number-columns-repeated="4"/>
        </table:table-row>
        <table:table-row table:style-name="ro1">
          <table:table-cell office:value-type="float" office:value="2513538937" calcext:value-type="float">
            <text:p>2513538937</text:p>
          </table:table-cell>
          <table:table-cell office:value-type="float" office:value="5053" calcext:value-type="float">
            <text:p>5053</text:p>
          </table:table-cell>
          <table:table-cell office:value-type="float" office:value="2510.94" calcext:value-type="float">
            <text:p>2510.94</text:p>
          </table:table-cell>
          <table:table-cell office:value-type="float" office:value="1831153.39" calcext:value-type="float">
            <text:p>1831153.39</text:p>
          </table:table-cell>
          <table:table-cell table:formula="of:=[.D265]/1000" office:value-type="float" office:value="1831.15339" calcext:value-type="float">
            <text:p>1831.15339</text:p>
          </table:table-cell>
          <table:table-cell table:number-columns-repeated="4"/>
        </table:table-row>
        <table:table-row table:style-name="ro1">
          <table:table-cell office:value-type="float" office:value="2513583219" calcext:value-type="float">
            <text:p>2513583219</text:p>
          </table:table-cell>
          <table:table-cell office:value-type="float" office:value="638" calcext:value-type="float">
            <text:p>638</text:p>
          </table:table-cell>
          <table:table-cell office:value-type="float" office:value="310.87" calcext:value-type="float">
            <text:p>310.87</text:p>
          </table:table-cell>
          <table:table-cell office:value-type="float" office:value="1829653" calcext:value-type="float">
            <text:p>1829653</text:p>
          </table:table-cell>
          <table:table-cell table:formula="of:=[.D266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13846771" calcext:value-type="float">
            <text:p>2513846771</text:p>
          </table:table-cell>
          <table:table-cell office:value-type="float" office:value="3045" calcext:value-type="float">
            <text:p>3045</text:p>
          </table:table-cell>
          <table:table-cell office:value-type="float" office:value="1540.44" calcext:value-type="float">
            <text:p>1540.44</text:p>
          </table:table-cell>
          <table:table-cell office:value-type="float" office:value="1828648.83" calcext:value-type="float">
            <text:p>1828648.83</text:p>
          </table:table-cell>
          <table:table-cell table:formula="of:=[.D267]/1000" office:value-type="float" office:value="1828.64883" calcext:value-type="float">
            <text:p>1828.64883</text:p>
          </table:table-cell>
          <table:table-cell table:number-columns-repeated="4"/>
        </table:table-row>
        <table:table-row table:style-name="ro1">
          <table:table-cell office:value-type="float" office:value="2513850368" calcext:value-type="float">
            <text:p>2513850368</text:p>
          </table:table-cell>
          <table:table-cell office:value-type="float" office:value="4635" calcext:value-type="float">
            <text:p>4635</text:p>
          </table:table-cell>
          <table:table-cell office:value-type="float" office:value="2306.54" calcext:value-type="float">
            <text:p>2306.54</text:p>
          </table:table-cell>
          <table:table-cell office:value-type="float" office:value="1831929.14" calcext:value-type="float">
            <text:p>1831929.14</text:p>
          </table:table-cell>
          <table:table-cell table:formula="of:=[.D268]/1000" office:value-type="float" office:value="1831.92914" calcext:value-type="float">
            <text:p>1831.92914</text:p>
          </table:table-cell>
          <table:table-cell table:number-columns-repeated="4"/>
        </table:table-row>
        <table:table-row table:style-name="ro1">
          <table:table-cell office:value-type="float" office:value="2514020710" calcext:value-type="float">
            <text:p>2514020710</text:p>
          </table:table-cell>
          <table:table-cell office:value-type="float" office:value="1489" calcext:value-type="float">
            <text:p>1489</text:p>
          </table:table-cell>
          <table:table-cell office:value-type="float" office:value="854.89" calcext:value-type="float">
            <text:p>854.89</text:p>
          </table:table-cell>
          <table:table-cell office:value-type="float" office:value="1829186.28" calcext:value-type="float">
            <text:p>1829186.28</text:p>
          </table:table-cell>
          <table:table-cell table:formula="of:=[.D269]/1000" office:value-type="float" office:value="1829.18628" calcext:value-type="float">
            <text:p>1829.18628</text:p>
          </table:table-cell>
          <table:table-cell table:number-columns-repeated="4"/>
        </table:table-row>
        <table:table-row table:style-name="ro1">
          <table:table-cell office:value-type="float" office:value="2514159707" calcext:value-type="float">
            <text:p>2514159707</text:p>
          </table:table-cell>
          <table:table-cell office:value-type="float" office:value="5106" calcext:value-type="float">
            <text:p>5106</text:p>
          </table:table-cell>
          <table:table-cell office:value-type="float" office:value="2548.89" calcext:value-type="float">
            <text:p>2548.89</text:p>
          </table:table-cell>
          <table:table-cell office:value-type="float" office:value="1828347.23" calcext:value-type="float">
            <text:p>1828347.23</text:p>
          </table:table-cell>
          <table:table-cell table:formula="of:=[.D270]/1000" office:value-type="float" office:value="1828.34723" calcext:value-type="float">
            <text:p>1828.34723</text:p>
          </table:table-cell>
          <table:table-cell table:number-columns-repeated="4"/>
        </table:table-row>
        <table:table-row table:style-name="ro1">
          <table:table-cell office:value-type="float" office:value="2514170113" calcext:value-type="float">
            <text:p>2514170113</text:p>
          </table:table-cell>
          <table:table-cell office:value-type="float" office:value="2562" calcext:value-type="float">
            <text:p>2562</text:p>
          </table:table-cell>
          <table:table-cell office:value-type="float" office:value="1267.28" calcext:value-type="float">
            <text:p>1267.28</text:p>
          </table:table-cell>
          <table:table-cell office:value-type="float" office:value="1831344.16" calcext:value-type="float">
            <text:p>1831344.16</text:p>
          </table:table-cell>
          <table:table-cell table:formula="of:=[.D271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514378649" calcext:value-type="float">
            <text:p>2514378649</text:p>
          </table:table-cell>
          <table:table-cell office:value-type="float" office:value="374" calcext:value-type="float">
            <text:p>374</text:p>
          </table:table-cell>
          <table:table-cell office:value-type="float" office:value="199.17" calcext:value-type="float">
            <text:p>199.17</text:p>
          </table:table-cell>
          <table:table-cell office:value-type="float" office:value="1830417.23" calcext:value-type="float">
            <text:p>1830417.23</text:p>
          </table:table-cell>
          <table:table-cell table:formula="of:=[.D272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14480177" calcext:value-type="float">
            <text:p>2514480177</text:p>
          </table:table-cell>
          <table:table-cell office:value-type="float" office:value="4691" calcext:value-type="float">
            <text:p>4691</text:p>
          </table:table-cell>
          <table:table-cell office:value-type="float" office:value="2343.81" calcext:value-type="float">
            <text:p>2343.81</text:p>
          </table:table-cell>
          <table:table-cell office:value-type="float" office:value="1828278.51" calcext:value-type="float">
            <text:p>1828278.51</text:p>
          </table:table-cell>
          <table:table-cell table:formula="of:=[.D273]/1000" office:value-type="float" office:value="1828.27851" calcext:value-type="float">
            <text:p>1828.27851</text:p>
          </table:table-cell>
          <table:table-cell table:number-columns-repeated="4"/>
        </table:table-row>
        <table:table-row table:style-name="ro1">
          <table:table-cell office:value-type="float" office:value="2514490625" calcext:value-type="float">
            <text:p>2514490625</text:p>
          </table:table-cell>
          <table:table-cell office:value-type="float" office:value="2962" calcext:value-type="float">
            <text:p>2962</text:p>
          </table:table-cell>
          <table:table-cell office:value-type="float" office:value="1476.73" calcext:value-type="float">
            <text:p>1476.73</text:p>
          </table:table-cell>
          <table:table-cell office:value-type="float" office:value="1828648.83" calcext:value-type="float">
            <text:p>1828648.83</text:p>
          </table:table-cell>
          <table:table-cell table:formula="of:=[.D274]/1000" office:value-type="float" office:value="1828.64883" calcext:value-type="float">
            <text:p>1828.64883</text:p>
          </table:table-cell>
          <table:table-cell table:number-columns-repeated="4"/>
        </table:table-row>
        <table:table-row table:style-name="ro1">
          <table:table-cell office:value-type="float" office:value="2514628327" calcext:value-type="float">
            <text:p>2514628327</text:p>
          </table:table-cell>
          <table:table-cell office:value-type="float" office:value="374" calcext:value-type="float">
            <text:p>374</text:p>
          </table:table-cell>
          <table:table-cell office:value-type="float" office:value="180.87" calcext:value-type="float">
            <text:p>180.87</text:p>
          </table:table-cell>
          <table:table-cell office:value-type="float" office:value="1835357.62" calcext:value-type="float">
            <text:p>1835357.62</text:p>
          </table:table-cell>
          <table:table-cell table:formula="of:=[.D275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14801077" calcext:value-type="float">
            <text:p>2514801077</text:p>
          </table:table-cell>
          <table:table-cell office:value-type="float" office:value="2629" calcext:value-type="float">
            <text:p>2629</text:p>
          </table:table-cell>
          <table:table-cell office:value-type="float" office:value="1304.85" calcext:value-type="float">
            <text:p>1304.85</text:p>
          </table:table-cell>
          <table:table-cell office:value-type="float" office:value="1829616.92" calcext:value-type="float">
            <text:p>1829616.92</text:p>
          </table:table-cell>
          <table:table-cell table:formula="of:=[.D276]/1000" office:value-type="float" office:value="1829.61692" calcext:value-type="float">
            <text:p>1829.61692</text:p>
          </table:table-cell>
          <table:table-cell table:number-columns-repeated="4"/>
        </table:table-row>
        <table:table-row table:style-name="ro1">
          <table:table-cell office:value-type="float" office:value="2514812137" calcext:value-type="float">
            <text:p>2514812137</text:p>
          </table:table-cell>
          <table:table-cell office:value-type="float" office:value="5052" calcext:value-type="float">
            <text:p>5052</text:p>
          </table:table-cell>
          <table:table-cell office:value-type="float" office:value="2511.17" calcext:value-type="float">
            <text:p>2511.17</text:p>
          </table:table-cell>
          <table:table-cell office:value-type="float" office:value="1831516.35" calcext:value-type="float">
            <text:p>1831516.35</text:p>
          </table:table-cell>
          <table:table-cell table:formula="of:=[.D277]/1000" office:value-type="float" office:value="1831.51635" calcext:value-type="float">
            <text:p>1831.51635</text:p>
          </table:table-cell>
          <table:table-cell table:number-columns-repeated="4"/>
        </table:table-row>
        <table:table-row table:style-name="ro1">
          <table:table-cell office:value-type="float" office:value="2514857528" calcext:value-type="float">
            <text:p>2514857528</text:p>
          </table:table-cell>
          <table:table-cell office:value-type="float" office:value="638" calcext:value-type="float">
            <text:p>638</text:p>
          </table:table-cell>
          <table:table-cell office:value-type="float" office:value="305.84" calcext:value-type="float">
            <text:p>305.84</text:p>
          </table:table-cell>
          <table:table-cell office:value-type="float" office:value="1828211.19" calcext:value-type="float">
            <text:p>1828211.19</text:p>
          </table:table-cell>
          <table:table-cell table:formula="of:=[.D278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15120138" calcext:value-type="float">
            <text:p>2515120138</text:p>
          </table:table-cell>
          <table:table-cell office:value-type="float" office:value="3855" calcext:value-type="float">
            <text:p>3855</text:p>
          </table:table-cell>
          <table:table-cell office:value-type="float" office:value="1928.66" calcext:value-type="float">
            <text:p>1928.66</text:p>
          </table:table-cell>
          <table:table-cell office:value-type="float" office:value="1829284.14" calcext:value-type="float">
            <text:p>1829284.14</text:p>
          </table:table-cell>
          <table:table-cell table:formula="of:=[.D279]/1000" office:value-type="float" office:value="1829.28414" calcext:value-type="float">
            <text:p>1829.28414</text:p>
          </table:table-cell>
          <table:table-cell table:number-columns-repeated="4"/>
        </table:table-row>
        <table:table-row table:style-name="ro1">
          <table:table-cell office:value-type="float" office:value="2515130863" calcext:value-type="float">
            <text:p>2515130863</text:p>
          </table:table-cell>
          <table:table-cell office:value-type="float" office:value="5470" calcext:value-type="float">
            <text:p>5470</text:p>
          </table:table-cell>
          <table:table-cell office:value-type="float" office:value="2724.77" calcext:value-type="float">
            <text:p>2724.77</text:p>
          </table:table-cell>
          <table:table-cell office:value-type="float" office:value="1830496.06" calcext:value-type="float">
            <text:p>1830496.06</text:p>
          </table:table-cell>
          <table:table-cell table:formula="of:=[.D280]/1000" office:value-type="float" office:value="1830.49606" calcext:value-type="float">
            <text:p>1830.49606</text:p>
          </table:table-cell>
          <table:table-cell table:number-columns-repeated="4"/>
        </table:table-row>
        <table:table-row table:style-name="ro1">
          <table:table-cell office:value-type="float" office:value="2515300145" calcext:value-type="float">
            <text:p>2515300145</text:p>
          </table:table-cell>
          <table:table-cell office:value-type="float" office:value="1446" calcext:value-type="float">
            <text:p>1446</text:p>
          </table:table-cell>
          <table:table-cell office:value-type="float" office:value="825.07" calcext:value-type="float">
            <text:p>825.07</text:p>
          </table:table-cell>
          <table:table-cell office:value-type="float" office:value="1828254.85" calcext:value-type="float">
            <text:p>1828254.85</text:p>
          </table:table-cell>
          <table:table-cell table:formula="of:=[.D281]/1000" office:value-type="float" office:value="1828.25485" calcext:value-type="float">
            <text:p>1828.25485</text:p>
          </table:table-cell>
          <table:table-cell table:number-columns-repeated="4"/>
        </table:table-row>
        <table:table-row table:style-name="ro1">
          <table:table-cell office:value-type="float" office:value="2515439190" calcext:value-type="float">
            <text:p>2515439190</text:p>
          </table:table-cell>
          <table:table-cell office:value-type="float" office:value="5108" calcext:value-type="float">
            <text:p>5108</text:p>
          </table:table-cell>
          <table:table-cell office:value-type="float" office:value="2545.48" calcext:value-type="float">
            <text:p>2545.48</text:p>
          </table:table-cell>
          <table:table-cell office:value-type="float" office:value="1827988.62" calcext:value-type="float">
            <text:p>1827988.62</text:p>
          </table:table-cell>
          <table:table-cell table:formula="of:=[.D282]/1000" office:value-type="float" office:value="1827.98862" calcext:value-type="float">
            <text:p>1827.98862</text:p>
          </table:table-cell>
          <table:table-cell table:number-columns-repeated="4"/>
        </table:table-row>
        <table:table-row table:style-name="ro1">
          <table:table-cell office:value-type="float" office:value="2515449712" calcext:value-type="float">
            <text:p>2515449712</text:p>
          </table:table-cell>
          <table:table-cell office:value-type="float" office:value="3394" calcext:value-type="float">
            <text:p>3394</text:p>
          </table:table-cell>
          <table:table-cell office:value-type="float" office:value="1681.58" calcext:value-type="float">
            <text:p>1681.58</text:p>
          </table:table-cell>
          <table:table-cell office:value-type="float" office:value="1830528.49" calcext:value-type="float">
            <text:p>1830528.49</text:p>
          </table:table-cell>
          <table:table-cell table:formula="of:=[.D283]/1000" office:value-type="float" office:value="1830.52849" calcext:value-type="float">
            <text:p>1830.52849</text:p>
          </table:table-cell>
          <table:table-cell table:number-columns-repeated="4"/>
        </table:table-row>
        <table:table-row table:style-name="ro1">
          <table:table-cell office:value-type="float" office:value="2515658175" calcext:value-type="float">
            <text:p>2515658175</text:p>
          </table:table-cell>
          <table:table-cell office:value-type="float" office:value="352" calcext:value-type="float">
            <text:p>352</text:p>
          </table:table-cell>
          <table:table-cell office:value-type="float" office:value="180.84" calcext:value-type="float">
            <text:p>180.84</text:p>
          </table:table-cell>
          <table:table-cell office:value-type="float" office:value="1831187.41" calcext:value-type="float">
            <text:p>1831187.41</text:p>
          </table:table-cell>
          <table:table-cell table:formula="of:=[.D284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15773969" calcext:value-type="float">
            <text:p>2515773969</text:p>
          </table:table-cell>
          <table:table-cell office:value-type="float" office:value="3806" calcext:value-type="float">
            <text:p>3806</text:p>
          </table:table-cell>
          <table:table-cell office:value-type="float" office:value="1891.33" calcext:value-type="float">
            <text:p>1891.33</text:p>
          </table:table-cell>
          <table:table-cell office:value-type="float" office:value="1831337.98" calcext:value-type="float">
            <text:p>1831337.98</text:p>
          </table:table-cell>
          <table:table-cell table:formula="of:=[.D285]/1000" office:value-type="float" office:value="1831.33798" calcext:value-type="float">
            <text:p>1831.33798</text:p>
          </table:table-cell>
          <table:table-cell table:number-columns-repeated="4"/>
        </table:table-row>
        <table:table-row table:style-name="ro1">
          <table:table-cell office:value-type="float" office:value="2515909553" calcext:value-type="float">
            <text:p>2515909553</text:p>
          </table:table-cell>
          <table:table-cell office:value-type="float" office:value="374" calcext:value-type="float">
            <text:p>374</text:p>
          </table:table-cell>
          <table:table-cell office:value-type="float" office:value="186.75" calcext:value-type="float">
            <text:p>186.75</text:p>
          </table:table-cell>
          <table:table-cell office:value-type="float" office:value="1835357.62" calcext:value-type="float">
            <text:p>1835357.62</text:p>
          </table:table-cell>
          <table:table-cell table:formula="of:=[.D286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16082377" calcext:value-type="float">
            <text:p>2516082377</text:p>
          </table:table-cell>
          <table:table-cell office:value-type="float" office:value="3444" calcext:value-type="float">
            <text:p>3444</text:p>
          </table:table-cell>
          <table:table-cell office:value-type="float" office:value="1716.27" calcext:value-type="float">
            <text:p>1716.27</text:p>
          </table:table-cell>
          <table:table-cell office:value-type="float" office:value="1828238.72" calcext:value-type="float">
            <text:p>1828238.72</text:p>
          </table:table-cell>
          <table:table-cell table:formula="of:=[.D287]/1000" office:value-type="float" office:value="1828.23872" calcext:value-type="float">
            <text:p>1828.23872</text:p>
          </table:table-cell>
          <table:table-cell table:number-columns-repeated="4"/>
        </table:table-row>
        <table:table-row table:style-name="ro1">
          <table:table-cell office:value-type="float" office:value="2516093358" calcext:value-type="float">
            <text:p>2516093358</text:p>
          </table:table-cell>
          <table:table-cell office:value-type="float" office:value="4226" calcext:value-type="float">
            <text:p>4226</text:p>
          </table:table-cell>
          <table:table-cell office:value-type="float" office:value="2104.28" calcext:value-type="float">
            <text:p>2104.28</text:p>
          </table:table-cell>
          <table:table-cell office:value-type="float" office:value="1829817.49" calcext:value-type="float">
            <text:p>1829817.49</text:p>
          </table:table-cell>
          <table:table-cell table:formula="of:=[.D288]/1000" office:value-type="float" office:value="1829.81749" calcext:value-type="float">
            <text:p>1829.81749</text:p>
          </table:table-cell>
          <table:table-cell table:number-columns-repeated="4"/>
        </table:table-row>
        <table:table-row table:style-name="ro1">
          <table:table-cell office:value-type="float" office:value="2516139034" calcext:value-type="float">
            <text:p>2516139034</text:p>
          </table:table-cell>
          <table:table-cell office:value-type="float" office:value="637" calcext:value-type="float">
            <text:p>637</text:p>
          </table:table-cell>
          <table:table-cell office:value-type="float" office:value="317.25" calcext:value-type="float">
            <text:p>317.25</text:p>
          </table:table-cell>
          <table:table-cell office:value-type="float" office:value="1829653" calcext:value-type="float">
            <text:p>1829653</text:p>
          </table:table-cell>
          <table:table-cell table:formula="of:=[.D289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16401741" calcext:value-type="float">
            <text:p>2516401741</text:p>
          </table:table-cell>
          <table:table-cell office:value-type="float" office:value="3013" calcext:value-type="float">
            <text:p>3013</text:p>
          </table:table-cell>
          <table:table-cell office:value-type="float" office:value="1497.46" calcext:value-type="float">
            <text:p>1497.46</text:p>
          </table:table-cell>
          <table:table-cell office:value-type="float" office:value="1825145.71" calcext:value-type="float">
            <text:p>1825145.71</text:p>
          </table:table-cell>
          <table:table-cell table:formula="of:=[.D290]/1000" office:value-type="float" office:value="1825.14571" calcext:value-type="float">
            <text:p>1825.14571</text:p>
          </table:table-cell>
          <table:table-cell table:number-columns-repeated="4"/>
        </table:table-row>
        <table:table-row table:style-name="ro1">
          <table:table-cell office:value-type="float" office:value="2516409690" calcext:value-type="float">
            <text:p>2516409690</text:p>
          </table:table-cell>
          <table:table-cell office:value-type="float" office:value="4652" calcext:value-type="float">
            <text:p>4652</text:p>
          </table:table-cell>
          <table:table-cell office:value-type="float" office:value="2318.74" calcext:value-type="float">
            <text:p>2318.74</text:p>
          </table:table-cell>
          <table:table-cell office:value-type="float" office:value="1832455.1" calcext:value-type="float">
            <text:p>1832455.1</text:p>
          </table:table-cell>
          <table:table-cell table:formula="of:=[.D291]/1000" office:value-type="float" office:value="1832.4551" calcext:value-type="float">
            <text:p>1832.4551</text:p>
          </table:table-cell>
          <table:table-cell table:number-columns-repeated="4"/>
        </table:table-row>
        <table:table-row table:style-name="ro1">
          <table:table-cell office:value-type="float" office:value="2516579360" calcext:value-type="float">
            <text:p>2516579360</text:p>
          </table:table-cell>
          <table:table-cell office:value-type="float" office:value="1337" calcext:value-type="float">
            <text:p>1337</text:p>
          </table:table-cell>
          <table:table-cell office:value-type="float" office:value="748.89" calcext:value-type="float">
            <text:p>748.89</text:p>
          </table:table-cell>
          <table:table-cell office:value-type="float" office:value="1828400.15" calcext:value-type="float">
            <text:p>1828400.15</text:p>
          </table:table-cell>
          <table:table-cell table:formula="of:=[.D292]/1000" office:value-type="float" office:value="1828.40015" calcext:value-type="float">
            <text:p>1828.40015</text:p>
          </table:table-cell>
          <table:table-cell table:number-columns-repeated="4"/>
        </table:table-row>
        <table:table-row table:style-name="ro1">
          <table:table-cell office:value-type="float" office:value="2516718364" calcext:value-type="float">
            <text:p>2516718364</text:p>
          </table:table-cell>
          <table:table-cell office:value-type="float" office:value="4273" calcext:value-type="float">
            <text:p>4273</text:p>
          </table:table-cell>
          <table:table-cell office:value-type="float" office:value="2132" calcext:value-type="float">
            <text:p>2132</text:p>
          </table:table-cell>
          <table:table-cell office:value-type="float" office:value="1828839.39" calcext:value-type="float">
            <text:p>1828839.39</text:p>
          </table:table-cell>
          <table:table-cell table:formula="of:=[.D293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16727152" calcext:value-type="float">
            <text:p>2516727152</text:p>
          </table:table-cell>
          <table:table-cell office:value-type="float" office:value="2564" calcext:value-type="float">
            <text:p>2564</text:p>
          </table:table-cell>
          <table:table-cell office:value-type="float" office:value="1279.4" calcext:value-type="float">
            <text:p>1279.4</text:p>
          </table:table-cell>
          <table:table-cell office:value-type="float" office:value="1829912.02" calcext:value-type="float">
            <text:p>1829912.02</text:p>
          </table:table-cell>
          <table:table-cell table:formula="of:=[.D294]/1000" office:value-type="float" office:value="1829.91202" calcext:value-type="float">
            <text:p>1829.91202</text:p>
          </table:table-cell>
          <table:table-cell table:number-columns-repeated="4"/>
        </table:table-row>
        <table:table-row table:style-name="ro1">
          <table:table-cell office:value-type="float" office:value="2516935915" calcext:value-type="float">
            <text:p>2516935915</text:p>
          </table:table-cell>
          <table:table-cell office:value-type="float" office:value="373" calcext:value-type="float">
            <text:p>373</text:p>
          </table:table-cell>
          <table:table-cell office:value-type="float" office:value="193.69" calcext:value-type="float">
            <text:p>193.69</text:p>
          </table:table-cell>
          <table:table-cell office:value-type="float" office:value="1832884.1" calcext:value-type="float">
            <text:p>1832884.1</text:p>
          </table:table-cell>
          <table:table-cell table:formula="of:=[.D29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17053926" calcext:value-type="float">
            <text:p>2517053926</text:p>
          </table:table-cell>
          <table:table-cell office:value-type="float" office:value="2955" calcext:value-type="float">
            <text:p>2955</text:p>
          </table:table-cell>
          <table:table-cell office:value-type="float" office:value="1470.44" calcext:value-type="float">
            <text:p>1470.44</text:p>
          </table:table-cell>
          <table:table-cell office:value-type="float" office:value="1831750.34" calcext:value-type="float">
            <text:p>1831750.34</text:p>
          </table:table-cell>
          <table:table-cell table:formula="of:=[.D296]/1000" office:value-type="float" office:value="1831.75034" calcext:value-type="float">
            <text:p>1831.75034</text:p>
          </table:table-cell>
          <table:table-cell table:number-columns-repeated="4"/>
        </table:table-row>
        <table:table-row table:style-name="ro1">
          <table:table-cell office:value-type="float" office:value="2517189776" calcext:value-type="float">
            <text:p>2517189776</text:p>
          </table:table-cell>
          <table:table-cell office:value-type="float" office:value="394" calcext:value-type="float">
            <text:p>394</text:p>
          </table:table-cell>
          <table:table-cell office:value-type="float" office:value="195.62" calcext:value-type="float">
            <text:p>195.62</text:p>
          </table:table-cell>
          <table:table-cell office:value-type="float" office:value="1834394.9" calcext:value-type="float">
            <text:p>1834394.9</text:p>
          </table:table-cell>
          <table:table-cell table:formula="of:=[.D297]/1000" office:value-type="float" office:value="1834.3949" calcext:value-type="float">
            <text:p>1834.3949</text:p>
          </table:table-cell>
          <table:table-cell table:number-columns-repeated="4"/>
        </table:table-row>
        <table:table-row table:style-name="ro1">
          <table:table-cell office:value-type="float" office:value="2517361671" calcext:value-type="float">
            <text:p>2517361671</text:p>
          </table:table-cell>
          <table:table-cell office:value-type="float" office:value="2611" calcext:value-type="float">
            <text:p>2611</text:p>
          </table:table-cell>
          <table:table-cell office:value-type="float" office:value="1295.84" calcext:value-type="float">
            <text:p>1295.84</text:p>
          </table:table-cell>
          <table:table-cell office:value-type="float" office:value="1828308.05" calcext:value-type="float">
            <text:p>1828308.05</text:p>
          </table:table-cell>
          <table:table-cell table:formula="of:=[.D298]/1000" office:value-type="float" office:value="1828.30805" calcext:value-type="float">
            <text:p>1828.30805</text:p>
          </table:table-cell>
          <table:table-cell table:number-columns-repeated="4"/>
        </table:table-row>
        <table:table-row table:style-name="ro1">
          <table:table-cell office:value-type="float" office:value="2517372944" calcext:value-type="float">
            <text:p>2517372944</text:p>
          </table:table-cell>
          <table:table-cell office:value-type="float" office:value="4224" calcext:value-type="float">
            <text:p>4224</text:p>
          </table:table-cell>
          <table:table-cell office:value-type="float" office:value="2104.55" calcext:value-type="float">
            <text:p>2104.55</text:p>
          </table:table-cell>
          <table:table-cell office:value-type="float" office:value="1830468.29" calcext:value-type="float">
            <text:p>1830468.29</text:p>
          </table:table-cell>
          <table:table-cell table:formula="of:=[.D299]/1000" office:value-type="float" office:value="1830.46829" calcext:value-type="float">
            <text:p>1830.46829</text:p>
          </table:table-cell>
          <table:table-cell table:number-columns-repeated="4"/>
        </table:table-row>
        <table:table-row table:style-name="ro1">
          <table:table-cell office:value-type="float" office:value="2517417658" calcext:value-type="float">
            <text:p>2517417658</text:p>
          </table:table-cell>
          <table:table-cell office:value-type="float" office:value="637" calcext:value-type="float">
            <text:p>637</text:p>
          </table:table-cell>
          <table:table-cell office:value-type="float" office:value="315.51" calcext:value-type="float">
            <text:p>315.51</text:p>
          </table:table-cell>
          <table:table-cell office:value-type="float" office:value="1831097.08" calcext:value-type="float">
            <text:p>1831097.08</text:p>
          </table:table-cell>
          <table:table-cell table:formula="of:=[.D300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17680442" calcext:value-type="float">
            <text:p>2517680442</text:p>
          </table:table-cell>
          <table:table-cell office:value-type="float" office:value="3024" calcext:value-type="float">
            <text:p>3024</text:p>
          </table:table-cell>
          <table:table-cell office:value-type="float" office:value="1505.44" calcext:value-type="float">
            <text:p>1505.44</text:p>
          </table:table-cell>
          <table:table-cell office:value-type="float" office:value="1829632.08" calcext:value-type="float">
            <text:p>1829632.08</text:p>
          </table:table-cell>
          <table:table-cell table:formula="of:=[.D301]/1000" office:value-type="float" office:value="1829.63208" calcext:value-type="float">
            <text:p>1829.63208</text:p>
          </table:table-cell>
          <table:table-cell table:number-columns-repeated="4"/>
        </table:table-row>
        <table:table-row table:style-name="ro1">
          <table:table-cell office:value-type="float" office:value="2517684410" calcext:value-type="float">
            <text:p>2517684410</text:p>
          </table:table-cell>
          <table:table-cell office:value-type="float" office:value="4636" calcext:value-type="float">
            <text:p>4636</text:p>
          </table:table-cell>
          <table:table-cell office:value-type="float" office:value="2307.29" calcext:value-type="float">
            <text:p>2307.29</text:p>
          </table:table-cell>
          <table:table-cell office:value-type="float" office:value="1831533.48" calcext:value-type="float">
            <text:p>1831533.48</text:p>
          </table:table-cell>
          <table:table-cell table:formula="of:=[.D302]/1000" office:value-type="float" office:value="1831.53348" calcext:value-type="float">
            <text:p>1831.53348</text:p>
          </table:table-cell>
          <table:table-cell table:number-columns-repeated="4"/>
        </table:table-row>
        <table:table-row table:style-name="ro1">
          <table:table-cell office:value-type="float" office:value="2517854123" calcext:value-type="float">
            <text:p>2517854123</text:p>
          </table:table-cell>
          <table:table-cell office:value-type="float" office:value="1402" calcext:value-type="float">
            <text:p>1402</text:p>
          </table:table-cell>
          <table:table-cell office:value-type="float" office:value="781.34" calcext:value-type="float">
            <text:p>781.34</text:p>
          </table:table-cell>
          <table:table-cell office:value-type="float" office:value="1827918.6" calcext:value-type="float">
            <text:p>1827918.6</text:p>
          </table:table-cell>
          <table:table-cell table:formula="of:=[.D303]/1000" office:value-type="float" office:value="1827.9186" calcext:value-type="float">
            <text:p>1827.9186</text:p>
          </table:table-cell>
          <table:table-cell table:number-columns-repeated="4"/>
        </table:table-row>
        <table:table-row table:style-name="ro1">
          <table:table-cell office:value-type="float" office:value="2517992246" calcext:value-type="float">
            <text:p>2517992246</text:p>
          </table:table-cell>
          <table:table-cell office:value-type="float" office:value="4276" calcext:value-type="float">
            <text:p>4276</text:p>
          </table:table-cell>
          <table:table-cell office:value-type="float" office:value="2123.81" calcext:value-type="float">
            <text:p>2123.81</text:p>
          </table:table-cell>
          <table:table-cell office:value-type="float" office:value="1827339.81" calcext:value-type="float">
            <text:p>1827339.81</text:p>
          </table:table-cell>
          <table:table-cell table:formula="of:=[.D304]/1000" office:value-type="float" office:value="1827.33981" calcext:value-type="float">
            <text:p>1827.33981</text:p>
          </table:table-cell>
          <table:table-cell table:number-columns-repeated="4"/>
        </table:table-row>
        <table:table-row table:style-name="ro1">
          <table:table-cell office:value-type="float" office:value="2518002166" calcext:value-type="float">
            <text:p>2518002166</text:p>
          </table:table-cell>
          <table:table-cell office:value-type="float" office:value="3395" calcext:value-type="float">
            <text:p>3395</text:p>
          </table:table-cell>
          <table:table-cell office:value-type="float" office:value="1685.46" calcext:value-type="float">
            <text:p>1685.46</text:p>
          </table:table-cell>
          <table:table-cell office:value-type="float" office:value="1830258.3" calcext:value-type="float">
            <text:p>1830258.3</text:p>
          </table:table-cell>
          <table:table-cell table:formula="of:=[.D305]/1000" office:value-type="float" office:value="1830.2583" calcext:value-type="float">
            <text:p>1830.2583</text:p>
          </table:table-cell>
          <table:table-cell table:number-columns-repeated="4"/>
        </table:table-row>
        <table:table-row table:style-name="ro1">
          <table:table-cell office:value-type="float" office:value="2518210855" calcext:value-type="float">
            <text:p>2518210855</text:p>
          </table:table-cell>
          <table:table-cell office:value-type="float" office:value="353" calcext:value-type="float">
            <text:p>353</text:p>
          </table:table-cell>
          <table:table-cell office:value-type="float" office:value="178.55" calcext:value-type="float">
            <text:p>178.55</text:p>
          </table:table-cell>
          <table:table-cell office:value-type="float" office:value="1831187.41" calcext:value-type="float">
            <text:p>1831187.41</text:p>
          </table:table-cell>
          <table:table-cell table:formula="of:=[.D306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18312635" calcext:value-type="float">
            <text:p>2518312635</text:p>
          </table:table-cell>
          <table:table-cell office:value-type="float" office:value="4691" calcext:value-type="float">
            <text:p>4691</text:p>
          </table:table-cell>
          <table:table-cell office:value-type="float" office:value="2338.84" calcext:value-type="float">
            <text:p>2338.84</text:p>
          </table:table-cell>
          <table:table-cell office:value-type="float" office:value="1828278.51" calcext:value-type="float">
            <text:p>1828278.51</text:p>
          </table:table-cell>
          <table:table-cell table:formula="of:=[.D307]/1000" office:value-type="float" office:value="1828.27851" calcext:value-type="float">
            <text:p>1828.27851</text:p>
          </table:table-cell>
          <table:table-cell table:number-columns-repeated="4"/>
        </table:table-row>
        <table:table-row table:style-name="ro1">
          <table:table-cell office:value-type="float" office:value="2518322402" calcext:value-type="float">
            <text:p>2518322402</text:p>
          </table:table-cell>
          <table:table-cell office:value-type="float" office:value="2979" calcext:value-type="float">
            <text:p>2979</text:p>
          </table:table-cell>
          <table:table-cell office:value-type="float" office:value="1480.68" calcext:value-type="float">
            <text:p>1480.68</text:p>
          </table:table-cell>
          <table:table-cell office:value-type="float" office:value="1830109.34" calcext:value-type="float">
            <text:p>1830109.34</text:p>
          </table:table-cell>
          <table:table-cell table:formula="of:=[.D308]/1000" office:value-type="float" office:value="1830.10934" calcext:value-type="float">
            <text:p>1830.10934</text:p>
          </table:table-cell>
          <table:table-cell table:number-columns-repeated="4"/>
        </table:table-row>
        <table:table-row table:style-name="ro1">
          <table:table-cell office:value-type="float" office:value="2518460451" calcext:value-type="float">
            <text:p>2518460451</text:p>
          </table:table-cell>
          <table:table-cell office:value-type="float" office:value="375" calcext:value-type="float">
            <text:p>375</text:p>
          </table:table-cell>
          <table:table-cell office:value-type="float" office:value="181.62" calcext:value-type="float">
            <text:p>181.62</text:p>
          </table:table-cell>
          <table:table-cell office:value-type="float" office:value="1835357.62" calcext:value-type="float">
            <text:p>1835357.62</text:p>
          </table:table-cell>
          <table:table-cell table:formula="of:=[.D309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18632382" calcext:value-type="float">
            <text:p>2518632382</text:p>
          </table:table-cell>
          <table:table-cell office:value-type="float" office:value="3439" calcext:value-type="float">
            <text:p>3439</text:p>
          </table:table-cell>
          <table:table-cell office:value-type="float" office:value="1710.91" calcext:value-type="float">
            <text:p>1710.91</text:p>
          </table:table-cell>
          <table:table-cell office:value-type="float" office:value="1829303.82" calcext:value-type="float">
            <text:p>1829303.82</text:p>
          </table:table-cell>
          <table:table-cell table:formula="of:=[.D310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518642533" calcext:value-type="float">
            <text:p>2518642533</text:p>
          </table:table-cell>
          <table:table-cell office:value-type="float" office:value="5050" calcext:value-type="float">
            <text:p>5050</text:p>
          </table:table-cell>
          <table:table-cell office:value-type="float" office:value="2514.4" calcext:value-type="float">
            <text:p>2514.4</text:p>
          </table:table-cell>
          <table:table-cell office:value-type="float" office:value="1831879.46" calcext:value-type="float">
            <text:p>1831879.46</text:p>
          </table:table-cell>
          <table:table-cell table:formula="of:=[.D311]/1000" office:value-type="float" office:value="1831.87946" calcext:value-type="float">
            <text:p>1831.87946</text:p>
          </table:table-cell>
          <table:table-cell table:number-columns-repeated="4"/>
        </table:table-row>
        <table:table-row table:style-name="ro1">
          <table:table-cell office:value-type="float" office:value="2518688159" calcext:value-type="float">
            <text:p>2518688159</text:p>
          </table:table-cell>
          <table:table-cell office:value-type="float" office:value="637" calcext:value-type="float">
            <text:p>637</text:p>
          </table:table-cell>
          <table:table-cell office:value-type="float" office:value="307" calcext:value-type="float">
            <text:p>307</text:p>
          </table:table-cell>
          <table:table-cell office:value-type="float" office:value="1829653" calcext:value-type="float">
            <text:p>1829653</text:p>
          </table:table-cell>
          <table:table-cell table:formula="of:=[.D312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18951029" calcext:value-type="float">
            <text:p>2518951029</text:p>
          </table:table-cell>
          <table:table-cell office:value-type="float" office:value="3872" calcext:value-type="float">
            <text:p>3872</text:p>
          </table:table-cell>
          <table:table-cell office:value-type="float" office:value="1926.07" calcext:value-type="float">
            <text:p>1926.07</text:p>
          </table:table-cell>
          <table:table-cell office:value-type="float" office:value="1829221.03" calcext:value-type="float">
            <text:p>1829221.03</text:p>
          </table:table-cell>
          <table:table-cell table:formula="of:=[.D313]/1000" office:value-type="float" office:value="1829.22103" calcext:value-type="float">
            <text:p>1829.22103</text:p>
          </table:table-cell>
          <table:table-cell table:number-columns-repeated="4"/>
        </table:table-row>
        <table:table-row table:style-name="ro1">
          <table:table-cell office:value-type="float" office:value="2518961061" calcext:value-type="float">
            <text:p>2518961061</text:p>
          </table:table-cell>
          <table:table-cell office:value-type="float" office:value="5467" calcext:value-type="float">
            <text:p>5467</text:p>
          </table:table-cell>
          <table:table-cell office:value-type="float" office:value="2726.06" calcext:value-type="float">
            <text:p>2726.06</text:p>
          </table:table-cell>
          <table:table-cell office:value-type="float" office:value="1831501.83" calcext:value-type="float">
            <text:p>1831501.83</text:p>
          </table:table-cell>
          <table:table-cell table:formula="of:=[.D314]/1000" office:value-type="float" office:value="1831.50183" calcext:value-type="float">
            <text:p>1831.50183</text:p>
          </table:table-cell>
          <table:table-cell table:number-columns-repeated="4"/>
        </table:table-row>
        <table:table-row table:style-name="ro1">
          <table:table-cell office:value-type="float" office:value="2519130660" calcext:value-type="float">
            <text:p>2519130660</text:p>
          </table:table-cell>
          <table:table-cell office:value-type="float" office:value="1380" calcext:value-type="float">
            <text:p>1380</text:p>
          </table:table-cell>
          <table:table-cell office:value-type="float" office:value="785.43" calcext:value-type="float">
            <text:p>785.43</text:p>
          </table:table-cell>
          <table:table-cell office:value-type="float" office:value="1828400.15" calcext:value-type="float">
            <text:p>1828400.15</text:p>
          </table:table-cell>
          <table:table-cell table:formula="of:=[.D315]/1000" office:value-type="float" office:value="1828.40015" calcext:value-type="float">
            <text:p>1828.40015</text:p>
          </table:table-cell>
          <table:table-cell table:number-columns-repeated="4"/>
        </table:table-row>
        <table:table-row table:style-name="ro1">
          <table:table-cell office:value-type="float" office:value="2519268823" calcext:value-type="float">
            <text:p>2519268823</text:p>
          </table:table-cell>
          <table:table-cell office:value-type="float" office:value="4259" calcext:value-type="float">
            <text:p>4259</text:p>
          </table:table-cell>
          <table:table-cell office:value-type="float" office:value="2115.81" calcext:value-type="float">
            <text:p>2115.81</text:p>
          </table:table-cell>
          <table:table-cell office:value-type="float" office:value="1826527.01" calcext:value-type="float">
            <text:p>1826527.01</text:p>
          </table:table-cell>
          <table:table-cell table:formula="of:=[.D316]/1000" office:value-type="float" office:value="1826.52701" calcext:value-type="float">
            <text:p>1826.52701</text:p>
          </table:table-cell>
          <table:table-cell table:number-columns-repeated="4"/>
        </table:table-row>
        <table:table-row table:style-name="ro1">
          <table:table-cell office:value-type="float" office:value="2519278817" calcext:value-type="float">
            <text:p>2519278817</text:p>
          </table:table-cell>
          <table:table-cell office:value-type="float" office:value="2541" calcext:value-type="float">
            <text:p>2541</text:p>
          </table:table-cell>
          <table:table-cell office:value-type="float" office:value="1256.84" calcext:value-type="float">
            <text:p>1256.84</text:p>
          </table:table-cell>
          <table:table-cell office:value-type="float" office:value="1831097.08" calcext:value-type="float">
            <text:p>1831097.08</text:p>
          </table:table-cell>
          <table:table-cell table:formula="of:=[.D317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19487769" calcext:value-type="float">
            <text:p>2519487769</text:p>
          </table:table-cell>
          <table:table-cell office:value-type="float" office:value="353" calcext:value-type="float">
            <text:p>353</text:p>
          </table:table-cell>
          <table:table-cell office:value-type="float" office:value="183.21" calcext:value-type="float">
            <text:p>183.21</text:p>
          </table:table-cell>
          <table:table-cell office:value-type="float" office:value="1833810.89" calcext:value-type="float">
            <text:p>1833810.89</text:p>
          </table:table-cell>
          <table:table-cell table:formula="of:=[.D318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19587607" calcext:value-type="float">
            <text:p>2519587607</text:p>
          </table:table-cell>
          <table:table-cell office:value-type="float" office:value="4689" calcext:value-type="float">
            <text:p>4689</text:p>
          </table:table-cell>
          <table:table-cell office:value-type="float" office:value="2342.95" calcext:value-type="float">
            <text:p>2342.95</text:p>
          </table:table-cell>
          <table:table-cell office:value-type="float" office:value="1828864.44" calcext:value-type="float">
            <text:p>1828864.44</text:p>
          </table:table-cell>
          <table:table-cell table:formula="of:=[.D319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519597484" calcext:value-type="float">
            <text:p>2519597484</text:p>
          </table:table-cell>
          <table:table-cell office:value-type="float" office:value="3803" calcext:value-type="float">
            <text:p>3803</text:p>
          </table:table-cell>
          <table:table-cell office:value-type="float" office:value="1890.3" calcext:value-type="float">
            <text:p>1890.3</text:p>
          </table:table-cell>
          <table:table-cell office:value-type="float" office:value="1832543.44" calcext:value-type="float">
            <text:p>1832543.44</text:p>
          </table:table-cell>
          <table:table-cell table:formula="of:=[.D320]/1000" office:value-type="float" office:value="1832.54344" calcext:value-type="float">
            <text:p>1832.54344</text:p>
          </table:table-cell>
          <table:table-cell table:number-columns-repeated="4"/>
        </table:table-row>
        <table:table-row table:style-name="ro1">
          <table:table-cell office:value-type="float" office:value="2519734408" calcext:value-type="float">
            <text:p>2519734408</text:p>
          </table:table-cell>
          <table:table-cell office:value-type="float" office:value="374" calcext:value-type="float">
            <text:p>374</text:p>
          </table:table-cell>
          <table:table-cell office:value-type="float" office:value="190.06" calcext:value-type="float">
            <text:p>190.06</text:p>
          </table:table-cell>
          <table:table-cell office:value-type="float" office:value="1835357.62" calcext:value-type="float">
            <text:p>1835357.62</text:p>
          </table:table-cell>
          <table:table-cell table:formula="of:=[.D321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19906417" calcext:value-type="float">
            <text:p>2519906417</text:p>
          </table:table-cell>
          <table:table-cell office:value-type="float" office:value="2594" calcext:value-type="float">
            <text:p>2594</text:p>
          </table:table-cell>
          <table:table-cell office:value-type="float" office:value="1289.63" calcext:value-type="float">
            <text:p>1289.63</text:p>
          </table:table-cell>
          <table:table-cell office:value-type="float" office:value="1826625.39" calcext:value-type="float">
            <text:p>1826625.39</text:p>
          </table:table-cell>
          <table:table-cell table:formula="of:=[.D322]/1000" office:value-type="float" office:value="1826.62539" calcext:value-type="float">
            <text:p>1826.62539</text:p>
          </table:table-cell>
          <table:table-cell table:number-columns-repeated="4"/>
        </table:table-row>
        <table:table-row table:style-name="ro1">
          <table:table-cell office:value-type="float" office:value="2519917879" calcext:value-type="float">
            <text:p>2519917879</text:p>
          </table:table-cell>
          <table:table-cell office:value-type="float" office:value="4219" calcext:value-type="float">
            <text:p>4219</text:p>
          </table:table-cell>
          <table:table-cell office:value-type="float" office:value="2103.64" calcext:value-type="float">
            <text:p>2103.64</text:p>
          </table:table-cell>
          <table:table-cell office:value-type="float" office:value="1832206" calcext:value-type="float">
            <text:p>1832206</text:p>
          </table:table-cell>
          <table:table-cell table:formula="of:=[.D323]/1000" office:value-type="float" office:value="1832.206" calcext:value-type="float">
            <text:p>1832.206</text:p>
          </table:table-cell>
          <table:table-cell table:number-columns-repeated="4"/>
        </table:table-row>
        <table:table-row table:style-name="ro1">
          <table:table-cell office:value-type="float" office:value="2519962725" calcext:value-type="float">
            <text:p>2519962725</text:p>
          </table:table-cell>
          <table:table-cell office:value-type="float" office:value="638" calcext:value-type="float">
            <text:p>638</text:p>
          </table:table-cell>
          <table:table-cell office:value-type="float" office:value="314.23" calcext:value-type="float">
            <text:p>314.23</text:p>
          </table:table-cell>
          <table:table-cell office:value-type="float" office:value="1829653" calcext:value-type="float">
            <text:p>1829653</text:p>
          </table:table-cell>
          <table:table-cell table:formula="of:=[.D324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20225731" calcext:value-type="float">
            <text:p>2520225731</text:p>
          </table:table-cell>
          <table:table-cell office:value-type="float" office:value="3837" calcext:value-type="float">
            <text:p>3837</text:p>
          </table:table-cell>
          <table:table-cell office:value-type="float" office:value="1909.73" calcext:value-type="float">
            <text:p>1909.73</text:p>
          </table:table-cell>
          <table:table-cell office:value-type="float" office:value="1828631.14" calcext:value-type="float">
            <text:p>1828631.14</text:p>
          </table:table-cell>
          <table:table-cell table:formula="of:=[.D325]/1000" office:value-type="float" office:value="1828.63114" calcext:value-type="float">
            <text:p>1828.63114</text:p>
          </table:table-cell>
          <table:table-cell table:number-columns-repeated="4"/>
        </table:table-row>
        <table:table-row table:style-name="ro1">
          <table:table-cell office:value-type="float" office:value="2520235840" calcext:value-type="float">
            <text:p>2520235840</text:p>
          </table:table-cell>
          <table:table-cell office:value-type="float" office:value="4643" calcext:value-type="float">
            <text:p>4643</text:p>
          </table:table-cell>
          <table:table-cell office:value-type="float" office:value="2307.25" calcext:value-type="float">
            <text:p>2307.25</text:p>
          </table:table-cell>
          <table:table-cell office:value-type="float" office:value="1829360.37" calcext:value-type="float">
            <text:p>1829360.37</text:p>
          </table:table-cell>
          <table:table-cell table:formula="of:=[.D326]/1000" office:value-type="float" office:value="1829.36037" calcext:value-type="float">
            <text:p>1829.36037</text:p>
          </table:table-cell>
          <table:table-cell table:number-columns-repeated="4"/>
        </table:table-row>
        <table:table-row table:style-name="ro1">
          <table:table-cell office:value-type="float" office:value="2520405666" calcext:value-type="float">
            <text:p>2520405666</text:p>
          </table:table-cell>
          <table:table-cell office:value-type="float" office:value="1468" calcext:value-type="float">
            <text:p>1468</text:p>
          </table:table-cell>
          <table:table-cell office:value-type="float" office:value="837.09" calcext:value-type="float">
            <text:p>837.09</text:p>
          </table:table-cell>
          <table:table-cell office:value-type="float" office:value="1828103.68" calcext:value-type="float">
            <text:p>1828103.68</text:p>
          </table:table-cell>
          <table:table-cell table:formula="of:=[.D327]/1000" office:value-type="float" office:value="1828.10368" calcext:value-type="float">
            <text:p>1828.10368</text:p>
          </table:table-cell>
          <table:table-cell table:number-columns-repeated="4"/>
        </table:table-row>
        <table:table-row table:style-name="ro1">
          <table:table-cell office:value-type="float" office:value="2520544014" calcext:value-type="float">
            <text:p>2520544014</text:p>
          </table:table-cell>
          <table:table-cell office:value-type="float" office:value="5102" calcext:value-type="float">
            <text:p>5102</text:p>
          </table:table-cell>
          <table:table-cell office:value-type="float" office:value="2548.6" calcext:value-type="float">
            <text:p>2548.6</text:p>
          </table:table-cell>
          <table:table-cell office:value-type="float" office:value="1829064.86" calcext:value-type="float">
            <text:p>1829064.86</text:p>
          </table:table-cell>
          <table:table-cell table:formula="of:=[.D328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520553916" calcext:value-type="float">
            <text:p>2520553916</text:p>
          </table:table-cell>
          <table:table-cell office:value-type="float" office:value="2562" calcext:value-type="float">
            <text:p>2562</text:p>
          </table:table-cell>
          <table:table-cell office:value-type="float" office:value="1269.31" calcext:value-type="float">
            <text:p>1269.31</text:p>
          </table:table-cell>
          <table:table-cell office:value-type="float" office:value="1830985.92" calcext:value-type="float">
            <text:p>1830985.92</text:p>
          </table:table-cell>
          <table:table-cell table:formula="of:=[.D329]/1000" office:value-type="float" office:value="1830.98592" calcext:value-type="float">
            <text:p>1830.98592</text:p>
          </table:table-cell>
          <table:table-cell table:number-columns-repeated="4"/>
        </table:table-row>
        <table:table-row table:style-name="ro1">
          <table:table-cell office:value-type="float" office:value="2520762963" calcext:value-type="float">
            <text:p>2520762963</text:p>
          </table:table-cell>
          <table:table-cell office:value-type="float" office:value="374" calcext:value-type="float">
            <text:p>374</text:p>
          </table:table-cell>
          <table:table-cell office:value-type="float" office:value="197.87" calcext:value-type="float">
            <text:p>197.87</text:p>
          </table:table-cell>
          <table:table-cell office:value-type="float" office:value="1832884.1" calcext:value-type="float">
            <text:p>1832884.1</text:p>
          </table:table-cell>
          <table:table-cell table:formula="of:=[.D33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20864954" calcext:value-type="float">
            <text:p>2520864954</text:p>
          </table:table-cell>
          <table:table-cell office:value-type="float" office:value="4689" calcext:value-type="float">
            <text:p>4689</text:p>
          </table:table-cell>
          <table:table-cell office:value-type="float" office:value="2336.45" calcext:value-type="float">
            <text:p>2336.45</text:p>
          </table:table-cell>
          <table:table-cell office:value-type="float" office:value="1828669.09" calcext:value-type="float">
            <text:p>1828669.09</text:p>
          </table:table-cell>
          <table:table-cell table:formula="of:=[.D331]/1000" office:value-type="float" office:value="1828.66909" calcext:value-type="float">
            <text:p>1828.66909</text:p>
          </table:table-cell>
          <table:table-cell table:number-columns-repeated="4"/>
        </table:table-row>
        <table:table-row table:style-name="ro1">
          <table:table-cell office:value-type="float" office:value="2520874954" calcext:value-type="float">
            <text:p>2520874954</text:p>
          </table:table-cell>
          <table:table-cell office:value-type="float" office:value="3811" calcext:value-type="float">
            <text:p>3811</text:p>
          </table:table-cell>
          <table:table-cell office:value-type="float" office:value="1889.95" calcext:value-type="float">
            <text:p>1889.95</text:p>
          </table:table-cell>
          <table:table-cell office:value-type="float" office:value="1829893.52" calcext:value-type="float">
            <text:p>1829893.52</text:p>
          </table:table-cell>
          <table:table-cell table:formula="of:=[.D332]/1000" office:value-type="float" office:value="1829.89352" calcext:value-type="float">
            <text:p>1829.89352</text:p>
          </table:table-cell>
          <table:table-cell table:number-columns-repeated="4"/>
        </table:table-row>
        <table:table-row table:style-name="ro1">
          <table:table-cell office:value-type="float" office:value="2521012012" calcext:value-type="float">
            <text:p>2521012012</text:p>
          </table:table-cell>
          <table:table-cell office:value-type="float" office:value="375" calcext:value-type="float">
            <text:p>375</text:p>
          </table:table-cell>
          <table:table-cell office:value-type="float" office:value="179.69" calcext:value-type="float">
            <text:p>179.69</text:p>
          </table:table-cell>
          <table:table-cell office:value-type="float" office:value="1832884.1" calcext:value-type="float">
            <text:p>1832884.1</text:p>
          </table:table-cell>
          <table:table-cell table:formula="of:=[.D333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21184119" calcext:value-type="float">
            <text:p>2521184119</text:p>
          </table:table-cell>
          <table:table-cell office:value-type="float" office:value="2611" calcext:value-type="float">
            <text:p>2611</text:p>
          </table:table-cell>
          <table:table-cell office:value-type="float" office:value="1294.07" calcext:value-type="float">
            <text:p>1294.07</text:p>
          </table:table-cell>
          <table:table-cell office:value-type="float" office:value="1829010.57" calcext:value-type="float">
            <text:p>1829010.57</text:p>
          </table:table-cell>
          <table:table-cell table:formula="of:=[.D334]/1000" office:value-type="float" office:value="1829.01057" calcext:value-type="float">
            <text:p>1829.01057</text:p>
          </table:table-cell>
          <table:table-cell table:number-columns-repeated="4"/>
        </table:table-row>
        <table:table-row table:style-name="ro1">
          <table:table-cell office:value-type="float" office:value="2521194657" calcext:value-type="float">
            <text:p>2521194657</text:p>
          </table:table-cell>
          <table:table-cell office:value-type="float" office:value="4222" calcext:value-type="float">
            <text:p>4222</text:p>
          </table:table-cell>
          <table:table-cell office:value-type="float" office:value="2107.17" calcext:value-type="float">
            <text:p>2107.17</text:p>
          </table:table-cell>
          <table:table-cell office:value-type="float" office:value="1831119.54" calcext:value-type="float">
            <text:p>1831119.54</text:p>
          </table:table-cell>
          <table:table-cell table:formula="of:=[.D335]/1000" office:value-type="float" office:value="1831.11954" calcext:value-type="float">
            <text:p>1831.11954</text:p>
          </table:table-cell>
          <table:table-cell table:number-columns-repeated="4"/>
        </table:table-row>
        <table:table-row table:style-name="ro1">
          <table:table-cell office:value-type="float" office:value="2521240648" calcext:value-type="float">
            <text:p>2521240648</text:p>
          </table:table-cell>
          <table:table-cell office:value-type="float" office:value="659" calcext:value-type="float">
            <text:p>659</text:p>
          </table:table-cell>
          <table:table-cell office:value-type="float" office:value="311.91" calcext:value-type="float">
            <text:p>311.91</text:p>
          </table:table-cell>
          <table:table-cell office:value-type="float" office:value="1827875.1" calcext:value-type="float">
            <text:p>1827875.1</text:p>
          </table:table-cell>
          <table:table-cell table:formula="of:=[.D336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521503745" calcext:value-type="float">
            <text:p>2521503745</text:p>
          </table:table-cell>
          <table:table-cell office:value-type="float" office:value="3860" calcext:value-type="float">
            <text:p>3860</text:p>
          </table:table-cell>
          <table:table-cell office:value-type="float" office:value="1917.6" calcext:value-type="float">
            <text:p>1917.6</text:p>
          </table:table-cell>
          <table:table-cell office:value-type="float" office:value="1828096.6" calcext:value-type="float">
            <text:p>1828096.6</text:p>
          </table:table-cell>
          <table:table-cell table:formula="of:=[.D337]/1000" office:value-type="float" office:value="1828.0966" calcext:value-type="float">
            <text:p>1828.0966</text:p>
          </table:table-cell>
          <table:table-cell table:number-columns-repeated="4"/>
        </table:table-row>
        <table:table-row table:style-name="ro1">
          <table:table-cell office:value-type="float" office:value="2521507671" calcext:value-type="float">
            <text:p>2521507671</text:p>
          </table:table-cell>
          <table:table-cell office:value-type="float" office:value="2583" calcext:value-type="float">
            <text:p>2583</text:p>
          </table:table-cell>
          <table:table-cell office:value-type="float" office:value="1278.24" calcext:value-type="float">
            <text:p>1278.24</text:p>
          </table:table-cell>
          <table:table-cell office:value-type="float" office:value="1832298.14" calcext:value-type="float">
            <text:p>1832298.14</text:p>
          </table:table-cell>
          <table:table-cell table:formula="of:=[.D338]/1000" office:value-type="float" office:value="1832.29814" calcext:value-type="float">
            <text:p>1832.29814</text:p>
          </table:table-cell>
          <table:table-cell table:number-columns-repeated="4"/>
        </table:table-row>
        <table:table-row table:style-name="ro1">
          <table:table-cell office:value-type="float" office:value="2521675631" calcext:value-type="float">
            <text:p>2521675631</text:p>
          </table:table-cell>
          <table:table-cell office:value-type="float" office:value="1359" calcext:value-type="float">
            <text:p>1359</text:p>
          </table:table-cell>
          <table:table-cell office:value-type="float" office:value="760.25" calcext:value-type="float">
            <text:p>760.25</text:p>
          </table:table-cell>
          <table:table-cell office:value-type="float" office:value="1828908.55" calcext:value-type="float">
            <text:p>1828908.55</text:p>
          </table:table-cell>
          <table:table-cell table:formula="of:=[.D339]/1000" office:value-type="float" office:value="1828.90855" calcext:value-type="float">
            <text:p>1828.90855</text:p>
          </table:table-cell>
          <table:table-cell table:number-columns-repeated="4"/>
        </table:table-row>
        <table:table-row table:style-name="ro1">
          <table:table-cell office:value-type="float" office:value="2521810908" calcext:value-type="float">
            <text:p>2521810908</text:p>
          </table:table-cell>
          <table:table-cell office:value-type="float" office:value="5107" calcext:value-type="float">
            <text:p>5107</text:p>
          </table:table-cell>
          <table:table-cell office:value-type="float" office:value="2552.06" calcext:value-type="float">
            <text:p>2552.06</text:p>
          </table:table-cell>
          <table:table-cell office:value-type="float" office:value="1828167.91" calcext:value-type="float">
            <text:p>1828167.91</text:p>
          </table:table-cell>
          <table:table-cell table:formula="of:=[.D340]/1000" office:value-type="float" office:value="1828.16791" calcext:value-type="float">
            <text:p>1828.16791</text:p>
          </table:table-cell>
          <table:table-cell table:number-columns-repeated="4"/>
        </table:table-row>
        <table:table-row table:style-name="ro1">
          <table:table-cell office:value-type="float" office:value="2521820931" calcext:value-type="float">
            <text:p>2521820931</text:p>
          </table:table-cell>
          <table:table-cell office:value-type="float" office:value="3395" calcext:value-type="float">
            <text:p>3395</text:p>
          </table:table-cell>
          <table:table-cell office:value-type="float" office:value="1682.5" calcext:value-type="float">
            <text:p>1682.5</text:p>
          </table:table-cell>
          <table:table-cell office:value-type="float" office:value="1830258.3" calcext:value-type="float">
            <text:p>1830258.3</text:p>
          </table:table-cell>
          <table:table-cell table:formula="of:=[.D341]/1000" office:value-type="float" office:value="1830.2583" calcext:value-type="float">
            <text:p>1830.2583</text:p>
          </table:table-cell>
          <table:table-cell table:number-columns-repeated="4"/>
        </table:table-row>
        <table:table-row table:style-name="ro1">
          <table:table-cell office:value-type="float" office:value="2522028863" calcext:value-type="float">
            <text:p>2522028863</text:p>
          </table:table-cell>
          <table:table-cell office:value-type="float" office:value="373" calcext:value-type="float">
            <text:p>373</text:p>
          </table:table-cell>
          <table:table-cell office:value-type="float" office:value="189.04" calcext:value-type="float">
            <text:p>189.04</text:p>
          </table:table-cell>
          <table:table-cell office:value-type="float" office:value="1832884.1" calcext:value-type="float">
            <text:p>1832884.1</text:p>
          </table:table-cell>
          <table:table-cell table:formula="of:=[.D34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22129957" calcext:value-type="float">
            <text:p>2522129957</text:p>
          </table:table-cell>
          <table:table-cell office:value-type="float" office:value="4694" calcext:value-type="float">
            <text:p>4694</text:p>
          </table:table-cell>
          <table:table-cell office:value-type="float" office:value="2338.94" calcext:value-type="float">
            <text:p>2338.94</text:p>
          </table:table-cell>
          <table:table-cell office:value-type="float" office:value="1827107.79" calcext:value-type="float">
            <text:p>1827107.79</text:p>
          </table:table-cell>
          <table:table-cell table:formula="of:=[.D343]/1000" office:value-type="float" office:value="1827.10779" calcext:value-type="float">
            <text:p>1827.10779</text:p>
          </table:table-cell>
          <table:table-cell table:number-columns-repeated="4"/>
        </table:table-row>
        <table:table-row table:style-name="ro1">
          <table:table-cell office:value-type="float" office:value="2522140090" calcext:value-type="float">
            <text:p>2522140090</text:p>
          </table:table-cell>
          <table:table-cell office:value-type="float" office:value="2977" calcext:value-type="float">
            <text:p>2977</text:p>
          </table:table-cell>
          <table:table-cell office:value-type="float" office:value="1477.78" calcext:value-type="float">
            <text:p>1477.78</text:p>
          </table:table-cell>
          <table:table-cell office:value-type="float" office:value="1831033.32" calcext:value-type="float">
            <text:p>1831033.32</text:p>
          </table:table-cell>
          <table:table-cell table:formula="of:=[.D344]/1000" office:value-type="float" office:value="1831.03332" calcext:value-type="float">
            <text:p>1831.03332</text:p>
          </table:table-cell>
          <table:table-cell table:number-columns-repeated="4"/>
        </table:table-row>
        <table:table-row table:style-name="ro1">
          <table:table-cell office:value-type="float" office:value="2522278458" calcext:value-type="float">
            <text:p>2522278458</text:p>
          </table:table-cell>
          <table:table-cell office:value-type="float" office:value="376" calcext:value-type="float">
            <text:p>376</text:p>
          </table:table-cell>
          <table:table-cell office:value-type="float" office:value="182.42" calcext:value-type="float">
            <text:p>182.42</text:p>
          </table:table-cell>
          <table:table-cell office:value-type="float" office:value="1830417.23" calcext:value-type="float">
            <text:p>1830417.23</text:p>
          </table:table-cell>
          <table:table-cell table:formula="of:=[.D34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22450682" calcext:value-type="float">
            <text:p>2522450682</text:p>
          </table:table-cell>
          <table:table-cell office:value-type="float" office:value="3439" calcext:value-type="float">
            <text:p>3439</text:p>
          </table:table-cell>
          <table:table-cell office:value-type="float" office:value="1716.18" calcext:value-type="float">
            <text:p>1716.18</text:p>
          </table:table-cell>
          <table:table-cell office:value-type="float" office:value="1829570.28" calcext:value-type="float">
            <text:p>1829570.28</text:p>
          </table:table-cell>
          <table:table-cell table:formula="of:=[.D346]/1000" office:value-type="float" office:value="1829.57028" calcext:value-type="float">
            <text:p>1829.57028</text:p>
          </table:table-cell>
          <table:table-cell table:number-columns-repeated="4"/>
        </table:table-row>
        <table:table-row table:style-name="ro1">
          <table:table-cell office:value-type="float" office:value="2522461118" calcext:value-type="float">
            <text:p>2522461118</text:p>
          </table:table-cell>
          <table:table-cell office:value-type="float" office:value="4220" calcext:value-type="float">
            <text:p>4220</text:p>
          </table:table-cell>
          <table:table-cell office:value-type="float" office:value="2100.34" calcext:value-type="float">
            <text:p>2100.34</text:p>
          </table:table-cell>
          <table:table-cell office:value-type="float" office:value="1831771.27" calcext:value-type="float">
            <text:p>1831771.27</text:p>
          </table:table-cell>
          <table:table-cell table:formula="of:=[.D347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522506204" calcext:value-type="float">
            <text:p>2522506204</text:p>
          </table:table-cell>
          <table:table-cell office:value-type="float" office:value="637" calcext:value-type="float">
            <text:p>637</text:p>
          </table:table-cell>
          <table:table-cell office:value-type="float" office:value="308.42" calcext:value-type="float">
            <text:p>308.42</text:p>
          </table:table-cell>
          <table:table-cell office:value-type="float" office:value="1831097.08" calcext:value-type="float">
            <text:p>1831097.08</text:p>
          </table:table-cell>
          <table:table-cell table:formula="of:=[.D348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22769379" calcext:value-type="float">
            <text:p>2522769379</text:p>
          </table:table-cell>
          <table:table-cell office:value-type="float" office:value="3024" calcext:value-type="float">
            <text:p>3024</text:p>
          </table:table-cell>
          <table:table-cell office:value-type="float" office:value="1500.83" calcext:value-type="float">
            <text:p>1500.83</text:p>
          </table:table-cell>
          <table:table-cell office:value-type="float" office:value="1829632.08" calcext:value-type="float">
            <text:p>1829632.08</text:p>
          </table:table-cell>
          <table:table-cell table:formula="of:=[.D349]/1000" office:value-type="float" office:value="1829.63208" calcext:value-type="float">
            <text:p>1829.63208</text:p>
          </table:table-cell>
          <table:table-cell table:number-columns-repeated="4"/>
        </table:table-row>
        <table:table-row table:style-name="ro1">
          <table:table-cell office:value-type="float" office:value="2522779937" calcext:value-type="float">
            <text:p>2522779937</text:p>
          </table:table-cell>
          <table:table-cell office:value-type="float" office:value="4639" calcext:value-type="float">
            <text:p>4639</text:p>
          </table:table-cell>
          <table:table-cell office:value-type="float" office:value="2304.39" calcext:value-type="float">
            <text:p>2304.39</text:p>
          </table:table-cell>
          <table:table-cell office:value-type="float" office:value="1830742.66" calcext:value-type="float">
            <text:p>1830742.66</text:p>
          </table:table-cell>
          <table:table-cell table:formula="of:=[.D350]/1000" office:value-type="float" office:value="1830.74266" calcext:value-type="float">
            <text:p>1830.74266</text:p>
          </table:table-cell>
          <table:table-cell table:number-columns-repeated="4"/>
        </table:table-row>
        <table:table-row table:style-name="ro1">
          <table:table-cell office:value-type="float" office:value="2522948991" calcext:value-type="float">
            <text:p>2522948991</text:p>
          </table:table-cell>
          <table:table-cell office:value-type="float" office:value="1423" calcext:value-type="float">
            <text:p>1423</text:p>
          </table:table-cell>
          <table:table-cell office:value-type="float" office:value="803.09" calcext:value-type="float">
            <text:p>803.09</text:p>
          </table:table-cell>
          <table:table-cell office:value-type="float" office:value="1829697.4" calcext:value-type="float">
            <text:p>1829697.4</text:p>
          </table:table-cell>
          <table:table-cell table:formula="of:=[.D351]/1000" office:value-type="float" office:value="1829.6974" calcext:value-type="float">
            <text:p>1829.6974</text:p>
          </table:table-cell>
          <table:table-cell table:number-columns-repeated="4"/>
        </table:table-row>
        <table:table-row table:style-name="ro1">
          <table:table-cell office:value-type="float" office:value="2523087486" calcext:value-type="float">
            <text:p>2523087486</text:p>
          </table:table-cell>
          <table:table-cell office:value-type="float" office:value="4270" calcext:value-type="float">
            <text:p>4270</text:p>
          </table:table-cell>
          <table:table-cell office:value-type="float" office:value="2133.36" calcext:value-type="float">
            <text:p>2133.36</text:p>
          </table:table-cell>
          <table:table-cell office:value-type="float" office:value="1829053.82" calcext:value-type="float">
            <text:p>1829053.82</text:p>
          </table:table-cell>
          <table:table-cell table:formula="of:=[.D352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23097791" calcext:value-type="float">
            <text:p>2523097791</text:p>
          </table:table-cell>
          <table:table-cell office:value-type="float" office:value="3394" calcext:value-type="float">
            <text:p>3394</text:p>
          </table:table-cell>
          <table:table-cell office:value-type="float" office:value="1683.68" calcext:value-type="float">
            <text:p>1683.68</text:p>
          </table:table-cell>
          <table:table-cell office:value-type="float" office:value="1830258.3" calcext:value-type="float">
            <text:p>1830258.3</text:p>
          </table:table-cell>
          <table:table-cell table:formula="of:=[.D353]/1000" office:value-type="float" office:value="1830.2583" calcext:value-type="float">
            <text:p>1830.2583</text:p>
          </table:table-cell>
          <table:table-cell table:number-columns-repeated="4"/>
        </table:table-row>
        <table:table-row table:style-name="ro1">
          <table:table-cell office:value-type="float" office:value="2523305818" calcext:value-type="float">
            <text:p>2523305818</text:p>
          </table:table-cell>
          <table:table-cell office:value-type="float" office:value="406" calcext:value-type="float">
            <text:p>406</text:p>
          </table:table-cell>
          <table:table-cell office:value-type="float" office:value="230.1" calcext:value-type="float">
            <text:p>230.1</text:p>
          </table:table-cell>
          <table:table-cell office:value-type="float" office:value="1828571.43" calcext:value-type="float">
            <text:p>1828571.43</text:p>
          </table:table-cell>
          <table:table-cell table:formula="of:=[.D354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23404937" calcext:value-type="float">
            <text:p>2523404937</text:p>
          </table:table-cell>
          <table:table-cell office:value-type="float" office:value="4708" calcext:value-type="float">
            <text:p>4708</text:p>
          </table:table-cell>
          <table:table-cell office:value-type="float" office:value="2344.19" calcext:value-type="float">
            <text:p>2344.19</text:p>
          </table:table-cell>
          <table:table-cell office:value-type="float" office:value="1829008.93" calcext:value-type="float">
            <text:p>1829008.93</text:p>
          </table:table-cell>
          <table:table-cell table:formula="of:=[.D355]/1000" office:value-type="float" office:value="1829.00893" calcext:value-type="float">
            <text:p>1829.00893</text:p>
          </table:table-cell>
          <table:table-cell table:number-columns-repeated="4"/>
        </table:table-row>
        <table:table-row table:style-name="ro1">
          <table:table-cell office:value-type="float" office:value="2523414150" calcext:value-type="float">
            <text:p>2523414150</text:p>
          </table:table-cell>
          <table:table-cell office:value-type="float" office:value="2981" calcext:value-type="float">
            <text:p>2981</text:p>
          </table:table-cell>
          <table:table-cell office:value-type="float" office:value="1482.26" calcext:value-type="float">
            <text:p>1482.26</text:p>
          </table:table-cell>
          <table:table-cell office:value-type="float" office:value="1828878.8" calcext:value-type="float">
            <text:p>1828878.8</text:p>
          </table:table-cell>
          <table:table-cell table:formula="of:=[.D356]/1000" office:value-type="float" office:value="1828.8788" calcext:value-type="float">
            <text:p>1828.8788</text:p>
          </table:table-cell>
          <table:table-cell table:number-columns-repeated="4"/>
        </table:table-row>
        <table:table-row table:style-name="ro1">
          <table:table-cell office:value-type="float" office:value="2523551626" calcext:value-type="float">
            <text:p>2523551626</text:p>
          </table:table-cell>
          <table:table-cell office:value-type="float" office:value="375" calcext:value-type="float">
            <text:p>375</text:p>
          </table:table-cell>
          <table:table-cell office:value-type="float" office:value="174.42" calcext:value-type="float">
            <text:p>174.42</text:p>
          </table:table-cell>
          <table:table-cell office:value-type="float" office:value="1827956.99" calcext:value-type="float">
            <text:p>1827956.99</text:p>
          </table:table-cell>
          <table:table-cell table:formula="of:=[.D357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23723946" calcext:value-type="float">
            <text:p>2523723946</text:p>
          </table:table-cell>
          <table:table-cell office:value-type="float" office:value="2609" calcext:value-type="float">
            <text:p>2609</text:p>
          </table:table-cell>
          <table:table-cell office:value-type="float" office:value="1302.73" calcext:value-type="float">
            <text:p>1302.73</text:p>
          </table:table-cell>
          <table:table-cell office:value-type="float" office:value="1829713.63" calcext:value-type="float">
            <text:p>1829713.63</text:p>
          </table:table-cell>
          <table:table-cell table:formula="of:=[.D358]/1000" office:value-type="float" office:value="1829.71363" calcext:value-type="float">
            <text:p>1829.71363</text:p>
          </table:table-cell>
          <table:table-cell table:number-columns-repeated="4"/>
        </table:table-row>
        <table:table-row table:style-name="ro1">
          <table:table-cell office:value-type="float" office:value="2523735706" calcext:value-type="float">
            <text:p>2523735706</text:p>
          </table:table-cell>
          <table:table-cell office:value-type="float" office:value="5069" calcext:value-type="float">
            <text:p>5069</text:p>
          </table:table-cell>
          <table:table-cell office:value-type="float" office:value="2532.7" calcext:value-type="float">
            <text:p>2532.7</text:p>
          </table:table-cell>
          <table:table-cell office:value-type="float" office:value="1832181.64" calcext:value-type="float">
            <text:p>1832181.64</text:p>
          </table:table-cell>
          <table:table-cell table:formula="of:=[.D359]/1000" office:value-type="float" office:value="1832.18164" calcext:value-type="float">
            <text:p>1832.18164</text:p>
          </table:table-cell>
          <table:table-cell table:number-columns-repeated="4"/>
        </table:table-row>
        <table:table-row table:style-name="ro1">
          <table:table-cell office:value-type="float" office:value="2523781740" calcext:value-type="float">
            <text:p>2523781740</text:p>
          </table:table-cell>
          <table:table-cell office:value-type="float" office:value="637" calcext:value-type="float">
            <text:p>637</text:p>
          </table:table-cell>
          <table:table-cell office:value-type="float" office:value="307.47" calcext:value-type="float">
            <text:p>307.47</text:p>
          </table:table-cell>
          <table:table-cell office:value-type="float" office:value="1829653" calcext:value-type="float">
            <text:p>1829653</text:p>
          </table:table-cell>
          <table:table-cell table:formula="of:=[.D360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24044016" calcext:value-type="float">
            <text:p>2524044016</text:p>
          </table:table-cell>
          <table:table-cell office:value-type="float" office:value="3861" calcext:value-type="float">
            <text:p>3861</text:p>
          </table:table-cell>
          <table:table-cell office:value-type="float" office:value="1921.38" calcext:value-type="float">
            <text:p>1921.38</text:p>
          </table:table-cell>
          <table:table-cell office:value-type="float" office:value="1827384.82" calcext:value-type="float">
            <text:p>1827384.82</text:p>
          </table:table-cell>
          <table:table-cell table:formula="of:=[.D361]/1000" office:value-type="float" office:value="1827.38482" calcext:value-type="float">
            <text:p>1827.38482</text:p>
          </table:table-cell>
          <table:table-cell table:number-columns-repeated="4"/>
        </table:table-row>
        <table:table-row table:style-name="ro1">
          <table:table-cell office:value-type="float" office:value="2524054485" calcext:value-type="float">
            <text:p>2524054485</text:p>
          </table:table-cell>
          <table:table-cell office:value-type="float" office:value="4667" calcext:value-type="float">
            <text:p>4667</text:p>
          </table:table-cell>
          <table:table-cell office:value-type="float" office:value="2334.15" calcext:value-type="float">
            <text:p>2334.15</text:p>
          </table:table-cell>
          <table:table-cell office:value-type="float" office:value="1831597.22" calcext:value-type="float">
            <text:p>1831597.22</text:p>
          </table:table-cell>
          <table:table-cell table:formula="of:=[.D362]/1000" office:value-type="float" office:value="1831.59722" calcext:value-type="float">
            <text:p>1831.59722</text:p>
          </table:table-cell>
          <table:table-cell table:number-columns-repeated="4"/>
        </table:table-row>
        <table:table-row table:style-name="ro1">
          <table:table-cell office:value-type="float" office:value="2524224620" calcext:value-type="float">
            <text:p>2524224620</text:p>
          </table:table-cell>
          <table:table-cell office:value-type="float" office:value="1424" calcext:value-type="float">
            <text:p>1424</text:p>
          </table:table-cell>
          <table:table-cell office:value-type="float" office:value="816.48" calcext:value-type="float">
            <text:p>816.48</text:p>
          </table:table-cell>
          <table:table-cell office:value-type="float" office:value="1829053.82" calcext:value-type="float">
            <text:p>1829053.82</text:p>
          </table:table-cell>
          <table:table-cell table:formula="of:=[.D363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24363251" calcext:value-type="float">
            <text:p>2524363251</text:p>
          </table:table-cell>
          <table:table-cell office:value-type="float" office:value="4273" calcext:value-type="float">
            <text:p>4273</text:p>
          </table:table-cell>
          <table:table-cell office:value-type="float" office:value="2124.68" calcext:value-type="float">
            <text:p>2124.68</text:p>
          </table:table-cell>
          <table:table-cell office:value-type="float" office:value="1828839.39" calcext:value-type="float">
            <text:p>1828839.39</text:p>
          </table:table-cell>
          <table:table-cell table:formula="of:=[.D364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24373659" calcext:value-type="float">
            <text:p>2524373659</text:p>
          </table:table-cell>
          <table:table-cell office:value-type="float" office:value="2563" calcext:value-type="float">
            <text:p>2563</text:p>
          </table:table-cell>
          <table:table-cell office:value-type="float" office:value="1270.9" calcext:value-type="float">
            <text:p>1270.9</text:p>
          </table:table-cell>
          <table:table-cell office:value-type="float" office:value="1830627.81" calcext:value-type="float">
            <text:p>1830627.81</text:p>
          </table:table-cell>
          <table:table-cell table:formula="of:=[.D365]/1000" office:value-type="float" office:value="1830.62781" calcext:value-type="float">
            <text:p>1830.62781</text:p>
          </table:table-cell>
          <table:table-cell table:number-columns-repeated="4"/>
        </table:table-row>
        <table:table-row table:style-name="ro1">
          <table:table-cell office:value-type="float" office:value="2524581971" calcext:value-type="float">
            <text:p>2524581971</text:p>
          </table:table-cell>
          <table:table-cell office:value-type="float" office:value="372" calcext:value-type="float">
            <text:p>372</text:p>
          </table:table-cell>
          <table:table-cell office:value-type="float" office:value="188.21" calcext:value-type="float">
            <text:p>188.21</text:p>
          </table:table-cell>
          <table:table-cell office:value-type="float" office:value="1835357.62" calcext:value-type="float">
            <text:p>1835357.62</text:p>
          </table:table-cell>
          <table:table-cell table:formula="of:=[.D366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24683246" calcext:value-type="float">
            <text:p>2524683246</text:p>
          </table:table-cell>
          <table:table-cell office:value-type="float" office:value="4687" calcext:value-type="float">
            <text:p>4687</text:p>
          </table:table-cell>
          <table:table-cell office:value-type="float" office:value="2336.31" calcext:value-type="float">
            <text:p>2336.31</text:p>
          </table:table-cell>
          <table:table-cell office:value-type="float" office:value="1829059.83" calcext:value-type="float">
            <text:p>1829059.83</text:p>
          </table:table-cell>
          <table:table-cell table:formula="of:=[.D367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524693592" calcext:value-type="float">
            <text:p>2524693592</text:p>
          </table:table-cell>
          <table:table-cell office:value-type="float" office:value="2955" calcext:value-type="float">
            <text:p>2955</text:p>
          </table:table-cell>
          <table:table-cell office:value-type="float" office:value="1475.79" calcext:value-type="float">
            <text:p>1475.79</text:p>
          </table:table-cell>
          <table:table-cell office:value-type="float" office:value="1831750.34" calcext:value-type="float">
            <text:p>1831750.34</text:p>
          </table:table-cell>
          <table:table-cell table:formula="of:=[.D368]/1000" office:value-type="float" office:value="1831.75034" calcext:value-type="float">
            <text:p>1831.75034</text:p>
          </table:table-cell>
          <table:table-cell table:number-columns-repeated="4"/>
        </table:table-row>
        <table:table-row table:style-name="ro1">
          <table:table-cell office:value-type="float" office:value="2524831139" calcext:value-type="float">
            <text:p>2524831139</text:p>
          </table:table-cell>
          <table:table-cell office:value-type="float" office:value="374" calcext:value-type="float">
            <text:p>374</text:p>
          </table:table-cell>
          <table:table-cell office:value-type="float" office:value="191.06" calcext:value-type="float">
            <text:p>191.06</text:p>
          </table:table-cell>
          <table:table-cell office:value-type="float" office:value="1832884.1" calcext:value-type="float">
            <text:p>1832884.1</text:p>
          </table:table-cell>
          <table:table-cell table:formula="of:=[.D369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25003579" calcext:value-type="float">
            <text:p>2525003579</text:p>
          </table:table-cell>
          <table:table-cell office:value-type="float" office:value="2596" calcext:value-type="float">
            <text:p>2596</text:p>
          </table:table-cell>
          <table:table-cell office:value-type="float" office:value="1285.49" calcext:value-type="float">
            <text:p>1285.49</text:p>
          </table:table-cell>
          <table:table-cell office:value-type="float" office:value="1825212.68" calcext:value-type="float">
            <text:p>1825212.68</text:p>
          </table:table-cell>
          <table:table-cell table:formula="of:=[.D370]/1000" office:value-type="float" office:value="1825.21268" calcext:value-type="float">
            <text:p>1825.21268</text:p>
          </table:table-cell>
          <table:table-cell table:number-columns-repeated="4"/>
        </table:table-row>
        <table:table-row table:style-name="ro1">
          <table:table-cell office:value-type="float" office:value="2525014397" calcext:value-type="float">
            <text:p>2525014397</text:p>
          </table:table-cell>
          <table:table-cell office:value-type="float" office:value="5058" calcext:value-type="float">
            <text:p>5058</text:p>
          </table:table-cell>
          <table:table-cell office:value-type="float" office:value="2515.82" calcext:value-type="float">
            <text:p>2515.82</text:p>
          </table:table-cell>
          <table:table-cell office:value-type="float" office:value="1829521.83" calcext:value-type="float">
            <text:p>1829521.83</text:p>
          </table:table-cell>
          <table:table-cell table:formula="of:=[.D371]/1000" office:value-type="float" office:value="1829.52183" calcext:value-type="float">
            <text:p>1829.52183</text:p>
          </table:table-cell>
          <table:table-cell table:number-columns-repeated="4"/>
        </table:table-row>
        <table:table-row table:style-name="ro1">
          <table:table-cell office:value-type="float" office:value="2525060528" calcext:value-type="float">
            <text:p>2525060528</text:p>
          </table:table-cell>
          <table:table-cell office:value-type="float" office:value="660" calcext:value-type="float">
            <text:p>660</text:p>
          </table:table-cell>
          <table:table-cell office:value-type="float" office:value="316.43" calcext:value-type="float">
            <text:p>316.43</text:p>
          </table:table-cell>
          <table:table-cell office:value-type="float" office:value="1829268.29" calcext:value-type="float">
            <text:p>1829268.29</text:p>
          </table:table-cell>
          <table:table-cell table:formula="of:=[.D372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25322935" calcext:value-type="float">
            <text:p>2525322935</text:p>
          </table:table-cell>
          <table:table-cell office:value-type="float" office:value="3027" calcext:value-type="float">
            <text:p>3027</text:p>
          </table:table-cell>
          <table:table-cell office:value-type="float" office:value="1508.54" calcext:value-type="float">
            <text:p>1508.54</text:p>
          </table:table-cell>
          <table:table-cell office:value-type="float" office:value="1828722.88" calcext:value-type="float">
            <text:p>1828722.88</text:p>
          </table:table-cell>
          <table:table-cell table:formula="of:=[.D373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525333712" calcext:value-type="float">
            <text:p>2525333712</text:p>
          </table:table-cell>
          <table:table-cell office:value-type="float" office:value="4634" calcext:value-type="float">
            <text:p>4634</text:p>
          </table:table-cell>
          <table:table-cell office:value-type="float" office:value="2306.66" calcext:value-type="float">
            <text:p>2306.66</text:p>
          </table:table-cell>
          <table:table-cell office:value-type="float" office:value="1832127.04" calcext:value-type="float">
            <text:p>1832127.04</text:p>
          </table:table-cell>
          <table:table-cell table:formula="of:=[.D374]/1000" office:value-type="float" office:value="1832.12704" calcext:value-type="float">
            <text:p>1832.12704</text:p>
          </table:table-cell>
          <table:table-cell table:number-columns-repeated="4"/>
        </table:table-row>
        <table:table-row table:style-name="ro1">
          <table:table-cell office:value-type="float" office:value="2525503989" calcext:value-type="float">
            <text:p>2525503989</text:p>
          </table:table-cell>
          <table:table-cell office:value-type="float" office:value="1424" calcext:value-type="float">
            <text:p>1424</text:p>
          </table:table-cell>
          <table:table-cell office:value-type="float" office:value="790.33" calcext:value-type="float">
            <text:p>790.33</text:p>
          </table:table-cell>
          <table:table-cell office:value-type="float" office:value="1828410.69" calcext:value-type="float">
            <text:p>1828410.69</text:p>
          </table:table-cell>
          <table:table-cell table:formula="of:=[.D375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25635541" calcext:value-type="float">
            <text:p>2525635541</text:p>
          </table:table-cell>
          <table:table-cell office:value-type="float" office:value="4270" calcext:value-type="float">
            <text:p>4270</text:p>
          </table:table-cell>
          <table:table-cell office:value-type="float" office:value="2135.02" calcext:value-type="float">
            <text:p>2135.02</text:p>
          </table:table-cell>
          <table:table-cell office:value-type="float" office:value="1829268.29" calcext:value-type="float">
            <text:p>1829268.29</text:p>
          </table:table-cell>
          <table:table-cell table:formula="of:=[.D37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25646059" calcext:value-type="float">
            <text:p>2525646059</text:p>
          </table:table-cell>
          <table:table-cell office:value-type="float" office:value="3369" calcext:value-type="float">
            <text:p>3369</text:p>
          </table:table-cell>
          <table:table-cell office:value-type="float" office:value="1676.04" calcext:value-type="float">
            <text:p>1676.04</text:p>
          </table:table-cell>
          <table:table-cell office:value-type="float" office:value="1831970.26" calcext:value-type="float">
            <text:p>1831970.26</text:p>
          </table:table-cell>
          <table:table-cell table:formula="of:=[.D377]/1000" office:value-type="float" office:value="1831.97026" calcext:value-type="float">
            <text:p>1831.97026</text:p>
          </table:table-cell>
          <table:table-cell table:number-columns-repeated="4"/>
        </table:table-row>
        <table:table-row table:style-name="ro1">
          <table:table-cell office:value-type="float" office:value="2525853249" calcext:value-type="float">
            <text:p>2525853249</text:p>
          </table:table-cell>
          <table:table-cell office:value-type="float" office:value="353" calcext:value-type="float">
            <text:p>353</text:p>
          </table:table-cell>
          <table:table-cell office:value-type="float" office:value="183.91" calcext:value-type="float">
            <text:p>183.91</text:p>
          </table:table-cell>
          <table:table-cell office:value-type="float" office:value="1833810.89" calcext:value-type="float">
            <text:p>1833810.89</text:p>
          </table:table-cell>
          <table:table-cell table:formula="of:=[.D378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25954623" calcext:value-type="float">
            <text:p>2525954623</text:p>
          </table:table-cell>
          <table:table-cell office:value-type="float" office:value="4691" calcext:value-type="float">
            <text:p>4691</text:p>
          </table:table-cell>
          <table:table-cell office:value-type="float" office:value="2330.31" calcext:value-type="float">
            <text:p>2330.31</text:p>
          </table:table-cell>
          <table:table-cell office:value-type="float" office:value="1828278.51" calcext:value-type="float">
            <text:p>1828278.51</text:p>
          </table:table-cell>
          <table:table-cell table:formula="of:=[.D379]/1000" office:value-type="float" office:value="1828.27851" calcext:value-type="float">
            <text:p>1828.27851</text:p>
          </table:table-cell>
          <table:table-cell table:number-columns-repeated="4"/>
        </table:table-row>
        <table:table-row table:style-name="ro1">
          <table:table-cell office:value-type="float" office:value="2525965044" calcext:value-type="float">
            <text:p>2525965044</text:p>
          </table:table-cell>
          <table:table-cell office:value-type="float" office:value="3804" calcext:value-type="float">
            <text:p>3804</text:p>
          </table:table-cell>
          <table:table-cell office:value-type="float" office:value="1885.7" calcext:value-type="float">
            <text:p>1885.7</text:p>
          </table:table-cell>
          <table:table-cell office:value-type="float" office:value="1832302.22" calcext:value-type="float">
            <text:p>1832302.22</text:p>
          </table:table-cell>
          <table:table-cell table:formula="of:=[.D380]/1000" office:value-type="float" office:value="1832.30222" calcext:value-type="float">
            <text:p>1832.30222</text:p>
          </table:table-cell>
          <table:table-cell table:number-columns-repeated="4"/>
        </table:table-row>
        <table:table-row table:style-name="ro1">
          <table:table-cell office:value-type="float" office:value="2526102514" calcext:value-type="float">
            <text:p>2526102514</text:p>
          </table:table-cell>
          <table:table-cell office:value-type="float" office:value="406" calcext:value-type="float">
            <text:p>406</text:p>
          </table:table-cell>
          <table:table-cell office:value-type="float" office:value="223.46" calcext:value-type="float">
            <text:p>223.46</text:p>
          </table:table-cell>
          <table:table-cell office:value-type="float" office:value="1836441.89" calcext:value-type="float">
            <text:p>1836441.89</text:p>
          </table:table-cell>
          <table:table-cell table:formula="of:=[.D381]/1000" office:value-type="float" office:value="1836.44189" calcext:value-type="float">
            <text:p>1836.44189</text:p>
          </table:table-cell>
          <table:table-cell table:number-columns-repeated="4"/>
        </table:table-row>
        <table:table-row table:style-name="ro1">
          <table:table-cell office:value-type="float" office:value="2526275037" calcext:value-type="float">
            <text:p>2526275037</text:p>
          </table:table-cell>
          <table:table-cell office:value-type="float" office:value="2643" calcext:value-type="float">
            <text:p>2643</text:p>
          </table:table-cell>
          <table:table-cell office:value-type="float" office:value="1338.2" calcext:value-type="float">
            <text:p>1338.2</text:p>
          </table:table-cell>
          <table:table-cell office:value-type="float" office:value="1828748.55" calcext:value-type="float">
            <text:p>1828748.55</text:p>
          </table:table-cell>
          <table:table-cell table:formula="of:=[.D382]/1000" office:value-type="float" office:value="1828.74855" calcext:value-type="float">
            <text:p>1828.74855</text:p>
          </table:table-cell>
          <table:table-cell table:number-columns-repeated="4"/>
        </table:table-row>
        <table:table-row table:style-name="ro1">
          <table:table-cell office:value-type="float" office:value="2526284928" calcext:value-type="float">
            <text:p>2526284928</text:p>
          </table:table-cell>
          <table:table-cell office:value-type="float" office:value="5069" calcext:value-type="float">
            <text:p>5069</text:p>
          </table:table-cell>
          <table:table-cell office:value-type="float" office:value="2532.93" calcext:value-type="float">
            <text:p>2532.93</text:p>
          </table:table-cell>
          <table:table-cell office:value-type="float" office:value="1832181.64" calcext:value-type="float">
            <text:p>1832181.64</text:p>
          </table:table-cell>
          <table:table-cell table:formula="of:=[.D383]/1000" office:value-type="float" office:value="1832.18164" calcext:value-type="float">
            <text:p>1832.18164</text:p>
          </table:table-cell>
          <table:table-cell table:number-columns-repeated="4"/>
        </table:table-row>
        <table:table-row table:style-name="ro1">
          <table:table-cell office:value-type="float" office:value="2526330126" calcext:value-type="float">
            <text:p>2526330126</text:p>
          </table:table-cell>
          <table:table-cell office:value-type="float" office:value="690" calcext:value-type="float">
            <text:p>690</text:p>
          </table:table-cell>
          <table:table-cell office:value-type="float" office:value="356.84" calcext:value-type="float">
            <text:p>356.84</text:p>
          </table:table-cell>
          <table:table-cell office:value-type="float" office:value="1829653" calcext:value-type="float">
            <text:p>1829653</text:p>
          </table:table-cell>
          <table:table-cell table:formula="of:=[.D384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26593635" calcext:value-type="float">
            <text:p>2526593635</text:p>
          </table:table-cell>
          <table:table-cell office:value-type="float" office:value="3862" calcext:value-type="float">
            <text:p>3862</text:p>
          </table:table-cell>
          <table:table-cell office:value-type="float" office:value="1919" calcext:value-type="float">
            <text:p>1919</text:p>
          </table:table-cell>
          <table:table-cell office:value-type="float" office:value="1827147.68" calcext:value-type="float">
            <text:p>1827147.68</text:p>
          </table:table-cell>
          <table:table-cell table:formula="of:=[.D385]/1000" office:value-type="float" office:value="1827.14768" calcext:value-type="float">
            <text:p>1827.14768</text:p>
          </table:table-cell>
          <table:table-cell table:number-columns-repeated="4"/>
        </table:table-row>
        <table:table-row table:style-name="ro1">
          <table:table-cell office:value-type="float" office:value="2526604312" calcext:value-type="float">
            <text:p>2526604312</text:p>
          </table:table-cell>
          <table:table-cell office:value-type="float" office:value="5468" calcext:value-type="float">
            <text:p>5468</text:p>
          </table:table-cell>
          <table:table-cell office:value-type="float" office:value="2724.17" calcext:value-type="float">
            <text:p>2724.17</text:p>
          </table:table-cell>
          <table:table-cell office:value-type="float" office:value="1831166.45" calcext:value-type="float">
            <text:p>1831166.45</text:p>
          </table:table-cell>
          <table:table-cell table:formula="of:=[.D386]/1000" office:value-type="float" office:value="1831.16645" calcext:value-type="float">
            <text:p>1831.16645</text:p>
          </table:table-cell>
          <table:table-cell table:number-columns-repeated="4"/>
        </table:table-row>
        <table:table-row table:style-name="ro1">
          <table:table-cell office:value-type="float" office:value="2526773534" calcext:value-type="float">
            <text:p>2526773534</text:p>
          </table:table-cell>
          <table:table-cell office:value-type="float" office:value="1359" calcext:value-type="float">
            <text:p>1359</text:p>
          </table:table-cell>
          <table:table-cell office:value-type="float" office:value="766.21" calcext:value-type="float">
            <text:p>766.21</text:p>
          </table:table-cell>
          <table:table-cell office:value-type="float" office:value="1828908.55" calcext:value-type="float">
            <text:p>1828908.55</text:p>
          </table:table-cell>
          <table:table-cell table:formula="of:=[.D387]/1000" office:value-type="float" office:value="1828.90855" calcext:value-type="float">
            <text:p>1828.90855</text:p>
          </table:table-cell>
          <table:table-cell table:number-columns-repeated="4"/>
        </table:table-row>
        <table:table-row table:style-name="ro1">
          <table:table-cell office:value-type="float" office:value="2526912292" calcext:value-type="float">
            <text:p>2526912292</text:p>
          </table:table-cell>
          <table:table-cell office:value-type="float" office:value="5124" calcext:value-type="float">
            <text:p>5124</text:p>
          </table:table-cell>
          <table:table-cell office:value-type="float" office:value="2545.01" calcext:value-type="float">
            <text:p>2545.01</text:p>
          </table:table-cell>
          <table:table-cell office:value-type="float" office:value="1828839.39" calcext:value-type="float">
            <text:p>1828839.39</text:p>
          </table:table-cell>
          <table:table-cell table:formula="of:=[.D388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26922735" calcext:value-type="float">
            <text:p>2526922735</text:p>
          </table:table-cell>
          <table:table-cell office:value-type="float" office:value="3396" calcext:value-type="float">
            <text:p>3396</text:p>
          </table:table-cell>
          <table:table-cell office:value-type="float" office:value="1680.42" calcext:value-type="float">
            <text:p>1680.42</text:p>
          </table:table-cell>
          <table:table-cell office:value-type="float" office:value="1829448.21" calcext:value-type="float">
            <text:p>1829448.21</text:p>
          </table:table-cell>
          <table:table-cell table:formula="of:=[.D389]/1000" office:value-type="float" office:value="1829.44821" calcext:value-type="float">
            <text:p>1829.44821</text:p>
          </table:table-cell>
          <table:table-cell table:number-columns-repeated="4"/>
        </table:table-row>
        <table:table-row table:style-name="ro1">
          <table:table-cell office:value-type="float" office:value="2527131084" calcext:value-type="float">
            <text:p>2527131084</text:p>
          </table:table-cell>
          <table:table-cell office:value-type="float" office:value="373" calcext:value-type="float">
            <text:p>373</text:p>
          </table:table-cell>
          <table:table-cell office:value-type="float" office:value="198.76" calcext:value-type="float">
            <text:p>198.76</text:p>
          </table:table-cell>
          <table:table-cell office:value-type="float" office:value="1832884.1" calcext:value-type="float">
            <text:p>1832884.1</text:p>
          </table:table-cell>
          <table:table-cell table:formula="of:=[.D39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27231551" calcext:value-type="float">
            <text:p>2527231551</text:p>
          </table:table-cell>
          <table:table-cell office:value-type="float" office:value="4687" calcext:value-type="float">
            <text:p>4687</text:p>
          </table:table-cell>
          <table:table-cell office:value-type="float" office:value="2341.15" calcext:value-type="float">
            <text:p>2341.15</text:p>
          </table:table-cell>
          <table:table-cell office:value-type="float" office:value="1829059.83" calcext:value-type="float">
            <text:p>1829059.83</text:p>
          </table:table-cell>
          <table:table-cell table:formula="of:=[.D391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527242070" calcext:value-type="float">
            <text:p>2527242070</text:p>
          </table:table-cell>
          <table:table-cell office:value-type="float" office:value="2961" calcext:value-type="float">
            <text:p>2961</text:p>
          </table:table-cell>
          <table:table-cell office:value-type="float" office:value="1481.82" calcext:value-type="float">
            <text:p>1481.82</text:p>
          </table:table-cell>
          <table:table-cell office:value-type="float" office:value="1828958.51" calcext:value-type="float">
            <text:p>1828958.51</text:p>
          </table:table-cell>
          <table:table-cell table:formula="of:=[.D392]/1000" office:value-type="float" office:value="1828.95851" calcext:value-type="float">
            <text:p>1828.95851</text:p>
          </table:table-cell>
          <table:table-cell table:number-columns-repeated="4"/>
        </table:table-row>
        <table:table-row table:style-name="ro1">
          <table:table-cell office:value-type="float" office:value="2527379813" calcext:value-type="float">
            <text:p>2527379813</text:p>
          </table:table-cell>
          <table:table-cell office:value-type="float" office:value="395" calcext:value-type="float">
            <text:p>395</text:p>
          </table:table-cell>
          <table:table-cell office:value-type="float" office:value="187.28" calcext:value-type="float">
            <text:p>187.28</text:p>
          </table:table-cell>
          <table:table-cell office:value-type="float" office:value="1832061.07" calcext:value-type="float">
            <text:p>1832061.07</text:p>
          </table:table-cell>
          <table:table-cell table:formula="of:=[.D393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27552496" calcext:value-type="float">
            <text:p>2527552496</text:p>
          </table:table-cell>
          <table:table-cell office:value-type="float" office:value="2611" calcext:value-type="float">
            <text:p>2611</text:p>
          </table:table-cell>
          <table:table-cell office:value-type="float" office:value="1283.62" calcext:value-type="float">
            <text:p>1283.62</text:p>
          </table:table-cell>
          <table:table-cell office:value-type="float" office:value="1827956.99" calcext:value-type="float">
            <text:p>1827956.99</text:p>
          </table:table-cell>
          <table:table-cell table:formula="of:=[.D394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27564567" calcext:value-type="float">
            <text:p>2527564567</text:p>
          </table:table-cell>
          <table:table-cell office:value-type="float" office:value="4227" calcext:value-type="float">
            <text:p>4227</text:p>
          </table:table-cell>
          <table:table-cell office:value-type="float" office:value="2097.09" calcext:value-type="float">
            <text:p>2097.09</text:p>
          </table:table-cell>
          <table:table-cell office:value-type="float" office:value="1829817.49" calcext:value-type="float">
            <text:p>1829817.49</text:p>
          </table:table-cell>
          <table:table-cell table:formula="of:=[.D395]/1000" office:value-type="float" office:value="1829.81749" calcext:value-type="float">
            <text:p>1829.81749</text:p>
          </table:table-cell>
          <table:table-cell table:number-columns-repeated="4"/>
        </table:table-row>
        <table:table-row table:style-name="ro1">
          <table:table-cell office:value-type="float" office:value="2527611086" calcext:value-type="float">
            <text:p>2527611086</text:p>
          </table:table-cell>
          <table:table-cell office:value-type="float" office:value="681" calcext:value-type="float">
            <text:p>681</text:p>
          </table:table-cell>
          <table:table-cell office:value-type="float" office:value="331.39" calcext:value-type="float">
            <text:p>331.39</text:p>
          </table:table-cell>
          <table:table-cell office:value-type="float" office:value="1827560.8" calcext:value-type="float">
            <text:p>1827560.8</text:p>
          </table:table-cell>
          <table:table-cell table:formula="of:=[.D396]/1000" office:value-type="float" office:value="1827.5608" calcext:value-type="float">
            <text:p>1827.5608</text:p>
          </table:table-cell>
          <table:table-cell table:number-columns-repeated="4"/>
        </table:table-row>
        <table:table-row table:style-name="ro1">
          <table:table-cell office:value-type="float" office:value="2527875752" calcext:value-type="float">
            <text:p>2527875752</text:p>
          </table:table-cell>
          <table:table-cell office:value-type="float" office:value="3027" calcext:value-type="float">
            <text:p>3027</text:p>
          </table:table-cell>
          <table:table-cell office:value-type="float" office:value="1504.41" calcext:value-type="float">
            <text:p>1504.41</text:p>
          </table:table-cell>
          <table:table-cell office:value-type="float" office:value="1828722.88" calcext:value-type="float">
            <text:p>1828722.88</text:p>
          </table:table-cell>
          <table:table-cell table:formula="of:=[.D397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527886700" calcext:value-type="float">
            <text:p>2527886700</text:p>
          </table:table-cell>
          <table:table-cell office:value-type="float" office:value="4639" calcext:value-type="float">
            <text:p>4639</text:p>
          </table:table-cell>
          <table:table-cell office:value-type="float" office:value="2308.96" calcext:value-type="float">
            <text:p>2308.96</text:p>
          </table:table-cell>
          <table:table-cell office:value-type="float" office:value="1830742.66" calcext:value-type="float">
            <text:p>1830742.66</text:p>
          </table:table-cell>
          <table:table-cell table:formula="of:=[.D398]/1000" office:value-type="float" office:value="1830.74266" calcext:value-type="float">
            <text:p>1830.74266</text:p>
          </table:table-cell>
          <table:table-cell table:number-columns-repeated="4"/>
        </table:table-row>
        <table:table-row table:style-name="ro1">
          <table:table-cell office:value-type="float" office:value="2528057171" calcext:value-type="float">
            <text:p>2528057171</text:p>
          </table:table-cell>
          <table:table-cell office:value-type="float" office:value="1424" calcext:value-type="float">
            <text:p>1424</text:p>
          </table:table-cell>
          <table:table-cell office:value-type="float" office:value="806.12" calcext:value-type="float">
            <text:p>806.12</text:p>
          </table:table-cell>
          <table:table-cell office:value-type="float" office:value="1829053.82" calcext:value-type="float">
            <text:p>1829053.82</text:p>
          </table:table-cell>
          <table:table-cell table:formula="of:=[.D399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28196120" calcext:value-type="float">
            <text:p>2528196120</text:p>
          </table:table-cell>
          <table:table-cell office:value-type="float" office:value="4276" calcext:value-type="float">
            <text:p>4276</text:p>
          </table:table-cell>
          <table:table-cell office:value-type="float" office:value="2123.09" calcext:value-type="float">
            <text:p>2123.09</text:p>
          </table:table-cell>
          <table:table-cell office:value-type="float" office:value="1827982.19" calcext:value-type="float">
            <text:p>1827982.19</text:p>
          </table:table-cell>
          <table:table-cell table:formula="of:=[.D400]/1000" office:value-type="float" office:value="1827.98219" calcext:value-type="float">
            <text:p>1827.98219</text:p>
          </table:table-cell>
          <table:table-cell table:number-columns-repeated="4"/>
        </table:table-row>
        <table:table-row table:style-name="ro1">
          <table:table-cell office:value-type="float" office:value="2528206846" calcext:value-type="float">
            <text:p>2528206846</text:p>
          </table:table-cell>
          <table:table-cell office:value-type="float" office:value="3395" calcext:value-type="float">
            <text:p>3395</text:p>
          </table:table-cell>
          <table:table-cell office:value-type="float" office:value="1684.83" calcext:value-type="float">
            <text:p>1684.83</text:p>
          </table:table-cell>
          <table:table-cell office:value-type="float" office:value="1829988.19" calcext:value-type="float">
            <text:p>1829988.19</text:p>
          </table:table-cell>
          <table:table-cell table:formula="of:=[.D401]/1000" office:value-type="float" office:value="1829.98819" calcext:value-type="float">
            <text:p>1829.98819</text:p>
          </table:table-cell>
          <table:table-cell table:number-columns-repeated="4"/>
        </table:table-row>
        <table:table-row table:style-name="ro1">
          <table:table-cell office:value-type="float" office:value="2528415288" calcext:value-type="float">
            <text:p>2528415288</text:p>
          </table:table-cell>
          <table:table-cell office:value-type="float" office:value="374" calcext:value-type="float">
            <text:p>374</text:p>
          </table:table-cell>
          <table:table-cell office:value-type="float" office:value="194.95" calcext:value-type="float">
            <text:p>194.95</text:p>
          </table:table-cell>
          <table:table-cell office:value-type="float" office:value="1832884.1" calcext:value-type="float">
            <text:p>1832884.1</text:p>
          </table:table-cell>
          <table:table-cell table:formula="of:=[.D40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28516879" calcext:value-type="float">
            <text:p>2528516879</text:p>
          </table:table-cell>
          <table:table-cell office:value-type="float" office:value="4695" calcext:value-type="float">
            <text:p>4695</text:p>
          </table:table-cell>
          <table:table-cell office:value-type="float" office:value="2333.98" calcext:value-type="float">
            <text:p>2333.98</text:p>
          </table:table-cell>
          <table:table-cell office:value-type="float" office:value="1826912.82" calcext:value-type="float">
            <text:p>1826912.82</text:p>
          </table:table-cell>
          <table:table-cell table:formula="of:=[.D403]/1000" office:value-type="float" office:value="1826.91282" calcext:value-type="float">
            <text:p>1826.91282</text:p>
          </table:table-cell>
          <table:table-cell table:number-columns-repeated="4"/>
        </table:table-row>
        <table:table-row table:style-name="ro1">
          <table:table-cell office:value-type="float" office:value="2528527487" calcext:value-type="float">
            <text:p>2528527487</text:p>
          </table:table-cell>
          <table:table-cell office:value-type="float" office:value="2973" calcext:value-type="float">
            <text:p>2973</text:p>
          </table:table-cell>
          <table:table-cell office:value-type="float" office:value="1470.47" calcext:value-type="float">
            <text:p>1470.47</text:p>
          </table:table-cell>
          <table:table-cell office:value-type="float" office:value="1832266.76" calcext:value-type="float">
            <text:p>1832266.76</text:p>
          </table:table-cell>
          <table:table-cell table:formula="of:=[.D404]/1000" office:value-type="float" office:value="1832.26676" calcext:value-type="float">
            <text:p>1832.26676</text:p>
          </table:table-cell>
          <table:table-cell table:number-columns-repeated="4"/>
        </table:table-row>
        <table:table-row table:style-name="ro1">
          <table:table-cell office:value-type="float" office:value="2528665305" calcext:value-type="float">
            <text:p>2528665305</text:p>
          </table:table-cell>
          <table:table-cell office:value-type="float" office:value="375" calcext:value-type="float">
            <text:p>375</text:p>
          </table:table-cell>
          <table:table-cell office:value-type="float" office:value="189.75" calcext:value-type="float">
            <text:p>189.75</text:p>
          </table:table-cell>
          <table:table-cell office:value-type="float" office:value="1830417.23" calcext:value-type="float">
            <text:p>1830417.23</text:p>
          </table:table-cell>
          <table:table-cell table:formula="of:=[.D40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28838072" calcext:value-type="float">
            <text:p>2528838072</text:p>
          </table:table-cell>
          <table:table-cell office:value-type="float" office:value="2611" calcext:value-type="float">
            <text:p>2611</text:p>
          </table:table-cell>
          <table:table-cell office:value-type="float" office:value="1296.69" calcext:value-type="float">
            <text:p>1296.69</text:p>
          </table:table-cell>
          <table:table-cell office:value-type="float" office:value="1829010.57" calcext:value-type="float">
            <text:p>1829010.57</text:p>
          </table:table-cell>
          <table:table-cell table:formula="of:=[.D406]/1000" office:value-type="float" office:value="1829.01057" calcext:value-type="float">
            <text:p>1829.01057</text:p>
          </table:table-cell>
          <table:table-cell table:number-columns-repeated="4"/>
        </table:table-row>
        <table:table-row table:style-name="ro1">
          <table:table-cell office:value-type="float" office:value="2528850243" calcext:value-type="float">
            <text:p>2528850243</text:p>
          </table:table-cell>
          <table:table-cell office:value-type="float" office:value="4222" calcext:value-type="float">
            <text:p>4222</text:p>
          </table:table-cell>
          <table:table-cell office:value-type="float" office:value="2101.9" calcext:value-type="float">
            <text:p>2101.9</text:p>
          </table:table-cell>
          <table:table-cell office:value-type="float" office:value="1831119.54" calcext:value-type="float">
            <text:p>1831119.54</text:p>
          </table:table-cell>
          <table:table-cell table:formula="of:=[.D407]/1000" office:value-type="float" office:value="1831.11954" calcext:value-type="float">
            <text:p>1831.11954</text:p>
          </table:table-cell>
          <table:table-cell table:number-columns-repeated="4"/>
        </table:table-row>
        <table:table-row table:style-name="ro1">
          <table:table-cell office:value-type="float" office:value="2528893799" calcext:value-type="float">
            <text:p>2528893799</text:p>
          </table:table-cell>
          <table:table-cell office:value-type="float" office:value="681" calcext:value-type="float">
            <text:p>681</text:p>
          </table:table-cell>
          <table:table-cell office:value-type="float" office:value="325.19" calcext:value-type="float">
            <text:p>325.19</text:p>
          </table:table-cell>
          <table:table-cell office:value-type="float" office:value="1827560.8" calcext:value-type="float">
            <text:p>1827560.8</text:p>
          </table:table-cell>
          <table:table-cell table:formula="of:=[.D408]/1000" office:value-type="float" office:value="1827.5608" calcext:value-type="float">
            <text:p>1827.5608</text:p>
          </table:table-cell>
          <table:table-cell table:number-columns-repeated="4"/>
        </table:table-row>
        <table:table-row table:style-name="ro1">
          <table:table-cell office:value-type="float" office:value="2529156529" calcext:value-type="float">
            <text:p>2529156529</text:p>
          </table:table-cell>
          <table:table-cell office:value-type="float" office:value="3025" calcext:value-type="float">
            <text:p>3025</text:p>
          </table:table-cell>
          <table:table-cell office:value-type="float" office:value="1506.94" calcext:value-type="float">
            <text:p>1506.94</text:p>
          </table:table-cell>
          <table:table-cell office:value-type="float" office:value="1829632.08" calcext:value-type="float">
            <text:p>1829632.08</text:p>
          </table:table-cell>
          <table:table-cell table:formula="of:=[.D409]/1000" office:value-type="float" office:value="1829.63208" calcext:value-type="float">
            <text:p>1829.63208</text:p>
          </table:table-cell>
          <table:table-cell table:number-columns-repeated="4"/>
        </table:table-row>
        <table:table-row table:style-name="ro1">
          <table:table-cell office:value-type="float" office:value="2529167547" calcext:value-type="float">
            <text:p>2529167547</text:p>
          </table:table-cell>
          <table:table-cell office:value-type="float" office:value="4640" calcext:value-type="float">
            <text:p>4640</text:p>
          </table:table-cell>
          <table:table-cell office:value-type="float" office:value="2312.5" calcext:value-type="float">
            <text:p>2312.5</text:p>
          </table:table-cell>
          <table:table-cell office:value-type="float" office:value="1830347.51" calcext:value-type="float">
            <text:p>1830347.51</text:p>
          </table:table-cell>
          <table:table-cell table:formula="of:=[.D410]/1000" office:value-type="float" office:value="1830.34751" calcext:value-type="float">
            <text:p>1830.34751</text:p>
          </table:table-cell>
          <table:table-cell table:number-columns-repeated="4"/>
        </table:table-row>
        <table:table-row table:style-name="ro1">
          <table:table-cell office:value-type="float" office:value="2529336111" calcext:value-type="float">
            <text:p>2529336111</text:p>
          </table:table-cell>
          <table:table-cell office:value-type="float" office:value="1402" calcext:value-type="float">
            <text:p>1402</text:p>
          </table:table-cell>
          <table:table-cell office:value-type="float" office:value="785.17" calcext:value-type="float">
            <text:p>785.17</text:p>
          </table:table-cell>
          <table:table-cell office:value-type="float" office:value="1828571.43" calcext:value-type="float">
            <text:p>1828571.43</text:p>
          </table:table-cell>
          <table:table-cell table:formula="of:=[.D411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29466944" calcext:value-type="float">
            <text:p>2529466944</text:p>
          </table:table-cell>
          <table:table-cell office:value-type="float" office:value="4275" calcext:value-type="float">
            <text:p>4275</text:p>
          </table:table-cell>
          <table:table-cell office:value-type="float" office:value="2126.97" calcext:value-type="float">
            <text:p>2126.97</text:p>
          </table:table-cell>
          <table:table-cell office:value-type="float" office:value="1828410.69" calcext:value-type="float">
            <text:p>1828410.69</text:p>
          </table:table-cell>
          <table:table-cell table:formula="of:=[.D412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29476742" calcext:value-type="float">
            <text:p>2529476742</text:p>
          </table:table-cell>
          <table:table-cell office:value-type="float" office:value="2594" calcext:value-type="float">
            <text:p>2594</text:p>
          </table:table-cell>
          <table:table-cell office:value-type="float" office:value="1300" calcext:value-type="float">
            <text:p>1300</text:p>
          </table:table-cell>
          <table:table-cell office:value-type="float" office:value="1831097.08" calcext:value-type="float">
            <text:p>1831097.08</text:p>
          </table:table-cell>
          <table:table-cell table:formula="of:=[.D413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29685492" calcext:value-type="float">
            <text:p>2529685492</text:p>
          </table:table-cell>
          <table:table-cell office:value-type="float" office:value="353" calcext:value-type="float">
            <text:p>353</text:p>
          </table:table-cell>
          <table:table-cell office:value-type="float" office:value="179.21" calcext:value-type="float">
            <text:p>179.21</text:p>
          </table:table-cell>
          <table:table-cell office:value-type="float" office:value="1831187.41" calcext:value-type="float">
            <text:p>1831187.41</text:p>
          </table:table-cell>
          <table:table-cell table:formula="of:=[.D414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29787191" calcext:value-type="float">
            <text:p>2529787191</text:p>
          </table:table-cell>
          <table:table-cell office:value-type="float" office:value="4690" calcext:value-type="float">
            <text:p>4690</text:p>
          </table:table-cell>
          <table:table-cell office:value-type="float" office:value="2326.43" calcext:value-type="float">
            <text:p>2326.43</text:p>
          </table:table-cell>
          <table:table-cell office:value-type="float" office:value="1828473.78" calcext:value-type="float">
            <text:p>1828473.78</text:p>
          </table:table-cell>
          <table:table-cell table:formula="of:=[.D415]/1000" office:value-type="float" office:value="1828.47378" calcext:value-type="float">
            <text:p>1828.47378</text:p>
          </table:table-cell>
          <table:table-cell table:number-columns-repeated="4"/>
        </table:table-row>
        <table:table-row table:style-name="ro1">
          <table:table-cell office:value-type="float" office:value="2529796847" calcext:value-type="float">
            <text:p>2529796847</text:p>
          </table:table-cell>
          <table:table-cell office:value-type="float" office:value="2976" calcext:value-type="float">
            <text:p>2976</text:p>
          </table:table-cell>
          <table:table-cell office:value-type="float" office:value="1484.42" calcext:value-type="float">
            <text:p>1484.42</text:p>
          </table:table-cell>
          <table:table-cell office:value-type="float" office:value="1831649.83" calcext:value-type="float">
            <text:p>1831649.83</text:p>
          </table:table-cell>
          <table:table-cell table:formula="of:=[.D416]/1000" office:value-type="float" office:value="1831.64983" calcext:value-type="float">
            <text:p>1831.64983</text:p>
          </table:table-cell>
          <table:table-cell table:number-columns-repeated="4"/>
        </table:table-row>
        <table:table-row table:style-name="ro1">
          <table:table-cell office:value-type="float" office:value="2529934764" calcext:value-type="float">
            <text:p>2529934764</text:p>
          </table:table-cell>
          <table:table-cell office:value-type="float" office:value="375" calcext:value-type="float">
            <text:p>375</text:p>
          </table:table-cell>
          <table:table-cell office:value-type="float" office:value="182.71" calcext:value-type="float">
            <text:p>182.71</text:p>
          </table:table-cell>
          <table:table-cell office:value-type="float" office:value="1830417.23" calcext:value-type="float">
            <text:p>1830417.23</text:p>
          </table:table-cell>
          <table:table-cell table:formula="of:=[.D417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30106591" calcext:value-type="float">
            <text:p>2530106591</text:p>
          </table:table-cell>
          <table:table-cell office:value-type="float" office:value="2606" calcext:value-type="float">
            <text:p>2606</text:p>
          </table:table-cell>
          <table:table-cell office:value-type="float" office:value="1304.44" calcext:value-type="float">
            <text:p>1304.44</text:p>
          </table:table-cell>
          <table:table-cell office:value-type="float" office:value="1829713.63" calcext:value-type="float">
            <text:p>1829713.63</text:p>
          </table:table-cell>
          <table:table-cell table:formula="of:=[.D418]/1000" office:value-type="float" office:value="1829.71363" calcext:value-type="float">
            <text:p>1829.71363</text:p>
          </table:table-cell>
          <table:table-cell table:number-columns-repeated="4"/>
        </table:table-row>
        <table:table-row table:style-name="ro1">
          <table:table-cell office:value-type="float" office:value="2530117837" calcext:value-type="float">
            <text:p>2530117837</text:p>
          </table:table-cell>
          <table:table-cell office:value-type="float" office:value="5052" calcext:value-type="float">
            <text:p>5052</text:p>
          </table:table-cell>
          <table:table-cell office:value-type="float" office:value="2516.25" calcext:value-type="float">
            <text:p>2516.25</text:p>
          </table:table-cell>
          <table:table-cell office:value-type="float" office:value="1831153.39" calcext:value-type="float">
            <text:p>1831153.39</text:p>
          </table:table-cell>
          <table:table-cell table:formula="of:=[.D419]/1000" office:value-type="float" office:value="1831.15339" calcext:value-type="float">
            <text:p>1831.15339</text:p>
          </table:table-cell>
          <table:table-cell table:number-columns-repeated="4"/>
        </table:table-row>
        <table:table-row table:style-name="ro1">
          <table:table-cell office:value-type="float" office:value="2530162335" calcext:value-type="float">
            <text:p>2530162335</text:p>
          </table:table-cell>
          <table:table-cell office:value-type="float" office:value="638" calcext:value-type="float">
            <text:p>638</text:p>
          </table:table-cell>
          <table:table-cell office:value-type="float" office:value="309.28" calcext:value-type="float">
            <text:p>309.28</text:p>
          </table:table-cell>
          <table:table-cell office:value-type="float" office:value="1829653" calcext:value-type="float">
            <text:p>1829653</text:p>
          </table:table-cell>
          <table:table-cell table:formula="of:=[.D420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30425110" calcext:value-type="float">
            <text:p>2530425110</text:p>
          </table:table-cell>
          <table:table-cell office:value-type="float" office:value="3041" calcext:value-type="float">
            <text:p>3041</text:p>
          </table:table-cell>
          <table:table-cell office:value-type="float" office:value="1509.47" calcext:value-type="float">
            <text:p>1509.47</text:p>
          </table:table-cell>
          <table:table-cell office:value-type="float" office:value="1829248.23" calcext:value-type="float">
            <text:p>1829248.23</text:p>
          </table:table-cell>
          <table:table-cell table:formula="of:=[.D421]/1000" office:value-type="float" office:value="1829.24823" calcext:value-type="float">
            <text:p>1829.24823</text:p>
          </table:table-cell>
          <table:table-cell table:number-columns-repeated="4"/>
        </table:table-row>
        <table:table-row table:style-name="ro1">
          <table:table-cell office:value-type="float" office:value="2530436237" calcext:value-type="float">
            <text:p>2530436237</text:p>
          </table:table-cell>
          <table:table-cell office:value-type="float" office:value="4641" calcext:value-type="float">
            <text:p>4641</text:p>
          </table:table-cell>
          <table:table-cell office:value-type="float" office:value="2308.29" calcext:value-type="float">
            <text:p>2308.29</text:p>
          </table:table-cell>
          <table:table-cell office:value-type="float" office:value="1830149.99" calcext:value-type="float">
            <text:p>1830149.99</text:p>
          </table:table-cell>
          <table:table-cell table:formula="of:=[.D422]/1000" office:value-type="float" office:value="1830.14999" calcext:value-type="float">
            <text:p>1830.14999</text:p>
          </table:table-cell>
          <table:table-cell table:number-columns-repeated="4"/>
        </table:table-row>
        <table:table-row table:style-name="ro1">
          <table:table-cell office:value-type="float" office:value="2530603814" calcext:value-type="float">
            <text:p>2530603814</text:p>
          </table:table-cell>
          <table:table-cell office:value-type="float" office:value="1467" calcext:value-type="float">
            <text:p>1467</text:p>
          </table:table-cell>
          <table:table-cell office:value-type="float" office:value="840.01" calcext:value-type="float">
            <text:p>840.01</text:p>
          </table:table-cell>
          <table:table-cell office:value-type="float" office:value="1829351.54" calcext:value-type="float">
            <text:p>1829351.54</text:p>
          </table:table-cell>
          <table:table-cell table:formula="of:=[.D423]/1000" office:value-type="float" office:value="1829.35154" calcext:value-type="float">
            <text:p>1829.35154</text:p>
          </table:table-cell>
          <table:table-cell table:number-columns-repeated="4"/>
        </table:table-row>
        <table:table-row table:style-name="ro1">
          <table:table-cell office:value-type="float" office:value="2530741991" calcext:value-type="float">
            <text:p>2530741991</text:p>
          </table:table-cell>
          <table:table-cell office:value-type="float" office:value="4271" calcext:value-type="float">
            <text:p>4271</text:p>
          </table:table-cell>
          <table:table-cell office:value-type="float" office:value="2134.1" calcext:value-type="float">
            <text:p>2134.1</text:p>
          </table:table-cell>
          <table:table-cell office:value-type="float" office:value="1829268.29" calcext:value-type="float">
            <text:p>1829268.29</text:p>
          </table:table-cell>
          <table:table-cell table:formula="of:=[.D424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30751887" calcext:value-type="float">
            <text:p>2530751887</text:p>
          </table:table-cell>
          <table:table-cell office:value-type="float" office:value="2581" calcext:value-type="float">
            <text:p>2581</text:p>
          </table:table-cell>
          <table:table-cell office:value-type="float" office:value="1275.76" calcext:value-type="float">
            <text:p>1275.76</text:p>
          </table:table-cell>
          <table:table-cell office:value-type="float" office:value="1831942.56" calcext:value-type="float">
            <text:p>1831942.56</text:p>
          </table:table-cell>
          <table:table-cell table:formula="of:=[.D425]/1000" office:value-type="float" office:value="1831.94256" calcext:value-type="float">
            <text:p>1831.94256</text:p>
          </table:table-cell>
          <table:table-cell table:number-columns-repeated="4"/>
        </table:table-row>
        <table:table-row table:style-name="ro1">
          <table:table-cell office:value-type="float" office:value="2530960761" calcext:value-type="float">
            <text:p>2530960761</text:p>
          </table:table-cell>
          <table:table-cell office:value-type="float" office:value="353" calcext:value-type="float">
            <text:p>353</text:p>
          </table:table-cell>
          <table:table-cell office:value-type="float" office:value="181.92" calcext:value-type="float">
            <text:p>181.92</text:p>
          </table:table-cell>
          <table:table-cell office:value-type="float" office:value="1833810.89" calcext:value-type="float">
            <text:p>1833810.89</text:p>
          </table:table-cell>
          <table:table-cell table:formula="of:=[.D426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31060510" calcext:value-type="float">
            <text:p>2531060510</text:p>
          </table:table-cell>
          <table:table-cell office:value-type="float" office:value="4688" calcext:value-type="float">
            <text:p>4688</text:p>
          </table:table-cell>
          <table:table-cell office:value-type="float" office:value="2332.99" calcext:value-type="float">
            <text:p>2332.99</text:p>
          </table:table-cell>
          <table:table-cell office:value-type="float" office:value="1828864.44" calcext:value-type="float">
            <text:p>1828864.44</text:p>
          </table:table-cell>
          <table:table-cell table:formula="of:=[.D427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531070251" calcext:value-type="float">
            <text:p>2531070251</text:p>
          </table:table-cell>
          <table:table-cell office:value-type="float" office:value="2980" calcext:value-type="float">
            <text:p>2980</text:p>
          </table:table-cell>
          <table:table-cell office:value-type="float" office:value="1479.89" calcext:value-type="float">
            <text:p>1479.89</text:p>
          </table:table-cell>
          <table:table-cell office:value-type="float" office:value="1829493.86" calcext:value-type="float">
            <text:p>1829493.86</text:p>
          </table:table-cell>
          <table:table-cell table:formula="of:=[.D428]/1000" office:value-type="float" office:value="1829.49386" calcext:value-type="float">
            <text:p>1829.49386</text:p>
          </table:table-cell>
          <table:table-cell table:number-columns-repeated="4"/>
        </table:table-row>
        <table:table-row table:style-name="ro1">
          <table:table-cell office:value-type="float" office:value="2531208269" calcext:value-type="float">
            <text:p>2531208269</text:p>
          </table:table-cell>
          <table:table-cell office:value-type="float" office:value="375" calcext:value-type="float">
            <text:p>375</text:p>
          </table:table-cell>
          <table:table-cell office:value-type="float" office:value="177.2" calcext:value-type="float">
            <text:p>177.2</text:p>
          </table:table-cell>
          <table:table-cell office:value-type="float" office:value="1832884.1" calcext:value-type="float">
            <text:p>1832884.1</text:p>
          </table:table-cell>
          <table:table-cell table:formula="of:=[.D429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31380208" calcext:value-type="float">
            <text:p>2531380208</text:p>
          </table:table-cell>
          <table:table-cell office:value-type="float" office:value="2610" calcext:value-type="float">
            <text:p>2610</text:p>
          </table:table-cell>
          <table:table-cell office:value-type="float" office:value="1293.77" calcext:value-type="float">
            <text:p>1293.77</text:p>
          </table:table-cell>
          <table:table-cell office:value-type="float" office:value="1829362.03" calcext:value-type="float">
            <text:p>1829362.03</text:p>
          </table:table-cell>
          <table:table-cell table:formula="of:=[.D430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31391570" calcext:value-type="float">
            <text:p>2531391570</text:p>
          </table:table-cell>
          <table:table-cell office:value-type="float" office:value="4221" calcext:value-type="float">
            <text:p>4221</text:p>
          </table:table-cell>
          <table:table-cell office:value-type="float" office:value="2101.88" calcext:value-type="float">
            <text:p>2101.88</text:p>
          </table:table-cell>
          <table:table-cell office:value-type="float" office:value="1831553.97" calcext:value-type="float">
            <text:p>1831553.97</text:p>
          </table:table-cell>
          <table:table-cell table:formula="of:=[.D431]/1000" office:value-type="float" office:value="1831.55397" calcext:value-type="float">
            <text:p>1831.55397</text:p>
          </table:table-cell>
          <table:table-cell table:number-columns-repeated="4"/>
        </table:table-row>
        <table:table-row table:style-name="ro1">
          <table:table-cell office:value-type="float" office:value="2531437375" calcext:value-type="float">
            <text:p>2531437375</text:p>
          </table:table-cell>
          <table:table-cell office:value-type="float" office:value="637" calcext:value-type="float">
            <text:p>637</text:p>
          </table:table-cell>
          <table:table-cell office:value-type="float" office:value="319.89" calcext:value-type="float">
            <text:p>319.89</text:p>
          </table:table-cell>
          <table:table-cell office:value-type="float" office:value="1829653" calcext:value-type="float">
            <text:p>1829653</text:p>
          </table:table-cell>
          <table:table-cell table:formula="of:=[.D432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31700260" calcext:value-type="float">
            <text:p>2531700260</text:p>
          </table:table-cell>
          <table:table-cell office:value-type="float" office:value="3028" calcext:value-type="float">
            <text:p>3028</text:p>
          </table:table-cell>
          <table:table-cell office:value-type="float" office:value="1496.56" calcext:value-type="float">
            <text:p>1496.56</text:p>
          </table:table-cell>
          <table:table-cell office:value-type="float" office:value="1827814.57" calcext:value-type="float">
            <text:p>1827814.57</text:p>
          </table:table-cell>
          <table:table-cell table:formula="of:=[.D433]/1000" office:value-type="float" office:value="1827.81457" calcext:value-type="float">
            <text:p>1827.81457</text:p>
          </table:table-cell>
          <table:table-cell table:number-columns-repeated="4"/>
        </table:table-row>
        <table:table-row table:style-name="ro1">
          <table:table-cell office:value-type="float" office:value="2531711463" calcext:value-type="float">
            <text:p>2531711463</text:p>
          </table:table-cell>
          <table:table-cell office:value-type="float" office:value="5485" calcext:value-type="float">
            <text:p>5485</text:p>
          </table:table-cell>
          <table:table-cell office:value-type="float" office:value="2731.36" calcext:value-type="float">
            <text:p>2731.36</text:p>
          </table:table-cell>
          <table:table-cell office:value-type="float" office:value="1832116.79" calcext:value-type="float">
            <text:p>1832116.79</text:p>
          </table:table-cell>
          <table:table-cell table:formula="of:=[.D434]/1000" office:value-type="float" office:value="1832.11679" calcext:value-type="float">
            <text:p>1832.11679</text:p>
          </table:table-cell>
          <table:table-cell table:number-columns-repeated="4"/>
        </table:table-row>
        <table:table-row table:style-name="ro1">
          <table:table-cell office:value-type="float" office:value="2531880051" calcext:value-type="float">
            <text:p>2531880051</text:p>
          </table:table-cell>
          <table:table-cell office:value-type="float" office:value="1424" calcext:value-type="float">
            <text:p>1424</text:p>
          </table:table-cell>
          <table:table-cell office:value-type="float" office:value="812.16" calcext:value-type="float">
            <text:p>812.16</text:p>
          </table:table-cell>
          <table:table-cell office:value-type="float" office:value="1828410.69" calcext:value-type="float">
            <text:p>1828410.69</text:p>
          </table:table-cell>
          <table:table-cell table:formula="of:=[.D435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32018293" calcext:value-type="float">
            <text:p>2532018293</text:p>
          </table:table-cell>
          <table:table-cell office:value-type="float" office:value="4277" calcext:value-type="float">
            <text:p>4277</text:p>
          </table:table-cell>
          <table:table-cell office:value-type="float" office:value="2124.29" calcext:value-type="float">
            <text:p>2124.29</text:p>
          </table:table-cell>
          <table:table-cell office:value-type="float" office:value="1827339.81" calcext:value-type="float">
            <text:p>1827339.81</text:p>
          </table:table-cell>
          <table:table-cell table:formula="of:=[.D436]/1000" office:value-type="float" office:value="1827.33981" calcext:value-type="float">
            <text:p>1827.33981</text:p>
          </table:table-cell>
          <table:table-cell table:number-columns-repeated="4"/>
        </table:table-row>
        <table:table-row table:style-name="ro1">
          <table:table-cell office:value-type="float" office:value="2532028312" calcext:value-type="float">
            <text:p>2532028312</text:p>
          </table:table-cell>
          <table:table-cell office:value-type="float" office:value="2562" calcext:value-type="float">
            <text:p>2562</text:p>
          </table:table-cell>
          <table:table-cell office:value-type="float" office:value="1261.1" calcext:value-type="float">
            <text:p>1261.1</text:p>
          </table:table-cell>
          <table:table-cell office:value-type="float" office:value="1831344.16" calcext:value-type="float">
            <text:p>1831344.16</text:p>
          </table:table-cell>
          <table:table-cell table:formula="of:=[.D437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532237264" calcext:value-type="float">
            <text:p>2532237264</text:p>
          </table:table-cell>
          <table:table-cell office:value-type="float" office:value="374" calcext:value-type="float">
            <text:p>374</text:p>
          </table:table-cell>
          <table:table-cell office:value-type="float" office:value="195.97" calcext:value-type="float">
            <text:p>195.97</text:p>
          </table:table-cell>
          <table:table-cell office:value-type="float" office:value="1832884.1" calcext:value-type="float">
            <text:p>1832884.1</text:p>
          </table:table-cell>
          <table:table-cell table:formula="of:=[.D438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32355448" calcext:value-type="float">
            <text:p>2532355448</text:p>
          </table:table-cell>
          <table:table-cell office:value-type="float" office:value="2955" calcext:value-type="float">
            <text:p>2955</text:p>
          </table:table-cell>
          <table:table-cell office:value-type="float" office:value="1468.25" calcext:value-type="float">
            <text:p>1468.25</text:p>
          </table:table-cell>
          <table:table-cell office:value-type="float" office:value="1831750.34" calcext:value-type="float">
            <text:p>1831750.34</text:p>
          </table:table-cell>
          <table:table-cell table:formula="of:=[.D439]/1000" office:value-type="float" office:value="1831.75034" calcext:value-type="float">
            <text:p>1831.75034</text:p>
          </table:table-cell>
          <table:table-cell table:number-columns-repeated="4"/>
        </table:table-row>
        <table:table-row table:style-name="ro1">
          <table:table-cell office:value-type="float" office:value="2532493559" calcext:value-type="float">
            <text:p>2532493559</text:p>
          </table:table-cell>
          <table:table-cell office:value-type="float" office:value="374" calcext:value-type="float">
            <text:p>374</text:p>
          </table:table-cell>
          <table:table-cell office:value-type="float" office:value="175.91" calcext:value-type="float">
            <text:p>175.91</text:p>
          </table:table-cell>
          <table:table-cell office:value-type="float" office:value="1830417.23" calcext:value-type="float">
            <text:p>1830417.23</text:p>
          </table:table-cell>
          <table:table-cell table:formula="of:=[.D440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32665610" calcext:value-type="float">
            <text:p>2532665610</text:p>
          </table:table-cell>
          <table:table-cell office:value-type="float" office:value="3443" calcext:value-type="float">
            <text:p>3443</text:p>
          </table:table-cell>
          <table:table-cell office:value-type="float" office:value="1709.63" calcext:value-type="float">
            <text:p>1709.63</text:p>
          </table:table-cell>
          <table:table-cell office:value-type="float" office:value="1828771.11" calcext:value-type="float">
            <text:p>1828771.11</text:p>
          </table:table-cell>
          <table:table-cell table:formula="of:=[.D441]/1000" office:value-type="float" office:value="1828.77111" calcext:value-type="float">
            <text:p>1828.77111</text:p>
          </table:table-cell>
          <table:table-cell table:number-columns-repeated="4"/>
        </table:table-row>
        <table:table-row table:style-name="ro1">
          <table:table-cell office:value-type="float" office:value="2532675864" calcext:value-type="float">
            <text:p>2532675864</text:p>
          </table:table-cell>
          <table:table-cell office:value-type="float" office:value="5054" calcext:value-type="float">
            <text:p>5054</text:p>
          </table:table-cell>
          <table:table-cell office:value-type="float" office:value="2522.51" calcext:value-type="float">
            <text:p>2522.51</text:p>
          </table:table-cell>
          <table:table-cell office:value-type="float" office:value="1830790.57" calcext:value-type="float">
            <text:p>1830790.57</text:p>
          </table:table-cell>
          <table:table-cell table:formula="of:=[.D442]/1000" office:value-type="float" office:value="1830.79057" calcext:value-type="float">
            <text:p>1830.79057</text:p>
          </table:table-cell>
          <table:table-cell table:number-columns-repeated="4"/>
        </table:table-row>
        <table:table-row table:style-name="ro1">
          <table:table-cell office:value-type="float" office:value="2532721595" calcext:value-type="float">
            <text:p>2532721595</text:p>
          </table:table-cell>
          <table:table-cell office:value-type="float" office:value="658" calcext:value-type="float">
            <text:p>658</text:p>
          </table:table-cell>
          <table:table-cell office:value-type="float" office:value="317.12" calcext:value-type="float">
            <text:p>317.12</text:p>
          </table:table-cell>
          <table:table-cell office:value-type="float" office:value="1829268.29" calcext:value-type="float">
            <text:p>1829268.29</text:p>
          </table:table-cell>
          <table:table-cell table:formula="of:=[.D443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32984609" calcext:value-type="float">
            <text:p>2532984609</text:p>
          </table:table-cell>
          <table:table-cell office:value-type="float" office:value="3860" calcext:value-type="float">
            <text:p>3860</text:p>
          </table:table-cell>
          <table:table-cell office:value-type="float" office:value="1913.01" calcext:value-type="float">
            <text:p>1913.01</text:p>
          </table:table-cell>
          <table:table-cell office:value-type="float" office:value="1828096.6" calcext:value-type="float">
            <text:p>1828096.6</text:p>
          </table:table-cell>
          <table:table-cell table:formula="of:=[.D444]/1000" office:value-type="float" office:value="1828.0966" calcext:value-type="float">
            <text:p>1828.0966</text:p>
          </table:table-cell>
          <table:table-cell table:number-columns-repeated="4"/>
        </table:table-row>
        <table:table-row table:style-name="ro1">
          <table:table-cell office:value-type="float" office:value="2532994719" calcext:value-type="float">
            <text:p>2532994719</text:p>
          </table:table-cell>
          <table:table-cell office:value-type="float" office:value="5472" calcext:value-type="float">
            <text:p>5472</text:p>
          </table:table-cell>
          <table:table-cell office:value-type="float" office:value="2724.68" calcext:value-type="float">
            <text:p>2724.68</text:p>
          </table:table-cell>
          <table:table-cell office:value-type="float" office:value="1829993.6" calcext:value-type="float">
            <text:p>1829993.6</text:p>
          </table:table-cell>
          <table:table-cell table:formula="of:=[.D445]/1000" office:value-type="float" office:value="1829.9936" calcext:value-type="float">
            <text:p>1829.9936</text:p>
          </table:table-cell>
          <table:table-cell table:number-columns-repeated="4"/>
        </table:table-row>
        <table:table-row table:style-name="ro1">
          <table:table-cell office:value-type="float" office:value="2533163461" calcext:value-type="float">
            <text:p>2533163461</text:p>
          </table:table-cell>
          <table:table-cell office:value-type="float" office:value="1337" calcext:value-type="float">
            <text:p>1337</text:p>
          </table:table-cell>
          <table:table-cell office:value-type="float" office:value="743.6" calcext:value-type="float">
            <text:p>743.6</text:p>
          </table:table-cell>
          <table:table-cell office:value-type="float" office:value="1827715.36" calcext:value-type="float">
            <text:p>1827715.36</text:p>
          </table:table-cell>
          <table:table-cell table:formula="of:=[.D446]/1000" office:value-type="float" office:value="1827.71536" calcext:value-type="float">
            <text:p>1827.71536</text:p>
          </table:table-cell>
          <table:table-cell table:number-columns-repeated="4"/>
        </table:table-row>
        <table:table-row table:style-name="ro1">
          <table:table-cell office:value-type="float" office:value="2533301699" calcext:value-type="float">
            <text:p>2533301699</text:p>
          </table:table-cell>
          <table:table-cell office:value-type="float" office:value="5105" calcext:value-type="float">
            <text:p>5105</text:p>
          </table:table-cell>
          <table:table-cell office:value-type="float" office:value="2547.74" calcext:value-type="float">
            <text:p>2547.74</text:p>
          </table:table-cell>
          <table:table-cell office:value-type="float" office:value="1828705.97" calcext:value-type="float">
            <text:p>1828705.97</text:p>
          </table:table-cell>
          <table:table-cell table:formula="of:=[.D447]/1000" office:value-type="float" office:value="1828.70597" calcext:value-type="float">
            <text:p>1828.70597</text:p>
          </table:table-cell>
          <table:table-cell table:number-columns-repeated="4"/>
        </table:table-row>
        <table:table-row table:style-name="ro1">
          <table:table-cell office:value-type="float" office:value="2533306857" calcext:value-type="float">
            <text:p>2533306857</text:p>
          </table:table-cell>
          <table:table-cell office:value-type="float" office:value="988" calcext:value-type="float">
            <text:p>988</text:p>
          </table:table-cell>
          <table:table-cell office:value-type="float" office:value="481.81" calcext:value-type="float">
            <text:p>481.81</text:p>
          </table:table-cell>
          <table:table-cell office:value-type="float" office:value="1834862.39" calcext:value-type="float">
            <text:p>1834862.39</text:p>
          </table:table-cell>
          <table:table-cell table:formula="of:=[.D448]/1000" office:value-type="float" office:value="1834.86239" calcext:value-type="float">
            <text:p>1834.86239</text:p>
          </table:table-cell>
          <table:table-cell table:number-columns-repeated="4"/>
        </table:table-row>
        <table:table-row table:style-name="ro1">
          <table:table-cell office:value-type="float" office:value="2533514365" calcext:value-type="float">
            <text:p>2533514365</text:p>
          </table:table-cell>
          <table:table-cell office:value-type="float" office:value="374" calcext:value-type="float">
            <text:p>374</text:p>
          </table:table-cell>
          <table:table-cell office:value-type="float" office:value="193.03" calcext:value-type="float">
            <text:p>193.03</text:p>
          </table:table-cell>
          <table:table-cell office:value-type="float" office:value="1830417.23" calcext:value-type="float">
            <text:p>1830417.23</text:p>
          </table:table-cell>
          <table:table-cell table:formula="of:=[.D44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33616383" calcext:value-type="float">
            <text:p>2533616383</text:p>
          </table:table-cell>
          <table:table-cell office:value-type="float" office:value="5518" calcext:value-type="float">
            <text:p>5518</text:p>
          </table:table-cell>
          <table:table-cell office:value-type="float" office:value="2755.68" calcext:value-type="float">
            <text:p>2755.68</text:p>
          </table:table-cell>
          <table:table-cell office:value-type="float" office:value="1828903.2" calcext:value-type="float">
            <text:p>1828903.2</text:p>
          </table:table-cell>
          <table:table-cell table:formula="of:=[.D450]/1000" office:value-type="float" office:value="1828.9032" calcext:value-type="float">
            <text:p>1828.9032</text:p>
          </table:table-cell>
          <table:table-cell table:number-columns-repeated="4"/>
        </table:table-row>
        <table:table-row table:style-name="ro1">
          <table:table-cell office:value-type="float" office:value="2533623106" calcext:value-type="float">
            <text:p>2533623106</text:p>
          </table:table-cell>
          <table:table-cell office:value-type="float" office:value="3804" calcext:value-type="float">
            <text:p>3804</text:p>
          </table:table-cell>
          <table:table-cell office:value-type="float" office:value="1886.22" calcext:value-type="float">
            <text:p>1886.22</text:p>
          </table:table-cell>
          <table:table-cell office:value-type="float" office:value="1831819.98" calcext:value-type="float">
            <text:p>1831819.98</text:p>
          </table:table-cell>
          <table:table-cell table:formula="of:=[.D451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533760162" calcext:value-type="float">
            <text:p>2533760162</text:p>
          </table:table-cell>
          <table:table-cell office:value-type="float" office:value="375" calcext:value-type="float">
            <text:p>375</text:p>
          </table:table-cell>
          <table:table-cell office:value-type="float" office:value="178.38" calcext:value-type="float">
            <text:p>178.38</text:p>
          </table:table-cell>
          <table:table-cell office:value-type="float" office:value="1832884.1" calcext:value-type="float">
            <text:p>1832884.1</text:p>
          </table:table-cell>
          <table:table-cell table:formula="of:=[.D45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33930237" calcext:value-type="float">
            <text:p>2533930237</text:p>
          </table:table-cell>
          <table:table-cell office:value-type="float" office:value="3443" calcext:value-type="float">
            <text:p>3443</text:p>
          </table:table-cell>
          <table:table-cell office:value-type="float" office:value="1716.84" calcext:value-type="float">
            <text:p>1716.84</text:p>
          </table:table-cell>
          <table:table-cell office:value-type="float" office:value="1828504.88" calcext:value-type="float">
            <text:p>1828504.88</text:p>
          </table:table-cell>
          <table:table-cell table:formula="of:=[.D453]/1000" office:value-type="float" office:value="1828.50488" calcext:value-type="float">
            <text:p>1828.50488</text:p>
          </table:table-cell>
          <table:table-cell table:number-columns-repeated="4"/>
        </table:table-row>
        <table:table-row table:style-name="ro1">
          <table:table-cell office:value-type="float" office:value="2533938574" calcext:value-type="float">
            <text:p>2533938574</text:p>
          </table:table-cell>
          <table:table-cell office:value-type="float" office:value="4221" calcext:value-type="float">
            <text:p>4221</text:p>
          </table:table-cell>
          <table:table-cell office:value-type="float" office:value="2099.4" calcext:value-type="float">
            <text:p>2099.4</text:p>
          </table:table-cell>
          <table:table-cell office:value-type="float" office:value="1831553.97" calcext:value-type="float">
            <text:p>1831553.97</text:p>
          </table:table-cell>
          <table:table-cell table:formula="of:=[.D454]/1000" office:value-type="float" office:value="1831.55397" calcext:value-type="float">
            <text:p>1831.55397</text:p>
          </table:table-cell>
          <table:table-cell table:number-columns-repeated="4"/>
        </table:table-row>
        <table:table-row table:style-name="ro1">
          <table:table-cell office:value-type="float" office:value="2533984559" calcext:value-type="float">
            <text:p>2533984559</text:p>
          </table:table-cell>
          <table:table-cell office:value-type="float" office:value="637" calcext:value-type="float">
            <text:p>637</text:p>
          </table:table-cell>
          <table:table-cell office:value-type="float" office:value="314.86" calcext:value-type="float">
            <text:p>314.86</text:p>
          </table:table-cell>
          <table:table-cell office:value-type="float" office:value="1831097.08" calcext:value-type="float">
            <text:p>1831097.08</text:p>
          </table:table-cell>
          <table:table-cell table:formula="of:=[.D455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34247655" calcext:value-type="float">
            <text:p>2534247655</text:p>
          </table:table-cell>
          <table:table-cell office:value-type="float" office:value="3860" calcext:value-type="float">
            <text:p>3860</text:p>
          </table:table-cell>
          <table:table-cell office:value-type="float" office:value="1922.44" calcext:value-type="float">
            <text:p>1922.44</text:p>
          </table:table-cell>
          <table:table-cell office:value-type="float" office:value="1828096.6" calcext:value-type="float">
            <text:p>1828096.6</text:p>
          </table:table-cell>
          <table:table-cell table:formula="of:=[.D456]/1000" office:value-type="float" office:value="1828.0966" calcext:value-type="float">
            <text:p>1828.0966</text:p>
          </table:table-cell>
          <table:table-cell table:number-columns-repeated="4"/>
        </table:table-row>
        <table:table-row table:style-name="ro1">
          <table:table-cell office:value-type="float" office:value="2534257920" calcext:value-type="float">
            <text:p>2534257920</text:p>
          </table:table-cell>
          <table:table-cell office:value-type="float" office:value="5466" calcext:value-type="float">
            <text:p>5466</text:p>
          </table:table-cell>
          <table:table-cell office:value-type="float" office:value="2724.03" calcext:value-type="float">
            <text:p>2724.03</text:p>
          </table:table-cell>
          <table:table-cell office:value-type="float" office:value="1831334.13" calcext:value-type="float">
            <text:p>1831334.13</text:p>
          </table:table-cell>
          <table:table-cell table:formula="of:=[.D457]/1000" office:value-type="float" office:value="1831.33413" calcext:value-type="float">
            <text:p>1831.33413</text:p>
          </table:table-cell>
          <table:table-cell table:number-columns-repeated="4"/>
        </table:table-row>
        <table:table-row table:style-name="ro1">
          <table:table-cell office:value-type="float" office:value="2534427699" calcext:value-type="float">
            <text:p>2534427699</text:p>
          </table:table-cell>
          <table:table-cell office:value-type="float" office:value="1424" calcext:value-type="float">
            <text:p>1424</text:p>
          </table:table-cell>
          <table:table-cell office:value-type="float" office:value="804.85" calcext:value-type="float">
            <text:p>804.85</text:p>
          </table:table-cell>
          <table:table-cell office:value-type="float" office:value="1829053.82" calcext:value-type="float">
            <text:p>1829053.82</text:p>
          </table:table-cell>
          <table:table-cell table:formula="of:=[.D458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34566109" calcext:value-type="float">
            <text:p>2534566109</text:p>
          </table:table-cell>
          <table:table-cell office:value-type="float" office:value="5111" calcext:value-type="float">
            <text:p>5111</text:p>
          </table:table-cell>
          <table:table-cell office:value-type="float" office:value="2542.73" calcext:value-type="float">
            <text:p>2542.73</text:p>
          </table:table-cell>
          <table:table-cell office:value-type="float" office:value="1827092.73" calcext:value-type="float">
            <text:p>1827092.73</text:p>
          </table:table-cell>
          <table:table-cell table:formula="of:=[.D459]/1000" office:value-type="float" office:value="1827.09273" calcext:value-type="float">
            <text:p>1827.09273</text:p>
          </table:table-cell>
          <table:table-cell table:number-columns-repeated="4"/>
        </table:table-row>
        <table:table-row table:style-name="ro1">
          <table:table-cell office:value-type="float" office:value="2534576137" calcext:value-type="float">
            <text:p>2534576137</text:p>
          </table:table-cell>
          <table:table-cell office:value-type="float" office:value="3396" calcext:value-type="float">
            <text:p>3396</text:p>
          </table:table-cell>
          <table:table-cell office:value-type="float" office:value="1682.7" calcext:value-type="float">
            <text:p>1682.7</text:p>
          </table:table-cell>
          <table:table-cell office:value-type="float" office:value="1829448.21" calcext:value-type="float">
            <text:p>1829448.21</text:p>
          </table:table-cell>
          <table:table-cell table:formula="of:=[.D460]/1000" office:value-type="float" office:value="1829.44821" calcext:value-type="float">
            <text:p>1829.44821</text:p>
          </table:table-cell>
          <table:table-cell table:number-columns-repeated="4"/>
        </table:table-row>
        <table:table-row table:style-name="ro1">
          <table:table-cell office:value-type="float" office:value="2534784101" calcext:value-type="float">
            <text:p>2534784101</text:p>
          </table:table-cell>
          <table:table-cell office:value-type="float" office:value="374" calcext:value-type="float">
            <text:p>374</text:p>
          </table:table-cell>
          <table:table-cell office:value-type="float" office:value="186.15" calcext:value-type="float">
            <text:p>186.15</text:p>
          </table:table-cell>
          <table:table-cell office:value-type="float" office:value="1830417.23" calcext:value-type="float">
            <text:p>1830417.23</text:p>
          </table:table-cell>
          <table:table-cell table:formula="of:=[.D461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34883135" calcext:value-type="float">
            <text:p>2534883135</text:p>
          </table:table-cell>
          <table:table-cell office:value-type="float" office:value="5517" calcext:value-type="float">
            <text:p>5517</text:p>
          </table:table-cell>
          <table:table-cell office:value-type="float" office:value="2752.78" calcext:value-type="float">
            <text:p>2752.78</text:p>
          </table:table-cell>
          <table:table-cell office:value-type="float" office:value="1829235.1" calcext:value-type="float">
            <text:p>1829235.1</text:p>
          </table:table-cell>
          <table:table-cell table:formula="of:=[.D462]/1000" office:value-type="float" office:value="1829.2351" calcext:value-type="float">
            <text:p>1829.2351</text:p>
          </table:table-cell>
          <table:table-cell table:number-columns-repeated="4"/>
        </table:table-row>
        <table:table-row table:style-name="ro1">
          <table:table-cell office:value-type="float" office:value="2534893078" calcext:value-type="float">
            <text:p>2534893078</text:p>
          </table:table-cell>
          <table:table-cell office:value-type="float" office:value="2957" calcext:value-type="float">
            <text:p>2957</text:p>
          </table:table-cell>
          <table:table-cell office:value-type="float" office:value="1469.15" calcext:value-type="float">
            <text:p>1469.15</text:p>
          </table:table-cell>
          <table:table-cell office:value-type="float" office:value="1829888.17" calcext:value-type="float">
            <text:p>1829888.17</text:p>
          </table:table-cell>
          <table:table-cell table:formula="of:=[.D463]/1000" office:value-type="float" office:value="1829.88817" calcext:value-type="float">
            <text:p>1829.88817</text:p>
          </table:table-cell>
          <table:table-cell table:number-columns-repeated="4"/>
        </table:table-row>
        <table:table-row table:style-name="ro1">
          <table:table-cell office:value-type="float" office:value="2535030451" calcext:value-type="float">
            <text:p>2535030451</text:p>
          </table:table-cell>
          <table:table-cell office:value-type="float" office:value="375" calcext:value-type="float">
            <text:p>375</text:p>
          </table:table-cell>
          <table:table-cell office:value-type="float" office:value="177.18" calcext:value-type="float">
            <text:p>177.18</text:p>
          </table:table-cell>
          <table:table-cell office:value-type="float" office:value="1830417.23" calcext:value-type="float">
            <text:p>1830417.23</text:p>
          </table:table-cell>
          <table:table-cell table:formula="of:=[.D464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35202685" calcext:value-type="float">
            <text:p>2535202685</text:p>
          </table:table-cell>
          <table:table-cell office:value-type="float" office:value="2610" calcext:value-type="float">
            <text:p>2610</text:p>
          </table:table-cell>
          <table:table-cell office:value-type="float" office:value="1298.52" calcext:value-type="float">
            <text:p>1298.52</text:p>
          </table:table-cell>
          <table:table-cell office:value-type="float" office:value="1829362.03" calcext:value-type="float">
            <text:p>1829362.03</text:p>
          </table:table-cell>
          <table:table-cell table:formula="of:=[.D465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35214382" calcext:value-type="float">
            <text:p>2535214382</text:p>
          </table:table-cell>
          <table:table-cell office:value-type="float" office:value="4228" calcext:value-type="float">
            <text:p>4228</text:p>
          </table:table-cell>
          <table:table-cell office:value-type="float" office:value="2103.88" calcext:value-type="float">
            <text:p>2103.88</text:p>
          </table:table-cell>
          <table:table-cell office:value-type="float" office:value="1829167.16" calcext:value-type="float">
            <text:p>1829167.16</text:p>
          </table:table-cell>
          <table:table-cell table:formula="of:=[.D466]/1000" office:value-type="float" office:value="1829.16716" calcext:value-type="float">
            <text:p>1829.16716</text:p>
          </table:table-cell>
          <table:table-cell table:number-columns-repeated="4"/>
        </table:table-row>
        <table:table-row table:style-name="ro1">
          <table:table-cell office:value-type="float" office:value="2535258443" calcext:value-type="float">
            <text:p>2535258443</text:p>
          </table:table-cell>
          <table:table-cell office:value-type="float" office:value="658" calcext:value-type="float">
            <text:p>658</text:p>
          </table:table-cell>
          <table:table-cell office:value-type="float" office:value="320.4" calcext:value-type="float">
            <text:p>320.4</text:p>
          </table:table-cell>
          <table:table-cell office:value-type="float" office:value="1829268.29" calcext:value-type="float">
            <text:p>1829268.29</text:p>
          </table:table-cell>
          <table:table-cell table:formula="of:=[.D467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35521667" calcext:value-type="float">
            <text:p>2535521667</text:p>
          </table:table-cell>
          <table:table-cell office:value-type="float" office:value="3028" calcext:value-type="float">
            <text:p>3028</text:p>
          </table:table-cell>
          <table:table-cell office:value-type="float" office:value="1491.75" calcext:value-type="float">
            <text:p>1491.75</text:p>
          </table:table-cell>
          <table:table-cell office:value-type="float" office:value="1827209.53" calcext:value-type="float">
            <text:p>1827209.53</text:p>
          </table:table-cell>
          <table:table-cell table:formula="of:=[.D468]/1000" office:value-type="float" office:value="1827.20953" calcext:value-type="float">
            <text:p>1827.20953</text:p>
          </table:table-cell>
          <table:table-cell table:number-columns-repeated="4"/>
        </table:table-row>
        <table:table-row table:style-name="ro1">
          <table:table-cell office:value-type="float" office:value="2535533274" calcext:value-type="float">
            <text:p>2535533274</text:p>
          </table:table-cell>
          <table:table-cell office:value-type="float" office:value="5469" calcext:value-type="float">
            <text:p>5469</text:p>
          </table:table-cell>
          <table:table-cell office:value-type="float" office:value="2723.68" calcext:value-type="float">
            <text:p>2723.68</text:p>
          </table:table-cell>
          <table:table-cell office:value-type="float" office:value="1830663.62" calcext:value-type="float">
            <text:p>1830663.62</text:p>
          </table:table-cell>
          <table:table-cell table:formula="of:=[.D469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35702131" calcext:value-type="float">
            <text:p>2535702131</text:p>
          </table:table-cell>
          <table:table-cell office:value-type="float" office:value="1423" calcext:value-type="float">
            <text:p>1423</text:p>
          </table:table-cell>
          <table:table-cell office:value-type="float" office:value="806.12" calcext:value-type="float">
            <text:p>806.12</text:p>
          </table:table-cell>
          <table:table-cell office:value-type="float" office:value="1829053.82" calcext:value-type="float">
            <text:p>1829053.82</text:p>
          </table:table-cell>
          <table:table-cell table:formula="of:=[.D470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35840647" calcext:value-type="float">
            <text:p>2535840647</text:p>
          </table:table-cell>
          <table:table-cell office:value-type="float" office:value="5104" calcext:value-type="float">
            <text:p>5104</text:p>
          </table:table-cell>
          <table:table-cell office:value-type="float" office:value="2540.51" calcext:value-type="float">
            <text:p>2540.51</text:p>
          </table:table-cell>
          <table:table-cell office:value-type="float" office:value="1828885.4" calcext:value-type="float">
            <text:p>1828885.4</text:p>
          </table:table-cell>
          <table:table-cell table:formula="of:=[.D471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535849737" calcext:value-type="float">
            <text:p>2535849737</text:p>
          </table:table-cell>
          <table:table-cell office:value-type="float" office:value="3386" calcext:value-type="float">
            <text:p>3386</text:p>
          </table:table-cell>
          <table:table-cell office:value-type="float" office:value="1686.01" calcext:value-type="float">
            <text:p>1686.01</text:p>
          </table:table-cell>
          <table:table-cell office:value-type="float" office:value="1832692.88" calcext:value-type="float">
            <text:p>1832692.88</text:p>
          </table:table-cell>
          <table:table-cell table:formula="of:=[.D472]/1000" office:value-type="float" office:value="1832.69288" calcext:value-type="float">
            <text:p>1832.69288</text:p>
          </table:table-cell>
          <table:table-cell table:number-columns-repeated="4"/>
        </table:table-row>
        <table:table-row table:style-name="ro1">
          <table:table-cell office:value-type="float" office:value="2536057807" calcext:value-type="float">
            <text:p>2536057807</text:p>
          </table:table-cell>
          <table:table-cell office:value-type="float" office:value="353" calcext:value-type="float">
            <text:p>353</text:p>
          </table:table-cell>
          <table:table-cell office:value-type="float" office:value="187.04" calcext:value-type="float">
            <text:p>187.04</text:p>
          </table:table-cell>
          <table:table-cell office:value-type="float" office:value="1831187.41" calcext:value-type="float">
            <text:p>1831187.41</text:p>
          </table:table-cell>
          <table:table-cell table:formula="of:=[.D473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36175352" calcext:value-type="float">
            <text:p>2536175352</text:p>
          </table:table-cell>
          <table:table-cell office:value-type="float" office:value="3807" calcext:value-type="float">
            <text:p>3807</text:p>
          </table:table-cell>
          <table:table-cell office:value-type="float" office:value="1893.36" calcext:value-type="float">
            <text:p>1893.36</text:p>
          </table:table-cell>
          <table:table-cell office:value-type="float" office:value="1831097.08" calcext:value-type="float">
            <text:p>1831097.08</text:p>
          </table:table-cell>
          <table:table-cell table:formula="of:=[.D474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36310615" calcext:value-type="float">
            <text:p>2536310615</text:p>
          </table:table-cell>
          <table:table-cell office:value-type="float" office:value="375" calcext:value-type="float">
            <text:p>375</text:p>
          </table:table-cell>
          <table:table-cell office:value-type="float" office:value="185.75" calcext:value-type="float">
            <text:p>185.75</text:p>
          </table:table-cell>
          <table:table-cell office:value-type="float" office:value="1830417.23" calcext:value-type="float">
            <text:p>1830417.23</text:p>
          </table:table-cell>
          <table:table-cell table:formula="of:=[.D47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36482957" calcext:value-type="float">
            <text:p>2536482957</text:p>
          </table:table-cell>
          <table:table-cell office:value-type="float" office:value="2612" calcext:value-type="float">
            <text:p>2612</text:p>
          </table:table-cell>
          <table:table-cell office:value-type="float" office:value="1291.1" calcext:value-type="float">
            <text:p>1291.1</text:p>
          </table:table-cell>
          <table:table-cell office:value-type="float" office:value="1827956.99" calcext:value-type="float">
            <text:p>1827956.99</text:p>
          </table:table-cell>
          <table:table-cell table:formula="of:=[.D476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36493730" calcext:value-type="float">
            <text:p>2536493730</text:p>
          </table:table-cell>
          <table:table-cell office:value-type="float" office:value="4220" calcext:value-type="float">
            <text:p>4220</text:p>
          </table:table-cell>
          <table:table-cell office:value-type="float" office:value="2102.56" calcext:value-type="float">
            <text:p>2102.56</text:p>
          </table:table-cell>
          <table:table-cell office:value-type="float" office:value="1831771.27" calcext:value-type="float">
            <text:p>1831771.27</text:p>
          </table:table-cell>
          <table:table-cell table:formula="of:=[.D477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536539937" calcext:value-type="float">
            <text:p>2536539937</text:p>
          </table:table-cell>
          <table:table-cell office:value-type="float" office:value="659" calcext:value-type="float">
            <text:p>659</text:p>
          </table:table-cell>
          <table:table-cell office:value-type="float" office:value="315.92" calcext:value-type="float">
            <text:p>315.92</text:p>
          </table:table-cell>
          <table:table-cell office:value-type="float" office:value="1830663.62" calcext:value-type="float">
            <text:p>1830663.62</text:p>
          </table:table-cell>
          <table:table-cell table:formula="of:=[.D478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36803264" calcext:value-type="float">
            <text:p>2536803264</text:p>
          </table:table-cell>
          <table:table-cell office:value-type="float" office:value="3844" calcext:value-type="float">
            <text:p>3844</text:p>
          </table:table-cell>
          <table:table-cell office:value-type="float" office:value="1914.59" calcext:value-type="float">
            <text:p>1914.59</text:p>
          </table:table-cell>
          <table:table-cell office:value-type="float" office:value="1829172.14" calcext:value-type="float">
            <text:p>1829172.14</text:p>
          </table:table-cell>
          <table:table-cell table:formula="of:=[.D479]/1000" office:value-type="float" office:value="1829.17214" calcext:value-type="float">
            <text:p>1829.17214</text:p>
          </table:table-cell>
          <table:table-cell table:number-columns-repeated="4"/>
        </table:table-row>
        <table:table-row table:style-name="ro1">
          <table:table-cell office:value-type="float" office:value="2536813757" calcext:value-type="float">
            <text:p>2536813757</text:p>
          </table:table-cell>
          <table:table-cell office:value-type="float" office:value="4638" calcext:value-type="float">
            <text:p>4638</text:p>
          </table:table-cell>
          <table:table-cell office:value-type="float" office:value="2308.3" calcext:value-type="float">
            <text:p>2308.3</text:p>
          </table:table-cell>
          <table:table-cell office:value-type="float" office:value="1830940.3" calcext:value-type="float">
            <text:p>1830940.3</text:p>
          </table:table-cell>
          <table:table-cell table:formula="of:=[.D480]/1000" office:value-type="float" office:value="1830.9403" calcext:value-type="float">
            <text:p>1830.9403</text:p>
          </table:table-cell>
          <table:table-cell table:number-columns-repeated="4"/>
        </table:table-row>
        <table:table-row table:style-name="ro1">
          <table:table-cell office:value-type="float" office:value="2536982873" calcext:value-type="float">
            <text:p>2536982873</text:p>
          </table:table-cell>
          <table:table-cell office:value-type="float" office:value="1447" calcext:value-type="float">
            <text:p>1447</text:p>
          </table:table-cell>
          <table:table-cell office:value-type="float" office:value="813.73" calcext:value-type="float">
            <text:p>813.73</text:p>
          </table:table-cell>
          <table:table-cell office:value-type="float" office:value="1828888.12" calcext:value-type="float">
            <text:p>1828888.12</text:p>
          </table:table-cell>
          <table:table-cell table:formula="of:=[.D481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537121526" calcext:value-type="float">
            <text:p>2537121526</text:p>
          </table:table-cell>
          <table:table-cell office:value-type="float" office:value="4274" calcext:value-type="float">
            <text:p>4274</text:p>
          </table:table-cell>
          <table:table-cell office:value-type="float" office:value="2132.19" calcext:value-type="float">
            <text:p>2132.19</text:p>
          </table:table-cell>
          <table:table-cell office:value-type="float" office:value="1828625.01" calcext:value-type="float">
            <text:p>1828625.01</text:p>
          </table:table-cell>
          <table:table-cell table:formula="of:=[.D482]/1000" office:value-type="float" office:value="1828.62501" calcext:value-type="float">
            <text:p>1828.62501</text:p>
          </table:table-cell>
          <table:table-cell table:number-columns-repeated="4"/>
        </table:table-row>
        <table:table-row table:style-name="ro1">
          <table:table-cell office:value-type="float" office:value="2537131940" calcext:value-type="float">
            <text:p>2537131940</text:p>
          </table:table-cell>
          <table:table-cell office:value-type="float" office:value="3392" calcext:value-type="float">
            <text:p>3392</text:p>
          </table:table-cell>
          <table:table-cell office:value-type="float" office:value="1684.16" calcext:value-type="float">
            <text:p>1684.16</text:p>
          </table:table-cell>
          <table:table-cell office:value-type="float" office:value="1831069.11" calcext:value-type="float">
            <text:p>1831069.11</text:p>
          </table:table-cell>
          <table:table-cell table:formula="of:=[.D483]/1000" office:value-type="float" office:value="1831.06911" calcext:value-type="float">
            <text:p>1831.06911</text:p>
          </table:table-cell>
          <table:table-cell table:number-columns-repeated="4"/>
        </table:table-row>
        <table:table-row table:style-name="ro1">
          <table:table-cell office:value-type="float" office:value="2537339067" calcext:value-type="float">
            <text:p>2537339067</text:p>
          </table:table-cell>
          <table:table-cell office:value-type="float" office:value="374" calcext:value-type="float">
            <text:p>374</text:p>
          </table:table-cell>
          <table:table-cell office:value-type="float" office:value="196.14" calcext:value-type="float">
            <text:p>196.14</text:p>
          </table:table-cell>
          <table:table-cell office:value-type="float" office:value="1827956.99" calcext:value-type="float">
            <text:p>1827956.99</text:p>
          </table:table-cell>
          <table:table-cell table:formula="of:=[.D484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37431129" calcext:value-type="float">
            <text:p>2537431129</text:p>
          </table:table-cell>
          <table:table-cell office:value-type="float" office:value="4688" calcext:value-type="float">
            <text:p>4688</text:p>
          </table:table-cell>
          <table:table-cell office:value-type="float" office:value="2335.42" calcext:value-type="float">
            <text:p>2335.42</text:p>
          </table:table-cell>
          <table:table-cell office:value-type="float" office:value="1828864.44" calcext:value-type="float">
            <text:p>1828864.44</text:p>
          </table:table-cell>
          <table:table-cell table:formula="of:=[.D485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537441503" calcext:value-type="float">
            <text:p>2537441503</text:p>
          </table:table-cell>
          <table:table-cell office:value-type="float" office:value="2977" calcext:value-type="float">
            <text:p>2977</text:p>
          </table:table-cell>
          <table:table-cell office:value-type="float" office:value="1472.14" calcext:value-type="float">
            <text:p>1472.14</text:p>
          </table:table-cell>
          <table:table-cell office:value-type="float" office:value="1830725.22" calcext:value-type="float">
            <text:p>1830725.22</text:p>
          </table:table-cell>
          <table:table-cell table:formula="of:=[.D486]/1000" office:value-type="float" office:value="1830.72522" calcext:value-type="float">
            <text:p>1830.72522</text:p>
          </table:table-cell>
          <table:table-cell table:number-columns-repeated="4"/>
        </table:table-row>
        <table:table-row table:style-name="ro1">
          <table:table-cell office:value-type="float" office:value="2537579102" calcext:value-type="float">
            <text:p>2537579102</text:p>
          </table:table-cell>
          <table:table-cell office:value-type="float" office:value="374" calcext:value-type="float">
            <text:p>374</text:p>
          </table:table-cell>
          <table:table-cell office:value-type="float" office:value="179.17" calcext:value-type="float">
            <text:p>179.17</text:p>
          </table:table-cell>
          <table:table-cell office:value-type="float" office:value="1832884.1" calcext:value-type="float">
            <text:p>1832884.1</text:p>
          </table:table-cell>
          <table:table-cell table:formula="of:=[.D48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37751551" calcext:value-type="float">
            <text:p>2537751551</text:p>
          </table:table-cell>
          <table:table-cell office:value-type="float" office:value="3442" calcext:value-type="float">
            <text:p>3442</text:p>
          </table:table-cell>
          <table:table-cell office:value-type="float" office:value="1717.43" calcext:value-type="float">
            <text:p>1717.43</text:p>
          </table:table-cell>
          <table:table-cell office:value-type="float" office:value="1829037.43" calcext:value-type="float">
            <text:p>1829037.43</text:p>
          </table:table-cell>
          <table:table-cell table:formula="of:=[.D488]/1000" office:value-type="float" office:value="1829.03743" calcext:value-type="float">
            <text:p>1829.03743</text:p>
          </table:table-cell>
          <table:table-cell table:number-columns-repeated="4"/>
        </table:table-row>
        <table:table-row table:style-name="ro1">
          <table:table-cell office:value-type="float" office:value="2537762214" calcext:value-type="float">
            <text:p>2537762214</text:p>
          </table:table-cell>
          <table:table-cell office:value-type="float" office:value="4224" calcext:value-type="float">
            <text:p>4224</text:p>
          </table:table-cell>
          <table:table-cell office:value-type="float" office:value="2098.95" calcext:value-type="float">
            <text:p>2098.95</text:p>
          </table:table-cell>
          <table:table-cell office:value-type="float" office:value="1830685.32" calcext:value-type="float">
            <text:p>1830685.32</text:p>
          </table:table-cell>
          <table:table-cell table:formula="of:=[.D489]/1000" office:value-type="float" office:value="1830.68532" calcext:value-type="float">
            <text:p>1830.68532</text:p>
          </table:table-cell>
          <table:table-cell table:number-columns-repeated="4"/>
        </table:table-row>
        <table:table-row table:style-name="ro1">
          <table:table-cell office:value-type="float" office:value="2537807503" calcext:value-type="float">
            <text:p>2537807503</text:p>
          </table:table-cell>
          <table:table-cell office:value-type="float" office:value="659" calcext:value-type="float">
            <text:p>659</text:p>
          </table:table-cell>
          <table:table-cell office:value-type="float" office:value="324.36" calcext:value-type="float">
            <text:p>324.36</text:p>
          </table:table-cell>
          <table:table-cell office:value-type="float" office:value="1829268.29" calcext:value-type="float">
            <text:p>1829268.29</text:p>
          </table:table-cell>
          <table:table-cell table:formula="of:=[.D490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38070907" calcext:value-type="float">
            <text:p>2538070907</text:p>
          </table:table-cell>
          <table:table-cell office:value-type="float" office:value="3860" calcext:value-type="float">
            <text:p>3860</text:p>
          </table:table-cell>
          <table:table-cell office:value-type="float" office:value="1912.59" calcext:value-type="float">
            <text:p>1912.59</text:p>
          </table:table-cell>
          <table:table-cell office:value-type="float" office:value="1827859.28" calcext:value-type="float">
            <text:p>1827859.28</text:p>
          </table:table-cell>
          <table:table-cell table:formula="of:=[.D491]/1000" office:value-type="float" office:value="1827.85928" calcext:value-type="float">
            <text:p>1827.85928</text:p>
          </table:table-cell>
          <table:table-cell table:number-columns-repeated="4"/>
        </table:table-row>
        <table:table-row table:style-name="ro1">
          <table:table-cell office:value-type="float" office:value="2538081506" calcext:value-type="float">
            <text:p>2538081506</text:p>
          </table:table-cell>
          <table:table-cell office:value-type="float" office:value="5502" calcext:value-type="float">
            <text:p>5502</text:p>
          </table:table-cell>
          <table:table-cell office:value-type="float" office:value="2767.5" calcext:value-type="float">
            <text:p>2767.5</text:p>
          </table:table-cell>
          <table:table-cell office:value-type="float" office:value="1830377.65" calcext:value-type="float">
            <text:p>1830377.65</text:p>
          </table:table-cell>
          <table:table-cell table:formula="of:=[.D492]/1000" office:value-type="float" office:value="1830.37765" calcext:value-type="float">
            <text:p>1830.37765</text:p>
          </table:table-cell>
          <table:table-cell table:number-columns-repeated="4"/>
        </table:table-row>
        <table:table-row table:style-name="ro1">
          <table:table-cell office:value-type="float" office:value="2538250535" calcext:value-type="float">
            <text:p>2538250535</text:p>
          </table:table-cell>
          <table:table-cell office:value-type="float" office:value="1424" calcext:value-type="float">
            <text:p>1424</text:p>
          </table:table-cell>
          <table:table-cell office:value-type="float" office:value="798.05" calcext:value-type="float">
            <text:p>798.05</text:p>
          </table:table-cell>
          <table:table-cell office:value-type="float" office:value="1827768.01" calcext:value-type="float">
            <text:p>1827768.01</text:p>
          </table:table-cell>
          <table:table-cell table:formula="of:=[.D493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538389285" calcext:value-type="float">
            <text:p>2538389285</text:p>
          </table:table-cell>
          <table:table-cell office:value-type="float" office:value="5104" calcext:value-type="float">
            <text:p>5104</text:p>
          </table:table-cell>
          <table:table-cell office:value-type="float" office:value="2545.89" calcext:value-type="float">
            <text:p>2545.89</text:p>
          </table:table-cell>
          <table:table-cell office:value-type="float" office:value="1828885.4" calcext:value-type="float">
            <text:p>1828885.4</text:p>
          </table:table-cell>
          <table:table-cell table:formula="of:=[.D494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538399624" calcext:value-type="float">
            <text:p>2538399624</text:p>
          </table:table-cell>
          <table:table-cell office:value-type="float" office:value="2562" calcext:value-type="float">
            <text:p>2562</text:p>
          </table:table-cell>
          <table:table-cell office:value-type="float" office:value="1272.4" calcext:value-type="float">
            <text:p>1272.4</text:p>
          </table:table-cell>
          <table:table-cell office:value-type="float" office:value="1831344.16" calcext:value-type="float">
            <text:p>1831344.16</text:p>
          </table:table-cell>
          <table:table-cell table:formula="of:=[.D495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538608060" calcext:value-type="float">
            <text:p>2538608060</text:p>
          </table:table-cell>
          <table:table-cell office:value-type="float" office:value="374" calcext:value-type="float">
            <text:p>374</text:p>
          </table:table-cell>
          <table:table-cell office:value-type="float" office:value="197.59" calcext:value-type="float">
            <text:p>197.59</text:p>
          </table:table-cell>
          <table:table-cell office:value-type="float" office:value="1835357.62" calcext:value-type="float">
            <text:p>1835357.62</text:p>
          </table:table-cell>
          <table:table-cell table:formula="of:=[.D496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38724792" calcext:value-type="float">
            <text:p>2538724792</text:p>
          </table:table-cell>
          <table:table-cell office:value-type="float" office:value="2976" calcext:value-type="float">
            <text:p>2976</text:p>
          </table:table-cell>
          <table:table-cell office:value-type="float" office:value="1478.53" calcext:value-type="float">
            <text:p>1478.53</text:p>
          </table:table-cell>
          <table:table-cell office:value-type="float" office:value="1831649.83" calcext:value-type="float">
            <text:p>1831649.83</text:p>
          </table:table-cell>
          <table:table-cell table:formula="of:=[.D497]/1000" office:value-type="float" office:value="1831.64983" calcext:value-type="float">
            <text:p>1831.64983</text:p>
          </table:table-cell>
          <table:table-cell table:number-columns-repeated="4"/>
        </table:table-row>
        <table:table-row table:style-name="ro1">
          <table:table-cell office:value-type="float" office:value="2538860436" calcext:value-type="float">
            <text:p>2538860436</text:p>
          </table:table-cell>
          <table:table-cell office:value-type="float" office:value="375" calcext:value-type="float">
            <text:p>375</text:p>
          </table:table-cell>
          <table:table-cell office:value-type="float" office:value="185.88" calcext:value-type="float">
            <text:p>185.88</text:p>
          </table:table-cell>
          <table:table-cell office:value-type="float" office:value="1830417.23" calcext:value-type="float">
            <text:p>1830417.23</text:p>
          </table:table-cell>
          <table:table-cell table:formula="of:=[.D49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39033000" calcext:value-type="float">
            <text:p>2539033000</text:p>
          </table:table-cell>
          <table:table-cell office:value-type="float" office:value="2610" calcext:value-type="float">
            <text:p>2610</text:p>
          </table:table-cell>
          <table:table-cell office:value-type="float" office:value="1302.09" calcext:value-type="float">
            <text:p>1302.09</text:p>
          </table:table-cell>
          <table:table-cell office:value-type="float" office:value="1829362.03" calcext:value-type="float">
            <text:p>1829362.03</text:p>
          </table:table-cell>
          <table:table-cell table:formula="of:=[.D499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39044991" calcext:value-type="float">
            <text:p>2539044991</text:p>
          </table:table-cell>
          <table:table-cell office:value-type="float" office:value="5069" calcext:value-type="float">
            <text:p>5069</text:p>
          </table:table-cell>
          <table:table-cell office:value-type="float" office:value="2530.75" calcext:value-type="float">
            <text:p>2530.75</text:p>
          </table:table-cell>
          <table:table-cell office:value-type="float" office:value="1832362.52" calcext:value-type="float">
            <text:p>1832362.52</text:p>
          </table:table-cell>
          <table:table-cell table:formula="of:=[.D500]/1000" office:value-type="float" office:value="1832.36252" calcext:value-type="float">
            <text:p>1832.36252</text:p>
          </table:table-cell>
          <table:table-cell table:number-columns-repeated="4"/>
        </table:table-row>
        <table:table-row table:style-name="ro1">
          <table:table-cell office:value-type="float" office:value="2539090233" calcext:value-type="float">
            <text:p>2539090233</text:p>
          </table:table-cell>
          <table:table-cell office:value-type="float" office:value="637" calcext:value-type="float">
            <text:p>637</text:p>
          </table:table-cell>
          <table:table-cell office:value-type="float" office:value="315.62" calcext:value-type="float">
            <text:p>315.62</text:p>
          </table:table-cell>
          <table:table-cell office:value-type="float" office:value="1832543.44" calcext:value-type="float">
            <text:p>1832543.44</text:p>
          </table:table-cell>
          <table:table-cell table:formula="of:=[.D501]/1000" office:value-type="float" office:value="1832.54344" calcext:value-type="float">
            <text:p>1832.54344</text:p>
          </table:table-cell>
          <table:table-cell table:number-columns-repeated="4"/>
        </table:table-row>
        <table:table-row table:style-name="ro1">
          <table:table-cell office:value-type="float" office:value="2539353711" calcext:value-type="float">
            <text:p>2539353711</text:p>
          </table:table-cell>
          <table:table-cell office:value-type="float" office:value="3861" calcext:value-type="float">
            <text:p>3861</text:p>
          </table:table-cell>
          <table:table-cell office:value-type="float" office:value="1922.11" calcext:value-type="float">
            <text:p>1922.11</text:p>
          </table:table-cell>
          <table:table-cell office:value-type="float" office:value="1827147.68" calcext:value-type="float">
            <text:p>1827147.68</text:p>
          </table:table-cell>
          <table:table-cell table:formula="of:=[.D502]/1000" office:value-type="float" office:value="1827.14768" calcext:value-type="float">
            <text:p>1827.14768</text:p>
          </table:table-cell>
          <table:table-cell table:number-columns-repeated="4"/>
        </table:table-row>
        <table:table-row table:style-name="ro1">
          <table:table-cell office:value-type="float" office:value="2539364408" calcext:value-type="float">
            <text:p>2539364408</text:p>
          </table:table-cell>
          <table:table-cell office:value-type="float" office:value="4635" calcext:value-type="float">
            <text:p>4635</text:p>
          </table:table-cell>
          <table:table-cell office:value-type="float" office:value="2312.45" calcext:value-type="float">
            <text:p>2312.45</text:p>
          </table:table-cell>
          <table:table-cell office:value-type="float" office:value="1832127.04" calcext:value-type="float">
            <text:p>1832127.04</text:p>
          </table:table-cell>
          <table:table-cell table:formula="of:=[.D503]/1000" office:value-type="float" office:value="1832.12704" calcext:value-type="float">
            <text:p>1832.12704</text:p>
          </table:table-cell>
          <table:table-cell table:number-columns-repeated="4"/>
        </table:table-row>
        <table:table-row table:style-name="ro1">
          <table:table-cell office:value-type="float" office:value="2539533749" calcext:value-type="float">
            <text:p>2539533749</text:p>
          </table:table-cell>
          <table:table-cell office:value-type="float" office:value="1402" calcext:value-type="float">
            <text:p>1402</text:p>
          </table:table-cell>
          <table:table-cell office:value-type="float" office:value="788.97" calcext:value-type="float">
            <text:p>788.97</text:p>
          </table:table-cell>
          <table:table-cell office:value-type="float" office:value="1828571.43" calcext:value-type="float">
            <text:p>1828571.43</text:p>
          </table:table-cell>
          <table:table-cell table:formula="of:=[.D504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39672592" calcext:value-type="float">
            <text:p>2539672592</text:p>
          </table:table-cell>
          <table:table-cell office:value-type="float" office:value="4275" calcext:value-type="float">
            <text:p>4275</text:p>
          </table:table-cell>
          <table:table-cell office:value-type="float" office:value="2124.19" calcext:value-type="float">
            <text:p>2124.19</text:p>
          </table:table-cell>
          <table:table-cell office:value-type="float" office:value="1828196.41" calcext:value-type="float">
            <text:p>1828196.41</text:p>
          </table:table-cell>
          <table:table-cell table:formula="of:=[.D505]/1000" office:value-type="float" office:value="1828.19641" calcext:value-type="float">
            <text:p>1828.19641</text:p>
          </table:table-cell>
          <table:table-cell table:number-columns-repeated="4"/>
        </table:table-row>
        <table:table-row table:style-name="ro1">
          <table:table-cell office:value-type="float" office:value="2539683217" calcext:value-type="float">
            <text:p>2539683217</text:p>
          </table:table-cell>
          <table:table-cell office:value-type="float" office:value="2540" calcext:value-type="float">
            <text:p>2540</text:p>
          </table:table-cell>
          <table:table-cell office:value-type="float" office:value="1261.98" calcext:value-type="float">
            <text:p>1261.98</text:p>
          </table:table-cell>
          <table:table-cell office:value-type="float" office:value="1831819.98" calcext:value-type="float">
            <text:p>1831819.98</text:p>
          </table:table-cell>
          <table:table-cell table:formula="of:=[.D506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539891751" calcext:value-type="float">
            <text:p>2539891751</text:p>
          </table:table-cell>
          <table:table-cell office:value-type="float" office:value="373" calcext:value-type="float">
            <text:p>373</text:p>
          </table:table-cell>
          <table:table-cell office:value-type="float" office:value="190.8" calcext:value-type="float">
            <text:p>190.8</text:p>
          </table:table-cell>
          <table:table-cell office:value-type="float" office:value="1832884.1" calcext:value-type="float">
            <text:p>1832884.1</text:p>
          </table:table-cell>
          <table:table-cell table:formula="of:=[.D50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40009616" calcext:value-type="float">
            <text:p>2540009616</text:p>
          </table:table-cell>
          <table:table-cell office:value-type="float" office:value="3804" calcext:value-type="float">
            <text:p>3804</text:p>
          </table:table-cell>
          <table:table-cell office:value-type="float" office:value="1890.51" calcext:value-type="float">
            <text:p>1890.51</text:p>
          </table:table-cell>
          <table:table-cell office:value-type="float" office:value="1832061.07" calcext:value-type="float">
            <text:p>1832061.07</text:p>
          </table:table-cell>
          <table:table-cell table:formula="of:=[.D508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40145162" calcext:value-type="float">
            <text:p>2540145162</text:p>
          </table:table-cell>
          <table:table-cell office:value-type="float" office:value="396" calcext:value-type="float">
            <text:p>396</text:p>
          </table:table-cell>
          <table:table-cell office:value-type="float" office:value="195.86" calcext:value-type="float">
            <text:p>195.86</text:p>
          </table:table-cell>
          <table:table-cell office:value-type="float" office:value="1829733.16" calcext:value-type="float">
            <text:p>1829733.16</text:p>
          </table:table-cell>
          <table:table-cell table:formula="of:=[.D509]/1000" office:value-type="float" office:value="1829.73316" calcext:value-type="float">
            <text:p>1829.73316</text:p>
          </table:table-cell>
          <table:table-cell table:number-columns-repeated="4"/>
        </table:table-row>
        <table:table-row table:style-name="ro1">
          <table:table-cell office:value-type="float" office:value="2540317861" calcext:value-type="float">
            <text:p>2540317861</text:p>
          </table:table-cell>
          <table:table-cell office:value-type="float" office:value="3436" calcext:value-type="float">
            <text:p>3436</text:p>
          </table:table-cell>
          <table:table-cell office:value-type="float" office:value="1717.93" calcext:value-type="float">
            <text:p>1717.93</text:p>
          </table:table-cell>
          <table:table-cell office:value-type="float" office:value="1829303.82" calcext:value-type="float">
            <text:p>1829303.82</text:p>
          </table:table-cell>
          <table:table-cell table:formula="of:=[.D510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540328743" calcext:value-type="float">
            <text:p>2540328743</text:p>
          </table:table-cell>
          <table:table-cell office:value-type="float" office:value="5055" calcext:value-type="float">
            <text:p>5055</text:p>
          </table:table-cell>
          <table:table-cell office:value-type="float" office:value="2513.86" calcext:value-type="float">
            <text:p>2513.86</text:p>
          </table:table-cell>
          <table:table-cell office:value-type="float" office:value="1830427.89" calcext:value-type="float">
            <text:p>1830427.89</text:p>
          </table:table-cell>
          <table:table-cell table:formula="of:=[.D511]/1000" office:value-type="float" office:value="1830.42789" calcext:value-type="float">
            <text:p>1830.42789</text:p>
          </table:table-cell>
          <table:table-cell table:number-columns-repeated="4"/>
        </table:table-row>
        <table:table-row table:style-name="ro1">
          <table:table-cell office:value-type="float" office:value="2540374085" calcext:value-type="float">
            <text:p>2540374085</text:p>
          </table:table-cell>
          <table:table-cell office:value-type="float" office:value="637" calcext:value-type="float">
            <text:p>637</text:p>
          </table:table-cell>
          <table:table-cell office:value-type="float" office:value="311.4" calcext:value-type="float">
            <text:p>311.4</text:p>
          </table:table-cell>
          <table:table-cell office:value-type="float" office:value="1831097.08" calcext:value-type="float">
            <text:p>1831097.08</text:p>
          </table:table-cell>
          <table:table-cell table:formula="of:=[.D512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40637658" calcext:value-type="float">
            <text:p>2540637658</text:p>
          </table:table-cell>
          <table:table-cell office:value-type="float" office:value="3886" calcext:value-type="float">
            <text:p>3886</text:p>
          </table:table-cell>
          <table:table-cell office:value-type="float" office:value="1966.37" calcext:value-type="float">
            <text:p>1966.37</text:p>
          </table:table-cell>
          <table:table-cell office:value-type="float" office:value="1828870.02" calcext:value-type="float">
            <text:p>1828870.02</text:p>
          </table:table-cell>
          <table:table-cell table:formula="of:=[.D513]/1000" office:value-type="float" office:value="1828.87002" calcext:value-type="float">
            <text:p>1828.87002</text:p>
          </table:table-cell>
          <table:table-cell table:number-columns-repeated="4"/>
        </table:table-row>
        <table:table-row table:style-name="ro1">
          <table:table-cell office:value-type="float" office:value="2540648431" calcext:value-type="float">
            <text:p>2540648431</text:p>
          </table:table-cell>
          <table:table-cell office:value-type="float" office:value="5468" calcext:value-type="float">
            <text:p>5468</text:p>
          </table:table-cell>
          <table:table-cell office:value-type="float" office:value="2719.71" calcext:value-type="float">
            <text:p>2719.71</text:p>
          </table:table-cell>
          <table:table-cell office:value-type="float" office:value="1830998.81" calcext:value-type="float">
            <text:p>1830998.81</text:p>
          </table:table-cell>
          <table:table-cell table:formula="of:=[.D514]/1000" office:value-type="float" office:value="1830.99881" calcext:value-type="float">
            <text:p>1830.99881</text:p>
          </table:table-cell>
          <table:table-cell table:number-columns-repeated="4"/>
        </table:table-row>
        <table:table-row table:style-name="ro1">
          <table:table-cell office:value-type="float" office:value="2540817609" calcext:value-type="float">
            <text:p>2540817609</text:p>
          </table:table-cell>
          <table:table-cell office:value-type="float" office:value="1468" calcext:value-type="float">
            <text:p>1468</text:p>
          </table:table-cell>
          <table:table-cell office:value-type="float" office:value="828.3" calcext:value-type="float">
            <text:p>828.3</text:p>
          </table:table-cell>
          <table:table-cell office:value-type="float" office:value="1828727.4" calcext:value-type="float">
            <text:p>1828727.4</text:p>
          </table:table-cell>
          <table:table-cell table:formula="of:=[.D515]/1000" office:value-type="float" office:value="1828.7274" calcext:value-type="float">
            <text:p>1828.7274</text:p>
          </table:table-cell>
          <table:table-cell table:number-columns-repeated="4"/>
        </table:table-row>
        <table:table-row table:style-name="ro1">
          <table:table-cell office:value-type="float" office:value="2540956618" calcext:value-type="float">
            <text:p>2540956618</text:p>
          </table:table-cell>
          <table:table-cell office:value-type="float" office:value="5102" calcext:value-type="float">
            <text:p>5102</text:p>
          </table:table-cell>
          <table:table-cell office:value-type="float" office:value="2539.68" calcext:value-type="float">
            <text:p>2539.68</text:p>
          </table:table-cell>
          <table:table-cell office:value-type="float" office:value="1829064.86" calcext:value-type="float">
            <text:p>1829064.86</text:p>
          </table:table-cell>
          <table:table-cell table:formula="of:=[.D516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540967146" calcext:value-type="float">
            <text:p>2540967146</text:p>
          </table:table-cell>
          <table:table-cell office:value-type="float" office:value="3394" calcext:value-type="float">
            <text:p>3394</text:p>
          </table:table-cell>
          <table:table-cell office:value-type="float" office:value="1687.39" calcext:value-type="float">
            <text:p>1687.39</text:p>
          </table:table-cell>
          <table:table-cell office:value-type="float" office:value="1830528.49" calcext:value-type="float">
            <text:p>1830528.49</text:p>
          </table:table-cell>
          <table:table-cell table:formula="of:=[.D517]/1000" office:value-type="float" office:value="1830.52849" calcext:value-type="float">
            <text:p>1830.52849</text:p>
          </table:table-cell>
          <table:table-cell table:number-columns-repeated="4"/>
        </table:table-row>
        <table:table-row table:style-name="ro1">
          <table:table-cell office:value-type="float" office:value="2541175641" calcext:value-type="float">
            <text:p>2541175641</text:p>
          </table:table-cell>
          <table:table-cell office:value-type="float" office:value="352" calcext:value-type="float">
            <text:p>352</text:p>
          </table:table-cell>
          <table:table-cell office:value-type="float" office:value="180.26" calcext:value-type="float">
            <text:p>180.26</text:p>
          </table:table-cell>
          <table:table-cell office:value-type="float" office:value="1833810.89" calcext:value-type="float">
            <text:p>1833810.89</text:p>
          </table:table-cell>
          <table:table-cell table:formula="of:=[.D518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41270014" calcext:value-type="float">
            <text:p>2541270014</text:p>
          </table:table-cell>
          <table:table-cell office:value-type="float" office:value="4688" calcext:value-type="float">
            <text:p>4688</text:p>
          </table:table-cell>
          <table:table-cell office:value-type="float" office:value="2331.47" calcext:value-type="float">
            <text:p>2331.47</text:p>
          </table:table-cell>
          <table:table-cell office:value-type="float" office:value="1828864.44" calcext:value-type="float">
            <text:p>1828864.44</text:p>
          </table:table-cell>
          <table:table-cell table:formula="of:=[.D519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541279631" calcext:value-type="float">
            <text:p>2541279631</text:p>
          </table:table-cell>
          <table:table-cell office:value-type="float" office:value="2980" calcext:value-type="float">
            <text:p>2980</text:p>
          </table:table-cell>
          <table:table-cell office:value-type="float" office:value="1482.24" calcext:value-type="float">
            <text:p>1482.24</text:p>
          </table:table-cell>
          <table:table-cell office:value-type="float" office:value="1829493.86" calcext:value-type="float">
            <text:p>1829493.86</text:p>
          </table:table-cell>
          <table:table-cell table:formula="of:=[.D520]/1000" office:value-type="float" office:value="1829.49386" calcext:value-type="float">
            <text:p>1829.49386</text:p>
          </table:table-cell>
          <table:table-cell table:number-columns-repeated="4"/>
        </table:table-row>
        <table:table-row table:style-name="ro1">
          <table:table-cell office:value-type="float" office:value="2541417521" calcext:value-type="float">
            <text:p>2541417521</text:p>
          </table:table-cell>
          <table:table-cell office:value-type="float" office:value="407" calcext:value-type="float">
            <text:p>407</text:p>
          </table:table-cell>
          <table:table-cell office:value-type="float" office:value="216.02" calcext:value-type="float">
            <text:p>216.02</text:p>
          </table:table-cell>
          <table:table-cell office:value-type="float" office:value="1833810.89" calcext:value-type="float">
            <text:p>1833810.89</text:p>
          </table:table-cell>
          <table:table-cell table:formula="of:=[.D521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41589268" calcext:value-type="float">
            <text:p>2541589268</text:p>
          </table:table-cell>
          <table:table-cell office:value-type="float" office:value="2610" calcext:value-type="float">
            <text:p>2610</text:p>
          </table:table-cell>
          <table:table-cell office:value-type="float" office:value="1303.53" calcext:value-type="float">
            <text:p>1303.53</text:p>
          </table:table-cell>
          <table:table-cell office:value-type="float" office:value="1829362.03" calcext:value-type="float">
            <text:p>1829362.03</text:p>
          </table:table-cell>
          <table:table-cell table:formula="of:=[.D522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41600431" calcext:value-type="float">
            <text:p>2541600431</text:p>
          </table:table-cell>
          <table:table-cell office:value-type="float" office:value="4224" calcext:value-type="float">
            <text:p>4224</text:p>
          </table:table-cell>
          <table:table-cell office:value-type="float" office:value="2102.91" calcext:value-type="float">
            <text:p>2102.91</text:p>
          </table:table-cell>
          <table:table-cell office:value-type="float" office:value="1830902.41" calcext:value-type="float">
            <text:p>1830902.41</text:p>
          </table:table-cell>
          <table:table-cell table:formula="of:=[.D523]/1000" office:value-type="float" office:value="1830.90241" calcext:value-type="float">
            <text:p>1830.90241</text:p>
          </table:table-cell>
          <table:table-cell table:number-columns-repeated="4"/>
        </table:table-row>
        <table:table-row table:style-name="ro1">
          <table:table-cell office:value-type="float" office:value="2541646052" calcext:value-type="float">
            <text:p>2541646052</text:p>
          </table:table-cell>
          <table:table-cell office:value-type="float" office:value="659" calcext:value-type="float">
            <text:p>659</text:p>
          </table:table-cell>
          <table:table-cell office:value-type="float" office:value="320.26" calcext:value-type="float">
            <text:p>320.26</text:p>
          </table:table-cell>
          <table:table-cell office:value-type="float" office:value="1827875.1" calcext:value-type="float">
            <text:p>1827875.1</text:p>
          </table:table-cell>
          <table:table-cell table:formula="of:=[.D524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541908705" calcext:value-type="float">
            <text:p>2541908705</text:p>
          </table:table-cell>
          <table:table-cell office:value-type="float" office:value="3032" calcext:value-type="float">
            <text:p>3032</text:p>
          </table:table-cell>
          <table:table-cell office:value-type="float" office:value="1498" calcext:value-type="float">
            <text:p>1498</text:p>
          </table:table-cell>
          <table:table-cell office:value-type="float" office:value="1829410.78" calcext:value-type="float">
            <text:p>1829410.78</text:p>
          </table:table-cell>
          <table:table-cell table:formula="of:=[.D525]/1000" office:value-type="float" office:value="1829.41078" calcext:value-type="float">
            <text:p>1829.41078</text:p>
          </table:table-cell>
          <table:table-cell table:number-columns-repeated="4"/>
        </table:table-row>
        <table:table-row table:style-name="ro1">
          <table:table-cell office:value-type="float" office:value="2541915695" calcext:value-type="float">
            <text:p>2541915695</text:p>
          </table:table-cell>
          <table:table-cell office:value-type="float" office:value="4644" calcext:value-type="float">
            <text:p>4644</text:p>
          </table:table-cell>
          <table:table-cell office:value-type="float" office:value="2317.63" calcext:value-type="float">
            <text:p>2317.63</text:p>
          </table:table-cell>
          <table:table-cell office:value-type="float" office:value="1829163.07" calcext:value-type="float">
            <text:p>1829163.07</text:p>
          </table:table-cell>
          <table:table-cell table:formula="of:=[.D526]/1000" office:value-type="float" office:value="1829.16307" calcext:value-type="float">
            <text:p>1829.16307</text:p>
          </table:table-cell>
          <table:table-cell table:number-columns-repeated="4"/>
        </table:table-row>
        <table:table-row table:style-name="ro1">
          <table:table-cell office:value-type="float" office:value="2542085255" calcext:value-type="float">
            <text:p>2542085255</text:p>
          </table:table-cell>
          <table:table-cell office:value-type="float" office:value="1457" calcext:value-type="float">
            <text:p>1457</text:p>
          </table:table-cell>
          <table:table-cell office:value-type="float" office:value="824.02" calcext:value-type="float">
            <text:p>824.02</text:p>
          </table:table-cell>
          <table:table-cell office:value-type="float" office:value="1827266.24" calcext:value-type="float">
            <text:p>1827266.24</text:p>
          </table:table-cell>
          <table:table-cell table:formula="of:=[.D527]/1000" office:value-type="float" office:value="1827.26624" calcext:value-type="float">
            <text:p>1827.26624</text:p>
          </table:table-cell>
          <table:table-cell table:number-columns-repeated="4"/>
        </table:table-row>
        <table:table-row table:style-name="ro1">
          <table:table-cell office:value-type="float" office:value="2542223294" calcext:value-type="float">
            <text:p>2542223294</text:p>
          </table:table-cell>
          <table:table-cell office:value-type="float" office:value="5103" calcext:value-type="float">
            <text:p>5103</text:p>
          </table:table-cell>
          <table:table-cell office:value-type="float" office:value="2551.05" calcext:value-type="float">
            <text:p>2551.05</text:p>
          </table:table-cell>
          <table:table-cell office:value-type="float" office:value="1829064.86" calcext:value-type="float">
            <text:p>1829064.86</text:p>
          </table:table-cell>
          <table:table-cell table:formula="of:=[.D528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542232914" calcext:value-type="float">
            <text:p>2542232914</text:p>
          </table:table-cell>
          <table:table-cell office:value-type="float" office:value="3389" calcext:value-type="float">
            <text:p>3389</text:p>
          </table:table-cell>
          <table:table-cell office:value-type="float" office:value="1699.05" calcext:value-type="float">
            <text:p>1699.05</text:p>
          </table:table-cell>
          <table:table-cell office:value-type="float" office:value="1831880.63" calcext:value-type="float">
            <text:p>1831880.63</text:p>
          </table:table-cell>
          <table:table-cell table:formula="of:=[.D529]/1000" office:value-type="float" office:value="1831.88063" calcext:value-type="float">
            <text:p>1831.88063</text:p>
          </table:table-cell>
          <table:table-cell table:number-columns-repeated="4"/>
        </table:table-row>
        <table:table-row table:style-name="ro1">
          <table:table-cell office:value-type="float" office:value="2542441497" calcext:value-type="float">
            <text:p>2542441497</text:p>
          </table:table-cell>
          <table:table-cell office:value-type="float" office:value="354" calcext:value-type="float">
            <text:p>354</text:p>
          </table:table-cell>
          <table:table-cell office:value-type="float" office:value="185.08" calcext:value-type="float">
            <text:p>185.08</text:p>
          </table:table-cell>
          <table:table-cell office:value-type="float" office:value="1831187.41" calcext:value-type="float">
            <text:p>1831187.41</text:p>
          </table:table-cell>
          <table:table-cell table:formula="of:=[.D530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42541088" calcext:value-type="float">
            <text:p>2542541088</text:p>
          </table:table-cell>
          <table:table-cell office:value-type="float" office:value="4687" calcext:value-type="float">
            <text:p>4687</text:p>
          </table:table-cell>
          <table:table-cell office:value-type="float" office:value="2331.99" calcext:value-type="float">
            <text:p>2331.99</text:p>
          </table:table-cell>
          <table:table-cell office:value-type="float" office:value="1829059.83" calcext:value-type="float">
            <text:p>1829059.83</text:p>
          </table:table-cell>
          <table:table-cell table:formula="of:=[.D531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542550802" calcext:value-type="float">
            <text:p>2542550802</text:p>
          </table:table-cell>
          <table:table-cell office:value-type="float" office:value="3786" calcext:value-type="float">
            <text:p>3786</text:p>
          </table:table-cell>
          <table:table-cell office:value-type="float" office:value="1883" calcext:value-type="float">
            <text:p>1883</text:p>
          </table:table-cell>
          <table:table-cell office:value-type="float" office:value="1831414.58" calcext:value-type="float">
            <text:p>1831414.58</text:p>
          </table:table-cell>
          <table:table-cell table:formula="of:=[.D532]/1000" office:value-type="float" office:value="1831.41458" calcext:value-type="float">
            <text:p>1831.41458</text:p>
          </table:table-cell>
          <table:table-cell table:number-columns-repeated="4"/>
        </table:table-row>
        <table:table-row table:style-name="ro1">
          <table:table-cell office:value-type="float" office:value="2542687513" calcext:value-type="float">
            <text:p>2542687513</text:p>
          </table:table-cell>
          <table:table-cell office:value-type="float" office:value="396" calcext:value-type="float">
            <text:p>396</text:p>
          </table:table-cell>
          <table:table-cell office:value-type="float" office:value="193.94" calcext:value-type="float">
            <text:p>193.94</text:p>
          </table:table-cell>
          <table:table-cell office:value-type="float" office:value="1832061.07" calcext:value-type="float">
            <text:p>1832061.07</text:p>
          </table:table-cell>
          <table:table-cell table:formula="of:=[.D533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42859405" calcext:value-type="float">
            <text:p>2542859405</text:p>
          </table:table-cell>
          <table:table-cell office:value-type="float" office:value="2611" calcext:value-type="float">
            <text:p>2611</text:p>
          </table:table-cell>
          <table:table-cell office:value-type="float" office:value="1299.58" calcext:value-type="float">
            <text:p>1299.58</text:p>
          </table:table-cell>
          <table:table-cell office:value-type="float" office:value="1829010.57" calcext:value-type="float">
            <text:p>1829010.57</text:p>
          </table:table-cell>
          <table:table-cell table:formula="of:=[.D534]/1000" office:value-type="float" office:value="1829.01057" calcext:value-type="float">
            <text:p>1829.01057</text:p>
          </table:table-cell>
          <table:table-cell table:number-columns-repeated="4"/>
        </table:table-row>
        <table:table-row table:style-name="ro1">
          <table:table-cell office:value-type="float" office:value="2542870685" calcext:value-type="float">
            <text:p>2542870685</text:p>
          </table:table-cell>
          <table:table-cell office:value-type="float" office:value="5056" calcext:value-type="float">
            <text:p>5056</text:p>
          </table:table-cell>
          <table:table-cell office:value-type="float" office:value="2517.4" calcext:value-type="float">
            <text:p>2517.4</text:p>
          </table:table-cell>
          <table:table-cell office:value-type="float" office:value="1830065.36" calcext:value-type="float">
            <text:p>1830065.36</text:p>
          </table:table-cell>
          <table:table-cell table:formula="of:=[.D535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542915230" calcext:value-type="float">
            <text:p>2542915230</text:p>
          </table:table-cell>
          <table:table-cell office:value-type="float" office:value="636" calcext:value-type="float">
            <text:p>636</text:p>
          </table:table-cell>
          <table:table-cell office:value-type="float" office:value="319.82" calcext:value-type="float">
            <text:p>319.82</text:p>
          </table:table-cell>
          <table:table-cell office:value-type="float" office:value="1832543.44" calcext:value-type="float">
            <text:p>1832543.44</text:p>
          </table:table-cell>
          <table:table-cell table:formula="of:=[.D536]/1000" office:value-type="float" office:value="1832.54344" calcext:value-type="float">
            <text:p>1832.54344</text:p>
          </table:table-cell>
          <table:table-cell table:number-columns-repeated="4"/>
        </table:table-row>
        <table:table-row table:style-name="ro1">
          <table:table-cell office:value-type="float" office:value="2543177962" calcext:value-type="float">
            <text:p>2543177962</text:p>
          </table:table-cell>
          <table:table-cell office:value-type="float" office:value="3860" calcext:value-type="float">
            <text:p>3860</text:p>
          </table:table-cell>
          <table:table-cell office:value-type="float" office:value="1920.83" calcext:value-type="float">
            <text:p>1920.83</text:p>
          </table:table-cell>
          <table:table-cell office:value-type="float" office:value="1827859.28" calcext:value-type="float">
            <text:p>1827859.28</text:p>
          </table:table-cell>
          <table:table-cell table:formula="of:=[.D537]/1000" office:value-type="float" office:value="1827.85928" calcext:value-type="float">
            <text:p>1827.85928</text:p>
          </table:table-cell>
          <table:table-cell table:number-columns-repeated="4"/>
        </table:table-row>
        <table:table-row table:style-name="ro1">
          <table:table-cell office:value-type="float" office:value="2543187913" calcext:value-type="float">
            <text:p>2543187913</text:p>
          </table:table-cell>
          <table:table-cell office:value-type="float" office:value="4642" calcext:value-type="float">
            <text:p>4642</text:p>
          </table:table-cell>
          <table:table-cell office:value-type="float" office:value="2316.22" calcext:value-type="float">
            <text:p>2316.22</text:p>
          </table:table-cell>
          <table:table-cell office:value-type="float" office:value="1829755.1" calcext:value-type="float">
            <text:p>1829755.1</text:p>
          </table:table-cell>
          <table:table-cell table:formula="of:=[.D538]/1000" office:value-type="float" office:value="1829.7551" calcext:value-type="float">
            <text:p>1829.7551</text:p>
          </table:table-cell>
          <table:table-cell table:number-columns-repeated="4"/>
        </table:table-row>
        <table:table-row table:style-name="ro1">
          <table:table-cell office:value-type="float" office:value="2543357571" calcext:value-type="float">
            <text:p>2543357571</text:p>
          </table:table-cell>
          <table:table-cell office:value-type="float" office:value="1380" calcext:value-type="float">
            <text:p>1380</text:p>
          </table:table-cell>
          <table:table-cell office:value-type="float" office:value="767.32" calcext:value-type="float">
            <text:p>767.32</text:p>
          </table:table-cell>
          <table:table-cell office:value-type="float" office:value="1828737.3" calcext:value-type="float">
            <text:p>1828737.3</text:p>
          </table:table-cell>
          <table:table-cell table:formula="of:=[.D539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543495704" calcext:value-type="float">
            <text:p>2543495704</text:p>
          </table:table-cell>
          <table:table-cell office:value-type="float" office:value="4272" calcext:value-type="float">
            <text:p>4272</text:p>
          </table:table-cell>
          <table:table-cell office:value-type="float" office:value="2128.63" calcext:value-type="float">
            <text:p>2128.63</text:p>
          </table:table-cell>
          <table:table-cell office:value-type="float" office:value="1829053.82" calcext:value-type="float">
            <text:p>1829053.82</text:p>
          </table:table-cell>
          <table:table-cell table:formula="of:=[.D540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43505630" calcext:value-type="float">
            <text:p>2543505630</text:p>
          </table:table-cell>
          <table:table-cell office:value-type="float" office:value="3392" calcext:value-type="float">
            <text:p>3392</text:p>
          </table:table-cell>
          <table:table-cell office:value-type="float" office:value="1681.35" calcext:value-type="float">
            <text:p>1681.35</text:p>
          </table:table-cell>
          <table:table-cell office:value-type="float" office:value="1831339.54" calcext:value-type="float">
            <text:p>1831339.54</text:p>
          </table:table-cell>
          <table:table-cell table:formula="of:=[.D541]/1000" office:value-type="float" office:value="1831.33954" calcext:value-type="float">
            <text:p>1831.33954</text:p>
          </table:table-cell>
          <table:table-cell table:number-columns-repeated="4"/>
        </table:table-row>
        <table:table-row table:style-name="ro1">
          <table:table-cell office:value-type="float" office:value="2543713266" calcext:value-type="float">
            <text:p>2543713266</text:p>
          </table:table-cell>
          <table:table-cell office:value-type="float" office:value="374" calcext:value-type="float">
            <text:p>374</text:p>
          </table:table-cell>
          <table:table-cell office:value-type="float" office:value="200.28" calcext:value-type="float">
            <text:p>200.28</text:p>
          </table:table-cell>
          <table:table-cell office:value-type="float" office:value="1832884.1" calcext:value-type="float">
            <text:p>1832884.1</text:p>
          </table:table-cell>
          <table:table-cell table:formula="of:=[.D54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43815017" calcext:value-type="float">
            <text:p>2543815017</text:p>
          </table:table-cell>
          <table:table-cell office:value-type="float" office:value="4705" calcext:value-type="float">
            <text:p>4705</text:p>
          </table:table-cell>
          <table:table-cell office:value-type="float" office:value="2341.35" calcext:value-type="float">
            <text:p>2341.35</text:p>
          </table:table-cell>
          <table:table-cell office:value-type="float" office:value="1829008.93" calcext:value-type="float">
            <text:p>1829008.93</text:p>
          </table:table-cell>
          <table:table-cell table:formula="of:=[.D543]/1000" office:value-type="float" office:value="1829.00893" calcext:value-type="float">
            <text:p>1829.00893</text:p>
          </table:table-cell>
          <table:table-cell table:number-columns-repeated="4"/>
        </table:table-row>
        <table:table-row table:style-name="ro1">
          <table:table-cell office:value-type="float" office:value="2543824838" calcext:value-type="float">
            <text:p>2543824838</text:p>
          </table:table-cell>
          <table:table-cell office:value-type="float" office:value="2980" calcext:value-type="float">
            <text:p>2980</text:p>
          </table:table-cell>
          <table:table-cell office:value-type="float" office:value="1477.66" calcext:value-type="float">
            <text:p>1477.66</text:p>
          </table:table-cell>
          <table:table-cell office:value-type="float" office:value="1829801.55" calcext:value-type="float">
            <text:p>1829801.55</text:p>
          </table:table-cell>
          <table:table-cell table:formula="of:=[.D544]/1000" office:value-type="float" office:value="1829.80155" calcext:value-type="float">
            <text:p>1829.80155</text:p>
          </table:table-cell>
          <table:table-cell table:number-columns-repeated="4"/>
        </table:table-row>
        <table:table-row table:style-name="ro1">
          <table:table-cell office:value-type="float" office:value="2543962919" calcext:value-type="float">
            <text:p>2543962919</text:p>
          </table:table-cell>
          <table:table-cell office:value-type="float" office:value="354" calcext:value-type="float">
            <text:p>354</text:p>
          </table:table-cell>
          <table:table-cell office:value-type="float" office:value="172.82" calcext:value-type="float">
            <text:p>172.82</text:p>
          </table:table-cell>
          <table:table-cell office:value-type="float" office:value="1833810.89" calcext:value-type="float">
            <text:p>1833810.89</text:p>
          </table:table-cell>
          <table:table-cell table:formula="of:=[.D545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44134917" calcext:value-type="float">
            <text:p>2544134917</text:p>
          </table:table-cell>
          <table:table-cell office:value-type="float" office:value="2611" calcext:value-type="float">
            <text:p>2611</text:p>
          </table:table-cell>
          <table:table-cell office:value-type="float" office:value="1286.97" calcext:value-type="float">
            <text:p>1286.97</text:p>
          </table:table-cell>
          <table:table-cell office:value-type="float" office:value="1827956.99" calcext:value-type="float">
            <text:p>1827956.99</text:p>
          </table:table-cell>
          <table:table-cell table:formula="of:=[.D546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44145290" calcext:value-type="float">
            <text:p>2544145290</text:p>
          </table:table-cell>
          <table:table-cell office:value-type="float" office:value="4228" calcext:value-type="float">
            <text:p>4228</text:p>
          </table:table-cell>
          <table:table-cell office:value-type="float" office:value="2104.35" calcext:value-type="float">
            <text:p>2104.35</text:p>
          </table:table-cell>
          <table:table-cell office:value-type="float" office:value="1829383.89" calcext:value-type="float">
            <text:p>1829383.89</text:p>
          </table:table-cell>
          <table:table-cell table:formula="of:=[.D547]/1000" office:value-type="float" office:value="1829.38389" calcext:value-type="float">
            <text:p>1829.38389</text:p>
          </table:table-cell>
          <table:table-cell table:number-columns-repeated="4"/>
        </table:table-row>
        <table:table-row table:style-name="ro1">
          <table:table-cell office:value-type="float" office:value="2544191140" calcext:value-type="float">
            <text:p>2544191140</text:p>
          </table:table-cell>
          <table:table-cell office:value-type="float" office:value="679" calcext:value-type="float">
            <text:p>679</text:p>
          </table:table-cell>
          <table:table-cell office:value-type="float" office:value="333.55" calcext:value-type="float">
            <text:p>333.55</text:p>
          </table:table-cell>
          <table:table-cell office:value-type="float" office:value="1828908.55" calcext:value-type="float">
            <text:p>1828908.55</text:p>
          </table:table-cell>
          <table:table-cell table:formula="of:=[.D548]/1000" office:value-type="float" office:value="1828.90855" calcext:value-type="float">
            <text:p>1828.90855</text:p>
          </table:table-cell>
          <table:table-cell table:number-columns-repeated="4"/>
        </table:table-row>
        <table:table-row table:style-name="ro1">
          <table:table-cell office:value-type="float" office:value="2544454034" calcext:value-type="float">
            <text:p>2544454034</text:p>
          </table:table-cell>
          <table:table-cell office:value-type="float" office:value="3026" calcext:value-type="float">
            <text:p>3026</text:p>
          </table:table-cell>
          <table:table-cell office:value-type="float" office:value="1506.59" calcext:value-type="float">
            <text:p>1506.59</text:p>
          </table:table-cell>
          <table:table-cell office:value-type="float" office:value="1829025.84" calcext:value-type="float">
            <text:p>1829025.84</text:p>
          </table:table-cell>
          <table:table-cell table:formula="of:=[.D549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544464250" calcext:value-type="float">
            <text:p>2544464250</text:p>
          </table:table-cell>
          <table:table-cell office:value-type="float" office:value="5485" calcext:value-type="float">
            <text:p>5485</text:p>
          </table:table-cell>
          <table:table-cell office:value-type="float" office:value="2734.01" calcext:value-type="float">
            <text:p>2734.01</text:p>
          </table:table-cell>
          <table:table-cell office:value-type="float" office:value="1832116.79" calcext:value-type="float">
            <text:p>1832116.79</text:p>
          </table:table-cell>
          <table:table-cell table:formula="of:=[.D550]/1000" office:value-type="float" office:value="1832.11679" calcext:value-type="float">
            <text:p>1832.11679</text:p>
          </table:table-cell>
          <table:table-cell table:number-columns-repeated="4"/>
        </table:table-row>
        <table:table-row table:style-name="ro1">
          <table:table-cell office:value-type="float" office:value="2544633811" calcext:value-type="float">
            <text:p>2544633811</text:p>
          </table:table-cell>
          <table:table-cell office:value-type="float" office:value="1402" calcext:value-type="float">
            <text:p>1402</text:p>
          </table:table-cell>
          <table:table-cell office:value-type="float" office:value="798.8" calcext:value-type="float">
            <text:p>798.8</text:p>
          </table:table-cell>
          <table:table-cell office:value-type="float" office:value="1828571.43" calcext:value-type="float">
            <text:p>1828571.43</text:p>
          </table:table-cell>
          <table:table-cell table:formula="of:=[.D551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44772083" calcext:value-type="float">
            <text:p>2544772083</text:p>
          </table:table-cell>
          <table:table-cell office:value-type="float" office:value="4252" calcext:value-type="float">
            <text:p>4252</text:p>
          </table:table-cell>
          <table:table-cell office:value-type="float" office:value="2119.97" calcext:value-type="float">
            <text:p>2119.97</text:p>
          </table:table-cell>
          <table:table-cell office:value-type="float" office:value="1828679.16" calcext:value-type="float">
            <text:p>1828679.16</text:p>
          </table:table-cell>
          <table:table-cell table:formula="of:=[.D552]/1000" office:value-type="float" office:value="1828.67916" calcext:value-type="float">
            <text:p>1828.67916</text:p>
          </table:table-cell>
          <table:table-cell table:number-columns-repeated="4"/>
        </table:table-row>
        <table:table-row table:style-name="ro1">
          <table:table-cell office:value-type="float" office:value="2544782096" calcext:value-type="float">
            <text:p>2544782096</text:p>
          </table:table-cell>
          <table:table-cell office:value-type="float" office:value="2563" calcext:value-type="float">
            <text:p>2563</text:p>
          </table:table-cell>
          <table:table-cell office:value-type="float" office:value="1272.68" calcext:value-type="float">
            <text:p>1272.68</text:p>
          </table:table-cell>
          <table:table-cell office:value-type="float" office:value="1830627.81" calcext:value-type="float">
            <text:p>1830627.81</text:p>
          </table:table-cell>
          <table:table-cell table:formula="of:=[.D553]/1000" office:value-type="float" office:value="1830.62781" calcext:value-type="float">
            <text:p>1830.62781</text:p>
          </table:table-cell>
          <table:table-cell table:number-columns-repeated="4"/>
        </table:table-row>
        <table:table-row table:style-name="ro1">
          <table:table-cell office:value-type="float" office:value="2544991102" calcext:value-type="float">
            <text:p>2544991102</text:p>
          </table:table-cell>
          <table:table-cell office:value-type="float" office:value="353" calcext:value-type="float">
            <text:p>353</text:p>
          </table:table-cell>
          <table:table-cell office:value-type="float" office:value="184.05" calcext:value-type="float">
            <text:p>184.05</text:p>
          </table:table-cell>
          <table:table-cell office:value-type="float" office:value="1833810.89" calcext:value-type="float">
            <text:p>1833810.89</text:p>
          </table:table-cell>
          <table:table-cell table:formula="of:=[.D554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45085786" calcext:value-type="float">
            <text:p>2545085786</text:p>
          </table:table-cell>
          <table:table-cell office:value-type="float" office:value="4691" calcext:value-type="float">
            <text:p>4691</text:p>
          </table:table-cell>
          <table:table-cell office:value-type="float" office:value="2335.79" calcext:value-type="float">
            <text:p>2335.79</text:p>
          </table:table-cell>
          <table:table-cell office:value-type="float" office:value="1828278.51" calcext:value-type="float">
            <text:p>1828278.51</text:p>
          </table:table-cell>
          <table:table-cell table:formula="of:=[.D555]/1000" office:value-type="float" office:value="1828.27851" calcext:value-type="float">
            <text:p>1828.27851</text:p>
          </table:table-cell>
          <table:table-cell table:number-columns-repeated="4"/>
        </table:table-row>
        <table:table-row table:style-name="ro1">
          <table:table-cell office:value-type="float" office:value="2545095673" calcext:value-type="float">
            <text:p>2545095673</text:p>
          </table:table-cell>
          <table:table-cell office:value-type="float" office:value="2975" calcext:value-type="float">
            <text:p>2975</text:p>
          </table:table-cell>
          <table:table-cell office:value-type="float" office:value="1482.82" calcext:value-type="float">
            <text:p>1482.82</text:p>
          </table:table-cell>
          <table:table-cell office:value-type="float" office:value="1832266.76" calcext:value-type="float">
            <text:p>1832266.76</text:p>
          </table:table-cell>
          <table:table-cell table:formula="of:=[.D556]/1000" office:value-type="float" office:value="1832.26676" calcext:value-type="float">
            <text:p>1832.26676</text:p>
          </table:table-cell>
          <table:table-cell table:number-columns-repeated="4"/>
        </table:table-row>
        <table:table-row table:style-name="ro1">
          <table:table-cell office:value-type="float" office:value="2545233815" calcext:value-type="float">
            <text:p>2545233815</text:p>
          </table:table-cell>
          <table:table-cell office:value-type="float" office:value="374" calcext:value-type="float">
            <text:p>374</text:p>
          </table:table-cell>
          <table:table-cell office:value-type="float" office:value="185.42" calcext:value-type="float">
            <text:p>185.42</text:p>
          </table:table-cell>
          <table:table-cell office:value-type="float" office:value="1835357.62" calcext:value-type="float">
            <text:p>1835357.62</text:p>
          </table:table-cell>
          <table:table-cell table:formula="of:=[.D557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45405931" calcext:value-type="float">
            <text:p>2545405931</text:p>
          </table:table-cell>
          <table:table-cell office:value-type="float" office:value="2609" calcext:value-type="float">
            <text:p>2609</text:p>
          </table:table-cell>
          <table:table-cell office:value-type="float" office:value="1303.21" calcext:value-type="float">
            <text:p>1303.21</text:p>
          </table:table-cell>
          <table:table-cell office:value-type="float" office:value="1829713.63" calcext:value-type="float">
            <text:p>1829713.63</text:p>
          </table:table-cell>
          <table:table-cell table:formula="of:=[.D558]/1000" office:value-type="float" office:value="1829.71363" calcext:value-type="float">
            <text:p>1829.71363</text:p>
          </table:table-cell>
          <table:table-cell table:number-columns-repeated="4"/>
        </table:table-row>
        <table:table-row table:style-name="ro1">
          <table:table-cell office:value-type="float" office:value="2545416407" calcext:value-type="float">
            <text:p>2545416407</text:p>
          </table:table-cell>
          <table:table-cell office:value-type="float" office:value="4222" calcext:value-type="float">
            <text:p>4222</text:p>
          </table:table-cell>
          <table:table-cell office:value-type="float" office:value="2102.72" calcext:value-type="float">
            <text:p>2102.72</text:p>
          </table:table-cell>
          <table:table-cell office:value-type="float" office:value="1831336.73" calcext:value-type="float">
            <text:p>1831336.73</text:p>
          </table:table-cell>
          <table:table-cell table:formula="of:=[.D559]/1000" office:value-type="float" office:value="1831.33673" calcext:value-type="float">
            <text:p>1831.33673</text:p>
          </table:table-cell>
          <table:table-cell table:number-columns-repeated="4"/>
        </table:table-row>
        <table:table-row table:style-name="ro1">
          <table:table-cell office:value-type="float" office:value="2545462361" calcext:value-type="float">
            <text:p>2545462361</text:p>
          </table:table-cell>
          <table:table-cell office:value-type="float" office:value="657" calcext:value-type="float">
            <text:p>657</text:p>
          </table:table-cell>
          <table:table-cell office:value-type="float" office:value="324.81" calcext:value-type="float">
            <text:p>324.81</text:p>
          </table:table-cell>
          <table:table-cell office:value-type="float" office:value="1830663.62" calcext:value-type="float">
            <text:p>1830663.62</text:p>
          </table:table-cell>
          <table:table-cell table:formula="of:=[.D560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45725346" calcext:value-type="float">
            <text:p>2545725346</text:p>
          </table:table-cell>
          <table:table-cell office:value-type="float" office:value="3028" calcext:value-type="float">
            <text:p>3028</text:p>
          </table:table-cell>
          <table:table-cell office:value-type="float" office:value="1502.02" calcext:value-type="float">
            <text:p>1502.02</text:p>
          </table:table-cell>
          <table:table-cell office:value-type="float" office:value="1828117.24" calcext:value-type="float">
            <text:p>1828117.24</text:p>
          </table:table-cell>
          <table:table-cell table:formula="of:=[.D561]/1000" office:value-type="float" office:value="1828.11724" calcext:value-type="float">
            <text:p>1828.11724</text:p>
          </table:table-cell>
          <table:table-cell table:number-columns-repeated="4"/>
        </table:table-row>
        <table:table-row table:style-name="ro1">
          <table:table-cell office:value-type="float" office:value="2545735674" calcext:value-type="float">
            <text:p>2545735674</text:p>
          </table:table-cell>
          <table:table-cell office:value-type="float" office:value="4637" calcext:value-type="float">
            <text:p>4637</text:p>
          </table:table-cell>
          <table:table-cell office:value-type="float" office:value="2313.05" calcext:value-type="float">
            <text:p>2313.05</text:p>
          </table:table-cell>
          <table:table-cell office:value-type="float" office:value="1831137.98" calcext:value-type="float">
            <text:p>1831137.98</text:p>
          </table:table-cell>
          <table:table-cell table:formula="of:=[.D562]/1000" office:value-type="float" office:value="1831.13798" calcext:value-type="float">
            <text:p>1831.13798</text:p>
          </table:table-cell>
          <table:table-cell table:number-columns-repeated="4"/>
        </table:table-row>
        <table:table-row table:style-name="ro1">
          <table:table-cell office:value-type="float" office:value="2545905562" calcext:value-type="float">
            <text:p>2545905562</text:p>
          </table:table-cell>
          <table:table-cell office:value-type="float" office:value="1381" calcext:value-type="float">
            <text:p>1381</text:p>
          </table:table-cell>
          <table:table-cell office:value-type="float" office:value="766.69" calcext:value-type="float">
            <text:p>766.69</text:p>
          </table:table-cell>
          <table:table-cell office:value-type="float" office:value="1828073.99" calcext:value-type="float">
            <text:p>1828073.99</text:p>
          </table:table-cell>
          <table:table-cell table:formula="of:=[.D563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546043922" calcext:value-type="float">
            <text:p>2546043922</text:p>
          </table:table-cell>
          <table:table-cell office:value-type="float" office:value="4271" calcext:value-type="float">
            <text:p>4271</text:p>
          </table:table-cell>
          <table:table-cell office:value-type="float" office:value="2130.35" calcext:value-type="float">
            <text:p>2130.35</text:p>
          </table:table-cell>
          <table:table-cell office:value-type="float" office:value="1829053.82" calcext:value-type="float">
            <text:p>1829053.82</text:p>
          </table:table-cell>
          <table:table-cell table:formula="of:=[.D564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46054078" calcext:value-type="float">
            <text:p>2546054078</text:p>
          </table:table-cell>
          <table:table-cell office:value-type="float" office:value="2558" calcext:value-type="float">
            <text:p>2558</text:p>
          </table:table-cell>
          <table:table-cell office:value-type="float" office:value="1269.6" calcext:value-type="float">
            <text:p>1269.6</text:p>
          </table:table-cell>
          <table:table-cell office:value-type="float" office:value="1832419.73" calcext:value-type="float">
            <text:p>1832419.73</text:p>
          </table:table-cell>
          <table:table-cell table:formula="of:=[.D565]/1000" office:value-type="float" office:value="1832.41973" calcext:value-type="float">
            <text:p>1832.41973</text:p>
          </table:table-cell>
          <table:table-cell table:number-columns-repeated="4"/>
        </table:table-row>
        <table:table-row table:style-name="ro1">
          <table:table-cell office:value-type="float" office:value="2546263155" calcext:value-type="float">
            <text:p>2546263155</text:p>
          </table:table-cell>
          <table:table-cell office:value-type="float" office:value="394" calcext:value-type="float">
            <text:p>394</text:p>
          </table:table-cell>
          <table:table-cell office:value-type="float" office:value="203.06" calcext:value-type="float">
            <text:p>203.06</text:p>
          </table:table-cell>
          <table:table-cell office:value-type="float" office:value="1832061.07" calcext:value-type="float">
            <text:p>1832061.07</text:p>
          </table:table-cell>
          <table:table-cell table:formula="of:=[.D566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46362091" calcext:value-type="float">
            <text:p>2546362091</text:p>
          </table:table-cell>
          <table:table-cell office:value-type="float" office:value="4694" calcext:value-type="float">
            <text:p>4694</text:p>
          </table:table-cell>
          <table:table-cell office:value-type="float" office:value="2333.96" calcext:value-type="float">
            <text:p>2333.96</text:p>
          </table:table-cell>
          <table:table-cell office:value-type="float" office:value="1827302.81" calcext:value-type="float">
            <text:p>1827302.81</text:p>
          </table:table-cell>
          <table:table-cell table:formula="of:=[.D567]/1000" office:value-type="float" office:value="1827.30281" calcext:value-type="float">
            <text:p>1827.30281</text:p>
          </table:table-cell>
          <table:table-cell table:number-columns-repeated="4"/>
        </table:table-row>
        <table:table-row table:style-name="ro1">
          <table:table-cell office:value-type="float" office:value="2546372096" calcext:value-type="float">
            <text:p>2546372096</text:p>
          </table:table-cell>
          <table:table-cell office:value-type="float" office:value="2978" calcext:value-type="float">
            <text:p>2978</text:p>
          </table:table-cell>
          <table:table-cell office:value-type="float" office:value="1473.65" calcext:value-type="float">
            <text:p>1473.65</text:p>
          </table:table-cell>
          <table:table-cell office:value-type="float" office:value="1831033.32" calcext:value-type="float">
            <text:p>1831033.32</text:p>
          </table:table-cell>
          <table:table-cell table:formula="of:=[.D568]/1000" office:value-type="float" office:value="1831.03332" calcext:value-type="float">
            <text:p>1831.03332</text:p>
          </table:table-cell>
          <table:table-cell table:number-columns-repeated="4"/>
        </table:table-row>
        <table:table-row table:style-name="ro1">
          <table:table-cell office:value-type="float" office:value="2546509343" calcext:value-type="float">
            <text:p>2546509343</text:p>
          </table:table-cell>
          <table:table-cell office:value-type="float" office:value="375" calcext:value-type="float">
            <text:p>375</text:p>
          </table:table-cell>
          <table:table-cell office:value-type="float" office:value="187.97" calcext:value-type="float">
            <text:p>187.97</text:p>
          </table:table-cell>
          <table:table-cell office:value-type="float" office:value="1832884.1" calcext:value-type="float">
            <text:p>1832884.1</text:p>
          </table:table-cell>
          <table:table-cell table:formula="of:=[.D569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46681566" calcext:value-type="float">
            <text:p>2546681566</text:p>
          </table:table-cell>
          <table:table-cell office:value-type="float" office:value="2642" calcext:value-type="float">
            <text:p>2642</text:p>
          </table:table-cell>
          <table:table-cell office:value-type="float" office:value="1338.27" calcext:value-type="float">
            <text:p>1338.27</text:p>
          </table:table-cell>
          <table:table-cell office:value-type="float" office:value="1829102.89" calcext:value-type="float">
            <text:p>1829102.89</text:p>
          </table:table-cell>
          <table:table-cell table:formula="of:=[.D570]/1000" office:value-type="float" office:value="1829.10289" calcext:value-type="float">
            <text:p>1829.10289</text:p>
          </table:table-cell>
          <table:table-cell table:number-columns-repeated="4"/>
        </table:table-row>
        <table:table-row table:style-name="ro1">
          <table:table-cell office:value-type="float" office:value="2546692130" calcext:value-type="float">
            <text:p>2546692130</text:p>
          </table:table-cell>
          <table:table-cell office:value-type="float" office:value="4220" calcext:value-type="float">
            <text:p>4220</text:p>
          </table:table-cell>
          <table:table-cell office:value-type="float" office:value="2099.68" calcext:value-type="float">
            <text:p>2099.68</text:p>
          </table:table-cell>
          <table:table-cell office:value-type="float" office:value="1831771.27" calcext:value-type="float">
            <text:p>1831771.27</text:p>
          </table:table-cell>
          <table:table-cell table:formula="of:=[.D571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546738222" calcext:value-type="float">
            <text:p>2546738222</text:p>
          </table:table-cell>
          <table:table-cell office:value-type="float" office:value="659" calcext:value-type="float">
            <text:p>659</text:p>
          </table:table-cell>
          <table:table-cell office:value-type="float" office:value="326.56" calcext:value-type="float">
            <text:p>326.56</text:p>
          </table:table-cell>
          <table:table-cell office:value-type="float" office:value="1829268.29" calcext:value-type="float">
            <text:p>1829268.29</text:p>
          </table:table-cell>
          <table:table-cell table:formula="of:=[.D572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47000301" calcext:value-type="float">
            <text:p>2547000301</text:p>
          </table:table-cell>
          <table:table-cell office:value-type="float" office:value="3024" calcext:value-type="float">
            <text:p>3024</text:p>
          </table:table-cell>
          <table:table-cell office:value-type="float" office:value="1508.02" calcext:value-type="float">
            <text:p>1508.02</text:p>
          </table:table-cell>
          <table:table-cell office:value-type="float" office:value="1829025.84" calcext:value-type="float">
            <text:p>1829025.84</text:p>
          </table:table-cell>
          <table:table-cell table:formula="of:=[.D573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547010729" calcext:value-type="float">
            <text:p>2547010729</text:p>
          </table:table-cell>
          <table:table-cell office:value-type="float" office:value="4653" calcext:value-type="float">
            <text:p>4653</text:p>
          </table:table-cell>
          <table:table-cell office:value-type="float" office:value="2316.88" calcext:value-type="float">
            <text:p>2316.88</text:p>
          </table:table-cell>
          <table:table-cell office:value-type="float" office:value="1832258.06" calcext:value-type="float">
            <text:p>1832258.06</text:p>
          </table:table-cell>
          <table:table-cell table:formula="of:=[.D574]/1000" office:value-type="float" office:value="1832.25806" calcext:value-type="float">
            <text:p>1832.25806</text:p>
          </table:table-cell>
          <table:table-cell table:number-columns-repeated="4"/>
        </table:table-row>
        <table:table-row table:style-name="ro1">
          <table:table-cell office:value-type="float" office:value="2547178600" calcext:value-type="float">
            <text:p>2547178600</text:p>
          </table:table-cell>
          <table:table-cell office:value-type="float" office:value="1468" calcext:value-type="float">
            <text:p>1468</text:p>
          </table:table-cell>
          <table:table-cell office:value-type="float" office:value="853.75" calcext:value-type="float">
            <text:p>853.75</text:p>
          </table:table-cell>
          <table:table-cell office:value-type="float" office:value="1828727.4" calcext:value-type="float">
            <text:p>1828727.4</text:p>
          </table:table-cell>
          <table:table-cell table:formula="of:=[.D575]/1000" office:value-type="float" office:value="1828.7274" calcext:value-type="float">
            <text:p>1828.7274</text:p>
          </table:table-cell>
          <table:table-cell table:number-columns-repeated="4"/>
        </table:table-row>
        <table:table-row table:style-name="ro1">
          <table:table-cell office:value-type="float" office:value="2547317159" calcext:value-type="float">
            <text:p>2547317159</text:p>
          </table:table-cell>
          <table:table-cell office:value-type="float" office:value="4275" calcext:value-type="float">
            <text:p>4275</text:p>
          </table:table-cell>
          <table:table-cell office:value-type="float" office:value="2132.34" calcext:value-type="float">
            <text:p>2132.34</text:p>
          </table:table-cell>
          <table:table-cell office:value-type="float" office:value="1828196.41" calcext:value-type="float">
            <text:p>1828196.41</text:p>
          </table:table-cell>
          <table:table-cell table:formula="of:=[.D576]/1000" office:value-type="float" office:value="1828.19641" calcext:value-type="float">
            <text:p>1828.19641</text:p>
          </table:table-cell>
          <table:table-cell table:number-columns-repeated="4"/>
        </table:table-row>
        <table:table-row table:style-name="ro1">
          <table:table-cell office:value-type="float" office:value="2547327396" calcext:value-type="float">
            <text:p>2547327396</text:p>
          </table:table-cell>
          <table:table-cell office:value-type="float" office:value="3389" calcext:value-type="float">
            <text:p>3389</text:p>
          </table:table-cell>
          <table:table-cell office:value-type="float" office:value="1691.77" calcext:value-type="float">
            <text:p>1691.77</text:p>
          </table:table-cell>
          <table:table-cell office:value-type="float" office:value="1832151.3" calcext:value-type="float">
            <text:p>1832151.3</text:p>
          </table:table-cell>
          <table:table-cell table:formula="of:=[.D577]/1000" office:value-type="float" office:value="1832.1513" calcext:value-type="float">
            <text:p>1832.1513</text:p>
          </table:table-cell>
          <table:table-cell table:number-columns-repeated="4"/>
        </table:table-row>
        <table:table-row table:style-name="ro1">
          <table:table-cell office:value-type="float" office:value="2547535372" calcext:value-type="float">
            <text:p>2547535372</text:p>
          </table:table-cell>
          <table:table-cell office:value-type="float" office:value="354" calcext:value-type="float">
            <text:p>354</text:p>
          </table:table-cell>
          <table:table-cell office:value-type="float" office:value="182.68" calcext:value-type="float">
            <text:p>182.68</text:p>
          </table:table-cell>
          <table:table-cell office:value-type="float" office:value="1831187.41" calcext:value-type="float">
            <text:p>1831187.41</text:p>
          </table:table-cell>
          <table:table-cell table:formula="of:=[.D578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47636406" calcext:value-type="float">
            <text:p>2547636406</text:p>
          </table:table-cell>
          <table:table-cell office:value-type="float" office:value="4687" calcext:value-type="float">
            <text:p>4687</text:p>
          </table:table-cell>
          <table:table-cell office:value-type="float" office:value="2338.1" calcext:value-type="float">
            <text:p>2338.1</text:p>
          </table:table-cell>
          <table:table-cell office:value-type="float" office:value="1829059.83" calcext:value-type="float">
            <text:p>1829059.83</text:p>
          </table:table-cell>
          <table:table-cell table:formula="of:=[.D579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547646521" calcext:value-type="float">
            <text:p>2547646521</text:p>
          </table:table-cell>
          <table:table-cell office:value-type="float" office:value="2979" calcext:value-type="float">
            <text:p>2979</text:p>
          </table:table-cell>
          <table:table-cell office:value-type="float" office:value="1482.8" calcext:value-type="float">
            <text:p>1482.8</text:p>
          </table:table-cell>
          <table:table-cell office:value-type="float" office:value="1830417.23" calcext:value-type="float">
            <text:p>1830417.23</text:p>
          </table:table-cell>
          <table:table-cell table:formula="of:=[.D580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47783865" calcext:value-type="float">
            <text:p>2547783865</text:p>
          </table:table-cell>
          <table:table-cell office:value-type="float" office:value="375" calcext:value-type="float">
            <text:p>375</text:p>
          </table:table-cell>
          <table:table-cell office:value-type="float" office:value="185.64" calcext:value-type="float">
            <text:p>185.64</text:p>
          </table:table-cell>
          <table:table-cell office:value-type="float" office:value="1830417.23" calcext:value-type="float">
            <text:p>1830417.23</text:p>
          </table:table-cell>
          <table:table-cell table:formula="of:=[.D581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47956196" calcext:value-type="float">
            <text:p>2547956196</text:p>
          </table:table-cell>
          <table:table-cell office:value-type="float" office:value="2609" calcext:value-type="float">
            <text:p>2609</text:p>
          </table:table-cell>
          <table:table-cell office:value-type="float" office:value="1289.55" calcext:value-type="float">
            <text:p>1289.55</text:p>
          </table:table-cell>
          <table:table-cell office:value-type="float" office:value="1829362.03" calcext:value-type="float">
            <text:p>1829362.03</text:p>
          </table:table-cell>
          <table:table-cell table:formula="of:=[.D582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47966887" calcext:value-type="float">
            <text:p>2547966887</text:p>
          </table:table-cell>
          <table:table-cell office:value-type="float" office:value="5068" calcext:value-type="float">
            <text:p>5068</text:p>
          </table:table-cell>
          <table:table-cell office:value-type="float" office:value="2517.92" calcext:value-type="float">
            <text:p>2517.92</text:p>
          </table:table-cell>
          <table:table-cell office:value-type="float" office:value="1832362.52" calcext:value-type="float">
            <text:p>1832362.52</text:p>
          </table:table-cell>
          <table:table-cell table:formula="of:=[.D583]/1000" office:value-type="float" office:value="1832.36252" calcext:value-type="float">
            <text:p>1832.36252</text:p>
          </table:table-cell>
          <table:table-cell table:number-columns-repeated="4"/>
        </table:table-row>
        <table:table-row table:style-name="ro1">
          <table:table-cell office:value-type="float" office:value="2548011880" calcext:value-type="float">
            <text:p>2548011880</text:p>
          </table:table-cell>
          <table:table-cell office:value-type="float" office:value="638" calcext:value-type="float">
            <text:p>638</text:p>
          </table:table-cell>
          <table:table-cell office:value-type="float" office:value="307.5" calcext:value-type="float">
            <text:p>307.5</text:p>
          </table:table-cell>
          <table:table-cell office:value-type="float" office:value="1828211.19" calcext:value-type="float">
            <text:p>1828211.19</text:p>
          </table:table-cell>
          <table:table-cell table:formula="of:=[.D584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48274052" calcext:value-type="float">
            <text:p>2548274052</text:p>
          </table:table-cell>
          <table:table-cell office:value-type="float" office:value="3027" calcext:value-type="float">
            <text:p>3027</text:p>
          </table:table-cell>
          <table:table-cell office:value-type="float" office:value="1507.32" calcext:value-type="float">
            <text:p>1507.32</text:p>
          </table:table-cell>
          <table:table-cell office:value-type="float" office:value="1828722.88" calcext:value-type="float">
            <text:p>1828722.88</text:p>
          </table:table-cell>
          <table:table-cell table:formula="of:=[.D585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548284626" calcext:value-type="float">
            <text:p>2548284626</text:p>
          </table:table-cell>
          <table:table-cell office:value-type="float" office:value="4637" calcext:value-type="float">
            <text:p>4637</text:p>
          </table:table-cell>
          <table:table-cell office:value-type="float" office:value="2308.8" calcext:value-type="float">
            <text:p>2308.8</text:p>
          </table:table-cell>
          <table:table-cell office:value-type="float" office:value="1831335.71" calcext:value-type="float">
            <text:p>1831335.71</text:p>
          </table:table-cell>
          <table:table-cell table:formula="of:=[.D586]/1000" office:value-type="float" office:value="1831.33571" calcext:value-type="float">
            <text:p>1831.33571</text:p>
          </table:table-cell>
          <table:table-cell table:number-columns-repeated="4"/>
        </table:table-row>
        <table:table-row table:style-name="ro1">
          <table:table-cell office:value-type="float" office:value="2548454780" calcext:value-type="float">
            <text:p>2548454780</text:p>
          </table:table-cell>
          <table:table-cell office:value-type="float" office:value="1337" calcext:value-type="float">
            <text:p>1337</text:p>
          </table:table-cell>
          <table:table-cell office:value-type="float" office:value="736.17" calcext:value-type="float">
            <text:p>736.17</text:p>
          </table:table-cell>
          <table:table-cell office:value-type="float" office:value="1829085.46" calcext:value-type="float">
            <text:p>1829085.46</text:p>
          </table:table-cell>
          <table:table-cell table:formula="of:=[.D587]/1000" office:value-type="float" office:value="1829.08546" calcext:value-type="float">
            <text:p>1829.08546</text:p>
          </table:table-cell>
          <table:table-cell table:number-columns-repeated="4"/>
        </table:table-row>
        <table:table-row table:style-name="ro1">
          <table:table-cell office:value-type="float" office:value="2548593296" calcext:value-type="float">
            <text:p>2548593296</text:p>
          </table:table-cell>
          <table:table-cell office:value-type="float" office:value="4252" calcext:value-type="float">
            <text:p>4252</text:p>
          </table:table-cell>
          <table:table-cell office:value-type="float" office:value="2119.88" calcext:value-type="float">
            <text:p>2119.88</text:p>
          </table:table-cell>
          <table:table-cell office:value-type="float" office:value="1828894.65" calcext:value-type="float">
            <text:p>1828894.65</text:p>
          </table:table-cell>
          <table:table-cell table:formula="of:=[.D588]/1000" office:value-type="float" office:value="1828.89465" calcext:value-type="float">
            <text:p>1828.89465</text:p>
          </table:table-cell>
          <table:table-cell table:number-columns-repeated="4"/>
        </table:table-row>
        <table:table-row table:style-name="ro1">
          <table:table-cell office:value-type="float" office:value="2548603623" calcext:value-type="float">
            <text:p>2548603623</text:p>
          </table:table-cell>
          <table:table-cell office:value-type="float" office:value="2557" calcext:value-type="float">
            <text:p>2557</text:p>
          </table:table-cell>
          <table:table-cell office:value-type="float" office:value="1268.63" calcext:value-type="float">
            <text:p>1268.63</text:p>
          </table:table-cell>
          <table:table-cell office:value-type="float" office:value="1832419.73" calcext:value-type="float">
            <text:p>1832419.73</text:p>
          </table:table-cell>
          <table:table-cell table:formula="of:=[.D589]/1000" office:value-type="float" office:value="1832.41973" calcext:value-type="float">
            <text:p>1832.41973</text:p>
          </table:table-cell>
          <table:table-cell table:number-columns-repeated="4"/>
        </table:table-row>
        <table:table-row table:style-name="ro1">
          <table:table-cell office:value-type="float" office:value="2548811884" calcext:value-type="float">
            <text:p>2548811884</text:p>
          </table:table-cell>
          <table:table-cell office:value-type="float" office:value="373" calcext:value-type="float">
            <text:p>37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32884.1" calcext:value-type="float">
            <text:p>1832884.1</text:p>
          </table:table-cell>
          <table:table-cell table:formula="of:=[.D59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48929436" calcext:value-type="float">
            <text:p>2548929436</text:p>
          </table:table-cell>
          <table:table-cell office:value-type="float" office:value="2956" calcext:value-type="float">
            <text:p>2956</text:p>
          </table:table-cell>
          <table:table-cell office:value-type="float" office:value="1469.98" calcext:value-type="float">
            <text:p>1469.98</text:p>
          </table:table-cell>
          <table:table-cell office:value-type="float" office:value="1831129.2" calcext:value-type="float">
            <text:p>1831129.2</text:p>
          </table:table-cell>
          <table:table-cell table:formula="of:=[.D591]/1000" office:value-type="float" office:value="1831.1292" calcext:value-type="float">
            <text:p>1831.1292</text:p>
          </table:table-cell>
          <table:table-cell table:number-columns-repeated="4"/>
        </table:table-row>
        <table:table-row table:style-name="ro1">
          <table:table-cell office:value-type="float" office:value="2549058712" calcext:value-type="float">
            <text:p>2549058712</text:p>
          </table:table-cell>
          <table:table-cell office:value-type="float" office:value="375" calcext:value-type="float">
            <text:p>375</text:p>
          </table:table-cell>
          <table:table-cell office:value-type="float" office:value="180.83" calcext:value-type="float">
            <text:p>180.83</text:p>
          </table:table-cell>
          <table:table-cell office:value-type="float" office:value="1832884.1" calcext:value-type="float">
            <text:p>1832884.1</text:p>
          </table:table-cell>
          <table:table-cell table:formula="of:=[.D59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49231135" calcext:value-type="float">
            <text:p>2549231135</text:p>
          </table:table-cell>
          <table:table-cell office:value-type="float" office:value="2611" calcext:value-type="float">
            <text:p>2611</text:p>
          </table:table-cell>
          <table:table-cell office:value-type="float" office:value="1298.33" calcext:value-type="float">
            <text:p>1298.33</text:p>
          </table:table-cell>
          <table:table-cell office:value-type="float" office:value="1828659.24" calcext:value-type="float">
            <text:p>1828659.24</text:p>
          </table:table-cell>
          <table:table-cell table:formula="of:=[.D593]/1000" office:value-type="float" office:value="1828.65924" calcext:value-type="float">
            <text:p>1828.65924</text:p>
          </table:table-cell>
          <table:table-cell table:number-columns-repeated="4"/>
        </table:table-row>
        <table:table-row table:style-name="ro1">
          <table:table-cell office:value-type="float" office:value="2549241929" calcext:value-type="float">
            <text:p>2549241929</text:p>
          </table:table-cell>
          <table:table-cell office:value-type="float" office:value="4223" calcext:value-type="float">
            <text:p>4223</text:p>
          </table:table-cell>
          <table:table-cell office:value-type="float" office:value="2107.41" calcext:value-type="float">
            <text:p>2107.41</text:p>
          </table:table-cell>
          <table:table-cell office:value-type="float" office:value="1830902.41" calcext:value-type="float">
            <text:p>1830902.41</text:p>
          </table:table-cell>
          <table:table-cell table:formula="of:=[.D594]/1000" office:value-type="float" office:value="1830.90241" calcext:value-type="float">
            <text:p>1830.90241</text:p>
          </table:table-cell>
          <table:table-cell table:number-columns-repeated="4"/>
        </table:table-row>
        <table:table-row table:style-name="ro1">
          <table:table-cell office:value-type="float" office:value="2549288188" calcext:value-type="float">
            <text:p>2549288188</text:p>
          </table:table-cell>
          <table:table-cell office:value-type="float" office:value="679" calcext:value-type="float">
            <text:p>679</text:p>
          </table:table-cell>
          <table:table-cell office:value-type="float" office:value="339.91" calcext:value-type="float">
            <text:p>339.91</text:p>
          </table:table-cell>
          <table:table-cell office:value-type="float" office:value="1831610.04" calcext:value-type="float">
            <text:p>1831610.04</text:p>
          </table:table-cell>
          <table:table-cell table:formula="of:=[.D595]/1000" office:value-type="float" office:value="1831.61004" calcext:value-type="float">
            <text:p>1831.61004</text:p>
          </table:table-cell>
          <table:table-cell table:number-columns-repeated="4"/>
        </table:table-row>
        <table:table-row table:style-name="ro1">
          <table:table-cell office:value-type="float" office:value="2549551527" calcext:value-type="float">
            <text:p>2549551527</text:p>
          </table:table-cell>
          <table:table-cell office:value-type="float" office:value="3025" calcext:value-type="float">
            <text:p>3025</text:p>
          </table:table-cell>
          <table:table-cell office:value-type="float" office:value="1505.16" calcext:value-type="float">
            <text:p>1505.16</text:p>
          </table:table-cell>
          <table:table-cell office:value-type="float" office:value="1829328.91" calcext:value-type="float">
            <text:p>1829328.91</text:p>
          </table:table-cell>
          <table:table-cell table:formula="of:=[.D596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49562213" calcext:value-type="float">
            <text:p>2549562213</text:p>
          </table:table-cell>
          <table:table-cell office:value-type="float" office:value="4644" calcext:value-type="float">
            <text:p>4644</text:p>
          </table:table-cell>
          <table:table-cell office:value-type="float" office:value="2309.24" calcext:value-type="float">
            <text:p>2309.24</text:p>
          </table:table-cell>
          <table:table-cell office:value-type="float" office:value="1829360.37" calcext:value-type="float">
            <text:p>1829360.37</text:p>
          </table:table-cell>
          <table:table-cell table:formula="of:=[.D597]/1000" office:value-type="float" office:value="1829.36037" calcext:value-type="float">
            <text:p>1829.36037</text:p>
          </table:table-cell>
          <table:table-cell table:number-columns-repeated="4"/>
        </table:table-row>
        <table:table-row table:style-name="ro1">
          <table:table-cell office:value-type="float" office:value="2549731440" calcext:value-type="float">
            <text:p>2549731440</text:p>
          </table:table-cell>
          <table:table-cell office:value-type="float" office:value="1380" calcext:value-type="float">
            <text:p>1380</text:p>
          </table:table-cell>
          <table:table-cell office:value-type="float" office:value="765.19" calcext:value-type="float">
            <text:p>765.19</text:p>
          </table:table-cell>
          <table:table-cell office:value-type="float" office:value="1828073.99" calcext:value-type="float">
            <text:p>1828073.99</text:p>
          </table:table-cell>
          <table:table-cell table:formula="of:=[.D598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549870109" calcext:value-type="float">
            <text:p>2549870109</text:p>
          </table:table-cell>
          <table:table-cell office:value-type="float" office:value="5101" calcext:value-type="float">
            <text:p>5101</text:p>
          </table:table-cell>
          <table:table-cell office:value-type="float" office:value="2547.1" calcext:value-type="float">
            <text:p>2547.1</text:p>
          </table:table-cell>
          <table:table-cell office:value-type="float" office:value="1829244.36" calcext:value-type="float">
            <text:p>1829244.36</text:p>
          </table:table-cell>
          <table:table-cell table:formula="of:=[.D599]/1000" office:value-type="float" office:value="1829.24436" calcext:value-type="float">
            <text:p>1829.24436</text:p>
          </table:table-cell>
          <table:table-cell table:number-columns-repeated="4"/>
        </table:table-row>
        <table:table-row table:style-name="ro1">
          <table:table-cell office:value-type="float" office:value="2549880357" calcext:value-type="float">
            <text:p>2549880357</text:p>
          </table:table-cell>
          <table:table-cell office:value-type="float" office:value="2558" calcext:value-type="float">
            <text:p>2558</text:p>
          </table:table-cell>
          <table:table-cell office:value-type="float" office:value="1276.47" calcext:value-type="float">
            <text:p>1276.47</text:p>
          </table:table-cell>
          <table:table-cell office:value-type="float" office:value="1832419.73" calcext:value-type="float">
            <text:p>1832419.73</text:p>
          </table:table-cell>
          <table:table-cell table:formula="of:=[.D600]/1000" office:value-type="float" office:value="1832.41973" calcext:value-type="float">
            <text:p>1832.41973</text:p>
          </table:table-cell>
          <table:table-cell table:number-columns-repeated="4"/>
        </table:table-row>
        <table:table-row table:style-name="ro1">
          <table:table-cell office:value-type="float" office:value="2550088745" calcext:value-type="float">
            <text:p>2550088745</text:p>
          </table:table-cell>
          <table:table-cell office:value-type="float" office:value="374" calcext:value-type="float">
            <text:p>374</text:p>
          </table:table-cell>
          <table:table-cell office:value-type="float" office:value="189.93" calcext:value-type="float">
            <text:p>189.93</text:p>
          </table:table-cell>
          <table:table-cell office:value-type="float" office:value="1832884.1" calcext:value-type="float">
            <text:p>1832884.1</text:p>
          </table:table-cell>
          <table:table-cell table:formula="of:=[.D60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50189012" calcext:value-type="float">
            <text:p>2550189012</text:p>
          </table:table-cell>
          <table:table-cell office:value-type="float" office:value="4687" calcext:value-type="float">
            <text:p>4687</text:p>
          </table:table-cell>
          <table:table-cell office:value-type="float" office:value="2330.21" calcext:value-type="float">
            <text:p>2330.21</text:p>
          </table:table-cell>
          <table:table-cell office:value-type="float" office:value="1829059.83" calcext:value-type="float">
            <text:p>1829059.83</text:p>
          </table:table-cell>
          <table:table-cell table:formula="of:=[.D602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550197329" calcext:value-type="float">
            <text:p>2550197329</text:p>
          </table:table-cell>
          <table:table-cell office:value-type="float" office:value="2981" calcext:value-type="float">
            <text:p>2981</text:p>
          </table:table-cell>
          <table:table-cell office:value-type="float" office:value="1475.48" calcext:value-type="float">
            <text:p>1475.48</text:p>
          </table:table-cell>
          <table:table-cell office:value-type="float" office:value="1829186.28" calcext:value-type="float">
            <text:p>1829186.28</text:p>
          </table:table-cell>
          <table:table-cell table:formula="of:=[.D603]/1000" office:value-type="float" office:value="1829.18628" calcext:value-type="float">
            <text:p>1829.18628</text:p>
          </table:table-cell>
          <table:table-cell table:number-columns-repeated="4"/>
        </table:table-row>
        <table:table-row table:style-name="ro1">
          <table:table-cell office:value-type="float" office:value="2550334931" calcext:value-type="float">
            <text:p>2550334931</text:p>
          </table:table-cell>
          <table:table-cell office:value-type="float" office:value="374" calcext:value-type="float">
            <text:p>374</text:p>
          </table:table-cell>
          <table:table-cell office:value-type="float" office:value="179.41" calcext:value-type="float">
            <text:p>179.41</text:p>
          </table:table-cell>
          <table:table-cell office:value-type="float" office:value="1832884.1" calcext:value-type="float">
            <text:p>1832884.1</text:p>
          </table:table-cell>
          <table:table-cell table:formula="of:=[.D604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50507464" calcext:value-type="float">
            <text:p>2550507464</text:p>
          </table:table-cell>
          <table:table-cell office:value-type="float" office:value="2612" calcext:value-type="float">
            <text:p>2612</text:p>
          </table:table-cell>
          <table:table-cell office:value-type="float" office:value="1288.38" calcext:value-type="float">
            <text:p>1288.38</text:p>
          </table:table-cell>
          <table:table-cell office:value-type="float" office:value="1827255.28" calcext:value-type="float">
            <text:p>1827255.28</text:p>
          </table:table-cell>
          <table:table-cell table:formula="of:=[.D605]/1000" office:value-type="float" office:value="1827.25528" calcext:value-type="float">
            <text:p>1827.25528</text:p>
          </table:table-cell>
          <table:table-cell table:number-columns-repeated="4"/>
        </table:table-row>
        <table:table-row table:style-name="ro1">
          <table:table-cell office:value-type="float" office:value="2550519375" calcext:value-type="float">
            <text:p>2550519375</text:p>
          </table:table-cell>
          <table:table-cell office:value-type="float" office:value="4224" calcext:value-type="float">
            <text:p>4224</text:p>
          </table:table-cell>
          <table:table-cell office:value-type="float" office:value="2104.5" calcext:value-type="float">
            <text:p>2104.5</text:p>
          </table:table-cell>
          <table:table-cell office:value-type="float" office:value="1830685.32" calcext:value-type="float">
            <text:p>1830685.32</text:p>
          </table:table-cell>
          <table:table-cell table:formula="of:=[.D606]/1000" office:value-type="float" office:value="1830.68532" calcext:value-type="float">
            <text:p>1830.68532</text:p>
          </table:table-cell>
          <table:table-cell table:number-columns-repeated="4"/>
        </table:table-row>
        <table:table-row table:style-name="ro1">
          <table:table-cell office:value-type="float" office:value="2550565758" calcext:value-type="float">
            <text:p>2550565758</text:p>
          </table:table-cell>
          <table:table-cell office:value-type="float" office:value="658" calcext:value-type="float">
            <text:p>658</text:p>
          </table:table-cell>
          <table:table-cell office:value-type="float" office:value="319.36" calcext:value-type="float">
            <text:p>319.36</text:p>
          </table:table-cell>
          <table:table-cell office:value-type="float" office:value="1830663.62" calcext:value-type="float">
            <text:p>1830663.62</text:p>
          </table:table-cell>
          <table:table-cell table:formula="of:=[.D607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50830212" calcext:value-type="float">
            <text:p>2550830212</text:p>
          </table:table-cell>
          <table:table-cell office:value-type="float" office:value="3027" calcext:value-type="float">
            <text:p>3027</text:p>
          </table:table-cell>
          <table:table-cell office:value-type="float" office:value="1503.07" calcext:value-type="float">
            <text:p>1503.07</text:p>
          </table:table-cell>
          <table:table-cell office:value-type="float" office:value="1828722.88" calcext:value-type="float">
            <text:p>1828722.88</text:p>
          </table:table-cell>
          <table:table-cell table:formula="of:=[.D608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550841015" calcext:value-type="float">
            <text:p>2550841015</text:p>
          </table:table-cell>
          <table:table-cell office:value-type="float" office:value="4634" calcext:value-type="float">
            <text:p>4634</text:p>
          </table:table-cell>
          <table:table-cell office:value-type="float" office:value="2310.02" calcext:value-type="float">
            <text:p>2310.02</text:p>
          </table:table-cell>
          <table:table-cell office:value-type="float" office:value="1832324.98" calcext:value-type="float">
            <text:p>1832324.98</text:p>
          </table:table-cell>
          <table:table-cell table:formula="of:=[.D609]/1000" office:value-type="float" office:value="1832.32498" calcext:value-type="float">
            <text:p>1832.32498</text:p>
          </table:table-cell>
          <table:table-cell table:number-columns-repeated="4"/>
        </table:table-row>
        <table:table-row table:style-name="ro1">
          <table:table-cell office:value-type="float" office:value="2551010332" calcext:value-type="float">
            <text:p>2551010332</text:p>
          </table:table-cell>
          <table:table-cell office:value-type="float" office:value="1381" calcext:value-type="float">
            <text:p>1381</text:p>
          </table:table-cell>
          <table:table-cell office:value-type="float" office:value="768.85" calcext:value-type="float">
            <text:p>768.85</text:p>
          </table:table-cell>
          <table:table-cell office:value-type="float" office:value="1828073.99" calcext:value-type="float">
            <text:p>1828073.99</text:p>
          </table:table-cell>
          <table:table-cell table:formula="of:=[.D610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551149098" calcext:value-type="float">
            <text:p>2551149098</text:p>
          </table:table-cell>
          <table:table-cell office:value-type="float" office:value="4271" calcext:value-type="float">
            <text:p>4271</text:p>
          </table:table-cell>
          <table:table-cell office:value-type="float" office:value="2130.99" calcext:value-type="float">
            <text:p>2130.99</text:p>
          </table:table-cell>
          <table:table-cell office:value-type="float" office:value="1828839.39" calcext:value-type="float">
            <text:p>1828839.39</text:p>
          </table:table-cell>
          <table:table-cell table:formula="of:=[.D611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51159664" calcext:value-type="float">
            <text:p>2551159664</text:p>
          </table:table-cell>
          <table:table-cell office:value-type="float" office:value="2560" calcext:value-type="float">
            <text:p>2560</text:p>
          </table:table-cell>
          <table:table-cell office:value-type="float" office:value="1268.66" calcext:value-type="float">
            <text:p>1268.66</text:p>
          </table:table-cell>
          <table:table-cell office:value-type="float" office:value="1832061.07" calcext:value-type="float">
            <text:p>1832061.07</text:p>
          </table:table-cell>
          <table:table-cell table:formula="of:=[.D612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51368152" calcext:value-type="float">
            <text:p>2551368152</text:p>
          </table:table-cell>
          <table:table-cell office:value-type="float" office:value="353" calcext:value-type="float">
            <text:p>353</text:p>
          </table:table-cell>
          <table:table-cell office:value-type="float" office:value="179.85" calcext:value-type="float">
            <text:p>179.85</text:p>
          </table:table-cell>
          <table:table-cell office:value-type="float" office:value="1833810.89" calcext:value-type="float">
            <text:p>1833810.89</text:p>
          </table:table-cell>
          <table:table-cell table:formula="of:=[.D613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51485917" calcext:value-type="float">
            <text:p>2551485917</text:p>
          </table:table-cell>
          <table:table-cell office:value-type="float" office:value="2979" calcext:value-type="float">
            <text:p>2979</text:p>
          </table:table-cell>
          <table:table-cell office:value-type="float" office:value="1482.41" calcext:value-type="float">
            <text:p>1482.41</text:p>
          </table:table-cell>
          <table:table-cell office:value-type="float" office:value="1830417.23" calcext:value-type="float">
            <text:p>1830417.23</text:p>
          </table:table-cell>
          <table:table-cell table:formula="of:=[.D614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51621597" calcext:value-type="float">
            <text:p>2551621597</text:p>
          </table:table-cell>
          <table:table-cell office:value-type="float" office:value="373" calcext:value-type="float">
            <text:p>373</text:p>
          </table:table-cell>
          <table:table-cell office:value-type="float" office:value="182.72" calcext:value-type="float">
            <text:p>182.72</text:p>
          </table:table-cell>
          <table:table-cell office:value-type="float" office:value="1835357.62" calcext:value-type="float">
            <text:p>1835357.62</text:p>
          </table:table-cell>
          <table:table-cell table:formula="of:=[.D615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51794219" calcext:value-type="float">
            <text:p>2551794219</text:p>
          </table:table-cell>
          <table:table-cell office:value-type="float" office:value="2597" calcext:value-type="float">
            <text:p>2597</text:p>
          </table:table-cell>
          <table:table-cell office:value-type="float" office:value="1291.42" calcext:value-type="float">
            <text:p>1291.42</text:p>
          </table:table-cell>
          <table:table-cell office:value-type="float" office:value="1829554.34" calcext:value-type="float">
            <text:p>1829554.34</text:p>
          </table:table-cell>
          <table:table-cell table:formula="of:=[.D616]/1000" office:value-type="float" office:value="1829.55434" calcext:value-type="float">
            <text:p>1829.55434</text:p>
          </table:table-cell>
          <table:table-cell table:number-columns-repeated="4"/>
        </table:table-row>
        <table:table-row table:style-name="ro1">
          <table:table-cell office:value-type="float" office:value="2551805194" calcext:value-type="float">
            <text:p>2551805194</text:p>
          </table:table-cell>
          <table:table-cell office:value-type="float" office:value="4218" calcext:value-type="float">
            <text:p>4218</text:p>
          </table:table-cell>
          <table:table-cell office:value-type="float" office:value="2106.52" calcext:value-type="float">
            <text:p>2106.52</text:p>
          </table:table-cell>
          <table:table-cell office:value-type="float" office:value="1832640.95" calcext:value-type="float">
            <text:p>1832640.95</text:p>
          </table:table-cell>
          <table:table-cell table:formula="of:=[.D617]/1000" office:value-type="float" office:value="1832.64095" calcext:value-type="float">
            <text:p>1832.64095</text:p>
          </table:table-cell>
          <table:table-cell table:number-columns-repeated="4"/>
        </table:table-row>
        <table:table-row table:style-name="ro1">
          <table:table-cell office:value-type="float" office:value="2551851682" calcext:value-type="float">
            <text:p>2551851682</text:p>
          </table:table-cell>
          <table:table-cell office:value-type="float" office:value="638" calcext:value-type="float">
            <text:p>638</text:p>
          </table:table-cell>
          <table:table-cell office:value-type="float" office:value="309.31" calcext:value-type="float">
            <text:p>309.31</text:p>
          </table:table-cell>
          <table:table-cell office:value-type="float" office:value="1829653" calcext:value-type="float">
            <text:p>1829653</text:p>
          </table:table-cell>
          <table:table-cell table:formula="of:=[.D618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52116236" calcext:value-type="float">
            <text:p>2552116236</text:p>
          </table:table-cell>
          <table:table-cell office:value-type="float" office:value="3025" calcext:value-type="float">
            <text:p>3025</text:p>
          </table:table-cell>
          <table:table-cell office:value-type="float" office:value="1503.78" calcext:value-type="float">
            <text:p>1503.78</text:p>
          </table:table-cell>
          <table:table-cell office:value-type="float" office:value="1829328.91" calcext:value-type="float">
            <text:p>1829328.91</text:p>
          </table:table-cell>
          <table:table-cell table:formula="of:=[.D619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52129219" calcext:value-type="float">
            <text:p>2552129219</text:p>
          </table:table-cell>
          <table:table-cell office:value-type="float" office:value="4638" calcext:value-type="float">
            <text:p>4638</text:p>
          </table:table-cell>
          <table:table-cell office:value-type="float" office:value="2312.23" calcext:value-type="float">
            <text:p>2312.23</text:p>
          </table:table-cell>
          <table:table-cell office:value-type="float" office:value="1830940.3" calcext:value-type="float">
            <text:p>1830940.3</text:p>
          </table:table-cell>
          <table:table-cell table:formula="of:=[.D620]/1000" office:value-type="float" office:value="1830.9403" calcext:value-type="float">
            <text:p>1830.9403</text:p>
          </table:table-cell>
          <table:table-cell table:number-columns-repeated="4"/>
        </table:table-row>
        <table:table-row table:style-name="ro1">
          <table:table-cell office:value-type="float" office:value="2552298636" calcext:value-type="float">
            <text:p>2552298636</text:p>
          </table:table-cell>
          <table:table-cell office:value-type="float" office:value="1423" calcext:value-type="float">
            <text:p>1423</text:p>
          </table:table-cell>
          <table:table-cell office:value-type="float" office:value="787.74" calcext:value-type="float">
            <text:p>787.74</text:p>
          </table:table-cell>
          <table:table-cell office:value-type="float" office:value="1829697.4" calcext:value-type="float">
            <text:p>1829697.4</text:p>
          </table:table-cell>
          <table:table-cell table:formula="of:=[.D621]/1000" office:value-type="float" office:value="1829.6974" calcext:value-type="float">
            <text:p>1829.6974</text:p>
          </table:table-cell>
          <table:table-cell table:number-columns-repeated="4"/>
        </table:table-row>
        <table:table-row table:style-name="ro1">
          <table:table-cell office:value-type="float" office:value="2552438571" calcext:value-type="float">
            <text:p>2552438571</text:p>
          </table:table-cell>
          <table:table-cell office:value-type="float" office:value="4274" calcext:value-type="float">
            <text:p>4274</text:p>
          </table:table-cell>
          <table:table-cell office:value-type="float" office:value="2128.9" calcext:value-type="float">
            <text:p>2128.9</text:p>
          </table:table-cell>
          <table:table-cell office:value-type="float" office:value="1828839.39" calcext:value-type="float">
            <text:p>1828839.39</text:p>
          </table:table-cell>
          <table:table-cell table:formula="of:=[.D622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52450253" calcext:value-type="float">
            <text:p>2552450253</text:p>
          </table:table-cell>
          <table:table-cell office:value-type="float" office:value="2560" calcext:value-type="float">
            <text:p>2560</text:p>
          </table:table-cell>
          <table:table-cell office:value-type="float" office:value="1270.57" calcext:value-type="float">
            <text:p>1270.57</text:p>
          </table:table-cell>
          <table:table-cell office:value-type="float" office:value="1832419.73" calcext:value-type="float">
            <text:p>1832419.73</text:p>
          </table:table-cell>
          <table:table-cell table:formula="of:=[.D623]/1000" office:value-type="float" office:value="1832.41973" calcext:value-type="float">
            <text:p>1832.41973</text:p>
          </table:table-cell>
          <table:table-cell table:number-columns-repeated="4"/>
        </table:table-row>
        <table:table-row table:style-name="ro1">
          <table:table-cell office:value-type="float" office:value="2552763413" calcext:value-type="float">
            <text:p>2552763413</text:p>
          </table:table-cell>
          <table:table-cell office:value-type="float" office:value="4692" calcext:value-type="float">
            <text:p>4692</text:p>
          </table:table-cell>
          <table:table-cell office:value-type="float" office:value="2339.78" calcext:value-type="float">
            <text:p>2339.78</text:p>
          </table:table-cell>
          <table:table-cell office:value-type="float" office:value="1827888.11" calcext:value-type="float">
            <text:p>1827888.11</text:p>
          </table:table-cell>
          <table:table-cell table:formula="of:=[.D624]/1000" office:value-type="float" office:value="1827.88811" calcext:value-type="float">
            <text:p>1827.88811</text:p>
          </table:table-cell>
          <table:table-cell table:number-columns-repeated="4"/>
        </table:table-row>
        <table:table-row table:style-name="ro1">
          <table:table-cell office:value-type="float" office:value="2552770954" calcext:value-type="float">
            <text:p>2552770954</text:p>
          </table:table-cell>
          <table:table-cell office:value-type="float" office:value="2976" calcext:value-type="float">
            <text:p>2976</text:p>
          </table:table-cell>
          <table:table-cell office:value-type="float" office:value="1480" calcext:value-type="float">
            <text:p>1480</text:p>
          </table:table-cell>
          <table:table-cell office:value-type="float" office:value="1831649.83" calcext:value-type="float">
            <text:p>1831649.83</text:p>
          </table:table-cell>
          <table:table-cell table:formula="of:=[.D625]/1000" office:value-type="float" office:value="1831.64983" calcext:value-type="float">
            <text:p>1831.64983</text:p>
          </table:table-cell>
          <table:table-cell table:number-columns-repeated="4"/>
        </table:table-row>
        <table:table-row table:style-name="ro1">
          <table:table-cell office:value-type="float" office:value="2552908777" calcext:value-type="float">
            <text:p>2552908777</text:p>
          </table:table-cell>
          <table:table-cell office:value-type="float" office:value="374" calcext:value-type="float">
            <text:p>374</text:p>
          </table:table-cell>
          <table:table-cell office:value-type="float" office:value="186.84" calcext:value-type="float">
            <text:p>186.84</text:p>
          </table:table-cell>
          <table:table-cell office:value-type="float" office:value="1832884.1" calcext:value-type="float">
            <text:p>1832884.1</text:p>
          </table:table-cell>
          <table:table-cell table:formula="of:=[.D626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53073322" calcext:value-type="float">
            <text:p>2553073322</text:p>
          </table:table-cell>
          <table:table-cell office:value-type="float" office:value="2609" calcext:value-type="float">
            <text:p>2609</text:p>
          </table:table-cell>
          <table:table-cell office:value-type="float" office:value="1292.21" calcext:value-type="float">
            <text:p>1292.21</text:p>
          </table:table-cell>
          <table:table-cell office:value-type="float" office:value="1829362.03" calcext:value-type="float">
            <text:p>1829362.03</text:p>
          </table:table-cell>
          <table:table-cell table:formula="of:=[.D627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53084402" calcext:value-type="float">
            <text:p>2553084402</text:p>
          </table:table-cell>
          <table:table-cell office:value-type="float" office:value="4221" calcext:value-type="float">
            <text:p>4221</text:p>
          </table:table-cell>
          <table:table-cell office:value-type="float" office:value="2101.14" calcext:value-type="float">
            <text:p>2101.14</text:p>
          </table:table-cell>
          <table:table-cell office:value-type="float" office:value="1831771.27" calcext:value-type="float">
            <text:p>1831771.27</text:p>
          </table:table-cell>
          <table:table-cell table:formula="of:=[.D628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553128952" calcext:value-type="float">
            <text:p>2553128952</text:p>
          </table:table-cell>
          <table:table-cell office:value-type="float" office:value="659" calcext:value-type="float">
            <text:p>659</text:p>
          </table:table-cell>
          <table:table-cell office:value-type="float" office:value="325.86" calcext:value-type="float">
            <text:p>325.86</text:p>
          </table:table-cell>
          <table:table-cell office:value-type="float" office:value="1827875.1" calcext:value-type="float">
            <text:p>1827875.1</text:p>
          </table:table-cell>
          <table:table-cell table:formula="of:=[.D629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553392596" calcext:value-type="float">
            <text:p>2553392596</text:p>
          </table:table-cell>
          <table:table-cell office:value-type="float" office:value="3026" calcext:value-type="float">
            <text:p>3026</text:p>
          </table:table-cell>
          <table:table-cell office:value-type="float" office:value="1510.33" calcext:value-type="float">
            <text:p>1510.33</text:p>
          </table:table-cell>
          <table:table-cell office:value-type="float" office:value="1829328.91" calcext:value-type="float">
            <text:p>1829328.91</text:p>
          </table:table-cell>
          <table:table-cell table:formula="of:=[.D630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53403643" calcext:value-type="float">
            <text:p>2553403643</text:p>
          </table:table-cell>
          <table:table-cell office:value-type="float" office:value="5473" calcext:value-type="float">
            <text:p>5473</text:p>
          </table:table-cell>
          <table:table-cell office:value-type="float" office:value="2730.98" calcext:value-type="float">
            <text:p>2730.98</text:p>
          </table:table-cell>
          <table:table-cell office:value-type="float" office:value="1829826.17" calcext:value-type="float">
            <text:p>1829826.17</text:p>
          </table:table-cell>
          <table:table-cell table:formula="of:=[.D631]/1000" office:value-type="float" office:value="1829.82617" calcext:value-type="float">
            <text:p>1829.82617</text:p>
          </table:table-cell>
          <table:table-cell table:number-columns-repeated="4"/>
        </table:table-row>
        <table:table-row table:style-name="ro1">
          <table:table-cell office:value-type="float" office:value="2553572971" calcext:value-type="float">
            <text:p>2553572971</text:p>
          </table:table-cell>
          <table:table-cell office:value-type="float" office:value="1380" calcext:value-type="float">
            <text:p>1380</text:p>
          </table:table-cell>
          <table:table-cell office:value-type="float" office:value="767.42" calcext:value-type="float">
            <text:p>767.42</text:p>
          </table:table-cell>
          <table:table-cell office:value-type="float" office:value="1828737.3" calcext:value-type="float">
            <text:p>1828737.3</text:p>
          </table:table-cell>
          <table:table-cell table:formula="of:=[.D632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553711955" calcext:value-type="float">
            <text:p>2553711955</text:p>
          </table:table-cell>
          <table:table-cell office:value-type="float" office:value="4275" calcext:value-type="float">
            <text:p>4275</text:p>
          </table:table-cell>
          <table:table-cell office:value-type="float" office:value="2135.15" calcext:value-type="float">
            <text:p>2135.15</text:p>
          </table:table-cell>
          <table:table-cell office:value-type="float" office:value="1828196.41" calcext:value-type="float">
            <text:p>1828196.41</text:p>
          </table:table-cell>
          <table:table-cell table:formula="of:=[.D633]/1000" office:value-type="float" office:value="1828.19641" calcext:value-type="float">
            <text:p>1828.19641</text:p>
          </table:table-cell>
          <table:table-cell table:number-columns-repeated="4"/>
        </table:table-row>
        <table:table-row table:style-name="ro1">
          <table:table-cell office:value-type="float" office:value="2553722705" calcext:value-type="float">
            <text:p>2553722705</text:p>
          </table:table-cell>
          <table:table-cell office:value-type="float" office:value="2557" calcext:value-type="float">
            <text:p>2557</text:p>
          </table:table-cell>
          <table:table-cell office:value-type="float" office:value="1261.71" calcext:value-type="float">
            <text:p>1261.71</text:p>
          </table:table-cell>
          <table:table-cell office:value-type="float" office:value="1833137.49" calcext:value-type="float">
            <text:p>1833137.49</text:p>
          </table:table-cell>
          <table:table-cell table:formula="of:=[.D634]/1000" office:value-type="float" office:value="1833.13749" calcext:value-type="float">
            <text:p>1833.13749</text:p>
          </table:table-cell>
          <table:table-cell table:number-columns-repeated="4"/>
        </table:table-row>
        <table:table-row table:style-name="ro1">
          <table:table-cell office:value-type="float" office:value="2553931382" calcext:value-type="float">
            <text:p>2553931382</text:p>
          </table:table-cell>
          <table:table-cell office:value-type="float" office:value="373" calcext:value-type="float">
            <text:p>373</text:p>
          </table:table-cell>
          <table:table-cell office:value-type="float" office:value="189.84" calcext:value-type="float">
            <text:p>189.84</text:p>
          </table:table-cell>
          <table:table-cell office:value-type="float" office:value="1832884.1" calcext:value-type="float">
            <text:p>1832884.1</text:p>
          </table:table-cell>
          <table:table-cell table:formula="of:=[.D63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54033010" calcext:value-type="float">
            <text:p>2554033010</text:p>
          </table:table-cell>
          <table:table-cell office:value-type="float" office:value="4703" calcext:value-type="float">
            <text:p>4703</text:p>
          </table:table-cell>
          <table:table-cell office:value-type="float" office:value="2339.22" calcext:value-type="float">
            <text:p>2339.22</text:p>
          </table:table-cell>
          <table:table-cell office:value-type="float" office:value="1829008.93" calcext:value-type="float">
            <text:p>1829008.93</text:p>
          </table:table-cell>
          <table:table-cell table:formula="of:=[.D636]/1000" office:value-type="float" office:value="1829.00893" calcext:value-type="float">
            <text:p>1829.00893</text:p>
          </table:table-cell>
          <table:table-cell table:number-columns-repeated="4"/>
        </table:table-row>
        <table:table-row table:style-name="ro1">
          <table:table-cell office:value-type="float" office:value="2554041705" calcext:value-type="float">
            <text:p>2554041705</text:p>
          </table:table-cell>
          <table:table-cell office:value-type="float" office:value="2961" calcext:value-type="float">
            <text:p>2961</text:p>
          </table:table-cell>
          <table:table-cell office:value-type="float" office:value="1471.23" calcext:value-type="float">
            <text:p>1471.23</text:p>
          </table:table-cell>
          <table:table-cell office:value-type="float" office:value="1828958.51" calcext:value-type="float">
            <text:p>1828958.51</text:p>
          </table:table-cell>
          <table:table-cell table:formula="of:=[.D637]/1000" office:value-type="float" office:value="1828.95851" calcext:value-type="float">
            <text:p>1828.95851</text:p>
          </table:table-cell>
          <table:table-cell table:number-columns-repeated="4"/>
        </table:table-row>
        <table:table-row table:style-name="ro1">
          <table:table-cell office:value-type="float" office:value="2554179659" calcext:value-type="float">
            <text:p>2554179659</text:p>
          </table:table-cell>
          <table:table-cell office:value-type="float" office:value="374" calcext:value-type="float">
            <text:p>374</text:p>
          </table:table-cell>
          <table:table-cell office:value-type="float" office:value="180.84" calcext:value-type="float">
            <text:p>180.84</text:p>
          </table:table-cell>
          <table:table-cell office:value-type="float" office:value="1835357.62" calcext:value-type="float">
            <text:p>1835357.62</text:p>
          </table:table-cell>
          <table:table-cell table:formula="of:=[.D638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54353526" calcext:value-type="float">
            <text:p>2554353526</text:p>
          </table:table-cell>
          <table:table-cell office:value-type="float" office:value="3442" calcext:value-type="float">
            <text:p>3442</text:p>
          </table:table-cell>
          <table:table-cell office:value-type="float" office:value="1717.11" calcext:value-type="float">
            <text:p>1717.11</text:p>
          </table:table-cell>
          <table:table-cell office:value-type="float" office:value="1828771.11" calcext:value-type="float">
            <text:p>1828771.11</text:p>
          </table:table-cell>
          <table:table-cell table:formula="of:=[.D639]/1000" office:value-type="float" office:value="1828.77111" calcext:value-type="float">
            <text:p>1828.77111</text:p>
          </table:table-cell>
          <table:table-cell table:number-columns-repeated="4"/>
        </table:table-row>
        <table:table-row table:style-name="ro1">
          <table:table-cell office:value-type="float" office:value="2554364536" calcext:value-type="float">
            <text:p>2554364536</text:p>
          </table:table-cell>
          <table:table-cell office:value-type="float" office:value="4225" calcext:value-type="float">
            <text:p>4225</text:p>
          </table:table-cell>
          <table:table-cell office:value-type="float" office:value="2098.66" calcext:value-type="float">
            <text:p>2098.66</text:p>
          </table:table-cell>
          <table:table-cell office:value-type="float" office:value="1830251.3" calcext:value-type="float">
            <text:p>1830251.3</text:p>
          </table:table-cell>
          <table:table-cell table:formula="of:=[.D640]/1000" office:value-type="float" office:value="1830.2513" calcext:value-type="float">
            <text:p>1830.2513</text:p>
          </table:table-cell>
          <table:table-cell table:number-columns-repeated="4"/>
        </table:table-row>
        <table:table-row table:style-name="ro1">
          <table:table-cell office:value-type="float" office:value="2554410215" calcext:value-type="float">
            <text:p>2554410215</text:p>
          </table:table-cell>
          <table:table-cell office:value-type="float" office:value="638" calcext:value-type="float">
            <text:p>638</text:p>
          </table:table-cell>
          <table:table-cell office:value-type="float" office:value="316.17" calcext:value-type="float">
            <text:p>316.17</text:p>
          </table:table-cell>
          <table:table-cell office:value-type="float" office:value="1829653" calcext:value-type="float">
            <text:p>1829653</text:p>
          </table:table-cell>
          <table:table-cell table:formula="of:=[.D641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54672917" calcext:value-type="float">
            <text:p>2554672917</text:p>
          </table:table-cell>
          <table:table-cell office:value-type="float" office:value="3025" calcext:value-type="float">
            <text:p>3025</text:p>
          </table:table-cell>
          <table:table-cell office:value-type="float" office:value="1504.99" calcext:value-type="float">
            <text:p>1504.99</text:p>
          </table:table-cell>
          <table:table-cell office:value-type="float" office:value="1829328.91" calcext:value-type="float">
            <text:p>1829328.91</text:p>
          </table:table-cell>
          <table:table-cell table:formula="of:=[.D642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54684093" calcext:value-type="float">
            <text:p>2554684093</text:p>
          </table:table-cell>
          <table:table-cell office:value-type="float" office:value="5467" calcext:value-type="float">
            <text:p>5467</text:p>
          </table:table-cell>
          <table:table-cell office:value-type="float" office:value="2720.75" calcext:value-type="float">
            <text:p>2720.75</text:p>
          </table:table-cell>
          <table:table-cell office:value-type="float" office:value="1831334.13" calcext:value-type="float">
            <text:p>1831334.13</text:p>
          </table:table-cell>
          <table:table-cell table:formula="of:=[.D643]/1000" office:value-type="float" office:value="1831.33413" calcext:value-type="float">
            <text:p>1831.33413</text:p>
          </table:table-cell>
          <table:table-cell table:number-columns-repeated="4"/>
        </table:table-row>
        <table:table-row table:style-name="ro1">
          <table:table-cell office:value-type="float" office:value="2554852494" calcext:value-type="float">
            <text:p>2554852494</text:p>
          </table:table-cell>
          <table:table-cell office:value-type="float" office:value="1381" calcext:value-type="float">
            <text:p>1381</text:p>
          </table:table-cell>
          <table:table-cell office:value-type="float" office:value="778.13" calcext:value-type="float">
            <text:p>778.13</text:p>
          </table:table-cell>
          <table:table-cell office:value-type="float" office:value="1828737.3" calcext:value-type="float">
            <text:p>1828737.3</text:p>
          </table:table-cell>
          <table:table-cell table:formula="of:=[.D644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554991578" calcext:value-type="float">
            <text:p>2554991578</text:p>
          </table:table-cell>
          <table:table-cell office:value-type="float" office:value="4273" calcext:value-type="float">
            <text:p>4273</text:p>
          </table:table-cell>
          <table:table-cell office:value-type="float" office:value="2130.78" calcext:value-type="float">
            <text:p>2130.78</text:p>
          </table:table-cell>
          <table:table-cell office:value-type="float" office:value="1828839.39" calcext:value-type="float">
            <text:p>1828839.39</text:p>
          </table:table-cell>
          <table:table-cell table:formula="of:=[.D645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55002439" calcext:value-type="float">
            <text:p>2555002439</text:p>
          </table:table-cell>
          <table:table-cell office:value-type="float" office:value="2540" calcext:value-type="float">
            <text:p>2540</text:p>
          </table:table-cell>
          <table:table-cell office:value-type="float" office:value="1260.14" calcext:value-type="float">
            <text:p>1260.14</text:p>
          </table:table-cell>
          <table:table-cell office:value-type="float" office:value="1831819.98" calcext:value-type="float">
            <text:p>1831819.98</text:p>
          </table:table-cell>
          <table:table-cell table:formula="of:=[.D646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555211197" calcext:value-type="float">
            <text:p>2555211197</text:p>
          </table:table-cell>
          <table:table-cell office:value-type="float" office:value="373" calcext:value-type="float">
            <text:p>373</text:p>
          </table:table-cell>
          <table:table-cell office:value-type="float" office:value="195.11" calcext:value-type="float">
            <text:p>195.11</text:p>
          </table:table-cell>
          <table:table-cell office:value-type="float" office:value="1832884.1" calcext:value-type="float">
            <text:p>1832884.1</text:p>
          </table:table-cell>
          <table:table-cell table:formula="of:=[.D64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55312922" calcext:value-type="float">
            <text:p>2555312922</text:p>
          </table:table-cell>
          <table:table-cell office:value-type="float" office:value="4687" calcext:value-type="float">
            <text:p>4687</text:p>
          </table:table-cell>
          <table:table-cell office:value-type="float" office:value="2338.77" calcext:value-type="float">
            <text:p>2338.77</text:p>
          </table:table-cell>
          <table:table-cell office:value-type="float" office:value="1829059.83" calcext:value-type="float">
            <text:p>1829059.83</text:p>
          </table:table-cell>
          <table:table-cell table:formula="of:=[.D648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555323789" calcext:value-type="float">
            <text:p>2555323789</text:p>
          </table:table-cell>
          <table:table-cell office:value-type="float" office:value="3805" calcext:value-type="float">
            <text:p>3805</text:p>
          </table:table-cell>
          <table:table-cell office:value-type="float" office:value="1889.65" calcext:value-type="float">
            <text:p>1889.65</text:p>
          </table:table-cell>
          <table:table-cell office:value-type="float" office:value="1831819.98" calcext:value-type="float">
            <text:p>1831819.98</text:p>
          </table:table-cell>
          <table:table-cell table:formula="of:=[.D649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555460649" calcext:value-type="float">
            <text:p>2555460649</text:p>
          </table:table-cell>
          <table:table-cell office:value-type="float" office:value="374" calcext:value-type="float">
            <text:p>374</text:p>
          </table:table-cell>
          <table:table-cell office:value-type="float" office:value="180.28" calcext:value-type="float">
            <text:p>180.28</text:p>
          </table:table-cell>
          <table:table-cell office:value-type="float" office:value="1835357.62" calcext:value-type="float">
            <text:p>1835357.62</text:p>
          </table:table-cell>
          <table:table-cell table:formula="of:=[.D650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55632568" calcext:value-type="float">
            <text:p>2555632568</text:p>
          </table:table-cell>
          <table:table-cell office:value-type="float" office:value="2596" calcext:value-type="float">
            <text:p>2596</text:p>
          </table:table-cell>
          <table:table-cell office:value-type="float" office:value="1292.48" calcext:value-type="float">
            <text:p>1292.48</text:p>
          </table:table-cell>
          <table:table-cell office:value-type="float" office:value="1825565.65" calcext:value-type="float">
            <text:p>1825565.65</text:p>
          </table:table-cell>
          <table:table-cell table:formula="of:=[.D651]/1000" office:value-type="float" office:value="1825.56565" calcext:value-type="float">
            <text:p>1825.56565</text:p>
          </table:table-cell>
          <table:table-cell table:number-columns-repeated="4"/>
        </table:table-row>
        <table:table-row table:style-name="ro1">
          <table:table-cell office:value-type="float" office:value="2555643845" calcext:value-type="float">
            <text:p>2555643845</text:p>
          </table:table-cell>
          <table:table-cell office:value-type="float" office:value="5051" calcext:value-type="float">
            <text:p>5051</text:p>
          </table:table-cell>
          <table:table-cell office:value-type="float" office:value="2514.01" calcext:value-type="float">
            <text:p>2514.01</text:p>
          </table:table-cell>
          <table:table-cell office:value-type="float" office:value="1831697.89" calcext:value-type="float">
            <text:p>1831697.89</text:p>
          </table:table-cell>
          <table:table-cell table:formula="of:=[.D652]/1000" office:value-type="float" office:value="1831.69789" calcext:value-type="float">
            <text:p>1831.69789</text:p>
          </table:table-cell>
          <table:table-cell table:number-columns-repeated="4"/>
        </table:table-row>
        <table:table-row table:style-name="ro1">
          <table:table-cell office:value-type="float" office:value="2555689424" calcext:value-type="float">
            <text:p>2555689424</text:p>
          </table:table-cell>
          <table:table-cell office:value-type="float" office:value="637" calcext:value-type="float">
            <text:p>637</text:p>
          </table:table-cell>
          <table:table-cell office:value-type="float" office:value="313.01" calcext:value-type="float">
            <text:p>313.01</text:p>
          </table:table-cell>
          <table:table-cell office:value-type="float" office:value="1828211.19" calcext:value-type="float">
            <text:p>1828211.19</text:p>
          </table:table-cell>
          <table:table-cell table:formula="of:=[.D653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55952231" calcext:value-type="float">
            <text:p>2555952231</text:p>
          </table:table-cell>
          <table:table-cell office:value-type="float" office:value="3012" calcext:value-type="float">
            <text:p>3012</text:p>
          </table:table-cell>
          <table:table-cell office:value-type="float" office:value="1491.36" calcext:value-type="float">
            <text:p>1491.36</text:p>
          </table:table-cell>
          <table:table-cell office:value-type="float" office:value="1825449.7" calcext:value-type="float">
            <text:p>1825449.7</text:p>
          </table:table-cell>
          <table:table-cell table:formula="of:=[.D654]/1000" office:value-type="float" office:value="1825.4497" calcext:value-type="float">
            <text:p>1825.4497</text:p>
          </table:table-cell>
          <table:table-cell table:number-columns-repeated="4"/>
        </table:table-row>
        <table:table-row table:style-name="ro1">
          <table:table-cell office:value-type="float" office:value="2555963500" calcext:value-type="float">
            <text:p>2555963500</text:p>
          </table:table-cell>
          <table:table-cell office:value-type="float" office:value="4634" calcext:value-type="float">
            <text:p>4634</text:p>
          </table:table-cell>
          <table:table-cell office:value-type="float" office:value="2312.55" calcext:value-type="float">
            <text:p>2312.55</text:p>
          </table:table-cell>
          <table:table-cell office:value-type="float" office:value="1832127.04" calcext:value-type="float">
            <text:p>1832127.04</text:p>
          </table:table-cell>
          <table:table-cell table:formula="of:=[.D655]/1000" office:value-type="float" office:value="1832.12704" calcext:value-type="float">
            <text:p>1832.12704</text:p>
          </table:table-cell>
          <table:table-cell table:number-columns-repeated="4"/>
        </table:table-row>
        <table:table-row table:style-name="ro1">
          <table:table-cell office:value-type="float" office:value="2556132188" calcext:value-type="float">
            <text:p>2556132188</text:p>
          </table:table-cell>
          <table:table-cell office:value-type="float" office:value="1424" calcext:value-type="float">
            <text:p>1424</text:p>
          </table:table-cell>
          <table:table-cell office:value-type="float" office:value="807.49" calcext:value-type="float">
            <text:p>807.49</text:p>
          </table:table-cell>
          <table:table-cell office:value-type="float" office:value="1828410.69" calcext:value-type="float">
            <text:p>1828410.69</text:p>
          </table:table-cell>
          <table:table-cell table:formula="of:=[.D656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56270389" calcext:value-type="float">
            <text:p>2556270389</text:p>
          </table:table-cell>
          <table:table-cell office:value-type="float" office:value="5110" calcext:value-type="float">
            <text:p>5110</text:p>
          </table:table-cell>
          <table:table-cell office:value-type="float" office:value="2538.24" calcext:value-type="float">
            <text:p>2538.24</text:p>
          </table:table-cell>
          <table:table-cell office:value-type="float" office:value="1827092.73" calcext:value-type="float">
            <text:p>1827092.73</text:p>
          </table:table-cell>
          <table:table-cell table:formula="of:=[.D657]/1000" office:value-type="float" office:value="1827.09273" calcext:value-type="float">
            <text:p>1827.09273</text:p>
          </table:table-cell>
          <table:table-cell table:number-columns-repeated="4"/>
        </table:table-row>
        <table:table-row table:style-name="ro1">
          <table:table-cell office:value-type="float" office:value="2556280148" calcext:value-type="float">
            <text:p>2556280148</text:p>
          </table:table-cell>
          <table:table-cell office:value-type="float" office:value="3395" calcext:value-type="float">
            <text:p>3395</text:p>
          </table:table-cell>
          <table:table-cell office:value-type="float" office:value="1691.12" calcext:value-type="float">
            <text:p>1691.12</text:p>
          </table:table-cell>
          <table:table-cell office:value-type="float" office:value="1829718.16" calcext:value-type="float">
            <text:p>1829718.16</text:p>
          </table:table-cell>
          <table:table-cell table:formula="of:=[.D658]/1000" office:value-type="float" office:value="1829.71816" calcext:value-type="float">
            <text:p>1829.71816</text:p>
          </table:table-cell>
          <table:table-cell table:number-columns-repeated="4"/>
        </table:table-row>
        <table:table-row table:style-name="ro1">
          <table:table-cell office:value-type="float" office:value="2556487838" calcext:value-type="float">
            <text:p>2556487838</text:p>
          </table:table-cell>
          <table:table-cell office:value-type="float" office:value="386" calcext:value-type="float">
            <text:p>386</text:p>
          </table:table-cell>
          <table:table-cell office:value-type="float" office:value="219.37" calcext:value-type="float">
            <text:p>219.37</text:p>
          </table:table-cell>
          <table:table-cell office:value-type="float" office:value="1829268.29" calcext:value-type="float">
            <text:p>1829268.29</text:p>
          </table:table-cell>
          <table:table-cell table:formula="of:=[.D659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56606070" calcext:value-type="float">
            <text:p>2556606070</text:p>
          </table:table-cell>
          <table:table-cell office:value-type="float" office:value="3800" calcext:value-type="float">
            <text:p>3800</text:p>
          </table:table-cell>
          <table:table-cell office:value-type="float" office:value="1896.01" calcext:value-type="float">
            <text:p>1896.01</text:p>
          </table:table-cell>
          <table:table-cell office:value-type="float" office:value="1833026.07" calcext:value-type="float">
            <text:p>1833026.07</text:p>
          </table:table-cell>
          <table:table-cell table:formula="of:=[.D660]/1000" office:value-type="float" office:value="1833.02607" calcext:value-type="float">
            <text:p>1833.02607</text:p>
          </table:table-cell>
          <table:table-cell table:number-columns-repeated="4"/>
        </table:table-row>
        <table:table-row table:style-name="ro1">
          <table:table-cell office:value-type="float" office:value="2556742049" calcext:value-type="float">
            <text:p>2556742049</text:p>
          </table:table-cell>
          <table:table-cell office:value-type="float" office:value="375" calcext:value-type="float">
            <text:p>375</text:p>
          </table:table-cell>
          <table:table-cell office:value-type="float" office:value="180.02" calcext:value-type="float">
            <text:p>180.02</text:p>
          </table:table-cell>
          <table:table-cell office:value-type="float" office:value="1830417.23" calcext:value-type="float">
            <text:p>1830417.23</text:p>
          </table:table-cell>
          <table:table-cell table:formula="of:=[.D661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56909971" calcext:value-type="float">
            <text:p>2556909971</text:p>
          </table:table-cell>
          <table:table-cell office:value-type="float" office:value="2589" calcext:value-type="float">
            <text:p>2589</text:p>
          </table:table-cell>
          <table:table-cell office:value-type="float" office:value="1290.28" calcext:value-type="float">
            <text:p>1290.28</text:p>
          </table:table-cell>
          <table:table-cell office:value-type="float" office:value="1828748.55" calcext:value-type="float">
            <text:p>1828748.55</text:p>
          </table:table-cell>
          <table:table-cell table:formula="of:=[.D662]/1000" office:value-type="float" office:value="1828.74855" calcext:value-type="float">
            <text:p>1828.74855</text:p>
          </table:table-cell>
          <table:table-cell table:number-columns-repeated="4"/>
        </table:table-row>
        <table:table-row table:style-name="ro1">
          <table:table-cell office:value-type="float" office:value="2556919318" calcext:value-type="float">
            <text:p>2556919318</text:p>
          </table:table-cell>
          <table:table-cell office:value-type="float" office:value="4228" calcext:value-type="float">
            <text:p>4228</text:p>
          </table:table-cell>
          <table:table-cell office:value-type="float" office:value="2110.69" calcext:value-type="float">
            <text:p>2110.69</text:p>
          </table:table-cell>
          <table:table-cell office:value-type="float" office:value="1829167.16" calcext:value-type="float">
            <text:p>1829167.16</text:p>
          </table:table-cell>
          <table:table-cell table:formula="of:=[.D663]/1000" office:value-type="float" office:value="1829.16716" calcext:value-type="float">
            <text:p>1829.16716</text:p>
          </table:table-cell>
          <table:table-cell table:number-columns-repeated="4"/>
        </table:table-row>
        <table:table-row table:style-name="ro1">
          <table:table-cell office:value-type="float" office:value="2556965186" calcext:value-type="float">
            <text:p>2556965186</text:p>
          </table:table-cell>
          <table:table-cell office:value-type="float" office:value="637" calcext:value-type="float">
            <text:p>637</text:p>
          </table:table-cell>
          <table:table-cell office:value-type="float" office:value="305.66" calcext:value-type="float">
            <text:p>305.66</text:p>
          </table:table-cell>
          <table:table-cell office:value-type="float" office:value="1829653" calcext:value-type="float">
            <text:p>1829653</text:p>
          </table:table-cell>
          <table:table-cell table:formula="of:=[.D664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57228099" calcext:value-type="float">
            <text:p>2557228099</text:p>
          </table:table-cell>
          <table:table-cell office:value-type="float" office:value="3026" calcext:value-type="float">
            <text:p>3026</text:p>
          </table:table-cell>
          <table:table-cell office:value-type="float" office:value="1506.95" calcext:value-type="float">
            <text:p>1506.95</text:p>
          </table:table-cell>
          <table:table-cell office:value-type="float" office:value="1829025.84" calcext:value-type="float">
            <text:p>1829025.84</text:p>
          </table:table-cell>
          <table:table-cell table:formula="of:=[.D665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557236469" calcext:value-type="float">
            <text:p>2557236469</text:p>
          </table:table-cell>
          <table:table-cell office:value-type="float" office:value="4635" calcext:value-type="float">
            <text:p>4635</text:p>
          </table:table-cell>
          <table:table-cell office:value-type="float" office:value="2305.62" calcext:value-type="float">
            <text:p>2305.62</text:p>
          </table:table-cell>
          <table:table-cell office:value-type="float" office:value="1831929.14" calcext:value-type="float">
            <text:p>1831929.14</text:p>
          </table:table-cell>
          <table:table-cell table:formula="of:=[.D666]/1000" office:value-type="float" office:value="1831.92914" calcext:value-type="float">
            <text:p>1831.92914</text:p>
          </table:table-cell>
          <table:table-cell table:number-columns-repeated="4"/>
        </table:table-row>
        <table:table-row table:style-name="ro1">
          <table:table-cell office:value-type="float" office:value="2557406233" calcext:value-type="float">
            <text:p>2557406233</text:p>
          </table:table-cell>
          <table:table-cell office:value-type="float" office:value="1446" calcext:value-type="float">
            <text:p>1446</text:p>
          </table:table-cell>
          <table:table-cell office:value-type="float" office:value="826.87" calcext:value-type="float">
            <text:p>826.87</text:p>
          </table:table-cell>
          <table:table-cell office:value-type="float" office:value="1828888.12" calcext:value-type="float">
            <text:p>1828888.12</text:p>
          </table:table-cell>
          <table:table-cell table:formula="of:=[.D667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557538380" calcext:value-type="float">
            <text:p>2557538380</text:p>
          </table:table-cell>
          <table:table-cell office:value-type="float" office:value="5107" calcext:value-type="float">
            <text:p>5107</text:p>
          </table:table-cell>
          <table:table-cell office:value-type="float" office:value="2546.79" calcext:value-type="float">
            <text:p>2546.79</text:p>
          </table:table-cell>
          <table:table-cell office:value-type="float" office:value="1828167.91" calcext:value-type="float">
            <text:p>1828167.91</text:p>
          </table:table-cell>
          <table:table-cell table:formula="of:=[.D668]/1000" office:value-type="float" office:value="1828.16791" calcext:value-type="float">
            <text:p>1828.16791</text:p>
          </table:table-cell>
          <table:table-cell table:number-columns-repeated="4"/>
        </table:table-row>
        <table:table-row table:style-name="ro1">
          <table:table-cell office:value-type="float" office:value="2557546196" calcext:value-type="float">
            <text:p>2557546196</text:p>
          </table:table-cell>
          <table:table-cell office:value-type="float" office:value="2563" calcext:value-type="float">
            <text:p>2563</text:p>
          </table:table-cell>
          <table:table-cell office:value-type="float" office:value="1273.38" calcext:value-type="float">
            <text:p>1273.38</text:p>
          </table:table-cell>
          <table:table-cell office:value-type="float" office:value="1830627.81" calcext:value-type="float">
            <text:p>1830627.81</text:p>
          </table:table-cell>
          <table:table-cell table:formula="of:=[.D669]/1000" office:value-type="float" office:value="1830.62781" calcext:value-type="float">
            <text:p>1830.62781</text:p>
          </table:table-cell>
          <table:table-cell table:number-columns-repeated="4"/>
        </table:table-row>
        <table:table-row table:style-name="ro1">
          <table:table-cell office:value-type="float" office:value="2557755212" calcext:value-type="float">
            <text:p>2557755212</text:p>
          </table:table-cell>
          <table:table-cell office:value-type="float" office:value="374" calcext:value-type="float">
            <text:p>374</text:p>
          </table:table-cell>
          <table:table-cell office:value-type="float" office:value="195.97" calcext:value-type="float">
            <text:p>195.97</text:p>
          </table:table-cell>
          <table:table-cell office:value-type="float" office:value="1832884.1" calcext:value-type="float">
            <text:p>1832884.1</text:p>
          </table:table-cell>
          <table:table-cell table:formula="of:=[.D67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57863372" calcext:value-type="float">
            <text:p>2557863372</text:p>
          </table:table-cell>
          <table:table-cell office:value-type="float" office:value="3806" calcext:value-type="float">
            <text:p>3806</text:p>
          </table:table-cell>
          <table:table-cell office:value-type="float" office:value="1892.95" calcext:value-type="float">
            <text:p>1892.95</text:p>
          </table:table-cell>
          <table:table-cell office:value-type="float" office:value="1831578.95" calcext:value-type="float">
            <text:p>1831578.95</text:p>
          </table:table-cell>
          <table:table-cell table:formula="of:=[.D671]/1000" office:value-type="float" office:value="1831.57895" calcext:value-type="float">
            <text:p>1831.57895</text:p>
          </table:table-cell>
          <table:table-cell table:number-columns-repeated="4"/>
        </table:table-row>
        <table:table-row table:style-name="ro1">
          <table:table-cell office:value-type="float" office:value="2557994345" calcext:value-type="float">
            <text:p>2557994345</text:p>
          </table:table-cell>
          <table:table-cell office:value-type="float" office:value="374" calcext:value-type="float">
            <text:p>374</text:p>
          </table:table-cell>
          <table:table-cell office:value-type="float" office:value="185.67" calcext:value-type="float">
            <text:p>185.67</text:p>
          </table:table-cell>
          <table:table-cell office:value-type="float" office:value="1835357.62" calcext:value-type="float">
            <text:p>1835357.62</text:p>
          </table:table-cell>
          <table:table-cell table:formula="of:=[.D672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58163366" calcext:value-type="float">
            <text:p>2558163366</text:p>
          </table:table-cell>
          <table:table-cell office:value-type="float" office:value="2610" calcext:value-type="float">
            <text:p>2610</text:p>
          </table:table-cell>
          <table:table-cell office:value-type="float" office:value="1287.17" calcext:value-type="float">
            <text:p>1287.17</text:p>
          </table:table-cell>
          <table:table-cell office:value-type="float" office:value="1829010.57" calcext:value-type="float">
            <text:p>1829010.57</text:p>
          </table:table-cell>
          <table:table-cell table:formula="of:=[.D673]/1000" office:value-type="float" office:value="1829.01057" calcext:value-type="float">
            <text:p>1829.01057</text:p>
          </table:table-cell>
          <table:table-cell table:number-columns-repeated="4"/>
        </table:table-row>
        <table:table-row table:style-name="ro1">
          <table:table-cell office:value-type="float" office:value="2558172842" calcext:value-type="float">
            <text:p>2558172842</text:p>
          </table:table-cell>
          <table:table-cell office:value-type="float" office:value="4226" calcext:value-type="float">
            <text:p>4226</text:p>
          </table:table-cell>
          <table:table-cell office:value-type="float" office:value="2104.65" calcext:value-type="float">
            <text:p>2104.65</text:p>
          </table:table-cell>
          <table:table-cell office:value-type="float" office:value="1830034.37" calcext:value-type="float">
            <text:p>1830034.37</text:p>
          </table:table-cell>
          <table:table-cell table:formula="of:=[.D674]/1000" office:value-type="float" office:value="1830.03437" calcext:value-type="float">
            <text:p>1830.03437</text:p>
          </table:table-cell>
          <table:table-cell table:number-columns-repeated="4"/>
        </table:table-row>
        <table:table-row table:style-name="ro1">
          <table:table-cell office:value-type="float" office:value="2558218808" calcext:value-type="float">
            <text:p>2558218808</text:p>
          </table:table-cell>
          <table:table-cell office:value-type="float" office:value="658" calcext:value-type="float">
            <text:p>658</text:p>
          </table:table-cell>
          <table:table-cell office:value-type="float" office:value="321.41" calcext:value-type="float">
            <text:p>321.41</text:p>
          </table:table-cell>
          <table:table-cell office:value-type="float" office:value="1830663.62" calcext:value-type="float">
            <text:p>1830663.62</text:p>
          </table:table-cell>
          <table:table-cell table:formula="of:=[.D675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58481864" calcext:value-type="float">
            <text:p>2558481864</text:p>
          </table:table-cell>
          <table:table-cell office:value-type="float" office:value="3862" calcext:value-type="float">
            <text:p>3862</text:p>
          </table:table-cell>
          <table:table-cell office:value-type="float" office:value="1919.58" calcext:value-type="float">
            <text:p>1919.58</text:p>
          </table:table-cell>
          <table:table-cell office:value-type="float" office:value="1826910.6" calcext:value-type="float">
            <text:p>1826910.6</text:p>
          </table:table-cell>
          <table:table-cell table:formula="of:=[.D676]/1000" office:value-type="float" office:value="1826.9106" calcext:value-type="float">
            <text:p>1826.9106</text:p>
          </table:table-cell>
          <table:table-cell table:number-columns-repeated="4"/>
        </table:table-row>
        <table:table-row table:style-name="ro1">
          <table:table-cell office:value-type="float" office:value="2558490139" calcext:value-type="float">
            <text:p>2558490139</text:p>
          </table:table-cell>
          <table:table-cell office:value-type="float" office:value="4640" calcext:value-type="float">
            <text:p>4640</text:p>
          </table:table-cell>
          <table:table-cell office:value-type="float" office:value="2299.31" calcext:value-type="float">
            <text:p>2299.31</text:p>
          </table:table-cell>
          <table:table-cell office:value-type="float" office:value="1830347.51" calcext:value-type="float">
            <text:p>1830347.51</text:p>
          </table:table-cell>
          <table:table-cell table:formula="of:=[.D677]/1000" office:value-type="float" office:value="1830.34751" calcext:value-type="float">
            <text:p>1830.34751</text:p>
          </table:table-cell>
          <table:table-cell table:number-columns-repeated="4"/>
        </table:table-row>
        <table:table-row table:style-name="ro1">
          <table:table-cell office:value-type="float" office:value="2558660013" calcext:value-type="float">
            <text:p>2558660013</text:p>
          </table:table-cell>
          <table:table-cell office:value-type="float" office:value="1469" calcext:value-type="float">
            <text:p>1469</text:p>
          </table:table-cell>
          <table:table-cell office:value-type="float" office:value="843" calcext:value-type="float">
            <text:p>843</text:p>
          </table:table-cell>
          <table:table-cell office:value-type="float" office:value="1827480.4" calcext:value-type="float">
            <text:p>1827480.4</text:p>
          </table:table-cell>
          <table:table-cell table:formula="of:=[.D678]/1000" office:value-type="float" office:value="1827.4804" calcext:value-type="float">
            <text:p>1827.4804</text:p>
          </table:table-cell>
          <table:table-cell table:number-columns-repeated="4"/>
        </table:table-row>
        <table:table-row table:style-name="ro1">
          <table:table-cell office:value-type="float" office:value="2558790245" calcext:value-type="float">
            <text:p>2558790245</text:p>
          </table:table-cell>
          <table:table-cell office:value-type="float" office:value="5102" calcext:value-type="float">
            <text:p>5102</text:p>
          </table:table-cell>
          <table:table-cell office:value-type="float" office:value="2548.17" calcext:value-type="float">
            <text:p>2548.17</text:p>
          </table:table-cell>
          <table:table-cell office:value-type="float" office:value="1829064.86" calcext:value-type="float">
            <text:p>1829064.86</text:p>
          </table:table-cell>
          <table:table-cell table:formula="of:=[.D679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558796109" calcext:value-type="float">
            <text:p>2558796109</text:p>
          </table:table-cell>
          <table:table-cell office:value-type="float" office:value="3370" calcext:value-type="float">
            <text:p>3370</text:p>
          </table:table-cell>
          <table:table-cell office:value-type="float" office:value="1679.13" calcext:value-type="float">
            <text:p>1679.13</text:p>
          </table:table-cell>
          <table:table-cell office:value-type="float" office:value="1831697.89" calcext:value-type="float">
            <text:p>1831697.89</text:p>
          </table:table-cell>
          <table:table-cell table:formula="of:=[.D680]/1000" office:value-type="float" office:value="1831.69789" calcext:value-type="float">
            <text:p>1831.69789</text:p>
          </table:table-cell>
          <table:table-cell table:number-columns-repeated="4"/>
        </table:table-row>
        <table:table-row table:style-name="ro1">
          <table:table-cell office:value-type="float" office:value="2559003973" calcext:value-type="float">
            <text:p>2559003973</text:p>
          </table:table-cell>
          <table:table-cell office:value-type="float" office:value="354" calcext:value-type="float">
            <text:p>354</text:p>
          </table:table-cell>
          <table:table-cell office:value-type="float" office:value="183.1" calcext:value-type="float">
            <text:p>183.1</text:p>
          </table:table-cell>
          <table:table-cell office:value-type="float" office:value="1831187.41" calcext:value-type="float">
            <text:p>1831187.41</text:p>
          </table:table-cell>
          <table:table-cell table:formula="of:=[.D681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59094729" calcext:value-type="float">
            <text:p>2559094729</text:p>
          </table:table-cell>
          <table:table-cell office:value-type="float" office:value="4719" calcext:value-type="float">
            <text:p>4719</text:p>
          </table:table-cell>
          <table:table-cell office:value-type="float" office:value="2366.89" calcext:value-type="float">
            <text:p>2366.89</text:p>
          </table:table-cell>
          <table:table-cell office:value-type="float" office:value="1829111.21" calcext:value-type="float">
            <text:p>1829111.21</text:p>
          </table:table-cell>
          <table:table-cell table:formula="of:=[.D682]/1000" office:value-type="float" office:value="1829.11121" calcext:value-type="float">
            <text:p>1829.11121</text:p>
          </table:table-cell>
          <table:table-cell table:number-columns-repeated="4"/>
        </table:table-row>
        <table:table-row table:style-name="ro1">
          <table:table-cell office:value-type="float" office:value="2559103870" calcext:value-type="float">
            <text:p>2559103870</text:p>
          </table:table-cell>
          <table:table-cell office:value-type="float" office:value="2962" calcext:value-type="float">
            <text:p>2962</text:p>
          </table:table-cell>
          <table:table-cell office:value-type="float" office:value="1474.98" calcext:value-type="float">
            <text:p>1474.98</text:p>
          </table:table-cell>
          <table:table-cell office:value-type="float" office:value="1828958.51" calcext:value-type="float">
            <text:p>1828958.51</text:p>
          </table:table-cell>
          <table:table-cell table:formula="of:=[.D683]/1000" office:value-type="float" office:value="1828.95851" calcext:value-type="float">
            <text:p>1828.95851</text:p>
          </table:table-cell>
          <table:table-cell table:number-columns-repeated="4"/>
        </table:table-row>
        <table:table-row table:style-name="ro1">
          <table:table-cell office:value-type="float" office:value="2559240259" calcext:value-type="float">
            <text:p>2559240259</text:p>
          </table:table-cell>
          <table:table-cell office:value-type="float" office:value="373" calcext:value-type="float">
            <text:p>373</text:p>
          </table:table-cell>
          <table:table-cell office:value-type="float" office:value="176.11" calcext:value-type="float">
            <text:p>176.11</text:p>
          </table:table-cell>
          <table:table-cell office:value-type="float" office:value="1835357.62" calcext:value-type="float">
            <text:p>1835357.62</text:p>
          </table:table-cell>
          <table:table-cell table:formula="of:=[.D684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59410412" calcext:value-type="float">
            <text:p>2559410412</text:p>
          </table:table-cell>
          <table:table-cell office:value-type="float" office:value="3460" calcext:value-type="float">
            <text:p>3460</text:p>
          </table:table-cell>
          <table:table-cell office:value-type="float" office:value="1742.74" calcext:value-type="float">
            <text:p>1742.74</text:p>
          </table:table-cell>
          <table:table-cell office:value-type="float" office:value="1825408.51" calcext:value-type="float">
            <text:p>1825408.51</text:p>
          </table:table-cell>
          <table:table-cell table:formula="of:=[.D685]/1000" office:value-type="float" office:value="1825.40851" calcext:value-type="float">
            <text:p>1825.40851</text:p>
          </table:table-cell>
          <table:table-cell table:number-columns-repeated="4"/>
        </table:table-row>
        <table:table-row table:style-name="ro1">
          <table:table-cell office:value-type="float" office:value="2559418719" calcext:value-type="float">
            <text:p>2559418719</text:p>
          </table:table-cell>
          <table:table-cell office:value-type="float" office:value="5053" calcext:value-type="float">
            <text:p>5053</text:p>
          </table:table-cell>
          <table:table-cell office:value-type="float" office:value="2517.41" calcext:value-type="float">
            <text:p>2517.41</text:p>
          </table:table-cell>
          <table:table-cell office:value-type="float" office:value="1830971.96" calcext:value-type="float">
            <text:p>1830971.96</text:p>
          </table:table-cell>
          <table:table-cell table:formula="of:=[.D686]/1000" office:value-type="float" office:value="1830.97196" calcext:value-type="float">
            <text:p>1830.97196</text:p>
          </table:table-cell>
          <table:table-cell table:number-columns-repeated="4"/>
        </table:table-row>
        <table:table-row table:style-name="ro1">
          <table:table-cell office:value-type="float" office:value="2559464590" calcext:value-type="float">
            <text:p>2559464590</text:p>
          </table:table-cell>
          <table:table-cell office:value-type="float" office:value="681" calcext:value-type="float">
            <text:p>681</text:p>
          </table:table-cell>
          <table:table-cell office:value-type="float" office:value="334.33" calcext:value-type="float">
            <text:p>334.33</text:p>
          </table:table-cell>
          <table:table-cell office:value-type="float" office:value="1827560.8" calcext:value-type="float">
            <text:p>1827560.8</text:p>
          </table:table-cell>
          <table:table-cell table:formula="of:=[.D687]/1000" office:value-type="float" office:value="1827.5608" calcext:value-type="float">
            <text:p>1827.5608</text:p>
          </table:table-cell>
          <table:table-cell table:number-columns-repeated="4"/>
        </table:table-row>
        <table:table-row table:style-name="ro1">
          <table:table-cell office:value-type="float" office:value="2559727762" calcext:value-type="float">
            <text:p>2559727762</text:p>
          </table:table-cell>
          <table:table-cell office:value-type="float" office:value="3843" calcext:value-type="float">
            <text:p>3843</text:p>
          </table:table-cell>
          <table:table-cell office:value-type="float" office:value="1909.34" calcext:value-type="float">
            <text:p>1909.34</text:p>
          </table:table-cell>
          <table:table-cell office:value-type="float" office:value="1826484.02" calcext:value-type="float">
            <text:p>1826484.02</text:p>
          </table:table-cell>
          <table:table-cell table:formula="of:=[.D688]/1000" office:value-type="float" office:value="1826.48402" calcext:value-type="float">
            <text:p>1826.48402</text:p>
          </table:table-cell>
          <table:table-cell table:number-columns-repeated="4"/>
        </table:table-row>
        <table:table-row table:style-name="ro1">
          <table:table-cell office:value-type="float" office:value="2559736117" calcext:value-type="float">
            <text:p>2559736117</text:p>
          </table:table-cell>
          <table:table-cell office:value-type="float" office:value="5486" calcext:value-type="float">
            <text:p>5486</text:p>
          </table:table-cell>
          <table:table-cell office:value-type="float" office:value="2726.33" calcext:value-type="float">
            <text:p>2726.33</text:p>
          </table:table-cell>
          <table:table-cell office:value-type="float" office:value="1831949.64" calcext:value-type="float">
            <text:p>1831949.64</text:p>
          </table:table-cell>
          <table:table-cell table:formula="of:=[.D689]/1000" office:value-type="float" office:value="1831.94964" calcext:value-type="float">
            <text:p>1831.94964</text:p>
          </table:table-cell>
          <table:table-cell table:number-columns-repeated="4"/>
        </table:table-row>
        <table:table-row table:style-name="ro1">
          <table:table-cell office:value-type="float" office:value="2559904912" calcext:value-type="float">
            <text:p>2559904912</text:p>
          </table:table-cell>
          <table:table-cell office:value-type="float" office:value="1446" calcext:value-type="float">
            <text:p>1446</text:p>
          </table:table-cell>
          <table:table-cell office:value-type="float" office:value="809.83" calcext:value-type="float">
            <text:p>809.83</text:p>
          </table:table-cell>
          <table:table-cell office:value-type="float" office:value="1828888.12" calcext:value-type="float">
            <text:p>1828888.12</text:p>
          </table:table-cell>
          <table:table-cell table:formula="of:=[.D690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560040334" calcext:value-type="float">
            <text:p>2560040334</text:p>
          </table:table-cell>
          <table:table-cell office:value-type="float" office:value="5108" calcext:value-type="float">
            <text:p>5108</text:p>
          </table:table-cell>
          <table:table-cell office:value-type="float" office:value="2545.01" calcext:value-type="float">
            <text:p>2545.01</text:p>
          </table:table-cell>
          <table:table-cell office:value-type="float" office:value="1827988.62" calcext:value-type="float">
            <text:p>1827988.62</text:p>
          </table:table-cell>
          <table:table-cell table:formula="of:=[.D691]/1000" office:value-type="float" office:value="1827.98862" calcext:value-type="float">
            <text:p>1827.98862</text:p>
          </table:table-cell>
          <table:table-cell table:number-columns-repeated="4"/>
        </table:table-row>
        <table:table-row table:style-name="ro1">
          <table:table-cell office:value-type="float" office:value="2560050398" calcext:value-type="float">
            <text:p>2560050398</text:p>
          </table:table-cell>
          <table:table-cell office:value-type="float" office:value="2564" calcext:value-type="float">
            <text:p>2564</text:p>
          </table:table-cell>
          <table:table-cell office:value-type="float" office:value="1277.62" calcext:value-type="float">
            <text:p>1277.62</text:p>
          </table:table-cell>
          <table:table-cell office:value-type="float" office:value="1829912.02" calcext:value-type="float">
            <text:p>1829912.02</text:p>
          </table:table-cell>
          <table:table-cell table:formula="of:=[.D692]/1000" office:value-type="float" office:value="1829.91202" calcext:value-type="float">
            <text:p>1829.91202</text:p>
          </table:table-cell>
          <table:table-cell table:number-columns-repeated="4"/>
        </table:table-row>
        <table:table-row table:style-name="ro1">
          <table:table-cell office:value-type="float" office:value="2560259572" calcext:value-type="float">
            <text:p>2560259572</text:p>
          </table:table-cell>
          <table:table-cell office:value-type="float" office:value="375" calcext:value-type="float">
            <text:p>375</text:p>
          </table:table-cell>
          <table:table-cell office:value-type="float" office:value="192.36" calcext:value-type="float">
            <text:p>192.36</text:p>
          </table:table-cell>
          <table:table-cell office:value-type="float" office:value="1832884.1" calcext:value-type="float">
            <text:p>1832884.1</text:p>
          </table:table-cell>
          <table:table-cell table:formula="of:=[.D693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60376103" calcext:value-type="float">
            <text:p>2560376103</text:p>
          </table:table-cell>
          <table:table-cell office:value-type="float" office:value="3807" calcext:value-type="float">
            <text:p>3807</text:p>
          </table:table-cell>
          <table:table-cell office:value-type="float" office:value="1887.85" calcext:value-type="float">
            <text:p>1887.85</text:p>
          </table:table-cell>
          <table:table-cell office:value-type="float" office:value="1831337.98" calcext:value-type="float">
            <text:p>1831337.98</text:p>
          </table:table-cell>
          <table:table-cell table:formula="of:=[.D694]/1000" office:value-type="float" office:value="1831.33798" calcext:value-type="float">
            <text:p>1831.33798</text:p>
          </table:table-cell>
          <table:table-cell table:number-columns-repeated="4"/>
        </table:table-row>
        <table:table-row table:style-name="ro1">
          <table:table-cell office:value-type="float" office:value="2560500100" calcext:value-type="float">
            <text:p>2560500100</text:p>
          </table:table-cell>
          <table:table-cell office:value-type="float" office:value="375" calcext:value-type="float">
            <text:p>375</text:p>
          </table:table-cell>
          <table:table-cell office:value-type="float" office:value="184.18" calcext:value-type="float">
            <text:p>184.18</text:p>
          </table:table-cell>
          <table:table-cell office:value-type="float" office:value="1832884.1" calcext:value-type="float">
            <text:p>1832884.1</text:p>
          </table:table-cell>
          <table:table-cell table:formula="of:=[.D69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60662153" calcext:value-type="float">
            <text:p>2560662153</text:p>
          </table:table-cell>
          <table:table-cell office:value-type="float" office:value="2611" calcext:value-type="float">
            <text:p>2611</text:p>
          </table:table-cell>
          <table:table-cell office:value-type="float" office:value="1293" calcext:value-type="float">
            <text:p>1293</text:p>
          </table:table-cell>
          <table:table-cell office:value-type="float" office:value="1828659.24" calcext:value-type="float">
            <text:p>1828659.24</text:p>
          </table:table-cell>
          <table:table-cell table:formula="of:=[.D696]/1000" office:value-type="float" office:value="1828.65924" calcext:value-type="float">
            <text:p>1828.65924</text:p>
          </table:table-cell>
          <table:table-cell table:number-columns-repeated="4"/>
        </table:table-row>
        <table:table-row table:style-name="ro1">
          <table:table-cell office:value-type="float" office:value="2560664826" calcext:value-type="float">
            <text:p>2560664826</text:p>
          </table:table-cell>
          <table:table-cell office:value-type="float" office:value="4855" calcext:value-type="float">
            <text:p>4855</text:p>
          </table:table-cell>
          <table:table-cell office:value-type="float" office:value="2413.08" calcext:value-type="float">
            <text:p>2413.08</text:p>
          </table:table-cell>
          <table:table-cell office:value-type="float" office:value="1831683.17" calcext:value-type="float">
            <text:p>1831683.17</text:p>
          </table:table-cell>
          <table:table-cell table:formula="of:=[.D697]/1000" office:value-type="float" office:value="1831.68317" calcext:value-type="float">
            <text:p>1831.68317</text:p>
          </table:table-cell>
          <table:table-cell table:number-columns-repeated="4"/>
        </table:table-row>
        <table:table-row table:style-name="ro1">
          <table:table-cell office:value-type="float" office:value="2560709595" calcext:value-type="float">
            <text:p>2560709595</text:p>
          </table:table-cell>
          <table:table-cell office:value-type="float" office:value="669" calcext:value-type="float">
            <text:p>669</text:p>
          </table:table-cell>
          <table:table-cell office:value-type="float" office:value="353.93" calcext:value-type="float">
            <text:p>353.93</text:p>
          </table:table-cell>
          <table:table-cell office:value-type="float" office:value="1830065.36" calcext:value-type="float">
            <text:p>1830065.36</text:p>
          </table:table-cell>
          <table:table-cell table:formula="of:=[.D698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560972812" calcext:value-type="float">
            <text:p>2560972812</text:p>
          </table:table-cell>
          <table:table-cell office:value-type="float" office:value="3060" calcext:value-type="float">
            <text:p>3060</text:p>
          </table:table-cell>
          <table:table-cell office:value-type="float" office:value="1534.61" calcext:value-type="float">
            <text:p>1534.61</text:p>
          </table:table-cell>
          <table:table-cell office:value-type="float" office:value="1827885.26" calcext:value-type="float">
            <text:p>1827885.26</text:p>
          </table:table-cell>
          <table:table-cell table:formula="of:=[.D699]/1000" office:value-type="float" office:value="1827.88526" calcext:value-type="float">
            <text:p>1827.88526</text:p>
          </table:table-cell>
          <table:table-cell table:number-columns-repeated="4"/>
        </table:table-row>
        <table:table-row table:style-name="ro1">
          <table:table-cell office:value-type="float" office:value="2560982470" calcext:value-type="float">
            <text:p>2560982470</text:p>
          </table:table-cell>
          <table:table-cell office:value-type="float" office:value="5466" calcext:value-type="float">
            <text:p>5466</text:p>
          </table:table-cell>
          <table:table-cell office:value-type="float" office:value="2724.76" calcext:value-type="float">
            <text:p>2724.76</text:p>
          </table:table-cell>
          <table:table-cell office:value-type="float" office:value="1831837.33" calcext:value-type="float">
            <text:p>1831837.33</text:p>
          </table:table-cell>
          <table:table-cell table:formula="of:=[.D700]/1000" office:value-type="float" office:value="1831.83733" calcext:value-type="float">
            <text:p>1831.83733</text:p>
          </table:table-cell>
          <table:table-cell table:number-columns-repeated="4"/>
        </table:table-row>
        <table:table-row table:style-name="ro1">
          <table:table-cell office:value-type="float" office:value="2561151401" calcext:value-type="float">
            <text:p>2561151401</text:p>
          </table:table-cell>
          <table:table-cell office:value-type="float" office:value="1380" calcext:value-type="float">
            <text:p>1380</text:p>
          </table:table-cell>
          <table:table-cell office:value-type="float" office:value="764.91" calcext:value-type="float">
            <text:p>764.91</text:p>
          </table:table-cell>
          <table:table-cell office:value-type="float" office:value="1828737.3" calcext:value-type="float">
            <text:p>1828737.3</text:p>
          </table:table-cell>
          <table:table-cell table:formula="of:=[.D701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561287884" calcext:value-type="float">
            <text:p>2561287884</text:p>
          </table:table-cell>
          <table:table-cell office:value-type="float" office:value="5102" calcext:value-type="float">
            <text:p>5102</text:p>
          </table:table-cell>
          <table:table-cell office:value-type="float" office:value="2550.63" calcext:value-type="float">
            <text:p>2550.63</text:p>
          </table:table-cell>
          <table:table-cell office:value-type="float" office:value="1829244.36" calcext:value-type="float">
            <text:p>1829244.36</text:p>
          </table:table-cell>
          <table:table-cell table:formula="of:=[.D702]/1000" office:value-type="float" office:value="1829.24436" calcext:value-type="float">
            <text:p>1829.24436</text:p>
          </table:table-cell>
          <table:table-cell table:number-columns-repeated="4"/>
        </table:table-row>
        <table:table-row table:style-name="ro1">
          <table:table-cell office:value-type="float" office:value="2561298031" calcext:value-type="float">
            <text:p>2561298031</text:p>
          </table:table-cell>
          <table:table-cell office:value-type="float" office:value="3393" calcext:value-type="float">
            <text:p>3393</text:p>
          </table:table-cell>
          <table:table-cell office:value-type="float" office:value="1692.32" calcext:value-type="float">
            <text:p>1692.32</text:p>
          </table:table-cell>
          <table:table-cell office:value-type="float" office:value="1831069.11" calcext:value-type="float">
            <text:p>1831069.11</text:p>
          </table:table-cell>
          <table:table-cell table:formula="of:=[.D703]/1000" office:value-type="float" office:value="1831.06911" calcext:value-type="float">
            <text:p>1831.06911</text:p>
          </table:table-cell>
          <table:table-cell table:number-columns-repeated="4"/>
        </table:table-row>
        <table:table-row table:style-name="ro1">
          <table:table-cell office:value-type="float" office:value="2561505057" calcext:value-type="float">
            <text:p>2561505057</text:p>
          </table:table-cell>
          <table:table-cell office:value-type="float" office:value="376" calcext:value-type="float">
            <text:p>376</text:p>
          </table:table-cell>
          <table:table-cell office:value-type="float" office:value="195.45" calcext:value-type="float">
            <text:p>195.45</text:p>
          </table:table-cell>
          <table:table-cell office:value-type="float" office:value="1830417.23" calcext:value-type="float">
            <text:p>1830417.23</text:p>
          </table:table-cell>
          <table:table-cell table:formula="of:=[.D704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61621704" calcext:value-type="float">
            <text:p>2561621704</text:p>
          </table:table-cell>
          <table:table-cell office:value-type="float" office:value="3811" calcext:value-type="float">
            <text:p>3811</text:p>
          </table:table-cell>
          <table:table-cell office:value-type="float" office:value="1898.16" calcext:value-type="float">
            <text:p>1898.16</text:p>
          </table:table-cell>
          <table:table-cell office:value-type="float" office:value="1829653" calcext:value-type="float">
            <text:p>1829653</text:p>
          </table:table-cell>
          <table:table-cell table:formula="of:=[.D705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61746825" calcext:value-type="float">
            <text:p>2561746825</text:p>
          </table:table-cell>
          <table:table-cell office:value-type="float" office:value="355" calcext:value-type="float">
            <text:p>355</text:p>
          </table:table-cell>
          <table:table-cell office:value-type="float" office:value="174.18" calcext:value-type="float">
            <text:p>174.18</text:p>
          </table:table-cell>
          <table:table-cell office:value-type="float" office:value="1831187.41" calcext:value-type="float">
            <text:p>1831187.41</text:p>
          </table:table-cell>
          <table:table-cell table:formula="of:=[.D706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61915122" calcext:value-type="float">
            <text:p>2561915122</text:p>
          </table:table-cell>
          <table:table-cell office:value-type="float" office:value="3444" calcext:value-type="float">
            <text:p>3444</text:p>
          </table:table-cell>
          <table:table-cell office:value-type="float" office:value="1710.69" calcext:value-type="float">
            <text:p>1710.69</text:p>
          </table:table-cell>
          <table:table-cell office:value-type="float" office:value="1827706.64" calcext:value-type="float">
            <text:p>1827706.64</text:p>
          </table:table-cell>
          <table:table-cell table:formula="of:=[.D707]/1000" office:value-type="float" office:value="1827.70664" calcext:value-type="float">
            <text:p>1827.70664</text:p>
          </table:table-cell>
          <table:table-cell table:number-columns-repeated="4"/>
        </table:table-row>
        <table:table-row table:style-name="ro1">
          <table:table-cell office:value-type="float" office:value="2561923654" calcext:value-type="float">
            <text:p>2561923654</text:p>
          </table:table-cell>
          <table:table-cell office:value-type="float" office:value="5051" calcext:value-type="float">
            <text:p>5051</text:p>
          </table:table-cell>
          <table:table-cell office:value-type="float" office:value="2513.67" calcext:value-type="float">
            <text:p>2513.67</text:p>
          </table:table-cell>
          <table:table-cell office:value-type="float" office:value="1831879.46" calcext:value-type="float">
            <text:p>1831879.46</text:p>
          </table:table-cell>
          <table:table-cell table:formula="of:=[.D708]/1000" office:value-type="float" office:value="1831.87946" calcext:value-type="float">
            <text:p>1831.87946</text:p>
          </table:table-cell>
          <table:table-cell table:number-columns-repeated="4"/>
        </table:table-row>
        <table:table-row table:style-name="ro1">
          <table:table-cell office:value-type="float" office:value="2561969734" calcext:value-type="float">
            <text:p>2561969734</text:p>
          </table:table-cell>
          <table:table-cell office:value-type="float" office:value="659" calcext:value-type="float">
            <text:p>659</text:p>
          </table:table-cell>
          <table:table-cell office:value-type="float" office:value="318.18" calcext:value-type="float">
            <text:p>318.18</text:p>
          </table:table-cell>
          <table:table-cell office:value-type="float" office:value="1829268.29" calcext:value-type="float">
            <text:p>1829268.29</text:p>
          </table:table-cell>
          <table:table-cell table:formula="of:=[.D709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62233070" calcext:value-type="float">
            <text:p>2562233070</text:p>
          </table:table-cell>
          <table:table-cell office:value-type="float" office:value="3836" calcext:value-type="float">
            <text:p>3836</text:p>
          </table:table-cell>
          <table:table-cell office:value-type="float" office:value="1909.48" calcext:value-type="float">
            <text:p>1909.48</text:p>
          </table:table-cell>
          <table:table-cell office:value-type="float" office:value="1828870.02" calcext:value-type="float">
            <text:p>1828870.02</text:p>
          </table:table-cell>
          <table:table-cell table:formula="of:=[.D710]/1000" office:value-type="float" office:value="1828.87002" calcext:value-type="float">
            <text:p>1828.87002</text:p>
          </table:table-cell>
          <table:table-cell table:number-columns-repeated="4"/>
        </table:table-row>
        <table:table-row table:style-name="ro1">
          <table:table-cell office:value-type="float" office:value="2562242636" calcext:value-type="float">
            <text:p>2562242636</text:p>
          </table:table-cell>
          <table:table-cell office:value-type="float" office:value="4634" calcext:value-type="float">
            <text:p>4634</text:p>
          </table:table-cell>
          <table:table-cell office:value-type="float" office:value="2308.55" calcext:value-type="float">
            <text:p>2308.55</text:p>
          </table:table-cell>
          <table:table-cell office:value-type="float" office:value="1832324.98" calcext:value-type="float">
            <text:p>1832324.98</text:p>
          </table:table-cell>
          <table:table-cell table:formula="of:=[.D711]/1000" office:value-type="float" office:value="1832.32498" calcext:value-type="float">
            <text:p>1832.32498</text:p>
          </table:table-cell>
          <table:table-cell table:number-columns-repeated="4"/>
        </table:table-row>
        <table:table-row table:style-name="ro1">
          <table:table-cell office:value-type="float" office:value="2562410801" calcext:value-type="float">
            <text:p>2562410801</text:p>
          </table:table-cell>
          <table:table-cell office:value-type="float" office:value="1380" calcext:value-type="float">
            <text:p>1380</text:p>
          </table:table-cell>
          <table:table-cell office:value-type="float" office:value="770.24" calcext:value-type="float">
            <text:p>770.24</text:p>
          </table:table-cell>
          <table:table-cell office:value-type="float" office:value="1828073.99" calcext:value-type="float">
            <text:p>1828073.99</text:p>
          </table:table-cell>
          <table:table-cell table:formula="of:=[.D712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562547410" calcext:value-type="float">
            <text:p>2562547410</text:p>
          </table:table-cell>
          <table:table-cell office:value-type="float" office:value="4272" calcext:value-type="float">
            <text:p>4272</text:p>
          </table:table-cell>
          <table:table-cell office:value-type="float" office:value="2127.22" calcext:value-type="float">
            <text:p>2127.22</text:p>
          </table:table-cell>
          <table:table-cell office:value-type="float" office:value="1829053.82" calcext:value-type="float">
            <text:p>1829053.82</text:p>
          </table:table-cell>
          <table:table-cell table:formula="of:=[.D713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62557829" calcext:value-type="float">
            <text:p>2562557829</text:p>
          </table:table-cell>
          <table:table-cell office:value-type="float" office:value="3366" calcext:value-type="float">
            <text:p>3366</text:p>
          </table:table-cell>
          <table:table-cell office:value-type="float" office:value="1680.82" calcext:value-type="float">
            <text:p>1680.82</text:p>
          </table:table-cell>
          <table:table-cell office:value-type="float" office:value="1831970.26" calcext:value-type="float">
            <text:p>1831970.26</text:p>
          </table:table-cell>
          <table:table-cell table:formula="of:=[.D714]/1000" office:value-type="float" office:value="1831.97026" calcext:value-type="float">
            <text:p>1831.97026</text:p>
          </table:table-cell>
          <table:table-cell table:number-columns-repeated="4"/>
        </table:table-row>
        <table:table-row table:style-name="ro1">
          <table:table-cell office:value-type="float" office:value="2562765963" calcext:value-type="float">
            <text:p>2562765963</text:p>
          </table:table-cell>
          <table:table-cell office:value-type="float" office:value="353" calcext:value-type="float">
            <text:p>353</text:p>
          </table:table-cell>
          <table:table-cell office:value-type="float" office:value="186.77" calcext:value-type="float">
            <text:p>186.77</text:p>
          </table:table-cell>
          <table:table-cell office:value-type="float" office:value="1831187.41" calcext:value-type="float">
            <text:p>1831187.41</text:p>
          </table:table-cell>
          <table:table-cell table:formula="of:=[.D715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62866174" calcext:value-type="float">
            <text:p>2562866174</text:p>
          </table:table-cell>
          <table:table-cell office:value-type="float" office:value="4689" calcext:value-type="float">
            <text:p>4689</text:p>
          </table:table-cell>
          <table:table-cell office:value-type="float" office:value="2341.77" calcext:value-type="float">
            <text:p>2341.77</text:p>
          </table:table-cell>
          <table:table-cell office:value-type="float" office:value="1828864.44" calcext:value-type="float">
            <text:p>1828864.44</text:p>
          </table:table-cell>
          <table:table-cell table:formula="of:=[.D716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562875644" calcext:value-type="float">
            <text:p>2562875644</text:p>
          </table:table-cell>
          <table:table-cell office:value-type="float" office:value="2979" calcext:value-type="float">
            <text:p>2979</text:p>
          </table:table-cell>
          <table:table-cell office:value-type="float" office:value="1479.15" calcext:value-type="float">
            <text:p>1479.15</text:p>
          </table:table-cell>
          <table:table-cell office:value-type="float" office:value="1830725.22" calcext:value-type="float">
            <text:p>1830725.22</text:p>
          </table:table-cell>
          <table:table-cell table:formula="of:=[.D717]/1000" office:value-type="float" office:value="1830.72522" calcext:value-type="float">
            <text:p>1830.72522</text:p>
          </table:table-cell>
          <table:table-cell table:number-columns-repeated="4"/>
        </table:table-row>
        <table:table-row table:style-name="ro1">
          <table:table-cell office:value-type="float" office:value="2563013371" calcext:value-type="float">
            <text:p>2563013371</text:p>
          </table:table-cell>
          <table:table-cell office:value-type="float" office:value="375" calcext:value-type="float">
            <text:p>375</text:p>
          </table:table-cell>
          <table:table-cell office:value-type="float" office:value="180.12" calcext:value-type="float">
            <text:p>180.12</text:p>
          </table:table-cell>
          <table:table-cell office:value-type="float" office:value="1830417.23" calcext:value-type="float">
            <text:p>1830417.23</text:p>
          </table:table-cell>
          <table:table-cell table:formula="of:=[.D71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63185872" calcext:value-type="float">
            <text:p>2563185872</text:p>
          </table:table-cell>
          <table:table-cell office:value-type="float" office:value="2609" calcext:value-type="float">
            <text:p>2609</text:p>
          </table:table-cell>
          <table:table-cell office:value-type="float" office:value="1303.07" calcext:value-type="float">
            <text:p>1303.07</text:p>
          </table:table-cell>
          <table:table-cell office:value-type="float" office:value="1829362.03" calcext:value-type="float">
            <text:p>1829362.03</text:p>
          </table:table-cell>
          <table:table-cell table:formula="of:=[.D719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63196738" calcext:value-type="float">
            <text:p>2563196738</text:p>
          </table:table-cell>
          <table:table-cell office:value-type="float" office:value="4219" calcext:value-type="float">
            <text:p>4219</text:p>
          </table:table-cell>
          <table:table-cell office:value-type="float" office:value="2102" calcext:value-type="float">
            <text:p>2102</text:p>
          </table:table-cell>
          <table:table-cell office:value-type="float" office:value="1832206" calcext:value-type="float">
            <text:p>1832206</text:p>
          </table:table-cell>
          <table:table-cell table:formula="of:=[.D720]/1000" office:value-type="float" office:value="1832.206" calcext:value-type="float">
            <text:p>1832.206</text:p>
          </table:table-cell>
          <table:table-cell table:number-columns-repeated="4"/>
        </table:table-row>
        <table:table-row table:style-name="ro1">
          <table:table-cell office:value-type="float" office:value="2563242078" calcext:value-type="float">
            <text:p>2563242078</text:p>
          </table:table-cell>
          <table:table-cell office:value-type="float" office:value="690" calcext:value-type="float">
            <text:p>690</text:p>
          </table:table-cell>
          <table:table-cell office:value-type="float" office:value="362.67" calcext:value-type="float">
            <text:p>362.67</text:p>
          </table:table-cell>
          <table:table-cell office:value-type="float" office:value="1831097.08" calcext:value-type="float">
            <text:p>1831097.08</text:p>
          </table:table-cell>
          <table:table-cell table:formula="of:=[.D721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63505408" calcext:value-type="float">
            <text:p>2563505408</text:p>
          </table:table-cell>
          <table:table-cell office:value-type="float" office:value="3860" calcext:value-type="float">
            <text:p>3860</text:p>
          </table:table-cell>
          <table:table-cell office:value-type="float" office:value="1916.71" calcext:value-type="float">
            <text:p>1916.71</text:p>
          </table:table-cell>
          <table:table-cell office:value-type="float" office:value="1828096.6" calcext:value-type="float">
            <text:p>1828096.6</text:p>
          </table:table-cell>
          <table:table-cell table:formula="of:=[.D722]/1000" office:value-type="float" office:value="1828.0966" calcext:value-type="float">
            <text:p>1828.0966</text:p>
          </table:table-cell>
          <table:table-cell table:number-columns-repeated="4"/>
        </table:table-row>
        <table:table-row table:style-name="ro1">
          <table:table-cell office:value-type="float" office:value="2563516147" calcext:value-type="float">
            <text:p>2563516147</text:p>
          </table:table-cell>
          <table:table-cell office:value-type="float" office:value="4635" calcext:value-type="float">
            <text:p>4635</text:p>
          </table:table-cell>
          <table:table-cell office:value-type="float" office:value="2304.72" calcext:value-type="float">
            <text:p>2304.72</text:p>
          </table:table-cell>
          <table:table-cell office:value-type="float" office:value="1831533.48" calcext:value-type="float">
            <text:p>1831533.48</text:p>
          </table:table-cell>
          <table:table-cell table:formula="of:=[.D723]/1000" office:value-type="float" office:value="1831.53348" calcext:value-type="float">
            <text:p>1831.53348</text:p>
          </table:table-cell>
          <table:table-cell table:number-columns-repeated="4"/>
        </table:table-row>
        <table:table-row table:style-name="ro1">
          <table:table-cell office:value-type="float" office:value="2563685307" calcext:value-type="float">
            <text:p>2563685307</text:p>
          </table:table-cell>
          <table:table-cell office:value-type="float" office:value="1445" calcext:value-type="float">
            <text:p>1445</text:p>
          </table:table-cell>
          <table:table-cell office:value-type="float" office:value="811.03" calcext:value-type="float">
            <text:p>811.03</text:p>
          </table:table-cell>
          <table:table-cell office:value-type="float" office:value="1828888.12" calcext:value-type="float">
            <text:p>1828888.12</text:p>
          </table:table-cell>
          <table:table-cell table:formula="of:=[.D724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563824122" calcext:value-type="float">
            <text:p>2563824122</text:p>
          </table:table-cell>
          <table:table-cell office:value-type="float" office:value="5108" calcext:value-type="float">
            <text:p>5108</text:p>
          </table:table-cell>
          <table:table-cell office:value-type="float" office:value="2549.65" calcext:value-type="float">
            <text:p>2549.65</text:p>
          </table:table-cell>
          <table:table-cell office:value-type="float" office:value="1827988.62" calcext:value-type="float">
            <text:p>1827988.62</text:p>
          </table:table-cell>
          <table:table-cell table:formula="of:=[.D725]/1000" office:value-type="float" office:value="1827.98862" calcext:value-type="float">
            <text:p>1827.98862</text:p>
          </table:table-cell>
          <table:table-cell table:number-columns-repeated="4"/>
        </table:table-row>
        <table:table-row table:style-name="ro1">
          <table:table-cell office:value-type="float" office:value="2563834431" calcext:value-type="float">
            <text:p>2563834431</text:p>
          </table:table-cell>
          <table:table-cell office:value-type="float" office:value="2558" calcext:value-type="float">
            <text:p>2558</text:p>
          </table:table-cell>
          <table:table-cell office:value-type="float" office:value="1271.89" calcext:value-type="float">
            <text:p>1271.89</text:p>
          </table:table-cell>
          <table:table-cell office:value-type="float" office:value="1832778.54" calcext:value-type="float">
            <text:p>1832778.54</text:p>
          </table:table-cell>
          <table:table-cell table:formula="of:=[.D726]/1000" office:value-type="float" office:value="1832.77854" calcext:value-type="float">
            <text:p>1832.77854</text:p>
          </table:table-cell>
          <table:table-cell table:number-columns-repeated="4"/>
        </table:table-row>
        <table:table-row table:style-name="ro1">
          <table:table-cell office:value-type="float" office:value="2564042904" calcext:value-type="float">
            <text:p>2564042904</text:p>
          </table:table-cell>
          <table:table-cell office:value-type="float" office:value="332" calcext:value-type="float">
            <text:p>332</text:p>
          </table:table-cell>
          <table:table-cell office:value-type="float" office:value="165.5" calcext:value-type="float">
            <text:p>165.5</text:p>
          </table:table-cell>
          <table:table-cell office:value-type="float" office:value="1832061.07" calcext:value-type="float">
            <text:p>1832061.07</text:p>
          </table:table-cell>
          <table:table-cell table:formula="of:=[.D727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64160773" calcext:value-type="float">
            <text:p>2564160773</text:p>
          </table:table-cell>
          <table:table-cell office:value-type="float" office:value="3804" calcext:value-type="float">
            <text:p>3804</text:p>
          </table:table-cell>
          <table:table-cell office:value-type="float" office:value="1893.38" calcext:value-type="float">
            <text:p>1893.38</text:p>
          </table:table-cell>
          <table:table-cell office:value-type="float" office:value="1832061.07" calcext:value-type="float">
            <text:p>1832061.07</text:p>
          </table:table-cell>
          <table:table-cell table:formula="of:=[.D728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64296352" calcext:value-type="float">
            <text:p>2564296352</text:p>
          </table:table-cell>
          <table:table-cell office:value-type="float" office:value="395" calcext:value-type="float">
            <text:p>395</text:p>
          </table:table-cell>
          <table:table-cell office:value-type="float" office:value="190.66" calcext:value-type="float">
            <text:p>190.66</text:p>
          </table:table-cell>
          <table:table-cell office:value-type="float" office:value="1832061.07" calcext:value-type="float">
            <text:p>1832061.07</text:p>
          </table:table-cell>
          <table:table-cell table:formula="of:=[.D729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64468977" calcext:value-type="float">
            <text:p>2564468977</text:p>
          </table:table-cell>
          <table:table-cell office:value-type="float" office:value="2610" calcext:value-type="float">
            <text:p>2610</text:p>
          </table:table-cell>
          <table:table-cell office:value-type="float" office:value="1302.26" calcext:value-type="float">
            <text:p>1302.26</text:p>
          </table:table-cell>
          <table:table-cell office:value-type="float" office:value="1829362.03" calcext:value-type="float">
            <text:p>1829362.03</text:p>
          </table:table-cell>
          <table:table-cell table:formula="of:=[.D730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64479939" calcext:value-type="float">
            <text:p>2564479939</text:p>
          </table:table-cell>
          <table:table-cell office:value-type="float" office:value="4220" calcext:value-type="float">
            <text:p>4220</text:p>
          </table:table-cell>
          <table:table-cell office:value-type="float" office:value="2100.2" calcext:value-type="float">
            <text:p>2100.2</text:p>
          </table:table-cell>
          <table:table-cell office:value-type="float" office:value="1831771.27" calcext:value-type="float">
            <text:p>1831771.27</text:p>
          </table:table-cell>
          <table:table-cell table:formula="of:=[.D731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564523329" calcext:value-type="float">
            <text:p>2564523329</text:p>
          </table:table-cell>
          <table:table-cell office:value-type="float" office:value="658" calcext:value-type="float">
            <text:p>658</text:p>
          </table:table-cell>
          <table:table-cell office:value-type="float" office:value="321.25" calcext:value-type="float">
            <text:p>321.25</text:p>
          </table:table-cell>
          <table:table-cell office:value-type="float" office:value="1829268.29" calcext:value-type="float">
            <text:p>1829268.29</text:p>
          </table:table-cell>
          <table:table-cell table:formula="of:=[.D732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64779539" calcext:value-type="float">
            <text:p>2564779539</text:p>
          </table:table-cell>
          <table:table-cell office:value-type="float" office:value="3023" calcext:value-type="float">
            <text:p>3023</text:p>
          </table:table-cell>
          <table:table-cell office:value-type="float" office:value="1508.47" calcext:value-type="float">
            <text:p>1508.47</text:p>
          </table:table-cell>
          <table:table-cell office:value-type="float" office:value="1829328.91" calcext:value-type="float">
            <text:p>1829328.91</text:p>
          </table:table-cell>
          <table:table-cell table:formula="of:=[.D733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64791600" calcext:value-type="float">
            <text:p>2564791600</text:p>
          </table:table-cell>
          <table:table-cell office:value-type="float" office:value="4641" calcext:value-type="float">
            <text:p>4641</text:p>
          </table:table-cell>
          <table:table-cell office:value-type="float" office:value="2310.64" calcext:value-type="float">
            <text:p>2310.64</text:p>
          </table:table-cell>
          <table:table-cell office:value-type="float" office:value="1830149.99" calcext:value-type="float">
            <text:p>1830149.99</text:p>
          </table:table-cell>
          <table:table-cell table:formula="of:=[.D734]/1000" office:value-type="float" office:value="1830.14999" calcext:value-type="float">
            <text:p>1830.14999</text:p>
          </table:table-cell>
          <table:table-cell table:number-columns-repeated="4"/>
        </table:table-row>
        <table:table-row table:style-name="ro1">
          <table:table-cell office:value-type="float" office:value="2564959770" calcext:value-type="float">
            <text:p>2564959770</text:p>
          </table:table-cell>
          <table:table-cell office:value-type="float" office:value="1425" calcext:value-type="float">
            <text:p>1425</text:p>
          </table:table-cell>
          <table:table-cell office:value-type="float" office:value="795.24" calcext:value-type="float">
            <text:p>795.24</text:p>
          </table:table-cell>
          <table:table-cell office:value-type="float" office:value="1827768.01" calcext:value-type="float">
            <text:p>1827768.01</text:p>
          </table:table-cell>
          <table:table-cell table:formula="of:=[.D735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565098684" calcext:value-type="float">
            <text:p>2565098684</text:p>
          </table:table-cell>
          <table:table-cell office:value-type="float" office:value="5107" calcext:value-type="float">
            <text:p>5107</text:p>
          </table:table-cell>
          <table:table-cell office:value-type="float" office:value="2542.95" calcext:value-type="float">
            <text:p>2542.95</text:p>
          </table:table-cell>
          <table:table-cell office:value-type="float" office:value="1827988.62" calcext:value-type="float">
            <text:p>1827988.62</text:p>
          </table:table-cell>
          <table:table-cell table:formula="of:=[.D736]/1000" office:value-type="float" office:value="1827.98862" calcext:value-type="float">
            <text:p>1827.98862</text:p>
          </table:table-cell>
          <table:table-cell table:number-columns-repeated="4"/>
        </table:table-row>
        <table:table-row table:style-name="ro1">
          <table:table-cell office:value-type="float" office:value="2565110142" calcext:value-type="float">
            <text:p>2565110142</text:p>
          </table:table-cell>
          <table:table-cell office:value-type="float" office:value="2540" calcext:value-type="float">
            <text:p>2540</text:p>
          </table:table-cell>
          <table:table-cell office:value-type="float" office:value="1253.91" calcext:value-type="float">
            <text:p>1253.91</text:p>
          </table:table-cell>
          <table:table-cell office:value-type="float" office:value="1831458.46" calcext:value-type="float">
            <text:p>1831458.46</text:p>
          </table:table-cell>
          <table:table-cell table:formula="of:=[.D737]/1000" office:value-type="float" office:value="1831.45846" calcext:value-type="float">
            <text:p>1831.45846</text:p>
          </table:table-cell>
          <table:table-cell table:number-columns-repeated="4"/>
        </table:table-row>
        <table:table-row table:style-name="ro1">
          <table:table-cell office:value-type="float" office:value="2565317619" calcext:value-type="float">
            <text:p>2565317619</text:p>
          </table:table-cell>
          <table:table-cell office:value-type="float" office:value="373" calcext:value-type="float">
            <text:p>373</text:p>
          </table:table-cell>
          <table:table-cell office:value-type="float" office:value="188.36" calcext:value-type="float">
            <text:p>188.36</text:p>
          </table:table-cell>
          <table:table-cell office:value-type="float" office:value="1830417.23" calcext:value-type="float">
            <text:p>1830417.23</text:p>
          </table:table-cell>
          <table:table-cell table:formula="of:=[.D73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65418951" calcext:value-type="float">
            <text:p>2565418951</text:p>
          </table:table-cell>
          <table:table-cell office:value-type="float" office:value="4667" calcext:value-type="float">
            <text:p>4667</text:p>
          </table:table-cell>
          <table:table-cell office:value-type="float" office:value="2327.48" calcext:value-type="float">
            <text:p>2327.48</text:p>
          </table:table-cell>
          <table:table-cell office:value-type="float" office:value="1828914.89" calcext:value-type="float">
            <text:p>1828914.89</text:p>
          </table:table-cell>
          <table:table-cell table:formula="of:=[.D739]/1000" office:value-type="float" office:value="1828.91489" calcext:value-type="float">
            <text:p>1828.91489</text:p>
          </table:table-cell>
          <table:table-cell table:number-columns-repeated="4"/>
        </table:table-row>
        <table:table-row table:style-name="ro1">
          <table:table-cell office:value-type="float" office:value="2565428624" calcext:value-type="float">
            <text:p>2565428624</text:p>
          </table:table-cell>
          <table:table-cell office:value-type="float" office:value="2977" calcext:value-type="float">
            <text:p>2977</text:p>
          </table:table-cell>
          <table:table-cell office:value-type="float" office:value="1476.87" calcext:value-type="float">
            <text:p>1476.87</text:p>
          </table:table-cell>
          <table:table-cell office:value-type="float" office:value="1831341.52" calcext:value-type="float">
            <text:p>1831341.52</text:p>
          </table:table-cell>
          <table:table-cell table:formula="of:=[.D740]/1000" office:value-type="float" office:value="1831.34152" calcext:value-type="float">
            <text:p>1831.34152</text:p>
          </table:table-cell>
          <table:table-cell table:number-columns-repeated="4"/>
        </table:table-row>
        <table:table-row table:style-name="ro1">
          <table:table-cell office:value-type="float" office:value="2565566575" calcext:value-type="float">
            <text:p>2565566575</text:p>
          </table:table-cell>
          <table:table-cell office:value-type="float" office:value="374" calcext:value-type="float">
            <text:p>374</text:p>
          </table:table-cell>
          <table:table-cell office:value-type="float" office:value="185.48" calcext:value-type="float">
            <text:p>185.48</text:p>
          </table:table-cell>
          <table:table-cell office:value-type="float" office:value="1835357.62" calcext:value-type="float">
            <text:p>1835357.62</text:p>
          </table:table-cell>
          <table:table-cell table:formula="of:=[.D741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65740318" calcext:value-type="float">
            <text:p>2565740318</text:p>
          </table:table-cell>
          <table:table-cell office:value-type="float" office:value="2608" calcext:value-type="float">
            <text:p>2608</text:p>
          </table:table-cell>
          <table:table-cell office:value-type="float" office:value="1291.18" calcext:value-type="float">
            <text:p>1291.18</text:p>
          </table:table-cell>
          <table:table-cell office:value-type="float" office:value="1829713.63" calcext:value-type="float">
            <text:p>1829713.63</text:p>
          </table:table-cell>
          <table:table-cell table:formula="of:=[.D742]/1000" office:value-type="float" office:value="1829.71363" calcext:value-type="float">
            <text:p>1829.71363</text:p>
          </table:table-cell>
          <table:table-cell table:number-columns-repeated="4"/>
        </table:table-row>
        <table:table-row table:style-name="ro1">
          <table:table-cell office:value-type="float" office:value="2565753407" calcext:value-type="float">
            <text:p>2565753407</text:p>
          </table:table-cell>
          <table:table-cell office:value-type="float" office:value="4220" calcext:value-type="float">
            <text:p>4220</text:p>
          </table:table-cell>
          <table:table-cell office:value-type="float" office:value="2095.89" calcext:value-type="float">
            <text:p>2095.89</text:p>
          </table:table-cell>
          <table:table-cell office:value-type="float" office:value="1831771.27" calcext:value-type="float">
            <text:p>1831771.27</text:p>
          </table:table-cell>
          <table:table-cell table:formula="of:=[.D743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565800001" calcext:value-type="float">
            <text:p>2565800001</text:p>
          </table:table-cell>
          <table:table-cell office:value-type="float" office:value="637" calcext:value-type="float">
            <text:p>637</text:p>
          </table:table-cell>
          <table:table-cell office:value-type="float" office:value="302.27" calcext:value-type="float">
            <text:p>302.27</text:p>
          </table:table-cell>
          <table:table-cell office:value-type="float" office:value="1829653" calcext:value-type="float">
            <text:p>1829653</text:p>
          </table:table-cell>
          <table:table-cell table:formula="of:=[.D744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66064422" calcext:value-type="float">
            <text:p>2566064422</text:p>
          </table:table-cell>
          <table:table-cell office:value-type="float" office:value="3842" calcext:value-type="float">
            <text:p>3842</text:p>
          </table:table-cell>
          <table:table-cell office:value-type="float" office:value="1918.11" calcext:value-type="float">
            <text:p>1918.11</text:p>
          </table:table-cell>
          <table:table-cell office:value-type="float" office:value="1826722.34" calcext:value-type="float">
            <text:p>1826722.34</text:p>
          </table:table-cell>
          <table:table-cell table:formula="of:=[.D745]/1000" office:value-type="float" office:value="1826.72234" calcext:value-type="float">
            <text:p>1826.72234</text:p>
          </table:table-cell>
          <table:table-cell table:number-columns-repeated="4"/>
        </table:table-row>
        <table:table-row table:style-name="ro1">
          <table:table-cell office:value-type="float" office:value="2566731328" calcext:value-type="float">
            <text:p>2566731328</text:p>
          </table:table-cell>
          <table:table-cell office:value-type="float" office:value="2973" calcext:value-type="float">
            <text:p>2973</text:p>
          </table:table-cell>
          <table:table-cell office:value-type="float" office:value="1472.44" calcext:value-type="float">
            <text:p>1472.44</text:p>
          </table:table-cell>
          <table:table-cell office:value-type="float" office:value="1832575.37" calcext:value-type="float">
            <text:p>1832575.37</text:p>
          </table:table-cell>
          <table:table-cell table:formula="of:=[.D746]/1000" office:value-type="float" office:value="1832.57537" calcext:value-type="float">
            <text:p>1832.57537</text:p>
          </table:table-cell>
          <table:table-cell table:number-columns-repeated="4"/>
        </table:table-row>
        <table:table-row table:style-name="ro1">
          <table:table-cell office:value-type="float" office:value="2566868367" calcext:value-type="float">
            <text:p>2566868367</text:p>
          </table:table-cell>
          <table:table-cell office:value-type="float" office:value="385" calcext:value-type="float">
            <text:p>385</text:p>
          </table:table-cell>
          <table:table-cell office:value-type="float" office:value="208.16" calcext:value-type="float">
            <text:p>208.16</text:p>
          </table:table-cell>
          <table:table-cell office:value-type="float" office:value="1832061.07" calcext:value-type="float">
            <text:p>1832061.07</text:p>
          </table:table-cell>
          <table:table-cell table:formula="of:=[.D747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67038091" calcext:value-type="float">
            <text:p>2567038091</text:p>
          </table:table-cell>
          <table:table-cell office:value-type="float" office:value="2595" calcext:value-type="float">
            <text:p>2595</text:p>
          </table:table-cell>
          <table:table-cell office:value-type="float" office:value="1288" calcext:value-type="float">
            <text:p>1288</text:p>
          </table:table-cell>
          <table:table-cell office:value-type="float" office:value="1826272.01" calcext:value-type="float">
            <text:p>1826272.01</text:p>
          </table:table-cell>
          <table:table-cell table:formula="of:=[.D748]/1000" office:value-type="float" office:value="1826.27201" calcext:value-type="float">
            <text:p>1826.27201</text:p>
          </table:table-cell>
          <table:table-cell table:number-columns-repeated="4"/>
        </table:table-row>
        <table:table-row table:style-name="ro1">
          <table:table-cell office:value-type="float" office:value="2567049198" calcext:value-type="float">
            <text:p>2567049198</text:p>
          </table:table-cell>
          <table:table-cell office:value-type="float" office:value="4227" calcext:value-type="float">
            <text:p>4227</text:p>
          </table:table-cell>
          <table:table-cell office:value-type="float" office:value="2104.01" calcext:value-type="float">
            <text:p>2104.01</text:p>
          </table:table-cell>
          <table:table-cell office:value-type="float" office:value="1829600.66" calcext:value-type="float">
            <text:p>1829600.66</text:p>
          </table:table-cell>
          <table:table-cell table:formula="of:=[.D749]/1000" office:value-type="float" office:value="1829.60066" calcext:value-type="float">
            <text:p>1829.60066</text:p>
          </table:table-cell>
          <table:table-cell table:number-columns-repeated="4"/>
        </table:table-row>
        <table:table-row table:style-name="ro1">
          <table:table-cell office:value-type="float" office:value="2567094880" calcext:value-type="float">
            <text:p>2567094880</text:p>
          </table:table-cell>
          <table:table-cell office:value-type="float" office:value="637" calcext:value-type="float">
            <text:p>637</text:p>
          </table:table-cell>
          <table:table-cell office:value-type="float" office:value="306.73" calcext:value-type="float">
            <text:p>306.73</text:p>
          </table:table-cell>
          <table:table-cell office:value-type="float" office:value="1829653" calcext:value-type="float">
            <text:p>1829653</text:p>
          </table:table-cell>
          <table:table-cell table:formula="of:=[.D750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67359359" calcext:value-type="float">
            <text:p>2567359359</text:p>
          </table:table-cell>
          <table:table-cell office:value-type="float" office:value="3860" calcext:value-type="float">
            <text:p>3860</text:p>
          </table:table-cell>
          <table:table-cell office:value-type="float" office:value="1914.26" calcext:value-type="float">
            <text:p>1914.26</text:p>
          </table:table-cell>
          <table:table-cell office:value-type="float" office:value="1828333.98" calcext:value-type="float">
            <text:p>1828333.98</text:p>
          </table:table-cell>
          <table:table-cell table:formula="of:=[.D751]/1000" office:value-type="float" office:value="1828.33398" calcext:value-type="float">
            <text:p>1828.33398</text:p>
          </table:table-cell>
          <table:table-cell table:number-columns-repeated="4"/>
        </table:table-row>
        <table:table-row table:style-name="ro1">
          <table:table-cell office:value-type="float" office:value="2567370446" calcext:value-type="float">
            <text:p>2567370446</text:p>
          </table:table-cell>
          <table:table-cell office:value-type="float" office:value="4639" calcext:value-type="float">
            <text:p>4639</text:p>
          </table:table-cell>
          <table:table-cell office:value-type="float" office:value="2307.14" calcext:value-type="float">
            <text:p>2307.14</text:p>
          </table:table-cell>
          <table:table-cell office:value-type="float" office:value="1830742.66" calcext:value-type="float">
            <text:p>1830742.66</text:p>
          </table:table-cell>
          <table:table-cell table:formula="of:=[.D752]/1000" office:value-type="float" office:value="1830.74266" calcext:value-type="float">
            <text:p>1830.74266</text:p>
          </table:table-cell>
          <table:table-cell table:number-columns-repeated="4"/>
        </table:table-row>
        <table:table-row table:style-name="ro1">
          <table:table-cell office:value-type="float" office:value="2567539754" calcext:value-type="float">
            <text:p>2567539754</text:p>
          </table:table-cell>
          <table:table-cell office:value-type="float" office:value="1424" calcext:value-type="float">
            <text:p>1424</text:p>
          </table:table-cell>
          <table:table-cell office:value-type="float" office:value="796.18" calcext:value-type="float">
            <text:p>796.18</text:p>
          </table:table-cell>
          <table:table-cell office:value-type="float" office:value="1828410.69" calcext:value-type="float">
            <text:p>1828410.69</text:p>
          </table:table-cell>
          <table:table-cell table:formula="of:=[.D753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67678873" calcext:value-type="float">
            <text:p>2567678873</text:p>
          </table:table-cell>
          <table:table-cell office:value-type="float" office:value="5102" calcext:value-type="float">
            <text:p>5102</text:p>
          </table:table-cell>
          <table:table-cell office:value-type="float" office:value="2542.17" calcext:value-type="float">
            <text:p>2542.17</text:p>
          </table:table-cell>
          <table:table-cell office:value-type="float" office:value="1829064.86" calcext:value-type="float">
            <text:p>1829064.86</text:p>
          </table:table-cell>
          <table:table-cell table:formula="of:=[.D754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567688427" calcext:value-type="float">
            <text:p>2567688427</text:p>
          </table:table-cell>
          <table:table-cell office:value-type="float" office:value="2562" calcext:value-type="float">
            <text:p>2562</text:p>
          </table:table-cell>
          <table:table-cell office:value-type="float" office:value="1270.97" calcext:value-type="float">
            <text:p>1270.97</text:p>
          </table:table-cell>
          <table:table-cell office:value-type="float" office:value="1831344.16" calcext:value-type="float">
            <text:p>1831344.16</text:p>
          </table:table-cell>
          <table:table-cell table:formula="of:=[.D755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567897140" calcext:value-type="float">
            <text:p>2567897140</text:p>
          </table:table-cell>
          <table:table-cell office:value-type="float" office:value="353" calcext:value-type="float">
            <text:p>353</text:p>
          </table:table-cell>
          <table:table-cell office:value-type="float" office:value="181.06" calcext:value-type="float">
            <text:p>181.06</text:p>
          </table:table-cell>
          <table:table-cell office:value-type="float" office:value="1833810.89" calcext:value-type="float">
            <text:p>1833810.89</text:p>
          </table:table-cell>
          <table:table-cell table:formula="of:=[.D756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68015345" calcext:value-type="float">
            <text:p>2568015345</text:p>
          </table:table-cell>
          <table:table-cell office:value-type="float" office:value="2981" calcext:value-type="float">
            <text:p>2981</text:p>
          </table:table-cell>
          <table:table-cell office:value-type="float" office:value="1477.15" calcext:value-type="float">
            <text:p>1477.15</text:p>
          </table:table-cell>
          <table:table-cell office:value-type="float" office:value="1828878.8" calcext:value-type="float">
            <text:p>1828878.8</text:p>
          </table:table-cell>
          <table:table-cell table:formula="of:=[.D757]/1000" office:value-type="float" office:value="1828.8788" calcext:value-type="float">
            <text:p>1828.8788</text:p>
          </table:table-cell>
          <table:table-cell table:number-columns-repeated="4"/>
        </table:table-row>
        <table:table-row table:style-name="ro1">
          <table:table-cell office:value-type="float" office:value="2568151476" calcext:value-type="float">
            <text:p>2568151476</text:p>
          </table:table-cell>
          <table:table-cell office:value-type="float" office:value="374" calcext:value-type="float">
            <text:p>374</text:p>
          </table:table-cell>
          <table:table-cell office:value-type="float" office:value="178.9" calcext:value-type="float">
            <text:p>178.9</text:p>
          </table:table-cell>
          <table:table-cell office:value-type="float" office:value="1835357.62" calcext:value-type="float">
            <text:p>1835357.62</text:p>
          </table:table-cell>
          <table:table-cell table:formula="of:=[.D758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68323400" calcext:value-type="float">
            <text:p>2568323400</text:p>
          </table:table-cell>
          <table:table-cell office:value-type="float" office:value="3443" calcext:value-type="float">
            <text:p>3443</text:p>
          </table:table-cell>
          <table:table-cell office:value-type="float" office:value="1713.31" calcext:value-type="float">
            <text:p>1713.31</text:p>
          </table:table-cell>
          <table:table-cell office:value-type="float" office:value="1828771.11" calcext:value-type="float">
            <text:p>1828771.11</text:p>
          </table:table-cell>
          <table:table-cell table:formula="of:=[.D759]/1000" office:value-type="float" office:value="1828.77111" calcext:value-type="float">
            <text:p>1828.77111</text:p>
          </table:table-cell>
          <table:table-cell table:number-columns-repeated="4"/>
        </table:table-row>
        <table:table-row table:style-name="ro1">
          <table:table-cell office:value-type="float" office:value="2568334435" calcext:value-type="float">
            <text:p>2568334435</text:p>
          </table:table-cell>
          <table:table-cell office:value-type="float" office:value="4220" calcext:value-type="float">
            <text:p>4220</text:p>
          </table:table-cell>
          <table:table-cell office:value-type="float" office:value="2102.17" calcext:value-type="float">
            <text:p>2102.17</text:p>
          </table:table-cell>
          <table:table-cell office:value-type="float" office:value="1831771.27" calcext:value-type="float">
            <text:p>1831771.27</text:p>
          </table:table-cell>
          <table:table-cell table:formula="of:=[.D760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568380217" calcext:value-type="float">
            <text:p>2568380217</text:p>
          </table:table-cell>
          <table:table-cell office:value-type="float" office:value="657" calcext:value-type="float">
            <text:p>657</text:p>
          </table:table-cell>
          <table:table-cell office:value-type="float" office:value="321.47" calcext:value-type="float">
            <text:p>321.47</text:p>
          </table:table-cell>
          <table:table-cell office:value-type="float" office:value="1830663.62" calcext:value-type="float">
            <text:p>1830663.62</text:p>
          </table:table-cell>
          <table:table-cell table:formula="of:=[.D761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68642745" calcext:value-type="float">
            <text:p>2568642745</text:p>
          </table:table-cell>
          <table:table-cell office:value-type="float" office:value="3029" calcext:value-type="float">
            <text:p>3029</text:p>
          </table:table-cell>
          <table:table-cell office:value-type="float" office:value="1495.37" calcext:value-type="float">
            <text:p>1495.37</text:p>
          </table:table-cell>
          <table:table-cell office:value-type="float" office:value="1827209.53" calcext:value-type="float">
            <text:p>1827209.53</text:p>
          </table:table-cell>
          <table:table-cell table:formula="of:=[.D762]/1000" office:value-type="float" office:value="1827.20953" calcext:value-type="float">
            <text:p>1827.20953</text:p>
          </table:table-cell>
          <table:table-cell table:number-columns-repeated="4"/>
        </table:table-row>
        <table:table-row table:style-name="ro1">
          <table:table-cell office:value-type="float" office:value="2568646963" calcext:value-type="float">
            <text:p>2568646963</text:p>
          </table:table-cell>
          <table:table-cell office:value-type="float" office:value="4669" calcext:value-type="float">
            <text:p>4669</text:p>
          </table:table-cell>
          <table:table-cell office:value-type="float" office:value="2346.16" calcext:value-type="float">
            <text:p>2346.16</text:p>
          </table:table-cell>
          <table:table-cell office:value-type="float" office:value="1831199.83" calcext:value-type="float">
            <text:p>1831199.83</text:p>
          </table:table-cell>
          <table:table-cell table:formula="of:=[.D763]/1000" office:value-type="float" office:value="1831.19983" calcext:value-type="float">
            <text:p>1831.19983</text:p>
          </table:table-cell>
          <table:table-cell table:number-columns-repeated="4"/>
        </table:table-row>
        <table:table-row table:style-name="ro1">
          <table:table-cell office:value-type="float" office:value="2568816328" calcext:value-type="float">
            <text:p>2568816328</text:p>
          </table:table-cell>
          <table:table-cell office:value-type="float" office:value="1456" calcext:value-type="float">
            <text:p>1456</text:p>
          </table:table-cell>
          <table:table-cell office:value-type="float" office:value="833.52" calcext:value-type="float">
            <text:p>833.52</text:p>
          </table:table-cell>
          <table:table-cell office:value-type="float" office:value="1828571.43" calcext:value-type="float">
            <text:p>1828571.43</text:p>
          </table:table-cell>
          <table:table-cell table:formula="of:=[.D764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68955533" calcext:value-type="float">
            <text:p>2568955533</text:p>
          </table:table-cell>
          <table:table-cell office:value-type="float" office:value="5110" calcext:value-type="float">
            <text:p>5110</text:p>
          </table:table-cell>
          <table:table-cell office:value-type="float" office:value="2551.84" calcext:value-type="float">
            <text:p>2551.84</text:p>
          </table:table-cell>
          <table:table-cell office:value-type="float" office:value="1827271.84" calcext:value-type="float">
            <text:p>1827271.84</text:p>
          </table:table-cell>
          <table:table-cell table:formula="of:=[.D765]/1000" office:value-type="float" office:value="1827.27184" calcext:value-type="float">
            <text:p>1827.27184</text:p>
          </table:table-cell>
          <table:table-cell table:number-columns-repeated="4"/>
        </table:table-row>
        <table:table-row table:style-name="ro1">
          <table:table-cell office:value-type="float" office:value="2568962156" calcext:value-type="float">
            <text:p>2568962156</text:p>
          </table:table-cell>
          <table:table-cell office:value-type="float" office:value="2546" calcext:value-type="float">
            <text:p>2546</text:p>
          </table:table-cell>
          <table:table-cell office:value-type="float" office:value="1266.71" calcext:value-type="float">
            <text:p>1266.71</text:p>
          </table:table-cell>
          <table:table-cell office:value-type="float" office:value="1828211.19" calcext:value-type="float">
            <text:p>1828211.19</text:p>
          </table:table-cell>
          <table:table-cell table:formula="of:=[.D766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69170951" calcext:value-type="float">
            <text:p>2569170951</text:p>
          </table:table-cell>
          <table:table-cell office:value-type="float" office:value="374" calcext:value-type="float">
            <text:p>374</text:p>
          </table:table-cell>
          <table:table-cell office:value-type="float" office:value="194.69" calcext:value-type="float">
            <text:p>194.69</text:p>
          </table:table-cell>
          <table:table-cell office:value-type="float" office:value="1832884.1" calcext:value-type="float">
            <text:p>1832884.1</text:p>
          </table:table-cell>
          <table:table-cell table:formula="of:=[.D76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69272460" calcext:value-type="float">
            <text:p>2569272460</text:p>
          </table:table-cell>
          <table:table-cell office:value-type="float" office:value="4693" calcext:value-type="float">
            <text:p>4693</text:p>
          </table:table-cell>
          <table:table-cell office:value-type="float" office:value="2331.34" calcext:value-type="float">
            <text:p>2331.34</text:p>
          </table:table-cell>
          <table:table-cell office:value-type="float" office:value="1827497.87" calcext:value-type="float">
            <text:p>1827497.87</text:p>
          </table:table-cell>
          <table:table-cell table:formula="of:=[.D768]/1000" office:value-type="float" office:value="1827.49787" calcext:value-type="float">
            <text:p>1827.49787</text:p>
          </table:table-cell>
          <table:table-cell table:number-columns-repeated="4"/>
        </table:table-row>
        <table:table-row table:style-name="ro1">
          <table:table-cell office:value-type="float" office:value="2569281456" calcext:value-type="float">
            <text:p>2569281456</text:p>
          </table:table-cell>
          <table:table-cell office:value-type="float" office:value="2977" calcext:value-type="float">
            <text:p>2977</text:p>
          </table:table-cell>
          <table:table-cell office:value-type="float" office:value="1468.55" calcext:value-type="float">
            <text:p>1468.55</text:p>
          </table:table-cell>
          <table:table-cell office:value-type="float" office:value="1831033.32" calcext:value-type="float">
            <text:p>1831033.32</text:p>
          </table:table-cell>
          <table:table-cell table:formula="of:=[.D769]/1000" office:value-type="float" office:value="1831.03332" calcext:value-type="float">
            <text:p>1831.03332</text:p>
          </table:table-cell>
          <table:table-cell table:number-columns-repeated="4"/>
        </table:table-row>
        <table:table-row table:style-name="ro1">
          <table:table-cell office:value-type="float" office:value="2569418702" calcext:value-type="float">
            <text:p>2569418702</text:p>
          </table:table-cell>
          <table:table-cell office:value-type="float" office:value="375" calcext:value-type="float">
            <text:p>375</text:p>
          </table:table-cell>
          <table:table-cell office:value-type="float" office:value="184.86" calcext:value-type="float">
            <text:p>184.86</text:p>
          </table:table-cell>
          <table:table-cell office:value-type="float" office:value="1830417.23" calcext:value-type="float">
            <text:p>1830417.23</text:p>
          </table:table-cell>
          <table:table-cell table:formula="of:=[.D770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69590692" calcext:value-type="float">
            <text:p>2569590692</text:p>
          </table:table-cell>
          <table:table-cell office:value-type="float" office:value="2609" calcext:value-type="float">
            <text:p>2609</text:p>
          </table:table-cell>
          <table:table-cell office:value-type="float" office:value="1298.25" calcext:value-type="float">
            <text:p>1298.25</text:p>
          </table:table-cell>
          <table:table-cell office:value-type="float" office:value="1829362.03" calcext:value-type="float">
            <text:p>1829362.03</text:p>
          </table:table-cell>
          <table:table-cell table:formula="of:=[.D771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69602034" calcext:value-type="float">
            <text:p>2569602034</text:p>
          </table:table-cell>
          <table:table-cell office:value-type="float" office:value="4222" calcext:value-type="float">
            <text:p>4222</text:p>
          </table:table-cell>
          <table:table-cell office:value-type="float" office:value="2102.2" calcext:value-type="float">
            <text:p>2102.2</text:p>
          </table:table-cell>
          <table:table-cell office:value-type="float" office:value="1831336.73" calcext:value-type="float">
            <text:p>1831336.73</text:p>
          </table:table-cell>
          <table:table-cell table:formula="of:=[.D772]/1000" office:value-type="float" office:value="1831.33673" calcext:value-type="float">
            <text:p>1831.33673</text:p>
          </table:table-cell>
          <table:table-cell table:number-columns-repeated="4"/>
        </table:table-row>
        <table:table-row table:style-name="ro1">
          <table:table-cell office:value-type="float" office:value="2569646865" calcext:value-type="float">
            <text:p>2569646865</text:p>
          </table:table-cell>
          <table:table-cell office:value-type="float" office:value="638" calcext:value-type="float">
            <text:p>638</text:p>
          </table:table-cell>
          <table:table-cell office:value-type="float" office:value="321.56" calcext:value-type="float">
            <text:p>321.56</text:p>
          </table:table-cell>
          <table:table-cell office:value-type="float" office:value="1826771.65" calcext:value-type="float">
            <text:p>1826771.65</text:p>
          </table:table-cell>
          <table:table-cell table:formula="of:=[.D773]/1000" office:value-type="float" office:value="1826.77165" calcext:value-type="float">
            <text:p>1826.77165</text:p>
          </table:table-cell>
          <table:table-cell table:number-columns-repeated="4"/>
        </table:table-row>
        <table:table-row table:style-name="ro1">
          <table:table-cell office:value-type="float" office:value="2569909442" calcext:value-type="float">
            <text:p>2569909442</text:p>
          </table:table-cell>
          <table:table-cell office:value-type="float" office:value="3026" calcext:value-type="float">
            <text:p>3026</text:p>
          </table:table-cell>
          <table:table-cell office:value-type="float" office:value="1509.4" calcext:value-type="float">
            <text:p>1509.4</text:p>
          </table:table-cell>
          <table:table-cell office:value-type="float" office:value="1829328.91" calcext:value-type="float">
            <text:p>1829328.91</text:p>
          </table:table-cell>
          <table:table-cell table:formula="of:=[.D774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69920908" calcext:value-type="float">
            <text:p>2569920908</text:p>
          </table:table-cell>
          <table:table-cell office:value-type="float" office:value="5470" calcext:value-type="float">
            <text:p>5470</text:p>
          </table:table-cell>
          <table:table-cell office:value-type="float" office:value="2720.22" calcext:value-type="float">
            <text:p>2720.22</text:p>
          </table:table-cell>
          <table:table-cell office:value-type="float" office:value="1830496.06" calcext:value-type="float">
            <text:p>1830496.06</text:p>
          </table:table-cell>
          <table:table-cell table:formula="of:=[.D775]/1000" office:value-type="float" office:value="1830.49606" calcext:value-type="float">
            <text:p>1830.49606</text:p>
          </table:table-cell>
          <table:table-cell table:number-columns-repeated="4"/>
        </table:table-row>
        <table:table-row table:style-name="ro1">
          <table:table-cell office:value-type="float" office:value="2570089173" calcext:value-type="float">
            <text:p>2570089173</text:p>
          </table:table-cell>
          <table:table-cell office:value-type="float" office:value="1380" calcext:value-type="float">
            <text:p>1380</text:p>
          </table:table-cell>
          <table:table-cell office:value-type="float" office:value="764.23" calcext:value-type="float">
            <text:p>764.23</text:p>
          </table:table-cell>
          <table:table-cell office:value-type="float" office:value="1828737.3" calcext:value-type="float">
            <text:p>1828737.3</text:p>
          </table:table-cell>
          <table:table-cell table:formula="of:=[.D776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570228449" calcext:value-type="float">
            <text:p>2570228449</text:p>
          </table:table-cell>
          <table:table-cell office:value-type="float" office:value="5107" calcext:value-type="float">
            <text:p>5107</text:p>
          </table:table-cell>
          <table:table-cell office:value-type="float" office:value="2540.91" calcext:value-type="float">
            <text:p>2540.91</text:p>
          </table:table-cell>
          <table:table-cell office:value-type="float" office:value="1828167.91" calcext:value-type="float">
            <text:p>1828167.91</text:p>
          </table:table-cell>
          <table:table-cell table:formula="of:=[.D777]/1000" office:value-type="float" office:value="1828.16791" calcext:value-type="float">
            <text:p>1828.16791</text:p>
          </table:table-cell>
          <table:table-cell table:number-columns-repeated="4"/>
        </table:table-row>
        <table:table-row table:style-name="ro1">
          <table:table-cell office:value-type="float" office:value="2570236195" calcext:value-type="float">
            <text:p>2570236195</text:p>
          </table:table-cell>
          <table:table-cell office:value-type="float" office:value="2563" calcext:value-type="float">
            <text:p>2563</text:p>
          </table:table-cell>
          <table:table-cell office:value-type="float" office:value="1261.78" calcext:value-type="float">
            <text:p>1261.78</text:p>
          </table:table-cell>
          <table:table-cell office:value-type="float" office:value="1830269.85" calcext:value-type="float">
            <text:p>1830269.85</text:p>
          </table:table-cell>
          <table:table-cell table:formula="of:=[.D778]/1000" office:value-type="float" office:value="1830.26985" calcext:value-type="float">
            <text:p>1830.26985</text:p>
          </table:table-cell>
          <table:table-cell table:number-columns-repeated="4"/>
        </table:table-row>
        <table:table-row table:style-name="ro1">
          <table:table-cell office:value-type="float" office:value="2570445115" calcext:value-type="float">
            <text:p>2570445115</text:p>
          </table:table-cell>
          <table:table-cell office:value-type="float" office:value="375" calcext:value-type="float">
            <text:p>375</text:p>
          </table:table-cell>
          <table:table-cell office:value-type="float" office:value="199.09" calcext:value-type="float">
            <text:p>199.09</text:p>
          </table:table-cell>
          <table:table-cell office:value-type="float" office:value="1827956.99" calcext:value-type="float">
            <text:p>1827956.99</text:p>
          </table:table-cell>
          <table:table-cell table:formula="of:=[.D779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70546717" calcext:value-type="float">
            <text:p>2570546717</text:p>
          </table:table-cell>
          <table:table-cell office:value-type="float" office:value="5526" calcext:value-type="float">
            <text:p>5526</text:p>
          </table:table-cell>
          <table:table-cell office:value-type="float" office:value="2752.86" calcext:value-type="float">
            <text:p>2752.86</text:p>
          </table:table-cell>
          <table:table-cell office:value-type="float" office:value="1827411.17" calcext:value-type="float">
            <text:p>1827411.17</text:p>
          </table:table-cell>
          <table:table-cell table:formula="of:=[.D780]/1000" office:value-type="float" office:value="1827.41117" calcext:value-type="float">
            <text:p>1827.41117</text:p>
          </table:table-cell>
          <table:table-cell table:number-columns-repeated="4"/>
        </table:table-row>
        <table:table-row table:style-name="ro1">
          <table:table-cell office:value-type="float" office:value="2570553534" calcext:value-type="float">
            <text:p>2570553534</text:p>
          </table:table-cell>
          <table:table-cell office:value-type="float" office:value="2974" calcext:value-type="float">
            <text:p>2974</text:p>
          </table:table-cell>
          <table:table-cell office:value-type="float" office:value="1483.98" calcext:value-type="float">
            <text:p>1483.98</text:p>
          </table:table-cell>
          <table:table-cell office:value-type="float" office:value="1832266.76" calcext:value-type="float">
            <text:p>1832266.76</text:p>
          </table:table-cell>
          <table:table-cell table:formula="of:=[.D781]/1000" office:value-type="float" office:value="1832.26676" calcext:value-type="float">
            <text:p>1832.26676</text:p>
          </table:table-cell>
          <table:table-cell table:number-columns-repeated="4"/>
        </table:table-row>
        <table:table-row table:style-name="ro1">
          <table:table-cell office:value-type="float" office:value="2570689818" calcext:value-type="float">
            <text:p>2570689818</text:p>
          </table:table-cell>
          <table:table-cell office:value-type="float" office:value="375" calcext:value-type="float">
            <text:p>375</text:p>
          </table:table-cell>
          <table:table-cell office:value-type="float" office:value="187.19" calcext:value-type="float">
            <text:p>187.19</text:p>
          </table:table-cell>
          <table:table-cell office:value-type="float" office:value="1830417.23" calcext:value-type="float">
            <text:p>1830417.23</text:p>
          </table:table-cell>
          <table:table-cell table:formula="of:=[.D782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70857813" calcext:value-type="float">
            <text:p>2570857813</text:p>
          </table:table-cell>
          <table:table-cell office:value-type="float" office:value="3443" calcext:value-type="float">
            <text:p>3443</text:p>
          </table:table-cell>
          <table:table-cell office:value-type="float" office:value="1715.57" calcext:value-type="float">
            <text:p>1715.57</text:p>
          </table:table-cell>
          <table:table-cell office:value-type="float" office:value="1828771.11" calcext:value-type="float">
            <text:p>1828771.11</text:p>
          </table:table-cell>
          <table:table-cell table:formula="of:=[.D783]/1000" office:value-type="float" office:value="1828.77111" calcext:value-type="float">
            <text:p>1828.77111</text:p>
          </table:table-cell>
          <table:table-cell table:number-columns-repeated="4"/>
        </table:table-row>
        <table:table-row table:style-name="ro1">
          <table:table-cell office:value-type="float" office:value="2570868065" calcext:value-type="float">
            <text:p>2570868065</text:p>
          </table:table-cell>
          <table:table-cell office:value-type="float" office:value="5051" calcext:value-type="float">
            <text:p>5051</text:p>
          </table:table-cell>
          <table:table-cell office:value-type="float" office:value="2512.52" calcext:value-type="float">
            <text:p>2512.52</text:p>
          </table:table-cell>
          <table:table-cell office:value-type="float" office:value="1831516.35" calcext:value-type="float">
            <text:p>1831516.35</text:p>
          </table:table-cell>
          <table:table-cell table:formula="of:=[.D784]/1000" office:value-type="float" office:value="1831.51635" calcext:value-type="float">
            <text:p>1831.51635</text:p>
          </table:table-cell>
          <table:table-cell table:number-columns-repeated="4"/>
        </table:table-row>
        <table:table-row table:style-name="ro1">
          <table:table-cell office:value-type="float" office:value="2570912807" calcext:value-type="float">
            <text:p>2570912807</text:p>
          </table:table-cell>
          <table:table-cell office:value-type="float" office:value="637" calcext:value-type="float">
            <text:p>637</text:p>
          </table:table-cell>
          <table:table-cell office:value-type="float" office:value="318.04" calcext:value-type="float">
            <text:p>318.04</text:p>
          </table:table-cell>
          <table:table-cell office:value-type="float" office:value="1829653" calcext:value-type="float">
            <text:p>1829653</text:p>
          </table:table-cell>
          <table:table-cell table:formula="of:=[.D785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71175482" calcext:value-type="float">
            <text:p>2571175482</text:p>
          </table:table-cell>
          <table:table-cell office:value-type="float" office:value="3044" calcext:value-type="float">
            <text:p>3044</text:p>
          </table:table-cell>
          <table:table-cell office:value-type="float" office:value="1502.5" calcext:value-type="float">
            <text:p>1502.5</text:p>
          </table:table-cell>
          <table:table-cell office:value-type="float" office:value="1829549.19" calcext:value-type="float">
            <text:p>1829549.19</text:p>
          </table:table-cell>
          <table:table-cell table:formula="of:=[.D786]/1000" office:value-type="float" office:value="1829.54919" calcext:value-type="float">
            <text:p>1829.54919</text:p>
          </table:table-cell>
          <table:table-cell table:number-columns-repeated="4"/>
        </table:table-row>
        <table:table-row table:style-name="ro1">
          <table:table-cell office:value-type="float" office:value="2571187033" calcext:value-type="float">
            <text:p>2571187033</text:p>
          </table:table-cell>
          <table:table-cell office:value-type="float" office:value="4640" calcext:value-type="float">
            <text:p>4640</text:p>
          </table:table-cell>
          <table:table-cell office:value-type="float" office:value="2307.74" calcext:value-type="float">
            <text:p>2307.74</text:p>
          </table:table-cell>
          <table:table-cell office:value-type="float" office:value="1830347.51" calcext:value-type="float">
            <text:p>1830347.51</text:p>
          </table:table-cell>
          <table:table-cell table:formula="of:=[.D787]/1000" office:value-type="float" office:value="1830.34751" calcext:value-type="float">
            <text:p>1830.34751</text:p>
          </table:table-cell>
          <table:table-cell table:number-columns-repeated="4"/>
        </table:table-row>
        <table:table-row table:style-name="ro1">
          <table:table-cell office:value-type="float" office:value="2571355575" calcext:value-type="float">
            <text:p>2571355575</text:p>
          </table:table-cell>
          <table:table-cell office:value-type="float" office:value="1402" calcext:value-type="float">
            <text:p>1402</text:p>
          </table:table-cell>
          <table:table-cell office:value-type="float" office:value="800.36" calcext:value-type="float">
            <text:p>800.36</text:p>
          </table:table-cell>
          <table:table-cell office:value-type="float" office:value="1828571.43" calcext:value-type="float">
            <text:p>1828571.43</text:p>
          </table:table-cell>
          <table:table-cell table:formula="of:=[.D788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71493896" calcext:value-type="float">
            <text:p>2571493896</text:p>
          </table:table-cell>
          <table:table-cell office:value-type="float" office:value="5104" calcext:value-type="float">
            <text:p>5104</text:p>
          </table:table-cell>
          <table:table-cell office:value-type="float" office:value="2542.19" calcext:value-type="float">
            <text:p>2542.19</text:p>
          </table:table-cell>
          <table:table-cell office:value-type="float" office:value="1828885.4" calcext:value-type="float">
            <text:p>1828885.4</text:p>
          </table:table-cell>
          <table:table-cell table:formula="of:=[.D789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571503809" calcext:value-type="float">
            <text:p>2571503809</text:p>
          </table:table-cell>
          <table:table-cell office:value-type="float" office:value="2557" calcext:value-type="float">
            <text:p>2557</text:p>
          </table:table-cell>
          <table:table-cell office:value-type="float" office:value="1275.81" calcext:value-type="float">
            <text:p>1275.81</text:p>
          </table:table-cell>
          <table:table-cell office:value-type="float" office:value="1832419.73" calcext:value-type="float">
            <text:p>1832419.73</text:p>
          </table:table-cell>
          <table:table-cell table:formula="of:=[.D790]/1000" office:value-type="float" office:value="1832.41973" calcext:value-type="float">
            <text:p>1832.41973</text:p>
          </table:table-cell>
          <table:table-cell table:number-columns-repeated="4"/>
        </table:table-row>
        <table:table-row table:style-name="ro1">
          <table:table-cell office:value-type="float" office:value="2571711849" calcext:value-type="float">
            <text:p>2571711849</text:p>
          </table:table-cell>
          <table:table-cell office:value-type="float" office:value="353" calcext:value-type="float">
            <text:p>353</text:p>
          </table:table-cell>
          <table:table-cell office:value-type="float" office:value="182.52" calcext:value-type="float">
            <text:p>182.52</text:p>
          </table:table-cell>
          <table:table-cell office:value-type="float" office:value="1833810.89" calcext:value-type="float">
            <text:p>1833810.89</text:p>
          </table:table-cell>
          <table:table-cell table:formula="of:=[.D791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71830319" calcext:value-type="float">
            <text:p>2571830319</text:p>
          </table:table-cell>
          <table:table-cell office:value-type="float" office:value="2980" calcext:value-type="float">
            <text:p>2980</text:p>
          </table:table-cell>
          <table:table-cell office:value-type="float" office:value="1478.81" calcext:value-type="float">
            <text:p>1478.81</text:p>
          </table:table-cell>
          <table:table-cell office:value-type="float" office:value="1829493.86" calcext:value-type="float">
            <text:p>1829493.86</text:p>
          </table:table-cell>
          <table:table-cell table:formula="of:=[.D792]/1000" office:value-type="float" office:value="1829.49386" calcext:value-type="float">
            <text:p>1829.49386</text:p>
          </table:table-cell>
          <table:table-cell table:number-columns-repeated="4"/>
        </table:table-row>
        <table:table-row table:style-name="ro1">
          <table:table-cell office:value-type="float" office:value="2571966706" calcext:value-type="float">
            <text:p>2571966706</text:p>
          </table:table-cell>
          <table:table-cell office:value-type="float" office:value="376" calcext:value-type="float">
            <text:p>376</text:p>
          </table:table-cell>
          <table:table-cell office:value-type="float" office:value="180.36" calcext:value-type="float">
            <text:p>180.36</text:p>
          </table:table-cell>
          <table:table-cell office:value-type="float" office:value="1830417.23" calcext:value-type="float">
            <text:p>1830417.23</text:p>
          </table:table-cell>
          <table:table-cell table:formula="of:=[.D793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72138886" calcext:value-type="float">
            <text:p>2572138886</text:p>
          </table:table-cell>
          <table:table-cell office:value-type="float" office:value="3421" calcext:value-type="float">
            <text:p>3421</text:p>
          </table:table-cell>
          <table:table-cell office:value-type="float" office:value="1707.22" calcext:value-type="float">
            <text:p>1707.22</text:p>
          </table:table-cell>
          <table:table-cell office:value-type="float" office:value="1828303.55" calcext:value-type="float">
            <text:p>1828303.55</text:p>
          </table:table-cell>
          <table:table-cell table:formula="of:=[.D794]/1000" office:value-type="float" office:value="1828.30355" calcext:value-type="float">
            <text:p>1828.30355</text:p>
          </table:table-cell>
          <table:table-cell table:number-columns-repeated="4"/>
        </table:table-row>
        <table:table-row table:style-name="ro1">
          <table:table-cell office:value-type="float" office:value="2572149227" calcext:value-type="float">
            <text:p>2572149227</text:p>
          </table:table-cell>
          <table:table-cell office:value-type="float" office:value="4226" calcext:value-type="float">
            <text:p>4226</text:p>
          </table:table-cell>
          <table:table-cell office:value-type="float" office:value="2098" calcext:value-type="float">
            <text:p>2098</text:p>
          </table:table-cell>
          <table:table-cell office:value-type="float" office:value="1830034.37" calcext:value-type="float">
            <text:p>1830034.37</text:p>
          </table:table-cell>
          <table:table-cell table:formula="of:=[.D795]/1000" office:value-type="float" office:value="1830.03437" calcext:value-type="float">
            <text:p>1830.03437</text:p>
          </table:table-cell>
          <table:table-cell table:number-columns-repeated="4"/>
        </table:table-row>
        <table:table-row table:style-name="ro1">
          <table:table-cell office:value-type="float" office:value="2572195234" calcext:value-type="float">
            <text:p>2572195234</text:p>
          </table:table-cell>
          <table:table-cell office:value-type="float" office:value="659" calcext:value-type="float">
            <text:p>659</text:p>
          </table:table-cell>
          <table:table-cell office:value-type="float" office:value="329.2" calcext:value-type="float">
            <text:p>329.2</text:p>
          </table:table-cell>
          <table:table-cell office:value-type="float" office:value="1829268.29" calcext:value-type="float">
            <text:p>1829268.29</text:p>
          </table:table-cell>
          <table:table-cell table:formula="of:=[.D79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72457998" calcext:value-type="float">
            <text:p>2572457998</text:p>
          </table:table-cell>
          <table:table-cell office:value-type="float" office:value="3024" calcext:value-type="float">
            <text:p>3024</text:p>
          </table:table-cell>
          <table:table-cell office:value-type="float" office:value="1504.83" calcext:value-type="float">
            <text:p>1504.83</text:p>
          </table:table-cell>
          <table:table-cell office:value-type="float" office:value="1829328.91" calcext:value-type="float">
            <text:p>1829328.91</text:p>
          </table:table-cell>
          <table:table-cell table:formula="of:=[.D797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72462451" calcext:value-type="float">
            <text:p>2572462451</text:p>
          </table:table-cell>
          <table:table-cell office:value-type="float" office:value="5472" calcext:value-type="float">
            <text:p>5472</text:p>
          </table:table-cell>
          <table:table-cell office:value-type="float" office:value="2726.04" calcext:value-type="float">
            <text:p>2726.04</text:p>
          </table:table-cell>
          <table:table-cell office:value-type="float" office:value="1829993.6" calcext:value-type="float">
            <text:p>1829993.6</text:p>
          </table:table-cell>
          <table:table-cell table:formula="of:=[.D798]/1000" office:value-type="float" office:value="1829.9936" calcext:value-type="float">
            <text:p>1829.9936</text:p>
          </table:table-cell>
          <table:table-cell table:number-columns-repeated="4"/>
        </table:table-row>
        <table:table-row table:style-name="ro1">
          <table:table-cell office:value-type="float" office:value="2572630914" calcext:value-type="float">
            <text:p>2572630914</text:p>
          </table:table-cell>
          <table:table-cell office:value-type="float" office:value="1380" calcext:value-type="float">
            <text:p>1380</text:p>
          </table:table-cell>
          <table:table-cell office:value-type="float" office:value="768.82" calcext:value-type="float">
            <text:p>768.82</text:p>
          </table:table-cell>
          <table:table-cell office:value-type="float" office:value="1829401.09" calcext:value-type="float">
            <text:p>1829401.09</text:p>
          </table:table-cell>
          <table:table-cell table:formula="of:=[.D799]/1000" office:value-type="float" office:value="1829.40109" calcext:value-type="float">
            <text:p>1829.40109</text:p>
          </table:table-cell>
          <table:table-cell table:number-columns-repeated="4"/>
        </table:table-row>
        <table:table-row table:style-name="ro1">
          <table:table-cell office:value-type="float" office:value="2572768285" calcext:value-type="float">
            <text:p>2572768285</text:p>
          </table:table-cell>
          <table:table-cell office:value-type="float" office:value="5104" calcext:value-type="float">
            <text:p>5104</text:p>
          </table:table-cell>
          <table:table-cell office:value-type="float" office:value="2543.56" calcext:value-type="float">
            <text:p>2543.56</text:p>
          </table:table-cell>
          <table:table-cell office:value-type="float" office:value="1828885.4" calcext:value-type="float">
            <text:p>1828885.4</text:p>
          </table:table-cell>
          <table:table-cell table:formula="of:=[.D800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572778319" calcext:value-type="float">
            <text:p>2572778319</text:p>
          </table:table-cell>
          <table:table-cell office:value-type="float" office:value="2562" calcext:value-type="float">
            <text:p>2562</text:p>
          </table:table-cell>
          <table:table-cell office:value-type="float" office:value="1271.9" calcext:value-type="float">
            <text:p>1271.9</text:p>
          </table:table-cell>
          <table:table-cell office:value-type="float" office:value="1831344.16" calcext:value-type="float">
            <text:p>1831344.16</text:p>
          </table:table-cell>
          <table:table-cell table:formula="of:=[.D801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572987516" calcext:value-type="float">
            <text:p>2572987516</text:p>
          </table:table-cell>
          <table:table-cell office:value-type="float" office:value="353" calcext:value-type="float">
            <text:p>353</text:p>
          </table:table-cell>
          <table:table-cell office:value-type="float" office:value="185.95" calcext:value-type="float">
            <text:p>185.95</text:p>
          </table:table-cell>
          <table:table-cell office:value-type="float" office:value="1831187.41" calcext:value-type="float">
            <text:p>1831187.41</text:p>
          </table:table-cell>
          <table:table-cell table:formula="of:=[.D802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73088245" calcext:value-type="float">
            <text:p>2573088245</text:p>
          </table:table-cell>
          <table:table-cell office:value-type="float" office:value="4691" calcext:value-type="float">
            <text:p>4691</text:p>
          </table:table-cell>
          <table:table-cell office:value-type="float" office:value="2326.62" calcext:value-type="float">
            <text:p>2326.62</text:p>
          </table:table-cell>
          <table:table-cell office:value-type="float" office:value="1828278.51" calcext:value-type="float">
            <text:p>1828278.51</text:p>
          </table:table-cell>
          <table:table-cell table:formula="of:=[.D803]/1000" office:value-type="float" office:value="1828.27851" calcext:value-type="float">
            <text:p>1828.27851</text:p>
          </table:table-cell>
          <table:table-cell table:number-columns-repeated="4"/>
        </table:table-row>
        <table:table-row table:style-name="ro1">
          <table:table-cell office:value-type="float" office:value="2573096469" calcext:value-type="float">
            <text:p>2573096469</text:p>
          </table:table-cell>
          <table:table-cell office:value-type="float" office:value="2982" calcext:value-type="float">
            <text:p>2982</text:p>
          </table:table-cell>
          <table:table-cell office:value-type="float" office:value="1477.48" calcext:value-type="float">
            <text:p>1477.48</text:p>
          </table:table-cell>
          <table:table-cell office:value-type="float" office:value="1828571.43" calcext:value-type="float">
            <text:p>1828571.43</text:p>
          </table:table-cell>
          <table:table-cell table:formula="of:=[.D804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73234010" calcext:value-type="float">
            <text:p>2573234010</text:p>
          </table:table-cell>
          <table:table-cell office:value-type="float" office:value="374" calcext:value-type="float">
            <text:p>374</text:p>
          </table:table-cell>
          <table:table-cell office:value-type="float" office:value="175.32" calcext:value-type="float">
            <text:p>175.32</text:p>
          </table:table-cell>
          <table:table-cell office:value-type="float" office:value="1832884.1" calcext:value-type="float">
            <text:p>1832884.1</text:p>
          </table:table-cell>
          <table:table-cell table:formula="of:=[.D80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73405256" calcext:value-type="float">
            <text:p>2573405256</text:p>
          </table:table-cell>
          <table:table-cell office:value-type="float" office:value="2613" calcext:value-type="float">
            <text:p>2613</text:p>
          </table:table-cell>
          <table:table-cell office:value-type="float" office:value="1288.5" calcext:value-type="float">
            <text:p>1288.5</text:p>
          </table:table-cell>
          <table:table-cell office:value-type="float" office:value="1826904.62" calcext:value-type="float">
            <text:p>1826904.62</text:p>
          </table:table-cell>
          <table:table-cell table:formula="of:=[.D806]/1000" office:value-type="float" office:value="1826.90462" calcext:value-type="float">
            <text:p>1826.90462</text:p>
          </table:table-cell>
          <table:table-cell table:number-columns-repeated="4"/>
        </table:table-row>
        <table:table-row table:style-name="ro1">
          <table:table-cell office:value-type="float" office:value="2573415925" calcext:value-type="float">
            <text:p>2573415925</text:p>
          </table:table-cell>
          <table:table-cell office:value-type="float" office:value="4225" calcext:value-type="float">
            <text:p>4225</text:p>
          </table:table-cell>
          <table:table-cell office:value-type="float" office:value="2100.54" calcext:value-type="float">
            <text:p>2100.54</text:p>
          </table:table-cell>
          <table:table-cell office:value-type="float" office:value="1830251.3" calcext:value-type="float">
            <text:p>1830251.3</text:p>
          </table:table-cell>
          <table:table-cell table:formula="of:=[.D807]/1000" office:value-type="float" office:value="1830.2513" calcext:value-type="float">
            <text:p>1830.2513</text:p>
          </table:table-cell>
          <table:table-cell table:number-columns-repeated="4"/>
        </table:table-row>
        <table:table-row table:style-name="ro1">
          <table:table-cell office:value-type="float" office:value="2573460029" calcext:value-type="float">
            <text:p>2573460029</text:p>
          </table:table-cell>
          <table:table-cell office:value-type="float" office:value="680" calcext:value-type="float">
            <text:p>680</text:p>
          </table:table-cell>
          <table:table-cell office:value-type="float" office:value="323.12" calcext:value-type="float">
            <text:p>323.12</text:p>
          </table:table-cell>
          <table:table-cell office:value-type="float" office:value="1828908.55" calcext:value-type="float">
            <text:p>1828908.55</text:p>
          </table:table-cell>
          <table:table-cell table:formula="of:=[.D808]/1000" office:value-type="float" office:value="1828.90855" calcext:value-type="float">
            <text:p>1828.90855</text:p>
          </table:table-cell>
          <table:table-cell table:number-columns-repeated="4"/>
        </table:table-row>
        <table:table-row table:style-name="ro1">
          <table:table-cell office:value-type="float" office:value="2573721908" calcext:value-type="float">
            <text:p>2573721908</text:p>
          </table:table-cell>
          <table:table-cell office:value-type="float" office:value="3025" calcext:value-type="float">
            <text:p>3025</text:p>
          </table:table-cell>
          <table:table-cell office:value-type="float" office:value="1506.93" calcext:value-type="float">
            <text:p>1506.93</text:p>
          </table:table-cell>
          <table:table-cell office:value-type="float" office:value="1829328.91" calcext:value-type="float">
            <text:p>1829328.91</text:p>
          </table:table-cell>
          <table:table-cell table:formula="of:=[.D809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73733646" calcext:value-type="float">
            <text:p>2573733646</text:p>
          </table:table-cell>
          <table:table-cell office:value-type="float" office:value="4654" calcext:value-type="float">
            <text:p>4654</text:p>
          </table:table-cell>
          <table:table-cell office:value-type="float" office:value="2311.15" calcext:value-type="float">
            <text:p>2311.15</text:p>
          </table:table-cell>
          <table:table-cell office:value-type="float" office:value="1832258.06" calcext:value-type="float">
            <text:p>1832258.06</text:p>
          </table:table-cell>
          <table:table-cell table:formula="of:=[.D810]/1000" office:value-type="float" office:value="1832.25806" calcext:value-type="float">
            <text:p>1832.25806</text:p>
          </table:table-cell>
          <table:table-cell table:number-columns-repeated="4"/>
        </table:table-row>
        <table:table-row table:style-name="ro1">
          <table:table-cell office:value-type="float" office:value="2573903411" calcext:value-type="float">
            <text:p>2573903411</text:p>
          </table:table-cell>
          <table:table-cell office:value-type="float" office:value="1403" calcext:value-type="float">
            <text:p>1403</text:p>
          </table:table-cell>
          <table:table-cell office:value-type="float" office:value="793.14" calcext:value-type="float">
            <text:p>793.14</text:p>
          </table:table-cell>
          <table:table-cell office:value-type="float" office:value="1827918.6" calcext:value-type="float">
            <text:p>1827918.6</text:p>
          </table:table-cell>
          <table:table-cell table:formula="of:=[.D811]/1000" office:value-type="float" office:value="1827.9186" calcext:value-type="float">
            <text:p>1827.9186</text:p>
          </table:table-cell>
          <table:table-cell table:number-columns-repeated="4"/>
        </table:table-row>
        <table:table-row table:style-name="ro1">
          <table:table-cell office:value-type="float" office:value="2574041942" calcext:value-type="float">
            <text:p>2574041942</text:p>
          </table:table-cell>
          <table:table-cell office:value-type="float" office:value="5107" calcext:value-type="float">
            <text:p>5107</text:p>
          </table:table-cell>
          <table:table-cell office:value-type="float" office:value="2541.67" calcext:value-type="float">
            <text:p>2541.67</text:p>
          </table:table-cell>
          <table:table-cell office:value-type="float" office:value="1827988.62" calcext:value-type="float">
            <text:p>1827988.62</text:p>
          </table:table-cell>
          <table:table-cell table:formula="of:=[.D812]/1000" office:value-type="float" office:value="1827.98862" calcext:value-type="float">
            <text:p>1827.98862</text:p>
          </table:table-cell>
          <table:table-cell table:number-columns-repeated="4"/>
        </table:table-row>
        <table:table-row table:style-name="ro1">
          <table:table-cell office:value-type="float" office:value="2574051063" calcext:value-type="float">
            <text:p>2574051063</text:p>
          </table:table-cell>
          <table:table-cell office:value-type="float" office:value="2564" calcext:value-type="float">
            <text:p>2564</text:p>
          </table:table-cell>
          <table:table-cell office:value-type="float" office:value="1272.89" calcext:value-type="float">
            <text:p>1272.89</text:p>
          </table:table-cell>
          <table:table-cell office:value-type="float" office:value="1829196.79" calcext:value-type="float">
            <text:p>1829196.79</text:p>
          </table:table-cell>
          <table:table-cell table:formula="of:=[.D813]/1000" office:value-type="float" office:value="1829.19679" calcext:value-type="float">
            <text:p>1829.19679</text:p>
          </table:table-cell>
          <table:table-cell table:number-columns-repeated="4"/>
        </table:table-row>
        <table:table-row table:style-name="ro1">
          <table:table-cell office:value-type="float" office:value="2574259313" calcext:value-type="float">
            <text:p>2574259313</text:p>
          </table:table-cell>
          <table:table-cell office:value-type="float" office:value="373" calcext:value-type="float">
            <text:p>373</text:p>
          </table:table-cell>
          <table:table-cell office:value-type="float" office:value="191.06" calcext:value-type="float">
            <text:p>191.06</text:p>
          </table:table-cell>
          <table:table-cell office:value-type="float" office:value="1832884.1" calcext:value-type="float">
            <text:p>1832884.1</text:p>
          </table:table-cell>
          <table:table-cell table:formula="of:=[.D814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74360159" calcext:value-type="float">
            <text:p>2574360159</text:p>
          </table:table-cell>
          <table:table-cell office:value-type="float" office:value="4687" calcext:value-type="float">
            <text:p>4687</text:p>
          </table:table-cell>
          <table:table-cell office:value-type="float" office:value="2331.31" calcext:value-type="float">
            <text:p>2331.31</text:p>
          </table:table-cell>
          <table:table-cell office:value-type="float" office:value="1829059.83" calcext:value-type="float">
            <text:p>1829059.83</text:p>
          </table:table-cell>
          <table:table-cell table:formula="of:=[.D815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574370508" calcext:value-type="float">
            <text:p>2574370508</text:p>
          </table:table-cell>
          <table:table-cell office:value-type="float" office:value="2978" calcext:value-type="float">
            <text:p>2978</text:p>
          </table:table-cell>
          <table:table-cell office:value-type="float" office:value="1478.91" calcext:value-type="float">
            <text:p>1478.91</text:p>
          </table:table-cell>
          <table:table-cell office:value-type="float" office:value="1830725.22" calcext:value-type="float">
            <text:p>1830725.22</text:p>
          </table:table-cell>
          <table:table-cell table:formula="of:=[.D816]/1000" office:value-type="float" office:value="1830.72522" calcext:value-type="float">
            <text:p>1830.72522</text:p>
          </table:table-cell>
          <table:table-cell table:number-columns-repeated="4"/>
        </table:table-row>
        <table:table-row table:style-name="ro1">
          <table:table-cell office:value-type="float" office:value="2574508107" calcext:value-type="float">
            <text:p>2574508107</text:p>
          </table:table-cell>
          <table:table-cell office:value-type="float" office:value="375" calcext:value-type="float">
            <text:p>375</text:p>
          </table:table-cell>
          <table:table-cell office:value-type="float" office:value="183.02" calcext:value-type="float">
            <text:p>183.02</text:p>
          </table:table-cell>
          <table:table-cell office:value-type="float" office:value="1832884.1" calcext:value-type="float">
            <text:p>1832884.1</text:p>
          </table:table-cell>
          <table:table-cell table:formula="of:=[.D81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74680503" calcext:value-type="float">
            <text:p>2574680503</text:p>
          </table:table-cell>
          <table:table-cell office:value-type="float" office:value="3459" calcext:value-type="float">
            <text:p>3459</text:p>
          </table:table-cell>
          <table:table-cell office:value-type="float" office:value="1723.44" calcext:value-type="float">
            <text:p>1723.44</text:p>
          </table:table-cell>
          <table:table-cell office:value-type="float" office:value="1829497.76" calcext:value-type="float">
            <text:p>1829497.76</text:p>
          </table:table-cell>
          <table:table-cell table:formula="of:=[.D818]/1000" office:value-type="float" office:value="1829.49776" calcext:value-type="float">
            <text:p>1829.49776</text:p>
          </table:table-cell>
          <table:table-cell table:number-columns-repeated="4"/>
        </table:table-row>
        <table:table-row table:style-name="ro1">
          <table:table-cell office:value-type="float" office:value="2574690073" calcext:value-type="float">
            <text:p>2574690073</text:p>
          </table:table-cell>
          <table:table-cell office:value-type="float" office:value="4227" calcext:value-type="float">
            <text:p>4227</text:p>
          </table:table-cell>
          <table:table-cell office:value-type="float" office:value="2104.43" calcext:value-type="float">
            <text:p>2104.43</text:p>
          </table:table-cell>
          <table:table-cell office:value-type="float" office:value="1829383.89" calcext:value-type="float">
            <text:p>1829383.89</text:p>
          </table:table-cell>
          <table:table-cell table:formula="of:=[.D819]/1000" office:value-type="float" office:value="1829.38389" calcext:value-type="float">
            <text:p>1829.38389</text:p>
          </table:table-cell>
          <table:table-cell table:number-columns-repeated="4"/>
        </table:table-row>
        <table:table-row table:style-name="ro1">
          <table:table-cell office:value-type="float" office:value="2574736324" calcext:value-type="float">
            <text:p>2574736324</text:p>
          </table:table-cell>
          <table:table-cell office:value-type="float" office:value="658" calcext:value-type="float">
            <text:p>658</text:p>
          </table:table-cell>
          <table:table-cell office:value-type="float" office:value="324.77" calcext:value-type="float">
            <text:p>324.77</text:p>
          </table:table-cell>
          <table:table-cell office:value-type="float" office:value="1829268.29" calcext:value-type="float">
            <text:p>1829268.29</text:p>
          </table:table-cell>
          <table:table-cell table:formula="of:=[.D820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74998287" calcext:value-type="float">
            <text:p>2574998287</text:p>
          </table:table-cell>
          <table:table-cell office:value-type="float" office:value="3026" calcext:value-type="float">
            <text:p>3026</text:p>
          </table:table-cell>
          <table:table-cell office:value-type="float" office:value="1500.03" calcext:value-type="float">
            <text:p>1500.03</text:p>
          </table:table-cell>
          <table:table-cell office:value-type="float" office:value="1829025.84" calcext:value-type="float">
            <text:p>1829025.84</text:p>
          </table:table-cell>
          <table:table-cell table:formula="of:=[.D821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575009090" calcext:value-type="float">
            <text:p>2575009090</text:p>
          </table:table-cell>
          <table:table-cell office:value-type="float" office:value="4653" calcext:value-type="float">
            <text:p>4653</text:p>
          </table:table-cell>
          <table:table-cell office:value-type="float" office:value="2319.28" calcext:value-type="float">
            <text:p>2319.28</text:p>
          </table:table-cell>
          <table:table-cell office:value-type="float" office:value="1832455.1" calcext:value-type="float">
            <text:p>1832455.1</text:p>
          </table:table-cell>
          <table:table-cell table:formula="of:=[.D822]/1000" office:value-type="float" office:value="1832.4551" calcext:value-type="float">
            <text:p>1832.4551</text:p>
          </table:table-cell>
          <table:table-cell table:number-columns-repeated="4"/>
        </table:table-row>
        <table:table-row table:style-name="ro1">
          <table:table-cell office:value-type="float" office:value="2575179013" calcext:value-type="float">
            <text:p>2575179013</text:p>
          </table:table-cell>
          <table:table-cell office:value-type="float" office:value="1380" calcext:value-type="float">
            <text:p>1380</text:p>
          </table:table-cell>
          <table:table-cell office:value-type="float" office:value="772.03" calcext:value-type="float">
            <text:p>772.03</text:p>
          </table:table-cell>
          <table:table-cell office:value-type="float" office:value="1830065.36" calcext:value-type="float">
            <text:p>1830065.36</text:p>
          </table:table-cell>
          <table:table-cell table:formula="of:=[.D823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575317631" calcext:value-type="float">
            <text:p>2575317631</text:p>
          </table:table-cell>
          <table:table-cell office:value-type="float" office:value="4273" calcext:value-type="float">
            <text:p>4273</text:p>
          </table:table-cell>
          <table:table-cell office:value-type="float" office:value="2128.91" calcext:value-type="float">
            <text:p>2128.91</text:p>
          </table:table-cell>
          <table:table-cell office:value-type="float" office:value="1828839.39" calcext:value-type="float">
            <text:p>1828839.39</text:p>
          </table:table-cell>
          <table:table-cell table:formula="of:=[.D824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75328066" calcext:value-type="float">
            <text:p>2575328066</text:p>
          </table:table-cell>
          <table:table-cell office:value-type="float" office:value="3370" calcext:value-type="float">
            <text:p>3370</text:p>
          </table:table-cell>
          <table:table-cell office:value-type="float" office:value="1681.14" calcext:value-type="float">
            <text:p>1681.14</text:p>
          </table:table-cell>
          <table:table-cell office:value-type="float" office:value="1831697.89" calcext:value-type="float">
            <text:p>1831697.89</text:p>
          </table:table-cell>
          <table:table-cell table:formula="of:=[.D825]/1000" office:value-type="float" office:value="1831.69789" calcext:value-type="float">
            <text:p>1831.69789</text:p>
          </table:table-cell>
          <table:table-cell table:number-columns-repeated="4"/>
        </table:table-row>
        <table:table-row table:style-name="ro1">
          <table:table-cell office:value-type="float" office:value="2575536216" calcext:value-type="float">
            <text:p>2575536216</text:p>
          </table:table-cell>
          <table:table-cell office:value-type="float" office:value="354" calcext:value-type="float">
            <text:p>354</text:p>
          </table:table-cell>
          <table:table-cell office:value-type="float" office:value="186.44" calcext:value-type="float">
            <text:p>186.44</text:p>
          </table:table-cell>
          <table:table-cell office:value-type="float" office:value="1828571.43" calcext:value-type="float">
            <text:p>1828571.43</text:p>
          </table:table-cell>
          <table:table-cell table:formula="of:=[.D826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75637180" calcext:value-type="float">
            <text:p>2575637180</text:p>
          </table:table-cell>
          <table:table-cell office:value-type="float" office:value="4687" calcext:value-type="float">
            <text:p>4687</text:p>
          </table:table-cell>
          <table:table-cell office:value-type="float" office:value="2331.47" calcext:value-type="float">
            <text:p>2331.47</text:p>
          </table:table-cell>
          <table:table-cell office:value-type="float" office:value="1829255.26" calcext:value-type="float">
            <text:p>1829255.26</text:p>
          </table:table-cell>
          <table:table-cell table:formula="of:=[.D827]/1000" office:value-type="float" office:value="1829.25526" calcext:value-type="float">
            <text:p>1829.25526</text:p>
          </table:table-cell>
          <table:table-cell table:number-columns-repeated="4"/>
        </table:table-row>
        <table:table-row table:style-name="ro1">
          <table:table-cell office:value-type="float" office:value="2575647615" calcext:value-type="float">
            <text:p>2575647615</text:p>
          </table:table-cell>
          <table:table-cell office:value-type="float" office:value="2978" calcext:value-type="float">
            <text:p>2978</text:p>
          </table:table-cell>
          <table:table-cell office:value-type="float" office:value="1474.24" calcext:value-type="float">
            <text:p>1474.24</text:p>
          </table:table-cell>
          <table:table-cell office:value-type="float" office:value="1830725.22" calcext:value-type="float">
            <text:p>1830725.22</text:p>
          </table:table-cell>
          <table:table-cell table:formula="of:=[.D828]/1000" office:value-type="float" office:value="1830.72522" calcext:value-type="float">
            <text:p>1830.72522</text:p>
          </table:table-cell>
          <table:table-cell table:number-columns-repeated="4"/>
        </table:table-row>
        <table:table-row table:style-name="ro1">
          <table:table-cell office:value-type="float" office:value="2575785309" calcext:value-type="float">
            <text:p>2575785309</text:p>
          </table:table-cell>
          <table:table-cell office:value-type="float" office:value="376" calcext:value-type="float">
            <text:p>376</text:p>
          </table:table-cell>
          <table:table-cell office:value-type="float" office:value="183.6" calcext:value-type="float">
            <text:p>183.6</text:p>
          </table:table-cell>
          <table:table-cell office:value-type="float" office:value="1830417.23" calcext:value-type="float">
            <text:p>1830417.23</text:p>
          </table:table-cell>
          <table:table-cell table:formula="of:=[.D82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75957788" calcext:value-type="float">
            <text:p>2575957788</text:p>
          </table:table-cell>
          <table:table-cell office:value-type="float" office:value="3439" calcext:value-type="float">
            <text:p>3439</text:p>
          </table:table-cell>
          <table:table-cell office:value-type="float" office:value="1718.05" calcext:value-type="float">
            <text:p>1718.05</text:p>
          </table:table-cell>
          <table:table-cell office:value-type="float" office:value="1829303.82" calcext:value-type="float">
            <text:p>1829303.82</text:p>
          </table:table-cell>
          <table:table-cell table:formula="of:=[.D830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575967461" calcext:value-type="float">
            <text:p>2575967461</text:p>
          </table:table-cell>
          <table:table-cell office:value-type="float" office:value="4222" calcext:value-type="float">
            <text:p>4222</text:p>
          </table:table-cell>
          <table:table-cell office:value-type="float" office:value="2093.36" calcext:value-type="float">
            <text:p>2093.36</text:p>
          </table:table-cell>
          <table:table-cell office:value-type="float" office:value="1831336.73" calcext:value-type="float">
            <text:p>1831336.73</text:p>
          </table:table-cell>
          <table:table-cell table:formula="of:=[.D831]/1000" office:value-type="float" office:value="1831.33673" calcext:value-type="float">
            <text:p>1831.33673</text:p>
          </table:table-cell>
          <table:table-cell table:number-columns-repeated="4"/>
        </table:table-row>
        <table:table-row table:style-name="ro1">
          <table:table-cell office:value-type="float" office:value="2576013801" calcext:value-type="float">
            <text:p>2576013801</text:p>
          </table:table-cell>
          <table:table-cell office:value-type="float" office:value="637" calcext:value-type="float">
            <text:p>637</text:p>
          </table:table-cell>
          <table:table-cell office:value-type="float" office:value="321.8" calcext:value-type="float">
            <text:p>321.8</text:p>
          </table:table-cell>
          <table:table-cell office:value-type="float" office:value="1828211.19" calcext:value-type="float">
            <text:p>1828211.19</text:p>
          </table:table-cell>
          <table:table-cell table:formula="of:=[.D832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76275883" calcext:value-type="float">
            <text:p>2576275883</text:p>
          </table:table-cell>
          <table:table-cell office:value-type="float" office:value="3855" calcext:value-type="float">
            <text:p>3855</text:p>
          </table:table-cell>
          <table:table-cell office:value-type="float" office:value="1921.4" calcext:value-type="float">
            <text:p>1921.4</text:p>
          </table:table-cell>
          <table:table-cell office:value-type="float" office:value="1829284.14" calcext:value-type="float">
            <text:p>1829284.14</text:p>
          </table:table-cell>
          <table:table-cell table:formula="of:=[.D833]/1000" office:value-type="float" office:value="1829.28414" calcext:value-type="float">
            <text:p>1829.28414</text:p>
          </table:table-cell>
          <table:table-cell table:number-columns-repeated="4"/>
        </table:table-row>
        <table:table-row table:style-name="ro1">
          <table:table-cell office:value-type="float" office:value="2576279790" calcext:value-type="float">
            <text:p>2576279790</text:p>
          </table:table-cell>
          <table:table-cell office:value-type="float" office:value="4242" calcext:value-type="float">
            <text:p>4242</text:p>
          </table:table-cell>
          <table:table-cell office:value-type="float" office:value="2107.31" calcext:value-type="float">
            <text:p>2107.31</text:p>
          </table:table-cell>
          <table:table-cell office:value-type="float" office:value="1832133.16" calcext:value-type="float">
            <text:p>1832133.16</text:p>
          </table:table-cell>
          <table:table-cell table:formula="of:=[.D834]/1000" office:value-type="float" office:value="1832.13316" calcext:value-type="float">
            <text:p>1832.13316</text:p>
          </table:table-cell>
          <table:table-cell table:number-columns-repeated="4"/>
        </table:table-row>
        <table:table-row table:style-name="ro1">
          <table:table-cell office:value-type="float" office:value="2576449383" calcext:value-type="float">
            <text:p>2576449383</text:p>
          </table:table-cell>
          <table:table-cell office:value-type="float" office:value="1423" calcext:value-type="float">
            <text:p>1423</text:p>
          </table:table-cell>
          <table:table-cell office:value-type="float" office:value="801.92" calcext:value-type="float">
            <text:p>801.92</text:p>
          </table:table-cell>
          <table:table-cell office:value-type="float" office:value="1829053.82" calcext:value-type="float">
            <text:p>1829053.82</text:p>
          </table:table-cell>
          <table:table-cell table:formula="of:=[.D835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76588161" calcext:value-type="float">
            <text:p>2576588161</text:p>
          </table:table-cell>
          <table:table-cell office:value-type="float" office:value="4272" calcext:value-type="float">
            <text:p>4272</text:p>
          </table:table-cell>
          <table:table-cell office:value-type="float" office:value="2130.41" calcext:value-type="float">
            <text:p>2130.41</text:p>
          </table:table-cell>
          <table:table-cell office:value-type="float" office:value="1829053.82" calcext:value-type="float">
            <text:p>1829053.82</text:p>
          </table:table-cell>
          <table:table-cell table:formula="of:=[.D836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76598694" calcext:value-type="float">
            <text:p>2576598694</text:p>
          </table:table-cell>
          <table:table-cell office:value-type="float" office:value="2563" calcext:value-type="float">
            <text:p>2563</text:p>
          </table:table-cell>
          <table:table-cell office:value-type="float" office:value="1268.12" calcext:value-type="float">
            <text:p>1268.12</text:p>
          </table:table-cell>
          <table:table-cell office:value-type="float" office:value="1830985.92" calcext:value-type="float">
            <text:p>1830985.92</text:p>
          </table:table-cell>
          <table:table-cell table:formula="of:=[.D837]/1000" office:value-type="float" office:value="1830.98592" calcext:value-type="float">
            <text:p>1830.98592</text:p>
          </table:table-cell>
          <table:table-cell table:number-columns-repeated="4"/>
        </table:table-row>
        <table:table-row table:style-name="ro1">
          <table:table-cell office:value-type="float" office:value="2576807164" calcext:value-type="float">
            <text:p>2576807164</text:p>
          </table:table-cell>
          <table:table-cell office:value-type="float" office:value="374" calcext:value-type="float">
            <text:p>374</text:p>
          </table:table-cell>
          <table:table-cell office:value-type="float" office:value="195.97" calcext:value-type="float">
            <text:p>195.97</text:p>
          </table:table-cell>
          <table:table-cell office:value-type="float" office:value="1832884.1" calcext:value-type="float">
            <text:p>1832884.1</text:p>
          </table:table-cell>
          <table:table-cell table:formula="of:=[.D838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76908289" calcext:value-type="float">
            <text:p>2576908289</text:p>
          </table:table-cell>
          <table:table-cell office:value-type="float" office:value="4693" calcext:value-type="float">
            <text:p>4693</text:p>
          </table:table-cell>
          <table:table-cell office:value-type="float" office:value="2330.65" calcext:value-type="float">
            <text:p>2330.65</text:p>
          </table:table-cell>
          <table:table-cell office:value-type="float" office:value="1827497.87" calcext:value-type="float">
            <text:p>1827497.87</text:p>
          </table:table-cell>
          <table:table-cell table:formula="of:=[.D839]/1000" office:value-type="float" office:value="1827.49787" calcext:value-type="float">
            <text:p>1827.49787</text:p>
          </table:table-cell>
          <table:table-cell table:number-columns-repeated="4"/>
        </table:table-row>
        <table:table-row table:style-name="ro1">
          <table:table-cell office:value-type="float" office:value="2576916777" calcext:value-type="float">
            <text:p>2576916777</text:p>
          </table:table-cell>
          <table:table-cell office:value-type="float" office:value="2980" calcext:value-type="float">
            <text:p>2980</text:p>
          </table:table-cell>
          <table:table-cell office:value-type="float" office:value="1484.02" calcext:value-type="float">
            <text:p>1484.02</text:p>
          </table:table-cell>
          <table:table-cell office:value-type="float" office:value="1829801.55" calcext:value-type="float">
            <text:p>1829801.55</text:p>
          </table:table-cell>
          <table:table-cell table:formula="of:=[.D840]/1000" office:value-type="float" office:value="1829.80155" calcext:value-type="float">
            <text:p>1829.80155</text:p>
          </table:table-cell>
          <table:table-cell table:number-columns-repeated="4"/>
        </table:table-row>
        <table:table-row table:style-name="ro1">
          <table:table-cell office:value-type="float" office:value="2577054537" calcext:value-type="float">
            <text:p>2577054537</text:p>
          </table:table-cell>
          <table:table-cell office:value-type="float" office:value="407" calcext:value-type="float">
            <text:p>407</text:p>
          </table:table-cell>
          <table:table-cell office:value-type="float" office:value="215.88" calcext:value-type="float">
            <text:p>215.88</text:p>
          </table:table-cell>
          <table:table-cell office:value-type="float" office:value="1833810.89" calcext:value-type="float">
            <text:p>1833810.89</text:p>
          </table:table-cell>
          <table:table-cell table:formula="of:=[.D841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77227109" calcext:value-type="float">
            <text:p>2577227109</text:p>
          </table:table-cell>
          <table:table-cell office:value-type="float" office:value="2612" calcext:value-type="float">
            <text:p>2612</text:p>
          </table:table-cell>
          <table:table-cell office:value-type="float" office:value="1298.45" calcext:value-type="float">
            <text:p>1298.45</text:p>
          </table:table-cell>
          <table:table-cell office:value-type="float" office:value="1827956.99" calcext:value-type="float">
            <text:p>1827956.99</text:p>
          </table:table-cell>
          <table:table-cell table:formula="of:=[.D842]/1000" office:value-type="float" office:value="1827.95699" calcext:value-type="float">
            <text:p>1827.95699</text:p>
          </table:table-cell>
          <table:table-cell table:number-columns-repeated="4"/>
        </table:table-row>
        <table:table-row table:style-name="ro1">
          <table:table-cell office:value-type="float" office:value="2577238109" calcext:value-type="float">
            <text:p>2577238109</text:p>
          </table:table-cell>
          <table:table-cell office:value-type="float" office:value="5052" calcext:value-type="float">
            <text:p>5052</text:p>
          </table:table-cell>
          <table:table-cell office:value-type="float" office:value="2518.86" calcext:value-type="float">
            <text:p>2518.86</text:p>
          </table:table-cell>
          <table:table-cell office:value-type="float" office:value="1831334.85" calcext:value-type="float">
            <text:p>1831334.85</text:p>
          </table:table-cell>
          <table:table-cell table:formula="of:=[.D843]/1000" office:value-type="float" office:value="1831.33485" calcext:value-type="float">
            <text:p>1831.33485</text:p>
          </table:table-cell>
          <table:table-cell table:number-columns-repeated="4"/>
        </table:table-row>
        <table:table-row table:style-name="ro1">
          <table:table-cell office:value-type="float" office:value="2577283351" calcext:value-type="float">
            <text:p>2577283351</text:p>
          </table:table-cell>
          <table:table-cell office:value-type="float" office:value="660" calcext:value-type="float">
            <text:p>660</text:p>
          </table:table-cell>
          <table:table-cell office:value-type="float" office:value="320.48" calcext:value-type="float">
            <text:p>320.48</text:p>
          </table:table-cell>
          <table:table-cell office:value-type="float" office:value="1829268.29" calcext:value-type="float">
            <text:p>1829268.29</text:p>
          </table:table-cell>
          <table:table-cell table:formula="of:=[.D844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77545584" calcext:value-type="float">
            <text:p>2577545584</text:p>
          </table:table-cell>
          <table:table-cell office:value-type="float" office:value="3855" calcext:value-type="float">
            <text:p>3855</text:p>
          </table:table-cell>
          <table:table-cell office:value-type="float" office:value="1919.6" calcext:value-type="float">
            <text:p>1919.6</text:p>
          </table:table-cell>
          <table:table-cell office:value-type="float" office:value="1829284.14" calcext:value-type="float">
            <text:p>1829284.14</text:p>
          </table:table-cell>
          <table:table-cell table:formula="of:=[.D845]/1000" office:value-type="float" office:value="1829.28414" calcext:value-type="float">
            <text:p>1829.28414</text:p>
          </table:table-cell>
          <table:table-cell table:number-columns-repeated="4"/>
        </table:table-row>
        <table:table-row table:style-name="ro1">
          <table:table-cell office:value-type="float" office:value="2577556306" calcext:value-type="float">
            <text:p>2577556306</text:p>
          </table:table-cell>
          <table:table-cell office:value-type="float" office:value="5468" calcext:value-type="float">
            <text:p>5468</text:p>
          </table:table-cell>
          <table:table-cell office:value-type="float" office:value="2723.49" calcext:value-type="float">
            <text:p>2723.49</text:p>
          </table:table-cell>
          <table:table-cell office:value-type="float" office:value="1830998.81" calcext:value-type="float">
            <text:p>1830998.81</text:p>
          </table:table-cell>
          <table:table-cell table:formula="of:=[.D846]/1000" office:value-type="float" office:value="1830.99881" calcext:value-type="float">
            <text:p>1830.99881</text:p>
          </table:table-cell>
          <table:table-cell table:number-columns-repeated="4"/>
        </table:table-row>
        <table:table-row table:style-name="ro1">
          <table:table-cell office:value-type="float" office:value="2577725206" calcext:value-type="float">
            <text:p>2577725206</text:p>
          </table:table-cell>
          <table:table-cell office:value-type="float" office:value="1498" calcext:value-type="float">
            <text:p>1498</text:p>
          </table:table-cell>
          <table:table-cell office:value-type="float" office:value="863.71" calcext:value-type="float">
            <text:p>863.71</text:p>
          </table:table-cell>
          <table:table-cell office:value-type="float" office:value="1828888.12" calcext:value-type="float">
            <text:p>1828888.12</text:p>
          </table:table-cell>
          <table:table-cell table:formula="of:=[.D847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577864111" calcext:value-type="float">
            <text:p>2577864111</text:p>
          </table:table-cell>
          <table:table-cell office:value-type="float" office:value="5103" calcext:value-type="float">
            <text:p>5103</text:p>
          </table:table-cell>
          <table:table-cell office:value-type="float" office:value="2539.1" calcext:value-type="float">
            <text:p>2539.1</text:p>
          </table:table-cell>
          <table:table-cell office:value-type="float" office:value="1828885.4" calcext:value-type="float">
            <text:p>1828885.4</text:p>
          </table:table-cell>
          <table:table-cell table:formula="of:=[.D848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577873562" calcext:value-type="float">
            <text:p>2577873562</text:p>
          </table:table-cell>
          <table:table-cell office:value-type="float" office:value="2559" calcext:value-type="float">
            <text:p>2559</text:p>
          </table:table-cell>
          <table:table-cell office:value-type="float" office:value="1271.96" calcext:value-type="float">
            <text:p>1271.96</text:p>
          </table:table-cell>
          <table:table-cell office:value-type="float" office:value="1832778.54" calcext:value-type="float">
            <text:p>1832778.54</text:p>
          </table:table-cell>
          <table:table-cell table:formula="of:=[.D849]/1000" office:value-type="float" office:value="1832.77854" calcext:value-type="float">
            <text:p>1832.77854</text:p>
          </table:table-cell>
          <table:table-cell table:number-columns-repeated="4"/>
        </table:table-row>
        <table:table-row table:style-name="ro1">
          <table:table-cell office:value-type="float" office:value="2578082124" calcext:value-type="float">
            <text:p>2578082124</text:p>
          </table:table-cell>
          <table:table-cell office:value-type="float" office:value="375" calcext:value-type="float">
            <text:p>375</text:p>
          </table:table-cell>
          <table:table-cell office:value-type="float" office:value="203.42" calcext:value-type="float">
            <text:p>203.42</text:p>
          </table:table-cell>
          <table:table-cell office:value-type="float" office:value="1830417.23" calcext:value-type="float">
            <text:p>1830417.23</text:p>
          </table:table-cell>
          <table:table-cell table:formula="of:=[.D850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78183368" calcext:value-type="float">
            <text:p>2578183368</text:p>
          </table:table-cell>
          <table:table-cell office:value-type="float" office:value="4695" calcext:value-type="float">
            <text:p>4695</text:p>
          </table:table-cell>
          <table:table-cell office:value-type="float" office:value="2335.25" calcext:value-type="float">
            <text:p>2335.25</text:p>
          </table:table-cell>
          <table:table-cell office:value-type="float" office:value="1826912.82" calcext:value-type="float">
            <text:p>1826912.82</text:p>
          </table:table-cell>
          <table:table-cell table:formula="of:=[.D851]/1000" office:value-type="float" office:value="1826.91282" calcext:value-type="float">
            <text:p>1826.91282</text:p>
          </table:table-cell>
          <table:table-cell table:number-columns-repeated="4"/>
        </table:table-row>
        <table:table-row table:style-name="ro1">
          <table:table-cell office:value-type="float" office:value="2578193949" calcext:value-type="float">
            <text:p>2578193949</text:p>
          </table:table-cell>
          <table:table-cell office:value-type="float" office:value="2975" calcext:value-type="float">
            <text:p>2975</text:p>
          </table:table-cell>
          <table:table-cell office:value-type="float" office:value="1488.04" calcext:value-type="float">
            <text:p>1488.04</text:p>
          </table:table-cell>
          <table:table-cell office:value-type="float" office:value="1831958.24" calcext:value-type="float">
            <text:p>1831958.24</text:p>
          </table:table-cell>
          <table:table-cell table:formula="of:=[.D852]/1000" office:value-type="float" office:value="1831.95824" calcext:value-type="float">
            <text:p>1831.95824</text:p>
          </table:table-cell>
          <table:table-cell table:number-columns-repeated="4"/>
        </table:table-row>
        <table:table-row table:style-name="ro1">
          <table:table-cell office:value-type="float" office:value="2578331771" calcext:value-type="float">
            <text:p>2578331771</text:p>
          </table:table-cell>
          <table:table-cell office:value-type="float" office:value="374" calcext:value-type="float">
            <text:p>374</text:p>
          </table:table-cell>
          <table:table-cell office:value-type="float" office:value="179.83" calcext:value-type="float">
            <text:p>179.83</text:p>
          </table:table-cell>
          <table:table-cell office:value-type="float" office:value="1837837.84" calcext:value-type="float">
            <text:p>1837837.84</text:p>
          </table:table-cell>
          <table:table-cell table:formula="of:=[.D853]/1000" office:value-type="float" office:value="1837.83784" calcext:value-type="float">
            <text:p>1837.83784</text:p>
          </table:table-cell>
          <table:table-cell table:number-columns-repeated="4"/>
        </table:table-row>
        <table:table-row table:style-name="ro1">
          <table:table-cell office:value-type="float" office:value="2578503424" calcext:value-type="float">
            <text:p>2578503424</text:p>
          </table:table-cell>
          <table:table-cell office:value-type="float" office:value="2609" calcext:value-type="float">
            <text:p>2609</text:p>
          </table:table-cell>
          <table:table-cell office:value-type="float" office:value="1295.63" calcext:value-type="float">
            <text:p>1295.63</text:p>
          </table:table-cell>
          <table:table-cell office:value-type="float" office:value="1829362.03" calcext:value-type="float">
            <text:p>1829362.03</text:p>
          </table:table-cell>
          <table:table-cell table:formula="of:=[.D854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78514539" calcext:value-type="float">
            <text:p>2578514539</text:p>
          </table:table-cell>
          <table:table-cell office:value-type="float" office:value="5055" calcext:value-type="float">
            <text:p>5055</text:p>
          </table:table-cell>
          <table:table-cell office:value-type="float" office:value="2520.32" calcext:value-type="float">
            <text:p>2520.32</text:p>
          </table:table-cell>
          <table:table-cell office:value-type="float" office:value="1830427.89" calcext:value-type="float">
            <text:p>1830427.89</text:p>
          </table:table-cell>
          <table:table-cell table:formula="of:=[.D855]/1000" office:value-type="float" office:value="1830.42789" calcext:value-type="float">
            <text:p>1830.42789</text:p>
          </table:table-cell>
          <table:table-cell table:number-columns-repeated="4"/>
        </table:table-row>
        <table:table-row table:style-name="ro1">
          <table:table-cell office:value-type="float" office:value="2578559854" calcext:value-type="float">
            <text:p>2578559854</text:p>
          </table:table-cell>
          <table:table-cell office:value-type="float" office:value="659" calcext:value-type="float">
            <text:p>659</text:p>
          </table:table-cell>
          <table:table-cell office:value-type="float" office:value="322.08" calcext:value-type="float">
            <text:p>322.08</text:p>
          </table:table-cell>
          <table:table-cell office:value-type="float" office:value="1829268.29" calcext:value-type="float">
            <text:p>1829268.29</text:p>
          </table:table-cell>
          <table:table-cell table:formula="of:=[.D85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78822230" calcext:value-type="float">
            <text:p>2578822230</text:p>
          </table:table-cell>
          <table:table-cell office:value-type="float" office:value="3854" calcext:value-type="float">
            <text:p>3854</text:p>
          </table:table-cell>
          <table:table-cell office:value-type="float" office:value="1927.42" calcext:value-type="float">
            <text:p>1927.42</text:p>
          </table:table-cell>
          <table:table-cell office:value-type="float" office:value="1829284.14" calcext:value-type="float">
            <text:p>1829284.14</text:p>
          </table:table-cell>
          <table:table-cell table:formula="of:=[.D857]/1000" office:value-type="float" office:value="1829.28414" calcext:value-type="float">
            <text:p>1829.28414</text:p>
          </table:table-cell>
          <table:table-cell table:number-columns-repeated="4"/>
        </table:table-row>
        <table:table-row table:style-name="ro1">
          <table:table-cell office:value-type="float" office:value="2578833054" calcext:value-type="float">
            <text:p>2578833054</text:p>
          </table:table-cell>
          <table:table-cell office:value-type="float" office:value="5466" calcext:value-type="float">
            <text:p>5466</text:p>
          </table:table-cell>
          <table:table-cell office:value-type="float" office:value="2720.39" calcext:value-type="float">
            <text:p>2720.39</text:p>
          </table:table-cell>
          <table:table-cell office:value-type="float" office:value="1831669.57" calcext:value-type="float">
            <text:p>1831669.57</text:p>
          </table:table-cell>
          <table:table-cell table:formula="of:=[.D858]/1000" office:value-type="float" office:value="1831.66957" calcext:value-type="float">
            <text:p>1831.66957</text:p>
          </table:table-cell>
          <table:table-cell table:number-columns-repeated="4"/>
        </table:table-row>
        <table:table-row table:style-name="ro1">
          <table:table-cell office:value-type="float" office:value="2579002483" calcext:value-type="float">
            <text:p>2579002483</text:p>
          </table:table-cell>
          <table:table-cell office:value-type="float" office:value="1207" calcext:value-type="float">
            <text:p>1207</text:p>
          </table:table-cell>
          <table:table-cell office:value-type="float" office:value="659.3" calcext:value-type="float">
            <text:p>659.3</text:p>
          </table:table-cell>
          <table:table-cell office:value-type="float" office:value="1828001.66" calcext:value-type="float">
            <text:p>1828001.66</text:p>
          </table:table-cell>
          <table:table-cell table:formula="of:=[.D859]/1000" office:value-type="float" office:value="1828.00166" calcext:value-type="float">
            <text:p>1828.00166</text:p>
          </table:table-cell>
          <table:table-cell table:number-columns-repeated="4"/>
        </table:table-row>
        <table:table-row table:style-name="ro1">
          <table:table-cell office:value-type="float" office:value="2579142256" calcext:value-type="float">
            <text:p>2579142256</text:p>
          </table:table-cell>
          <table:table-cell office:value-type="float" office:value="4275" calcext:value-type="float">
            <text:p>4275</text:p>
          </table:table-cell>
          <table:table-cell office:value-type="float" office:value="2128.45" calcext:value-type="float">
            <text:p>2128.45</text:p>
          </table:table-cell>
          <table:table-cell office:value-type="float" office:value="1828196.41" calcext:value-type="float">
            <text:p>1828196.41</text:p>
          </table:table-cell>
          <table:table-cell table:formula="of:=[.D860]/1000" office:value-type="float" office:value="1828.19641" calcext:value-type="float">
            <text:p>1828.19641</text:p>
          </table:table-cell>
          <table:table-cell table:number-columns-repeated="4"/>
        </table:table-row>
        <table:table-row table:style-name="ro1">
          <table:table-cell office:value-type="float" office:value="2579153047" calcext:value-type="float">
            <text:p>2579153047</text:p>
          </table:table-cell>
          <table:table-cell office:value-type="float" office:value="2559" calcext:value-type="float">
            <text:p>2559</text:p>
          </table:table-cell>
          <table:table-cell office:value-type="float" office:value="1264.64" calcext:value-type="float">
            <text:p>1264.64</text:p>
          </table:table-cell>
          <table:table-cell office:value-type="float" office:value="1832419.73" calcext:value-type="float">
            <text:p>1832419.73</text:p>
          </table:table-cell>
          <table:table-cell table:formula="of:=[.D861]/1000" office:value-type="float" office:value="1832.41973" calcext:value-type="float">
            <text:p>1832.41973</text:p>
          </table:table-cell>
          <table:table-cell table:number-columns-repeated="4"/>
        </table:table-row>
        <table:table-row table:style-name="ro1">
          <table:table-cell office:value-type="float" office:value="2579361760" calcext:value-type="float">
            <text:p>2579361760</text:p>
          </table:table-cell>
          <table:table-cell office:value-type="float" office:value="353" calcext:value-type="float">
            <text:p>353</text:p>
          </table:table-cell>
          <table:table-cell office:value-type="float" office:value="185" calcext:value-type="float">
            <text:p>185</text:p>
          </table:table-cell>
          <table:table-cell office:value-type="float" office:value="1833810.89" calcext:value-type="float">
            <text:p>1833810.89</text:p>
          </table:table-cell>
          <table:table-cell table:formula="of:=[.D862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79479686" calcext:value-type="float">
            <text:p>2579479686</text:p>
          </table:table-cell>
          <table:table-cell office:value-type="float" office:value="3807" calcext:value-type="float">
            <text:p>3807</text:p>
          </table:table-cell>
          <table:table-cell office:value-type="float" office:value="1893.69" calcext:value-type="float">
            <text:p>1893.69</text:p>
          </table:table-cell>
          <table:table-cell office:value-type="float" office:value="1831337.98" calcext:value-type="float">
            <text:p>1831337.98</text:p>
          </table:table-cell>
          <table:table-cell table:formula="of:=[.D863]/1000" office:value-type="float" office:value="1831.33798" calcext:value-type="float">
            <text:p>1831.33798</text:p>
          </table:table-cell>
          <table:table-cell table:number-columns-repeated="4"/>
        </table:table-row>
        <table:table-row table:style-name="ro1">
          <table:table-cell office:value-type="float" office:value="2579615332" calcext:value-type="float">
            <text:p>2579615332</text:p>
          </table:table-cell>
          <table:table-cell office:value-type="float" office:value="375" calcext:value-type="float">
            <text:p>375</text:p>
          </table:table-cell>
          <table:table-cell office:value-type="float" office:value="185.11" calcext:value-type="float">
            <text:p>185.11</text:p>
          </table:table-cell>
          <table:table-cell office:value-type="float" office:value="1832884.1" calcext:value-type="float">
            <text:p>1832884.1</text:p>
          </table:table-cell>
          <table:table-cell table:formula="of:=[.D864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79787082" calcext:value-type="float">
            <text:p>2579787082</text:p>
          </table:table-cell>
          <table:table-cell office:value-type="float" office:value="2607" calcext:value-type="float">
            <text:p>2607</text:p>
          </table:table-cell>
          <table:table-cell office:value-type="float" office:value="1303.02" calcext:value-type="float">
            <text:p>1303.02</text:p>
          </table:table-cell>
          <table:table-cell office:value-type="float" office:value="1829362.03" calcext:value-type="float">
            <text:p>1829362.03</text:p>
          </table:table-cell>
          <table:table-cell table:formula="of:=[.D865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79798309" calcext:value-type="float">
            <text:p>2579798309</text:p>
          </table:table-cell>
          <table:table-cell office:value-type="float" office:value="5052" calcext:value-type="float">
            <text:p>5052</text:p>
          </table:table-cell>
          <table:table-cell office:value-type="float" office:value="2514.52" calcext:value-type="float">
            <text:p>2514.52</text:p>
          </table:table-cell>
          <table:table-cell office:value-type="float" office:value="1831334.85" calcext:value-type="float">
            <text:p>1831334.85</text:p>
          </table:table-cell>
          <table:table-cell table:formula="of:=[.D866]/1000" office:value-type="float" office:value="1831.33485" calcext:value-type="float">
            <text:p>1831.33485</text:p>
          </table:table-cell>
          <table:table-cell table:number-columns-repeated="4"/>
        </table:table-row>
        <table:table-row table:style-name="ro1">
          <table:table-cell office:value-type="float" office:value="2579843736" calcext:value-type="float">
            <text:p>2579843736</text:p>
          </table:table-cell>
          <table:table-cell office:value-type="float" office:value="657" calcext:value-type="float">
            <text:p>657</text:p>
          </table:table-cell>
          <table:table-cell office:value-type="float" office:value="327.18" calcext:value-type="float">
            <text:p>327.18</text:p>
          </table:table-cell>
          <table:table-cell office:value-type="float" office:value="1830663.62" calcext:value-type="float">
            <text:p>1830663.62</text:p>
          </table:table-cell>
          <table:table-cell table:formula="of:=[.D867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80108291" calcext:value-type="float">
            <text:p>2580108291</text:p>
          </table:table-cell>
          <table:table-cell office:value-type="float" office:value="3009" calcext:value-type="float">
            <text:p>3009</text:p>
          </table:table-cell>
          <table:table-cell office:value-type="float" office:value="1497.35" calcext:value-type="float">
            <text:p>1497.35</text:p>
          </table:table-cell>
          <table:table-cell office:value-type="float" office:value="1826971.16" calcext:value-type="float">
            <text:p>1826971.16</text:p>
          </table:table-cell>
          <table:table-cell table:formula="of:=[.D868]/1000" office:value-type="float" office:value="1826.97116" calcext:value-type="float">
            <text:p>1826.97116</text:p>
          </table:table-cell>
          <table:table-cell table:number-columns-repeated="4"/>
        </table:table-row>
        <table:table-row table:style-name="ro1">
          <table:table-cell office:value-type="float" office:value="2580119366" calcext:value-type="float">
            <text:p>2580119366</text:p>
          </table:table-cell>
          <table:table-cell office:value-type="float" office:value="4637" calcext:value-type="float">
            <text:p>4637</text:p>
          </table:table-cell>
          <table:table-cell office:value-type="float" office:value="2302.94" calcext:value-type="float">
            <text:p>2302.94</text:p>
          </table:table-cell>
          <table:table-cell office:value-type="float" office:value="1831335.71" calcext:value-type="float">
            <text:p>1831335.71</text:p>
          </table:table-cell>
          <table:table-cell table:formula="of:=[.D869]/1000" office:value-type="float" office:value="1831.33571" calcext:value-type="float">
            <text:p>1831.33571</text:p>
          </table:table-cell>
          <table:table-cell table:number-columns-repeated="4"/>
        </table:table-row>
        <table:table-row table:style-name="ro1">
          <table:table-cell office:value-type="float" office:value="2580288788" calcext:value-type="float">
            <text:p>2580288788</text:p>
          </table:table-cell>
          <table:table-cell office:value-type="float" office:value="1380" calcext:value-type="float">
            <text:p>1380</text:p>
          </table:table-cell>
          <table:table-cell office:value-type="float" office:value="757.6" calcext:value-type="float">
            <text:p>757.6</text:p>
          </table:table-cell>
          <table:table-cell office:value-type="float" office:value="1829401.09" calcext:value-type="float">
            <text:p>1829401.09</text:p>
          </table:table-cell>
          <table:table-cell table:formula="of:=[.D870]/1000" office:value-type="float" office:value="1829.40109" calcext:value-type="float">
            <text:p>1829.40109</text:p>
          </table:table-cell>
          <table:table-cell table:number-columns-repeated="4"/>
        </table:table-row>
        <table:table-row table:style-name="ro1">
          <table:table-cell office:value-type="float" office:value="2580420664" calcext:value-type="float">
            <text:p>2580420664</text:p>
          </table:table-cell>
          <table:table-cell office:value-type="float" office:value="5105" calcext:value-type="float">
            <text:p>5105</text:p>
          </table:table-cell>
          <table:table-cell office:value-type="float" office:value="2538.76" calcext:value-type="float">
            <text:p>2538.76</text:p>
          </table:table-cell>
          <table:table-cell office:value-type="float" office:value="1828526.58" calcext:value-type="float">
            <text:p>1828526.58</text:p>
          </table:table-cell>
          <table:table-cell table:formula="of:=[.D871]/1000" office:value-type="float" office:value="1828.52658" calcext:value-type="float">
            <text:p>1828.52658</text:p>
          </table:table-cell>
          <table:table-cell table:number-columns-repeated="4"/>
        </table:table-row>
        <table:table-row table:style-name="ro1">
          <table:table-cell office:value-type="float" office:value="2580430336" calcext:value-type="float">
            <text:p>2580430336</text:p>
          </table:table-cell>
          <table:table-cell office:value-type="float" office:value="3394" calcext:value-type="float">
            <text:p>3394</text:p>
          </table:table-cell>
          <table:table-cell office:value-type="float" office:value="1686.28" calcext:value-type="float">
            <text:p>1686.28</text:p>
          </table:table-cell>
          <table:table-cell office:value-type="float" office:value="1830258.3" calcext:value-type="float">
            <text:p>1830258.3</text:p>
          </table:table-cell>
          <table:table-cell table:formula="of:=[.D872]/1000" office:value-type="float" office:value="1830.2583" calcext:value-type="float">
            <text:p>1830.2583</text:p>
          </table:table-cell>
          <table:table-cell table:number-columns-repeated="4"/>
        </table:table-row>
        <table:table-row table:style-name="ro1">
          <table:table-cell office:value-type="float" office:value="2580637964" calcext:value-type="float">
            <text:p>2580637964</text:p>
          </table:table-cell>
          <table:table-cell office:value-type="float" office:value="353" calcext:value-type="float">
            <text:p>353</text:p>
          </table:table-cell>
          <table:table-cell office:value-type="float" office:value="179.8" calcext:value-type="float">
            <text:p>179.8</text:p>
          </table:table-cell>
          <table:table-cell office:value-type="float" office:value="1831187.41" calcext:value-type="float">
            <text:p>1831187.41</text:p>
          </table:table-cell>
          <table:table-cell table:formula="of:=[.D873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80755996" calcext:value-type="float">
            <text:p>2580755996</text:p>
          </table:table-cell>
          <table:table-cell office:value-type="float" office:value="3808" calcext:value-type="float">
            <text:p>3808</text:p>
          </table:table-cell>
          <table:table-cell office:value-type="float" office:value="1892.06" calcext:value-type="float">
            <text:p>1892.06</text:p>
          </table:table-cell>
          <table:table-cell office:value-type="float" office:value="1831097.08" calcext:value-type="float">
            <text:p>1831097.08</text:p>
          </table:table-cell>
          <table:table-cell table:formula="of:=[.D874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80889691" calcext:value-type="float">
            <text:p>2580889691</text:p>
          </table:table-cell>
          <table:table-cell office:value-type="float" office:value="374" calcext:value-type="float">
            <text:p>374</text:p>
          </table:table-cell>
          <table:table-cell office:value-type="float" office:value="182.34" calcext:value-type="float">
            <text:p>182.34</text:p>
          </table:table-cell>
          <table:table-cell office:value-type="float" office:value="1832884.1" calcext:value-type="float">
            <text:p>1832884.1</text:p>
          </table:table-cell>
          <table:table-cell table:formula="of:=[.D87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81061571" calcext:value-type="float">
            <text:p>2581061571</text:p>
          </table:table-cell>
          <table:table-cell office:value-type="float" office:value="2621" calcext:value-type="float">
            <text:p>2621</text:p>
          </table:table-cell>
          <table:table-cell office:value-type="float" office:value="1328" calcext:value-type="float">
            <text:p>1328</text:p>
          </table:table-cell>
          <table:table-cell office:value-type="float" office:value="1828482.13" calcext:value-type="float">
            <text:p>1828482.13</text:p>
          </table:table-cell>
          <table:table-cell table:formula="of:=[.D876]/1000" office:value-type="float" office:value="1828.48213" calcext:value-type="float">
            <text:p>1828.48213</text:p>
          </table:table-cell>
          <table:table-cell table:number-columns-repeated="4"/>
        </table:table-row>
        <table:table-row table:style-name="ro1">
          <table:table-cell office:value-type="float" office:value="2581072858" calcext:value-type="float">
            <text:p>2581072858</text:p>
          </table:table-cell>
          <table:table-cell office:value-type="float" office:value="5069" calcext:value-type="float">
            <text:p>5069</text:p>
          </table:table-cell>
          <table:table-cell office:value-type="float" office:value="2522.12" calcext:value-type="float">
            <text:p>2522.12</text:p>
          </table:table-cell>
          <table:table-cell office:value-type="float" office:value="1832362.52" calcext:value-type="float">
            <text:p>1832362.52</text:p>
          </table:table-cell>
          <table:table-cell table:formula="of:=[.D877]/1000" office:value-type="float" office:value="1832.36252" calcext:value-type="float">
            <text:p>1832.36252</text:p>
          </table:table-cell>
          <table:table-cell table:number-columns-repeated="4"/>
        </table:table-row>
        <table:table-row table:style-name="ro1">
          <table:table-cell office:value-type="float" office:value="2581117394" calcext:value-type="float">
            <text:p>2581117394</text:p>
          </table:table-cell>
          <table:table-cell office:value-type="float" office:value="670" calcext:value-type="float">
            <text:p>670</text:p>
          </table:table-cell>
          <table:table-cell office:value-type="float" office:value="347.49" calcext:value-type="float">
            <text:p>347.49</text:p>
          </table:table-cell>
          <table:table-cell office:value-type="float" office:value="1828571.43" calcext:value-type="float">
            <text:p>1828571.43</text:p>
          </table:table-cell>
          <table:table-cell table:formula="of:=[.D878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81379998" calcext:value-type="float">
            <text:p>2581379998</text:p>
          </table:table-cell>
          <table:table-cell office:value-type="float" office:value="3859" calcext:value-type="float">
            <text:p>3859</text:p>
          </table:table-cell>
          <table:table-cell office:value-type="float" office:value="1921.56" calcext:value-type="float">
            <text:p>1921.56</text:p>
          </table:table-cell>
          <table:table-cell office:value-type="float" office:value="1828333.98" calcext:value-type="float">
            <text:p>1828333.98</text:p>
          </table:table-cell>
          <table:table-cell table:formula="of:=[.D879]/1000" office:value-type="float" office:value="1828.33398" calcext:value-type="float">
            <text:p>1828.33398</text:p>
          </table:table-cell>
          <table:table-cell table:number-columns-repeated="4"/>
        </table:table-row>
        <table:table-row table:style-name="ro1">
          <table:table-cell office:value-type="float" office:value="2581390968" calcext:value-type="float">
            <text:p>2581390968</text:p>
          </table:table-cell>
          <table:table-cell office:value-type="float" office:value="5467" calcext:value-type="float">
            <text:p>5467</text:p>
          </table:table-cell>
          <table:table-cell office:value-type="float" office:value="2726.53" calcext:value-type="float">
            <text:p>2726.53</text:p>
          </table:table-cell>
          <table:table-cell office:value-type="float" office:value="1831669.57" calcext:value-type="float">
            <text:p>1831669.57</text:p>
          </table:table-cell>
          <table:table-cell table:formula="of:=[.D880]/1000" office:value-type="float" office:value="1831.66957" calcext:value-type="float">
            <text:p>1831.66957</text:p>
          </table:table-cell>
          <table:table-cell table:number-columns-repeated="4"/>
        </table:table-row>
        <table:table-row table:style-name="ro1">
          <table:table-cell office:value-type="float" office:value="2581559242" calcext:value-type="float">
            <text:p>2581559242</text:p>
          </table:table-cell>
          <table:table-cell office:value-type="float" office:value="1445" calcext:value-type="float">
            <text:p>1445</text:p>
          </table:table-cell>
          <table:table-cell office:value-type="float" office:value="820.64" calcext:value-type="float">
            <text:p>820.64</text:p>
          </table:table-cell>
          <table:table-cell office:value-type="float" office:value="1828571.43" calcext:value-type="float">
            <text:p>1828571.43</text:p>
          </table:table-cell>
          <table:table-cell table:formula="of:=[.D881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81698457" calcext:value-type="float">
            <text:p>2581698457</text:p>
          </table:table-cell>
          <table:table-cell office:value-type="float" office:value="4271" calcext:value-type="float">
            <text:p>4271</text:p>
          </table:table-cell>
          <table:table-cell office:value-type="float" office:value="2132.67" calcext:value-type="float">
            <text:p>2132.67</text:p>
          </table:table-cell>
          <table:table-cell office:value-type="float" office:value="1829053.82" calcext:value-type="float">
            <text:p>1829053.82</text:p>
          </table:table-cell>
          <table:table-cell table:formula="of:=[.D882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81708419" calcext:value-type="float">
            <text:p>2581708419</text:p>
          </table:table-cell>
          <table:table-cell office:value-type="float" office:value="3399" calcext:value-type="float">
            <text:p>3399</text:p>
          </table:table-cell>
          <table:table-cell office:value-type="float" office:value="1690.05" calcext:value-type="float">
            <text:p>1690.05</text:p>
          </table:table-cell>
          <table:table-cell office:value-type="float" office:value="1828369.21" calcext:value-type="float">
            <text:p>1828369.21</text:p>
          </table:table-cell>
          <table:table-cell table:formula="of:=[.D883]/1000" office:value-type="float" office:value="1828.36921" calcext:value-type="float">
            <text:p>1828.36921</text:p>
          </table:table-cell>
          <table:table-cell table:number-columns-repeated="4"/>
        </table:table-row>
        <table:table-row table:style-name="ro1">
          <table:table-cell office:value-type="float" office:value="2581916104" calcext:value-type="float">
            <text:p>2581916104</text:p>
          </table:table-cell>
          <table:table-cell office:value-type="float" office:value="395" calcext:value-type="float">
            <text:p>395</text:p>
          </table:table-cell>
          <table:table-cell office:value-type="float" office:value="206.35" calcext:value-type="float">
            <text:p>206.35</text:p>
          </table:table-cell>
          <table:table-cell office:value-type="float" office:value="1834394.9" calcext:value-type="float">
            <text:p>1834394.9</text:p>
          </table:table-cell>
          <table:table-cell table:formula="of:=[.D884]/1000" office:value-type="float" office:value="1834.3949" calcext:value-type="float">
            <text:p>1834.3949</text:p>
          </table:table-cell>
          <table:table-cell table:number-columns-repeated="4"/>
        </table:table-row>
        <table:table-row table:style-name="ro1">
          <table:table-cell office:value-type="float" office:value="2582034252" calcext:value-type="float">
            <text:p>2582034252</text:p>
          </table:table-cell>
          <table:table-cell office:value-type="float" office:value="3808" calcext:value-type="float">
            <text:p>3808</text:p>
          </table:table-cell>
          <table:table-cell office:value-type="float" office:value="1892.21" calcext:value-type="float">
            <text:p>1892.21</text:p>
          </table:table-cell>
          <table:table-cell office:value-type="float" office:value="1830856.24" calcext:value-type="float">
            <text:p>1830856.24</text:p>
          </table:table-cell>
          <table:table-cell table:formula="of:=[.D885]/1000" office:value-type="float" office:value="1830.85624" calcext:value-type="float">
            <text:p>1830.85624</text:p>
          </table:table-cell>
          <table:table-cell table:number-columns-repeated="4"/>
        </table:table-row>
        <table:table-row table:style-name="ro1">
          <table:table-cell office:value-type="float" office:value="2582168043" calcext:value-type="float">
            <text:p>2582168043</text:p>
          </table:table-cell>
          <table:table-cell office:value-type="float" office:value="375" calcext:value-type="float">
            <text:p>375</text:p>
          </table:table-cell>
          <table:table-cell office:value-type="float" office:value="182.98" calcext:value-type="float">
            <text:p>182.98</text:p>
          </table:table-cell>
          <table:table-cell office:value-type="float" office:value="1830417.23" calcext:value-type="float">
            <text:p>1830417.23</text:p>
          </table:table-cell>
          <table:table-cell table:formula="of:=[.D886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82340026" calcext:value-type="float">
            <text:p>2582340026</text:p>
          </table:table-cell>
          <table:table-cell office:value-type="float" office:value="3442" calcext:value-type="float">
            <text:p>3442</text:p>
          </table:table-cell>
          <table:table-cell office:value-type="float" office:value="1715.32" calcext:value-type="float">
            <text:p>1715.32</text:p>
          </table:table-cell>
          <table:table-cell office:value-type="float" office:value="1828771.11" calcext:value-type="float">
            <text:p>1828771.11</text:p>
          </table:table-cell>
          <table:table-cell table:formula="of:=[.D887]/1000" office:value-type="float" office:value="1828.77111" calcext:value-type="float">
            <text:p>1828.77111</text:p>
          </table:table-cell>
          <table:table-cell table:number-columns-repeated="4"/>
        </table:table-row>
        <table:table-row table:style-name="ro1">
          <table:table-cell office:value-type="float" office:value="2582350243" calcext:value-type="float">
            <text:p>2582350243</text:p>
          </table:table-cell>
          <table:table-cell office:value-type="float" office:value="4220" calcext:value-type="float">
            <text:p>4220</text:p>
          </table:table-cell>
          <table:table-cell office:value-type="float" office:value="2099.09" calcext:value-type="float">
            <text:p>2099.09</text:p>
          </table:table-cell>
          <table:table-cell office:value-type="float" office:value="1831771.27" calcext:value-type="float">
            <text:p>1831771.27</text:p>
          </table:table-cell>
          <table:table-cell table:formula="of:=[.D888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582396075" calcext:value-type="float">
            <text:p>2582396075</text:p>
          </table:table-cell>
          <table:table-cell office:value-type="float" office:value="658" calcext:value-type="float">
            <text:p>658</text:p>
          </table:table-cell>
          <table:table-cell office:value-type="float" office:value="325.2" calcext:value-type="float">
            <text:p>325.2</text:p>
          </table:table-cell>
          <table:table-cell office:value-type="float" office:value="1830663.62" calcext:value-type="float">
            <text:p>1830663.62</text:p>
          </table:table-cell>
          <table:table-cell table:formula="of:=[.D889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82658836" calcext:value-type="float">
            <text:p>2582658836</text:p>
          </table:table-cell>
          <table:table-cell office:value-type="float" office:value="3022" calcext:value-type="float">
            <text:p>3022</text:p>
          </table:table-cell>
          <table:table-cell office:value-type="float" office:value="1515.22" calcext:value-type="float">
            <text:p>1515.22</text:p>
          </table:table-cell>
          <table:table-cell office:value-type="float" office:value="1829025.84" calcext:value-type="float">
            <text:p>1829025.84</text:p>
          </table:table-cell>
          <table:table-cell table:formula="of:=[.D890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582670092" calcext:value-type="float">
            <text:p>2582670092</text:p>
          </table:table-cell>
          <table:table-cell office:value-type="float" office:value="4636" calcext:value-type="float">
            <text:p>4636</text:p>
          </table:table-cell>
          <table:table-cell office:value-type="float" office:value="2310.89" calcext:value-type="float">
            <text:p>2310.89</text:p>
          </table:table-cell>
          <table:table-cell office:value-type="float" office:value="1831731.29" calcext:value-type="float">
            <text:p>1831731.29</text:p>
          </table:table-cell>
          <table:table-cell table:formula="of:=[.D891]/1000" office:value-type="float" office:value="1831.73129" calcext:value-type="float">
            <text:p>1831.73129</text:p>
          </table:table-cell>
          <table:table-cell table:number-columns-repeated="4"/>
        </table:table-row>
        <table:table-row table:style-name="ro1">
          <table:table-cell office:value-type="float" office:value="2582839709" calcext:value-type="float">
            <text:p>2582839709</text:p>
          </table:table-cell>
          <table:table-cell office:value-type="float" office:value="1445" calcext:value-type="float">
            <text:p>1445</text:p>
          </table:table-cell>
          <table:table-cell office:value-type="float" office:value="808.77" calcext:value-type="float">
            <text:p>808.77</text:p>
          </table:table-cell>
          <table:table-cell office:value-type="float" office:value="1829521.83" calcext:value-type="float">
            <text:p>1829521.83</text:p>
          </table:table-cell>
          <table:table-cell table:formula="of:=[.D892]/1000" office:value-type="float" office:value="1829.52183" calcext:value-type="float">
            <text:p>1829.52183</text:p>
          </table:table-cell>
          <table:table-cell table:number-columns-repeated="4"/>
        </table:table-row>
        <table:table-row table:style-name="ro1">
          <table:table-cell office:value-type="float" office:value="2582978023" calcext:value-type="float">
            <text:p>2582978023</text:p>
          </table:table-cell>
          <table:table-cell office:value-type="float" office:value="5109" calcext:value-type="float">
            <text:p>5109</text:p>
          </table:table-cell>
          <table:table-cell office:value-type="float" office:value="2545.44" calcext:value-type="float">
            <text:p>2545.44</text:p>
          </table:table-cell>
          <table:table-cell office:value-type="float" office:value="1827630.16" calcext:value-type="float">
            <text:p>1827630.16</text:p>
          </table:table-cell>
          <table:table-cell table:formula="of:=[.D893]/1000" office:value-type="float" office:value="1827.63016" calcext:value-type="float">
            <text:p>1827.63016</text:p>
          </table:table-cell>
          <table:table-cell table:number-columns-repeated="4"/>
        </table:table-row>
        <table:table-row table:style-name="ro1">
          <table:table-cell office:value-type="float" office:value="2582987893" calcext:value-type="float">
            <text:p>2582987893</text:p>
          </table:table-cell>
          <table:table-cell office:value-type="float" office:value="2564" calcext:value-type="float">
            <text:p>2564</text:p>
          </table:table-cell>
          <table:table-cell office:value-type="float" office:value="1269.02" calcext:value-type="float">
            <text:p>1269.02</text:p>
          </table:table-cell>
          <table:table-cell office:value-type="float" office:value="1829912.02" calcext:value-type="float">
            <text:p>1829912.02</text:p>
          </table:table-cell>
          <table:table-cell table:formula="of:=[.D894]/1000" office:value-type="float" office:value="1829.91202" calcext:value-type="float">
            <text:p>1829.91202</text:p>
          </table:table-cell>
          <table:table-cell table:number-columns-repeated="4"/>
        </table:table-row>
        <table:table-row table:style-name="ro1">
          <table:table-cell office:value-type="float" office:value="2583196909" calcext:value-type="float">
            <text:p>2583196909</text:p>
          </table:table-cell>
          <table:table-cell office:value-type="float" office:value="374" calcext:value-type="float">
            <text:p>374</text:p>
          </table:table-cell>
          <table:table-cell office:value-type="float" office:value="194.35" calcext:value-type="float">
            <text:p>194.35</text:p>
          </table:table-cell>
          <table:table-cell office:value-type="float" office:value="1830417.23" calcext:value-type="float">
            <text:p>1830417.23</text:p>
          </table:table-cell>
          <table:table-cell table:formula="of:=[.D89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83315112" calcext:value-type="float">
            <text:p>2583315112</text:p>
          </table:table-cell>
          <table:table-cell office:value-type="float" office:value="3806" calcext:value-type="float">
            <text:p>3806</text:p>
          </table:table-cell>
          <table:table-cell office:value-type="float" office:value="1892" calcext:value-type="float">
            <text:p>1892</text:p>
          </table:table-cell>
          <table:table-cell office:value-type="float" office:value="1831578.95" calcext:value-type="float">
            <text:p>1831578.95</text:p>
          </table:table-cell>
          <table:table-cell table:formula="of:=[.D896]/1000" office:value-type="float" office:value="1831.57895" calcext:value-type="float">
            <text:p>1831.57895</text:p>
          </table:table-cell>
          <table:table-cell table:number-columns-repeated="4"/>
        </table:table-row>
        <table:table-row table:style-name="ro1">
          <table:table-cell office:value-type="float" office:value="2583451011" calcext:value-type="float">
            <text:p>2583451011</text:p>
          </table:table-cell>
          <table:table-cell office:value-type="float" office:value="375" calcext:value-type="float">
            <text:p>375</text:p>
          </table:table-cell>
          <table:table-cell office:value-type="float" office:value="185.75" calcext:value-type="float">
            <text:p>185.75</text:p>
          </table:table-cell>
          <table:table-cell office:value-type="float" office:value="1830417.23" calcext:value-type="float">
            <text:p>1830417.23</text:p>
          </table:table-cell>
          <table:table-cell table:formula="of:=[.D897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83623106" calcext:value-type="float">
            <text:p>2583623106</text:p>
          </table:table-cell>
          <table:table-cell office:value-type="float" office:value="3460" calcext:value-type="float">
            <text:p>3460</text:p>
          </table:table-cell>
          <table:table-cell office:value-type="float" office:value="1707.9" calcext:value-type="float">
            <text:p>1707.9</text:p>
          </table:table-cell>
          <table:table-cell office:value-type="float" office:value="1829233" calcext:value-type="float">
            <text:p>1829233</text:p>
          </table:table-cell>
          <table:table-cell table:formula="of:=[.D898]/1000" office:value-type="float" office:value="1829.233" calcext:value-type="float">
            <text:p>1829.233</text:p>
          </table:table-cell>
          <table:table-cell table:number-columns-repeated="4"/>
        </table:table-row>
        <table:table-row table:style-name="ro1">
          <table:table-cell office:value-type="float" office:value="2583633417" calcext:value-type="float">
            <text:p>2583633417</text:p>
          </table:table-cell>
          <table:table-cell office:value-type="float" office:value="4224" calcext:value-type="float">
            <text:p>4224</text:p>
          </table:table-cell>
          <table:table-cell office:value-type="float" office:value="2104.34" calcext:value-type="float">
            <text:p>2104.34</text:p>
          </table:table-cell>
          <table:table-cell office:value-type="float" office:value="1830685.32" calcext:value-type="float">
            <text:p>1830685.32</text:p>
          </table:table-cell>
          <table:table-cell table:formula="of:=[.D899]/1000" office:value-type="float" office:value="1830.68532" calcext:value-type="float">
            <text:p>1830.68532</text:p>
          </table:table-cell>
          <table:table-cell table:number-columns-repeated="4"/>
        </table:table-row>
        <table:table-row table:style-name="ro1">
          <table:table-cell office:value-type="float" office:value="2583679398" calcext:value-type="float">
            <text:p>2583679398</text:p>
          </table:table-cell>
          <table:table-cell office:value-type="float" office:value="637" calcext:value-type="float">
            <text:p>637</text:p>
          </table:table-cell>
          <table:table-cell office:value-type="float" office:value="304.32" calcext:value-type="float">
            <text:p>304.32</text:p>
          </table:table-cell>
          <table:table-cell office:value-type="float" office:value="1831097.08" calcext:value-type="float">
            <text:p>1831097.08</text:p>
          </table:table-cell>
          <table:table-cell table:formula="of:=[.D900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583942305" calcext:value-type="float">
            <text:p>2583942305</text:p>
          </table:table-cell>
          <table:table-cell office:value-type="float" office:value="3836" calcext:value-type="float">
            <text:p>3836</text:p>
          </table:table-cell>
          <table:table-cell office:value-type="float" office:value="1912.38" calcext:value-type="float">
            <text:p>1912.38</text:p>
          </table:table-cell>
          <table:table-cell office:value-type="float" office:value="1828870.02" calcext:value-type="float">
            <text:p>1828870.02</text:p>
          </table:table-cell>
          <table:table-cell table:formula="of:=[.D901]/1000" office:value-type="float" office:value="1828.87002" calcext:value-type="float">
            <text:p>1828.87002</text:p>
          </table:table-cell>
          <table:table-cell table:number-columns-repeated="4"/>
        </table:table-row>
        <table:table-row table:style-name="ro1">
          <table:table-cell office:value-type="float" office:value="2583953427" calcext:value-type="float">
            <text:p>2583953427</text:p>
          </table:table-cell>
          <table:table-cell office:value-type="float" office:value="4636" calcext:value-type="float">
            <text:p>4636</text:p>
          </table:table-cell>
          <table:table-cell office:value-type="float" office:value="2307.99" calcext:value-type="float">
            <text:p>2307.99</text:p>
          </table:table-cell>
          <table:table-cell office:value-type="float" office:value="1831731.29" calcext:value-type="float">
            <text:p>1831731.29</text:p>
          </table:table-cell>
          <table:table-cell table:formula="of:=[.D902]/1000" office:value-type="float" office:value="1831.73129" calcext:value-type="float">
            <text:p>1831.73129</text:p>
          </table:table-cell>
          <table:table-cell table:number-columns-repeated="4"/>
        </table:table-row>
        <table:table-row table:style-name="ro1">
          <table:table-cell office:value-type="float" office:value="2584123179" calcext:value-type="float">
            <text:p>2584123179</text:p>
          </table:table-cell>
          <table:table-cell office:value-type="float" office:value="1424" calcext:value-type="float">
            <text:p>1424</text:p>
          </table:table-cell>
          <table:table-cell office:value-type="float" office:value="804.05" calcext:value-type="float">
            <text:p>804.05</text:p>
          </table:table-cell>
          <table:table-cell office:value-type="float" office:value="1828410.69" calcext:value-type="float">
            <text:p>1828410.69</text:p>
          </table:table-cell>
          <table:table-cell table:formula="of:=[.D903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84254409" calcext:value-type="float">
            <text:p>2584254409</text:p>
          </table:table-cell>
          <table:table-cell office:value-type="float" office:value="5108" calcext:value-type="float">
            <text:p>5108</text:p>
          </table:table-cell>
          <table:table-cell office:value-type="float" office:value="2551.63" calcext:value-type="float">
            <text:p>2551.63</text:p>
          </table:table-cell>
          <table:table-cell office:value-type="float" office:value="1827809.37" calcext:value-type="float">
            <text:p>1827809.37</text:p>
          </table:table-cell>
          <table:table-cell table:formula="of:=[.D904]/1000" office:value-type="float" office:value="1827.80937" calcext:value-type="float">
            <text:p>1827.80937</text:p>
          </table:table-cell>
          <table:table-cell table:number-columns-repeated="4"/>
        </table:table-row>
        <table:table-row table:style-name="ro1">
          <table:table-cell office:value-type="float" office:value="2584263331" calcext:value-type="float">
            <text:p>2584263331</text:p>
          </table:table-cell>
          <table:table-cell office:value-type="float" office:value="3390" calcext:value-type="float">
            <text:p>3390</text:p>
          </table:table-cell>
          <table:table-cell office:value-type="float" office:value="1686.2" calcext:value-type="float">
            <text:p>1686.2</text:p>
          </table:table-cell>
          <table:table-cell office:value-type="float" office:value="1831880.63" calcext:value-type="float">
            <text:p>1831880.63</text:p>
          </table:table-cell>
          <table:table-cell table:formula="of:=[.D905]/1000" office:value-type="float" office:value="1831.88063" calcext:value-type="float">
            <text:p>1831.88063</text:p>
          </table:table-cell>
          <table:table-cell table:number-columns-repeated="4"/>
        </table:table-row>
        <table:table-row table:style-name="ro1">
          <table:table-cell office:value-type="float" office:value="2584471191" calcext:value-type="float">
            <text:p>2584471191</text:p>
          </table:table-cell>
          <table:table-cell office:value-type="float" office:value="374" calcext:value-type="float">
            <text:p>374</text:p>
          </table:table-cell>
          <table:table-cell office:value-type="float" office:value="197" calcext:value-type="float">
            <text:p>197</text:p>
          </table:table-cell>
          <table:table-cell office:value-type="float" office:value="1835357.62" calcext:value-type="float">
            <text:p>1835357.62</text:p>
          </table:table-cell>
          <table:table-cell table:formula="of:=[.D906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84572073" calcext:value-type="float">
            <text:p>2584572073</text:p>
          </table:table-cell>
          <table:table-cell office:value-type="float" office:value="4693" calcext:value-type="float">
            <text:p>4693</text:p>
          </table:table-cell>
          <table:table-cell office:value-type="float" office:value="2337.36" calcext:value-type="float">
            <text:p>2337.36</text:p>
          </table:table-cell>
          <table:table-cell office:value-type="float" office:value="1827692.96" calcext:value-type="float">
            <text:p>1827692.96</text:p>
          </table:table-cell>
          <table:table-cell table:formula="of:=[.D907]/1000" office:value-type="float" office:value="1827.69296" calcext:value-type="float">
            <text:p>1827.69296</text:p>
          </table:table-cell>
          <table:table-cell table:number-columns-repeated="4"/>
        </table:table-row>
        <table:table-row table:style-name="ro1">
          <table:table-cell office:value-type="float" office:value="2584580015" calcext:value-type="float">
            <text:p>2584580015</text:p>
          </table:table-cell>
          <table:table-cell office:value-type="float" office:value="3806" calcext:value-type="float">
            <text:p>3806</text:p>
          </table:table-cell>
          <table:table-cell office:value-type="float" office:value="1888.73" calcext:value-type="float">
            <text:p>1888.73</text:p>
          </table:table-cell>
          <table:table-cell office:value-type="float" office:value="1831819.98" calcext:value-type="float">
            <text:p>1831819.98</text:p>
          </table:table-cell>
          <table:table-cell table:formula="of:=[.D908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584717017" calcext:value-type="float">
            <text:p>2584717017</text:p>
          </table:table-cell>
          <table:table-cell office:value-type="float" office:value="374" calcext:value-type="float">
            <text:p>374</text:p>
          </table:table-cell>
          <table:table-cell office:value-type="float" office:value="191.99" calcext:value-type="float">
            <text:p>191.99</text:p>
          </table:table-cell>
          <table:table-cell office:value-type="float" office:value="1832884.1" calcext:value-type="float">
            <text:p>1832884.1</text:p>
          </table:table-cell>
          <table:table-cell table:formula="of:=[.D909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84888202" calcext:value-type="float">
            <text:p>2584888202</text:p>
          </table:table-cell>
          <table:table-cell office:value-type="float" office:value="2610" calcext:value-type="float">
            <text:p>2610</text:p>
          </table:table-cell>
          <table:table-cell office:value-type="float" office:value="1291.75" calcext:value-type="float">
            <text:p>1291.75</text:p>
          </table:table-cell>
          <table:table-cell office:value-type="float" office:value="1829362.03" calcext:value-type="float">
            <text:p>1829362.03</text:p>
          </table:table-cell>
          <table:table-cell table:formula="of:=[.D910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584898785" calcext:value-type="float">
            <text:p>2584898785</text:p>
          </table:table-cell>
          <table:table-cell office:value-type="float" office:value="5053" calcext:value-type="float">
            <text:p>5053</text:p>
          </table:table-cell>
          <table:table-cell office:value-type="float" office:value="2518.56" calcext:value-type="float">
            <text:p>2518.56</text:p>
          </table:table-cell>
          <table:table-cell office:value-type="float" office:value="1830971.96" calcext:value-type="float">
            <text:p>1830971.96</text:p>
          </table:table-cell>
          <table:table-cell table:formula="of:=[.D911]/1000" office:value-type="float" office:value="1830.97196" calcext:value-type="float">
            <text:p>1830.97196</text:p>
          </table:table-cell>
          <table:table-cell table:number-columns-repeated="4"/>
        </table:table-row>
        <table:table-row table:style-name="ro1">
          <table:table-cell office:value-type="float" office:value="2584942620" calcext:value-type="float">
            <text:p>2584942620</text:p>
          </table:table-cell>
          <table:table-cell office:value-type="float" office:value="638" calcext:value-type="float">
            <text:p>638</text:p>
          </table:table-cell>
          <table:table-cell office:value-type="float" office:value="312.53" calcext:value-type="float">
            <text:p>312.53</text:p>
          </table:table-cell>
          <table:table-cell office:value-type="float" office:value="1829653" calcext:value-type="float">
            <text:p>1829653</text:p>
          </table:table-cell>
          <table:table-cell table:formula="of:=[.D912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85204593" calcext:value-type="float">
            <text:p>2585204593</text:p>
          </table:table-cell>
          <table:table-cell office:value-type="float" office:value="3855" calcext:value-type="float">
            <text:p>3855</text:p>
          </table:table-cell>
          <table:table-cell office:value-type="float" office:value="1925.11" calcext:value-type="float">
            <text:p>1925.11</text:p>
          </table:table-cell>
          <table:table-cell office:value-type="float" office:value="1829046.51" calcext:value-type="float">
            <text:p>1829046.51</text:p>
          </table:table-cell>
          <table:table-cell table:formula="of:=[.D913]/1000" office:value-type="float" office:value="1829.04651" calcext:value-type="float">
            <text:p>1829.04651</text:p>
          </table:table-cell>
          <table:table-cell table:number-columns-repeated="4"/>
        </table:table-row>
        <table:table-row table:style-name="ro1">
          <table:table-cell office:value-type="float" office:value="2585214795" calcext:value-type="float">
            <text:p>2585214795</text:p>
          </table:table-cell>
          <table:table-cell office:value-type="float" office:value="4642" calcext:value-type="float">
            <text:p>4642</text:p>
          </table:table-cell>
          <table:table-cell office:value-type="float" office:value="2309.9" calcext:value-type="float">
            <text:p>2309.9</text:p>
          </table:table-cell>
          <table:table-cell office:value-type="float" office:value="1829755.1" calcext:value-type="float">
            <text:p>1829755.1</text:p>
          </table:table-cell>
          <table:table-cell table:formula="of:=[.D914]/1000" office:value-type="float" office:value="1829.7551" calcext:value-type="float">
            <text:p>1829.7551</text:p>
          </table:table-cell>
          <table:table-cell table:number-columns-repeated="4"/>
        </table:table-row>
        <table:table-row table:style-name="ro1">
          <table:table-cell office:value-type="float" office:value="2585384708" calcext:value-type="float">
            <text:p>2585384708</text:p>
          </table:table-cell>
          <table:table-cell office:value-type="float" office:value="1402" calcext:value-type="float">
            <text:p>1402</text:p>
          </table:table-cell>
          <table:table-cell office:value-type="float" office:value="783.08" calcext:value-type="float">
            <text:p>783.08</text:p>
          </table:table-cell>
          <table:table-cell office:value-type="float" office:value="1829224.72" calcext:value-type="float">
            <text:p>1829224.72</text:p>
          </table:table-cell>
          <table:table-cell table:formula="of:=[.D915]/1000" office:value-type="float" office:value="1829.22472" calcext:value-type="float">
            <text:p>1829.22472</text:p>
          </table:table-cell>
          <table:table-cell table:number-columns-repeated="4"/>
        </table:table-row>
        <table:table-row table:style-name="ro1">
          <table:table-cell office:value-type="float" office:value="2585523178" calcext:value-type="float">
            <text:p>2585523178</text:p>
          </table:table-cell>
          <table:table-cell office:value-type="float" office:value="4269" calcext:value-type="float">
            <text:p>4269</text:p>
          </table:table-cell>
          <table:table-cell office:value-type="float" office:value="2135.52" calcext:value-type="float">
            <text:p>2135.52</text:p>
          </table:table-cell>
          <table:table-cell office:value-type="float" office:value="1829053.82" calcext:value-type="float">
            <text:p>1829053.82</text:p>
          </table:table-cell>
          <table:table-cell table:formula="of:=[.D916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85531359" calcext:value-type="float">
            <text:p>2585531359</text:p>
          </table:table-cell>
          <table:table-cell office:value-type="float" office:value="3395" calcext:value-type="float">
            <text:p>3395</text:p>
          </table:table-cell>
          <table:table-cell office:value-type="float" office:value="1679.1" calcext:value-type="float">
            <text:p>1679.1</text:p>
          </table:table-cell>
          <table:table-cell office:value-type="float" office:value="1829988.19" calcext:value-type="float">
            <text:p>1829988.19</text:p>
          </table:table-cell>
          <table:table-cell table:formula="of:=[.D917]/1000" office:value-type="float" office:value="1829.98819" calcext:value-type="float">
            <text:p>1829.98819</text:p>
          </table:table-cell>
          <table:table-cell table:number-columns-repeated="4"/>
        </table:table-row>
        <table:table-row table:style-name="ro1">
          <table:table-cell office:value-type="float" office:value="2585739320" calcext:value-type="float">
            <text:p>2585739320</text:p>
          </table:table-cell>
          <table:table-cell office:value-type="float" office:value="374" calcext:value-type="float">
            <text:p>374</text:p>
          </table:table-cell>
          <table:table-cell office:value-type="float" office:value="193.41" calcext:value-type="float">
            <text:p>193.41</text:p>
          </table:table-cell>
          <table:table-cell office:value-type="float" office:value="1830417.23" calcext:value-type="float">
            <text:p>1830417.23</text:p>
          </table:table-cell>
          <table:table-cell table:formula="of:=[.D91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85854633" calcext:value-type="float">
            <text:p>2585854633</text:p>
          </table:table-cell>
          <table:table-cell office:value-type="float" office:value="3809" calcext:value-type="float">
            <text:p>3809</text:p>
          </table:table-cell>
          <table:table-cell office:value-type="float" office:value="1893.93" calcext:value-type="float">
            <text:p>1893.93</text:p>
          </table:table-cell>
          <table:table-cell office:value-type="float" office:value="1830374.75" calcext:value-type="float">
            <text:p>1830374.75</text:p>
          </table:table-cell>
          <table:table-cell table:formula="of:=[.D919]/1000" office:value-type="float" office:value="1830.37475" calcext:value-type="float">
            <text:p>1830.37475</text:p>
          </table:table-cell>
          <table:table-cell table:number-columns-repeated="4"/>
        </table:table-row>
        <table:table-row table:style-name="ro1">
          <table:table-cell office:value-type="float" office:value="2585988683" calcext:value-type="float">
            <text:p>2585988683</text:p>
          </table:table-cell>
          <table:table-cell office:value-type="float" office:value="375" calcext:value-type="float">
            <text:p>375</text:p>
          </table:table-cell>
          <table:table-cell office:value-type="float" office:value="178.17" calcext:value-type="float">
            <text:p>178.17</text:p>
          </table:table-cell>
          <table:table-cell office:value-type="float" office:value="1832884.1" calcext:value-type="float">
            <text:p>1832884.1</text:p>
          </table:table-cell>
          <table:table-cell table:formula="of:=[.D92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86158957" calcext:value-type="float">
            <text:p>2586158957</text:p>
          </table:table-cell>
          <table:table-cell office:value-type="float" office:value="2613" calcext:value-type="float">
            <text:p>2613</text:p>
          </table:table-cell>
          <table:table-cell office:value-type="float" office:value="1289.88" calcext:value-type="float">
            <text:p>1289.88</text:p>
          </table:table-cell>
          <table:table-cell office:value-type="float" office:value="1826904.62" calcext:value-type="float">
            <text:p>1826904.62</text:p>
          </table:table-cell>
          <table:table-cell table:formula="of:=[.D921]/1000" office:value-type="float" office:value="1826.90462" calcext:value-type="float">
            <text:p>1826.90462</text:p>
          </table:table-cell>
          <table:table-cell table:number-columns-repeated="4"/>
        </table:table-row>
        <table:table-row table:style-name="ro1">
          <table:table-cell office:value-type="float" office:value="2586168590" calcext:value-type="float">
            <text:p>2586168590</text:p>
          </table:table-cell>
          <table:table-cell office:value-type="float" office:value="5069" calcext:value-type="float">
            <text:p>5069</text:p>
          </table:table-cell>
          <table:table-cell office:value-type="float" office:value="2521.84" calcext:value-type="float">
            <text:p>2521.84</text:p>
          </table:table-cell>
          <table:table-cell office:value-type="float" office:value="1832362.52" calcext:value-type="float">
            <text:p>1832362.52</text:p>
          </table:table-cell>
          <table:table-cell table:formula="of:=[.D922]/1000" office:value-type="float" office:value="1832.36252" calcext:value-type="float">
            <text:p>1832.36252</text:p>
          </table:table-cell>
          <table:table-cell table:number-columns-repeated="4"/>
        </table:table-row>
        <table:table-row table:style-name="ro1">
          <table:table-cell office:value-type="float" office:value="2586213570" calcext:value-type="float">
            <text:p>2586213570</text:p>
          </table:table-cell>
          <table:table-cell office:value-type="float" office:value="637" calcext:value-type="float">
            <text:p>637</text:p>
          </table:table-cell>
          <table:table-cell office:value-type="float" office:value="308.87" calcext:value-type="float">
            <text:p>308.87</text:p>
          </table:table-cell>
          <table:table-cell office:value-type="float" office:value="1829653" calcext:value-type="float">
            <text:p>1829653</text:p>
          </table:table-cell>
          <table:table-cell table:formula="of:=[.D923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86475684" calcext:value-type="float">
            <text:p>2586475684</text:p>
          </table:table-cell>
          <table:table-cell office:value-type="float" office:value="3027" calcext:value-type="float">
            <text:p>3027</text:p>
          </table:table-cell>
          <table:table-cell office:value-type="float" office:value="1502.4" calcext:value-type="float">
            <text:p>1502.4</text:p>
          </table:table-cell>
          <table:table-cell office:value-type="float" office:value="1828420.01" calcext:value-type="float">
            <text:p>1828420.01</text:p>
          </table:table-cell>
          <table:table-cell table:formula="of:=[.D924]/1000" office:value-type="float" office:value="1828.42001" calcext:value-type="float">
            <text:p>1828.42001</text:p>
          </table:table-cell>
          <table:table-cell table:number-columns-repeated="4"/>
        </table:table-row>
        <table:table-row table:style-name="ro1">
          <table:table-cell office:value-type="float" office:value="2586484142" calcext:value-type="float">
            <text:p>2586484142</text:p>
          </table:table-cell>
          <table:table-cell office:value-type="float" office:value="5467" calcext:value-type="float">
            <text:p>5467</text:p>
          </table:table-cell>
          <table:table-cell office:value-type="float" office:value="2724.53" calcext:value-type="float">
            <text:p>2724.53</text:p>
          </table:table-cell>
          <table:table-cell office:value-type="float" office:value="1831501.83" calcext:value-type="float">
            <text:p>1831501.83</text:p>
          </table:table-cell>
          <table:table-cell table:formula="of:=[.D925]/1000" office:value-type="float" office:value="1831.50183" calcext:value-type="float">
            <text:p>1831.50183</text:p>
          </table:table-cell>
          <table:table-cell table:number-columns-repeated="4"/>
        </table:table-row>
        <table:table-row table:style-name="ro1">
          <table:table-cell office:value-type="float" office:value="2586654011" calcext:value-type="float">
            <text:p>2586654011</text:p>
          </table:table-cell>
          <table:table-cell office:value-type="float" office:value="1381" calcext:value-type="float">
            <text:p>1381</text:p>
          </table:table-cell>
          <table:table-cell office:value-type="float" office:value="770.34" calcext:value-type="float">
            <text:p>770.34</text:p>
          </table:table-cell>
          <table:table-cell office:value-type="float" office:value="1828737.3" calcext:value-type="float">
            <text:p>1828737.3</text:p>
          </table:table-cell>
          <table:table-cell table:formula="of:=[.D926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586790516" calcext:value-type="float">
            <text:p>2586790516</text:p>
          </table:table-cell>
          <table:table-cell office:value-type="float" office:value="5110" calcext:value-type="float">
            <text:p>5110</text:p>
          </table:table-cell>
          <table:table-cell office:value-type="float" office:value="2544.45" calcext:value-type="float">
            <text:p>2544.45</text:p>
          </table:table-cell>
          <table:table-cell office:value-type="float" office:value="1827092.73" calcext:value-type="float">
            <text:p>1827092.73</text:p>
          </table:table-cell>
          <table:table-cell table:formula="of:=[.D927]/1000" office:value-type="float" office:value="1827.09273" calcext:value-type="float">
            <text:p>1827.09273</text:p>
          </table:table-cell>
          <table:table-cell table:number-columns-repeated="4"/>
        </table:table-row>
        <table:table-row table:style-name="ro1">
          <table:table-cell office:value-type="float" office:value="2586797577" calcext:value-type="float">
            <text:p>2586797577</text:p>
          </table:table-cell>
          <table:table-cell office:value-type="float" office:value="3393" calcext:value-type="float">
            <text:p>3393</text:p>
          </table:table-cell>
          <table:table-cell office:value-type="float" office:value="1679.1" calcext:value-type="float">
            <text:p>1679.1</text:p>
          </table:table-cell>
          <table:table-cell office:value-type="float" office:value="1830798.76" calcext:value-type="float">
            <text:p>1830798.76</text:p>
          </table:table-cell>
          <table:table-cell table:formula="of:=[.D928]/1000" office:value-type="float" office:value="1830.79876" calcext:value-type="float">
            <text:p>1830.79876</text:p>
          </table:table-cell>
          <table:table-cell table:number-columns-repeated="4"/>
        </table:table-row>
        <table:table-row table:style-name="ro1">
          <table:table-cell office:value-type="float" office:value="2587005630" calcext:value-type="float">
            <text:p>2587005630</text:p>
          </table:table-cell>
          <table:table-cell office:value-type="float" office:value="373" calcext:value-type="float">
            <text:p>373</text:p>
          </table:table-cell>
          <table:table-cell office:value-type="float" office:value="197.23" calcext:value-type="float">
            <text:p>197.23</text:p>
          </table:table-cell>
          <table:table-cell office:value-type="float" office:value="1830417.23" calcext:value-type="float">
            <text:p>1830417.23</text:p>
          </table:table-cell>
          <table:table-cell table:formula="of:=[.D92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87119030" calcext:value-type="float">
            <text:p>2587119030</text:p>
          </table:table-cell>
          <table:table-cell office:value-type="float" office:value="2980" calcext:value-type="float">
            <text:p>2980</text:p>
          </table:table-cell>
          <table:table-cell office:value-type="float" office:value="1479.44" calcext:value-type="float">
            <text:p>1479.44</text:p>
          </table:table-cell>
          <table:table-cell office:value-type="float" office:value="1829801.55" calcext:value-type="float">
            <text:p>1829801.55</text:p>
          </table:table-cell>
          <table:table-cell table:formula="of:=[.D930]/1000" office:value-type="float" office:value="1829.80155" calcext:value-type="float">
            <text:p>1829.80155</text:p>
          </table:table-cell>
          <table:table-cell table:number-columns-repeated="4"/>
        </table:table-row>
        <table:table-row table:style-name="ro1">
          <table:table-cell office:value-type="float" office:value="2587253400" calcext:value-type="float">
            <text:p>2587253400</text:p>
          </table:table-cell>
          <table:table-cell office:value-type="float" office:value="375" calcext:value-type="float">
            <text:p>375</text:p>
          </table:table-cell>
          <table:table-cell office:value-type="float" office:value="178.76" calcext:value-type="float">
            <text:p>178.76</text:p>
          </table:table-cell>
          <table:table-cell office:value-type="float" office:value="1832884.1" calcext:value-type="float">
            <text:p>1832884.1</text:p>
          </table:table-cell>
          <table:table-cell table:formula="of:=[.D93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87424779" calcext:value-type="float">
            <text:p>2587424779</text:p>
          </table:table-cell>
          <table:table-cell office:value-type="float" office:value="3460" calcext:value-type="float">
            <text:p>3460</text:p>
          </table:table-cell>
          <table:table-cell office:value-type="float" office:value="1716.85" calcext:value-type="float">
            <text:p>1716.85</text:p>
          </table:table-cell>
          <table:table-cell office:value-type="float" office:value="1829497.76" calcext:value-type="float">
            <text:p>1829497.76</text:p>
          </table:table-cell>
          <table:table-cell table:formula="of:=[.D932]/1000" office:value-type="float" office:value="1829.49776" calcext:value-type="float">
            <text:p>1829.49776</text:p>
          </table:table-cell>
          <table:table-cell table:number-columns-repeated="4"/>
        </table:table-row>
        <table:table-row table:style-name="ro1">
          <table:table-cell office:value-type="float" office:value="2587434341" calcext:value-type="float">
            <text:p>2587434341</text:p>
          </table:table-cell>
          <table:table-cell office:value-type="float" office:value="5052" calcext:value-type="float">
            <text:p>5052</text:p>
          </table:table-cell>
          <table:table-cell office:value-type="float" office:value="2518.28" calcext:value-type="float">
            <text:p>2518.28</text:p>
          </table:table-cell>
          <table:table-cell office:value-type="float" office:value="1831516.35" calcext:value-type="float">
            <text:p>1831516.35</text:p>
          </table:table-cell>
          <table:table-cell table:formula="of:=[.D933]/1000" office:value-type="float" office:value="1831.51635" calcext:value-type="float">
            <text:p>1831.51635</text:p>
          </table:table-cell>
          <table:table-cell table:number-columns-repeated="4"/>
        </table:table-row>
        <table:table-row table:style-name="ro1">
          <table:table-cell office:value-type="float" office:value="2587479405" calcext:value-type="float">
            <text:p>2587479405</text:p>
          </table:table-cell>
          <table:table-cell office:value-type="float" office:value="638" calcext:value-type="float">
            <text:p>638</text:p>
          </table:table-cell>
          <table:table-cell office:value-type="float" office:value="309.34" calcext:value-type="float">
            <text:p>309.34</text:p>
          </table:table-cell>
          <table:table-cell office:value-type="float" office:value="1828211.19" calcext:value-type="float">
            <text:p>1828211.19</text:p>
          </table:table-cell>
          <table:table-cell table:formula="of:=[.D934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87734449" calcext:value-type="float">
            <text:p>2587734449</text:p>
          </table:table-cell>
          <table:table-cell office:value-type="float" office:value="3857" calcext:value-type="float">
            <text:p>3857</text:p>
          </table:table-cell>
          <table:table-cell office:value-type="float" office:value="1927.73" calcext:value-type="float">
            <text:p>1927.73</text:p>
          </table:table-cell>
          <table:table-cell office:value-type="float" office:value="1828808.94" calcext:value-type="float">
            <text:p>1828808.94</text:p>
          </table:table-cell>
          <table:table-cell table:formula="of:=[.D935]/1000" office:value-type="float" office:value="1828.80894" calcext:value-type="float">
            <text:p>1828.80894</text:p>
          </table:table-cell>
          <table:table-cell table:number-columns-repeated="4"/>
        </table:table-row>
        <table:table-row table:style-name="ro1">
          <table:table-cell office:value-type="float" office:value="2587742848" calcext:value-type="float">
            <text:p>2587742848</text:p>
          </table:table-cell>
          <table:table-cell office:value-type="float" office:value="4635" calcext:value-type="float">
            <text:p>4635</text:p>
          </table:table-cell>
          <table:table-cell office:value-type="float" office:value="2307.33" calcext:value-type="float">
            <text:p>2307.33</text:p>
          </table:table-cell>
          <table:table-cell office:value-type="float" office:value="1831929.14" calcext:value-type="float">
            <text:p>1831929.14</text:p>
          </table:table-cell>
          <table:table-cell table:formula="of:=[.D936]/1000" office:value-type="float" office:value="1831.92914" calcext:value-type="float">
            <text:p>1831.92914</text:p>
          </table:table-cell>
          <table:table-cell table:number-columns-repeated="4"/>
        </table:table-row>
        <table:table-row table:style-name="ro1">
          <table:table-cell office:value-type="float" office:value="2587910904" calcext:value-type="float">
            <text:p>2587910904</text:p>
          </table:table-cell>
          <table:table-cell office:value-type="float" office:value="1456" calcext:value-type="float">
            <text:p>1456</text:p>
          </table:table-cell>
          <table:table-cell office:value-type="float" office:value="839.24" calcext:value-type="float">
            <text:p>839.24</text:p>
          </table:table-cell>
          <table:table-cell office:value-type="float" office:value="1829224.72" calcext:value-type="float">
            <text:p>1829224.72</text:p>
          </table:table-cell>
          <table:table-cell table:formula="of:=[.D937]/1000" office:value-type="float" office:value="1829.22472" calcext:value-type="float">
            <text:p>1829.22472</text:p>
          </table:table-cell>
          <table:table-cell table:number-columns-repeated="4"/>
        </table:table-row>
        <table:table-row table:style-name="ro1">
          <table:table-cell office:value-type="float" office:value="2588046511" calcext:value-type="float">
            <text:p>2588046511</text:p>
          </table:table-cell>
          <table:table-cell office:value-type="float" office:value="4274" calcext:value-type="float">
            <text:p>4274</text:p>
          </table:table-cell>
          <table:table-cell office:value-type="float" office:value="2124.96" calcext:value-type="float">
            <text:p>2124.96</text:p>
          </table:table-cell>
          <table:table-cell office:value-type="float" office:value="1828625.01" calcext:value-type="float">
            <text:p>1828625.01</text:p>
          </table:table-cell>
          <table:table-cell table:formula="of:=[.D938]/1000" office:value-type="float" office:value="1828.62501" calcext:value-type="float">
            <text:p>1828.62501</text:p>
          </table:table-cell>
          <table:table-cell table:number-columns-repeated="4"/>
        </table:table-row>
        <table:table-row table:style-name="ro1">
          <table:table-cell office:value-type="float" office:value="2588050842" calcext:value-type="float">
            <text:p>2588050842</text:p>
          </table:table-cell>
          <table:table-cell office:value-type="float" office:value="442" calcext:value-type="float">
            <text:p>442</text:p>
          </table:table-cell>
          <table:table-cell office:value-type="float" office:value="209.63" calcext:value-type="float">
            <text:p>209.63</text:p>
          </table:table-cell>
          <table:table-cell office:value-type="float" office:value="1836969" calcext:value-type="float">
            <text:p>1836969</text:p>
          </table:table-cell>
          <table:table-cell table:formula="of:=[.D939]/1000" office:value-type="float" office:value="1836.969" calcext:value-type="float">
            <text:p>1836.969</text:p>
          </table:table-cell>
          <table:table-cell table:number-columns-repeated="4"/>
        </table:table-row>
        <table:table-row table:style-name="ro1">
          <table:table-cell office:value-type="float" office:value="2588258058" calcext:value-type="float">
            <text:p>2588258058</text:p>
          </table:table-cell>
          <table:table-cell office:value-type="float" office:value="406" calcext:value-type="float">
            <text:p>406</text:p>
          </table:table-cell>
          <table:table-cell office:value-type="float" office:value="235.11" calcext:value-type="float">
            <text:p>235.11</text:p>
          </table:table-cell>
          <table:table-cell office:value-type="float" office:value="1828571.43" calcext:value-type="float">
            <text:p>1828571.43</text:p>
          </table:table-cell>
          <table:table-cell table:formula="of:=[.D940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88373612" calcext:value-type="float">
            <text:p>2588373612</text:p>
          </table:table-cell>
          <table:table-cell office:value-type="float" office:value="2961" calcext:value-type="float">
            <text:p>2961</text:p>
          </table:table-cell>
          <table:table-cell office:value-type="float" office:value="1472.07" calcext:value-type="float">
            <text:p>1472.07</text:p>
          </table:table-cell>
          <table:table-cell office:value-type="float" office:value="1828958.51" calcext:value-type="float">
            <text:p>1828958.51</text:p>
          </table:table-cell>
          <table:table-cell table:formula="of:=[.D941]/1000" office:value-type="float" office:value="1828.95851" calcext:value-type="float">
            <text:p>1828.95851</text:p>
          </table:table-cell>
          <table:table-cell table:number-columns-repeated="4"/>
        </table:table-row>
        <table:table-row table:style-name="ro1">
          <table:table-cell office:value-type="float" office:value="2588507055" calcext:value-type="float">
            <text:p>2588507055</text:p>
          </table:table-cell>
          <table:table-cell office:value-type="float" office:value="374" calcext:value-type="float">
            <text:p>374</text:p>
          </table:table-cell>
          <table:table-cell office:value-type="float" office:value="176.9" calcext:value-type="float">
            <text:p>176.9</text:p>
          </table:table-cell>
          <table:table-cell office:value-type="float" office:value="1832884.1" calcext:value-type="float">
            <text:p>1832884.1</text:p>
          </table:table-cell>
          <table:table-cell table:formula="of:=[.D94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88675462" calcext:value-type="float">
            <text:p>2588675462</text:p>
          </table:table-cell>
          <table:table-cell office:value-type="float" office:value="2642" calcext:value-type="float">
            <text:p>2642</text:p>
          </table:table-cell>
          <table:table-cell office:value-type="float" office:value="1333.65" calcext:value-type="float">
            <text:p>1333.65</text:p>
          </table:table-cell>
          <table:table-cell office:value-type="float" office:value="1829102.89" calcext:value-type="float">
            <text:p>1829102.89</text:p>
          </table:table-cell>
          <table:table-cell table:formula="of:=[.D943]/1000" office:value-type="float" office:value="1829.10289" calcext:value-type="float">
            <text:p>1829.10289</text:p>
          </table:table-cell>
          <table:table-cell table:number-columns-repeated="4"/>
        </table:table-row>
        <table:table-row table:style-name="ro1">
          <table:table-cell office:value-type="float" office:value="2588684234" calcext:value-type="float">
            <text:p>2588684234</text:p>
          </table:table-cell>
          <table:table-cell office:value-type="float" office:value="4227" calcext:value-type="float">
            <text:p>4227</text:p>
          </table:table-cell>
          <table:table-cell office:value-type="float" office:value="2100.85" calcext:value-type="float">
            <text:p>2100.85</text:p>
          </table:table-cell>
          <table:table-cell office:value-type="float" office:value="1829600.66" calcext:value-type="float">
            <text:p>1829600.66</text:p>
          </table:table-cell>
          <table:table-cell table:formula="of:=[.D944]/1000" office:value-type="float" office:value="1829.60066" calcext:value-type="float">
            <text:p>1829.60066</text:p>
          </table:table-cell>
          <table:table-cell table:number-columns-repeated="4"/>
        </table:table-row>
        <table:table-row table:style-name="ro1">
          <table:table-cell office:value-type="float" office:value="2588730611" calcext:value-type="float">
            <text:p>2588730611</text:p>
          </table:table-cell>
          <table:table-cell office:value-type="float" office:value="659" calcext:value-type="float">
            <text:p>659</text:p>
          </table:table-cell>
          <table:table-cell office:value-type="float" office:value="321.1" calcext:value-type="float">
            <text:p>321.1</text:p>
          </table:table-cell>
          <table:table-cell office:value-type="float" office:value="1829268.29" calcext:value-type="float">
            <text:p>1829268.29</text:p>
          </table:table-cell>
          <table:table-cell table:formula="of:=[.D945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88992963" calcext:value-type="float">
            <text:p>2588992963</text:p>
          </table:table-cell>
          <table:table-cell office:value-type="float" office:value="3026" calcext:value-type="float">
            <text:p>3026</text:p>
          </table:table-cell>
          <table:table-cell office:value-type="float" office:value="1501.91" calcext:value-type="float">
            <text:p>1501.91</text:p>
          </table:table-cell>
          <table:table-cell office:value-type="float" office:value="1829025.84" calcext:value-type="float">
            <text:p>1829025.84</text:p>
          </table:table-cell>
          <table:table-cell table:formula="of:=[.D946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589001681" calcext:value-type="float">
            <text:p>2589001681</text:p>
          </table:table-cell>
          <table:table-cell office:value-type="float" office:value="5472" calcext:value-type="float">
            <text:p>5472</text:p>
          </table:table-cell>
          <table:table-cell office:value-type="float" office:value="2724.49" calcext:value-type="float">
            <text:p>2724.49</text:p>
          </table:table-cell>
          <table:table-cell office:value-type="float" office:value="1829993.6" calcext:value-type="float">
            <text:p>1829993.6</text:p>
          </table:table-cell>
          <table:table-cell table:formula="of:=[.D947]/1000" office:value-type="float" office:value="1829.9936" calcext:value-type="float">
            <text:p>1829.9936</text:p>
          </table:table-cell>
          <table:table-cell table:number-columns-repeated="4"/>
        </table:table-row>
        <table:table-row table:style-name="ro1">
          <table:table-cell office:value-type="float" office:value="2589170701" calcext:value-type="float">
            <text:p>2589170701</text:p>
          </table:table-cell>
          <table:table-cell office:value-type="float" office:value="1446" calcext:value-type="float">
            <text:p>1446</text:p>
          </table:table-cell>
          <table:table-cell office:value-type="float" office:value="808.2" calcext:value-type="float">
            <text:p>808.2</text:p>
          </table:table-cell>
          <table:table-cell office:value-type="float" office:value="1828254.85" calcext:value-type="float">
            <text:p>1828254.85</text:p>
          </table:table-cell>
          <table:table-cell table:formula="of:=[.D948]/1000" office:value-type="float" office:value="1828.25485" calcext:value-type="float">
            <text:p>1828.25485</text:p>
          </table:table-cell>
          <table:table-cell table:number-columns-repeated="4"/>
        </table:table-row>
        <table:table-row table:style-name="ro1">
          <table:table-cell office:value-type="float" office:value="2589299278" calcext:value-type="float">
            <text:p>2589299278</text:p>
          </table:table-cell>
          <table:table-cell office:value-type="float" office:value="4274" calcext:value-type="float">
            <text:p>4274</text:p>
          </table:table-cell>
          <table:table-cell office:value-type="float" office:value="2126.77" calcext:value-type="float">
            <text:p>2126.77</text:p>
          </table:table-cell>
          <table:table-cell office:value-type="float" office:value="1828625.01" calcext:value-type="float">
            <text:p>1828625.01</text:p>
          </table:table-cell>
          <table:table-cell table:formula="of:=[.D949]/1000" office:value-type="float" office:value="1828.62501" calcext:value-type="float">
            <text:p>1828.62501</text:p>
          </table:table-cell>
          <table:table-cell table:number-columns-repeated="4"/>
        </table:table-row>
        <table:table-row table:style-name="ro1">
          <table:table-cell office:value-type="float" office:value="2589306688" calcext:value-type="float">
            <text:p>2589306688</text:p>
          </table:table-cell>
          <table:table-cell office:value-type="float" office:value="2561" calcext:value-type="float">
            <text:p>2561</text:p>
          </table:table-cell>
          <table:table-cell office:value-type="float" office:value="1274.49" calcext:value-type="float">
            <text:p>1274.49</text:p>
          </table:table-cell>
          <table:table-cell office:value-type="float" office:value="1832061.07" calcext:value-type="float">
            <text:p>1832061.07</text:p>
          </table:table-cell>
          <table:table-cell table:formula="of:=[.D950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89515095" calcext:value-type="float">
            <text:p>2589515095</text:p>
          </table:table-cell>
          <table:table-cell office:value-type="float" office:value="374" calcext:value-type="float">
            <text:p>374</text:p>
          </table:table-cell>
          <table:table-cell office:value-type="float" office:value="195.25" calcext:value-type="float">
            <text:p>195.25</text:p>
          </table:table-cell>
          <table:table-cell office:value-type="float" office:value="1832884.1" calcext:value-type="float">
            <text:p>1832884.1</text:p>
          </table:table-cell>
          <table:table-cell table:formula="of:=[.D95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89622565" calcext:value-type="float">
            <text:p>2589622565</text:p>
          </table:table-cell>
          <table:table-cell office:value-type="float" office:value="2972" calcext:value-type="float">
            <text:p>2972</text:p>
          </table:table-cell>
          <table:table-cell office:value-type="float" office:value="1482.1" calcext:value-type="float">
            <text:p>1482.1</text:p>
          </table:table-cell>
          <table:table-cell office:value-type="float" office:value="1832575.37" calcext:value-type="float">
            <text:p>1832575.37</text:p>
          </table:table-cell>
          <table:table-cell table:formula="of:=[.D952]/1000" office:value-type="float" office:value="1832.57537" calcext:value-type="float">
            <text:p>1832.57537</text:p>
          </table:table-cell>
          <table:table-cell table:number-columns-repeated="4"/>
        </table:table-row>
        <table:table-row table:style-name="ro1">
          <table:table-cell office:value-type="float" office:value="2589757153" calcext:value-type="float">
            <text:p>2589757153</text:p>
          </table:table-cell>
          <table:table-cell office:value-type="float" office:value="375" calcext:value-type="float">
            <text:p>375</text:p>
          </table:table-cell>
          <table:table-cell office:value-type="float" office:value="188.33" calcext:value-type="float">
            <text:p>188.33</text:p>
          </table:table-cell>
          <table:table-cell office:value-type="float" office:value="1832884.1" calcext:value-type="float">
            <text:p>1832884.1</text:p>
          </table:table-cell>
          <table:table-cell table:formula="of:=[.D953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89927721" calcext:value-type="float">
            <text:p>2589927721</text:p>
          </table:table-cell>
          <table:table-cell office:value-type="float" office:value="2629" calcext:value-type="float">
            <text:p>2629</text:p>
          </table:table-cell>
          <table:table-cell office:value-type="float" office:value="1306.05" calcext:value-type="float">
            <text:p>1306.05</text:p>
          </table:table-cell>
          <table:table-cell office:value-type="float" office:value="1829616.92" calcext:value-type="float">
            <text:p>1829616.92</text:p>
          </table:table-cell>
          <table:table-cell table:formula="of:=[.D954]/1000" office:value-type="float" office:value="1829.61692" calcext:value-type="float">
            <text:p>1829.61692</text:p>
          </table:table-cell>
          <table:table-cell table:number-columns-repeated="4"/>
        </table:table-row>
        <table:table-row table:style-name="ro1">
          <table:table-cell office:value-type="float" office:value="2589935587" calcext:value-type="float">
            <text:p>2589935587</text:p>
          </table:table-cell>
          <table:table-cell office:value-type="float" office:value="4221" calcext:value-type="float">
            <text:p>4221</text:p>
          </table:table-cell>
          <table:table-cell office:value-type="float" office:value="2099.79" calcext:value-type="float">
            <text:p>2099.79</text:p>
          </table:table-cell>
          <table:table-cell office:value-type="float" office:value="1831553.97" calcext:value-type="float">
            <text:p>1831553.97</text:p>
          </table:table-cell>
          <table:table-cell table:formula="of:=[.D955]/1000" office:value-type="float" office:value="1831.55397" calcext:value-type="float">
            <text:p>1831.55397</text:p>
          </table:table-cell>
          <table:table-cell table:number-columns-repeated="4"/>
        </table:table-row>
        <table:table-row table:style-name="ro1">
          <table:table-cell office:value-type="float" office:value="2589981049" calcext:value-type="float">
            <text:p>2589981049</text:p>
          </table:table-cell>
          <table:table-cell office:value-type="float" office:value="658" calcext:value-type="float">
            <text:p>658</text:p>
          </table:table-cell>
          <table:table-cell office:value-type="float" office:value="323.99" calcext:value-type="float">
            <text:p>323.99</text:p>
          </table:table-cell>
          <table:table-cell office:value-type="float" office:value="1827875.1" calcext:value-type="float">
            <text:p>1827875.1</text:p>
          </table:table-cell>
          <table:table-cell table:formula="of:=[.D956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590243536" calcext:value-type="float">
            <text:p>2590243536</text:p>
          </table:table-cell>
          <table:table-cell office:value-type="float" office:value="3024" calcext:value-type="float">
            <text:p>3024</text:p>
          </table:table-cell>
          <table:table-cell office:value-type="float" office:value="1507.17" calcext:value-type="float">
            <text:p>1507.17</text:p>
          </table:table-cell>
          <table:table-cell office:value-type="float" office:value="1829632.08" calcext:value-type="float">
            <text:p>1829632.08</text:p>
          </table:table-cell>
          <table:table-cell table:formula="of:=[.D957]/1000" office:value-type="float" office:value="1829.63208" calcext:value-type="float">
            <text:p>1829.63208</text:p>
          </table:table-cell>
          <table:table-cell table:number-columns-repeated="4"/>
        </table:table-row>
        <table:table-row table:style-name="ro1">
          <table:table-cell office:value-type="float" office:value="2590252330" calcext:value-type="float">
            <text:p>2590252330</text:p>
          </table:table-cell>
          <table:table-cell office:value-type="float" office:value="4638" calcext:value-type="float">
            <text:p>4638</text:p>
          </table:table-cell>
          <table:table-cell office:value-type="float" office:value="2310.87" calcext:value-type="float">
            <text:p>2310.87</text:p>
          </table:table-cell>
          <table:table-cell office:value-type="float" office:value="1831137.98" calcext:value-type="float">
            <text:p>1831137.98</text:p>
          </table:table-cell>
          <table:table-cell table:formula="of:=[.D958]/1000" office:value-type="float" office:value="1831.13798" calcext:value-type="float">
            <text:p>1831.13798</text:p>
          </table:table-cell>
          <table:table-cell table:number-columns-repeated="4"/>
        </table:table-row>
        <table:table-row table:style-name="ro1">
          <table:table-cell office:value-type="float" office:value="2590421768" calcext:value-type="float">
            <text:p>2590421768</text:p>
          </table:table-cell>
          <table:table-cell office:value-type="float" office:value="1315" calcext:value-type="float">
            <text:p>1315</text:p>
          </table:table-cell>
          <table:table-cell office:value-type="float" office:value="752.26" calcext:value-type="float">
            <text:p>752.26</text:p>
          </table:table-cell>
          <table:table-cell office:value-type="float" office:value="1828571.43" calcext:value-type="float">
            <text:p>1828571.43</text:p>
          </table:table-cell>
          <table:table-cell table:formula="of:=[.D959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90557483" calcext:value-type="float">
            <text:p>2590557483</text:p>
          </table:table-cell>
          <table:table-cell office:value-type="float" office:value="5101" calcext:value-type="float">
            <text:p>5101</text:p>
          </table:table-cell>
          <table:table-cell office:value-type="float" office:value="2549.6" calcext:value-type="float">
            <text:p>2549.6</text:p>
          </table:table-cell>
          <table:table-cell office:value-type="float" office:value="1828885.4" calcext:value-type="float">
            <text:p>1828885.4</text:p>
          </table:table-cell>
          <table:table-cell table:formula="of:=[.D960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590564786" calcext:value-type="float">
            <text:p>2590564786</text:p>
          </table:table-cell>
          <table:table-cell office:value-type="float" office:value="2563" calcext:value-type="float">
            <text:p>2563</text:p>
          </table:table-cell>
          <table:table-cell office:value-type="float" office:value="1272.89" calcext:value-type="float">
            <text:p>1272.89</text:p>
          </table:table-cell>
          <table:table-cell office:value-type="float" office:value="1830985.92" calcext:value-type="float">
            <text:p>1830985.92</text:p>
          </table:table-cell>
          <table:table-cell table:formula="of:=[.D961]/1000" office:value-type="float" office:value="1830.98592" calcext:value-type="float">
            <text:p>1830.98592</text:p>
          </table:table-cell>
          <table:table-cell table:number-columns-repeated="4"/>
        </table:table-row>
        <table:table-row table:style-name="ro1">
          <table:table-cell office:value-type="float" office:value="2590773170" calcext:value-type="float">
            <text:p>2590773170</text:p>
          </table:table-cell>
          <table:table-cell office:value-type="float" office:value="373" calcext:value-type="float">
            <text:p>373</text:p>
          </table:table-cell>
          <table:table-cell office:value-type="float" office:value="196.05" calcext:value-type="float">
            <text:p>196.05</text:p>
          </table:table-cell>
          <table:table-cell office:value-type="float" office:value="1832884.1" calcext:value-type="float">
            <text:p>1832884.1</text:p>
          </table:table-cell>
          <table:table-cell table:formula="of:=[.D96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90864423" calcext:value-type="float">
            <text:p>2590864423</text:p>
          </table:table-cell>
          <table:table-cell office:value-type="float" office:value="4693" calcext:value-type="float">
            <text:p>4693</text:p>
          </table:table-cell>
          <table:table-cell office:value-type="float" office:value="2340.49" calcext:value-type="float">
            <text:p>2340.49</text:p>
          </table:table-cell>
          <table:table-cell office:value-type="float" office:value="1827497.87" calcext:value-type="float">
            <text:p>1827497.87</text:p>
          </table:table-cell>
          <table:table-cell table:formula="of:=[.D963]/1000" office:value-type="float" office:value="1827.49787" calcext:value-type="float">
            <text:p>1827.49787</text:p>
          </table:table-cell>
          <table:table-cell table:number-columns-repeated="4"/>
        </table:table-row>
        <table:table-row table:style-name="ro1">
          <table:table-cell office:value-type="float" office:value="2590872863" calcext:value-type="float">
            <text:p>2590872863</text:p>
          </table:table-cell>
          <table:table-cell office:value-type="float" office:value="2980" calcext:value-type="float">
            <text:p>2980</text:p>
          </table:table-cell>
          <table:table-cell office:value-type="float" office:value="1473.63" calcext:value-type="float">
            <text:p>1473.63</text:p>
          </table:table-cell>
          <table:table-cell office:value-type="float" office:value="1830109.34" calcext:value-type="float">
            <text:p>1830109.34</text:p>
          </table:table-cell>
          <table:table-cell table:formula="of:=[.D964]/1000" office:value-type="float" office:value="1830.10934" calcext:value-type="float">
            <text:p>1830.10934</text:p>
          </table:table-cell>
          <table:table-cell table:number-columns-repeated="4"/>
        </table:table-row>
        <table:table-row table:style-name="ro1">
          <table:table-cell office:value-type="float" office:value="2591010574" calcext:value-type="float">
            <text:p>2591010574</text:p>
          </table:table-cell>
          <table:table-cell office:value-type="float" office:value="395" calcext:value-type="float">
            <text:p>395</text:p>
          </table:table-cell>
          <table:table-cell office:value-type="float" office:value="195.51" calcext:value-type="float">
            <text:p>195.51</text:p>
          </table:table-cell>
          <table:table-cell office:value-type="float" office:value="1829733.16" calcext:value-type="float">
            <text:p>1829733.16</text:p>
          </table:table-cell>
          <table:table-cell table:formula="of:=[.D965]/1000" office:value-type="float" office:value="1829.73316" calcext:value-type="float">
            <text:p>1829.73316</text:p>
          </table:table-cell>
          <table:table-cell table:number-columns-repeated="4"/>
        </table:table-row>
        <table:table-row table:style-name="ro1">
          <table:table-cell office:value-type="float" office:value="2591181266" calcext:value-type="float">
            <text:p>2591181266</text:p>
          </table:table-cell>
          <table:table-cell office:value-type="float" office:value="3443" calcext:value-type="float">
            <text:p>3443</text:p>
          </table:table-cell>
          <table:table-cell office:value-type="float" office:value="1713.41" calcext:value-type="float">
            <text:p>1713.41</text:p>
          </table:table-cell>
          <table:table-cell office:value-type="float" office:value="1828504.88" calcext:value-type="float">
            <text:p>1828504.88</text:p>
          </table:table-cell>
          <table:table-cell table:formula="of:=[.D966]/1000" office:value-type="float" office:value="1828.50488" calcext:value-type="float">
            <text:p>1828.50488</text:p>
          </table:table-cell>
          <table:table-cell table:number-columns-repeated="4"/>
        </table:table-row>
        <table:table-row table:style-name="ro1">
          <table:table-cell office:value-type="float" office:value="2591189027" calcext:value-type="float">
            <text:p>2591189027</text:p>
          </table:table-cell>
          <table:table-cell office:value-type="float" office:value="5052" calcext:value-type="float">
            <text:p>5052</text:p>
          </table:table-cell>
          <table:table-cell office:value-type="float" office:value="2516.96" calcext:value-type="float">
            <text:p>2516.96</text:p>
          </table:table-cell>
          <table:table-cell office:value-type="float" office:value="1831516.35" calcext:value-type="float">
            <text:p>1831516.35</text:p>
          </table:table-cell>
          <table:table-cell table:formula="of:=[.D967]/1000" office:value-type="float" office:value="1831.51635" calcext:value-type="float">
            <text:p>1831.51635</text:p>
          </table:table-cell>
          <table:table-cell table:number-columns-repeated="4"/>
        </table:table-row>
        <table:table-row table:style-name="ro1">
          <table:table-cell office:value-type="float" office:value="2591234391" calcext:value-type="float">
            <text:p>2591234391</text:p>
          </table:table-cell>
          <table:table-cell office:value-type="float" office:value="638" calcext:value-type="float">
            <text:p>638</text:p>
          </table:table-cell>
          <table:table-cell office:value-type="float" office:value="301.35" calcext:value-type="float">
            <text:p>301.35</text:p>
          </table:table-cell>
          <table:table-cell office:value-type="float" office:value="1828211.19" calcext:value-type="float">
            <text:p>1828211.19</text:p>
          </table:table-cell>
          <table:table-cell table:formula="of:=[.D968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91496972" calcext:value-type="float">
            <text:p>2591496972</text:p>
          </table:table-cell>
          <table:table-cell office:value-type="float" office:value="3026" calcext:value-type="float">
            <text:p>3026</text:p>
          </table:table-cell>
          <table:table-cell office:value-type="float" office:value="1509.92" calcext:value-type="float">
            <text:p>1509.92</text:p>
          </table:table-cell>
          <table:table-cell office:value-type="float" office:value="1829025.84" calcext:value-type="float">
            <text:p>1829025.84</text:p>
          </table:table-cell>
          <table:table-cell table:formula="of:=[.D969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591506867" calcext:value-type="float">
            <text:p>2591506867</text:p>
          </table:table-cell>
          <table:table-cell office:value-type="float" office:value="5468" calcext:value-type="float">
            <text:p>5468</text:p>
          </table:table-cell>
          <table:table-cell office:value-type="float" office:value="2724.54" calcext:value-type="float">
            <text:p>2724.54</text:p>
          </table:table-cell>
          <table:table-cell office:value-type="float" office:value="1831334.13" calcext:value-type="float">
            <text:p>1831334.13</text:p>
          </table:table-cell>
          <table:table-cell table:formula="of:=[.D970]/1000" office:value-type="float" office:value="1831.33413" calcext:value-type="float">
            <text:p>1831.33413</text:p>
          </table:table-cell>
          <table:table-cell table:number-columns-repeated="4"/>
        </table:table-row>
        <table:table-row table:style-name="ro1">
          <table:table-cell office:value-type="float" office:value="2591674113" calcext:value-type="float">
            <text:p>2591674113</text:p>
          </table:table-cell>
          <table:table-cell office:value-type="float" office:value="1381" calcext:value-type="float">
            <text:p>1381</text:p>
          </table:table-cell>
          <table:table-cell office:value-type="float" office:value="777.11" calcext:value-type="float">
            <text:p>777.11</text:p>
          </table:table-cell>
          <table:table-cell office:value-type="float" office:value="1828073.99" calcext:value-type="float">
            <text:p>1828073.99</text:p>
          </table:table-cell>
          <table:table-cell table:formula="of:=[.D971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591809995" calcext:value-type="float">
            <text:p>2591809995</text:p>
          </table:table-cell>
          <table:table-cell office:value-type="float" office:value="4273" calcext:value-type="float">
            <text:p>4273</text:p>
          </table:table-cell>
          <table:table-cell office:value-type="float" office:value="2128.32" calcext:value-type="float">
            <text:p>2128.32</text:p>
          </table:table-cell>
          <table:table-cell office:value-type="float" office:value="1828625.01" calcext:value-type="float">
            <text:p>1828625.01</text:p>
          </table:table-cell>
          <table:table-cell table:formula="of:=[.D972]/1000" office:value-type="float" office:value="1828.62501" calcext:value-type="float">
            <text:p>1828.62501</text:p>
          </table:table-cell>
          <table:table-cell table:number-columns-repeated="4"/>
        </table:table-row>
        <table:table-row table:style-name="ro1">
          <table:table-cell office:value-type="float" office:value="2591816561" calcext:value-type="float">
            <text:p>2591816561</text:p>
          </table:table-cell>
          <table:table-cell office:value-type="float" office:value="2562" calcext:value-type="float">
            <text:p>2562</text:p>
          </table:table-cell>
          <table:table-cell office:value-type="float" office:value="1273.01" calcext:value-type="float">
            <text:p>1273.01</text:p>
          </table:table-cell>
          <table:table-cell office:value-type="float" office:value="1830985.92" calcext:value-type="float">
            <text:p>1830985.92</text:p>
          </table:table-cell>
          <table:table-cell table:formula="of:=[.D973]/1000" office:value-type="float" office:value="1830.98592" calcext:value-type="float">
            <text:p>1830.98592</text:p>
          </table:table-cell>
          <table:table-cell table:number-columns-repeated="4"/>
        </table:table-row>
        <table:table-row table:style-name="ro1">
          <table:table-cell office:value-type="float" office:value="2592025182" calcext:value-type="float">
            <text:p>2592025182</text:p>
          </table:table-cell>
          <table:table-cell office:value-type="float" office:value="352" calcext:value-type="float">
            <text:p>352</text:p>
          </table:table-cell>
          <table:table-cell office:value-type="float" office:value="176.74" calcext:value-type="float">
            <text:p>176.74</text:p>
          </table:table-cell>
          <table:table-cell office:value-type="float" office:value="1833810.89" calcext:value-type="float">
            <text:p>1833810.89</text:p>
          </table:table-cell>
          <table:table-cell table:formula="of:=[.D974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92134860" calcext:value-type="float">
            <text:p>2592134860</text:p>
          </table:table-cell>
          <table:table-cell office:value-type="float" office:value="3813" calcext:value-type="float">
            <text:p>3813</text:p>
          </table:table-cell>
          <table:table-cell office:value-type="float" office:value="1894.85" calcext:value-type="float">
            <text:p>1894.85</text:p>
          </table:table-cell>
          <table:table-cell office:value-type="float" office:value="1829172.14" calcext:value-type="float">
            <text:p>1829172.14</text:p>
          </table:table-cell>
          <table:table-cell table:formula="of:=[.D975]/1000" office:value-type="float" office:value="1829.17214" calcext:value-type="float">
            <text:p>1829.17214</text:p>
          </table:table-cell>
          <table:table-cell table:number-columns-repeated="4"/>
        </table:table-row>
        <table:table-row table:style-name="ro1">
          <table:table-cell office:value-type="float" office:value="2592267380" calcext:value-type="float">
            <text:p>2592267380</text:p>
          </table:table-cell>
          <table:table-cell office:value-type="float" office:value="354" calcext:value-type="float">
            <text:p>354</text:p>
          </table:table-cell>
          <table:table-cell office:value-type="float" office:value="174.46" calcext:value-type="float">
            <text:p>174.46</text:p>
          </table:table-cell>
          <table:table-cell office:value-type="float" office:value="1833810.89" calcext:value-type="float">
            <text:p>1833810.89</text:p>
          </table:table-cell>
          <table:table-cell table:formula="of:=[.D976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92439129" calcext:value-type="float">
            <text:p>2592439129</text:p>
          </table:table-cell>
          <table:table-cell office:value-type="float" office:value="2613" calcext:value-type="float">
            <text:p>2613</text:p>
          </table:table-cell>
          <table:table-cell office:value-type="float" office:value="1291.11" calcext:value-type="float">
            <text:p>1291.11</text:p>
          </table:table-cell>
          <table:table-cell office:value-type="float" office:value="1826904.62" calcext:value-type="float">
            <text:p>1826904.62</text:p>
          </table:table-cell>
          <table:table-cell table:formula="of:=[.D977]/1000" office:value-type="float" office:value="1826.90462" calcext:value-type="float">
            <text:p>1826.90462</text:p>
          </table:table-cell>
          <table:table-cell table:number-columns-repeated="4"/>
        </table:table-row>
        <table:table-row table:style-name="ro1">
          <table:table-cell office:value-type="float" office:value="2592450231" calcext:value-type="float">
            <text:p>2592450231</text:p>
          </table:table-cell>
          <table:table-cell office:value-type="float" office:value="4220" calcext:value-type="float">
            <text:p>4220</text:p>
          </table:table-cell>
          <table:table-cell office:value-type="float" office:value="2094.41" calcext:value-type="float">
            <text:p>2094.41</text:p>
          </table:table-cell>
          <table:table-cell office:value-type="float" office:value="1831988.61" calcext:value-type="float">
            <text:p>1831988.61</text:p>
          </table:table-cell>
          <table:table-cell table:formula="of:=[.D978]/1000" office:value-type="float" office:value="1831.98861" calcext:value-type="float">
            <text:p>1831.98861</text:p>
          </table:table-cell>
          <table:table-cell table:number-columns-repeated="4"/>
        </table:table-row>
        <table:table-row table:style-name="ro1">
          <table:table-cell office:value-type="float" office:value="2592494830" calcext:value-type="float">
            <text:p>2592494830</text:p>
          </table:table-cell>
          <table:table-cell office:value-type="float" office:value="638" calcext:value-type="float">
            <text:p>638</text:p>
          </table:table-cell>
          <table:table-cell office:value-type="float" office:value="313.39" calcext:value-type="float">
            <text:p>313.39</text:p>
          </table:table-cell>
          <table:table-cell office:value-type="float" office:value="1828211.19" calcext:value-type="float">
            <text:p>1828211.19</text:p>
          </table:table-cell>
          <table:table-cell table:formula="of:=[.D979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92757520" calcext:value-type="float">
            <text:p>2592757520</text:p>
          </table:table-cell>
          <table:table-cell office:value-type="float" office:value="3023" calcext:value-type="float">
            <text:p>3023</text:p>
          </table:table-cell>
          <table:table-cell office:value-type="float" office:value="1505.2" calcext:value-type="float">
            <text:p>1505.2</text:p>
          </table:table-cell>
          <table:table-cell office:value-type="float" office:value="1829328.91" calcext:value-type="float">
            <text:p>1829328.91</text:p>
          </table:table-cell>
          <table:table-cell table:formula="of:=[.D980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592768526" calcext:value-type="float">
            <text:p>2592768526</text:p>
          </table:table-cell>
          <table:table-cell office:value-type="float" office:value="4652" calcext:value-type="float">
            <text:p>4652</text:p>
          </table:table-cell>
          <table:table-cell office:value-type="float" office:value="2317.1" calcext:value-type="float">
            <text:p>2317.1</text:p>
          </table:table-cell>
          <table:table-cell office:value-type="float" office:value="1832652.18" calcext:value-type="float">
            <text:p>1832652.18</text:p>
          </table:table-cell>
          <table:table-cell table:formula="of:=[.D981]/1000" office:value-type="float" office:value="1832.65218" calcext:value-type="float">
            <text:p>1832.65218</text:p>
          </table:table-cell>
          <table:table-cell table:number-columns-repeated="4"/>
        </table:table-row>
        <table:table-row table:style-name="ro1">
          <table:table-cell office:value-type="float" office:value="2592938148" calcext:value-type="float">
            <text:p>2592938148</text:p>
          </table:table-cell>
          <table:table-cell office:value-type="float" office:value="1403" calcext:value-type="float">
            <text:p>1403</text:p>
          </table:table-cell>
          <table:table-cell office:value-type="float" office:value="775.05" calcext:value-type="float">
            <text:p>775.05</text:p>
          </table:table-cell>
          <table:table-cell office:value-type="float" office:value="1827266.24" calcext:value-type="float">
            <text:p>1827266.24</text:p>
          </table:table-cell>
          <table:table-cell table:formula="of:=[.D982]/1000" office:value-type="float" office:value="1827.26624" calcext:value-type="float">
            <text:p>1827.26624</text:p>
          </table:table-cell>
          <table:table-cell table:number-columns-repeated="4"/>
        </table:table-row>
        <table:table-row table:style-name="ro1">
          <table:table-cell office:value-type="float" office:value="2593076180" calcext:value-type="float">
            <text:p>2593076180</text:p>
          </table:table-cell>
          <table:table-cell office:value-type="float" office:value="4277" calcext:value-type="float">
            <text:p>4277</text:p>
          </table:table-cell>
          <table:table-cell office:value-type="float" office:value="2128.39" calcext:value-type="float">
            <text:p>2128.39</text:p>
          </table:table-cell>
          <table:table-cell office:value-type="float" office:value="1827768.01" calcext:value-type="float">
            <text:p>1827768.01</text:p>
          </table:table-cell>
          <table:table-cell table:formula="of:=[.D983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593085949" calcext:value-type="float">
            <text:p>2593085949</text:p>
          </table:table-cell>
          <table:table-cell office:value-type="float" office:value="2540" calcext:value-type="float">
            <text:p>2540</text:p>
          </table:table-cell>
          <table:table-cell office:value-type="float" office:value="1257.28" calcext:value-type="float">
            <text:p>1257.28</text:p>
          </table:table-cell>
          <table:table-cell office:value-type="float" office:value="1831458.46" calcext:value-type="float">
            <text:p>1831458.46</text:p>
          </table:table-cell>
          <table:table-cell table:formula="of:=[.D984]/1000" office:value-type="float" office:value="1831.45846" calcext:value-type="float">
            <text:p>1831.45846</text:p>
          </table:table-cell>
          <table:table-cell table:number-columns-repeated="4"/>
        </table:table-row>
        <table:table-row table:style-name="ro1">
          <table:table-cell office:value-type="float" office:value="2593294644" calcext:value-type="float">
            <text:p>2593294644</text:p>
          </table:table-cell>
          <table:table-cell office:value-type="float" office:value="353" calcext:value-type="float">
            <text:p>353</text:p>
          </table:table-cell>
          <table:table-cell office:value-type="float" office:value="185.18" calcext:value-type="float">
            <text:p>185.18</text:p>
          </table:table-cell>
          <table:table-cell office:value-type="float" office:value="1833810.89" calcext:value-type="float">
            <text:p>1833810.89</text:p>
          </table:table-cell>
          <table:table-cell table:formula="of:=[.D985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93396347" calcext:value-type="float">
            <text:p>2593396347</text:p>
          </table:table-cell>
          <table:table-cell office:value-type="float" office:value="4690" calcext:value-type="float">
            <text:p>4690</text:p>
          </table:table-cell>
          <table:table-cell office:value-type="float" office:value="2329.15" calcext:value-type="float">
            <text:p>2329.15</text:p>
          </table:table-cell>
          <table:table-cell office:value-type="float" office:value="1828473.78" calcext:value-type="float">
            <text:p>1828473.78</text:p>
          </table:table-cell>
          <table:table-cell table:formula="of:=[.D986]/1000" office:value-type="float" office:value="1828.47378" calcext:value-type="float">
            <text:p>1828.47378</text:p>
          </table:table-cell>
          <table:table-cell table:number-columns-repeated="4"/>
        </table:table-row>
        <table:table-row table:style-name="ro1">
          <table:table-cell office:value-type="float" office:value="2593406018" calcext:value-type="float">
            <text:p>2593406018</text:p>
          </table:table-cell>
          <table:table-cell office:value-type="float" office:value="2980" calcext:value-type="float">
            <text:p>2980</text:p>
          </table:table-cell>
          <table:table-cell office:value-type="float" office:value="1473.91" calcext:value-type="float">
            <text:p>1473.91</text:p>
          </table:table-cell>
          <table:table-cell office:value-type="float" office:value="1829801.55" calcext:value-type="float">
            <text:p>1829801.55</text:p>
          </table:table-cell>
          <table:table-cell table:formula="of:=[.D987]/1000" office:value-type="float" office:value="1829.80155" calcext:value-type="float">
            <text:p>1829.80155</text:p>
          </table:table-cell>
          <table:table-cell table:number-columns-repeated="4"/>
        </table:table-row>
        <table:table-row table:style-name="ro1">
          <table:table-cell office:value-type="float" office:value="2593543973" calcext:value-type="float">
            <text:p>2593543973</text:p>
          </table:table-cell>
          <table:table-cell office:value-type="float" office:value="374" calcext:value-type="float">
            <text:p>374</text:p>
          </table:table-cell>
          <table:table-cell office:value-type="float" office:value="185.92" calcext:value-type="float">
            <text:p>185.92</text:p>
          </table:table-cell>
          <table:table-cell office:value-type="float" office:value="1832884.1" calcext:value-type="float">
            <text:p>1832884.1</text:p>
          </table:table-cell>
          <table:table-cell table:formula="of:=[.D988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93715828" calcext:value-type="float">
            <text:p>2593715828</text:p>
          </table:table-cell>
          <table:table-cell office:value-type="float" office:value="2611" calcext:value-type="float">
            <text:p>2611</text:p>
          </table:table-cell>
          <table:table-cell office:value-type="float" office:value="1297.94" calcext:value-type="float">
            <text:p>1297.94</text:p>
          </table:table-cell>
          <table:table-cell office:value-type="float" office:value="1828659.24" calcext:value-type="float">
            <text:p>1828659.24</text:p>
          </table:table-cell>
          <table:table-cell table:formula="of:=[.D989]/1000" office:value-type="float" office:value="1828.65924" calcext:value-type="float">
            <text:p>1828.65924</text:p>
          </table:table-cell>
          <table:table-cell table:number-columns-repeated="4"/>
        </table:table-row>
        <table:table-row table:style-name="ro1">
          <table:table-cell office:value-type="float" office:value="2593726001" calcext:value-type="float">
            <text:p>2593726001</text:p>
          </table:table-cell>
          <table:table-cell office:value-type="float" office:value="5069" calcext:value-type="float">
            <text:p>5069</text:p>
          </table:table-cell>
          <table:table-cell office:value-type="float" office:value="2524.75" calcext:value-type="float">
            <text:p>2524.75</text:p>
          </table:table-cell>
          <table:table-cell office:value-type="float" office:value="1832181.64" calcext:value-type="float">
            <text:p>1832181.64</text:p>
          </table:table-cell>
          <table:table-cell table:formula="of:=[.D990]/1000" office:value-type="float" office:value="1832.18164" calcext:value-type="float">
            <text:p>1832.18164</text:p>
          </table:table-cell>
          <table:table-cell table:number-columns-repeated="4"/>
        </table:table-row>
        <table:table-row table:style-name="ro1">
          <table:table-cell office:value-type="float" office:value="2593770535" calcext:value-type="float">
            <text:p>2593770535</text:p>
          </table:table-cell>
          <table:table-cell office:value-type="float" office:value="638" calcext:value-type="float">
            <text:p>638</text:p>
          </table:table-cell>
          <table:table-cell office:value-type="float" office:value="312.67" calcext:value-type="float">
            <text:p>312.67</text:p>
          </table:table-cell>
          <table:table-cell office:value-type="float" office:value="1828211.19" calcext:value-type="float">
            <text:p>1828211.19</text:p>
          </table:table-cell>
          <table:table-cell table:formula="of:=[.D991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94033342" calcext:value-type="float">
            <text:p>2594033342</text:p>
          </table:table-cell>
          <table:table-cell office:value-type="float" office:value="3026" calcext:value-type="float">
            <text:p>3026</text:p>
          </table:table-cell>
          <table:table-cell office:value-type="float" office:value="1508.44" calcext:value-type="float">
            <text:p>1508.44</text:p>
          </table:table-cell>
          <table:table-cell office:value-type="float" office:value="1829025.84" calcext:value-type="float">
            <text:p>1829025.84</text:p>
          </table:table-cell>
          <table:table-cell table:formula="of:=[.D992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594044504" calcext:value-type="float">
            <text:p>2594044504</text:p>
          </table:table-cell>
          <table:table-cell office:value-type="float" office:value="5473" calcext:value-type="float">
            <text:p>5473</text:p>
          </table:table-cell>
          <table:table-cell office:value-type="float" office:value="2720.67" calcext:value-type="float">
            <text:p>2720.67</text:p>
          </table:table-cell>
          <table:table-cell office:value-type="float" office:value="1829826.17" calcext:value-type="float">
            <text:p>1829826.17</text:p>
          </table:table-cell>
          <table:table-cell table:formula="of:=[.D993]/1000" office:value-type="float" office:value="1829.82617" calcext:value-type="float">
            <text:p>1829.82617</text:p>
          </table:table-cell>
          <table:table-cell table:number-columns-repeated="4"/>
        </table:table-row>
        <table:table-row table:style-name="ro1">
          <table:table-cell office:value-type="float" office:value="2594213995" calcext:value-type="float">
            <text:p>2594213995</text:p>
          </table:table-cell>
          <table:table-cell office:value-type="float" office:value="1424" calcext:value-type="float">
            <text:p>1424</text:p>
          </table:table-cell>
          <table:table-cell office:value-type="float" office:value="805.12" calcext:value-type="float">
            <text:p>805.12</text:p>
          </table:table-cell>
          <table:table-cell office:value-type="float" office:value="1828073.99" calcext:value-type="float">
            <text:p>1828073.99</text:p>
          </table:table-cell>
          <table:table-cell table:formula="of:=[.D994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594352150" calcext:value-type="float">
            <text:p>2594352150</text:p>
          </table:table-cell>
          <table:table-cell office:value-type="float" office:value="5104" calcext:value-type="float">
            <text:p>5104</text:p>
          </table:table-cell>
          <table:table-cell office:value-type="float" office:value="2545.51" calcext:value-type="float">
            <text:p>2545.51</text:p>
          </table:table-cell>
          <table:table-cell office:value-type="float" office:value="1828885.4" calcext:value-type="float">
            <text:p>1828885.4</text:p>
          </table:table-cell>
          <table:table-cell table:formula="of:=[.D995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594361828" calcext:value-type="float">
            <text:p>2594361828</text:p>
          </table:table-cell>
          <table:table-cell office:value-type="float" office:value="3370" calcext:value-type="float">
            <text:p>3370</text:p>
          </table:table-cell>
          <table:table-cell office:value-type="float" office:value="1678.29" calcext:value-type="float">
            <text:p>1678.29</text:p>
          </table:table-cell>
          <table:table-cell office:value-type="float" office:value="1831970.26" calcext:value-type="float">
            <text:p>1831970.26</text:p>
          </table:table-cell>
          <table:table-cell table:formula="of:=[.D996]/1000" office:value-type="float" office:value="1831.97026" calcext:value-type="float">
            <text:p>1831.97026</text:p>
          </table:table-cell>
          <table:table-cell table:number-columns-repeated="4"/>
        </table:table-row>
        <table:table-row table:style-name="ro1">
          <table:table-cell office:value-type="float" office:value="2594570426" calcext:value-type="float">
            <text:p>2594570426</text:p>
          </table:table-cell>
          <table:table-cell office:value-type="float" office:value="373" calcext:value-type="float">
            <text:p>373</text:p>
          </table:table-cell>
          <table:table-cell office:value-type="float" office:value="189.77" calcext:value-type="float">
            <text:p>189.77</text:p>
          </table:table-cell>
          <table:table-cell office:value-type="float" office:value="1832884.1" calcext:value-type="float">
            <text:p>1832884.1</text:p>
          </table:table-cell>
          <table:table-cell table:formula="of:=[.D99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94672225" calcext:value-type="float">
            <text:p>2594672225</text:p>
          </table:table-cell>
          <table:table-cell office:value-type="float" office:value="4686" calcext:value-type="float">
            <text:p>4686</text:p>
          </table:table-cell>
          <table:table-cell office:value-type="float" office:value="2338.95" calcext:value-type="float">
            <text:p>2338.95</text:p>
          </table:table-cell>
          <table:table-cell office:value-type="float" office:value="1829255.26" calcext:value-type="float">
            <text:p>1829255.26</text:p>
          </table:table-cell>
          <table:table-cell table:formula="of:=[.D998]/1000" office:value-type="float" office:value="1829.25526" calcext:value-type="float">
            <text:p>1829.25526</text:p>
          </table:table-cell>
          <table:table-cell table:number-columns-repeated="4"/>
        </table:table-row>
        <table:table-row table:style-name="ro1">
          <table:table-cell office:value-type="float" office:value="2594682035" calcext:value-type="float">
            <text:p>2594682035</text:p>
          </table:table-cell>
          <table:table-cell office:value-type="float" office:value="2956" calcext:value-type="float">
            <text:p>2956</text:p>
          </table:table-cell>
          <table:table-cell office:value-type="float" office:value="1471.74" calcext:value-type="float">
            <text:p>1471.74</text:p>
          </table:table-cell>
          <table:table-cell office:value-type="float" office:value="1831439.72" calcext:value-type="float">
            <text:p>1831439.72</text:p>
          </table:table-cell>
          <table:table-cell table:formula="of:=[.D999]/1000" office:value-type="float" office:value="1831.43972" calcext:value-type="float">
            <text:p>1831.43972</text:p>
          </table:table-cell>
          <table:table-cell table:number-columns-repeated="4"/>
        </table:table-row>
        <table:table-row table:style-name="ro1">
          <table:table-cell office:value-type="float" office:value="2594820082" calcext:value-type="float">
            <text:p>2594820082</text:p>
          </table:table-cell>
          <table:table-cell office:value-type="float" office:value="353" calcext:value-type="float">
            <text:p>353</text:p>
          </table:table-cell>
          <table:table-cell office:value-type="float" office:value="173.27" calcext:value-type="float">
            <text:p>173.27</text:p>
          </table:table-cell>
          <table:table-cell office:value-type="float" office:value="1833810.89" calcext:value-type="float">
            <text:p>1833810.89</text:p>
          </table:table-cell>
          <table:table-cell table:formula="of:=[.D1000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94992028" calcext:value-type="float">
            <text:p>2594992028</text:p>
          </table:table-cell>
          <table:table-cell office:value-type="float" office:value="2609" calcext:value-type="float">
            <text:p>2609</text:p>
          </table:table-cell>
          <table:table-cell office:value-type="float" office:value="1295.96" calcext:value-type="float">
            <text:p>1295.96</text:p>
          </table:table-cell>
          <table:table-cell office:value-type="float" office:value="1829713.63" calcext:value-type="float">
            <text:p>1829713.63</text:p>
          </table:table-cell>
          <table:table-cell table:formula="of:=[.D1001]/1000" office:value-type="float" office:value="1829.71363" calcext:value-type="float">
            <text:p>1829.71363</text:p>
          </table:table-cell>
          <table:table-cell table:number-columns-repeated="4"/>
        </table:table-row>
        <table:table-row table:style-name="ro1">
          <table:table-cell office:value-type="float" office:value="2595002311" calcext:value-type="float">
            <text:p>2595002311</text:p>
          </table:table-cell>
          <table:table-cell office:value-type="float" office:value="5052" calcext:value-type="float">
            <text:p>5052</text:p>
          </table:table-cell>
          <table:table-cell office:value-type="float" office:value="2510.72" calcext:value-type="float">
            <text:p>2510.72</text:p>
          </table:table-cell>
          <table:table-cell office:value-type="float" office:value="1831334.85" calcext:value-type="float">
            <text:p>1831334.85</text:p>
          </table:table-cell>
          <table:table-cell table:formula="of:=[.D1002]/1000" office:value-type="float" office:value="1831.33485" calcext:value-type="float">
            <text:p>1831.33485</text:p>
          </table:table-cell>
          <table:table-cell table:number-columns-repeated="4"/>
        </table:table-row>
        <table:table-row table:style-name="ro1">
          <table:table-cell office:value-type="float" office:value="2595047949" calcext:value-type="float">
            <text:p>2595047949</text:p>
          </table:table-cell>
          <table:table-cell office:value-type="float" office:value="657" calcext:value-type="float">
            <text:p>657</text:p>
          </table:table-cell>
          <table:table-cell office:value-type="float" office:value="324.68" calcext:value-type="float">
            <text:p>324.68</text:p>
          </table:table-cell>
          <table:table-cell office:value-type="float" office:value="1830663.62" calcext:value-type="float">
            <text:p>1830663.62</text:p>
          </table:table-cell>
          <table:table-cell table:formula="of:=[.D1003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595310856" calcext:value-type="float">
            <text:p>2595310856</text:p>
          </table:table-cell>
          <table:table-cell office:value-type="float" office:value="3043" calcext:value-type="float">
            <text:p>3043</text:p>
          </table:table-cell>
          <table:table-cell office:value-type="float" office:value="1513.92" calcext:value-type="float">
            <text:p>1513.92</text:p>
          </table:table-cell>
          <table:table-cell office:value-type="float" office:value="1828947.37" calcext:value-type="float">
            <text:p>1828947.37</text:p>
          </table:table-cell>
          <table:table-cell table:formula="of:=[.D1004]/1000" office:value-type="float" office:value="1828.94737" calcext:value-type="float">
            <text:p>1828.94737</text:p>
          </table:table-cell>
          <table:table-cell table:number-columns-repeated="4"/>
        </table:table-row>
        <table:table-row table:style-name="ro1">
          <table:table-cell office:value-type="float" office:value="2595322170" calcext:value-type="float">
            <text:p>2595322170</text:p>
          </table:table-cell>
          <table:table-cell office:value-type="float" office:value="4635" calcext:value-type="float">
            <text:p>4635</text:p>
          </table:table-cell>
          <table:table-cell office:value-type="float" office:value="2311.57" calcext:value-type="float">
            <text:p>2311.57</text:p>
          </table:table-cell>
          <table:table-cell office:value-type="float" office:value="1832127.04" calcext:value-type="float">
            <text:p>1832127.04</text:p>
          </table:table-cell>
          <table:table-cell table:formula="of:=[.D1005]/1000" office:value-type="float" office:value="1832.12704" calcext:value-type="float">
            <text:p>1832.12704</text:p>
          </table:table-cell>
          <table:table-cell table:number-columns-repeated="4"/>
        </table:table-row>
        <table:table-row table:style-name="ro1">
          <table:table-cell office:value-type="float" office:value="2595489928" calcext:value-type="float">
            <text:p>2595489928</text:p>
          </table:table-cell>
          <table:table-cell office:value-type="float" office:value="1425" calcext:value-type="float">
            <text:p>1425</text:p>
          </table:table-cell>
          <table:table-cell office:value-type="float" office:value="793.24" calcext:value-type="float">
            <text:p>793.24</text:p>
          </table:table-cell>
          <table:table-cell office:value-type="float" office:value="1827768.01" calcext:value-type="float">
            <text:p>1827768.01</text:p>
          </table:table-cell>
          <table:table-cell table:formula="of:=[.D1006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595628193" calcext:value-type="float">
            <text:p>2595628193</text:p>
          </table:table-cell>
          <table:table-cell office:value-type="float" office:value="4271" calcext:value-type="float">
            <text:p>4271</text:p>
          </table:table-cell>
          <table:table-cell office:value-type="float" office:value="2134.6" calcext:value-type="float">
            <text:p>2134.6</text:p>
          </table:table-cell>
          <table:table-cell office:value-type="float" office:value="1829268.29" calcext:value-type="float">
            <text:p>1829268.29</text:p>
          </table:table-cell>
          <table:table-cell table:formula="of:=[.D1007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95638146" calcext:value-type="float">
            <text:p>2595638146</text:p>
          </table:table-cell>
          <table:table-cell office:value-type="float" office:value="2564" calcext:value-type="float">
            <text:p>2564</text:p>
          </table:table-cell>
          <table:table-cell office:value-type="float" office:value="1272.25" calcext:value-type="float">
            <text:p>1272.25</text:p>
          </table:table-cell>
          <table:table-cell office:value-type="float" office:value="1830269.85" calcext:value-type="float">
            <text:p>1830269.85</text:p>
          </table:table-cell>
          <table:table-cell table:formula="of:=[.D1008]/1000" office:value-type="float" office:value="1830.26985" calcext:value-type="float">
            <text:p>1830.26985</text:p>
          </table:table-cell>
          <table:table-cell table:number-columns-repeated="4"/>
        </table:table-row>
        <table:table-row table:style-name="ro1">
          <table:table-cell office:value-type="float" office:value="2595847036" calcext:value-type="float">
            <text:p>2595847036</text:p>
          </table:table-cell>
          <table:table-cell office:value-type="float" office:value="374" calcext:value-type="float">
            <text:p>374</text:p>
          </table:table-cell>
          <table:table-cell office:value-type="float" office:value="197.41" calcext:value-type="float">
            <text:p>197.41</text:p>
          </table:table-cell>
          <table:table-cell office:value-type="float" office:value="1830417.23" calcext:value-type="float">
            <text:p>1830417.23</text:p>
          </table:table-cell>
          <table:table-cell table:formula="of:=[.D100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595940789" calcext:value-type="float">
            <text:p>2595940789</text:p>
          </table:table-cell>
          <table:table-cell office:value-type="float" office:value="4694" calcext:value-type="float">
            <text:p>4694</text:p>
          </table:table-cell>
          <table:table-cell office:value-type="float" office:value="2329.76" calcext:value-type="float">
            <text:p>2329.76</text:p>
          </table:table-cell>
          <table:table-cell office:value-type="float" office:value="1829307.57" calcext:value-type="float">
            <text:p>1829307.57</text:p>
          </table:table-cell>
          <table:table-cell table:formula="of:=[.D1010]/1000" office:value-type="float" office:value="1829.30757" calcext:value-type="float">
            <text:p>1829.30757</text:p>
          </table:table-cell>
          <table:table-cell table:number-columns-repeated="4"/>
        </table:table-row>
        <table:table-row table:style-name="ro1">
          <table:table-cell office:value-type="float" office:value="2595948686" calcext:value-type="float">
            <text:p>2595948686</text:p>
          </table:table-cell>
          <table:table-cell office:value-type="float" office:value="2977" calcext:value-type="float">
            <text:p>2977</text:p>
          </table:table-cell>
          <table:table-cell office:value-type="float" office:value="1482.71" calcext:value-type="float">
            <text:p>1482.71</text:p>
          </table:table-cell>
          <table:table-cell office:value-type="float" office:value="1831341.52" calcext:value-type="float">
            <text:p>1831341.52</text:p>
          </table:table-cell>
          <table:table-cell table:formula="of:=[.D1011]/1000" office:value-type="float" office:value="1831.34152" calcext:value-type="float">
            <text:p>1831.34152</text:p>
          </table:table-cell>
          <table:table-cell table:number-columns-repeated="4"/>
        </table:table-row>
        <table:table-row table:style-name="ro1">
          <table:table-cell office:value-type="float" office:value="2596085869" calcext:value-type="float">
            <text:p>2596085869</text:p>
          </table:table-cell>
          <table:table-cell office:value-type="float" office:value="373" calcext:value-type="float">
            <text:p>373</text:p>
          </table:table-cell>
          <table:table-cell office:value-type="float" office:value="181.66" calcext:value-type="float">
            <text:p>181.66</text:p>
          </table:table-cell>
          <table:table-cell office:value-type="float" office:value="1835357.62" calcext:value-type="float">
            <text:p>1835357.62</text:p>
          </table:table-cell>
          <table:table-cell table:formula="of:=[.D1012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596259972" calcext:value-type="float">
            <text:p>2596259972</text:p>
          </table:table-cell>
          <table:table-cell office:value-type="float" office:value="3441" calcext:value-type="float">
            <text:p>3441</text:p>
          </table:table-cell>
          <table:table-cell office:value-type="float" office:value="1708.27" calcext:value-type="float">
            <text:p>1708.27</text:p>
          </table:table-cell>
          <table:table-cell office:value-type="float" office:value="1829037.43" calcext:value-type="float">
            <text:p>1829037.43</text:p>
          </table:table-cell>
          <table:table-cell table:formula="of:=[.D1013]/1000" office:value-type="float" office:value="1829.03743" calcext:value-type="float">
            <text:p>1829.03743</text:p>
          </table:table-cell>
          <table:table-cell table:number-columns-repeated="4"/>
        </table:table-row>
        <table:table-row table:style-name="ro1">
          <table:table-cell office:value-type="float" office:value="2596271206" calcext:value-type="float">
            <text:p>2596271206</text:p>
          </table:table-cell>
          <table:table-cell office:value-type="float" office:value="4226" calcext:value-type="float">
            <text:p>4226</text:p>
          </table:table-cell>
          <table:table-cell office:value-type="float" office:value="2109.15" calcext:value-type="float">
            <text:p>2109.15</text:p>
          </table:table-cell>
          <table:table-cell office:value-type="float" office:value="1829817.49" calcext:value-type="float">
            <text:p>1829817.49</text:p>
          </table:table-cell>
          <table:table-cell table:formula="of:=[.D1014]/1000" office:value-type="float" office:value="1829.81749" calcext:value-type="float">
            <text:p>1829.81749</text:p>
          </table:table-cell>
          <table:table-cell table:number-columns-repeated="4"/>
        </table:table-row>
        <table:table-row table:style-name="ro1">
          <table:table-cell office:value-type="float" office:value="2596317139" calcext:value-type="float">
            <text:p>2596317139</text:p>
          </table:table-cell>
          <table:table-cell office:value-type="float" office:value="637" calcext:value-type="float">
            <text:p>637</text:p>
          </table:table-cell>
          <table:table-cell office:value-type="float" office:value="316.36" calcext:value-type="float">
            <text:p>316.36</text:p>
          </table:table-cell>
          <table:table-cell office:value-type="float" office:value="1829653" calcext:value-type="float">
            <text:p>1829653</text:p>
          </table:table-cell>
          <table:table-cell table:formula="of:=[.D1015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596580154" calcext:value-type="float">
            <text:p>2596580154</text:p>
          </table:table-cell>
          <table:table-cell office:value-type="float" office:value="3011" calcext:value-type="float">
            <text:p>3011</text:p>
          </table:table-cell>
          <table:table-cell office:value-type="float" office:value="1498.84" calcext:value-type="float">
            <text:p>1498.84</text:p>
          </table:table-cell>
          <table:table-cell office:value-type="float" office:value="1826057.98" calcext:value-type="float">
            <text:p>1826057.98</text:p>
          </table:table-cell>
          <table:table-cell table:formula="of:=[.D1016]/1000" office:value-type="float" office:value="1826.05798" calcext:value-type="float">
            <text:p>1826.05798</text:p>
          </table:table-cell>
          <table:table-cell table:number-columns-repeated="4"/>
        </table:table-row>
        <table:table-row table:style-name="ro1">
          <table:table-cell office:value-type="float" office:value="2596591553" calcext:value-type="float">
            <text:p>2596591553</text:p>
          </table:table-cell>
          <table:table-cell office:value-type="float" office:value="4644" calcext:value-type="float">
            <text:p>4644</text:p>
          </table:table-cell>
          <table:table-cell office:value-type="float" office:value="2314.23" calcext:value-type="float">
            <text:p>2314.23</text:p>
          </table:table-cell>
          <table:table-cell office:value-type="float" office:value="1829163.07" calcext:value-type="float">
            <text:p>1829163.07</text:p>
          </table:table-cell>
          <table:table-cell table:formula="of:=[.D1017]/1000" office:value-type="float" office:value="1829.16307" calcext:value-type="float">
            <text:p>1829.16307</text:p>
          </table:table-cell>
          <table:table-cell table:number-columns-repeated="4"/>
        </table:table-row>
        <table:table-row table:style-name="ro1">
          <table:table-cell office:value-type="float" office:value="2596761475" calcext:value-type="float">
            <text:p>2596761475</text:p>
          </table:table-cell>
          <table:table-cell office:value-type="float" office:value="1402" calcext:value-type="float">
            <text:p>1402</text:p>
          </table:table-cell>
          <table:table-cell office:value-type="float" office:value="783.6" calcext:value-type="float">
            <text:p>783.6</text:p>
          </table:table-cell>
          <table:table-cell office:value-type="float" office:value="1827918.6" calcext:value-type="float">
            <text:p>1827918.6</text:p>
          </table:table-cell>
          <table:table-cell table:formula="of:=[.D1018]/1000" office:value-type="float" office:value="1827.9186" calcext:value-type="float">
            <text:p>1827.9186</text:p>
          </table:table-cell>
          <table:table-cell table:number-columns-repeated="4"/>
        </table:table-row>
        <table:table-row table:style-name="ro1">
          <table:table-cell office:value-type="float" office:value="2596899814" calcext:value-type="float">
            <text:p>2596899814</text:p>
          </table:table-cell>
          <table:table-cell office:value-type="float" office:value="4270" calcext:value-type="float">
            <text:p>4270</text:p>
          </table:table-cell>
          <table:table-cell office:value-type="float" office:value="2134.64" calcext:value-type="float">
            <text:p>2134.64</text:p>
          </table:table-cell>
          <table:table-cell office:value-type="float" office:value="1829053.82" calcext:value-type="float">
            <text:p>1829053.82</text:p>
          </table:table-cell>
          <table:table-cell table:formula="of:=[.D1019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596909867" calcext:value-type="float">
            <text:p>2596909867</text:p>
          </table:table-cell>
          <table:table-cell office:value-type="float" office:value="3395" calcext:value-type="float">
            <text:p>3395</text:p>
          </table:table-cell>
          <table:table-cell office:value-type="float" office:value="1677.12" calcext:value-type="float">
            <text:p>1677.12</text:p>
          </table:table-cell>
          <table:table-cell office:value-type="float" office:value="1829718.16" calcext:value-type="float">
            <text:p>1829718.16</text:p>
          </table:table-cell>
          <table:table-cell table:formula="of:=[.D1020]/1000" office:value-type="float" office:value="1829.71816" calcext:value-type="float">
            <text:p>1829.71816</text:p>
          </table:table-cell>
          <table:table-cell table:number-columns-repeated="4"/>
        </table:table-row>
        <table:table-row table:style-name="ro1">
          <table:table-cell office:value-type="float" office:value="2597117673" calcext:value-type="float">
            <text:p>2597117673</text:p>
          </table:table-cell>
          <table:table-cell office:value-type="float" office:value="352" calcext:value-type="float">
            <text:p>352</text:p>
          </table:table-cell>
          <table:table-cell office:value-type="float" office:value="184.05" calcext:value-type="float">
            <text:p>184.05</text:p>
          </table:table-cell>
          <table:table-cell office:value-type="float" office:value="1833810.89" calcext:value-type="float">
            <text:p>1833810.89</text:p>
          </table:table-cell>
          <table:table-cell table:formula="of:=[.D1021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597236035" calcext:value-type="float">
            <text:p>2597236035</text:p>
          </table:table-cell>
          <table:table-cell office:value-type="float" office:value="2961" calcext:value-type="float">
            <text:p>2961</text:p>
          </table:table-cell>
          <table:table-cell office:value-type="float" office:value="1470.81" calcext:value-type="float">
            <text:p>1470.81</text:p>
          </table:table-cell>
          <table:table-cell office:value-type="float" office:value="1828648.83" calcext:value-type="float">
            <text:p>1828648.83</text:p>
          </table:table-cell>
          <table:table-cell table:formula="of:=[.D1022]/1000" office:value-type="float" office:value="1828.64883" calcext:value-type="float">
            <text:p>1828.64883</text:p>
          </table:table-cell>
          <table:table-cell table:number-columns-repeated="4"/>
        </table:table-row>
        <table:table-row table:style-name="ro1">
          <table:table-cell office:value-type="float" office:value="2597372276" calcext:value-type="float">
            <text:p>2597372276</text:p>
          </table:table-cell>
          <table:table-cell office:value-type="float" office:value="395" calcext:value-type="float">
            <text:p>395</text:p>
          </table:table-cell>
          <table:table-cell office:value-type="float" office:value="196.58" calcext:value-type="float">
            <text:p>196.58</text:p>
          </table:table-cell>
          <table:table-cell office:value-type="float" office:value="1832061.07" calcext:value-type="float">
            <text:p>1832061.07</text:p>
          </table:table-cell>
          <table:table-cell table:formula="of:=[.D1023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597544462" calcext:value-type="float">
            <text:p>2597544462</text:p>
          </table:table-cell>
          <table:table-cell office:value-type="float" office:value="3425" calcext:value-type="float">
            <text:p>3425</text:p>
          </table:table-cell>
          <table:table-cell office:value-type="float" office:value="1703.73" calcext:value-type="float">
            <text:p>1703.73</text:p>
          </table:table-cell>
          <table:table-cell office:value-type="float" office:value="1827232.8" calcext:value-type="float">
            <text:p>1827232.8</text:p>
          </table:table-cell>
          <table:table-cell table:formula="of:=[.D1024]/1000" office:value-type="float" office:value="1827.2328" calcext:value-type="float">
            <text:p>1827.2328</text:p>
          </table:table-cell>
          <table:table-cell table:number-columns-repeated="4"/>
        </table:table-row>
        <table:table-row table:style-name="ro1">
          <table:table-cell office:value-type="float" office:value="2597554769" calcext:value-type="float">
            <text:p>2597554769</text:p>
          </table:table-cell>
          <table:table-cell office:value-type="float" office:value="4220" calcext:value-type="float">
            <text:p>4220</text:p>
          </table:table-cell>
          <table:table-cell office:value-type="float" office:value="2099.35" calcext:value-type="float">
            <text:p>2099.35</text:p>
          </table:table-cell>
          <table:table-cell office:value-type="float" office:value="1831988.61" calcext:value-type="float">
            <text:p>1831988.61</text:p>
          </table:table-cell>
          <table:table-cell table:formula="of:=[.D1025]/1000" office:value-type="float" office:value="1831.98861" calcext:value-type="float">
            <text:p>1831.98861</text:p>
          </table:table-cell>
          <table:table-cell table:number-columns-repeated="4"/>
        </table:table-row>
        <table:table-row table:style-name="ro1">
          <table:table-cell office:value-type="float" office:value="2597600803" calcext:value-type="float">
            <text:p>2597600803</text:p>
          </table:table-cell>
          <table:table-cell office:value-type="float" office:value="638" calcext:value-type="float">
            <text:p>638</text:p>
          </table:table-cell>
          <table:table-cell office:value-type="float" office:value="311.58" calcext:value-type="float">
            <text:p>311.58</text:p>
          </table:table-cell>
          <table:table-cell office:value-type="float" office:value="1828211.19" calcext:value-type="float">
            <text:p>1828211.19</text:p>
          </table:table-cell>
          <table:table-cell table:formula="of:=[.D1026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597863927" calcext:value-type="float">
            <text:p>2597863927</text:p>
          </table:table-cell>
          <table:table-cell office:value-type="float" office:value="3859" calcext:value-type="float">
            <text:p>3859</text:p>
          </table:table-cell>
          <table:table-cell office:value-type="float" office:value="1924.87" calcext:value-type="float">
            <text:p>1924.87</text:p>
          </table:table-cell>
          <table:table-cell office:value-type="float" office:value="1828333.98" calcext:value-type="float">
            <text:p>1828333.98</text:p>
          </table:table-cell>
          <table:table-cell table:formula="of:=[.D1027]/1000" office:value-type="float" office:value="1828.33398" calcext:value-type="float">
            <text:p>1828.33398</text:p>
          </table:table-cell>
          <table:table-cell table:number-columns-repeated="4"/>
        </table:table-row>
        <table:table-row table:style-name="ro1">
          <table:table-cell office:value-type="float" office:value="2597874250" calcext:value-type="float">
            <text:p>2597874250</text:p>
          </table:table-cell>
          <table:table-cell office:value-type="float" office:value="5502" calcext:value-type="float">
            <text:p>5502</text:p>
          </table:table-cell>
          <table:table-cell office:value-type="float" office:value="2762.21" calcext:value-type="float">
            <text:p>2762.21</text:p>
          </table:table-cell>
          <table:table-cell office:value-type="float" office:value="1830377.65" calcext:value-type="float">
            <text:p>1830377.65</text:p>
          </table:table-cell>
          <table:table-cell table:formula="of:=[.D1028]/1000" office:value-type="float" office:value="1830.37765" calcext:value-type="float">
            <text:p>1830.37765</text:p>
          </table:table-cell>
          <table:table-cell table:number-columns-repeated="4"/>
        </table:table-row>
        <table:table-row table:style-name="ro1">
          <table:table-cell office:value-type="float" office:value="2598043079" calcext:value-type="float">
            <text:p>2598043079</text:p>
          </table:table-cell>
          <table:table-cell office:value-type="float" office:value="1358" calcext:value-type="float">
            <text:p>1358</text:p>
          </table:table-cell>
          <table:table-cell office:value-type="float" office:value="747.13" calcext:value-type="float">
            <text:p>747.13</text:p>
          </table:table-cell>
          <table:table-cell office:value-type="float" office:value="1828234.43" calcext:value-type="float">
            <text:p>1828234.43</text:p>
          </table:table-cell>
          <table:table-cell table:formula="of:=[.D1029]/1000" office:value-type="float" office:value="1828.23443" calcext:value-type="float">
            <text:p>1828.23443</text:p>
          </table:table-cell>
          <table:table-cell table:number-columns-repeated="4"/>
        </table:table-row>
        <table:table-row table:style-name="ro1">
          <table:table-cell office:value-type="float" office:value="2598181492" calcext:value-type="float">
            <text:p>2598181492</text:p>
          </table:table-cell>
          <table:table-cell office:value-type="float" office:value="4269" calcext:value-type="float">
            <text:p>4269</text:p>
          </table:table-cell>
          <table:table-cell office:value-type="float" office:value="2139.28" calcext:value-type="float">
            <text:p>2139.28</text:p>
          </table:table-cell>
          <table:table-cell office:value-type="float" office:value="1828839.39" calcext:value-type="float">
            <text:p>1828839.39</text:p>
          </table:table-cell>
          <table:table-cell table:formula="of:=[.D1030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598192691" calcext:value-type="float">
            <text:p>2598192691</text:p>
          </table:table-cell>
          <table:table-cell office:value-type="float" office:value="3370" calcext:value-type="float">
            <text:p>3370</text:p>
          </table:table-cell>
          <table:table-cell office:value-type="float" office:value="1682.8" calcext:value-type="float">
            <text:p>1682.8</text:p>
          </table:table-cell>
          <table:table-cell office:value-type="float" office:value="1831697.89" calcext:value-type="float">
            <text:p>1831697.89</text:p>
          </table:table-cell>
          <table:table-cell table:formula="of:=[.D1031]/1000" office:value-type="float" office:value="1831.69789" calcext:value-type="float">
            <text:p>1831.69789</text:p>
          </table:table-cell>
          <table:table-cell table:number-columns-repeated="4"/>
        </table:table-row>
        <table:table-row table:style-name="ro1">
          <table:table-cell office:value-type="float" office:value="2598400534" calcext:value-type="float">
            <text:p>2598400534</text:p>
          </table:table-cell>
          <table:table-cell office:value-type="float" office:value="374" calcext:value-type="float">
            <text:p>374</text:p>
          </table:table-cell>
          <table:table-cell office:value-type="float" office:value="201.75" calcext:value-type="float">
            <text:p>201.75</text:p>
          </table:table-cell>
          <table:table-cell office:value-type="float" office:value="1832884.1" calcext:value-type="float">
            <text:p>1832884.1</text:p>
          </table:table-cell>
          <table:table-cell table:formula="of:=[.D103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98519050" calcext:value-type="float">
            <text:p>2598519050</text:p>
          </table:table-cell>
          <table:table-cell office:value-type="float" office:value="2977" calcext:value-type="float">
            <text:p>2977</text:p>
          </table:table-cell>
          <table:table-cell office:value-type="float" office:value="1479.94" calcext:value-type="float">
            <text:p>1479.94</text:p>
          </table:table-cell>
          <table:table-cell office:value-type="float" office:value="1831033.32" calcext:value-type="float">
            <text:p>1831033.32</text:p>
          </table:table-cell>
          <table:table-cell table:formula="of:=[.D1033]/1000" office:value-type="float" office:value="1831.03332" calcext:value-type="float">
            <text:p>1831.03332</text:p>
          </table:table-cell>
          <table:table-cell table:number-columns-repeated="4"/>
        </table:table-row>
        <table:table-row table:style-name="ro1">
          <table:table-cell office:value-type="float" office:value="2598655432" calcext:value-type="float">
            <text:p>2598655432</text:p>
          </table:table-cell>
          <table:table-cell office:value-type="float" office:value="375" calcext:value-type="float">
            <text:p>375</text:p>
          </table:table-cell>
          <table:table-cell office:value-type="float" office:value="178.54" calcext:value-type="float">
            <text:p>178.54</text:p>
          </table:table-cell>
          <table:table-cell office:value-type="float" office:value="1832884.1" calcext:value-type="float">
            <text:p>1832884.1</text:p>
          </table:table-cell>
          <table:table-cell table:formula="of:=[.D1034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598827738" calcext:value-type="float">
            <text:p>2598827738</text:p>
          </table:table-cell>
          <table:table-cell office:value-type="float" office:value="3445" calcext:value-type="float">
            <text:p>3445</text:p>
          </table:table-cell>
          <table:table-cell office:value-type="float" office:value="1690.21" calcext:value-type="float">
            <text:p>1690.21</text:p>
          </table:table-cell>
          <table:table-cell office:value-type="float" office:value="1826909.09" calcext:value-type="float">
            <text:p>1826909.09</text:p>
          </table:table-cell>
          <table:table-cell table:formula="of:=[.D1035]/1000" office:value-type="float" office:value="1826.90909" calcext:value-type="float">
            <text:p>1826.90909</text:p>
          </table:table-cell>
          <table:table-cell table:number-columns-repeated="4"/>
        </table:table-row>
        <table:table-row table:style-name="ro1">
          <table:table-cell office:value-type="float" office:value="2598840188" calcext:value-type="float">
            <text:p>2598840188</text:p>
          </table:table-cell>
          <table:table-cell office:value-type="float" office:value="4222" calcext:value-type="float">
            <text:p>4222</text:p>
          </table:table-cell>
          <table:table-cell office:value-type="float" office:value="2101.91" calcext:value-type="float">
            <text:p>2101.91</text:p>
          </table:table-cell>
          <table:table-cell office:value-type="float" office:value="1831336.73" calcext:value-type="float">
            <text:p>1831336.73</text:p>
          </table:table-cell>
          <table:table-cell table:formula="of:=[.D1036]/1000" office:value-type="float" office:value="1831.33673" calcext:value-type="float">
            <text:p>1831.33673</text:p>
          </table:table-cell>
          <table:table-cell table:number-columns-repeated="4"/>
        </table:table-row>
        <table:table-row table:style-name="ro1">
          <table:table-cell office:value-type="float" office:value="2598886332" calcext:value-type="float">
            <text:p>2598886332</text:p>
          </table:table-cell>
          <table:table-cell office:value-type="float" office:value="658" calcext:value-type="float">
            <text:p>658</text:p>
          </table:table-cell>
          <table:table-cell office:value-type="float" office:value="330.68" calcext:value-type="float">
            <text:p>330.68</text:p>
          </table:table-cell>
          <table:table-cell office:value-type="float" office:value="1829268.29" calcext:value-type="float">
            <text:p>1829268.29</text:p>
          </table:table-cell>
          <table:table-cell table:formula="of:=[.D1037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599150575" calcext:value-type="float">
            <text:p>2599150575</text:p>
          </table:table-cell>
          <table:table-cell office:value-type="float" office:value="3858" calcext:value-type="float">
            <text:p>3858</text:p>
          </table:table-cell>
          <table:table-cell office:value-type="float" office:value="1917.69" calcext:value-type="float">
            <text:p>1917.69</text:p>
          </table:table-cell>
          <table:table-cell office:value-type="float" office:value="1828571.43" calcext:value-type="float">
            <text:p>1828571.43</text:p>
          </table:table-cell>
          <table:table-cell table:formula="of:=[.D1038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599159985" calcext:value-type="float">
            <text:p>2599159985</text:p>
          </table:table-cell>
          <table:table-cell office:value-type="float" office:value="5467" calcext:value-type="float">
            <text:p>5467</text:p>
          </table:table-cell>
          <table:table-cell office:value-type="float" office:value="2722.34" calcext:value-type="float">
            <text:p>2722.34</text:p>
          </table:table-cell>
          <table:table-cell office:value-type="float" office:value="1831501.83" calcext:value-type="float">
            <text:p>1831501.83</text:p>
          </table:table-cell>
          <table:table-cell table:formula="of:=[.D1039]/1000" office:value-type="float" office:value="1831.50183" calcext:value-type="float">
            <text:p>1831.50183</text:p>
          </table:table-cell>
          <table:table-cell table:number-columns-repeated="4"/>
        </table:table-row>
        <table:table-row table:style-name="ro1">
          <table:table-cell office:value-type="float" office:value="2599328860" calcext:value-type="float">
            <text:p>2599328860</text:p>
          </table:table-cell>
          <table:table-cell office:value-type="float" office:value="1424" calcext:value-type="float">
            <text:p>1424</text:p>
          </table:table-cell>
          <table:table-cell office:value-type="float" office:value="811.72" calcext:value-type="float">
            <text:p>811.72</text:p>
          </table:table-cell>
          <table:table-cell office:value-type="float" office:value="1828410.69" calcext:value-type="float">
            <text:p>1828410.69</text:p>
          </table:table-cell>
          <table:table-cell table:formula="of:=[.D1040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599467452" calcext:value-type="float">
            <text:p>2599467452</text:p>
          </table:table-cell>
          <table:table-cell office:value-type="float" office:value="5105" calcext:value-type="float">
            <text:p>5105</text:p>
          </table:table-cell>
          <table:table-cell office:value-type="float" office:value="2547.52" calcext:value-type="float">
            <text:p>2547.52</text:p>
          </table:table-cell>
          <table:table-cell office:value-type="float" office:value="1828705.97" calcext:value-type="float">
            <text:p>1828705.97</text:p>
          </table:table-cell>
          <table:table-cell table:formula="of:=[.D1041]/1000" office:value-type="float" office:value="1828.70597" calcext:value-type="float">
            <text:p>1828.70597</text:p>
          </table:table-cell>
          <table:table-cell table:number-columns-repeated="4"/>
        </table:table-row>
        <table:table-row table:style-name="ro1">
          <table:table-cell office:value-type="float" office:value="2599477503" calcext:value-type="float">
            <text:p>2599477503</text:p>
          </table:table-cell>
          <table:table-cell office:value-type="float" office:value="3393" calcext:value-type="float">
            <text:p>3393</text:p>
          </table:table-cell>
          <table:table-cell office:value-type="float" office:value="1686.31" calcext:value-type="float">
            <text:p>1686.31</text:p>
          </table:table-cell>
          <table:table-cell office:value-type="float" office:value="1830798.76" calcext:value-type="float">
            <text:p>1830798.76</text:p>
          </table:table-cell>
          <table:table-cell table:formula="of:=[.D1042]/1000" office:value-type="float" office:value="1830.79876" calcext:value-type="float">
            <text:p>1830.79876</text:p>
          </table:table-cell>
          <table:table-cell table:number-columns-repeated="4"/>
        </table:table-row>
        <table:table-row table:style-name="ro1">
          <table:table-cell office:value-type="float" office:value="2599685518" calcext:value-type="float">
            <text:p>2599685518</text:p>
          </table:table-cell>
          <table:table-cell office:value-type="float" office:value="353" calcext:value-type="float">
            <text:p>353</text:p>
          </table:table-cell>
          <table:table-cell office:value-type="float" office:value="182.4" calcext:value-type="float">
            <text:p>182.4</text:p>
          </table:table-cell>
          <table:table-cell office:value-type="float" office:value="1831187.41" calcext:value-type="float">
            <text:p>1831187.41</text:p>
          </table:table-cell>
          <table:table-cell table:formula="of:=[.D1043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599795941" calcext:value-type="float">
            <text:p>2599795941</text:p>
          </table:table-cell>
          <table:table-cell office:value-type="float" office:value="3785" calcext:value-type="float">
            <text:p>3785</text:p>
          </table:table-cell>
          <table:table-cell office:value-type="float" office:value="1887.06" calcext:value-type="float">
            <text:p>1887.06</text:p>
          </table:table-cell>
          <table:table-cell office:value-type="float" office:value="1831899.4" calcext:value-type="float">
            <text:p>1831899.4</text:p>
          </table:table-cell>
          <table:table-cell table:formula="of:=[.D1044]/1000" office:value-type="float" office:value="1831.8994" calcext:value-type="float">
            <text:p>1831.8994</text:p>
          </table:table-cell>
          <table:table-cell table:number-columns-repeated="4"/>
        </table:table-row>
        <table:table-row table:style-name="ro1">
          <table:table-cell office:value-type="float" office:value="2599925073" calcext:value-type="float">
            <text:p>2599925073</text:p>
          </table:table-cell>
          <table:table-cell office:value-type="float" office:value="395" calcext:value-type="float">
            <text:p>395</text:p>
          </table:table-cell>
          <table:table-cell office:value-type="float" office:value="190.65" calcext:value-type="float">
            <text:p>190.65</text:p>
          </table:table-cell>
          <table:table-cell office:value-type="float" office:value="1832061.07" calcext:value-type="float">
            <text:p>1832061.07</text:p>
          </table:table-cell>
          <table:table-cell table:formula="of:=[.D1045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00097497" calcext:value-type="float">
            <text:p>2600097497</text:p>
          </table:table-cell>
          <table:table-cell office:value-type="float" office:value="2628" calcext:value-type="float">
            <text:p>2628</text:p>
          </table:table-cell>
          <table:table-cell office:value-type="float" office:value="1304.65" calcext:value-type="float">
            <text:p>1304.65</text:p>
          </table:table-cell>
          <table:table-cell office:value-type="float" office:value="1829965.69" calcext:value-type="float">
            <text:p>1829965.69</text:p>
          </table:table-cell>
          <table:table-cell table:formula="of:=[.D1046]/1000" office:value-type="float" office:value="1829.96569" calcext:value-type="float">
            <text:p>1829.96569</text:p>
          </table:table-cell>
          <table:table-cell table:number-columns-repeated="4"/>
        </table:table-row>
        <table:table-row table:style-name="ro1">
          <table:table-cell office:value-type="float" office:value="2600108229" calcext:value-type="float">
            <text:p>2600108229</text:p>
          </table:table-cell>
          <table:table-cell office:value-type="float" office:value="4220" calcext:value-type="float">
            <text:p>4220</text:p>
          </table:table-cell>
          <table:table-cell office:value-type="float" office:value="2096.09" calcext:value-type="float">
            <text:p>2096.09</text:p>
          </table:table-cell>
          <table:table-cell office:value-type="float" office:value="1831771.27" calcext:value-type="float">
            <text:p>1831771.27</text:p>
          </table:table-cell>
          <table:table-cell table:formula="of:=[.D1047]/1000" office:value-type="float" office:value="1831.77127" calcext:value-type="float">
            <text:p>1831.77127</text:p>
          </table:table-cell>
          <table:table-cell table:number-columns-repeated="4"/>
        </table:table-row>
        <table:table-row table:style-name="ro1">
          <table:table-cell office:value-type="float" office:value="2600154505" calcext:value-type="float">
            <text:p>2600154505</text:p>
          </table:table-cell>
          <table:table-cell office:value-type="float" office:value="658" calcext:value-type="float">
            <text:p>658</text:p>
          </table:table-cell>
          <table:table-cell office:value-type="float" office:value="322.3" calcext:value-type="float">
            <text:p>322.3</text:p>
          </table:table-cell>
          <table:table-cell office:value-type="float" office:value="1830663.62" calcext:value-type="float">
            <text:p>1830663.62</text:p>
          </table:table-cell>
          <table:table-cell table:formula="of:=[.D1048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600416812" calcext:value-type="float">
            <text:p>2600416812</text:p>
          </table:table-cell>
          <table:table-cell office:value-type="float" office:value="3023" calcext:value-type="float">
            <text:p>3023</text:p>
          </table:table-cell>
          <table:table-cell office:value-type="float" office:value="1508.72" calcext:value-type="float">
            <text:p>1508.72</text:p>
          </table:table-cell>
          <table:table-cell office:value-type="float" office:value="1829632.08" calcext:value-type="float">
            <text:p>1829632.08</text:p>
          </table:table-cell>
          <table:table-cell table:formula="of:=[.D1049]/1000" office:value-type="float" office:value="1829.63208" calcext:value-type="float">
            <text:p>1829.63208</text:p>
          </table:table-cell>
          <table:table-cell table:number-columns-repeated="4"/>
        </table:table-row>
        <table:table-row table:style-name="ro1">
          <table:table-cell office:value-type="float" office:value="2600427567" calcext:value-type="float">
            <text:p>2600427567</text:p>
          </table:table-cell>
          <table:table-cell office:value-type="float" office:value="5467" calcext:value-type="float">
            <text:p>5467</text:p>
          </table:table-cell>
          <table:table-cell office:value-type="float" office:value="2729.58" calcext:value-type="float">
            <text:p>2729.58</text:p>
          </table:table-cell>
          <table:table-cell office:value-type="float" office:value="1831334.13" calcext:value-type="float">
            <text:p>1831334.13</text:p>
          </table:table-cell>
          <table:table-cell table:formula="of:=[.D1050]/1000" office:value-type="float" office:value="1831.33413" calcext:value-type="float">
            <text:p>1831.33413</text:p>
          </table:table-cell>
          <table:table-cell table:number-columns-repeated="4"/>
        </table:table-row>
        <table:table-row table:style-name="ro1">
          <table:table-cell office:value-type="float" office:value="2600596577" calcext:value-type="float">
            <text:p>2600596577</text:p>
          </table:table-cell>
          <table:table-cell office:value-type="float" office:value="1402" calcext:value-type="float">
            <text:p>1402</text:p>
          </table:table-cell>
          <table:table-cell office:value-type="float" office:value="779.73" calcext:value-type="float">
            <text:p>779.73</text:p>
          </table:table-cell>
          <table:table-cell office:value-type="float" office:value="1829224.72" calcext:value-type="float">
            <text:p>1829224.72</text:p>
          </table:table-cell>
          <table:table-cell table:formula="of:=[.D1051]/1000" office:value-type="float" office:value="1829.22472" calcext:value-type="float">
            <text:p>1829.22472</text:p>
          </table:table-cell>
          <table:table-cell table:number-columns-repeated="4"/>
        </table:table-row>
        <table:table-row table:style-name="ro1">
          <table:table-cell office:value-type="float" office:value="2600734215" calcext:value-type="float">
            <text:p>2600734215</text:p>
          </table:table-cell>
          <table:table-cell office:value-type="float" office:value="4277" calcext:value-type="float">
            <text:p>4277</text:p>
          </table:table-cell>
          <table:table-cell office:value-type="float" office:value="2124.32" calcext:value-type="float">
            <text:p>2124.32</text:p>
          </table:table-cell>
          <table:table-cell office:value-type="float" office:value="1827553.89" calcext:value-type="float">
            <text:p>1827553.89</text:p>
          </table:table-cell>
          <table:table-cell table:formula="of:=[.D1052]/1000" office:value-type="float" office:value="1827.55389" calcext:value-type="float">
            <text:p>1827.55389</text:p>
          </table:table-cell>
          <table:table-cell table:number-columns-repeated="4"/>
        </table:table-row>
        <table:table-row table:style-name="ro1">
          <table:table-cell office:value-type="float" office:value="2600743542" calcext:value-type="float">
            <text:p>2600743542</text:p>
          </table:table-cell>
          <table:table-cell office:value-type="float" office:value="2558" calcext:value-type="float">
            <text:p>2558</text:p>
          </table:table-cell>
          <table:table-cell office:value-type="float" office:value="1277.5" calcext:value-type="float">
            <text:p>1277.5</text:p>
          </table:table-cell>
          <table:table-cell office:value-type="float" office:value="1833137.49" calcext:value-type="float">
            <text:p>1833137.49</text:p>
          </table:table-cell>
          <table:table-cell table:formula="of:=[.D1053]/1000" office:value-type="float" office:value="1833.13749" calcext:value-type="float">
            <text:p>1833.13749</text:p>
          </table:table-cell>
          <table:table-cell table:number-columns-repeated="4"/>
        </table:table-row>
        <table:table-row table:style-name="ro1">
          <table:table-cell office:value-type="float" office:value="2600951819" calcext:value-type="float">
            <text:p>2600951819</text:p>
          </table:table-cell>
          <table:table-cell office:value-type="float" office:value="374" calcext:value-type="float">
            <text:p>374</text:p>
          </table:table-cell>
          <table:table-cell office:value-type="float" office:value="200.42" calcext:value-type="float">
            <text:p>200.42</text:p>
          </table:table-cell>
          <table:table-cell office:value-type="float" office:value="1830417.23" calcext:value-type="float">
            <text:p>1830417.23</text:p>
          </table:table-cell>
          <table:table-cell table:formula="of:=[.D1054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01053171" calcext:value-type="float">
            <text:p>2601053171</text:p>
          </table:table-cell>
          <table:table-cell office:value-type="float" office:value="4667" calcext:value-type="float">
            <text:p>4667</text:p>
          </table:table-cell>
          <table:table-cell office:value-type="float" office:value="2327.58" calcext:value-type="float">
            <text:p>2327.58</text:p>
          </table:table-cell>
          <table:table-cell office:value-type="float" office:value="1828914.89" calcext:value-type="float">
            <text:p>1828914.89</text:p>
          </table:table-cell>
          <table:table-cell table:formula="of:=[.D1055]/1000" office:value-type="float" office:value="1828.91489" calcext:value-type="float">
            <text:p>1828.91489</text:p>
          </table:table-cell>
          <table:table-cell table:number-columns-repeated="4"/>
        </table:table-row>
        <table:table-row table:style-name="ro1">
          <table:table-cell office:value-type="float" office:value="2601063567" calcext:value-type="float">
            <text:p>2601063567</text:p>
          </table:table-cell>
          <table:table-cell office:value-type="float" office:value="2961" calcext:value-type="float">
            <text:p>2961</text:p>
          </table:table-cell>
          <table:table-cell office:value-type="float" office:value="1474.63" calcext:value-type="float">
            <text:p>1474.63</text:p>
          </table:table-cell>
          <table:table-cell office:value-type="float" office:value="1829268.29" calcext:value-type="float">
            <text:p>1829268.29</text:p>
          </table:table-cell>
          <table:table-cell table:formula="of:=[.D105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01201204" calcext:value-type="float">
            <text:p>2601201204</text:p>
          </table:table-cell>
          <table:table-cell office:value-type="float" office:value="373" calcext:value-type="float">
            <text:p>373</text:p>
          </table:table-cell>
          <table:table-cell office:value-type="float" office:value="176.77" calcext:value-type="float">
            <text:p>176.77</text:p>
          </table:table-cell>
          <table:table-cell office:value-type="float" office:value="1835357.62" calcext:value-type="float">
            <text:p>1835357.62</text:p>
          </table:table-cell>
          <table:table-cell table:formula="of:=[.D1057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01373710" calcext:value-type="float">
            <text:p>2601373710</text:p>
          </table:table-cell>
          <table:table-cell office:value-type="float" office:value="2611" calcext:value-type="float">
            <text:p>2611</text:p>
          </table:table-cell>
          <table:table-cell office:value-type="float" office:value="1295.42" calcext:value-type="float">
            <text:p>1295.42</text:p>
          </table:table-cell>
          <table:table-cell office:value-type="float" office:value="1828308.05" calcext:value-type="float">
            <text:p>1828308.05</text:p>
          </table:table-cell>
          <table:table-cell table:formula="of:=[.D1058]/1000" office:value-type="float" office:value="1828.30805" calcext:value-type="float">
            <text:p>1828.30805</text:p>
          </table:table-cell>
          <table:table-cell table:number-columns-repeated="4"/>
        </table:table-row>
        <table:table-row table:style-name="ro1">
          <table:table-cell office:value-type="float" office:value="2601383485" calcext:value-type="float">
            <text:p>2601383485</text:p>
          </table:table-cell>
          <table:table-cell office:value-type="float" office:value="4218" calcext:value-type="float">
            <text:p>4218</text:p>
          </table:table-cell>
          <table:table-cell office:value-type="float" office:value="2105.1" calcext:value-type="float">
            <text:p>2105.1</text:p>
          </table:table-cell>
          <table:table-cell office:value-type="float" office:value="1832423.45" calcext:value-type="float">
            <text:p>1832423.45</text:p>
          </table:table-cell>
          <table:table-cell table:formula="of:=[.D1059]/1000" office:value-type="float" office:value="1832.42345" calcext:value-type="float">
            <text:p>1832.42345</text:p>
          </table:table-cell>
          <table:table-cell table:number-columns-repeated="4"/>
        </table:table-row>
        <table:table-row table:style-name="ro1">
          <table:table-cell office:value-type="float" office:value="2601428833" calcext:value-type="float">
            <text:p>2601428833</text:p>
          </table:table-cell>
          <table:table-cell office:value-type="float" office:value="638" calcext:value-type="float">
            <text:p>638</text:p>
          </table:table-cell>
          <table:table-cell office:value-type="float" office:value="311.69" calcext:value-type="float">
            <text:p>311.69</text:p>
          </table:table-cell>
          <table:table-cell office:value-type="float" office:value="1828211.19" calcext:value-type="float">
            <text:p>1828211.19</text:p>
          </table:table-cell>
          <table:table-cell table:formula="of:=[.D1060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601691255" calcext:value-type="float">
            <text:p>2601691255</text:p>
          </table:table-cell>
          <table:table-cell office:value-type="float" office:value="3044" calcext:value-type="float">
            <text:p>3044</text:p>
          </table:table-cell>
          <table:table-cell office:value-type="float" office:value="1509.83" calcext:value-type="float">
            <text:p>1509.83</text:p>
          </table:table-cell>
          <table:table-cell office:value-type="float" office:value="1829549.19" calcext:value-type="float">
            <text:p>1829549.19</text:p>
          </table:table-cell>
          <table:table-cell table:formula="of:=[.D1061]/1000" office:value-type="float" office:value="1829.54919" calcext:value-type="float">
            <text:p>1829.54919</text:p>
          </table:table-cell>
          <table:table-cell table:number-columns-repeated="4"/>
        </table:table-row>
        <table:table-row table:style-name="ro1">
          <table:table-cell office:value-type="float" office:value="2601702130" calcext:value-type="float">
            <text:p>2601702130</text:p>
          </table:table-cell>
          <table:table-cell office:value-type="float" office:value="4640" calcext:value-type="float">
            <text:p>4640</text:p>
          </table:table-cell>
          <table:table-cell office:value-type="float" office:value="2311.7" calcext:value-type="float">
            <text:p>2311.7</text:p>
          </table:table-cell>
          <table:table-cell office:value-type="float" office:value="1830545.06" calcext:value-type="float">
            <text:p>1830545.06</text:p>
          </table:table-cell>
          <table:table-cell table:formula="of:=[.D1062]/1000" office:value-type="float" office:value="1830.54506" calcext:value-type="float">
            <text:p>1830.54506</text:p>
          </table:table-cell>
          <table:table-cell table:number-columns-repeated="4"/>
        </table:table-row>
        <table:table-row table:style-name="ro1">
          <table:table-cell office:value-type="float" office:value="2601871445" calcext:value-type="float">
            <text:p>2601871445</text:p>
          </table:table-cell>
          <table:table-cell office:value-type="float" office:value="1424" calcext:value-type="float">
            <text:p>1424</text:p>
          </table:table-cell>
          <table:table-cell office:value-type="float" office:value="799.51" calcext:value-type="float">
            <text:p>799.51</text:p>
          </table:table-cell>
          <table:table-cell office:value-type="float" office:value="1828410.69" calcext:value-type="float">
            <text:p>1828410.69</text:p>
          </table:table-cell>
          <table:table-cell table:formula="of:=[.D1063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02009239" calcext:value-type="float">
            <text:p>2602009239</text:p>
          </table:table-cell>
          <table:table-cell office:value-type="float" office:value="5109" calcext:value-type="float">
            <text:p>5109</text:p>
          </table:table-cell>
          <table:table-cell office:value-type="float" office:value="2538.51" calcext:value-type="float">
            <text:p>2538.51</text:p>
          </table:table-cell>
          <table:table-cell office:value-type="float" office:value="1827450.98" calcext:value-type="float">
            <text:p>1827450.98</text:p>
          </table:table-cell>
          <table:table-cell table:formula="of:=[.D1064]/1000" office:value-type="float" office:value="1827.45098" calcext:value-type="float">
            <text:p>1827.45098</text:p>
          </table:table-cell>
          <table:table-cell table:number-columns-repeated="4"/>
        </table:table-row>
        <table:table-row table:style-name="ro1">
          <table:table-cell office:value-type="float" office:value="2602018503" calcext:value-type="float">
            <text:p>2602018503</text:p>
          </table:table-cell>
          <table:table-cell office:value-type="float" office:value="2564" calcext:value-type="float">
            <text:p>2564</text:p>
          </table:table-cell>
          <table:table-cell office:value-type="float" office:value="1266.88" calcext:value-type="float">
            <text:p>1266.88</text:p>
          </table:table-cell>
          <table:table-cell office:value-type="float" office:value="1829912.02" calcext:value-type="float">
            <text:p>1829912.02</text:p>
          </table:table-cell>
          <table:table-cell table:formula="of:=[.D1065]/1000" office:value-type="float" office:value="1829.91202" calcext:value-type="float">
            <text:p>1829.91202</text:p>
          </table:table-cell>
          <table:table-cell table:number-columns-repeated="4"/>
        </table:table-row>
        <table:table-row table:style-name="ro1">
          <table:table-cell office:value-type="float" office:value="2602226882" calcext:value-type="float">
            <text:p>2602226882</text:p>
          </table:table-cell>
          <table:table-cell office:value-type="float" office:value="406" calcext:value-type="float">
            <text:p>406</text:p>
          </table:table-cell>
          <table:table-cell office:value-type="float" office:value="237.35" calcext:value-type="float">
            <text:p>237.35</text:p>
          </table:table-cell>
          <table:table-cell office:value-type="float" office:value="1831187.41" calcext:value-type="float">
            <text:p>1831187.41</text:p>
          </table:table-cell>
          <table:table-cell table:formula="of:=[.D1066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02344686" calcext:value-type="float">
            <text:p>2602344686</text:p>
          </table:table-cell>
          <table:table-cell office:value-type="float" office:value="3806" calcext:value-type="float">
            <text:p>3806</text:p>
          </table:table-cell>
          <table:table-cell office:value-type="float" office:value="1890.12" calcext:value-type="float">
            <text:p>1890.12</text:p>
          </table:table-cell>
          <table:table-cell office:value-type="float" office:value="1831578.95" calcext:value-type="float">
            <text:p>1831578.95</text:p>
          </table:table-cell>
          <table:table-cell table:formula="of:=[.D1067]/1000" office:value-type="float" office:value="1831.57895" calcext:value-type="float">
            <text:p>1831.57895</text:p>
          </table:table-cell>
          <table:table-cell table:number-columns-repeated="4"/>
        </table:table-row>
        <table:table-row table:style-name="ro1">
          <table:table-cell office:value-type="float" office:value="2602480203" calcext:value-type="float">
            <text:p>2602480203</text:p>
          </table:table-cell>
          <table:table-cell office:value-type="float" office:value="375" calcext:value-type="float">
            <text:p>375</text:p>
          </table:table-cell>
          <table:table-cell office:value-type="float" office:value="187.24" calcext:value-type="float">
            <text:p>187.24</text:p>
          </table:table-cell>
          <table:table-cell office:value-type="float" office:value="1830417.23" calcext:value-type="float">
            <text:p>1830417.23</text:p>
          </table:table-cell>
          <table:table-cell table:formula="of:=[.D106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02652814" calcext:value-type="float">
            <text:p>2602652814</text:p>
          </table:table-cell>
          <table:table-cell office:value-type="float" office:value="2611" calcext:value-type="float">
            <text:p>2611</text:p>
          </table:table-cell>
          <table:table-cell office:value-type="float" office:value="1299.65" calcext:value-type="float">
            <text:p>1299.65</text:p>
          </table:table-cell>
          <table:table-cell office:value-type="float" office:value="1828659.24" calcext:value-type="float">
            <text:p>1828659.24</text:p>
          </table:table-cell>
          <table:table-cell table:formula="of:=[.D1069]/1000" office:value-type="float" office:value="1828.65924" calcext:value-type="float">
            <text:p>1828.65924</text:p>
          </table:table-cell>
          <table:table-cell table:number-columns-repeated="4"/>
        </table:table-row>
        <table:table-row table:style-name="ro1">
          <table:table-cell office:value-type="float" office:value="2602663716" calcext:value-type="float">
            <text:p>2602663716</text:p>
          </table:table-cell>
          <table:table-cell office:value-type="float" office:value="5055" calcext:value-type="float">
            <text:p>5055</text:p>
          </table:table-cell>
          <table:table-cell office:value-type="float" office:value="2514.18" calcext:value-type="float">
            <text:p>2514.18</text:p>
          </table:table-cell>
          <table:table-cell office:value-type="float" office:value="1830427.89" calcext:value-type="float">
            <text:p>1830427.89</text:p>
          </table:table-cell>
          <table:table-cell table:formula="of:=[.D1070]/1000" office:value-type="float" office:value="1830.42789" calcext:value-type="float">
            <text:p>1830.42789</text:p>
          </table:table-cell>
          <table:table-cell table:number-columns-repeated="4"/>
        </table:table-row>
        <table:table-row table:style-name="ro1">
          <table:table-cell office:value-type="float" office:value="2602706943" calcext:value-type="float">
            <text:p>2602706943</text:p>
          </table:table-cell>
          <table:table-cell office:value-type="float" office:value="658" calcext:value-type="float">
            <text:p>658</text:p>
          </table:table-cell>
          <table:table-cell office:value-type="float" office:value="318.67" calcext:value-type="float">
            <text:p>318.67</text:p>
          </table:table-cell>
          <table:table-cell office:value-type="float" office:value="1830663.62" calcext:value-type="float">
            <text:p>1830663.62</text:p>
          </table:table-cell>
          <table:table-cell table:formula="of:=[.D1071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602969516" calcext:value-type="float">
            <text:p>2602969516</text:p>
          </table:table-cell>
          <table:table-cell office:value-type="float" office:value="3855" calcext:value-type="float">
            <text:p>3855</text:p>
          </table:table-cell>
          <table:table-cell office:value-type="float" office:value="1918.46" calcext:value-type="float">
            <text:p>1918.46</text:p>
          </table:table-cell>
          <table:table-cell office:value-type="float" office:value="1829046.51" calcext:value-type="float">
            <text:p>1829046.51</text:p>
          </table:table-cell>
          <table:table-cell table:formula="of:=[.D1072]/1000" office:value-type="float" office:value="1829.04651" calcext:value-type="float">
            <text:p>1829.04651</text:p>
          </table:table-cell>
          <table:table-cell table:number-columns-repeated="4"/>
        </table:table-row>
        <table:table-row table:style-name="ro1">
          <table:table-cell office:value-type="float" office:value="2602980273" calcext:value-type="float">
            <text:p>2602980273</text:p>
          </table:table-cell>
          <table:table-cell office:value-type="float" office:value="4636" calcext:value-type="float">
            <text:p>4636</text:p>
          </table:table-cell>
          <table:table-cell office:value-type="float" office:value="2315.65" calcext:value-type="float">
            <text:p>2315.65</text:p>
          </table:table-cell>
          <table:table-cell office:value-type="float" office:value="1831731.29" calcext:value-type="float">
            <text:p>1831731.29</text:p>
          </table:table-cell>
          <table:table-cell table:formula="of:=[.D1073]/1000" office:value-type="float" office:value="1831.73129" calcext:value-type="float">
            <text:p>1831.73129</text:p>
          </table:table-cell>
          <table:table-cell table:number-columns-repeated="4"/>
        </table:table-row>
        <table:table-row table:style-name="ro1">
          <table:table-cell office:value-type="float" office:value="2603149640" calcext:value-type="float">
            <text:p>2603149640</text:p>
          </table:table-cell>
          <table:table-cell office:value-type="float" office:value="1468" calcext:value-type="float">
            <text:p>1468</text:p>
          </table:table-cell>
          <table:table-cell office:value-type="float" office:value="855.35" calcext:value-type="float">
            <text:p>855.35</text:p>
          </table:table-cell>
          <table:table-cell office:value-type="float" office:value="1828727.4" calcext:value-type="float">
            <text:p>1828727.4</text:p>
          </table:table-cell>
          <table:table-cell table:formula="of:=[.D1074]/1000" office:value-type="float" office:value="1828.7274" calcext:value-type="float">
            <text:p>1828.7274</text:p>
          </table:table-cell>
          <table:table-cell table:number-columns-repeated="4"/>
        </table:table-row>
        <table:table-row table:style-name="ro1">
          <table:table-cell office:value-type="float" office:value="2603287564" calcext:value-type="float">
            <text:p>2603287564</text:p>
          </table:table-cell>
          <table:table-cell office:value-type="float" office:value="4270" calcext:value-type="float">
            <text:p>4270</text:p>
          </table:table-cell>
          <table:table-cell office:value-type="float" office:value="2126.98" calcext:value-type="float">
            <text:p>2126.98</text:p>
          </table:table-cell>
          <table:table-cell office:value-type="float" office:value="1829268.29" calcext:value-type="float">
            <text:p>1829268.29</text:p>
          </table:table-cell>
          <table:table-cell table:formula="of:=[.D1075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03298119" calcext:value-type="float">
            <text:p>2603298119</text:p>
          </table:table-cell>
          <table:table-cell office:value-type="float" office:value="3396" calcext:value-type="float">
            <text:p>3396</text:p>
          </table:table-cell>
          <table:table-cell office:value-type="float" office:value="1686.12" calcext:value-type="float">
            <text:p>1686.12</text:p>
          </table:table-cell>
          <table:table-cell office:value-type="float" office:value="1829718.16" calcext:value-type="float">
            <text:p>1829718.16</text:p>
          </table:table-cell>
          <table:table-cell table:formula="of:=[.D1076]/1000" office:value-type="float" office:value="1829.71816" calcext:value-type="float">
            <text:p>1829.71816</text:p>
          </table:table-cell>
          <table:table-cell table:number-columns-repeated="4"/>
        </table:table-row>
        <table:table-row table:style-name="ro1">
          <table:table-cell office:value-type="float" office:value="2603506435" calcext:value-type="float">
            <text:p>2603506435</text:p>
          </table:table-cell>
          <table:table-cell office:value-type="float" office:value="373" calcext:value-type="float">
            <text:p>373</text:p>
          </table:table-cell>
          <table:table-cell office:value-type="float" office:value="191.47" calcext:value-type="float">
            <text:p>191.47</text:p>
          </table:table-cell>
          <table:table-cell office:value-type="float" office:value="1835357.62" calcext:value-type="float">
            <text:p>1835357.62</text:p>
          </table:table-cell>
          <table:table-cell table:formula="of:=[.D1077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03624363" calcext:value-type="float">
            <text:p>2603624363</text:p>
          </table:table-cell>
          <table:table-cell office:value-type="float" office:value="2980" calcext:value-type="float">
            <text:p>2980</text:p>
          </table:table-cell>
          <table:table-cell office:value-type="float" office:value="1480.47" calcext:value-type="float">
            <text:p>1480.47</text:p>
          </table:table-cell>
          <table:table-cell office:value-type="float" office:value="1830109.34" calcext:value-type="float">
            <text:p>1830109.34</text:p>
          </table:table-cell>
          <table:table-cell table:formula="of:=[.D1078]/1000" office:value-type="float" office:value="1830.10934" calcext:value-type="float">
            <text:p>1830.10934</text:p>
          </table:table-cell>
          <table:table-cell table:number-columns-repeated="4"/>
        </table:table-row>
        <table:table-row table:style-name="ro1">
          <table:table-cell office:value-type="float" office:value="2603750955" calcext:value-type="float">
            <text:p>2603750955</text:p>
          </table:table-cell>
          <table:table-cell office:value-type="float" office:value="375" calcext:value-type="float">
            <text:p>375</text:p>
          </table:table-cell>
          <table:table-cell office:value-type="float" office:value="180.35" calcext:value-type="float">
            <text:p>180.35</text:p>
          </table:table-cell>
          <table:table-cell office:value-type="float" office:value="1830417.23" calcext:value-type="float">
            <text:p>1830417.23</text:p>
          </table:table-cell>
          <table:table-cell table:formula="of:=[.D107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03922671" calcext:value-type="float">
            <text:p>2603922671</text:p>
          </table:table-cell>
          <table:table-cell office:value-type="float" office:value="3443" calcext:value-type="float">
            <text:p>3443</text:p>
          </table:table-cell>
          <table:table-cell office:value-type="float" office:value="1715.76" calcext:value-type="float">
            <text:p>1715.76</text:p>
          </table:table-cell>
          <table:table-cell office:value-type="float" office:value="1828504.88" calcext:value-type="float">
            <text:p>1828504.88</text:p>
          </table:table-cell>
          <table:table-cell table:formula="of:=[.D1080]/1000" office:value-type="float" office:value="1828.50488" calcext:value-type="float">
            <text:p>1828.50488</text:p>
          </table:table-cell>
          <table:table-cell table:number-columns-repeated="4"/>
        </table:table-row>
        <table:table-row table:style-name="ro1">
          <table:table-cell office:value-type="float" office:value="2603933475" calcext:value-type="float">
            <text:p>2603933475</text:p>
          </table:table-cell>
          <table:table-cell office:value-type="float" office:value="5055" calcext:value-type="float">
            <text:p>5055</text:p>
          </table:table-cell>
          <table:table-cell office:value-type="float" office:value="2516.66" calcext:value-type="float">
            <text:p>2516.66</text:p>
          </table:table-cell>
          <table:table-cell office:value-type="float" office:value="1830427.89" calcext:value-type="float">
            <text:p>1830427.89</text:p>
          </table:table-cell>
          <table:table-cell table:formula="of:=[.D1081]/1000" office:value-type="float" office:value="1830.42789" calcext:value-type="float">
            <text:p>1830.42789</text:p>
          </table:table-cell>
          <table:table-cell table:number-columns-repeated="4"/>
        </table:table-row>
        <table:table-row table:style-name="ro1">
          <table:table-cell office:value-type="float" office:value="2603977823" calcext:value-type="float">
            <text:p>2603977823</text:p>
          </table:table-cell>
          <table:table-cell office:value-type="float" office:value="658" calcext:value-type="float">
            <text:p>658</text:p>
          </table:table-cell>
          <table:table-cell office:value-type="float" office:value="322.98" calcext:value-type="float">
            <text:p>322.98</text:p>
          </table:table-cell>
          <table:table-cell office:value-type="float" office:value="1830663.62" calcext:value-type="float">
            <text:p>1830663.62</text:p>
          </table:table-cell>
          <table:table-cell table:formula="of:=[.D1082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604240501" calcext:value-type="float">
            <text:p>2604240501</text:p>
          </table:table-cell>
          <table:table-cell office:value-type="float" office:value="3861" calcext:value-type="float">
            <text:p>3861</text:p>
          </table:table-cell>
          <table:table-cell office:value-type="float" office:value="1919.65" calcext:value-type="float">
            <text:p>1919.65</text:p>
          </table:table-cell>
          <table:table-cell office:value-type="float" office:value="1827147.68" calcext:value-type="float">
            <text:p>1827147.68</text:p>
          </table:table-cell>
          <table:table-cell table:formula="of:=[.D1083]/1000" office:value-type="float" office:value="1827.14768" calcext:value-type="float">
            <text:p>1827.14768</text:p>
          </table:table-cell>
          <table:table-cell table:number-columns-repeated="4"/>
        </table:table-row>
        <table:table-row table:style-name="ro1">
          <table:table-cell office:value-type="float" office:value="2604251372" calcext:value-type="float">
            <text:p>2604251372</text:p>
          </table:table-cell>
          <table:table-cell office:value-type="float" office:value="5469" calcext:value-type="float">
            <text:p>5469</text:p>
          </table:table-cell>
          <table:table-cell office:value-type="float" office:value="2724.13" calcext:value-type="float">
            <text:p>2724.13</text:p>
          </table:table-cell>
          <table:table-cell office:value-type="float" office:value="1830831.2" calcext:value-type="float">
            <text:p>1830831.2</text:p>
          </table:table-cell>
          <table:table-cell table:formula="of:=[.D1084]/1000" office:value-type="float" office:value="1830.8312" calcext:value-type="float">
            <text:p>1830.8312</text:p>
          </table:table-cell>
          <table:table-cell table:number-columns-repeated="4"/>
        </table:table-row>
        <table:table-row table:style-name="ro1">
          <table:table-cell office:value-type="float" office:value="2604420741" calcext:value-type="float">
            <text:p>2604420741</text:p>
          </table:table-cell>
          <table:table-cell office:value-type="float" office:value="1425" calcext:value-type="float">
            <text:p>1425</text:p>
          </table:table-cell>
          <table:table-cell office:value-type="float" office:value="791.61" calcext:value-type="float">
            <text:p>791.61</text:p>
          </table:table-cell>
          <table:table-cell office:value-type="float" office:value="1828410.69" calcext:value-type="float">
            <text:p>1828410.69</text:p>
          </table:table-cell>
          <table:table-cell table:formula="of:=[.D1085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04558744" calcext:value-type="float">
            <text:p>2604558744</text:p>
          </table:table-cell>
          <table:table-cell office:value-type="float" office:value="5106" calcext:value-type="float">
            <text:p>5106</text:p>
          </table:table-cell>
          <table:table-cell office:value-type="float" office:value="2550.88" calcext:value-type="float">
            <text:p>2550.88</text:p>
          </table:table-cell>
          <table:table-cell office:value-type="float" office:value="1828347.23" calcext:value-type="float">
            <text:p>1828347.23</text:p>
          </table:table-cell>
          <table:table-cell table:formula="of:=[.D1086]/1000" office:value-type="float" office:value="1828.34723" calcext:value-type="float">
            <text:p>1828.34723</text:p>
          </table:table-cell>
          <table:table-cell table:number-columns-repeated="4"/>
        </table:table-row>
        <table:table-row table:style-name="ro1">
          <table:table-cell office:value-type="float" office:value="2604568197" calcext:value-type="float">
            <text:p>2604568197</text:p>
          </table:table-cell>
          <table:table-cell office:value-type="float" office:value="3395" calcext:value-type="float">
            <text:p>3395</text:p>
          </table:table-cell>
          <table:table-cell office:value-type="float" office:value="1688.95" calcext:value-type="float">
            <text:p>1688.95</text:p>
          </table:table-cell>
          <table:table-cell office:value-type="float" office:value="1830258.3" calcext:value-type="float">
            <text:p>1830258.3</text:p>
          </table:table-cell>
          <table:table-cell table:formula="of:=[.D1087]/1000" office:value-type="float" office:value="1830.2583" calcext:value-type="float">
            <text:p>1830.2583</text:p>
          </table:table-cell>
          <table:table-cell table:number-columns-repeated="4"/>
        </table:table-row>
        <table:table-row table:style-name="ro1">
          <table:table-cell office:value-type="float" office:value="2604776607" calcext:value-type="float">
            <text:p>2604776607</text:p>
          </table:table-cell>
          <table:table-cell office:value-type="float" office:value="374" calcext:value-type="float">
            <text:p>374</text:p>
          </table:table-cell>
          <table:table-cell office:value-type="float" office:value="194.3" calcext:value-type="float">
            <text:p>194.3</text:p>
          </table:table-cell>
          <table:table-cell office:value-type="float" office:value="1832884.1" calcext:value-type="float">
            <text:p>1832884.1</text:p>
          </table:table-cell>
          <table:table-cell table:formula="of:=[.D1088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04894628" calcext:value-type="float">
            <text:p>2604894628</text:p>
          </table:table-cell>
          <table:table-cell office:value-type="float" office:value="3813" calcext:value-type="float">
            <text:p>3813</text:p>
          </table:table-cell>
          <table:table-cell office:value-type="float" office:value="1894.68" calcext:value-type="float">
            <text:p>1894.68</text:p>
          </table:table-cell>
          <table:table-cell office:value-type="float" office:value="1829172.14" calcext:value-type="float">
            <text:p>1829172.14</text:p>
          </table:table-cell>
          <table:table-cell table:formula="of:=[.D1089]/1000" office:value-type="float" office:value="1829.17214" calcext:value-type="float">
            <text:p>1829.17214</text:p>
          </table:table-cell>
          <table:table-cell table:number-columns-repeated="4"/>
        </table:table-row>
        <table:table-row table:style-name="ro1">
          <table:table-cell office:value-type="float" office:value="2605030326" calcext:value-type="float">
            <text:p>2605030326</text:p>
          </table:table-cell>
          <table:table-cell office:value-type="float" office:value="374" calcext:value-type="float">
            <text:p>374</text:p>
          </table:table-cell>
          <table:table-cell office:value-type="float" office:value="191.1" calcext:value-type="float">
            <text:p>191.1</text:p>
          </table:table-cell>
          <table:table-cell office:value-type="float" office:value="1832884.1" calcext:value-type="float">
            <text:p>1832884.1</text:p>
          </table:table-cell>
          <table:table-cell table:formula="of:=[.D109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05202130" calcext:value-type="float">
            <text:p>2605202130</text:p>
          </table:table-cell>
          <table:table-cell office:value-type="float" office:value="3439" calcext:value-type="float">
            <text:p>3439</text:p>
          </table:table-cell>
          <table:table-cell office:value-type="float" office:value="1714.71" calcext:value-type="float">
            <text:p>1714.71</text:p>
          </table:table-cell>
          <table:table-cell office:value-type="float" office:value="1829303.82" calcext:value-type="float">
            <text:p>1829303.82</text:p>
          </table:table-cell>
          <table:table-cell table:formula="of:=[.D1091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605212034" calcext:value-type="float">
            <text:p>2605212034</text:p>
          </table:table-cell>
          <table:table-cell office:value-type="float" office:value="4228" calcext:value-type="float">
            <text:p>4228</text:p>
          </table:table-cell>
          <table:table-cell office:value-type="float" office:value="2106.37" calcext:value-type="float">
            <text:p>2106.37</text:p>
          </table:table-cell>
          <table:table-cell office:value-type="float" office:value="1829167.16" calcext:value-type="float">
            <text:p>1829167.16</text:p>
          </table:table-cell>
          <table:table-cell table:formula="of:=[.D1092]/1000" office:value-type="float" office:value="1829.16716" calcext:value-type="float">
            <text:p>1829.16716</text:p>
          </table:table-cell>
          <table:table-cell table:number-columns-repeated="4"/>
        </table:table-row>
        <table:table-row table:style-name="ro1">
          <table:table-cell office:value-type="float" office:value="2605258720" calcext:value-type="float">
            <text:p>2605258720</text:p>
          </table:table-cell>
          <table:table-cell office:value-type="float" office:value="659" calcext:value-type="float">
            <text:p>659</text:p>
          </table:table-cell>
          <table:table-cell office:value-type="float" office:value="326.26" calcext:value-type="float">
            <text:p>326.26</text:p>
          </table:table-cell>
          <table:table-cell office:value-type="float" office:value="1827875.1" calcext:value-type="float">
            <text:p>1827875.1</text:p>
          </table:table-cell>
          <table:table-cell table:formula="of:=[.D1093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05521518" calcext:value-type="float">
            <text:p>2605521518</text:p>
          </table:table-cell>
          <table:table-cell office:value-type="float" office:value="3022" calcext:value-type="float">
            <text:p>3022</text:p>
          </table:table-cell>
          <table:table-cell office:value-type="float" office:value="1512.99" calcext:value-type="float">
            <text:p>1512.99</text:p>
          </table:table-cell>
          <table:table-cell office:value-type="float" office:value="1829328.91" calcext:value-type="float">
            <text:p>1829328.91</text:p>
          </table:table-cell>
          <table:table-cell table:formula="of:=[.D1094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605531649" calcext:value-type="float">
            <text:p>2605531649</text:p>
          </table:table-cell>
          <table:table-cell office:value-type="float" office:value="4671" calcext:value-type="float">
            <text:p>4671</text:p>
          </table:table-cell>
          <table:table-cell office:value-type="float" office:value="2339.37" calcext:value-type="float">
            <text:p>2339.37</text:p>
          </table:table-cell>
          <table:table-cell office:value-type="float" office:value="1830604.06" calcext:value-type="float">
            <text:p>1830604.06</text:p>
          </table:table-cell>
          <table:table-cell table:formula="of:=[.D1095]/1000" office:value-type="float" office:value="1830.60406" calcext:value-type="float">
            <text:p>1830.60406</text:p>
          </table:table-cell>
          <table:table-cell table:number-columns-repeated="4"/>
        </table:table-row>
        <table:table-row table:style-name="ro1">
          <table:table-cell office:value-type="float" office:value="2605701314" calcext:value-type="float">
            <text:p>2605701314</text:p>
          </table:table-cell>
          <table:table-cell office:value-type="float" office:value="1380" calcext:value-type="float">
            <text:p>1380</text:p>
          </table:table-cell>
          <table:table-cell office:value-type="float" office:value="775.39" calcext:value-type="float">
            <text:p>775.39</text:p>
          </table:table-cell>
          <table:table-cell office:value-type="float" office:value="1828737.3" calcext:value-type="float">
            <text:p>1828737.3</text:p>
          </table:table-cell>
          <table:table-cell table:formula="of:=[.D1096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605839355" calcext:value-type="float">
            <text:p>2605839355</text:p>
          </table:table-cell>
          <table:table-cell office:value-type="float" office:value="5108" calcext:value-type="float">
            <text:p>5108</text:p>
          </table:table-cell>
          <table:table-cell office:value-type="float" office:value="2545.01" calcext:value-type="float">
            <text:p>2545.01</text:p>
          </table:table-cell>
          <table:table-cell office:value-type="float" office:value="1827809.37" calcext:value-type="float">
            <text:p>1827809.37</text:p>
          </table:table-cell>
          <table:table-cell table:formula="of:=[.D1097]/1000" office:value-type="float" office:value="1827.80937" calcext:value-type="float">
            <text:p>1827.80937</text:p>
          </table:table-cell>
          <table:table-cell table:number-columns-repeated="4"/>
        </table:table-row>
        <table:table-row table:style-name="ro1">
          <table:table-cell office:value-type="float" office:value="2605848898" calcext:value-type="float">
            <text:p>2605848898</text:p>
          </table:table-cell>
          <table:table-cell office:value-type="float" office:value="2558" calcext:value-type="float">
            <text:p>2558</text:p>
          </table:table-cell>
          <table:table-cell office:value-type="float" office:value="1272.28" calcext:value-type="float">
            <text:p>1272.28</text:p>
          </table:table-cell>
          <table:table-cell office:value-type="float" office:value="1832778.54" calcext:value-type="float">
            <text:p>1832778.54</text:p>
          </table:table-cell>
          <table:table-cell table:formula="of:=[.D1098]/1000" office:value-type="float" office:value="1832.77854" calcext:value-type="float">
            <text:p>1832.77854</text:p>
          </table:table-cell>
          <table:table-cell table:number-columns-repeated="4"/>
        </table:table-row>
        <table:table-row table:style-name="ro1">
          <table:table-cell office:value-type="float" office:value="2606057594" calcext:value-type="float">
            <text:p>2606057594</text:p>
          </table:table-cell>
          <table:table-cell office:value-type="float" office:value="374" calcext:value-type="float">
            <text:p>374</text:p>
          </table:table-cell>
          <table:table-cell office:value-type="float" office:value="198.96" calcext:value-type="float">
            <text:p>198.96</text:p>
          </table:table-cell>
          <table:table-cell office:value-type="float" office:value="1832884.1" calcext:value-type="float">
            <text:p>1832884.1</text:p>
          </table:table-cell>
          <table:table-cell table:formula="of:=[.D1099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06159382" calcext:value-type="float">
            <text:p>2606159382</text:p>
          </table:table-cell>
          <table:table-cell office:value-type="float" office:value="4691" calcext:value-type="float">
            <text:p>4691</text:p>
          </table:table-cell>
          <table:table-cell office:value-type="float" office:value="2337.87" calcext:value-type="float">
            <text:p>2337.87</text:p>
          </table:table-cell>
          <table:table-cell office:value-type="float" office:value="1828083.29" calcext:value-type="float">
            <text:p>1828083.29</text:p>
          </table:table-cell>
          <table:table-cell table:formula="of:=[.D1100]/1000" office:value-type="float" office:value="1828.08329" calcext:value-type="float">
            <text:p>1828.08329</text:p>
          </table:table-cell>
          <table:table-cell table:number-columns-repeated="4"/>
        </table:table-row>
        <table:table-row table:style-name="ro1">
          <table:table-cell office:value-type="float" office:value="2606169176" calcext:value-type="float">
            <text:p>2606169176</text:p>
          </table:table-cell>
          <table:table-cell office:value-type="float" office:value="2978" calcext:value-type="float">
            <text:p>2978</text:p>
          </table:table-cell>
          <table:table-cell office:value-type="float" office:value="1478.38" calcext:value-type="float">
            <text:p>1478.38</text:p>
          </table:table-cell>
          <table:table-cell office:value-type="float" office:value="1830725.22" calcext:value-type="float">
            <text:p>1830725.22</text:p>
          </table:table-cell>
          <table:table-cell table:formula="of:=[.D1101]/1000" office:value-type="float" office:value="1830.72522" calcext:value-type="float">
            <text:p>1830.72522</text:p>
          </table:table-cell>
          <table:table-cell table:number-columns-repeated="4"/>
        </table:table-row>
        <table:table-row table:style-name="ro1">
          <table:table-cell office:value-type="float" office:value="2606307225" calcext:value-type="float">
            <text:p>2606307225</text:p>
          </table:table-cell>
          <table:table-cell office:value-type="float" office:value="375" calcext:value-type="float">
            <text:p>375</text:p>
          </table:table-cell>
          <table:table-cell office:value-type="float" office:value="181.11" calcext:value-type="float">
            <text:p>181.11</text:p>
          </table:table-cell>
          <table:table-cell office:value-type="float" office:value="1830417.23" calcext:value-type="float">
            <text:p>1830417.23</text:p>
          </table:table-cell>
          <table:table-cell table:formula="of:=[.D1102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06479132" calcext:value-type="float">
            <text:p>2606479132</text:p>
          </table:table-cell>
          <table:table-cell office:value-type="float" office:value="2611" calcext:value-type="float">
            <text:p>2611</text:p>
          </table:table-cell>
          <table:table-cell office:value-type="float" office:value="1288.91" calcext:value-type="float">
            <text:p>1288.91</text:p>
          </table:table-cell>
          <table:table-cell office:value-type="float" office:value="1829010.57" calcext:value-type="float">
            <text:p>1829010.57</text:p>
          </table:table-cell>
          <table:table-cell table:formula="of:=[.D1103]/1000" office:value-type="float" office:value="1829.01057" calcext:value-type="float">
            <text:p>1829.01057</text:p>
          </table:table-cell>
          <table:table-cell table:number-columns-repeated="4"/>
        </table:table-row>
        <table:table-row table:style-name="ro1">
          <table:table-cell office:value-type="float" office:value="2606490348" calcext:value-type="float">
            <text:p>2606490348</text:p>
          </table:table-cell>
          <table:table-cell office:value-type="float" office:value="5084" calcext:value-type="float">
            <text:p>5084</text:p>
          </table:table-cell>
          <table:table-cell office:value-type="float" office:value="2555.27" calcext:value-type="float">
            <text:p>2555.27</text:p>
          </table:table-cell>
          <table:table-cell office:value-type="float" office:value="1831210.19" calcext:value-type="float">
            <text:p>1831210.19</text:p>
          </table:table-cell>
          <table:table-cell table:formula="of:=[.D1104]/1000" office:value-type="float" office:value="1831.21019" calcext:value-type="float">
            <text:p>1831.21019</text:p>
          </table:table-cell>
          <table:table-cell table:number-columns-repeated="4"/>
        </table:table-row>
        <table:table-row table:style-name="ro1">
          <table:table-cell office:value-type="float" office:value="2606535916" calcext:value-type="float">
            <text:p>2606535916</text:p>
          </table:table-cell>
          <table:table-cell office:value-type="float" office:value="658" calcext:value-type="float">
            <text:p>658</text:p>
          </table:table-cell>
          <table:table-cell office:value-type="float" office:value="320.54" calcext:value-type="float">
            <text:p>320.54</text:p>
          </table:table-cell>
          <table:table-cell office:value-type="float" office:value="1829268.29" calcext:value-type="float">
            <text:p>1829268.29</text:p>
          </table:table-cell>
          <table:table-cell table:formula="of:=[.D1105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06798804" calcext:value-type="float">
            <text:p>2606798804</text:p>
          </table:table-cell>
          <table:table-cell office:value-type="float" office:value="3858" calcext:value-type="float">
            <text:p>3858</text:p>
          </table:table-cell>
          <table:table-cell office:value-type="float" office:value="1920.86" calcext:value-type="float">
            <text:p>1920.86</text:p>
          </table:table-cell>
          <table:table-cell office:value-type="float" office:value="1828808.94" calcext:value-type="float">
            <text:p>1828808.94</text:p>
          </table:table-cell>
          <table:table-cell table:formula="of:=[.D1106]/1000" office:value-type="float" office:value="1828.80894" calcext:value-type="float">
            <text:p>1828.80894</text:p>
          </table:table-cell>
          <table:table-cell table:number-columns-repeated="4"/>
        </table:table-row>
        <table:table-row table:style-name="ro1">
          <table:table-cell office:value-type="float" office:value="2606809835" calcext:value-type="float">
            <text:p>2606809835</text:p>
          </table:table-cell>
          <table:table-cell office:value-type="float" office:value="5467" calcext:value-type="float">
            <text:p>5467</text:p>
          </table:table-cell>
          <table:table-cell office:value-type="float" office:value="2727.24" calcext:value-type="float">
            <text:p>2727.24</text:p>
          </table:table-cell>
          <table:table-cell office:value-type="float" office:value="1831501.83" calcext:value-type="float">
            <text:p>1831501.83</text:p>
          </table:table-cell>
          <table:table-cell table:formula="of:=[.D1107]/1000" office:value-type="float" office:value="1831.50183" calcext:value-type="float">
            <text:p>1831.50183</text:p>
          </table:table-cell>
          <table:table-cell table:number-columns-repeated="4"/>
        </table:table-row>
        <table:table-row table:style-name="ro1">
          <table:table-cell office:value-type="float" office:value="2606978391" calcext:value-type="float">
            <text:p>2606978391</text:p>
          </table:table-cell>
          <table:table-cell office:value-type="float" office:value="1401" calcext:value-type="float">
            <text:p>1401</text:p>
          </table:table-cell>
          <table:table-cell office:value-type="float" office:value="788.8" calcext:value-type="float">
            <text:p>788.8</text:p>
          </table:table-cell>
          <table:table-cell office:value-type="float" office:value="1829224.72" calcext:value-type="float">
            <text:p>1829224.72</text:p>
          </table:table-cell>
          <table:table-cell table:formula="of:=[.D1108]/1000" office:value-type="float" office:value="1829.22472" calcext:value-type="float">
            <text:p>1829.22472</text:p>
          </table:table-cell>
          <table:table-cell table:number-columns-repeated="4"/>
        </table:table-row>
        <table:table-row table:style-name="ro1">
          <table:table-cell office:value-type="float" office:value="2607116581" calcext:value-type="float">
            <text:p>2607116581</text:p>
          </table:table-cell>
          <table:table-cell office:value-type="float" office:value="5108" calcext:value-type="float">
            <text:p>5108</text:p>
          </table:table-cell>
          <table:table-cell office:value-type="float" office:value="2540.66" calcext:value-type="float">
            <text:p>2540.66</text:p>
          </table:table-cell>
          <table:table-cell office:value-type="float" office:value="1827809.37" calcext:value-type="float">
            <text:p>1827809.37</text:p>
          </table:table-cell>
          <table:table-cell table:formula="of:=[.D1109]/1000" office:value-type="float" office:value="1827.80937" calcext:value-type="float">
            <text:p>1827.80937</text:p>
          </table:table-cell>
          <table:table-cell table:number-columns-repeated="4"/>
        </table:table-row>
        <table:table-row table:style-name="ro1">
          <table:table-cell office:value-type="float" office:value="2607126256" calcext:value-type="float">
            <text:p>2607126256</text:p>
          </table:table-cell>
          <table:table-cell office:value-type="float" office:value="2563" calcext:value-type="float">
            <text:p>2563</text:p>
          </table:table-cell>
          <table:table-cell office:value-type="float" office:value="1272.73" calcext:value-type="float">
            <text:p>1272.73</text:p>
          </table:table-cell>
          <table:table-cell office:value-type="float" office:value="1830627.81" calcext:value-type="float">
            <text:p>1830627.81</text:p>
          </table:table-cell>
          <table:table-cell table:formula="of:=[.D1110]/1000" office:value-type="float" office:value="1830.62781" calcext:value-type="float">
            <text:p>1830.62781</text:p>
          </table:table-cell>
          <table:table-cell table:number-columns-repeated="4"/>
        </table:table-row>
        <table:table-row table:style-name="ro1">
          <table:table-cell office:value-type="float" office:value="2607335066" calcext:value-type="float">
            <text:p>2607335066</text:p>
          </table:table-cell>
          <table:table-cell office:value-type="float" office:value="354" calcext:value-type="float">
            <text:p>354</text:p>
          </table:table-cell>
          <table:table-cell office:value-type="float" office:value="185.22" calcext:value-type="float">
            <text:p>185.22</text:p>
          </table:table-cell>
          <table:table-cell office:value-type="float" office:value="1828571.43" calcext:value-type="float">
            <text:p>1828571.43</text:p>
          </table:table-cell>
          <table:table-cell table:formula="of:=[.D1111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07436913" calcext:value-type="float">
            <text:p>2607436913</text:p>
          </table:table-cell>
          <table:table-cell office:value-type="float" office:value="4690" calcext:value-type="float">
            <text:p>4690</text:p>
          </table:table-cell>
          <table:table-cell office:value-type="float" office:value="2330.96" calcext:value-type="float">
            <text:p>2330.96</text:p>
          </table:table-cell>
          <table:table-cell office:value-type="float" office:value="1828473.78" calcext:value-type="float">
            <text:p>1828473.78</text:p>
          </table:table-cell>
          <table:table-cell table:formula="of:=[.D1112]/1000" office:value-type="float" office:value="1828.47378" calcext:value-type="float">
            <text:p>1828.47378</text:p>
          </table:table-cell>
          <table:table-cell table:number-columns-repeated="4"/>
        </table:table-row>
        <table:table-row table:style-name="ro1">
          <table:table-cell office:value-type="float" office:value="2607446746" calcext:value-type="float">
            <text:p>2607446746</text:p>
          </table:table-cell>
          <table:table-cell office:value-type="float" office:value="3803" calcext:value-type="float">
            <text:p>3803</text:p>
          </table:table-cell>
          <table:table-cell office:value-type="float" office:value="1896.78" calcext:value-type="float">
            <text:p>1896.78</text:p>
          </table:table-cell>
          <table:table-cell office:value-type="float" office:value="1832302.22" calcext:value-type="float">
            <text:p>1832302.22</text:p>
          </table:table-cell>
          <table:table-cell table:formula="of:=[.D1113]/1000" office:value-type="float" office:value="1832.30222" calcext:value-type="float">
            <text:p>1832.30222</text:p>
          </table:table-cell>
          <table:table-cell table:number-columns-repeated="4"/>
        </table:table-row>
        <table:table-row table:style-name="ro1">
          <table:table-cell office:value-type="float" office:value="2607582612" calcext:value-type="float">
            <text:p>2607582612</text:p>
          </table:table-cell>
          <table:table-cell office:value-type="float" office:value="375" calcext:value-type="float">
            <text:p>375</text:p>
          </table:table-cell>
          <table:table-cell office:value-type="float" office:value="187.67" calcext:value-type="float">
            <text:p>187.67</text:p>
          </table:table-cell>
          <table:table-cell office:value-type="float" office:value="1832884.1" calcext:value-type="float">
            <text:p>1832884.1</text:p>
          </table:table-cell>
          <table:table-cell table:formula="of:=[.D1114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07744396" calcext:value-type="float">
            <text:p>2607744396</text:p>
          </table:table-cell>
          <table:table-cell office:value-type="float" office:value="3445" calcext:value-type="float">
            <text:p>3445</text:p>
          </table:table-cell>
          <table:table-cell office:value-type="float" office:value="1706.24" calcext:value-type="float">
            <text:p>1706.24</text:p>
          </table:table-cell>
          <table:table-cell office:value-type="float" office:value="1827440.71" calcext:value-type="float">
            <text:p>1827440.71</text:p>
          </table:table-cell>
          <table:table-cell table:formula="of:=[.D1115]/1000" office:value-type="float" office:value="1827.44071" calcext:value-type="float">
            <text:p>1827.44071</text:p>
          </table:table-cell>
          <table:table-cell table:number-columns-repeated="4"/>
        </table:table-row>
        <table:table-row table:style-name="ro1">
          <table:table-cell office:value-type="float" office:value="2607755551" calcext:value-type="float">
            <text:p>2607755551</text:p>
          </table:table-cell>
          <table:table-cell office:value-type="float" office:value="5056" calcext:value-type="float">
            <text:p>5056</text:p>
          </table:table-cell>
          <table:table-cell office:value-type="float" office:value="2524.28" calcext:value-type="float">
            <text:p>2524.28</text:p>
          </table:table-cell>
          <table:table-cell office:value-type="float" office:value="1830065.36" calcext:value-type="float">
            <text:p>1830065.36</text:p>
          </table:table-cell>
          <table:table-cell table:formula="of:=[.D1116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607801250" calcext:value-type="float">
            <text:p>2607801250</text:p>
          </table:table-cell>
          <table:table-cell office:value-type="float" office:value="637" calcext:value-type="float">
            <text:p>637</text:p>
          </table:table-cell>
          <table:table-cell office:value-type="float" office:value="313.05" calcext:value-type="float">
            <text:p>313.05</text:p>
          </table:table-cell>
          <table:table-cell office:value-type="float" office:value="1829653" calcext:value-type="float">
            <text:p>1829653</text:p>
          </table:table-cell>
          <table:table-cell table:formula="of:=[.D1117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08064209" calcext:value-type="float">
            <text:p>2608064209</text:p>
          </table:table-cell>
          <table:table-cell office:value-type="float" office:value="3011" calcext:value-type="float">
            <text:p>3011</text:p>
          </table:table-cell>
          <table:table-cell office:value-type="float" office:value="1496.04" calcext:value-type="float">
            <text:p>1496.04</text:p>
          </table:table-cell>
          <table:table-cell office:value-type="float" office:value="1826057.98" calcext:value-type="float">
            <text:p>1826057.98</text:p>
          </table:table-cell>
          <table:table-cell table:formula="of:=[.D1118]/1000" office:value-type="float" office:value="1826.05798" calcext:value-type="float">
            <text:p>1826.05798</text:p>
          </table:table-cell>
          <table:table-cell table:number-columns-repeated="4"/>
        </table:table-row>
        <table:table-row table:style-name="ro1">
          <table:table-cell office:value-type="float" office:value="2608075475" calcext:value-type="float">
            <text:p>2608075475</text:p>
          </table:table-cell>
          <table:table-cell office:value-type="float" office:value="5467" calcext:value-type="float">
            <text:p>5467</text:p>
          </table:table-cell>
          <table:table-cell office:value-type="float" office:value="2731.15" calcext:value-type="float">
            <text:p>2731.15</text:p>
          </table:table-cell>
          <table:table-cell office:value-type="float" office:value="1831334.13" calcext:value-type="float">
            <text:p>1831334.13</text:p>
          </table:table-cell>
          <table:table-cell table:formula="of:=[.D1119]/1000" office:value-type="float" office:value="1831.33413" calcext:value-type="float">
            <text:p>1831.33413</text:p>
          </table:table-cell>
          <table:table-cell table:number-columns-repeated="4"/>
        </table:table-row>
        <table:table-row table:style-name="ro1">
          <table:table-cell office:value-type="float" office:value="2608245101" calcext:value-type="float">
            <text:p>2608245101</text:p>
          </table:table-cell>
          <table:table-cell office:value-type="float" office:value="1425" calcext:value-type="float">
            <text:p>1425</text:p>
          </table:table-cell>
          <table:table-cell office:value-type="float" office:value="810.38" calcext:value-type="float">
            <text:p>810.38</text:p>
          </table:table-cell>
          <table:table-cell office:value-type="float" office:value="1829053.82" calcext:value-type="float">
            <text:p>1829053.82</text:p>
          </table:table-cell>
          <table:table-cell table:formula="of:=[.D1120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08383408" calcext:value-type="float">
            <text:p>2608383408</text:p>
          </table:table-cell>
          <table:table-cell office:value-type="float" office:value="5103" calcext:value-type="float">
            <text:p>5103</text:p>
          </table:table-cell>
          <table:table-cell office:value-type="float" office:value="2544.05" calcext:value-type="float">
            <text:p>2544.05</text:p>
          </table:table-cell>
          <table:table-cell office:value-type="float" office:value="1828885.4" calcext:value-type="float">
            <text:p>1828885.4</text:p>
          </table:table-cell>
          <table:table-cell table:formula="of:=[.D1121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608393185" calcext:value-type="float">
            <text:p>2608393185</text:p>
          </table:table-cell>
          <table:table-cell office:value-type="float" office:value="3391" calcext:value-type="float">
            <text:p>3391</text:p>
          </table:table-cell>
          <table:table-cell office:value-type="float" office:value="1681.63" calcext:value-type="float">
            <text:p>1681.63</text:p>
          </table:table-cell>
          <table:table-cell office:value-type="float" office:value="1831610.04" calcext:value-type="float">
            <text:p>1831610.04</text:p>
          </table:table-cell>
          <table:table-cell table:formula="of:=[.D1122]/1000" office:value-type="float" office:value="1831.61004" calcext:value-type="float">
            <text:p>1831.61004</text:p>
          </table:table-cell>
          <table:table-cell table:number-columns-repeated="4"/>
        </table:table-row>
        <table:table-row table:style-name="ro1">
          <table:table-cell office:value-type="float" office:value="2608600909" calcext:value-type="float">
            <text:p>2608600909</text:p>
          </table:table-cell>
          <table:table-cell office:value-type="float" office:value="353" calcext:value-type="float">
            <text:p>353</text:p>
          </table:table-cell>
          <table:table-cell office:value-type="float" office:value="179.69" calcext:value-type="float">
            <text:p>179.69</text:p>
          </table:table-cell>
          <table:table-cell office:value-type="float" office:value="1831187.41" calcext:value-type="float">
            <text:p>1831187.41</text:p>
          </table:table-cell>
          <table:table-cell table:formula="of:=[.D1123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08702865" calcext:value-type="float">
            <text:p>2608702865</text:p>
          </table:table-cell>
          <table:table-cell office:value-type="float" office:value="5525" calcext:value-type="float">
            <text:p>5525</text:p>
          </table:table-cell>
          <table:table-cell office:value-type="float" office:value="2756.73" calcext:value-type="float">
            <text:p>2756.73</text:p>
          </table:table-cell>
          <table:table-cell office:value-type="float" office:value="1827576.83" calcext:value-type="float">
            <text:p>1827576.83</text:p>
          </table:table-cell>
          <table:table-cell table:formula="of:=[.D1124]/1000" office:value-type="float" office:value="1827.57683" calcext:value-type="float">
            <text:p>1827.57683</text:p>
          </table:table-cell>
          <table:table-cell table:number-columns-repeated="4"/>
        </table:table-row>
        <table:table-row table:style-name="ro1">
          <table:table-cell office:value-type="float" office:value="2608714640" calcext:value-type="float">
            <text:p>2608714640</text:p>
          </table:table-cell>
          <table:table-cell office:value-type="float" office:value="3810" calcext:value-type="float">
            <text:p>3810</text:p>
          </table:table-cell>
          <table:table-cell office:value-type="float" office:value="1893.77" calcext:value-type="float">
            <text:p>1893.77</text:p>
          </table:table-cell>
          <table:table-cell office:value-type="float" office:value="1830134.1" calcext:value-type="float">
            <text:p>1830134.1</text:p>
          </table:table-cell>
          <table:table-cell table:formula="of:=[.D1125]/1000" office:value-type="float" office:value="1830.1341" calcext:value-type="float">
            <text:p>1830.1341</text:p>
          </table:table-cell>
          <table:table-cell table:number-columns-repeated="4"/>
        </table:table-row>
        <table:table-row table:style-name="ro1">
          <table:table-cell office:value-type="float" office:value="2608851634" calcext:value-type="float">
            <text:p>2608851634</text:p>
          </table:table-cell>
          <table:table-cell office:value-type="float" office:value="375" calcext:value-type="float">
            <text:p>375</text:p>
          </table:table-cell>
          <table:table-cell office:value-type="float" office:value="180.41" calcext:value-type="float">
            <text:p>180.41</text:p>
          </table:table-cell>
          <table:table-cell office:value-type="float" office:value="1830417.23" calcext:value-type="float">
            <text:p>1830417.23</text:p>
          </table:table-cell>
          <table:table-cell table:formula="of:=[.D1126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09023764" calcext:value-type="float">
            <text:p>2609023764</text:p>
          </table:table-cell>
          <table:table-cell office:value-type="float" office:value="2627" calcext:value-type="float">
            <text:p>2627</text:p>
          </table:table-cell>
          <table:table-cell office:value-type="float" office:value="1310.2" calcext:value-type="float">
            <text:p>1310.2</text:p>
          </table:table-cell>
          <table:table-cell office:value-type="float" office:value="1829616.92" calcext:value-type="float">
            <text:p>1829616.92</text:p>
          </table:table-cell>
          <table:table-cell table:formula="of:=[.D1127]/1000" office:value-type="float" office:value="1829.61692" calcext:value-type="float">
            <text:p>1829.61692</text:p>
          </table:table-cell>
          <table:table-cell table:number-columns-repeated="4"/>
        </table:table-row>
        <table:table-row table:style-name="ro1">
          <table:table-cell office:value-type="float" office:value="2609034203" calcext:value-type="float">
            <text:p>2609034203</text:p>
          </table:table-cell>
          <table:table-cell office:value-type="float" office:value="5051" calcext:value-type="float">
            <text:p>5051</text:p>
          </table:table-cell>
          <table:table-cell office:value-type="float" office:value="2521.3" calcext:value-type="float">
            <text:p>2521.3</text:p>
          </table:table-cell>
          <table:table-cell office:value-type="float" office:value="1831516.35" calcext:value-type="float">
            <text:p>1831516.35</text:p>
          </table:table-cell>
          <table:table-cell table:formula="of:=[.D1128]/1000" office:value-type="float" office:value="1831.51635" calcext:value-type="float">
            <text:p>1831.51635</text:p>
          </table:table-cell>
          <table:table-cell table:number-columns-repeated="4"/>
        </table:table-row>
        <table:table-row table:style-name="ro1">
          <table:table-cell office:value-type="float" office:value="2609080021" calcext:value-type="float">
            <text:p>2609080021</text:p>
          </table:table-cell>
          <table:table-cell office:value-type="float" office:value="659" calcext:value-type="float">
            <text:p>659</text:p>
          </table:table-cell>
          <table:table-cell office:value-type="float" office:value="315.45" calcext:value-type="float">
            <text:p>315.45</text:p>
          </table:table-cell>
          <table:table-cell office:value-type="float" office:value="1827875.1" calcext:value-type="float">
            <text:p>1827875.1</text:p>
          </table:table-cell>
          <table:table-cell table:formula="of:=[.D1129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09343089" calcext:value-type="float">
            <text:p>2609343089</text:p>
          </table:table-cell>
          <table:table-cell office:value-type="float" office:value="3028" calcext:value-type="float">
            <text:p>3028</text:p>
          </table:table-cell>
          <table:table-cell office:value-type="float" office:value="1500.16" calcext:value-type="float">
            <text:p>1500.16</text:p>
          </table:table-cell>
          <table:table-cell office:value-type="float" office:value="1827814.57" calcext:value-type="float">
            <text:p>1827814.57</text:p>
          </table:table-cell>
          <table:table-cell table:formula="of:=[.D1130]/1000" office:value-type="float" office:value="1827.81457" calcext:value-type="float">
            <text:p>1827.81457</text:p>
          </table:table-cell>
          <table:table-cell table:number-columns-repeated="4"/>
        </table:table-row>
        <table:table-row table:style-name="ro1">
          <table:table-cell office:value-type="float" office:value="2609354480" calcext:value-type="float">
            <text:p>2609354480</text:p>
          </table:table-cell>
          <table:table-cell office:value-type="float" office:value="4642" calcext:value-type="float">
            <text:p>4642</text:p>
          </table:table-cell>
          <table:table-cell office:value-type="float" office:value="2310.12" calcext:value-type="float">
            <text:p>2310.12</text:p>
          </table:table-cell>
          <table:table-cell office:value-type="float" office:value="1829755.1" calcext:value-type="float">
            <text:p>1829755.1</text:p>
          </table:table-cell>
          <table:table-cell table:formula="of:=[.D1131]/1000" office:value-type="float" office:value="1829.7551" calcext:value-type="float">
            <text:p>1829.7551</text:p>
          </table:table-cell>
          <table:table-cell table:number-columns-repeated="4"/>
        </table:table-row>
        <table:table-row table:style-name="ro1">
          <table:table-cell office:value-type="float" office:value="2609523413" calcext:value-type="float">
            <text:p>2609523413</text:p>
          </table:table-cell>
          <table:table-cell office:value-type="float" office:value="1403" calcext:value-type="float">
            <text:p>1403</text:p>
          </table:table-cell>
          <table:table-cell office:value-type="float" office:value="785.61" calcext:value-type="float">
            <text:p>785.61</text:p>
          </table:table-cell>
          <table:table-cell office:value-type="float" office:value="1827918.6" calcext:value-type="float">
            <text:p>1827918.6</text:p>
          </table:table-cell>
          <table:table-cell table:formula="of:=[.D1132]/1000" office:value-type="float" office:value="1827.9186" calcext:value-type="float">
            <text:p>1827.9186</text:p>
          </table:table-cell>
          <table:table-cell table:number-columns-repeated="4"/>
        </table:table-row>
        <table:table-row table:style-name="ro1">
          <table:table-cell office:value-type="float" office:value="2609661820" calcext:value-type="float">
            <text:p>2609661820</text:p>
          </table:table-cell>
          <table:table-cell office:value-type="float" office:value="4275" calcext:value-type="float">
            <text:p>4275</text:p>
          </table:table-cell>
          <table:table-cell office:value-type="float" office:value="2132.49" calcext:value-type="float">
            <text:p>2132.49</text:p>
          </table:table-cell>
          <table:table-cell office:value-type="float" office:value="1828196.41" calcext:value-type="float">
            <text:p>1828196.41</text:p>
          </table:table-cell>
          <table:table-cell table:formula="of:=[.D1133]/1000" office:value-type="float" office:value="1828.19641" calcext:value-type="float">
            <text:p>1828.19641</text:p>
          </table:table-cell>
          <table:table-cell table:number-columns-repeated="4"/>
        </table:table-row>
        <table:table-row table:style-name="ro1">
          <table:table-cell office:value-type="float" office:value="2609671895" calcext:value-type="float">
            <text:p>2609671895</text:p>
          </table:table-cell>
          <table:table-cell office:value-type="float" office:value="3396" calcext:value-type="float">
            <text:p>3396</text:p>
          </table:table-cell>
          <table:table-cell office:value-type="float" office:value="1689.56" calcext:value-type="float">
            <text:p>1689.56</text:p>
          </table:table-cell>
          <table:table-cell office:value-type="float" office:value="1829718.16" calcext:value-type="float">
            <text:p>1829718.16</text:p>
          </table:table-cell>
          <table:table-cell table:formula="of:=[.D1134]/1000" office:value-type="float" office:value="1829.71816" calcext:value-type="float">
            <text:p>1829.71816</text:p>
          </table:table-cell>
          <table:table-cell table:number-columns-repeated="4"/>
        </table:table-row>
        <table:table-row table:style-name="ro1">
          <table:table-cell office:value-type="float" office:value="2609879733" calcext:value-type="float">
            <text:p>2609879733</text:p>
          </table:table-cell>
          <table:table-cell office:value-type="float" office:value="373" calcext:value-type="float">
            <text:p>373</text:p>
          </table:table-cell>
          <table:table-cell office:value-type="float" office:value="193.16" calcext:value-type="float">
            <text:p>193.16</text:p>
          </table:table-cell>
          <table:table-cell office:value-type="float" office:value="1832884.1" calcext:value-type="float">
            <text:p>1832884.1</text:p>
          </table:table-cell>
          <table:table-cell table:formula="of:=[.D113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09981805" calcext:value-type="float">
            <text:p>2609981805</text:p>
          </table:table-cell>
          <table:table-cell office:value-type="float" office:value="4689" calcext:value-type="float">
            <text:p>4689</text:p>
          </table:table-cell>
          <table:table-cell office:value-type="float" office:value="2342.19" calcext:value-type="float">
            <text:p>2342.19</text:p>
          </table:table-cell>
          <table:table-cell office:value-type="float" office:value="1828864.44" calcext:value-type="float">
            <text:p>1828864.44</text:p>
          </table:table-cell>
          <table:table-cell table:formula="of:=[.D1136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609991836" calcext:value-type="float">
            <text:p>2609991836</text:p>
          </table:table-cell>
          <table:table-cell office:value-type="float" office:value="3784" calcext:value-type="float">
            <text:p>3784</text:p>
          </table:table-cell>
          <table:table-cell office:value-type="float" office:value="1883.48" calcext:value-type="float">
            <text:p>1883.48</text:p>
          </table:table-cell>
          <table:table-cell office:value-type="float" office:value="1831899.4" calcext:value-type="float">
            <text:p>1831899.4</text:p>
          </table:table-cell>
          <table:table-cell table:formula="of:=[.D1137]/1000" office:value-type="float" office:value="1831.8994" calcext:value-type="float">
            <text:p>1831.8994</text:p>
          </table:table-cell>
          <table:table-cell table:number-columns-repeated="4"/>
        </table:table-row>
        <table:table-row table:style-name="ro1">
          <table:table-cell office:value-type="float" office:value="2610128871" calcext:value-type="float">
            <text:p>2610128871</text:p>
          </table:table-cell>
          <table:table-cell office:value-type="float" office:value="374" calcext:value-type="float">
            <text:p>374</text:p>
          </table:table-cell>
          <table:table-cell office:value-type="float" office:value="188.68" calcext:value-type="float">
            <text:p>188.68</text:p>
          </table:table-cell>
          <table:table-cell office:value-type="float" office:value="1835357.62" calcext:value-type="float">
            <text:p>1835357.62</text:p>
          </table:table-cell>
          <table:table-cell table:formula="of:=[.D1138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10301112" calcext:value-type="float">
            <text:p>2610301112</text:p>
          </table:table-cell>
          <table:table-cell office:value-type="float" office:value="2611" calcext:value-type="float">
            <text:p>2611</text:p>
          </table:table-cell>
          <table:table-cell office:value-type="float" office:value="1290.54" calcext:value-type="float">
            <text:p>1290.54</text:p>
          </table:table-cell>
          <table:table-cell office:value-type="float" office:value="1828659.24" calcext:value-type="float">
            <text:p>1828659.24</text:p>
          </table:table-cell>
          <table:table-cell table:formula="of:=[.D1139]/1000" office:value-type="float" office:value="1828.65924" calcext:value-type="float">
            <text:p>1828.65924</text:p>
          </table:table-cell>
          <table:table-cell table:number-columns-repeated="4"/>
        </table:table-row>
        <table:table-row table:style-name="ro1">
          <table:table-cell office:value-type="float" office:value="2610312674" calcext:value-type="float">
            <text:p>2610312674</text:p>
          </table:table-cell>
          <table:table-cell office:value-type="float" office:value="5056" calcext:value-type="float">
            <text:p>5056</text:p>
          </table:table-cell>
          <table:table-cell office:value-type="float" office:value="2513.58" calcext:value-type="float">
            <text:p>2513.58</text:p>
          </table:table-cell>
          <table:table-cell office:value-type="float" office:value="1830065.36" calcext:value-type="float">
            <text:p>1830065.36</text:p>
          </table:table-cell>
          <table:table-cell table:formula="of:=[.D1140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610356523" calcext:value-type="float">
            <text:p>2610356523</text:p>
          </table:table-cell>
          <table:table-cell office:value-type="float" office:value="636" calcext:value-type="float">
            <text:p>636</text:p>
          </table:table-cell>
          <table:table-cell office:value-type="float" office:value="313.25" calcext:value-type="float">
            <text:p>313.25</text:p>
          </table:table-cell>
          <table:table-cell office:value-type="float" office:value="1831097.08" calcext:value-type="float">
            <text:p>1831097.08</text:p>
          </table:table-cell>
          <table:table-cell table:formula="of:=[.D1141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610619653" calcext:value-type="float">
            <text:p>2610619653</text:p>
          </table:table-cell>
          <table:table-cell office:value-type="float" office:value="3059" calcext:value-type="float">
            <text:p>3059</text:p>
          </table:table-cell>
          <table:table-cell office:value-type="float" office:value="1541.34" calcext:value-type="float">
            <text:p>1541.34</text:p>
          </table:table-cell>
          <table:table-cell office:value-type="float" office:value="1828190.16" calcext:value-type="float">
            <text:p>1828190.16</text:p>
          </table:table-cell>
          <table:table-cell table:formula="of:=[.D1142]/1000" office:value-type="float" office:value="1828.19016" calcext:value-type="float">
            <text:p>1828.19016</text:p>
          </table:table-cell>
          <table:table-cell table:number-columns-repeated="4"/>
        </table:table-row>
        <table:table-row table:style-name="ro1">
          <table:table-cell office:value-type="float" office:value="2610631119" calcext:value-type="float">
            <text:p>2610631119</text:p>
          </table:table-cell>
          <table:table-cell office:value-type="float" office:value="4636" calcext:value-type="float">
            <text:p>4636</text:p>
          </table:table-cell>
          <table:table-cell office:value-type="float" office:value="2310.84" calcext:value-type="float">
            <text:p>2310.84</text:p>
          </table:table-cell>
          <table:table-cell office:value-type="float" office:value="1831731.29" calcext:value-type="float">
            <text:p>1831731.29</text:p>
          </table:table-cell>
          <table:table-cell table:formula="of:=[.D1143]/1000" office:value-type="float" office:value="1831.73129" calcext:value-type="float">
            <text:p>1831.73129</text:p>
          </table:table-cell>
          <table:table-cell table:number-columns-repeated="4"/>
        </table:table-row>
        <table:table-row table:style-name="ro1">
          <table:table-cell office:value-type="float" office:value="2610801203" calcext:value-type="float">
            <text:p>2610801203</text:p>
          </table:table-cell>
          <table:table-cell office:value-type="float" office:value="1358" calcext:value-type="float">
            <text:p>1358</text:p>
          </table:table-cell>
          <table:table-cell office:value-type="float" office:value="742.61" calcext:value-type="float">
            <text:p>742.61</text:p>
          </table:table-cell>
          <table:table-cell office:value-type="float" office:value="1829583.18" calcext:value-type="float">
            <text:p>1829583.18</text:p>
          </table:table-cell>
          <table:table-cell table:formula="of:=[.D1144]/1000" office:value-type="float" office:value="1829.58318" calcext:value-type="float">
            <text:p>1829.58318</text:p>
          </table:table-cell>
          <table:table-cell table:number-columns-repeated="4"/>
        </table:table-row>
        <table:table-row table:style-name="ro1">
          <table:table-cell office:value-type="float" office:value="2610939632" calcext:value-type="float">
            <text:p>2610939632</text:p>
          </table:table-cell>
          <table:table-cell office:value-type="float" office:value="5105" calcext:value-type="float">
            <text:p>5105</text:p>
          </table:table-cell>
          <table:table-cell office:value-type="float" office:value="2542.18" calcext:value-type="float">
            <text:p>2542.18</text:p>
          </table:table-cell>
          <table:table-cell office:value-type="float" office:value="1828526.58" calcext:value-type="float">
            <text:p>1828526.58</text:p>
          </table:table-cell>
          <table:table-cell table:formula="of:=[.D1145]/1000" office:value-type="float" office:value="1828.52658" calcext:value-type="float">
            <text:p>1828.52658</text:p>
          </table:table-cell>
          <table:table-cell table:number-columns-repeated="4"/>
        </table:table-row>
        <table:table-row table:style-name="ro1">
          <table:table-cell office:value-type="float" office:value="2610949643" calcext:value-type="float">
            <text:p>2610949643</text:p>
          </table:table-cell>
          <table:table-cell office:value-type="float" office:value="2561" calcext:value-type="float">
            <text:p>2561</text:p>
          </table:table-cell>
          <table:table-cell office:value-type="float" office:value="1270.81" calcext:value-type="float">
            <text:p>1270.81</text:p>
          </table:table-cell>
          <table:table-cell office:value-type="float" office:value="1832061.07" calcext:value-type="float">
            <text:p>1832061.07</text:p>
          </table:table-cell>
          <table:table-cell table:formula="of:=[.D1146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11157782" calcext:value-type="float">
            <text:p>2611157782</text:p>
          </table:table-cell>
          <table:table-cell office:value-type="float" office:value="353" calcext:value-type="float">
            <text:p>353</text:p>
          </table:table-cell>
          <table:table-cell office:value-type="float" office:value="181.55" calcext:value-type="float">
            <text:p>181.55</text:p>
          </table:table-cell>
          <table:table-cell office:value-type="float" office:value="1831187.41" calcext:value-type="float">
            <text:p>1831187.41</text:p>
          </table:table-cell>
          <table:table-cell table:formula="of:=[.D1147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11258874" calcext:value-type="float">
            <text:p>2611258874</text:p>
          </table:table-cell>
          <table:table-cell office:value-type="float" office:value="4694" calcext:value-type="float">
            <text:p>4694</text:p>
          </table:table-cell>
          <table:table-cell office:value-type="float" office:value="2336.99" calcext:value-type="float">
            <text:p>2336.99</text:p>
          </table:table-cell>
          <table:table-cell office:value-type="float" office:value="1827107.79" calcext:value-type="float">
            <text:p>1827107.79</text:p>
          </table:table-cell>
          <table:table-cell table:formula="of:=[.D1148]/1000" office:value-type="float" office:value="1827.10779" calcext:value-type="float">
            <text:p>1827.10779</text:p>
          </table:table-cell>
          <table:table-cell table:number-columns-repeated="4"/>
        </table:table-row>
        <table:table-row table:style-name="ro1">
          <table:table-cell office:value-type="float" office:value="2611269008" calcext:value-type="float">
            <text:p>2611269008</text:p>
          </table:table-cell>
          <table:table-cell office:value-type="float" office:value="2978" calcext:value-type="float">
            <text:p>2978</text:p>
          </table:table-cell>
          <table:table-cell office:value-type="float" office:value="1483.73" calcext:value-type="float">
            <text:p>1483.73</text:p>
          </table:table-cell>
          <table:table-cell office:value-type="float" office:value="1831033.32" calcext:value-type="float">
            <text:p>1831033.32</text:p>
          </table:table-cell>
          <table:table-cell table:formula="of:=[.D1149]/1000" office:value-type="float" office:value="1831.03332" calcext:value-type="float">
            <text:p>1831.03332</text:p>
          </table:table-cell>
          <table:table-cell table:number-columns-repeated="4"/>
        </table:table-row>
        <table:table-row table:style-name="ro1">
          <table:table-cell office:value-type="float" office:value="2611406383" calcext:value-type="float">
            <text:p>2611406383</text:p>
          </table:table-cell>
          <table:table-cell office:value-type="float" office:value="374" calcext:value-type="float">
            <text:p>374</text:p>
          </table:table-cell>
          <table:table-cell office:value-type="float" office:value="183.14" calcext:value-type="float">
            <text:p>183.14</text:p>
          </table:table-cell>
          <table:table-cell office:value-type="float" office:value="1832884.1" calcext:value-type="float">
            <text:p>1832884.1</text:p>
          </table:table-cell>
          <table:table-cell table:formula="of:=[.D115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11569488" calcext:value-type="float">
            <text:p>2611569488</text:p>
          </table:table-cell>
          <table:table-cell office:value-type="float" office:value="3421" calcext:value-type="float">
            <text:p>3421</text:p>
          </table:table-cell>
          <table:table-cell office:value-type="float" office:value="1701.11" calcext:value-type="float">
            <text:p>1701.11</text:p>
          </table:table-cell>
          <table:table-cell office:value-type="float" office:value="1828571.43" calcext:value-type="float">
            <text:p>1828571.43</text:p>
          </table:table-cell>
          <table:table-cell table:formula="of:=[.D1151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11578914" calcext:value-type="float">
            <text:p>2611578914</text:p>
          </table:table-cell>
          <table:table-cell office:value-type="float" office:value="5054" calcext:value-type="float">
            <text:p>5054</text:p>
          </table:table-cell>
          <table:table-cell office:value-type="float" office:value="2511.39" calcext:value-type="float">
            <text:p>2511.39</text:p>
          </table:table-cell>
          <table:table-cell office:value-type="float" office:value="1830427.89" calcext:value-type="float">
            <text:p>1830427.89</text:p>
          </table:table-cell>
          <table:table-cell table:formula="of:=[.D1152]/1000" office:value-type="float" office:value="1830.42789" calcext:value-type="float">
            <text:p>1830.42789</text:p>
          </table:table-cell>
          <table:table-cell table:number-columns-repeated="4"/>
        </table:table-row>
        <table:table-row table:style-name="ro1">
          <table:table-cell office:value-type="float" office:value="2611624897" calcext:value-type="float">
            <text:p>2611624897</text:p>
          </table:table-cell>
          <table:table-cell office:value-type="float" office:value="637" calcext:value-type="float">
            <text:p>637</text:p>
          </table:table-cell>
          <table:table-cell office:value-type="float" office:value="307.29" calcext:value-type="float">
            <text:p>307.29</text:p>
          </table:table-cell>
          <table:table-cell office:value-type="float" office:value="1831097.08" calcext:value-type="float">
            <text:p>1831097.08</text:p>
          </table:table-cell>
          <table:table-cell table:formula="of:=[.D1153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611887091" calcext:value-type="float">
            <text:p>2611887091</text:p>
          </table:table-cell>
          <table:table-cell office:value-type="float" office:value="3844" calcext:value-type="float">
            <text:p>3844</text:p>
          </table:table-cell>
          <table:table-cell office:value-type="float" office:value="1909.71" calcext:value-type="float">
            <text:p>1909.71</text:p>
          </table:table-cell>
          <table:table-cell office:value-type="float" office:value="1828931.81" calcext:value-type="float">
            <text:p>1828931.81</text:p>
          </table:table-cell>
          <table:table-cell table:formula="of:=[.D1154]/1000" office:value-type="float" office:value="1828.93181" calcext:value-type="float">
            <text:p>1828.93181</text:p>
          </table:table-cell>
          <table:table-cell table:number-columns-repeated="4"/>
        </table:table-row>
        <table:table-row table:style-name="ro1">
          <table:table-cell office:value-type="float" office:value="2611897429" calcext:value-type="float">
            <text:p>2611897429</text:p>
          </table:table-cell>
          <table:table-cell office:value-type="float" office:value="5467" calcext:value-type="float">
            <text:p>5467</text:p>
          </table:table-cell>
          <table:table-cell office:value-type="float" office:value="2721.37" calcext:value-type="float">
            <text:p>2721.37</text:p>
          </table:table-cell>
          <table:table-cell office:value-type="float" office:value="1831334.13" calcext:value-type="float">
            <text:p>1831334.13</text:p>
          </table:table-cell>
          <table:table-cell table:formula="of:=[.D1155]/1000" office:value-type="float" office:value="1831.33413" calcext:value-type="float">
            <text:p>1831.33413</text:p>
          </table:table-cell>
          <table:table-cell table:number-columns-repeated="4"/>
        </table:table-row>
        <table:table-row table:style-name="ro1">
          <table:table-cell office:value-type="float" office:value="2612067379" calcext:value-type="float">
            <text:p>2612067379</text:p>
          </table:table-cell>
          <table:table-cell office:value-type="float" office:value="1379" calcext:value-type="float">
            <text:p>1379</text:p>
          </table:table-cell>
          <table:table-cell office:value-type="float" office:value="765.72" calcext:value-type="float">
            <text:p>765.72</text:p>
          </table:table-cell>
          <table:table-cell office:value-type="float" office:value="1828737.3" calcext:value-type="float">
            <text:p>1828737.3</text:p>
          </table:table-cell>
          <table:table-cell table:formula="of:=[.D1156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612205922" calcext:value-type="float">
            <text:p>2612205922</text:p>
          </table:table-cell>
          <table:table-cell office:value-type="float" office:value="5108" calcext:value-type="float">
            <text:p>5108</text:p>
          </table:table-cell>
          <table:table-cell office:value-type="float" office:value="2544.08" calcext:value-type="float">
            <text:p>2544.08</text:p>
          </table:table-cell>
          <table:table-cell office:value-type="float" office:value="1827988.62" calcext:value-type="float">
            <text:p>1827988.62</text:p>
          </table:table-cell>
          <table:table-cell table:formula="of:=[.D1157]/1000" office:value-type="float" office:value="1827.98862" calcext:value-type="float">
            <text:p>1827.98862</text:p>
          </table:table-cell>
          <table:table-cell table:number-columns-repeated="4"/>
        </table:table-row>
        <table:table-row table:style-name="ro1">
          <table:table-cell office:value-type="float" office:value="2612215069" calcext:value-type="float">
            <text:p>2612215069</text:p>
          </table:table-cell>
          <table:table-cell office:value-type="float" office:value="3369" calcext:value-type="float">
            <text:p>3369</text:p>
          </table:table-cell>
          <table:table-cell office:value-type="float" office:value="1682.87" calcext:value-type="float">
            <text:p>1682.87</text:p>
          </table:table-cell>
          <table:table-cell office:value-type="float" office:value="1831970.26" calcext:value-type="float">
            <text:p>1831970.26</text:p>
          </table:table-cell>
          <table:table-cell table:formula="of:=[.D1158]/1000" office:value-type="float" office:value="1831.97026" calcext:value-type="float">
            <text:p>1831.97026</text:p>
          </table:table-cell>
          <table:table-cell table:number-columns-repeated="4"/>
        </table:table-row>
        <table:table-row table:style-name="ro1">
          <table:table-cell office:value-type="float" office:value="2612423122" calcext:value-type="float">
            <text:p>2612423122</text:p>
          </table:table-cell>
          <table:table-cell office:value-type="float" office:value="373" calcext:value-type="float">
            <text:p>373</text:p>
          </table:table-cell>
          <table:table-cell office:value-type="float" office:value="193.05" calcext:value-type="float">
            <text:p>193.05</text:p>
          </table:table-cell>
          <table:table-cell office:value-type="float" office:value="1835357.62" calcext:value-type="float">
            <text:p>1835357.62</text:p>
          </table:table-cell>
          <table:table-cell table:formula="of:=[.D1159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12524340" calcext:value-type="float">
            <text:p>2612524340</text:p>
          </table:table-cell>
          <table:table-cell office:value-type="float" office:value="4667" calcext:value-type="float">
            <text:p>4667</text:p>
          </table:table-cell>
          <table:table-cell office:value-type="float" office:value="2330.68" calcext:value-type="float">
            <text:p>2330.68</text:p>
          </table:table-cell>
          <table:table-cell office:value-type="float" office:value="1828914.89" calcext:value-type="float">
            <text:p>1828914.89</text:p>
          </table:table-cell>
          <table:table-cell table:formula="of:=[.D1160]/1000" office:value-type="float" office:value="1828.91489" calcext:value-type="float">
            <text:p>1828.91489</text:p>
          </table:table-cell>
          <table:table-cell table:number-columns-repeated="4"/>
        </table:table-row>
        <table:table-row table:style-name="ro1">
          <table:table-cell office:value-type="float" office:value="2612534551" calcext:value-type="float">
            <text:p>2612534551</text:p>
          </table:table-cell>
          <table:table-cell office:value-type="float" office:value="3806" calcext:value-type="float">
            <text:p>3806</text:p>
          </table:table-cell>
          <table:table-cell office:value-type="float" office:value="1882.08" calcext:value-type="float">
            <text:p>1882.08</text:p>
          </table:table-cell>
          <table:table-cell office:value-type="float" office:value="1831578.95" calcext:value-type="float">
            <text:p>1831578.95</text:p>
          </table:table-cell>
          <table:table-cell table:formula="of:=[.D1161]/1000" office:value-type="float" office:value="1831.57895" calcext:value-type="float">
            <text:p>1831.57895</text:p>
          </table:table-cell>
          <table:table-cell table:number-columns-repeated="4"/>
        </table:table-row>
        <table:table-row table:style-name="ro1">
          <table:table-cell office:value-type="float" office:value="2612671830" calcext:value-type="float">
            <text:p>2612671830</text:p>
          </table:table-cell>
          <table:table-cell office:value-type="float" office:value="374" calcext:value-type="float">
            <text:p>374</text:p>
          </table:table-cell>
          <table:table-cell office:value-type="float" office:value="185.26" calcext:value-type="float">
            <text:p>185.26</text:p>
          </table:table-cell>
          <table:table-cell office:value-type="float" office:value="1832884.1" calcext:value-type="float">
            <text:p>1832884.1</text:p>
          </table:table-cell>
          <table:table-cell table:formula="of:=[.D116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12844226" calcext:value-type="float">
            <text:p>2612844226</text:p>
          </table:table-cell>
          <table:table-cell office:value-type="float" office:value="2612" calcext:value-type="float">
            <text:p>2612</text:p>
          </table:table-cell>
          <table:table-cell office:value-type="float" office:value="1291.97" calcext:value-type="float">
            <text:p>1291.97</text:p>
          </table:table-cell>
          <table:table-cell office:value-type="float" office:value="1827255.28" calcext:value-type="float">
            <text:p>1827255.28</text:p>
          </table:table-cell>
          <table:table-cell table:formula="of:=[.D1163]/1000" office:value-type="float" office:value="1827.25528" calcext:value-type="float">
            <text:p>1827.25528</text:p>
          </table:table-cell>
          <table:table-cell table:number-columns-repeated="4"/>
        </table:table-row>
        <table:table-row table:style-name="ro1">
          <table:table-cell office:value-type="float" office:value="2612855005" calcext:value-type="float">
            <text:p>2612855005</text:p>
          </table:table-cell>
          <table:table-cell office:value-type="float" office:value="5056" calcext:value-type="float">
            <text:p>5056</text:p>
          </table:table-cell>
          <table:table-cell office:value-type="float" office:value="2514.79" calcext:value-type="float">
            <text:p>2514.79</text:p>
          </table:table-cell>
          <table:table-cell office:value-type="float" office:value="1830065.36" calcext:value-type="float">
            <text:p>1830065.36</text:p>
          </table:table-cell>
          <table:table-cell table:formula="of:=[.D1164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612901058" calcext:value-type="float">
            <text:p>2612901058</text:p>
          </table:table-cell>
          <table:table-cell office:value-type="float" office:value="659" calcext:value-type="float">
            <text:p>659</text:p>
          </table:table-cell>
          <table:table-cell office:value-type="float" office:value="328.42" calcext:value-type="float">
            <text:p>328.42</text:p>
          </table:table-cell>
          <table:table-cell office:value-type="float" office:value="1827875.1" calcext:value-type="float">
            <text:p>1827875.1</text:p>
          </table:table-cell>
          <table:table-cell table:formula="of:=[.D1165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13165406" calcext:value-type="float">
            <text:p>2613165406</text:p>
          </table:table-cell>
          <table:table-cell office:value-type="float" office:value="3860" calcext:value-type="float">
            <text:p>3860</text:p>
          </table:table-cell>
          <table:table-cell office:value-type="float" office:value="1919.59" calcext:value-type="float">
            <text:p>1919.59</text:p>
          </table:table-cell>
          <table:table-cell office:value-type="float" office:value="1828096.6" calcext:value-type="float">
            <text:p>1828096.6</text:p>
          </table:table-cell>
          <table:table-cell table:formula="of:=[.D1166]/1000" office:value-type="float" office:value="1828.0966" calcext:value-type="float">
            <text:p>1828.0966</text:p>
          </table:table-cell>
          <table:table-cell table:number-columns-repeated="4"/>
        </table:table-row>
        <table:table-row table:style-name="ro1">
          <table:table-cell office:value-type="float" office:value="2613175870" calcext:value-type="float">
            <text:p>2613175870</text:p>
          </table:table-cell>
          <table:table-cell office:value-type="float" office:value="5486" calcext:value-type="float">
            <text:p>5486</text:p>
          </table:table-cell>
          <table:table-cell office:value-type="float" office:value="2722.6" calcext:value-type="float">
            <text:p>2722.6</text:p>
          </table:table-cell>
          <table:table-cell office:value-type="float" office:value="1831949.64" calcext:value-type="float">
            <text:p>1831949.64</text:p>
          </table:table-cell>
          <table:table-cell table:formula="of:=[.D1167]/1000" office:value-type="float" office:value="1831.94964" calcext:value-type="float">
            <text:p>1831.94964</text:p>
          </table:table-cell>
          <table:table-cell table:number-columns-repeated="4"/>
        </table:table-row>
        <table:table-row table:style-name="ro1">
          <table:table-cell office:value-type="float" office:value="2613344802" calcext:value-type="float">
            <text:p>2613344802</text:p>
          </table:table-cell>
          <table:table-cell office:value-type="float" office:value="1468" calcext:value-type="float">
            <text:p>1468</text:p>
          </table:table-cell>
          <table:table-cell office:value-type="float" office:value="827.76" calcext:value-type="float">
            <text:p>827.76</text:p>
          </table:table-cell>
          <table:table-cell office:value-type="float" office:value="1828727.4" calcext:value-type="float">
            <text:p>1828727.4</text:p>
          </table:table-cell>
          <table:table-cell table:formula="of:=[.D1168]/1000" office:value-type="float" office:value="1828.7274" calcext:value-type="float">
            <text:p>1828.7274</text:p>
          </table:table-cell>
          <table:table-cell table:number-columns-repeated="4"/>
        </table:table-row>
        <table:table-row table:style-name="ro1">
          <table:table-cell office:value-type="float" office:value="2613482499" calcext:value-type="float">
            <text:p>2613482499</text:p>
          </table:table-cell>
          <table:table-cell office:value-type="float" office:value="4274" calcext:value-type="float">
            <text:p>4274</text:p>
          </table:table-cell>
          <table:table-cell office:value-type="float" office:value="2130.97" calcext:value-type="float">
            <text:p>2130.97</text:p>
          </table:table-cell>
          <table:table-cell office:value-type="float" office:value="1828625.01" calcext:value-type="float">
            <text:p>1828625.01</text:p>
          </table:table-cell>
          <table:table-cell table:formula="of:=[.D1169]/1000" office:value-type="float" office:value="1828.62501" calcext:value-type="float">
            <text:p>1828.62501</text:p>
          </table:table-cell>
          <table:table-cell table:number-columns-repeated="4"/>
        </table:table-row>
        <table:table-row table:style-name="ro1">
          <table:table-cell office:value-type="float" office:value="2613492960" calcext:value-type="float">
            <text:p>2613492960</text:p>
          </table:table-cell>
          <table:table-cell office:value-type="float" office:value="2564" calcext:value-type="float">
            <text:p>2564</text:p>
          </table:table-cell>
          <table:table-cell office:value-type="float" office:value="1274.31" calcext:value-type="float">
            <text:p>1274.31</text:p>
          </table:table-cell>
          <table:table-cell office:value-type="float" office:value="1829912.02" calcext:value-type="float">
            <text:p>1829912.02</text:p>
          </table:table-cell>
          <table:table-cell table:formula="of:=[.D1170]/1000" office:value-type="float" office:value="1829.91202" calcext:value-type="float">
            <text:p>1829.91202</text:p>
          </table:table-cell>
          <table:table-cell table:number-columns-repeated="4"/>
        </table:table-row>
        <table:table-row table:style-name="ro1">
          <table:table-cell office:value-type="float" office:value="2613701339" calcext:value-type="float">
            <text:p>2613701339</text:p>
          </table:table-cell>
          <table:table-cell office:value-type="float" office:value="373" calcext:value-type="float">
            <text:p>373</text:p>
          </table:table-cell>
          <table:table-cell office:value-type="float" office:value="192.13" calcext:value-type="float">
            <text:p>192.13</text:p>
          </table:table-cell>
          <table:table-cell office:value-type="float" office:value="1832884.1" calcext:value-type="float">
            <text:p>1832884.1</text:p>
          </table:table-cell>
          <table:table-cell table:formula="of:=[.D117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13818989" calcext:value-type="float">
            <text:p>2613818989</text:p>
          </table:table-cell>
          <table:table-cell office:value-type="float" office:value="2955" calcext:value-type="float">
            <text:p>2955</text:p>
          </table:table-cell>
          <table:table-cell office:value-type="float" office:value="1467.93" calcext:value-type="float">
            <text:p>1467.93</text:p>
          </table:table-cell>
          <table:table-cell office:value-type="float" office:value="1831439.72" calcext:value-type="float">
            <text:p>1831439.72</text:p>
          </table:table-cell>
          <table:table-cell table:formula="of:=[.D1172]/1000" office:value-type="float" office:value="1831.43972" calcext:value-type="float">
            <text:p>1831.43972</text:p>
          </table:table-cell>
          <table:table-cell table:number-columns-repeated="4"/>
        </table:table-row>
        <table:table-row table:style-name="ro1">
          <table:table-cell office:value-type="float" office:value="2613954507" calcext:value-type="float">
            <text:p>2613954507</text:p>
          </table:table-cell>
          <table:table-cell office:value-type="float" office:value="354" calcext:value-type="float">
            <text:p>354</text:p>
          </table:table-cell>
          <table:table-cell office:value-type="float" office:value="172.86" calcext:value-type="float">
            <text:p>172.86</text:p>
          </table:table-cell>
          <table:table-cell office:value-type="float" office:value="1833810.89" calcext:value-type="float">
            <text:p>1833810.89</text:p>
          </table:table-cell>
          <table:table-cell table:formula="of:=[.D1173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14126971" calcext:value-type="float">
            <text:p>2614126971</text:p>
          </table:table-cell>
          <table:table-cell office:value-type="float" office:value="2611" calcext:value-type="float">
            <text:p>2611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829010.57" calcext:value-type="float">
            <text:p>1829010.57</text:p>
          </table:table-cell>
          <table:table-cell table:formula="of:=[.D1174]/1000" office:value-type="float" office:value="1829.01057" calcext:value-type="float">
            <text:p>1829.01057</text:p>
          </table:table-cell>
          <table:table-cell table:number-columns-repeated="4"/>
        </table:table-row>
        <table:table-row table:style-name="ro1">
          <table:table-cell office:value-type="float" office:value="2614137853" calcext:value-type="float">
            <text:p>2614137853</text:p>
          </table:table-cell>
          <table:table-cell office:value-type="float" office:value="4226" calcext:value-type="float">
            <text:p>4226</text:p>
          </table:table-cell>
          <table:table-cell office:value-type="float" office:value="2101.35" calcext:value-type="float">
            <text:p>2101.35</text:p>
          </table:table-cell>
          <table:table-cell office:value-type="float" office:value="1829817.49" calcext:value-type="float">
            <text:p>1829817.49</text:p>
          </table:table-cell>
          <table:table-cell table:formula="of:=[.D1175]/1000" office:value-type="float" office:value="1829.81749" calcext:value-type="float">
            <text:p>1829.81749</text:p>
          </table:table-cell>
          <table:table-cell table:number-columns-repeated="4"/>
        </table:table-row>
        <table:table-row table:style-name="ro1">
          <table:table-cell office:value-type="float" office:value="2614183179" calcext:value-type="float">
            <text:p>2614183179</text:p>
          </table:table-cell>
          <table:table-cell office:value-type="float" office:value="658" calcext:value-type="float">
            <text:p>658</text:p>
          </table:table-cell>
          <table:table-cell office:value-type="float" office:value="319.37" calcext:value-type="float">
            <text:p>319.37</text:p>
          </table:table-cell>
          <table:table-cell office:value-type="float" office:value="1829268.29" calcext:value-type="float">
            <text:p>1829268.29</text:p>
          </table:table-cell>
          <table:table-cell table:formula="of:=[.D117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14445555" calcext:value-type="float">
            <text:p>2614445555</text:p>
          </table:table-cell>
          <table:table-cell office:value-type="float" office:value="3836" calcext:value-type="float">
            <text:p>3836</text:p>
          </table:table-cell>
          <table:table-cell office:value-type="float" office:value="1910.91" calcext:value-type="float">
            <text:p>1910.91</text:p>
          </table:table-cell>
          <table:table-cell office:value-type="float" office:value="1828631.14" calcext:value-type="float">
            <text:p>1828631.14</text:p>
          </table:table-cell>
          <table:table-cell table:formula="of:=[.D1177]/1000" office:value-type="float" office:value="1828.63114" calcext:value-type="float">
            <text:p>1828.63114</text:p>
          </table:table-cell>
          <table:table-cell table:number-columns-repeated="4"/>
        </table:table-row>
        <table:table-row table:style-name="ro1">
          <table:table-cell office:value-type="float" office:value="2614456109" calcext:value-type="float">
            <text:p>2614456109</text:p>
          </table:table-cell>
          <table:table-cell office:value-type="float" office:value="4642" calcext:value-type="float">
            <text:p>4642</text:p>
          </table:table-cell>
          <table:table-cell office:value-type="float" office:value="2310.61" calcext:value-type="float">
            <text:p>2310.61</text:p>
          </table:table-cell>
          <table:table-cell office:value-type="float" office:value="1829755.1" calcext:value-type="float">
            <text:p>1829755.1</text:p>
          </table:table-cell>
          <table:table-cell table:formula="of:=[.D1178]/1000" office:value-type="float" office:value="1829.7551" calcext:value-type="float">
            <text:p>1829.7551</text:p>
          </table:table-cell>
          <table:table-cell table:number-columns-repeated="4"/>
        </table:table-row>
        <table:table-row table:style-name="ro1">
          <table:table-cell office:value-type="float" office:value="2614626345" calcext:value-type="float">
            <text:p>2614626345</text:p>
          </table:table-cell>
          <table:table-cell office:value-type="float" office:value="1446" calcext:value-type="float">
            <text:p>1446</text:p>
          </table:table-cell>
          <table:table-cell office:value-type="float" office:value="809.39" calcext:value-type="float">
            <text:p>809.39</text:p>
          </table:table-cell>
          <table:table-cell office:value-type="float" office:value="1827622.01" calcext:value-type="float">
            <text:p>1827622.01</text:p>
          </table:table-cell>
          <table:table-cell table:formula="of:=[.D1179]/1000" office:value-type="float" office:value="1827.62201" calcext:value-type="float">
            <text:p>1827.62201</text:p>
          </table:table-cell>
          <table:table-cell table:number-columns-repeated="4"/>
        </table:table-row>
        <table:table-row table:style-name="ro1">
          <table:table-cell office:value-type="float" office:value="2614764138" calcext:value-type="float">
            <text:p>2614764138</text:p>
          </table:table-cell>
          <table:table-cell office:value-type="float" office:value="5102" calcext:value-type="float">
            <text:p>5102</text:p>
          </table:table-cell>
          <table:table-cell office:value-type="float" office:value="2537.59" calcext:value-type="float">
            <text:p>2537.59</text:p>
          </table:table-cell>
          <table:table-cell office:value-type="float" office:value="1829064.86" calcext:value-type="float">
            <text:p>1829064.86</text:p>
          </table:table-cell>
          <table:table-cell table:formula="of:=[.D1180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614773479" calcext:value-type="float">
            <text:p>2614773479</text:p>
          </table:table-cell>
          <table:table-cell office:value-type="float" office:value="3390" calcext:value-type="float">
            <text:p>3390</text:p>
          </table:table-cell>
          <table:table-cell office:value-type="float" office:value="1682.85" calcext:value-type="float">
            <text:p>1682.85</text:p>
          </table:table-cell>
          <table:table-cell office:value-type="float" office:value="1832151.3" calcext:value-type="float">
            <text:p>1832151.3</text:p>
          </table:table-cell>
          <table:table-cell table:formula="of:=[.D1181]/1000" office:value-type="float" office:value="1832.1513" calcext:value-type="float">
            <text:p>1832.1513</text:p>
          </table:table-cell>
          <table:table-cell table:number-columns-repeated="4"/>
        </table:table-row>
        <table:table-row table:style-name="ro1">
          <table:table-cell office:value-type="float" office:value="2614981778" calcext:value-type="float">
            <text:p>2614981778</text:p>
          </table:table-cell>
          <table:table-cell office:value-type="float" office:value="354" calcext:value-type="float">
            <text:p>354</text:p>
          </table:table-cell>
          <table:table-cell office:value-type="float" office:value="186.45" calcext:value-type="float">
            <text:p>186.45</text:p>
          </table:table-cell>
          <table:table-cell office:value-type="float" office:value="1828571.43" calcext:value-type="float">
            <text:p>1828571.43</text:p>
          </table:table-cell>
          <table:table-cell table:formula="of:=[.D1182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15099500" calcext:value-type="float">
            <text:p>2615099500</text:p>
          </table:table-cell>
          <table:table-cell office:value-type="float" office:value="3811" calcext:value-type="float">
            <text:p>3811</text:p>
          </table:table-cell>
          <table:table-cell office:value-type="float" office:value="1898.45" calcext:value-type="float">
            <text:p>1898.45</text:p>
          </table:table-cell>
          <table:table-cell office:value-type="float" office:value="1829893.52" calcext:value-type="float">
            <text:p>1829893.52</text:p>
          </table:table-cell>
          <table:table-cell table:formula="of:=[.D1183]/1000" office:value-type="float" office:value="1829.89352" calcext:value-type="float">
            <text:p>1829.89352</text:p>
          </table:table-cell>
          <table:table-cell table:number-columns-repeated="4"/>
        </table:table-row>
        <table:table-row table:style-name="ro1">
          <table:table-cell office:value-type="float" office:value="2615232910" calcext:value-type="float">
            <text:p>2615232910</text:p>
          </table:table-cell>
          <table:table-cell office:value-type="float" office:value="374" calcext:value-type="float">
            <text:p>374</text:p>
          </table:table-cell>
          <table:table-cell office:value-type="float" office:value="179.94" calcext:value-type="float">
            <text:p>179.94</text:p>
          </table:table-cell>
          <table:table-cell office:value-type="float" office:value="1832884.1" calcext:value-type="float">
            <text:p>1832884.1</text:p>
          </table:table-cell>
          <table:table-cell table:formula="of:=[.D1184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15403447" calcext:value-type="float">
            <text:p>2615403447</text:p>
          </table:table-cell>
          <table:table-cell office:value-type="float" office:value="2597" calcext:value-type="float">
            <text:p>2597</text:p>
          </table:table-cell>
          <table:table-cell office:value-type="float" office:value="1292.56" calcext:value-type="float">
            <text:p>1292.56</text:p>
          </table:table-cell>
          <table:table-cell office:value-type="float" office:value="1824859.85" calcext:value-type="float">
            <text:p>1824859.85</text:p>
          </table:table-cell>
          <table:table-cell table:formula="of:=[.D1185]/1000" office:value-type="float" office:value="1824.85985" calcext:value-type="float">
            <text:p>1824.85985</text:p>
          </table:table-cell>
          <table:table-cell table:number-columns-repeated="4"/>
        </table:table-row>
        <table:table-row table:style-name="ro1">
          <table:table-cell office:value-type="float" office:value="2615408313" calcext:value-type="float">
            <text:p>2615408313</text:p>
          </table:table-cell>
          <table:table-cell office:value-type="float" office:value="5052" calcext:value-type="float">
            <text:p>5052</text:p>
          </table:table-cell>
          <table:table-cell office:value-type="float" office:value="2517.5" calcext:value-type="float">
            <text:p>2517.5</text:p>
          </table:table-cell>
          <table:table-cell office:value-type="float" office:value="1831153.39" calcext:value-type="float">
            <text:p>1831153.39</text:p>
          </table:table-cell>
          <table:table-cell table:formula="of:=[.D1186]/1000" office:value-type="float" office:value="1831.15339" calcext:value-type="float">
            <text:p>1831.15339</text:p>
          </table:table-cell>
          <table:table-cell table:number-columns-repeated="4"/>
        </table:table-row>
        <table:table-row table:style-name="ro1">
          <table:table-cell office:value-type="float" office:value="2615453550" calcext:value-type="float">
            <text:p>2615453550</text:p>
          </table:table-cell>
          <table:table-cell office:value-type="float" office:value="638" calcext:value-type="float">
            <text:p>638</text:p>
          </table:table-cell>
          <table:table-cell office:value-type="float" office:value="311.85" calcext:value-type="float">
            <text:p>311.85</text:p>
          </table:table-cell>
          <table:table-cell office:value-type="float" office:value="1829653" calcext:value-type="float">
            <text:p>1829653</text:p>
          </table:table-cell>
          <table:table-cell table:formula="of:=[.D1187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15717021" calcext:value-type="float">
            <text:p>2615717021</text:p>
          </table:table-cell>
          <table:table-cell office:value-type="float" office:value="3859" calcext:value-type="float">
            <text:p>3859</text:p>
          </table:table-cell>
          <table:table-cell office:value-type="float" office:value="1923.88" calcext:value-type="float">
            <text:p>1923.88</text:p>
          </table:table-cell>
          <table:table-cell office:value-type="float" office:value="1828333.98" calcext:value-type="float">
            <text:p>1828333.98</text:p>
          </table:table-cell>
          <table:table-cell table:formula="of:=[.D1188]/1000" office:value-type="float" office:value="1828.33398" calcext:value-type="float">
            <text:p>1828.33398</text:p>
          </table:table-cell>
          <table:table-cell table:number-columns-repeated="4"/>
        </table:table-row>
        <table:table-row table:style-name="ro1">
          <table:table-cell office:value-type="float" office:value="2615727729" calcext:value-type="float">
            <text:p>2615727729</text:p>
          </table:table-cell>
          <table:table-cell office:value-type="float" office:value="4638" calcext:value-type="float">
            <text:p>4638</text:p>
          </table:table-cell>
          <table:table-cell office:value-type="float" office:value="2309.12" calcext:value-type="float">
            <text:p>2309.12</text:p>
          </table:table-cell>
          <table:table-cell office:value-type="float" office:value="1830940.3" calcext:value-type="float">
            <text:p>1830940.3</text:p>
          </table:table-cell>
          <table:table-cell table:formula="of:=[.D1189]/1000" office:value-type="float" office:value="1830.9403" calcext:value-type="float">
            <text:p>1830.9403</text:p>
          </table:table-cell>
          <table:table-cell table:number-columns-repeated="4"/>
        </table:table-row>
        <table:table-row table:style-name="ro1">
          <table:table-cell office:value-type="float" office:value="2615897035" calcext:value-type="float">
            <text:p>2615897035</text:p>
          </table:table-cell>
          <table:table-cell office:value-type="float" office:value="1423" calcext:value-type="float">
            <text:p>1423</text:p>
          </table:table-cell>
          <table:table-cell office:value-type="float" office:value="796.97" calcext:value-type="float">
            <text:p>796.97</text:p>
          </table:table-cell>
          <table:table-cell office:value-type="float" office:value="1829053.82" calcext:value-type="float">
            <text:p>1829053.82</text:p>
          </table:table-cell>
          <table:table-cell table:formula="of:=[.D1190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16035922" calcext:value-type="float">
            <text:p>2616035922</text:p>
          </table:table-cell>
          <table:table-cell office:value-type="float" office:value="4277" calcext:value-type="float">
            <text:p>4277</text:p>
          </table:table-cell>
          <table:table-cell office:value-type="float" office:value="2127.92" calcext:value-type="float">
            <text:p>2127.92</text:p>
          </table:table-cell>
          <table:table-cell office:value-type="float" office:value="1827553.89" calcext:value-type="float">
            <text:p>1827553.89</text:p>
          </table:table-cell>
          <table:table-cell table:formula="of:=[.D1191]/1000" office:value-type="float" office:value="1827.55389" calcext:value-type="float">
            <text:p>1827.55389</text:p>
          </table:table-cell>
          <table:table-cell table:number-columns-repeated="4"/>
        </table:table-row>
        <table:table-row table:style-name="ro1">
          <table:table-cell office:value-type="float" office:value="2616046638" calcext:value-type="float">
            <text:p>2616046638</text:p>
          </table:table-cell>
          <table:table-cell office:value-type="float" office:value="2605" calcext:value-type="float">
            <text:p>2605</text:p>
          </table:table-cell>
          <table:table-cell office:value-type="float" office:value="1280.64" calcext:value-type="float">
            <text:p>1280.64</text:p>
          </table:table-cell>
          <table:table-cell office:value-type="float" office:value="1830769.23" calcext:value-type="float">
            <text:p>1830769.23</text:p>
          </table:table-cell>
          <table:table-cell table:formula="of:=[.D1192]/1000" office:value-type="float" office:value="1830.76923" calcext:value-type="float">
            <text:p>1830.76923</text:p>
          </table:table-cell>
          <table:table-cell table:number-columns-repeated="4"/>
        </table:table-row>
        <table:table-row table:style-name="ro1">
          <table:table-cell office:value-type="float" office:value="2616255324" calcext:value-type="float">
            <text:p>2616255324</text:p>
          </table:table-cell>
          <table:table-cell office:value-type="float" office:value="353" calcext:value-type="float">
            <text:p>353</text:p>
          </table:table-cell>
          <table:table-cell office:value-type="float" office:value="189.13" calcext:value-type="float">
            <text:p>189.13</text:p>
          </table:table-cell>
          <table:table-cell office:value-type="float" office:value="1833810.89" calcext:value-type="float">
            <text:p>1833810.89</text:p>
          </table:table-cell>
          <table:table-cell table:formula="of:=[.D1193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16352672" calcext:value-type="float">
            <text:p>2616352672</text:p>
          </table:table-cell>
          <table:table-cell office:value-type="float" office:value="4689" calcext:value-type="float">
            <text:p>4689</text:p>
          </table:table-cell>
          <table:table-cell office:value-type="float" office:value="2338.18" calcext:value-type="float">
            <text:p>2338.18</text:p>
          </table:table-cell>
          <table:table-cell office:value-type="float" office:value="1828669.09" calcext:value-type="float">
            <text:p>1828669.09</text:p>
          </table:table-cell>
          <table:table-cell table:formula="of:=[.D1194]/1000" office:value-type="float" office:value="1828.66909" calcext:value-type="float">
            <text:p>1828.66909</text:p>
          </table:table-cell>
          <table:table-cell table:number-columns-repeated="4"/>
        </table:table-row>
        <table:table-row table:style-name="ro1">
          <table:table-cell office:value-type="float" office:value="2616360149" calcext:value-type="float">
            <text:p>2616360149</text:p>
          </table:table-cell>
          <table:table-cell office:value-type="float" office:value="2977" calcext:value-type="float">
            <text:p>2977</text:p>
          </table:table-cell>
          <table:table-cell office:value-type="float" office:value="1469.04" calcext:value-type="float">
            <text:p>1469.04</text:p>
          </table:table-cell>
          <table:table-cell office:value-type="float" office:value="1831341.52" calcext:value-type="float">
            <text:p>1831341.52</text:p>
          </table:table-cell>
          <table:table-cell table:formula="of:=[.D1195]/1000" office:value-type="float" office:value="1831.34152" calcext:value-type="float">
            <text:p>1831.34152</text:p>
          </table:table-cell>
          <table:table-cell table:number-columns-repeated="4"/>
        </table:table-row>
        <table:table-row table:style-name="ro1">
          <table:table-cell office:value-type="float" office:value="2616497941" calcext:value-type="float">
            <text:p>2616497941</text:p>
          </table:table-cell>
          <table:table-cell office:value-type="float" office:value="375" calcext:value-type="float">
            <text:p>375</text:p>
          </table:table-cell>
          <table:table-cell office:value-type="float" office:value="182.41" calcext:value-type="float">
            <text:p>182.41</text:p>
          </table:table-cell>
          <table:table-cell office:value-type="float" office:value="1830417.23" calcext:value-type="float">
            <text:p>1830417.23</text:p>
          </table:table-cell>
          <table:table-cell table:formula="of:=[.D1196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16664489" calcext:value-type="float">
            <text:p>2616664489</text:p>
          </table:table-cell>
          <table:table-cell office:value-type="float" office:value="3441" calcext:value-type="float">
            <text:p>3441</text:p>
          </table:table-cell>
          <table:table-cell office:value-type="float" office:value="1710.08" calcext:value-type="float">
            <text:p>1710.08</text:p>
          </table:table-cell>
          <table:table-cell office:value-type="float" office:value="1829037.43" calcext:value-type="float">
            <text:p>1829037.43</text:p>
          </table:table-cell>
          <table:table-cell table:formula="of:=[.D1197]/1000" office:value-type="float" office:value="1829.03743" calcext:value-type="float">
            <text:p>1829.03743</text:p>
          </table:table-cell>
          <table:table-cell table:number-columns-repeated="4"/>
        </table:table-row>
        <table:table-row table:style-name="ro1">
          <table:table-cell office:value-type="float" office:value="2616670345" calcext:value-type="float">
            <text:p>2616670345</text:p>
          </table:table-cell>
          <table:table-cell office:value-type="float" office:value="4228" calcext:value-type="float">
            <text:p>4228</text:p>
          </table:table-cell>
          <table:table-cell office:value-type="float" office:value="2101.27" calcext:value-type="float">
            <text:p>2101.27</text:p>
          </table:table-cell>
          <table:table-cell office:value-type="float" office:value="1829167.16" calcext:value-type="float">
            <text:p>1829167.16</text:p>
          </table:table-cell>
          <table:table-cell table:formula="of:=[.D1198]/1000" office:value-type="float" office:value="1829.16716" calcext:value-type="float">
            <text:p>1829.16716</text:p>
          </table:table-cell>
          <table:table-cell table:number-columns-repeated="4"/>
        </table:table-row>
        <table:table-row table:style-name="ro1">
          <table:table-cell office:value-type="float" office:value="2616715886" calcext:value-type="float">
            <text:p>2616715886</text:p>
          </table:table-cell>
          <table:table-cell office:value-type="float" office:value="616" calcext:value-type="float">
            <text:p>616</text:p>
          </table:table-cell>
          <table:table-cell office:value-type="float" office:value="300.82" calcext:value-type="float">
            <text:p>300.82</text:p>
          </table:table-cell>
          <table:table-cell office:value-type="float" office:value="1831561.73" calcext:value-type="float">
            <text:p>1831561.73</text:p>
          </table:table-cell>
          <table:table-cell table:formula="of:=[.D1199]/1000" office:value-type="float" office:value="1831.56173" calcext:value-type="float">
            <text:p>1831.56173</text:p>
          </table:table-cell>
          <table:table-cell table:number-columns-repeated="4"/>
        </table:table-row>
        <table:table-row table:style-name="ro1">
          <table:table-cell office:value-type="float" office:value="2616978405" calcext:value-type="float">
            <text:p>2616978405</text:p>
          </table:table-cell>
          <table:table-cell office:value-type="float" office:value="3855" calcext:value-type="float">
            <text:p>3855</text:p>
          </table:table-cell>
          <table:table-cell office:value-type="float" office:value="1923.66" calcext:value-type="float">
            <text:p>1923.66</text:p>
          </table:table-cell>
          <table:table-cell office:value-type="float" office:value="1829521.83" calcext:value-type="float">
            <text:p>1829521.83</text:p>
          </table:table-cell>
          <table:table-cell table:formula="of:=[.D1200]/1000" office:value-type="float" office:value="1829.52183" calcext:value-type="float">
            <text:p>1829.52183</text:p>
          </table:table-cell>
          <table:table-cell table:number-columns-repeated="4"/>
        </table:table-row>
        <table:table-row table:style-name="ro1">
          <table:table-cell office:value-type="float" office:value="2616989214" calcext:value-type="float">
            <text:p>2616989214</text:p>
          </table:table-cell>
          <table:table-cell office:value-type="float" office:value="4639" calcext:value-type="float">
            <text:p>4639</text:p>
          </table:table-cell>
          <table:table-cell office:value-type="float" office:value="2308.44" calcext:value-type="float">
            <text:p>2308.44</text:p>
          </table:table-cell>
          <table:table-cell office:value-type="float" office:value="1830742.66" calcext:value-type="float">
            <text:p>1830742.66</text:p>
          </table:table-cell>
          <table:table-cell table:formula="of:=[.D1201]/1000" office:value-type="float" office:value="1830.74266" calcext:value-type="float">
            <text:p>1830.74266</text:p>
          </table:table-cell>
          <table:table-cell table:number-columns-repeated="4"/>
        </table:table-row>
        <table:table-row table:style-name="ro1">
          <table:table-cell office:value-type="float" office:value="2617158640" calcext:value-type="float">
            <text:p>2617158640</text:p>
          </table:table-cell>
          <table:table-cell office:value-type="float" office:value="1424" calcext:value-type="float">
            <text:p>1424</text:p>
          </table:table-cell>
          <table:table-cell office:value-type="float" office:value="815.53" calcext:value-type="float">
            <text:p>815.53</text:p>
          </table:table-cell>
          <table:table-cell office:value-type="float" office:value="1828410.69" calcext:value-type="float">
            <text:p>1828410.69</text:p>
          </table:table-cell>
          <table:table-cell table:formula="of:=[.D1202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17296585" calcext:value-type="float">
            <text:p>2617296585</text:p>
          </table:table-cell>
          <table:table-cell office:value-type="float" office:value="4271" calcext:value-type="float">
            <text:p>4271</text:p>
          </table:table-cell>
          <table:table-cell office:value-type="float" office:value="2125.76" calcext:value-type="float">
            <text:p>2125.76</text:p>
          </table:table-cell>
          <table:table-cell office:value-type="float" office:value="1829053.82" calcext:value-type="float">
            <text:p>1829053.82</text:p>
          </table:table-cell>
          <table:table-cell table:formula="of:=[.D1203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17307414" calcext:value-type="float">
            <text:p>2617307414</text:p>
          </table:table-cell>
          <table:table-cell office:value-type="float" office:value="3390" calcext:value-type="float">
            <text:p>3390</text:p>
          </table:table-cell>
          <table:table-cell office:value-type="float" office:value="1682.57" calcext:value-type="float">
            <text:p>1682.57</text:p>
          </table:table-cell>
          <table:table-cell office:value-type="float" office:value="1831880.63" calcext:value-type="float">
            <text:p>1831880.63</text:p>
          </table:table-cell>
          <table:table-cell table:formula="of:=[.D1204]/1000" office:value-type="float" office:value="1831.88063" calcext:value-type="float">
            <text:p>1831.88063</text:p>
          </table:table-cell>
          <table:table-cell table:number-columns-repeated="4"/>
        </table:table-row>
        <table:table-row table:style-name="ro1">
          <table:table-cell office:value-type="float" office:value="2617516001" calcext:value-type="float">
            <text:p>2617516001</text:p>
          </table:table-cell>
          <table:table-cell office:value-type="float" office:value="374" calcext:value-type="float">
            <text:p>374</text:p>
          </table:table-cell>
          <table:table-cell office:value-type="float" office:value="185.89" calcext:value-type="float">
            <text:p>185.89</text:p>
          </table:table-cell>
          <table:table-cell office:value-type="float" office:value="1830417.23" calcext:value-type="float">
            <text:p>1830417.23</text:p>
          </table:table-cell>
          <table:table-cell table:formula="of:=[.D120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17617589" calcext:value-type="float">
            <text:p>2617617589</text:p>
          </table:table-cell>
          <table:table-cell office:value-type="float" office:value="4693" calcext:value-type="float">
            <text:p>4693</text:p>
          </table:table-cell>
          <table:table-cell office:value-type="float" office:value="2336.73" calcext:value-type="float">
            <text:p>2336.73</text:p>
          </table:table-cell>
          <table:table-cell office:value-type="float" office:value="1827497.87" calcext:value-type="float">
            <text:p>1827497.87</text:p>
          </table:table-cell>
          <table:table-cell table:formula="of:=[.D1206]/1000" office:value-type="float" office:value="1827.49787" calcext:value-type="float">
            <text:p>1827.49787</text:p>
          </table:table-cell>
          <table:table-cell table:number-columns-repeated="4"/>
        </table:table-row>
        <table:table-row table:style-name="ro1">
          <table:table-cell office:value-type="float" office:value="2617628258" calcext:value-type="float">
            <text:p>2617628258</text:p>
          </table:table-cell>
          <table:table-cell office:value-type="float" office:value="2978" calcext:value-type="float">
            <text:p>2978</text:p>
          </table:table-cell>
          <table:table-cell office:value-type="float" office:value="1473.24" calcext:value-type="float">
            <text:p>1473.24</text:p>
          </table:table-cell>
          <table:table-cell office:value-type="float" office:value="1830417.23" calcext:value-type="float">
            <text:p>1830417.23</text:p>
          </table:table-cell>
          <table:table-cell table:formula="of:=[.D1207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17766177" calcext:value-type="float">
            <text:p>2617766177</text:p>
          </table:table-cell>
          <table:table-cell office:value-type="float" office:value="375" calcext:value-type="float">
            <text:p>375</text:p>
          </table:table-cell>
          <table:table-cell office:value-type="float" office:value="179.96" calcext:value-type="float">
            <text:p>179.96</text:p>
          </table:table-cell>
          <table:table-cell office:value-type="float" office:value="1830417.23" calcext:value-type="float">
            <text:p>1830417.23</text:p>
          </table:table-cell>
          <table:table-cell table:formula="of:=[.D120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17937933" calcext:value-type="float">
            <text:p>2617937933</text:p>
          </table:table-cell>
          <table:table-cell office:value-type="float" office:value="2608" calcext:value-type="float">
            <text:p>2608</text:p>
          </table:table-cell>
          <table:table-cell office:value-type="float" office:value="1302.57" calcext:value-type="float">
            <text:p>1302.57</text:p>
          </table:table-cell>
          <table:table-cell office:value-type="float" office:value="1829362.03" calcext:value-type="float">
            <text:p>1829362.03</text:p>
          </table:table-cell>
          <table:table-cell table:formula="of:=[.D1209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17949229" calcext:value-type="float">
            <text:p>2617949229</text:p>
          </table:table-cell>
          <table:table-cell office:value-type="float" office:value="4224" calcext:value-type="float">
            <text:p>4224</text:p>
          </table:table-cell>
          <table:table-cell office:value-type="float" office:value="2101.72" calcext:value-type="float">
            <text:p>2101.72</text:p>
          </table:table-cell>
          <table:table-cell office:value-type="float" office:value="1830685.32" calcext:value-type="float">
            <text:p>1830685.32</text:p>
          </table:table-cell>
          <table:table-cell table:formula="of:=[.D1210]/1000" office:value-type="float" office:value="1830.68532" calcext:value-type="float">
            <text:p>1830.68532</text:p>
          </table:table-cell>
          <table:table-cell table:number-columns-repeated="4"/>
        </table:table-row>
        <table:table-row table:style-name="ro1">
          <table:table-cell office:value-type="float" office:value="2617994843" calcext:value-type="float">
            <text:p>2617994843</text:p>
          </table:table-cell>
          <table:table-cell office:value-type="float" office:value="681" calcext:value-type="float">
            <text:p>681</text:p>
          </table:table-cell>
          <table:table-cell office:value-type="float" office:value="326.46" calcext:value-type="float">
            <text:p>326.46</text:p>
          </table:table-cell>
          <table:table-cell office:value-type="float" office:value="1827560.8" calcext:value-type="float">
            <text:p>1827560.8</text:p>
          </table:table-cell>
          <table:table-cell table:formula="of:=[.D1211]/1000" office:value-type="float" office:value="1827.5608" calcext:value-type="float">
            <text:p>1827.5608</text:p>
          </table:table-cell>
          <table:table-cell table:number-columns-repeated="4"/>
        </table:table-row>
        <table:table-row table:style-name="ro1">
          <table:table-cell office:value-type="float" office:value="2618257565" calcext:value-type="float">
            <text:p>2618257565</text:p>
          </table:table-cell>
          <table:table-cell office:value-type="float" office:value="3027" calcext:value-type="float">
            <text:p>3027</text:p>
          </table:table-cell>
          <table:table-cell office:value-type="float" office:value="1507.91" calcext:value-type="float">
            <text:p>1507.91</text:p>
          </table:table-cell>
          <table:table-cell office:value-type="float" office:value="1828722.88" calcext:value-type="float">
            <text:p>1828722.88</text:p>
          </table:table-cell>
          <table:table-cell table:formula="of:=[.D1212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618268677" calcext:value-type="float">
            <text:p>2618268677</text:p>
          </table:table-cell>
          <table:table-cell office:value-type="float" office:value="5472" calcext:value-type="float">
            <text:p>5472</text:p>
          </table:table-cell>
          <table:table-cell office:value-type="float" office:value="2726.21" calcext:value-type="float">
            <text:p>2726.21</text:p>
          </table:table-cell>
          <table:table-cell office:value-type="float" office:value="1829993.6" calcext:value-type="float">
            <text:p>1829993.6</text:p>
          </table:table-cell>
          <table:table-cell table:formula="of:=[.D1213]/1000" office:value-type="float" office:value="1829.9936" calcext:value-type="float">
            <text:p>1829.9936</text:p>
          </table:table-cell>
          <table:table-cell table:number-columns-repeated="4"/>
        </table:table-row>
        <table:table-row table:style-name="ro1">
          <table:table-cell office:value-type="float" office:value="2618435960" calcext:value-type="float">
            <text:p>2618435960</text:p>
          </table:table-cell>
          <table:table-cell office:value-type="float" office:value="1446" calcext:value-type="float">
            <text:p>1446</text:p>
          </table:table-cell>
          <table:table-cell office:value-type="float" office:value="818.07" calcext:value-type="float">
            <text:p>818.07</text:p>
          </table:table-cell>
          <table:table-cell office:value-type="float" office:value="1828888.12" calcext:value-type="float">
            <text:p>1828888.12</text:p>
          </table:table-cell>
          <table:table-cell table:formula="of:=[.D1214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618574036" calcext:value-type="float">
            <text:p>2618574036</text:p>
          </table:table-cell>
          <table:table-cell office:value-type="float" office:value="4270" calcext:value-type="float">
            <text:p>4270</text:p>
          </table:table-cell>
          <table:table-cell office:value-type="float" office:value="2132.83" calcext:value-type="float">
            <text:p>2132.83</text:p>
          </table:table-cell>
          <table:table-cell office:value-type="float" office:value="1829053.82" calcext:value-type="float">
            <text:p>1829053.82</text:p>
          </table:table-cell>
          <table:table-cell table:formula="of:=[.D1215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18585015" calcext:value-type="float">
            <text:p>2618585015</text:p>
          </table:table-cell>
          <table:table-cell office:value-type="float" office:value="3389" calcext:value-type="float">
            <text:p>3389</text:p>
          </table:table-cell>
          <table:table-cell office:value-type="float" office:value="1684.77" calcext:value-type="float">
            <text:p>1684.77</text:p>
          </table:table-cell>
          <table:table-cell office:value-type="float" office:value="1832151.3" calcext:value-type="float">
            <text:p>1832151.3</text:p>
          </table:table-cell>
          <table:table-cell table:formula="of:=[.D1216]/1000" office:value-type="float" office:value="1832.1513" calcext:value-type="float">
            <text:p>1832.1513</text:p>
          </table:table-cell>
          <table:table-cell table:number-columns-repeated="4"/>
        </table:table-row>
        <table:table-row table:style-name="ro1">
          <table:table-cell office:value-type="float" office:value="2618792705" calcext:value-type="float">
            <text:p>2618792705</text:p>
          </table:table-cell>
          <table:table-cell office:value-type="float" office:value="354" calcext:value-type="float">
            <text:p>354</text:p>
          </table:table-cell>
          <table:table-cell office:value-type="float" office:value="182.94" calcext:value-type="float">
            <text:p>182.94</text:p>
          </table:table-cell>
          <table:table-cell office:value-type="float" office:value="1828571.43" calcext:value-type="float">
            <text:p>1828571.43</text:p>
          </table:table-cell>
          <table:table-cell table:formula="of:=[.D1217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18894372" calcext:value-type="float">
            <text:p>2618894372</text:p>
          </table:table-cell>
          <table:table-cell office:value-type="float" office:value="4687" calcext:value-type="float">
            <text:p>4687</text:p>
          </table:table-cell>
          <table:table-cell office:value-type="float" office:value="2336.1" calcext:value-type="float">
            <text:p>2336.1</text:p>
          </table:table-cell>
          <table:table-cell office:value-type="float" office:value="1829059.83" calcext:value-type="float">
            <text:p>1829059.83</text:p>
          </table:table-cell>
          <table:table-cell table:formula="of:=[.D1218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618904107" calcext:value-type="float">
            <text:p>2618904107</text:p>
          </table:table-cell>
          <table:table-cell office:value-type="float" office:value="3810" calcext:value-type="float">
            <text:p>3810</text:p>
          </table:table-cell>
          <table:table-cell office:value-type="float" office:value="1889.63" calcext:value-type="float">
            <text:p>1889.63</text:p>
          </table:table-cell>
          <table:table-cell office:value-type="float" office:value="1829893.52" calcext:value-type="float">
            <text:p>1829893.52</text:p>
          </table:table-cell>
          <table:table-cell table:formula="of:=[.D1219]/1000" office:value-type="float" office:value="1829.89352" calcext:value-type="float">
            <text:p>1829.89352</text:p>
          </table:table-cell>
          <table:table-cell table:number-columns-repeated="4"/>
        </table:table-row>
        <table:table-row table:style-name="ro1">
          <table:table-cell office:value-type="float" office:value="2619040908" calcext:value-type="float">
            <text:p>2619040908</text:p>
          </table:table-cell>
          <table:table-cell office:value-type="float" office:value="374" calcext:value-type="float">
            <text:p>374</text:p>
          </table:table-cell>
          <table:table-cell office:value-type="float" office:value="178.87" calcext:value-type="float">
            <text:p>178.87</text:p>
          </table:table-cell>
          <table:table-cell office:value-type="float" office:value="1832884.1" calcext:value-type="float">
            <text:p>1832884.1</text:p>
          </table:table-cell>
          <table:table-cell table:formula="of:=[.D122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19210723" calcext:value-type="float">
            <text:p>2619210723</text:p>
          </table:table-cell>
          <table:table-cell office:value-type="float" office:value="3444" calcext:value-type="float">
            <text:p>3444</text:p>
          </table:table-cell>
          <table:table-cell office:value-type="float" office:value="1711.83" calcext:value-type="float">
            <text:p>1711.83</text:p>
          </table:table-cell>
          <table:table-cell office:value-type="float" office:value="1827706.64" calcext:value-type="float">
            <text:p>1827706.64</text:p>
          </table:table-cell>
          <table:table-cell table:formula="of:=[.D1221]/1000" office:value-type="float" office:value="1827.70664" calcext:value-type="float">
            <text:p>1827.70664</text:p>
          </table:table-cell>
          <table:table-cell table:number-columns-repeated="4"/>
        </table:table-row>
        <table:table-row table:style-name="ro1">
          <table:table-cell office:value-type="float" office:value="2619214794" calcext:value-type="float">
            <text:p>2619214794</text:p>
          </table:table-cell>
          <table:table-cell office:value-type="float" office:value="4226" calcext:value-type="float">
            <text:p>4226</text:p>
          </table:table-cell>
          <table:table-cell office:value-type="float" office:value="2103.61" calcext:value-type="float">
            <text:p>2103.61</text:p>
          </table:table-cell>
          <table:table-cell office:value-type="float" office:value="1829817.49" calcext:value-type="float">
            <text:p>1829817.49</text:p>
          </table:table-cell>
          <table:table-cell table:formula="of:=[.D1222]/1000" office:value-type="float" office:value="1829.81749" calcext:value-type="float">
            <text:p>1829.81749</text:p>
          </table:table-cell>
          <table:table-cell table:number-columns-repeated="4"/>
        </table:table-row>
        <table:table-row table:style-name="ro1">
          <table:table-cell office:value-type="float" office:value="2619260536" calcext:value-type="float">
            <text:p>2619260536</text:p>
          </table:table-cell>
          <table:table-cell office:value-type="float" office:value="637" calcext:value-type="float">
            <text:p>637</text:p>
          </table:table-cell>
          <table:table-cell office:value-type="float" office:value="313.21" calcext:value-type="float">
            <text:p>313.21</text:p>
          </table:table-cell>
          <table:table-cell office:value-type="float" office:value="1829653" calcext:value-type="float">
            <text:p>1829653</text:p>
          </table:table-cell>
          <table:table-cell table:formula="of:=[.D1223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19522293" calcext:value-type="float">
            <text:p>2619522293</text:p>
          </table:table-cell>
          <table:table-cell office:value-type="float" office:value="3059" calcext:value-type="float">
            <text:p>3059</text:p>
          </table:table-cell>
          <table:table-cell office:value-type="float" office:value="1532" calcext:value-type="float">
            <text:p>1532</text:p>
          </table:table-cell>
          <table:table-cell office:value-type="float" office:value="1828495.16" calcext:value-type="float">
            <text:p>1828495.16</text:p>
          </table:table-cell>
          <table:table-cell table:formula="of:=[.D1224]/1000" office:value-type="float" office:value="1828.49516" calcext:value-type="float">
            <text:p>1828.49516</text:p>
          </table:table-cell>
          <table:table-cell table:number-columns-repeated="4"/>
        </table:table-row>
        <table:table-row table:style-name="ro1">
          <table:table-cell office:value-type="float" office:value="2619533490" calcext:value-type="float">
            <text:p>2619533490</text:p>
          </table:table-cell>
          <table:table-cell office:value-type="float" office:value="4653" calcext:value-type="float">
            <text:p>4653</text:p>
          </table:table-cell>
          <table:table-cell office:value-type="float" office:value="2315.6" calcext:value-type="float">
            <text:p>2315.6</text:p>
          </table:table-cell>
          <table:table-cell office:value-type="float" office:value="1832455.1" calcext:value-type="float">
            <text:p>1832455.1</text:p>
          </table:table-cell>
          <table:table-cell table:formula="of:=[.D1225]/1000" office:value-type="float" office:value="1832.4551" calcext:value-type="float">
            <text:p>1832.4551</text:p>
          </table:table-cell>
          <table:table-cell table:number-columns-repeated="4"/>
        </table:table-row>
        <table:table-row table:style-name="ro1">
          <table:table-cell office:value-type="float" office:value="2619701126" calcext:value-type="float">
            <text:p>2619701126</text:p>
          </table:table-cell>
          <table:table-cell office:value-type="float" office:value="1423" calcext:value-type="float">
            <text:p>1423</text:p>
          </table:table-cell>
          <table:table-cell office:value-type="float" office:value="798.22" calcext:value-type="float">
            <text:p>798.22</text:p>
          </table:table-cell>
          <table:table-cell office:value-type="float" office:value="1829053.82" calcext:value-type="float">
            <text:p>1829053.82</text:p>
          </table:table-cell>
          <table:table-cell table:formula="of:=[.D1226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19839271" calcext:value-type="float">
            <text:p>2619839271</text:p>
          </table:table-cell>
          <table:table-cell office:value-type="float" office:value="4273" calcext:value-type="float">
            <text:p>4273</text:p>
          </table:table-cell>
          <table:table-cell office:value-type="float" office:value="2130.03" calcext:value-type="float">
            <text:p>2130.03</text:p>
          </table:table-cell>
          <table:table-cell office:value-type="float" office:value="1829053.82" calcext:value-type="float">
            <text:p>1829053.82</text:p>
          </table:table-cell>
          <table:table-cell table:formula="of:=[.D1227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19849325" calcext:value-type="float">
            <text:p>2619849325</text:p>
          </table:table-cell>
          <table:table-cell office:value-type="float" office:value="3393" calcext:value-type="float">
            <text:p>3393</text:p>
          </table:table-cell>
          <table:table-cell office:value-type="float" office:value="1694.41" calcext:value-type="float">
            <text:p>1694.41</text:p>
          </table:table-cell>
          <table:table-cell office:value-type="float" office:value="1831069.11" calcext:value-type="float">
            <text:p>1831069.11</text:p>
          </table:table-cell>
          <table:table-cell table:formula="of:=[.D1228]/1000" office:value-type="float" office:value="1831.06911" calcext:value-type="float">
            <text:p>1831.06911</text:p>
          </table:table-cell>
          <table:table-cell table:number-columns-repeated="4"/>
        </table:table-row>
        <table:table-row table:style-name="ro1">
          <table:table-cell office:value-type="float" office:value="2620057124" calcext:value-type="float">
            <text:p>2620057124</text:p>
          </table:table-cell>
          <table:table-cell office:value-type="float" office:value="375" calcext:value-type="float">
            <text:p>375</text:p>
          </table:table-cell>
          <table:table-cell office:value-type="float" office:value="201.35" calcext:value-type="float">
            <text:p>201.35</text:p>
          </table:table-cell>
          <table:table-cell office:value-type="float" office:value="1830417.23" calcext:value-type="float">
            <text:p>1830417.23</text:p>
          </table:table-cell>
          <table:table-cell table:formula="of:=[.D122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20175325" calcext:value-type="float">
            <text:p>2620175325</text:p>
          </table:table-cell>
          <table:table-cell office:value-type="float" office:value="2979" calcext:value-type="float">
            <text:p>2979</text:p>
          </table:table-cell>
          <table:table-cell office:value-type="float" office:value="1477.76" calcext:value-type="float">
            <text:p>1477.76</text:p>
          </table:table-cell>
          <table:table-cell office:value-type="float" office:value="1830417.23" calcext:value-type="float">
            <text:p>1830417.23</text:p>
          </table:table-cell>
          <table:table-cell table:formula="of:=[.D1230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20311423" calcext:value-type="float">
            <text:p>2620311423</text:p>
          </table:table-cell>
          <table:table-cell office:value-type="float" office:value="375" calcext:value-type="float">
            <text:p>375</text:p>
          </table:table-cell>
          <table:table-cell office:value-type="float" office:value="182.55" calcext:value-type="float">
            <text:p>182.55</text:p>
          </table:table-cell>
          <table:table-cell office:value-type="float" office:value="1832884.1" calcext:value-type="float">
            <text:p>1832884.1</text:p>
          </table:table-cell>
          <table:table-cell table:formula="of:=[.D123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20483392" calcext:value-type="float">
            <text:p>2620483392</text:p>
          </table:table-cell>
          <table:table-cell office:value-type="float" office:value="3443" calcext:value-type="float">
            <text:p>3443</text:p>
          </table:table-cell>
          <table:table-cell office:value-type="float" office:value="1709.58" calcext:value-type="float">
            <text:p>1709.58</text:p>
          </table:table-cell>
          <table:table-cell office:value-type="float" office:value="1828504.88" calcext:value-type="float">
            <text:p>1828504.88</text:p>
          </table:table-cell>
          <table:table-cell table:formula="of:=[.D1232]/1000" office:value-type="float" office:value="1828.50488" calcext:value-type="float">
            <text:p>1828.50488</text:p>
          </table:table-cell>
          <table:table-cell table:number-columns-repeated="4"/>
        </table:table-row>
        <table:table-row table:style-name="ro1">
          <table:table-cell office:value-type="float" office:value="2620493704" calcext:value-type="float">
            <text:p>2620493704</text:p>
          </table:table-cell>
          <table:table-cell office:value-type="float" office:value="5055" calcext:value-type="float">
            <text:p>5055</text:p>
          </table:table-cell>
          <table:table-cell office:value-type="float" office:value="2513.28" calcext:value-type="float">
            <text:p>2513.28</text:p>
          </table:table-cell>
          <table:table-cell office:value-type="float" office:value="1830609.21" calcext:value-type="float">
            <text:p>1830609.21</text:p>
          </table:table-cell>
          <table:table-cell table:formula="of:=[.D1233]/1000" office:value-type="float" office:value="1830.60921" calcext:value-type="float">
            <text:p>1830.60921</text:p>
          </table:table-cell>
          <table:table-cell table:number-columns-repeated="4"/>
        </table:table-row>
        <table:table-row table:style-name="ro1">
          <table:table-cell office:value-type="float" office:value="2620539346" calcext:value-type="float">
            <text:p>2620539346</text:p>
          </table:table-cell>
          <table:table-cell office:value-type="float" office:value="659" calcext:value-type="float">
            <text:p>659</text:p>
          </table:table-cell>
          <table:table-cell office:value-type="float" office:value="316.26" calcext:value-type="float">
            <text:p>316.26</text:p>
          </table:table-cell>
          <table:table-cell office:value-type="float" office:value="1827875.1" calcext:value-type="float">
            <text:p>1827875.1</text:p>
          </table:table-cell>
          <table:table-cell table:formula="of:=[.D1234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20802258" calcext:value-type="float">
            <text:p>2620802258</text:p>
          </table:table-cell>
          <table:table-cell office:value-type="float" office:value="3857" calcext:value-type="float">
            <text:p>3857</text:p>
          </table:table-cell>
          <table:table-cell office:value-type="float" office:value="1917.16" calcext:value-type="float">
            <text:p>1917.16</text:p>
          </table:table-cell>
          <table:table-cell office:value-type="float" office:value="1828808.94" calcext:value-type="float">
            <text:p>1828808.94</text:p>
          </table:table-cell>
          <table:table-cell table:formula="of:=[.D1235]/1000" office:value-type="float" office:value="1828.80894" calcext:value-type="float">
            <text:p>1828.80894</text:p>
          </table:table-cell>
          <table:table-cell table:number-columns-repeated="4"/>
        </table:table-row>
        <table:table-row table:style-name="ro1">
          <table:table-cell office:value-type="float" office:value="2620812391" calcext:value-type="float">
            <text:p>2620812391</text:p>
          </table:table-cell>
          <table:table-cell office:value-type="float" office:value="4653" calcext:value-type="float">
            <text:p>4653</text:p>
          </table:table-cell>
          <table:table-cell office:value-type="float" office:value="2310.99" calcext:value-type="float">
            <text:p>2310.99</text:p>
          </table:table-cell>
          <table:table-cell office:value-type="float" office:value="1832258.06" calcext:value-type="float">
            <text:p>1832258.06</text:p>
          </table:table-cell>
          <table:table-cell table:formula="of:=[.D1236]/1000" office:value-type="float" office:value="1832.25806" calcext:value-type="float">
            <text:p>1832.25806</text:p>
          </table:table-cell>
          <table:table-cell table:number-columns-repeated="4"/>
        </table:table-row>
        <table:table-row table:style-name="ro1">
          <table:table-cell office:value-type="float" office:value="2620982131" calcext:value-type="float">
            <text:p>2620982131</text:p>
          </table:table-cell>
          <table:table-cell office:value-type="float" office:value="1468" calcext:value-type="float">
            <text:p>1468</text:p>
          </table:table-cell>
          <table:table-cell office:value-type="float" office:value="849.92" calcext:value-type="float">
            <text:p>849.92</text:p>
          </table:table-cell>
          <table:table-cell office:value-type="float" office:value="1828727.4" calcext:value-type="float">
            <text:p>1828727.4</text:p>
          </table:table-cell>
          <table:table-cell table:formula="of:=[.D1237]/1000" office:value-type="float" office:value="1828.7274" calcext:value-type="float">
            <text:p>1828.7274</text:p>
          </table:table-cell>
          <table:table-cell table:number-columns-repeated="4"/>
        </table:table-row>
        <table:table-row table:style-name="ro1">
          <table:table-cell office:value-type="float" office:value="2621118368" calcext:value-type="float">
            <text:p>2621118368</text:p>
          </table:table-cell>
          <table:table-cell office:value-type="float" office:value="5101" calcext:value-type="float">
            <text:p>5101</text:p>
          </table:table-cell>
          <table:table-cell office:value-type="float" office:value="2541.31" calcext:value-type="float">
            <text:p>2541.31</text:p>
          </table:table-cell>
          <table:table-cell office:value-type="float" office:value="1829244.36" calcext:value-type="float">
            <text:p>1829244.36</text:p>
          </table:table-cell>
          <table:table-cell table:formula="of:=[.D1238]/1000" office:value-type="float" office:value="1829.24436" calcext:value-type="float">
            <text:p>1829.24436</text:p>
          </table:table-cell>
          <table:table-cell table:number-columns-repeated="4"/>
        </table:table-row>
        <table:table-row table:style-name="ro1">
          <table:table-cell office:value-type="float" office:value="2621128326" calcext:value-type="float">
            <text:p>2621128326</text:p>
          </table:table-cell>
          <table:table-cell office:value-type="float" office:value="2567" calcext:value-type="float">
            <text:p>2567</text:p>
          </table:table-cell>
          <table:table-cell office:value-type="float" office:value="1275.8" calcext:value-type="float">
            <text:p>1275.8</text:p>
          </table:table-cell>
          <table:table-cell office:value-type="float" office:value="1827768.01" calcext:value-type="float">
            <text:p>1827768.01</text:p>
          </table:table-cell>
          <table:table-cell table:formula="of:=[.D1239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621337441" calcext:value-type="float">
            <text:p>2621337441</text:p>
          </table:table-cell>
          <table:table-cell office:value-type="float" office:value="354" calcext:value-type="float">
            <text:p>354</text:p>
          </table:table-cell>
          <table:table-cell office:value-type="float" office:value="185.24" calcext:value-type="float">
            <text:p>185.24</text:p>
          </table:table-cell>
          <table:table-cell office:value-type="float" office:value="1831187.41" calcext:value-type="float">
            <text:p>1831187.41</text:p>
          </table:table-cell>
          <table:table-cell table:formula="of:=[.D1240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21451633" calcext:value-type="float">
            <text:p>2621451633</text:p>
          </table:table-cell>
          <table:table-cell office:value-type="float" office:value="2978" calcext:value-type="float">
            <text:p>2978</text:p>
          </table:table-cell>
          <table:table-cell office:value-type="float" office:value="1478.36" calcext:value-type="float">
            <text:p>1478.36</text:p>
          </table:table-cell>
          <table:table-cell office:value-type="float" office:value="1831033.32" calcext:value-type="float">
            <text:p>1831033.32</text:p>
          </table:table-cell>
          <table:table-cell table:formula="of:=[.D1241]/1000" office:value-type="float" office:value="1831.03332" calcext:value-type="float">
            <text:p>1831.03332</text:p>
          </table:table-cell>
          <table:table-cell table:number-columns-repeated="4"/>
        </table:table-row>
        <table:table-row table:style-name="ro1">
          <table:table-cell office:value-type="float" office:value="2621587858" calcext:value-type="float">
            <text:p>2621587858</text:p>
          </table:table-cell>
          <table:table-cell office:value-type="float" office:value="374" calcext:value-type="float">
            <text:p>374</text:p>
          </table:table-cell>
          <table:table-cell office:value-type="float" office:value="184.24" calcext:value-type="float">
            <text:p>184.24</text:p>
          </table:table-cell>
          <table:table-cell office:value-type="float" office:value="1832884.1" calcext:value-type="float">
            <text:p>1832884.1</text:p>
          </table:table-cell>
          <table:table-cell table:formula="of:=[.D124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21756871" calcext:value-type="float">
            <text:p>2621756871</text:p>
          </table:table-cell>
          <table:table-cell office:value-type="float" office:value="3445" calcext:value-type="float">
            <text:p>3445</text:p>
          </table:table-cell>
          <table:table-cell office:value-type="float" office:value="1707.65" calcext:value-type="float">
            <text:p>1707.65</text:p>
          </table:table-cell>
          <table:table-cell office:value-type="float" office:value="1827440.71" calcext:value-type="float">
            <text:p>1827440.71</text:p>
          </table:table-cell>
          <table:table-cell table:formula="of:=[.D1243]/1000" office:value-type="float" office:value="1827.44071" calcext:value-type="float">
            <text:p>1827.44071</text:p>
          </table:table-cell>
          <table:table-cell table:number-columns-repeated="4"/>
        </table:table-row>
        <table:table-row table:style-name="ro1">
          <table:table-cell office:value-type="float" office:value="2621767253" calcext:value-type="float">
            <text:p>2621767253</text:p>
          </table:table-cell>
          <table:table-cell office:value-type="float" office:value="4219" calcext:value-type="float">
            <text:p>4219</text:p>
          </table:table-cell>
          <table:table-cell office:value-type="float" office:value="2105.49" calcext:value-type="float">
            <text:p>2105.49</text:p>
          </table:table-cell>
          <table:table-cell office:value-type="float" office:value="1832423.45" calcext:value-type="float">
            <text:p>1832423.45</text:p>
          </table:table-cell>
          <table:table-cell table:formula="of:=[.D1244]/1000" office:value-type="float" office:value="1832.42345" calcext:value-type="float">
            <text:p>1832.42345</text:p>
          </table:table-cell>
          <table:table-cell table:number-columns-repeated="4"/>
        </table:table-row>
        <table:table-row table:style-name="ro1">
          <table:table-cell office:value-type="float" office:value="2621813212" calcext:value-type="float">
            <text:p>2621813212</text:p>
          </table:table-cell>
          <table:table-cell office:value-type="float" office:value="659" calcext:value-type="float">
            <text:p>659</text:p>
          </table:table-cell>
          <table:table-cell office:value-type="float" office:value="314.77" calcext:value-type="float">
            <text:p>314.77</text:p>
          </table:table-cell>
          <table:table-cell office:value-type="float" office:value="1829268.29" calcext:value-type="float">
            <text:p>1829268.29</text:p>
          </table:table-cell>
          <table:table-cell table:formula="of:=[.D1245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22078262" calcext:value-type="float">
            <text:p>2622078262</text:p>
          </table:table-cell>
          <table:table-cell office:value-type="float" office:value="3027" calcext:value-type="float">
            <text:p>3027</text:p>
          </table:table-cell>
          <table:table-cell office:value-type="float" office:value="1497.13" calcext:value-type="float">
            <text:p>1497.13</text:p>
          </table:table-cell>
          <table:table-cell office:value-type="float" office:value="1827814.57" calcext:value-type="float">
            <text:p>1827814.57</text:p>
          </table:table-cell>
          <table:table-cell table:formula="of:=[.D1246]/1000" office:value-type="float" office:value="1827.81457" calcext:value-type="float">
            <text:p>1827.81457</text:p>
          </table:table-cell>
          <table:table-cell table:number-columns-repeated="4"/>
        </table:table-row>
        <table:table-row table:style-name="ro1">
          <table:table-cell office:value-type="float" office:value="2622089737" calcext:value-type="float">
            <text:p>2622089737</text:p>
          </table:table-cell>
          <table:table-cell office:value-type="float" office:value="4637" calcext:value-type="float">
            <text:p>4637</text:p>
          </table:table-cell>
          <table:table-cell office:value-type="float" office:value="2311.11" calcext:value-type="float">
            <text:p>2311.11</text:p>
          </table:table-cell>
          <table:table-cell office:value-type="float" office:value="1831335.71" calcext:value-type="float">
            <text:p>1831335.71</text:p>
          </table:table-cell>
          <table:table-cell table:formula="of:=[.D1247]/1000" office:value-type="float" office:value="1831.33571" calcext:value-type="float">
            <text:p>1831.33571</text:p>
          </table:table-cell>
          <table:table-cell table:number-columns-repeated="4"/>
        </table:table-row>
        <table:table-row table:style-name="ro1">
          <table:table-cell office:value-type="float" office:value="2622259599" calcext:value-type="float">
            <text:p>2622259599</text:p>
          </table:table-cell>
          <table:table-cell office:value-type="float" office:value="1446" calcext:value-type="float">
            <text:p>1446</text:p>
          </table:table-cell>
          <table:table-cell office:value-type="float" office:value="815.32" calcext:value-type="float">
            <text:p>815.32</text:p>
          </table:table-cell>
          <table:table-cell office:value-type="float" office:value="1828888.12" calcext:value-type="float">
            <text:p>1828888.12</text:p>
          </table:table-cell>
          <table:table-cell table:formula="of:=[.D1248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622398005" calcext:value-type="float">
            <text:p>2622398005</text:p>
          </table:table-cell>
          <table:table-cell office:value-type="float" office:value="4276" calcext:value-type="float">
            <text:p>4276</text:p>
          </table:table-cell>
          <table:table-cell office:value-type="float" office:value="2129.84" calcext:value-type="float">
            <text:p>2129.84</text:p>
          </table:table-cell>
          <table:table-cell office:value-type="float" office:value="1827768.01" calcext:value-type="float">
            <text:p>1827768.01</text:p>
          </table:table-cell>
          <table:table-cell table:formula="of:=[.D1249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622410287" calcext:value-type="float">
            <text:p>2622410287</text:p>
          </table:table-cell>
          <table:table-cell office:value-type="float" office:value="3388" calcext:value-type="float">
            <text:p>3388</text:p>
          </table:table-cell>
          <table:table-cell office:value-type="float" office:value="1683.82" calcext:value-type="float">
            <text:p>1683.82</text:p>
          </table:table-cell>
          <table:table-cell office:value-type="float" office:value="1832151.3" calcext:value-type="float">
            <text:p>1832151.3</text:p>
          </table:table-cell>
          <table:table-cell table:formula="of:=[.D1250]/1000" office:value-type="float" office:value="1832.1513" calcext:value-type="float">
            <text:p>1832.1513</text:p>
          </table:table-cell>
          <table:table-cell table:number-columns-repeated="4"/>
        </table:table-row>
        <table:table-row table:style-name="ro1">
          <table:table-cell office:value-type="float" office:value="2622618261" calcext:value-type="float">
            <text:p>2622618261</text:p>
          </table:table-cell>
          <table:table-cell office:value-type="float" office:value="354" calcext:value-type="float">
            <text:p>354</text:p>
          </table:table-cell>
          <table:table-cell office:value-type="float" office:value="184.2" calcext:value-type="float">
            <text:p>184.2</text:p>
          </table:table-cell>
          <table:table-cell office:value-type="float" office:value="1831187.41" calcext:value-type="float">
            <text:p>1831187.41</text:p>
          </table:table-cell>
          <table:table-cell table:formula="of:=[.D1251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22735647" calcext:value-type="float">
            <text:p>2622735647</text:p>
          </table:table-cell>
          <table:table-cell office:value-type="float" office:value="2972" calcext:value-type="float">
            <text:p>2972</text:p>
          </table:table-cell>
          <table:table-cell office:value-type="float" office:value="1478.49" calcext:value-type="float">
            <text:p>1478.49</text:p>
          </table:table-cell>
          <table:table-cell office:value-type="float" office:value="1832884.1" calcext:value-type="float">
            <text:p>1832884.1</text:p>
          </table:table-cell>
          <table:table-cell table:formula="of:=[.D1252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22870937" calcext:value-type="float">
            <text:p>2622870937</text:p>
          </table:table-cell>
          <table:table-cell office:value-type="float" office:value="394" calcext:value-type="float">
            <text:p>394</text:p>
          </table:table-cell>
          <table:table-cell office:value-type="float" office:value="191.82" calcext:value-type="float">
            <text:p>191.82</text:p>
          </table:table-cell>
          <table:table-cell office:value-type="float" office:value="1832061.07" calcext:value-type="float">
            <text:p>1832061.07</text:p>
          </table:table-cell>
          <table:table-cell table:formula="of:=[.D1253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23041114" calcext:value-type="float">
            <text:p>2623041114</text:p>
          </table:table-cell>
          <table:table-cell office:value-type="float" office:value="3428" calcext:value-type="float">
            <text:p>3428</text:p>
          </table:table-cell>
          <table:table-cell office:value-type="float" office:value="1703.81" calcext:value-type="float">
            <text:p>1703.81</text:p>
          </table:table-cell>
          <table:table-cell office:value-type="float" office:value="1829178.34" calcext:value-type="float">
            <text:p>1829178.34</text:p>
          </table:table-cell>
          <table:table-cell table:formula="of:=[.D1254]/1000" office:value-type="float" office:value="1829.17834" calcext:value-type="float">
            <text:p>1829.17834</text:p>
          </table:table-cell>
          <table:table-cell table:number-columns-repeated="4"/>
        </table:table-row>
        <table:table-row table:style-name="ro1">
          <table:table-cell office:value-type="float" office:value="2623051589" calcext:value-type="float">
            <text:p>2623051589</text:p>
          </table:table-cell>
          <table:table-cell office:value-type="float" office:value="5069" calcext:value-type="float">
            <text:p>5069</text:p>
          </table:table-cell>
          <table:table-cell office:value-type="float" office:value="2520.8" calcext:value-type="float">
            <text:p>2520.8</text:p>
          </table:table-cell>
          <table:table-cell office:value-type="float" office:value="1832181.64" calcext:value-type="float">
            <text:p>1832181.64</text:p>
          </table:table-cell>
          <table:table-cell table:formula="of:=[.D1255]/1000" office:value-type="float" office:value="1832.18164" calcext:value-type="float">
            <text:p>1832.18164</text:p>
          </table:table-cell>
          <table:table-cell table:number-columns-repeated="4"/>
        </table:table-row>
        <table:table-row table:style-name="ro1">
          <table:table-cell office:value-type="float" office:value="2623097489" calcext:value-type="float">
            <text:p>2623097489</text:p>
          </table:table-cell>
          <table:table-cell office:value-type="float" office:value="659" calcext:value-type="float">
            <text:p>659</text:p>
          </table:table-cell>
          <table:table-cell office:value-type="float" office:value="317" calcext:value-type="float">
            <text:p>317</text:p>
          </table:table-cell>
          <table:table-cell office:value-type="float" office:value="1829268.29" calcext:value-type="float">
            <text:p>1829268.29</text:p>
          </table:table-cell>
          <table:table-cell table:formula="of:=[.D125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23360594" calcext:value-type="float">
            <text:p>2623360594</text:p>
          </table:table-cell>
          <table:table-cell office:value-type="float" office:value="3861" calcext:value-type="float">
            <text:p>3861</text:p>
          </table:table-cell>
          <table:table-cell office:value-type="float" office:value="1920.45" calcext:value-type="float">
            <text:p>1920.45</text:p>
          </table:table-cell>
          <table:table-cell office:value-type="float" office:value="1827384.82" calcext:value-type="float">
            <text:p>1827384.82</text:p>
          </table:table-cell>
          <table:table-cell table:formula="of:=[.D1257]/1000" office:value-type="float" office:value="1827.38482" calcext:value-type="float">
            <text:p>1827.38482</text:p>
          </table:table-cell>
          <table:table-cell table:number-columns-repeated="4"/>
        </table:table-row>
        <table:table-row table:style-name="ro1">
          <table:table-cell office:value-type="float" office:value="2623364811" calcext:value-type="float">
            <text:p>2623364811</text:p>
          </table:table-cell>
          <table:table-cell office:value-type="float" office:value="5470" calcext:value-type="float">
            <text:p>5470</text:p>
          </table:table-cell>
          <table:table-cell office:value-type="float" office:value="2722.87" calcext:value-type="float">
            <text:p>2722.87</text:p>
          </table:table-cell>
          <table:table-cell office:value-type="float" office:value="1830496.06" calcext:value-type="float">
            <text:p>1830496.06</text:p>
          </table:table-cell>
          <table:table-cell table:formula="of:=[.D1258]/1000" office:value-type="float" office:value="1830.49606" calcext:value-type="float">
            <text:p>1830.49606</text:p>
          </table:table-cell>
          <table:table-cell table:number-columns-repeated="4"/>
        </table:table-row>
        <table:table-row table:style-name="ro1">
          <table:table-cell office:value-type="float" office:value="2623534594" calcext:value-type="float">
            <text:p>2623534594</text:p>
          </table:table-cell>
          <table:table-cell office:value-type="float" office:value="1424" calcext:value-type="float">
            <text:p>1424</text:p>
          </table:table-cell>
          <table:table-cell office:value-type="float" office:value="796.5" calcext:value-type="float">
            <text:p>796.5</text:p>
          </table:table-cell>
          <table:table-cell office:value-type="float" office:value="1828410.69" calcext:value-type="float">
            <text:p>1828410.69</text:p>
          </table:table-cell>
          <table:table-cell table:formula="of:=[.D1259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23673095" calcext:value-type="float">
            <text:p>2623673095</text:p>
          </table:table-cell>
          <table:table-cell office:value-type="float" office:value="4276" calcext:value-type="float">
            <text:p>4276</text:p>
          </table:table-cell>
          <table:table-cell office:value-type="float" office:value="2129.03" calcext:value-type="float">
            <text:p>2129.03</text:p>
          </table:table-cell>
          <table:table-cell office:value-type="float" office:value="1827768.01" calcext:value-type="float">
            <text:p>1827768.01</text:p>
          </table:table-cell>
          <table:table-cell table:formula="of:=[.D1260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623683424" calcext:value-type="float">
            <text:p>2623683424</text:p>
          </table:table-cell>
          <table:table-cell office:value-type="float" office:value="2562" calcext:value-type="float">
            <text:p>2562</text:p>
          </table:table-cell>
          <table:table-cell office:value-type="float" office:value="1271.52" calcext:value-type="float">
            <text:p>1271.52</text:p>
          </table:table-cell>
          <table:table-cell office:value-type="float" office:value="1831344.16" calcext:value-type="float">
            <text:p>1831344.16</text:p>
          </table:table-cell>
          <table:table-cell table:formula="of:=[.D1261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623891691" calcext:value-type="float">
            <text:p>2623891691</text:p>
          </table:table-cell>
          <table:table-cell office:value-type="float" office:value="353" calcext:value-type="float">
            <text:p>353</text:p>
          </table:table-cell>
          <table:table-cell office:value-type="float" office:value="179.16" calcext:value-type="float">
            <text:p>179.16</text:p>
          </table:table-cell>
          <table:table-cell office:value-type="float" office:value="1833810.89" calcext:value-type="float">
            <text:p>1833810.89</text:p>
          </table:table-cell>
          <table:table-cell table:formula="of:=[.D1262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23993773" calcext:value-type="float">
            <text:p>2623993773</text:p>
          </table:table-cell>
          <table:table-cell office:value-type="float" office:value="5521" calcext:value-type="float">
            <text:p>5521</text:p>
          </table:table-cell>
          <table:table-cell office:value-type="float" office:value="2751.52" calcext:value-type="float">
            <text:p>2751.52</text:p>
          </table:table-cell>
          <table:table-cell office:value-type="float" office:value="1828571.43" calcext:value-type="float">
            <text:p>1828571.43</text:p>
          </table:table-cell>
          <table:table-cell table:formula="of:=[.D1263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24003790" calcext:value-type="float">
            <text:p>2624003790</text:p>
          </table:table-cell>
          <table:table-cell office:value-type="float" office:value="3811" calcext:value-type="float">
            <text:p>3811</text:p>
          </table:table-cell>
          <table:table-cell office:value-type="float" office:value="1901.42" calcext:value-type="float">
            <text:p>1901.42</text:p>
          </table:table-cell>
          <table:table-cell office:value-type="float" office:value="1829893.52" calcext:value-type="float">
            <text:p>1829893.52</text:p>
          </table:table-cell>
          <table:table-cell table:formula="of:=[.D1264]/1000" office:value-type="float" office:value="1829.89352" calcext:value-type="float">
            <text:p>1829.89352</text:p>
          </table:table-cell>
          <table:table-cell table:number-columns-repeated="4"/>
        </table:table-row>
        <table:table-row table:style-name="ro1">
          <table:table-cell office:value-type="float" office:value="2624141071" calcext:value-type="float">
            <text:p>2624141071</text:p>
          </table:table-cell>
          <table:table-cell office:value-type="float" office:value="375" calcext:value-type="float">
            <text:p>375</text:p>
          </table:table-cell>
          <table:table-cell office:value-type="float" office:value="180.98" calcext:value-type="float">
            <text:p>180.98</text:p>
          </table:table-cell>
          <table:table-cell office:value-type="float" office:value="1830417.23" calcext:value-type="float">
            <text:p>1830417.23</text:p>
          </table:table-cell>
          <table:table-cell table:formula="of:=[.D126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24313386" calcext:value-type="float">
            <text:p>2624313386</text:p>
          </table:table-cell>
          <table:table-cell office:value-type="float" office:value="2608" calcext:value-type="float">
            <text:p>2608</text:p>
          </table:table-cell>
          <table:table-cell office:value-type="float" office:value="1305.31" calcext:value-type="float">
            <text:p>1305.31</text:p>
          </table:table-cell>
          <table:table-cell office:value-type="float" office:value="1829362.03" calcext:value-type="float">
            <text:p>1829362.03</text:p>
          </table:table-cell>
          <table:table-cell table:formula="of:=[.D1266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24318021" calcext:value-type="float">
            <text:p>2624318021</text:p>
          </table:table-cell>
          <table:table-cell office:value-type="float" office:value="5053" calcext:value-type="float">
            <text:p>5053</text:p>
          </table:table-cell>
          <table:table-cell office:value-type="float" office:value="2515.47" calcext:value-type="float">
            <text:p>2515.47</text:p>
          </table:table-cell>
          <table:table-cell office:value-type="float" office:value="1830971.96" calcext:value-type="float">
            <text:p>1830971.96</text:p>
          </table:table-cell>
          <table:table-cell table:formula="of:=[.D1267]/1000" office:value-type="float" office:value="1830.97196" calcext:value-type="float">
            <text:p>1830.97196</text:p>
          </table:table-cell>
          <table:table-cell table:number-columns-repeated="4"/>
        </table:table-row>
        <table:table-row table:style-name="ro1">
          <table:table-cell office:value-type="float" office:value="2624364024" calcext:value-type="float">
            <text:p>2624364024</text:p>
          </table:table-cell>
          <table:table-cell office:value-type="float" office:value="658" calcext:value-type="float">
            <text:p>658</text:p>
          </table:table-cell>
          <table:table-cell office:value-type="float" office:value="320.64" calcext:value-type="float">
            <text:p>320.64</text:p>
          </table:table-cell>
          <table:table-cell office:value-type="float" office:value="1829268.29" calcext:value-type="float">
            <text:p>1829268.29</text:p>
          </table:table-cell>
          <table:table-cell table:formula="of:=[.D1268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24623149" calcext:value-type="float">
            <text:p>2624623149</text:p>
          </table:table-cell>
          <table:table-cell office:value-type="float" office:value="3855" calcext:value-type="float">
            <text:p>3855</text:p>
          </table:table-cell>
          <table:table-cell office:value-type="float" office:value="1925.22" calcext:value-type="float">
            <text:p>1925.22</text:p>
          </table:table-cell>
          <table:table-cell office:value-type="float" office:value="1829284.14" calcext:value-type="float">
            <text:p>1829284.14</text:p>
          </table:table-cell>
          <table:table-cell table:formula="of:=[.D1269]/1000" office:value-type="float" office:value="1829.28414" calcext:value-type="float">
            <text:p>1829.28414</text:p>
          </table:table-cell>
          <table:table-cell table:number-columns-repeated="4"/>
        </table:table-row>
        <table:table-row table:style-name="ro1">
          <table:table-cell office:value-type="float" office:value="2624632592" calcext:value-type="float">
            <text:p>2624632592</text:p>
          </table:table-cell>
          <table:table-cell office:value-type="float" office:value="4644" calcext:value-type="float">
            <text:p>4644</text:p>
          </table:table-cell>
          <table:table-cell office:value-type="float" office:value="2310.12" calcext:value-type="float">
            <text:p>2310.12</text:p>
          </table:table-cell>
          <table:table-cell office:value-type="float" office:value="1829163.07" calcext:value-type="float">
            <text:p>1829163.07</text:p>
          </table:table-cell>
          <table:table-cell table:formula="of:=[.D1270]/1000" office:value-type="float" office:value="1829.16307" calcext:value-type="float">
            <text:p>1829.16307</text:p>
          </table:table-cell>
          <table:table-cell table:number-columns-repeated="4"/>
        </table:table-row>
        <table:table-row table:style-name="ro1">
          <table:table-cell office:value-type="float" office:value="2624801687" calcext:value-type="float">
            <text:p>2624801687</text:p>
          </table:table-cell>
          <table:table-cell office:value-type="float" office:value="1359" calcext:value-type="float">
            <text:p>1359</text:p>
          </table:table-cell>
          <table:table-cell office:value-type="float" office:value="753.2" calcext:value-type="float">
            <text:p>753.2</text:p>
          </table:table-cell>
          <table:table-cell office:value-type="float" office:value="1828234.43" calcext:value-type="float">
            <text:p>1828234.43</text:p>
          </table:table-cell>
          <table:table-cell table:formula="of:=[.D1271]/1000" office:value-type="float" office:value="1828.23443" calcext:value-type="float">
            <text:p>1828.23443</text:p>
          </table:table-cell>
          <table:table-cell table:number-columns-repeated="4"/>
        </table:table-row>
        <table:table-row table:style-name="ro1">
          <table:table-cell office:value-type="float" office:value="2624940246" calcext:value-type="float">
            <text:p>2624940246</text:p>
          </table:table-cell>
          <table:table-cell office:value-type="float" office:value="4306" calcext:value-type="float">
            <text:p>4306</text:p>
          </table:table-cell>
          <table:table-cell office:value-type="float" office:value="2167" calcext:value-type="float">
            <text:p>2167</text:p>
          </table:table-cell>
          <table:table-cell office:value-type="float" office:value="1828679.16" calcext:value-type="float">
            <text:p>1828679.16</text:p>
          </table:table-cell>
          <table:table-cell table:formula="of:=[.D1272]/1000" office:value-type="float" office:value="1828.67916" calcext:value-type="float">
            <text:p>1828.67916</text:p>
          </table:table-cell>
          <table:table-cell table:number-columns-repeated="4"/>
        </table:table-row>
        <table:table-row table:style-name="ro1">
          <table:table-cell office:value-type="float" office:value="2624950641" calcext:value-type="float">
            <text:p>2624950641</text:p>
          </table:table-cell>
          <table:table-cell office:value-type="float" office:value="2564" calcext:value-type="float">
            <text:p>2564</text:p>
          </table:table-cell>
          <table:table-cell office:value-type="float" office:value="1270.29" calcext:value-type="float">
            <text:p>1270.29</text:p>
          </table:table-cell>
          <table:table-cell office:value-type="float" office:value="1830269.85" calcext:value-type="float">
            <text:p>1830269.85</text:p>
          </table:table-cell>
          <table:table-cell table:formula="of:=[.D1273]/1000" office:value-type="float" office:value="1830.26985" calcext:value-type="float">
            <text:p>1830.26985</text:p>
          </table:table-cell>
          <table:table-cell table:number-columns-repeated="4"/>
        </table:table-row>
        <table:table-row table:style-name="ro1">
          <table:table-cell office:value-type="float" office:value="2625158988" calcext:value-type="float">
            <text:p>2625158988</text:p>
          </table:table-cell>
          <table:table-cell office:value-type="float" office:value="373" calcext:value-type="float">
            <text:p>373</text:p>
          </table:table-cell>
          <table:table-cell office:value-type="float" office:value="187.47" calcext:value-type="float">
            <text:p>187.47</text:p>
          </table:table-cell>
          <table:table-cell office:value-type="float" office:value="1830417.23" calcext:value-type="float">
            <text:p>1830417.23</text:p>
          </table:table-cell>
          <table:table-cell table:formula="of:=[.D1274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25276608" calcext:value-type="float">
            <text:p>2625276608</text:p>
          </table:table-cell>
          <table:table-cell office:value-type="float" office:value="2975" calcext:value-type="float">
            <text:p>2975</text:p>
          </table:table-cell>
          <table:table-cell office:value-type="float" office:value="1479.84" calcext:value-type="float">
            <text:p>1479.84</text:p>
          </table:table-cell>
          <table:table-cell office:value-type="float" office:value="1832266.76" calcext:value-type="float">
            <text:p>1832266.76</text:p>
          </table:table-cell>
          <table:table-cell table:formula="of:=[.D1275]/1000" office:value-type="float" office:value="1832.26676" calcext:value-type="float">
            <text:p>1832.26676</text:p>
          </table:table-cell>
          <table:table-cell table:number-columns-repeated="4"/>
        </table:table-row>
        <table:table-row table:style-name="ro1">
          <table:table-cell office:value-type="float" office:value="2625413117" calcext:value-type="float">
            <text:p>2625413117</text:p>
          </table:table-cell>
          <table:table-cell office:value-type="float" office:value="374" calcext:value-type="float">
            <text:p>374</text:p>
          </table:table-cell>
          <table:table-cell office:value-type="float" office:value="186.07" calcext:value-type="float">
            <text:p>186.07</text:p>
          </table:table-cell>
          <table:table-cell office:value-type="float" office:value="1835357.62" calcext:value-type="float">
            <text:p>1835357.62</text:p>
          </table:table-cell>
          <table:table-cell table:formula="of:=[.D1276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25585553" calcext:value-type="float">
            <text:p>2625585553</text:p>
          </table:table-cell>
          <table:table-cell office:value-type="float" office:value="2628" calcext:value-type="float">
            <text:p>2628</text:p>
          </table:table-cell>
          <table:table-cell office:value-type="float" office:value="1294.64" calcext:value-type="float">
            <text:p>1294.64</text:p>
          </table:table-cell>
          <table:table-cell office:value-type="float" office:value="1829965.69" calcext:value-type="float">
            <text:p>1829965.69</text:p>
          </table:table-cell>
          <table:table-cell table:formula="of:=[.D1277]/1000" office:value-type="float" office:value="1829.96569" calcext:value-type="float">
            <text:p>1829.96569</text:p>
          </table:table-cell>
          <table:table-cell table:number-columns-repeated="4"/>
        </table:table-row>
        <table:table-row table:style-name="ro1">
          <table:table-cell office:value-type="float" office:value="2625596413" calcext:value-type="float">
            <text:p>2625596413</text:p>
          </table:table-cell>
          <table:table-cell office:value-type="float" office:value="5083" calcext:value-type="float">
            <text:p>5083</text:p>
          </table:table-cell>
          <table:table-cell office:value-type="float" office:value="2557.4" calcext:value-type="float">
            <text:p>2557.4</text:p>
          </table:table-cell>
          <table:table-cell office:value-type="float" office:value="1831574.76" calcext:value-type="float">
            <text:p>1831574.76</text:p>
          </table:table-cell>
          <table:table-cell table:formula="of:=[.D1278]/1000" office:value-type="float" office:value="1831.57476" calcext:value-type="float">
            <text:p>1831.57476</text:p>
          </table:table-cell>
          <table:table-cell table:number-columns-repeated="4"/>
        </table:table-row>
        <table:table-row table:style-name="ro1">
          <table:table-cell office:value-type="float" office:value="2625640447" calcext:value-type="float">
            <text:p>2625640447</text:p>
          </table:table-cell>
          <table:table-cell office:value-type="float" office:value="659" calcext:value-type="float">
            <text:p>659</text:p>
          </table:table-cell>
          <table:table-cell office:value-type="float" office:value="324.5" calcext:value-type="float">
            <text:p>324.5</text:p>
          </table:table-cell>
          <table:table-cell office:value-type="float" office:value="1827875.1" calcext:value-type="float">
            <text:p>1827875.1</text:p>
          </table:table-cell>
          <table:table-cell table:formula="of:=[.D1279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25903764" calcext:value-type="float">
            <text:p>2625903764</text:p>
          </table:table-cell>
          <table:table-cell office:value-type="float" office:value="3026" calcext:value-type="float">
            <text:p>3026</text:p>
          </table:table-cell>
          <table:table-cell office:value-type="float" office:value="1504.63" calcext:value-type="float">
            <text:p>1504.63</text:p>
          </table:table-cell>
          <table:table-cell office:value-type="float" office:value="1829025.84" calcext:value-type="float">
            <text:p>1829025.84</text:p>
          </table:table-cell>
          <table:table-cell table:formula="of:=[.D1280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625914500" calcext:value-type="float">
            <text:p>2625914500</text:p>
          </table:table-cell>
          <table:table-cell office:value-type="float" office:value="4637" calcext:value-type="float">
            <text:p>4637</text:p>
          </table:table-cell>
          <table:table-cell office:value-type="float" office:value="2306.02" calcext:value-type="float">
            <text:p>2306.02</text:p>
          </table:table-cell>
          <table:table-cell office:value-type="float" office:value="1831335.71" calcext:value-type="float">
            <text:p>1831335.71</text:p>
          </table:table-cell>
          <table:table-cell table:formula="of:=[.D1281]/1000" office:value-type="float" office:value="1831.33571" calcext:value-type="float">
            <text:p>1831.33571</text:p>
          </table:table-cell>
          <table:table-cell table:number-columns-repeated="4"/>
        </table:table-row>
        <table:table-row table:style-name="ro1">
          <table:table-cell office:value-type="float" office:value="2626082647" calcext:value-type="float">
            <text:p>2626082647</text:p>
          </table:table-cell>
          <table:table-cell office:value-type="float" office:value="1403" calcext:value-type="float">
            <text:p>1403</text:p>
          </table:table-cell>
          <table:table-cell office:value-type="float" office:value="786.74" calcext:value-type="float">
            <text:p>786.74</text:p>
          </table:table-cell>
          <table:table-cell office:value-type="float" office:value="1828571.43" calcext:value-type="float">
            <text:p>1828571.43</text:p>
          </table:table-cell>
          <table:table-cell table:formula="of:=[.D1282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26221340" calcext:value-type="float">
            <text:p>2626221340</text:p>
          </table:table-cell>
          <table:table-cell office:value-type="float" office:value="4278" calcext:value-type="float">
            <text:p>4278</text:p>
          </table:table-cell>
          <table:table-cell office:value-type="float" office:value="2124.53" calcext:value-type="float">
            <text:p>2124.53</text:p>
          </table:table-cell>
          <table:table-cell office:value-type="float" office:value="1827125.79" calcext:value-type="float">
            <text:p>1827125.79</text:p>
          </table:table-cell>
          <table:table-cell table:formula="of:=[.D1283]/1000" office:value-type="float" office:value="1827.12579" calcext:value-type="float">
            <text:p>1827.12579</text:p>
          </table:table-cell>
          <table:table-cell table:number-columns-repeated="4"/>
        </table:table-row>
        <table:table-row table:style-name="ro1">
          <table:table-cell office:value-type="float" office:value="2626231825" calcext:value-type="float">
            <text:p>2626231825</text:p>
          </table:table-cell>
          <table:table-cell office:value-type="float" office:value="2558" calcext:value-type="float">
            <text:p>2558</text:p>
          </table:table-cell>
          <table:table-cell office:value-type="float" office:value="1259.46" calcext:value-type="float">
            <text:p>1259.46</text:p>
          </table:table-cell>
          <table:table-cell office:value-type="float" office:value="1832778.54" calcext:value-type="float">
            <text:p>1832778.54</text:p>
          </table:table-cell>
          <table:table-cell table:formula="of:=[.D1284]/1000" office:value-type="float" office:value="1832.77854" calcext:value-type="float">
            <text:p>1832.77854</text:p>
          </table:table-cell>
          <table:table-cell table:number-columns-repeated="4"/>
        </table:table-row>
        <table:table-row table:style-name="ro1">
          <table:table-cell office:value-type="float" office:value="2626440250" calcext:value-type="float">
            <text:p>2626440250</text:p>
          </table:table-cell>
          <table:table-cell office:value-type="float" office:value="353" calcext:value-type="float">
            <text:p>353</text:p>
          </table:table-cell>
          <table:table-cell office:value-type="float" office:value="184.86" calcext:value-type="float">
            <text:p>184.86</text:p>
          </table:table-cell>
          <table:table-cell office:value-type="float" office:value="1833810.89" calcext:value-type="float">
            <text:p>1833810.89</text:p>
          </table:table-cell>
          <table:table-cell table:formula="of:=[.D1285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26541534" calcext:value-type="float">
            <text:p>2626541534</text:p>
          </table:table-cell>
          <table:table-cell office:value-type="float" office:value="5527" calcext:value-type="float">
            <text:p>5527</text:p>
          </table:table-cell>
          <table:table-cell office:value-type="float" office:value="2754.96" calcext:value-type="float">
            <text:p>2754.96</text:p>
          </table:table-cell>
          <table:table-cell office:value-type="float" office:value="1829279.4" calcext:value-type="float">
            <text:p>1829279.4</text:p>
          </table:table-cell>
          <table:table-cell table:formula="of:=[.D1286]/1000" office:value-type="float" office:value="1829.2794" calcext:value-type="float">
            <text:p>1829.2794</text:p>
          </table:table-cell>
          <table:table-cell table:number-columns-repeated="4"/>
        </table:table-row>
        <table:table-row table:style-name="ro1">
          <table:table-cell office:value-type="float" office:value="2626550729" calcext:value-type="float">
            <text:p>2626550729</text:p>
          </table:table-cell>
          <table:table-cell office:value-type="float" office:value="2980" calcext:value-type="float">
            <text:p>2980</text:p>
          </table:table-cell>
          <table:table-cell office:value-type="float" office:value="1480.22" calcext:value-type="float">
            <text:p>1480.22</text:p>
          </table:table-cell>
          <table:table-cell office:value-type="float" office:value="1829801.55" calcext:value-type="float">
            <text:p>1829801.55</text:p>
          </table:table-cell>
          <table:table-cell table:formula="of:=[.D1287]/1000" office:value-type="float" office:value="1829.80155" calcext:value-type="float">
            <text:p>1829.80155</text:p>
          </table:table-cell>
          <table:table-cell table:number-columns-repeated="4"/>
        </table:table-row>
        <table:table-row table:style-name="ro1">
          <table:table-cell office:value-type="float" office:value="2626688395" calcext:value-type="float">
            <text:p>2626688395</text:p>
          </table:table-cell>
          <table:table-cell office:value-type="float" office:value="374" calcext:value-type="float">
            <text:p>374</text:p>
          </table:table-cell>
          <table:table-cell office:value-type="float" office:value="177.5" calcext:value-type="float">
            <text:p>177.5</text:p>
          </table:table-cell>
          <table:table-cell office:value-type="float" office:value="1832884.1" calcext:value-type="float">
            <text:p>1832884.1</text:p>
          </table:table-cell>
          <table:table-cell table:formula="of:=[.D1288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26858881" calcext:value-type="float">
            <text:p>2626858881</text:p>
          </table:table-cell>
          <table:table-cell office:value-type="float" office:value="2610" calcext:value-type="float">
            <text:p>2610</text:p>
          </table:table-cell>
          <table:table-cell office:value-type="float" office:value="1299.28" calcext:value-type="float">
            <text:p>1299.28</text:p>
          </table:table-cell>
          <table:table-cell office:value-type="float" office:value="1829362.03" calcext:value-type="float">
            <text:p>1829362.03</text:p>
          </table:table-cell>
          <table:table-cell table:formula="of:=[.D1289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26869808" calcext:value-type="float">
            <text:p>2626869808</text:p>
          </table:table-cell>
          <table:table-cell office:value-type="float" office:value="5059" calcext:value-type="float">
            <text:p>5059</text:p>
          </table:table-cell>
          <table:table-cell office:value-type="float" office:value="2519.81" calcext:value-type="float">
            <text:p>2519.81</text:p>
          </table:table-cell>
          <table:table-cell office:value-type="float" office:value="1829340.72" calcext:value-type="float">
            <text:p>1829340.72</text:p>
          </table:table-cell>
          <table:table-cell table:formula="of:=[.D1290]/1000" office:value-type="float" office:value="1829.34072" calcext:value-type="float">
            <text:p>1829.34072</text:p>
          </table:table-cell>
          <table:table-cell table:number-columns-repeated="4"/>
        </table:table-row>
        <table:table-row table:style-name="ro1">
          <table:table-cell office:value-type="float" office:value="2626913989" calcext:value-type="float">
            <text:p>2626913989</text:p>
          </table:table-cell>
          <table:table-cell office:value-type="float" office:value="616" calcext:value-type="float">
            <text:p>616</text:p>
          </table:table-cell>
          <table:table-cell office:value-type="float" office:value="303.86" calcext:value-type="float">
            <text:p>303.86</text:p>
          </table:table-cell>
          <table:table-cell office:value-type="float" office:value="1830065.36" calcext:value-type="float">
            <text:p>1830065.36</text:p>
          </table:table-cell>
          <table:table-cell table:formula="of:=[.D1291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627177379" calcext:value-type="float">
            <text:p>2627177379</text:p>
          </table:table-cell>
          <table:table-cell office:value-type="float" office:value="3858" calcext:value-type="float">
            <text:p>3858</text:p>
          </table:table-cell>
          <table:table-cell office:value-type="float" office:value="1918.29" calcext:value-type="float">
            <text:p>1918.29</text:p>
          </table:table-cell>
          <table:table-cell office:value-type="float" office:value="1828571.43" calcext:value-type="float">
            <text:p>1828571.43</text:p>
          </table:table-cell>
          <table:table-cell table:formula="of:=[.D1292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27181296" calcext:value-type="float">
            <text:p>2627181296</text:p>
          </table:table-cell>
          <table:table-cell office:value-type="float" office:value="4220" calcext:value-type="float">
            <text:p>4220</text:p>
          </table:table-cell>
          <table:table-cell office:value-type="float" office:value="2097.87" calcext:value-type="float">
            <text:p>2097.87</text:p>
          </table:table-cell>
          <table:table-cell office:value-type="float" office:value="1832206" calcext:value-type="float">
            <text:p>1832206</text:p>
          </table:table-cell>
          <table:table-cell table:formula="of:=[.D1293]/1000" office:value-type="float" office:value="1832.206" calcext:value-type="float">
            <text:p>1832.206</text:p>
          </table:table-cell>
          <table:table-cell table:number-columns-repeated="4"/>
        </table:table-row>
        <table:table-row table:style-name="ro1">
          <table:table-cell office:value-type="float" office:value="2627351171" calcext:value-type="float">
            <text:p>2627351171</text:p>
          </table:table-cell>
          <table:table-cell office:value-type="float" office:value="1424" calcext:value-type="float">
            <text:p>1424</text:p>
          </table:table-cell>
          <table:table-cell office:value-type="float" office:value="783.97" calcext:value-type="float">
            <text:p>783.97</text:p>
          </table:table-cell>
          <table:table-cell office:value-type="float" office:value="1829053.82" calcext:value-type="float">
            <text:p>1829053.82</text:p>
          </table:table-cell>
          <table:table-cell table:formula="of:=[.D1294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27488970" calcext:value-type="float">
            <text:p>2627488970</text:p>
          </table:table-cell>
          <table:table-cell office:value-type="float" office:value="4275" calcext:value-type="float">
            <text:p>4275</text:p>
          </table:table-cell>
          <table:table-cell office:value-type="float" office:value="2133.53" calcext:value-type="float">
            <text:p>2133.53</text:p>
          </table:table-cell>
          <table:table-cell office:value-type="float" office:value="1828196.41" calcext:value-type="float">
            <text:p>1828196.41</text:p>
          </table:table-cell>
          <table:table-cell table:formula="of:=[.D1295]/1000" office:value-type="float" office:value="1828.19641" calcext:value-type="float">
            <text:p>1828.19641</text:p>
          </table:table-cell>
          <table:table-cell table:number-columns-repeated="4"/>
        </table:table-row>
        <table:table-row table:style-name="ro1">
          <table:table-cell office:value-type="float" office:value="2627498499" calcext:value-type="float">
            <text:p>2627498499</text:p>
          </table:table-cell>
          <table:table-cell office:value-type="float" office:value="3391" calcext:value-type="float">
            <text:p>3391</text:p>
          </table:table-cell>
          <table:table-cell office:value-type="float" office:value="1693.17" calcext:value-type="float">
            <text:p>1693.17</text:p>
          </table:table-cell>
          <table:table-cell office:value-type="float" office:value="1831880.63" calcext:value-type="float">
            <text:p>1831880.63</text:p>
          </table:table-cell>
          <table:table-cell table:formula="of:=[.D1296]/1000" office:value-type="float" office:value="1831.88063" calcext:value-type="float">
            <text:p>1831.88063</text:p>
          </table:table-cell>
          <table:table-cell table:number-columns-repeated="4"/>
        </table:table-row>
        <table:table-row table:style-name="ro1">
          <table:table-cell office:value-type="float" office:value="2627706798" calcext:value-type="float">
            <text:p>2627706798</text:p>
          </table:table-cell>
          <table:table-cell office:value-type="float" office:value="352" calcext:value-type="float">
            <text:p>352</text:p>
          </table:table-cell>
          <table:table-cell office:value-type="float" office:value="181.02" calcext:value-type="float">
            <text:p>181.02</text:p>
          </table:table-cell>
          <table:table-cell office:value-type="float" office:value="1833810.89" calcext:value-type="float">
            <text:p>1833810.89</text:p>
          </table:table-cell>
          <table:table-cell table:formula="of:=[.D1297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27808171" calcext:value-type="float">
            <text:p>2627808171</text:p>
          </table:table-cell>
          <table:table-cell office:value-type="float" office:value="4693" calcext:value-type="float">
            <text:p>4693</text:p>
          </table:table-cell>
          <table:table-cell office:value-type="float" office:value="2337.96" calcext:value-type="float">
            <text:p>2337.96</text:p>
          </table:table-cell>
          <table:table-cell office:value-type="float" office:value="1827497.87" calcext:value-type="float">
            <text:p>1827497.87</text:p>
          </table:table-cell>
          <table:table-cell table:formula="of:=[.D1298]/1000" office:value-type="float" office:value="1827.49787" calcext:value-type="float">
            <text:p>1827.49787</text:p>
          </table:table-cell>
          <table:table-cell table:number-columns-repeated="4"/>
        </table:table-row>
        <table:table-row table:style-name="ro1">
          <table:table-cell office:value-type="float" office:value="2627817679" calcext:value-type="float">
            <text:p>2627817679</text:p>
          </table:table-cell>
          <table:table-cell office:value-type="float" office:value="3003" calcext:value-type="float">
            <text:p>3003</text:p>
          </table:table-cell>
          <table:table-cell office:value-type="float" office:value="1495.42" calcext:value-type="float">
            <text:p>1495.42</text:p>
          </table:table-cell>
          <table:table-cell office:value-type="float" office:value="1828800.27" calcext:value-type="float">
            <text:p>1828800.27</text:p>
          </table:table-cell>
          <table:table-cell table:formula="of:=[.D1299]/1000" office:value-type="float" office:value="1828.80027" calcext:value-type="float">
            <text:p>1828.80027</text:p>
          </table:table-cell>
          <table:table-cell table:number-columns-repeated="4"/>
        </table:table-row>
        <table:table-row table:style-name="ro1">
          <table:table-cell office:value-type="float" office:value="2627955474" calcext:value-type="float">
            <text:p>2627955474</text:p>
          </table:table-cell>
          <table:table-cell office:value-type="float" office:value="375" calcext:value-type="float">
            <text:p>375</text:p>
          </table:table-cell>
          <table:table-cell office:value-type="float" office:value="177.91" calcext:value-type="float">
            <text:p>177.91</text:p>
          </table:table-cell>
          <table:table-cell office:value-type="float" office:value="1832884.1" calcext:value-type="float">
            <text:p>1832884.1</text:p>
          </table:table-cell>
          <table:table-cell table:formula="of:=[.D130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28127116" calcext:value-type="float">
            <text:p>2628127116</text:p>
          </table:table-cell>
          <table:table-cell office:value-type="float" office:value="3461" calcext:value-type="float">
            <text:p>3461</text:p>
          </table:table-cell>
          <table:table-cell office:value-type="float" office:value="1719.68" calcext:value-type="float">
            <text:p>1719.68</text:p>
          </table:table-cell>
          <table:table-cell office:value-type="float" office:value="1829233" calcext:value-type="float">
            <text:p>1829233</text:p>
          </table:table-cell>
          <table:table-cell table:formula="of:=[.D1301]/1000" office:value-type="float" office:value="1829.233" calcext:value-type="float">
            <text:p>1829.233</text:p>
          </table:table-cell>
          <table:table-cell table:number-columns-repeated="4"/>
        </table:table-row>
        <table:table-row table:style-name="ro1">
          <table:table-cell office:value-type="float" office:value="2628136931" calcext:value-type="float">
            <text:p>2628136931</text:p>
          </table:table-cell>
          <table:table-cell office:value-type="float" office:value="4227" calcext:value-type="float">
            <text:p>4227</text:p>
          </table:table-cell>
          <table:table-cell office:value-type="float" office:value="2092.09" calcext:value-type="float">
            <text:p>2092.09</text:p>
          </table:table-cell>
          <table:table-cell office:value-type="float" office:value="1829600.66" calcext:value-type="float">
            <text:p>1829600.66</text:p>
          </table:table-cell>
          <table:table-cell table:formula="of:=[.D1302]/1000" office:value-type="float" office:value="1829.60066" calcext:value-type="float">
            <text:p>1829.60066</text:p>
          </table:table-cell>
          <table:table-cell table:number-columns-repeated="4"/>
        </table:table-row>
        <table:table-row table:style-name="ro1">
          <table:table-cell office:value-type="float" office:value="2628183452" calcext:value-type="float">
            <text:p>2628183452</text:p>
          </table:table-cell>
          <table:table-cell office:value-type="float" office:value="659" calcext:value-type="float">
            <text:p>659</text:p>
          </table:table-cell>
          <table:table-cell office:value-type="float" office:value="320.92" calcext:value-type="float">
            <text:p>320.92</text:p>
          </table:table-cell>
          <table:table-cell office:value-type="float" office:value="1829268.29" calcext:value-type="float">
            <text:p>1829268.29</text:p>
          </table:table-cell>
          <table:table-cell table:formula="of:=[.D1303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28445966" calcext:value-type="float">
            <text:p>2628445966</text:p>
          </table:table-cell>
          <table:table-cell office:value-type="float" office:value="3026" calcext:value-type="float">
            <text:p>3026</text:p>
          </table:table-cell>
          <table:table-cell office:value-type="float" office:value="1512.8" calcext:value-type="float">
            <text:p>1512.8</text:p>
          </table:table-cell>
          <table:table-cell office:value-type="float" office:value="1829025.84" calcext:value-type="float">
            <text:p>1829025.84</text:p>
          </table:table-cell>
          <table:table-cell table:formula="of:=[.D1304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628456924" calcext:value-type="float">
            <text:p>2628456924</text:p>
          </table:table-cell>
          <table:table-cell office:value-type="float" office:value="4636" calcext:value-type="float">
            <text:p>4636</text:p>
          </table:table-cell>
          <table:table-cell office:value-type="float" office:value="2307.36" calcext:value-type="float">
            <text:p>2307.36</text:p>
          </table:table-cell>
          <table:table-cell office:value-type="float" office:value="1831731.29" calcext:value-type="float">
            <text:p>1831731.29</text:p>
          </table:table-cell>
          <table:table-cell table:formula="of:=[.D1305]/1000" office:value-type="float" office:value="1831.73129" calcext:value-type="float">
            <text:p>1831.73129</text:p>
          </table:table-cell>
          <table:table-cell table:number-columns-repeated="4"/>
        </table:table-row>
        <table:table-row table:style-name="ro1">
          <table:table-cell office:value-type="float" office:value="2628626362" calcext:value-type="float">
            <text:p>2628626362</text:p>
          </table:table-cell>
          <table:table-cell office:value-type="float" office:value="1379" calcext:value-type="float">
            <text:p>1379</text:p>
          </table:table-cell>
          <table:table-cell office:value-type="float" office:value="756.89" calcext:value-type="float">
            <text:p>756.89</text:p>
          </table:table-cell>
          <table:table-cell office:value-type="float" office:value="1828737.3" calcext:value-type="float">
            <text:p>1828737.3</text:p>
          </table:table-cell>
          <table:table-cell table:formula="of:=[.D1306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628764240" calcext:value-type="float">
            <text:p>2628764240</text:p>
          </table:table-cell>
          <table:table-cell office:value-type="float" office:value="4278" calcext:value-type="float">
            <text:p>4278</text:p>
          </table:table-cell>
          <table:table-cell office:value-type="float" office:value="2119.32" calcext:value-type="float">
            <text:p>2119.32</text:p>
          </table:table-cell>
          <table:table-cell office:value-type="float" office:value="1826697.89" calcext:value-type="float">
            <text:p>1826697.89</text:p>
          </table:table-cell>
          <table:table-cell table:formula="of:=[.D1307]/1000" office:value-type="float" office:value="1826.69789" calcext:value-type="float">
            <text:p>1826.69789</text:p>
          </table:table-cell>
          <table:table-cell table:number-columns-repeated="4"/>
        </table:table-row>
        <table:table-row table:style-name="ro1">
          <table:table-cell office:value-type="float" office:value="2628773879" calcext:value-type="float">
            <text:p>2628773879</text:p>
          </table:table-cell>
          <table:table-cell office:value-type="float" office:value="3392" calcext:value-type="float">
            <text:p>3392</text:p>
          </table:table-cell>
          <table:table-cell office:value-type="float" office:value="1692.96" calcext:value-type="float">
            <text:p>1692.96</text:p>
          </table:table-cell>
          <table:table-cell office:value-type="float" office:value="1831610.04" calcext:value-type="float">
            <text:p>1831610.04</text:p>
          </table:table-cell>
          <table:table-cell table:formula="of:=[.D1308]/1000" office:value-type="float" office:value="1831.61004" calcext:value-type="float">
            <text:p>1831.61004</text:p>
          </table:table-cell>
          <table:table-cell table:number-columns-repeated="4"/>
        </table:table-row>
        <table:table-row table:style-name="ro1">
          <table:table-cell office:value-type="float" office:value="2628982252" calcext:value-type="float">
            <text:p>2628982252</text:p>
          </table:table-cell>
          <table:table-cell office:value-type="float" office:value="374" calcext:value-type="float">
            <text:p>374</text:p>
          </table:table-cell>
          <table:table-cell office:value-type="float" office:value="200.06" calcext:value-type="float">
            <text:p>200.06</text:p>
          </table:table-cell>
          <table:table-cell office:value-type="float" office:value="1830417.23" calcext:value-type="float">
            <text:p>1830417.23</text:p>
          </table:table-cell>
          <table:table-cell table:formula="of:=[.D130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29100165" calcext:value-type="float">
            <text:p>2629100165</text:p>
          </table:table-cell>
          <table:table-cell office:value-type="float" office:value="3802" calcext:value-type="float">
            <text:p>3802</text:p>
          </table:table-cell>
          <table:table-cell office:value-type="float" office:value="1898.98" calcext:value-type="float">
            <text:p>1898.98</text:p>
          </table:table-cell>
          <table:table-cell office:value-type="float" office:value="1832543.44" calcext:value-type="float">
            <text:p>1832543.44</text:p>
          </table:table-cell>
          <table:table-cell table:formula="of:=[.D1310]/1000" office:value-type="float" office:value="1832.54344" calcext:value-type="float">
            <text:p>1832.54344</text:p>
          </table:table-cell>
          <table:table-cell table:number-columns-repeated="4"/>
        </table:table-row>
        <table:table-row table:style-name="ro1">
          <table:table-cell office:value-type="float" office:value="2629235775" calcext:value-type="float">
            <text:p>2629235775</text:p>
          </table:table-cell>
          <table:table-cell office:value-type="float" office:value="374" calcext:value-type="float">
            <text:p>374</text:p>
          </table:table-cell>
          <table:table-cell office:value-type="float" office:value="192.2" calcext:value-type="float">
            <text:p>192.2</text:p>
          </table:table-cell>
          <table:table-cell office:value-type="float" office:value="1832884.1" calcext:value-type="float">
            <text:p>1832884.1</text:p>
          </table:table-cell>
          <table:table-cell table:formula="of:=[.D131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29407491" calcext:value-type="float">
            <text:p>2629407491</text:p>
          </table:table-cell>
          <table:table-cell office:value-type="float" office:value="3427" calcext:value-type="float">
            <text:p>3427</text:p>
          </table:table-cell>
          <table:table-cell office:value-type="float" office:value="1707.19" calcext:value-type="float">
            <text:p>1707.19</text:p>
          </table:table-cell>
          <table:table-cell office:value-type="float" office:value="1826430.56" calcext:value-type="float">
            <text:p>1826430.56</text:p>
          </table:table-cell>
          <table:table-cell table:formula="of:=[.D1312]/1000" office:value-type="float" office:value="1826.43056" calcext:value-type="float">
            <text:p>1826.43056</text:p>
          </table:table-cell>
          <table:table-cell table:number-columns-repeated="4"/>
        </table:table-row>
        <table:table-row table:style-name="ro1">
          <table:table-cell office:value-type="float" office:value="2629418351" calcext:value-type="float">
            <text:p>2629418351</text:p>
          </table:table-cell>
          <table:table-cell office:value-type="float" office:value="5056" calcext:value-type="float">
            <text:p>5056</text:p>
          </table:table-cell>
          <table:table-cell office:value-type="float" office:value="2518.64" calcext:value-type="float">
            <text:p>2518.64</text:p>
          </table:table-cell>
          <table:table-cell office:value-type="float" office:value="1830065.36" calcext:value-type="float">
            <text:p>1830065.36</text:p>
          </table:table-cell>
          <table:table-cell table:formula="of:=[.D1313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629463736" calcext:value-type="float">
            <text:p>2629463736</text:p>
          </table:table-cell>
          <table:table-cell office:value-type="float" office:value="639" calcext:value-type="float">
            <text:p>639</text:p>
          </table:table-cell>
          <table:table-cell office:value-type="float" office:value="313.88" calcext:value-type="float">
            <text:p>313.88</text:p>
          </table:table-cell>
          <table:table-cell office:value-type="float" office:value="1826771.65" calcext:value-type="float">
            <text:p>1826771.65</text:p>
          </table:table-cell>
          <table:table-cell table:formula="of:=[.D1314]/1000" office:value-type="float" office:value="1826.77165" calcext:value-type="float">
            <text:p>1826.77165</text:p>
          </table:table-cell>
          <table:table-cell table:number-columns-repeated="4"/>
        </table:table-row>
        <table:table-row table:style-name="ro1">
          <table:table-cell office:value-type="float" office:value="2629726318" calcext:value-type="float">
            <text:p>2629726318</text:p>
          </table:table-cell>
          <table:table-cell office:value-type="float" office:value="3855" calcext:value-type="float">
            <text:p>3855</text:p>
          </table:table-cell>
          <table:table-cell office:value-type="float" office:value="1925.72" calcext:value-type="float">
            <text:p>1925.72</text:p>
          </table:table-cell>
          <table:table-cell office:value-type="float" office:value="1829284.14" calcext:value-type="float">
            <text:p>1829284.14</text:p>
          </table:table-cell>
          <table:table-cell table:formula="of:=[.D1315]/1000" office:value-type="float" office:value="1829.28414" calcext:value-type="float">
            <text:p>1829.28414</text:p>
          </table:table-cell>
          <table:table-cell table:number-columns-repeated="4"/>
        </table:table-row>
        <table:table-row table:style-name="ro1">
          <table:table-cell office:value-type="float" office:value="2629737156" calcext:value-type="float">
            <text:p>2629737156</text:p>
          </table:table-cell>
          <table:table-cell office:value-type="float" office:value="5468" calcext:value-type="float">
            <text:p>5468</text:p>
          </table:table-cell>
          <table:table-cell office:value-type="float" office:value="2722.24" calcext:value-type="float">
            <text:p>2722.24</text:p>
          </table:table-cell>
          <table:table-cell office:value-type="float" office:value="1831501.83" calcext:value-type="float">
            <text:p>1831501.83</text:p>
          </table:table-cell>
          <table:table-cell table:formula="of:=[.D1316]/1000" office:value-type="float" office:value="1831.50183" calcext:value-type="float">
            <text:p>1831.50183</text:p>
          </table:table-cell>
          <table:table-cell table:number-columns-repeated="4"/>
        </table:table-row>
        <table:table-row table:style-name="ro1">
          <table:table-cell office:value-type="float" office:value="2629906398" calcext:value-type="float">
            <text:p>2629906398</text:p>
          </table:table-cell>
          <table:table-cell office:value-type="float" office:value="1467" calcext:value-type="float">
            <text:p>1467</text:p>
          </table:table-cell>
          <table:table-cell office:value-type="float" office:value="833.81" calcext:value-type="float">
            <text:p>833.81</text:p>
          </table:table-cell>
          <table:table-cell office:value-type="float" office:value="1828410.69" calcext:value-type="float">
            <text:p>1828410.69</text:p>
          </table:table-cell>
          <table:table-cell table:formula="of:=[.D1317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30044446" calcext:value-type="float">
            <text:p>2630044446</text:p>
          </table:table-cell>
          <table:table-cell office:value-type="float" office:value="5105" calcext:value-type="float">
            <text:p>5105</text:p>
          </table:table-cell>
          <table:table-cell office:value-type="float" office:value="2544.86" calcext:value-type="float">
            <text:p>2544.86</text:p>
          </table:table-cell>
          <table:table-cell office:value-type="float" office:value="1828705.97" calcext:value-type="float">
            <text:p>1828705.97</text:p>
          </table:table-cell>
          <table:table-cell table:formula="of:=[.D1318]/1000" office:value-type="float" office:value="1828.70597" calcext:value-type="float">
            <text:p>1828.70597</text:p>
          </table:table-cell>
          <table:table-cell table:number-columns-repeated="4"/>
        </table:table-row>
        <table:table-row table:style-name="ro1">
          <table:table-cell office:value-type="float" office:value="2630053959" calcext:value-type="float">
            <text:p>2630053959</text:p>
          </table:table-cell>
          <table:table-cell office:value-type="float" office:value="2558" calcext:value-type="float">
            <text:p>2558</text:p>
          </table:table-cell>
          <table:table-cell office:value-type="float" office:value="1273.4" calcext:value-type="float">
            <text:p>1273.4</text:p>
          </table:table-cell>
          <table:table-cell office:value-type="float" office:value="1832778.54" calcext:value-type="float">
            <text:p>1832778.54</text:p>
          </table:table-cell>
          <table:table-cell table:formula="of:=[.D1319]/1000" office:value-type="float" office:value="1832.77854" calcext:value-type="float">
            <text:p>1832.77854</text:p>
          </table:table-cell>
          <table:table-cell table:number-columns-repeated="4"/>
        </table:table-row>
        <table:table-row table:style-name="ro1">
          <table:table-cell office:value-type="float" office:value="2630262620" calcext:value-type="float">
            <text:p>2630262620</text:p>
          </table:table-cell>
          <table:table-cell office:value-type="float" office:value="374" calcext:value-type="float">
            <text:p>374</text:p>
          </table:table-cell>
          <table:table-cell office:value-type="float" office:value="196.68" calcext:value-type="float">
            <text:p>196.68</text:p>
          </table:table-cell>
          <table:table-cell office:value-type="float" office:value="1832884.1" calcext:value-type="float">
            <text:p>1832884.1</text:p>
          </table:table-cell>
          <table:table-cell table:formula="of:=[.D132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30364244" calcext:value-type="float">
            <text:p>2630364244</text:p>
          </table:table-cell>
          <table:table-cell office:value-type="float" office:value="4689" calcext:value-type="float">
            <text:p>4689</text:p>
          </table:table-cell>
          <table:table-cell office:value-type="float" office:value="2341.93" calcext:value-type="float">
            <text:p>2341.93</text:p>
          </table:table-cell>
          <table:table-cell office:value-type="float" office:value="1828864.44" calcext:value-type="float">
            <text:p>1828864.44</text:p>
          </table:table-cell>
          <table:table-cell table:formula="of:=[.D1321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630373936" calcext:value-type="float">
            <text:p>2630373936</text:p>
          </table:table-cell>
          <table:table-cell office:value-type="float" office:value="2955" calcext:value-type="float">
            <text:p>2955</text:p>
          </table:table-cell>
          <table:table-cell office:value-type="float" office:value="1470.43" calcext:value-type="float">
            <text:p>1470.43</text:p>
          </table:table-cell>
          <table:table-cell office:value-type="float" office:value="1831750.34" calcext:value-type="float">
            <text:p>1831750.34</text:p>
          </table:table-cell>
          <table:table-cell table:formula="of:=[.D1322]/1000" office:value-type="float" office:value="1831.75034" calcext:value-type="float">
            <text:p>1831.75034</text:p>
          </table:table-cell>
          <table:table-cell table:number-columns-repeated="4"/>
        </table:table-row>
        <table:table-row table:style-name="ro1">
          <table:table-cell office:value-type="float" office:value="2630511864" calcext:value-type="float">
            <text:p>2630511864</text:p>
          </table:table-cell>
          <table:table-cell office:value-type="float" office:value="375" calcext:value-type="float">
            <text:p>375</text:p>
          </table:table-cell>
          <table:table-cell office:value-type="float" office:value="189.63" calcext:value-type="float">
            <text:p>189.63</text:p>
          </table:table-cell>
          <table:table-cell office:value-type="float" office:value="1832884.1" calcext:value-type="float">
            <text:p>1832884.1</text:p>
          </table:table-cell>
          <table:table-cell table:formula="of:=[.D1323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30681627" calcext:value-type="float">
            <text:p>2630681627</text:p>
          </table:table-cell>
          <table:table-cell office:value-type="float" office:value="2626" calcext:value-type="float">
            <text:p>2626</text:p>
          </table:table-cell>
          <table:table-cell office:value-type="float" office:value="1304.97" calcext:value-type="float">
            <text:p>1304.97</text:p>
          </table:table-cell>
          <table:table-cell office:value-type="float" office:value="1829616.92" calcext:value-type="float">
            <text:p>1829616.92</text:p>
          </table:table-cell>
          <table:table-cell table:formula="of:=[.D1324]/1000" office:value-type="float" office:value="1829.61692" calcext:value-type="float">
            <text:p>1829.61692</text:p>
          </table:table-cell>
          <table:table-cell table:number-columns-repeated="4"/>
        </table:table-row>
        <table:table-row table:style-name="ro1">
          <table:table-cell office:value-type="float" office:value="2630692810" calcext:value-type="float">
            <text:p>2630692810</text:p>
          </table:table-cell>
          <table:table-cell office:value-type="float" office:value="4225" calcext:value-type="float">
            <text:p>4225</text:p>
          </table:table-cell>
          <table:table-cell office:value-type="float" office:value="2104.77" calcext:value-type="float">
            <text:p>2104.77</text:p>
          </table:table-cell>
          <table:table-cell office:value-type="float" office:value="1830251.3" calcext:value-type="float">
            <text:p>1830251.3</text:p>
          </table:table-cell>
          <table:table-cell table:formula="of:=[.D1325]/1000" office:value-type="float" office:value="1830.2513" calcext:value-type="float">
            <text:p>1830.2513</text:p>
          </table:table-cell>
          <table:table-cell table:number-columns-repeated="4"/>
        </table:table-row>
        <table:table-row table:style-name="ro1">
          <table:table-cell office:value-type="float" office:value="2630738472" calcext:value-type="float">
            <text:p>2630738472</text:p>
          </table:table-cell>
          <table:table-cell office:value-type="float" office:value="658" calcext:value-type="float">
            <text:p>658</text:p>
          </table:table-cell>
          <table:table-cell office:value-type="float" office:value="331.45" calcext:value-type="float">
            <text:p>331.45</text:p>
          </table:table-cell>
          <table:table-cell office:value-type="float" office:value="1829268.29" calcext:value-type="float">
            <text:p>1829268.29</text:p>
          </table:table-cell>
          <table:table-cell table:formula="of:=[.D132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31001211" calcext:value-type="float">
            <text:p>2631001211</text:p>
          </table:table-cell>
          <table:table-cell office:value-type="float" office:value="3860" calcext:value-type="float">
            <text:p>3860</text:p>
          </table:table-cell>
          <table:table-cell office:value-type="float" office:value="1912.61" calcext:value-type="float">
            <text:p>1912.61</text:p>
          </table:table-cell>
          <table:table-cell office:value-type="float" office:value="1827622.01" calcext:value-type="float">
            <text:p>1827622.01</text:p>
          </table:table-cell>
          <table:table-cell table:formula="of:=[.D1327]/1000" office:value-type="float" office:value="1827.62201" calcext:value-type="float">
            <text:p>1827.62201</text:p>
          </table:table-cell>
          <table:table-cell table:number-columns-repeated="4"/>
        </table:table-row>
        <table:table-row table:style-name="ro1">
          <table:table-cell office:value-type="float" office:value="2631005128" calcext:value-type="float">
            <text:p>2631005128</text:p>
          </table:table-cell>
          <table:table-cell office:value-type="float" office:value="4500" calcext:value-type="float">
            <text:p>4500</text:p>
          </table:table-cell>
          <table:table-cell office:value-type="float" office:value="2241.79" calcext:value-type="float">
            <text:p>2241.79</text:p>
          </table:table-cell>
          <table:table-cell office:value-type="float" office:value="1832944.06" calcext:value-type="float">
            <text:p>1832944.06</text:p>
          </table:table-cell>
          <table:table-cell table:formula="of:=[.D1328]/1000" office:value-type="float" office:value="1832.94406" calcext:value-type="float">
            <text:p>1832.94406</text:p>
          </table:table-cell>
          <table:table-cell table:number-columns-repeated="4"/>
        </table:table-row>
        <table:table-row table:style-name="ro1">
          <table:table-cell office:value-type="float" office:value="2631174593" calcext:value-type="float">
            <text:p>2631174593</text:p>
          </table:table-cell>
          <table:table-cell office:value-type="float" office:value="1402" calcext:value-type="float">
            <text:p>1402</text:p>
          </table:table-cell>
          <table:table-cell office:value-type="float" office:value="780.82" calcext:value-type="float">
            <text:p>780.82</text:p>
          </table:table-cell>
          <table:table-cell office:value-type="float" office:value="1828571.43" calcext:value-type="float">
            <text:p>1828571.43</text:p>
          </table:table-cell>
          <table:table-cell table:formula="of:=[.D1329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31311649" calcext:value-type="float">
            <text:p>2631311649</text:p>
          </table:table-cell>
          <table:table-cell office:value-type="float" office:value="4271" calcext:value-type="float">
            <text:p>4271</text:p>
          </table:table-cell>
          <table:table-cell office:value-type="float" office:value="2133.22" calcext:value-type="float">
            <text:p>2133.22</text:p>
          </table:table-cell>
          <table:table-cell office:value-type="float" office:value="1829482.82" calcext:value-type="float">
            <text:p>1829482.82</text:p>
          </table:table-cell>
          <table:table-cell table:formula="of:=[.D1330]/1000" office:value-type="float" office:value="1829.48282" calcext:value-type="float">
            <text:p>1829.48282</text:p>
          </table:table-cell>
          <table:table-cell table:number-columns-repeated="4"/>
        </table:table-row>
        <table:table-row table:style-name="ro1">
          <table:table-cell office:value-type="float" office:value="2631321447" calcext:value-type="float">
            <text:p>2631321447</text:p>
          </table:table-cell>
          <table:table-cell office:value-type="float" office:value="2566" calcext:value-type="float">
            <text:p>2566</text:p>
          </table:table-cell>
          <table:table-cell office:value-type="float" office:value="1276.53" calcext:value-type="float">
            <text:p>1276.53</text:p>
          </table:table-cell>
          <table:table-cell office:value-type="float" office:value="1828839.39" calcext:value-type="float">
            <text:p>1828839.39</text:p>
          </table:table-cell>
          <table:table-cell table:formula="of:=[.D1331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631530211" calcext:value-type="float">
            <text:p>2631530211</text:p>
          </table:table-cell>
          <table:table-cell office:value-type="float" office:value="374" calcext:value-type="float">
            <text:p>374</text:p>
          </table:table-cell>
          <table:table-cell office:value-type="float" office:value="190.24" calcext:value-type="float">
            <text:p>190.24</text:p>
          </table:table-cell>
          <table:table-cell office:value-type="float" office:value="1830417.23" calcext:value-type="float">
            <text:p>1830417.23</text:p>
          </table:table-cell>
          <table:table-cell table:formula="of:=[.D1332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31631929" calcext:value-type="float">
            <text:p>2631631929</text:p>
          </table:table-cell>
          <table:table-cell office:value-type="float" office:value="4687" calcext:value-type="float">
            <text:p>4687</text:p>
          </table:table-cell>
          <table:table-cell office:value-type="float" office:value="2342.12" calcext:value-type="float">
            <text:p>2342.12</text:p>
          </table:table-cell>
          <table:table-cell office:value-type="float" office:value="1829255.26" calcext:value-type="float">
            <text:p>1829255.26</text:p>
          </table:table-cell>
          <table:table-cell table:formula="of:=[.D1333]/1000" office:value-type="float" office:value="1829.25526" calcext:value-type="float">
            <text:p>1829.25526</text:p>
          </table:table-cell>
          <table:table-cell table:number-columns-repeated="4"/>
        </table:table-row>
        <table:table-row table:style-name="ro1">
          <table:table-cell office:value-type="float" office:value="2631641689" calcext:value-type="float">
            <text:p>2631641689</text:p>
          </table:table-cell>
          <table:table-cell office:value-type="float" office:value="2980" calcext:value-type="float">
            <text:p>2980</text:p>
          </table:table-cell>
          <table:table-cell office:value-type="float" office:value="1472.92" calcext:value-type="float">
            <text:p>1472.92</text:p>
          </table:table-cell>
          <table:table-cell office:value-type="float" office:value="1829493.86" calcext:value-type="float">
            <text:p>1829493.86</text:p>
          </table:table-cell>
          <table:table-cell table:formula="of:=[.D1334]/1000" office:value-type="float" office:value="1829.49386" calcext:value-type="float">
            <text:p>1829.49386</text:p>
          </table:table-cell>
          <table:table-cell table:number-columns-repeated="4"/>
        </table:table-row>
        <table:table-row table:style-name="ro1">
          <table:table-cell office:value-type="float" office:value="2631779741" calcext:value-type="float">
            <text:p>2631779741</text:p>
          </table:table-cell>
          <table:table-cell office:value-type="float" office:value="374" calcext:value-type="float">
            <text:p>374</text:p>
          </table:table-cell>
          <table:table-cell office:value-type="float" office:value="176.23" calcext:value-type="float">
            <text:p>176.23</text:p>
          </table:table-cell>
          <table:table-cell office:value-type="float" office:value="1830417.23" calcext:value-type="float">
            <text:p>1830417.23</text:p>
          </table:table-cell>
          <table:table-cell table:formula="of:=[.D1335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31951656" calcext:value-type="float">
            <text:p>2631951656</text:p>
          </table:table-cell>
          <table:table-cell office:value-type="float" office:value="2596" calcext:value-type="float">
            <text:p>2596</text:p>
          </table:table-cell>
          <table:table-cell office:value-type="float" office:value="1286.5" calcext:value-type="float">
            <text:p>1286.5</text:p>
          </table:table-cell>
          <table:table-cell office:value-type="float" office:value="1825565.65" calcext:value-type="float">
            <text:p>1825565.65</text:p>
          </table:table-cell>
          <table:table-cell table:formula="of:=[.D1336]/1000" office:value-type="float" office:value="1825.56565" calcext:value-type="float">
            <text:p>1825.56565</text:p>
          </table:table-cell>
          <table:table-cell table:number-columns-repeated="4"/>
        </table:table-row>
        <table:table-row table:style-name="ro1">
          <table:table-cell office:value-type="float" office:value="2631961887" calcext:value-type="float">
            <text:p>2631961887</text:p>
          </table:table-cell>
          <table:table-cell office:value-type="float" office:value="5070" calcext:value-type="float">
            <text:p>5070</text:p>
          </table:table-cell>
          <table:table-cell office:value-type="float" office:value="2526.45" calcext:value-type="float">
            <text:p>2526.45</text:p>
          </table:table-cell>
          <table:table-cell office:value-type="float" office:value="1832000.79" calcext:value-type="float">
            <text:p>1832000.79</text:p>
          </table:table-cell>
          <table:table-cell table:formula="of:=[.D1337]/1000" office:value-type="float" office:value="1832.00079" calcext:value-type="float">
            <text:p>1832.00079</text:p>
          </table:table-cell>
          <table:table-cell table:number-columns-repeated="4"/>
        </table:table-row>
        <table:table-row table:style-name="ro1">
          <table:table-cell office:value-type="float" office:value="2632007486" calcext:value-type="float">
            <text:p>2632007486</text:p>
          </table:table-cell>
          <table:table-cell office:value-type="float" office:value="638" calcext:value-type="float">
            <text:p>638</text:p>
          </table:table-cell>
          <table:table-cell office:value-type="float" office:value="310.83" calcext:value-type="float">
            <text:p>310.83</text:p>
          </table:table-cell>
          <table:table-cell office:value-type="float" office:value="1829653" calcext:value-type="float">
            <text:p>1829653</text:p>
          </table:table-cell>
          <table:table-cell table:formula="of:=[.D1338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32270303" calcext:value-type="float">
            <text:p>2632270303</text:p>
          </table:table-cell>
          <table:table-cell office:value-type="float" office:value="3010" calcext:value-type="float">
            <text:p>3010</text:p>
          </table:table-cell>
          <table:table-cell office:value-type="float" office:value="1495.28" calcext:value-type="float">
            <text:p>1495.28</text:p>
          </table:table-cell>
          <table:table-cell office:value-type="float" office:value="1826362.27" calcext:value-type="float">
            <text:p>1826362.27</text:p>
          </table:table-cell>
          <table:table-cell table:formula="of:=[.D1339]/1000" office:value-type="float" office:value="1826.36227" calcext:value-type="float">
            <text:p>1826.36227</text:p>
          </table:table-cell>
          <table:table-cell table:number-columns-repeated="4"/>
        </table:table-row>
        <table:table-row table:style-name="ro1">
          <table:table-cell office:value-type="float" office:value="2632280514" calcext:value-type="float">
            <text:p>2632280514</text:p>
          </table:table-cell>
          <table:table-cell office:value-type="float" office:value="4634" calcext:value-type="float">
            <text:p>4634</text:p>
          </table:table-cell>
          <table:table-cell office:value-type="float" office:value="2299.93" calcext:value-type="float">
            <text:p>2299.93</text:p>
          </table:table-cell>
          <table:table-cell office:value-type="float" office:value="1832127.04" calcext:value-type="float">
            <text:p>1832127.04</text:p>
          </table:table-cell>
          <table:table-cell table:formula="of:=[.D1340]/1000" office:value-type="float" office:value="1832.12704" calcext:value-type="float">
            <text:p>1832.12704</text:p>
          </table:table-cell>
          <table:table-cell table:number-columns-repeated="4"/>
        </table:table-row>
        <table:table-row table:style-name="ro1">
          <table:table-cell office:value-type="float" office:value="2632449233" calcext:value-type="float">
            <text:p>2632449233</text:p>
          </table:table-cell>
          <table:table-cell office:value-type="float" office:value="1358" calcext:value-type="float">
            <text:p>1358</text:p>
          </table:table-cell>
          <table:table-cell office:value-type="float" office:value="745.76" calcext:value-type="float">
            <text:p>745.76</text:p>
          </table:table-cell>
          <table:table-cell office:value-type="float" office:value="1828234.43" calcext:value-type="float">
            <text:p>1828234.43</text:p>
          </table:table-cell>
          <table:table-cell table:formula="of:=[.D1341]/1000" office:value-type="float" office:value="1828.23443" calcext:value-type="float">
            <text:p>1828.23443</text:p>
          </table:table-cell>
          <table:table-cell table:number-columns-repeated="4"/>
        </table:table-row>
        <table:table-row table:style-name="ro1">
          <table:table-cell office:value-type="float" office:value="2632587367" calcext:value-type="float">
            <text:p>2632587367</text:p>
          </table:table-cell>
          <table:table-cell office:value-type="float" office:value="5102" calcext:value-type="float">
            <text:p>5102</text:p>
          </table:table-cell>
          <table:table-cell office:value-type="float" office:value="2551.29" calcext:value-type="float">
            <text:p>2551.29</text:p>
          </table:table-cell>
          <table:table-cell office:value-type="float" office:value="1829244.36" calcext:value-type="float">
            <text:p>1829244.36</text:p>
          </table:table-cell>
          <table:table-cell table:formula="of:=[.D1342]/1000" office:value-type="float" office:value="1829.24436" calcext:value-type="float">
            <text:p>1829.24436</text:p>
          </table:table-cell>
          <table:table-cell table:number-columns-repeated="4"/>
        </table:table-row>
        <table:table-row table:style-name="ro1">
          <table:table-cell office:value-type="float" office:value="2632597070" calcext:value-type="float">
            <text:p>2632597070</text:p>
          </table:table-cell>
          <table:table-cell office:value-type="float" office:value="3370" calcext:value-type="float">
            <text:p>3370</text:p>
          </table:table-cell>
          <table:table-cell office:value-type="float" office:value="1669.22" calcext:value-type="float">
            <text:p>1669.22</text:p>
          </table:table-cell>
          <table:table-cell office:value-type="float" office:value="1831970.26" calcext:value-type="float">
            <text:p>1831970.26</text:p>
          </table:table-cell>
          <table:table-cell table:formula="of:=[.D1343]/1000" office:value-type="float" office:value="1831.97026" calcext:value-type="float">
            <text:p>1831.97026</text:p>
          </table:table-cell>
          <table:table-cell table:number-columns-repeated="4"/>
        </table:table-row>
        <table:table-row table:style-name="ro1">
          <table:table-cell office:value-type="float" office:value="2632805696" calcext:value-type="float">
            <text:p>2632805696</text:p>
          </table:table-cell>
          <table:table-cell office:value-type="float" office:value="373" calcext:value-type="float">
            <text:p>373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35357.62" calcext:value-type="float">
            <text:p>1835357.62</text:p>
          </table:table-cell>
          <table:table-cell table:formula="of:=[.D1344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32923886" calcext:value-type="float">
            <text:p>2632923886</text:p>
          </table:table-cell>
          <table:table-cell office:value-type="float" office:value="3811" calcext:value-type="float">
            <text:p>3811</text:p>
          </table:table-cell>
          <table:table-cell office:value-type="float" office:value="1893.19" calcext:value-type="float">
            <text:p>1893.19</text:p>
          </table:table-cell>
          <table:table-cell office:value-type="float" office:value="1829893.52" calcext:value-type="float">
            <text:p>1829893.52</text:p>
          </table:table-cell>
          <table:table-cell table:formula="of:=[.D1345]/1000" office:value-type="float" office:value="1829.89352" calcext:value-type="float">
            <text:p>1829.89352</text:p>
          </table:table-cell>
          <table:table-cell table:number-columns-repeated="4"/>
        </table:table-row>
        <table:table-row table:style-name="ro1">
          <table:table-cell office:value-type="float" office:value="2633058770" calcext:value-type="float">
            <text:p>2633058770</text:p>
          </table:table-cell>
          <table:table-cell office:value-type="float" office:value="375" calcext:value-type="float">
            <text:p>375</text:p>
          </table:table-cell>
          <table:table-cell office:value-type="float" office:value="179.3" calcext:value-type="float">
            <text:p>179.3</text:p>
          </table:table-cell>
          <table:table-cell office:value-type="float" office:value="1832884.1" calcext:value-type="float">
            <text:p>1832884.1</text:p>
          </table:table-cell>
          <table:table-cell table:formula="of:=[.D1346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33230796" calcext:value-type="float">
            <text:p>2633230796</text:p>
          </table:table-cell>
          <table:table-cell office:value-type="float" office:value="2589" calcext:value-type="float">
            <text:p>2589</text:p>
          </table:table-cell>
          <table:table-cell office:value-type="float" office:value="1290.39" calcext:value-type="float">
            <text:p>1290.39</text:p>
          </table:table-cell>
          <table:table-cell office:value-type="float" office:value="1829102.89" calcext:value-type="float">
            <text:p>1829102.89</text:p>
          </table:table-cell>
          <table:table-cell table:formula="of:=[.D1347]/1000" office:value-type="float" office:value="1829.10289" calcext:value-type="float">
            <text:p>1829.10289</text:p>
          </table:table-cell>
          <table:table-cell table:number-columns-repeated="4"/>
        </table:table-row>
        <table:table-row table:style-name="ro1">
          <table:table-cell office:value-type="float" office:value="2633242132" calcext:value-type="float">
            <text:p>2633242132</text:p>
          </table:table-cell>
          <table:table-cell office:value-type="float" office:value="4219" calcext:value-type="float">
            <text:p>4219</text:p>
          </table:table-cell>
          <table:table-cell office:value-type="float" office:value="2104.26" calcext:value-type="float">
            <text:p>2104.26</text:p>
          </table:table-cell>
          <table:table-cell office:value-type="float" office:value="1832423.45" calcext:value-type="float">
            <text:p>1832423.45</text:p>
          </table:table-cell>
          <table:table-cell table:formula="of:=[.D1348]/1000" office:value-type="float" office:value="1832.42345" calcext:value-type="float">
            <text:p>1832.42345</text:p>
          </table:table-cell>
          <table:table-cell table:number-columns-repeated="4"/>
        </table:table-row>
        <table:table-row table:style-name="ro1">
          <table:table-cell office:value-type="float" office:value="2633285979" calcext:value-type="float">
            <text:p>2633285979</text:p>
          </table:table-cell>
          <table:table-cell office:value-type="float" office:value="638" calcext:value-type="float">
            <text:p>638</text:p>
          </table:table-cell>
          <table:table-cell office:value-type="float" office:value="310.24" calcext:value-type="float">
            <text:p>310.24</text:p>
          </table:table-cell>
          <table:table-cell office:value-type="float" office:value="1828211.19" calcext:value-type="float">
            <text:p>1828211.19</text:p>
          </table:table-cell>
          <table:table-cell table:formula="of:=[.D1349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633548892" calcext:value-type="float">
            <text:p>2633548892</text:p>
          </table:table-cell>
          <table:table-cell office:value-type="float" office:value="3030" calcext:value-type="float">
            <text:p>3030</text:p>
          </table:table-cell>
          <table:table-cell office:value-type="float" office:value="1499.71" calcext:value-type="float">
            <text:p>1499.71</text:p>
          </table:table-cell>
          <table:table-cell office:value-type="float" office:value="1826604.9" calcext:value-type="float">
            <text:p>1826604.9</text:p>
          </table:table-cell>
          <table:table-cell table:formula="of:=[.D1350]/1000" office:value-type="float" office:value="1826.6049" calcext:value-type="float">
            <text:p>1826.6049</text:p>
          </table:table-cell>
          <table:table-cell table:number-columns-repeated="4"/>
        </table:table-row>
        <table:table-row table:style-name="ro1">
          <table:table-cell office:value-type="float" office:value="2633560203" calcext:value-type="float">
            <text:p>2633560203</text:p>
          </table:table-cell>
          <table:table-cell office:value-type="float" office:value="5483" calcext:value-type="float">
            <text:p>5483</text:p>
          </table:table-cell>
          <table:table-cell office:value-type="float" office:value="2736.18" calcext:value-type="float">
            <text:p>2736.18</text:p>
          </table:table-cell>
          <table:table-cell office:value-type="float" office:value="1832283.97" calcext:value-type="float">
            <text:p>1832283.97</text:p>
          </table:table-cell>
          <table:table-cell table:formula="of:=[.D1351]/1000" office:value-type="float" office:value="1832.28397" calcext:value-type="float">
            <text:p>1832.28397</text:p>
          </table:table-cell>
          <table:table-cell table:number-columns-repeated="4"/>
        </table:table-row>
        <table:table-row table:style-name="ro1">
          <table:table-cell office:value-type="float" office:value="2633729805" calcext:value-type="float">
            <text:p>2633729805</text:p>
          </table:table-cell>
          <table:table-cell office:value-type="float" office:value="1425" calcext:value-type="float">
            <text:p>1425</text:p>
          </table:table-cell>
          <table:table-cell office:value-type="float" office:value="814.8" calcext:value-type="float">
            <text:p>814.8</text:p>
          </table:table-cell>
          <table:table-cell office:value-type="float" office:value="1827768.01" calcext:value-type="float">
            <text:p>1827768.01</text:p>
          </table:table-cell>
          <table:table-cell table:formula="of:=[.D1352]/1000" office:value-type="float" office:value="1827.76801" calcext:value-type="float">
            <text:p>1827.76801</text:p>
          </table:table-cell>
          <table:table-cell table:number-columns-repeated="4"/>
        </table:table-row>
        <table:table-row table:style-name="ro1">
          <table:table-cell office:value-type="float" office:value="2633868093" calcext:value-type="float">
            <text:p>2633868093</text:p>
          </table:table-cell>
          <table:table-cell office:value-type="float" office:value="4278" calcext:value-type="float">
            <text:p>4278</text:p>
          </table:table-cell>
          <table:table-cell office:value-type="float" office:value="2120.01" calcext:value-type="float">
            <text:p>2120.01</text:p>
          </table:table-cell>
          <table:table-cell office:value-type="float" office:value="1826911.82" calcext:value-type="float">
            <text:p>1826911.82</text:p>
          </table:table-cell>
          <table:table-cell table:formula="of:=[.D1353]/1000" office:value-type="float" office:value="1826.91182" calcext:value-type="float">
            <text:p>1826.91182</text:p>
          </table:table-cell>
          <table:table-cell table:number-columns-repeated="4"/>
        </table:table-row>
        <table:table-row table:style-name="ro1">
          <table:table-cell office:value-type="float" office:value="2633878103" calcext:value-type="float">
            <text:p>2633878103</text:p>
          </table:table-cell>
          <table:table-cell office:value-type="float" office:value="2563" calcext:value-type="float">
            <text:p>2563</text:p>
          </table:table-cell>
          <table:table-cell office:value-type="float" office:value="1273.1" calcext:value-type="float">
            <text:p>1273.1</text:p>
          </table:table-cell>
          <table:table-cell office:value-type="float" office:value="1829912.02" calcext:value-type="float">
            <text:p>1829912.02</text:p>
          </table:table-cell>
          <table:table-cell table:formula="of:=[.D1354]/1000" office:value-type="float" office:value="1829.91202" calcext:value-type="float">
            <text:p>1829.91202</text:p>
          </table:table-cell>
          <table:table-cell table:number-columns-repeated="4"/>
        </table:table-row>
        <table:table-row table:style-name="ro1">
          <table:table-cell office:value-type="float" office:value="2634087077" calcext:value-type="float">
            <text:p>2634087077</text:p>
          </table:table-cell>
          <table:table-cell office:value-type="float" office:value="353" calcext:value-type="float">
            <text:p>353</text:p>
          </table:table-cell>
          <table:table-cell office:value-type="float" office:value="179.8" calcext:value-type="float">
            <text:p>179.8</text:p>
          </table:table-cell>
          <table:table-cell office:value-type="float" office:value="1831187.41" calcext:value-type="float">
            <text:p>1831187.41</text:p>
          </table:table-cell>
          <table:table-cell table:formula="of:=[.D1355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34205351" calcext:value-type="float">
            <text:p>2634205351</text:p>
          </table:table-cell>
          <table:table-cell office:value-type="float" office:value="2974" calcext:value-type="float">
            <text:p>2974</text:p>
          </table:table-cell>
          <table:table-cell office:value-type="float" office:value="1476.92" calcext:value-type="float">
            <text:p>1476.92</text:p>
          </table:table-cell>
          <table:table-cell office:value-type="float" office:value="1832266.76" calcext:value-type="float">
            <text:p>1832266.76</text:p>
          </table:table-cell>
          <table:table-cell table:formula="of:=[.D1356]/1000" office:value-type="float" office:value="1832.26676" calcext:value-type="float">
            <text:p>1832.26676</text:p>
          </table:table-cell>
          <table:table-cell table:number-columns-repeated="4"/>
        </table:table-row>
        <table:table-row table:style-name="ro1">
          <table:table-cell office:value-type="float" office:value="2634340484" calcext:value-type="float">
            <text:p>2634340484</text:p>
          </table:table-cell>
          <table:table-cell office:value-type="float" office:value="375" calcext:value-type="float">
            <text:p>375</text:p>
          </table:table-cell>
          <table:table-cell office:value-type="float" office:value="185.34" calcext:value-type="float">
            <text:p>185.34</text:p>
          </table:table-cell>
          <table:table-cell office:value-type="float" office:value="1830417.23" calcext:value-type="float">
            <text:p>1830417.23</text:p>
          </table:table-cell>
          <table:table-cell table:formula="of:=[.D1357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34510536" calcext:value-type="float">
            <text:p>2634510536</text:p>
          </table:table-cell>
          <table:table-cell office:value-type="float" office:value="3438" calcext:value-type="float">
            <text:p>3438</text:p>
          </table:table-cell>
          <table:table-cell office:value-type="float" office:value="1712.67" calcext:value-type="float">
            <text:p>1712.67</text:p>
          </table:table-cell>
          <table:table-cell office:value-type="float" office:value="1829037.43" calcext:value-type="float">
            <text:p>1829037.43</text:p>
          </table:table-cell>
          <table:table-cell table:formula="of:=[.D1358]/1000" office:value-type="float" office:value="1829.03743" calcext:value-type="float">
            <text:p>1829.03743</text:p>
          </table:table-cell>
          <table:table-cell table:number-columns-repeated="4"/>
        </table:table-row>
        <table:table-row table:style-name="ro1">
          <table:table-cell office:value-type="float" office:value="2634520756" calcext:value-type="float">
            <text:p>2634520756</text:p>
          </table:table-cell>
          <table:table-cell office:value-type="float" office:value="4226" calcext:value-type="float">
            <text:p>4226</text:p>
          </table:table-cell>
          <table:table-cell office:value-type="float" office:value="2100.54" calcext:value-type="float">
            <text:p>2100.54</text:p>
          </table:table-cell>
          <table:table-cell office:value-type="float" office:value="1829817.49" calcext:value-type="float">
            <text:p>1829817.49</text:p>
          </table:table-cell>
          <table:table-cell table:formula="of:=[.D1359]/1000" office:value-type="float" office:value="1829.81749" calcext:value-type="float">
            <text:p>1829.81749</text:p>
          </table:table-cell>
          <table:table-cell table:number-columns-repeated="4"/>
        </table:table-row>
        <table:table-row table:style-name="ro1">
          <table:table-cell office:value-type="float" office:value="2634564680" calcext:value-type="float">
            <text:p>2634564680</text:p>
          </table:table-cell>
          <table:table-cell office:value-type="float" office:value="637" calcext:value-type="float">
            <text:p>637</text:p>
          </table:table-cell>
          <table:table-cell office:value-type="float" office:value="309.05" calcext:value-type="float">
            <text:p>309.05</text:p>
          </table:table-cell>
          <table:table-cell office:value-type="float" office:value="1829653" calcext:value-type="float">
            <text:p>1829653</text:p>
          </table:table-cell>
          <table:table-cell table:formula="of:=[.D1360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34827681" calcext:value-type="float">
            <text:p>2634827681</text:p>
          </table:table-cell>
          <table:table-cell office:value-type="float" office:value="3027" calcext:value-type="float">
            <text:p>3027</text:p>
          </table:table-cell>
          <table:table-cell office:value-type="float" office:value="1506.11" calcext:value-type="float">
            <text:p>1506.11</text:p>
          </table:table-cell>
          <table:table-cell office:value-type="float" office:value="1828420.01" calcext:value-type="float">
            <text:p>1828420.01</text:p>
          </table:table-cell>
          <table:table-cell table:formula="of:=[.D1361]/1000" office:value-type="float" office:value="1828.42001" calcext:value-type="float">
            <text:p>1828.42001</text:p>
          </table:table-cell>
          <table:table-cell table:number-columns-repeated="4"/>
        </table:table-row>
        <table:table-row table:style-name="ro1">
          <table:table-cell office:value-type="float" office:value="2634838091" calcext:value-type="float">
            <text:p>2634838091</text:p>
          </table:table-cell>
          <table:table-cell office:value-type="float" office:value="5517" calcext:value-type="float">
            <text:p>5517</text:p>
          </table:table-cell>
          <table:table-cell office:value-type="float" office:value="2765.16" calcext:value-type="float">
            <text:p>2765.16</text:p>
          </table:table-cell>
          <table:table-cell office:value-type="float" office:value="1831837.33" calcext:value-type="float">
            <text:p>1831837.33</text:p>
          </table:table-cell>
          <table:table-cell table:formula="of:=[.D1362]/1000" office:value-type="float" office:value="1831.83733" calcext:value-type="float">
            <text:p>1831.83733</text:p>
          </table:table-cell>
          <table:table-cell table:number-columns-repeated="4"/>
        </table:table-row>
        <table:table-row table:style-name="ro1">
          <table:table-cell office:value-type="float" office:value="2635005827" calcext:value-type="float">
            <text:p>2635005827</text:p>
          </table:table-cell>
          <table:table-cell office:value-type="float" office:value="1337" calcext:value-type="float">
            <text:p>1337</text:p>
          </table:table-cell>
          <table:table-cell office:value-type="float" office:value="731.41" calcext:value-type="float">
            <text:p>731.41</text:p>
          </table:table-cell>
          <table:table-cell office:value-type="float" office:value="1829085.46" calcext:value-type="float">
            <text:p>1829085.46</text:p>
          </table:table-cell>
          <table:table-cell table:formula="of:=[.D1363]/1000" office:value-type="float" office:value="1829.08546" calcext:value-type="float">
            <text:p>1829.08546</text:p>
          </table:table-cell>
          <table:table-cell table:number-columns-repeated="4"/>
        </table:table-row>
        <table:table-row table:style-name="ro1">
          <table:table-cell office:value-type="float" office:value="2635137963" calcext:value-type="float">
            <text:p>2635137963</text:p>
          </table:table-cell>
          <table:table-cell office:value-type="float" office:value="4273" calcext:value-type="float">
            <text:p>4273</text:p>
          </table:table-cell>
          <table:table-cell office:value-type="float" office:value="2127.41" calcext:value-type="float">
            <text:p>2127.41</text:p>
          </table:table-cell>
          <table:table-cell office:value-type="float" office:value="1828839.39" calcext:value-type="float">
            <text:p>1828839.39</text:p>
          </table:table-cell>
          <table:table-cell table:formula="of:=[.D1364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635148054" calcext:value-type="float">
            <text:p>2635148054</text:p>
          </table:table-cell>
          <table:table-cell office:value-type="float" office:value="2564" calcext:value-type="float">
            <text:p>2564</text:p>
          </table:table-cell>
          <table:table-cell office:value-type="float" office:value="1271.99" calcext:value-type="float">
            <text:p>1271.99</text:p>
          </table:table-cell>
          <table:table-cell office:value-type="float" office:value="1830269.85" calcext:value-type="float">
            <text:p>1830269.85</text:p>
          </table:table-cell>
          <table:table-cell table:formula="of:=[.D1365]/1000" office:value-type="float" office:value="1830.26985" calcext:value-type="float">
            <text:p>1830.26985</text:p>
          </table:table-cell>
          <table:table-cell table:number-columns-repeated="4"/>
        </table:table-row>
        <table:table-row table:style-name="ro1">
          <table:table-cell office:value-type="float" office:value="2635356080" calcext:value-type="float">
            <text:p>2635356080</text:p>
          </table:table-cell>
          <table:table-cell office:value-type="float" office:value="374" calcext:value-type="float">
            <text:p>374</text:p>
          </table:table-cell>
          <table:table-cell office:value-type="float" office:value="201.54" calcext:value-type="float">
            <text:p>201.54</text:p>
          </table:table-cell>
          <table:table-cell office:value-type="float" office:value="1830417.23" calcext:value-type="float">
            <text:p>1830417.23</text:p>
          </table:table-cell>
          <table:table-cell table:formula="of:=[.D1366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35458119" calcext:value-type="float">
            <text:p>2635458119</text:p>
          </table:table-cell>
          <table:table-cell office:value-type="float" office:value="5527" calcext:value-type="float">
            <text:p>5527</text:p>
          </table:table-cell>
          <table:table-cell office:value-type="float" office:value="2755.78" calcext:value-type="float">
            <text:p>2755.78</text:p>
          </table:table-cell>
          <table:table-cell office:value-type="float" office:value="1827079.93" calcext:value-type="float">
            <text:p>1827079.93</text:p>
          </table:table-cell>
          <table:table-cell table:formula="of:=[.D1367]/1000" office:value-type="float" office:value="1827.07993" calcext:value-type="float">
            <text:p>1827.07993</text:p>
          </table:table-cell>
          <table:table-cell table:number-columns-repeated="4"/>
        </table:table-row>
        <table:table-row table:style-name="ro1">
          <table:table-cell office:value-type="float" office:value="2635467979" calcext:value-type="float">
            <text:p>2635467979</text:p>
          </table:table-cell>
          <table:table-cell office:value-type="float" office:value="3808" calcext:value-type="float">
            <text:p>3808</text:p>
          </table:table-cell>
          <table:table-cell office:value-type="float" office:value="1898.02" calcext:value-type="float">
            <text:p>1898.02</text:p>
          </table:table-cell>
          <table:table-cell office:value-type="float" office:value="1831097.08" calcext:value-type="float">
            <text:p>1831097.08</text:p>
          </table:table-cell>
          <table:table-cell table:formula="of:=[.D1368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635605097" calcext:value-type="float">
            <text:p>2635605097</text:p>
          </table:table-cell>
          <table:table-cell office:value-type="float" office:value="375" calcext:value-type="float">
            <text:p>375</text:p>
          </table:table-cell>
          <table:table-cell office:value-type="float" office:value="180.94" calcext:value-type="float">
            <text:p>180.94</text:p>
          </table:table-cell>
          <table:table-cell office:value-type="float" office:value="1835357.62" calcext:value-type="float">
            <text:p>1835357.62</text:p>
          </table:table-cell>
          <table:table-cell table:formula="of:=[.D1369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35777290" calcext:value-type="float">
            <text:p>2635777290</text:p>
          </table:table-cell>
          <table:table-cell office:value-type="float" office:value="3439" calcext:value-type="float">
            <text:p>3439</text:p>
          </table:table-cell>
          <table:table-cell office:value-type="float" office:value="1717.15" calcext:value-type="float">
            <text:p>1717.15</text:p>
          </table:table-cell>
          <table:table-cell office:value-type="float" office:value="1829570.28" calcext:value-type="float">
            <text:p>1829570.28</text:p>
          </table:table-cell>
          <table:table-cell table:formula="of:=[.D1370]/1000" office:value-type="float" office:value="1829.57028" calcext:value-type="float">
            <text:p>1829.57028</text:p>
          </table:table-cell>
          <table:table-cell table:number-columns-repeated="4"/>
        </table:table-row>
        <table:table-row table:style-name="ro1">
          <table:table-cell office:value-type="float" office:value="2635787639" calcext:value-type="float">
            <text:p>2635787639</text:p>
          </table:table-cell>
          <table:table-cell office:value-type="float" office:value="5056" calcext:value-type="float">
            <text:p>5056</text:p>
          </table:table-cell>
          <table:table-cell office:value-type="float" office:value="2515.6" calcext:value-type="float">
            <text:p>2515.6</text:p>
          </table:table-cell>
          <table:table-cell office:value-type="float" office:value="1830246.61" calcext:value-type="float">
            <text:p>1830246.61</text:p>
          </table:table-cell>
          <table:table-cell table:formula="of:=[.D1371]/1000" office:value-type="float" office:value="1830.24661" calcext:value-type="float">
            <text:p>1830.24661</text:p>
          </table:table-cell>
          <table:table-cell table:number-columns-repeated="4"/>
        </table:table-row>
        <table:table-row table:style-name="ro1">
          <table:table-cell office:value-type="float" office:value="2635833516" calcext:value-type="float">
            <text:p>2635833516</text:p>
          </table:table-cell>
          <table:table-cell office:value-type="float" office:value="637" calcext:value-type="float">
            <text:p>637</text:p>
          </table:table-cell>
          <table:table-cell office:value-type="float" office:value="306.98" calcext:value-type="float">
            <text:p>306.98</text:p>
          </table:table-cell>
          <table:table-cell office:value-type="float" office:value="1829653" calcext:value-type="float">
            <text:p>1829653</text:p>
          </table:table-cell>
          <table:table-cell table:formula="of:=[.D1372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36096650" calcext:value-type="float">
            <text:p>2636096650</text:p>
          </table:table-cell>
          <table:table-cell office:value-type="float" office:value="3026" calcext:value-type="float">
            <text:p>3026</text:p>
          </table:table-cell>
          <table:table-cell office:value-type="float" office:value="1505.06" calcext:value-type="float">
            <text:p>1505.06</text:p>
          </table:table-cell>
          <table:table-cell office:value-type="float" office:value="1829025.84" calcext:value-type="float">
            <text:p>1829025.84</text:p>
          </table:table-cell>
          <table:table-cell table:formula="of:=[.D1373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636107141" calcext:value-type="float">
            <text:p>2636107141</text:p>
          </table:table-cell>
          <table:table-cell office:value-type="float" office:value="4642" calcext:value-type="float">
            <text:p>4642</text:p>
          </table:table-cell>
          <table:table-cell office:value-type="float" office:value="2309.57" calcext:value-type="float">
            <text:p>2309.57</text:p>
          </table:table-cell>
          <table:table-cell office:value-type="float" office:value="1829557.71" calcext:value-type="float">
            <text:p>1829557.71</text:p>
          </table:table-cell>
          <table:table-cell table:formula="of:=[.D1374]/1000" office:value-type="float" office:value="1829.55771" calcext:value-type="float">
            <text:p>1829.55771</text:p>
          </table:table-cell>
          <table:table-cell table:number-columns-repeated="4"/>
        </table:table-row>
        <table:table-row table:style-name="ro1">
          <table:table-cell office:value-type="float" office:value="2636275091" calcext:value-type="float">
            <text:p>2636275091</text:p>
          </table:table-cell>
          <table:table-cell office:value-type="float" office:value="1446" calcext:value-type="float">
            <text:p>1446</text:p>
          </table:table-cell>
          <table:table-cell office:value-type="float" office:value="824.23" calcext:value-type="float">
            <text:p>824.23</text:p>
          </table:table-cell>
          <table:table-cell office:value-type="float" office:value="1828888.12" calcext:value-type="float">
            <text:p>1828888.12</text:p>
          </table:table-cell>
          <table:table-cell table:formula="of:=[.D1375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636413585" calcext:value-type="float">
            <text:p>2636413585</text:p>
          </table:table-cell>
          <table:table-cell office:value-type="float" office:value="5103" calcext:value-type="float">
            <text:p>5103</text:p>
          </table:table-cell>
          <table:table-cell office:value-type="float" office:value="2545.95" calcext:value-type="float">
            <text:p>2545.95</text:p>
          </table:table-cell>
          <table:table-cell office:value-type="float" office:value="1828885.4" calcext:value-type="float">
            <text:p>1828885.4</text:p>
          </table:table-cell>
          <table:table-cell table:formula="of:=[.D1376]/1000" office:value-type="float" office:value="1828.8854" calcext:value-type="float">
            <text:p>1828.8854</text:p>
          </table:table-cell>
          <table:table-cell table:number-columns-repeated="4"/>
        </table:table-row>
        <table:table-row table:style-name="ro1">
          <table:table-cell office:value-type="float" office:value="2636423574" calcext:value-type="float">
            <text:p>2636423574</text:p>
          </table:table-cell>
          <table:table-cell office:value-type="float" office:value="2562" calcext:value-type="float">
            <text:p>2562</text:p>
          </table:table-cell>
          <table:table-cell office:value-type="float" office:value="1260.7" calcext:value-type="float">
            <text:p>1260.7</text:p>
          </table:table-cell>
          <table:table-cell office:value-type="float" office:value="1831344.16" calcext:value-type="float">
            <text:p>1831344.16</text:p>
          </table:table-cell>
          <table:table-cell table:formula="of:=[.D1377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636632718" calcext:value-type="float">
            <text:p>2636632718</text:p>
          </table:table-cell>
          <table:table-cell office:value-type="float" office:value="374" calcext:value-type="float">
            <text:p>374</text:p>
          </table:table-cell>
          <table:table-cell office:value-type="float" office:value="191.72" calcext:value-type="float">
            <text:p>191.72</text:p>
          </table:table-cell>
          <table:table-cell office:value-type="float" office:value="1830417.23" calcext:value-type="float">
            <text:p>1830417.23</text:p>
          </table:table-cell>
          <table:table-cell table:formula="of:=[.D1378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36733840" calcext:value-type="float">
            <text:p>2636733840</text:p>
          </table:table-cell>
          <table:table-cell office:value-type="float" office:value="4690" calcext:value-type="float">
            <text:p>4690</text:p>
          </table:table-cell>
          <table:table-cell office:value-type="float" office:value="2331.05" calcext:value-type="float">
            <text:p>2331.05</text:p>
          </table:table-cell>
          <table:table-cell office:value-type="float" office:value="1828473.78" calcext:value-type="float">
            <text:p>1828473.78</text:p>
          </table:table-cell>
          <table:table-cell table:formula="of:=[.D1379]/1000" office:value-type="float" office:value="1828.47378" calcext:value-type="float">
            <text:p>1828.47378</text:p>
          </table:table-cell>
          <table:table-cell table:number-columns-repeated="4"/>
        </table:table-row>
        <table:table-row table:style-name="ro1">
          <table:table-cell office:value-type="float" office:value="2636743987" calcext:value-type="float">
            <text:p>2636743987</text:p>
          </table:table-cell>
          <table:table-cell office:value-type="float" office:value="2982" calcext:value-type="float">
            <text:p>2982</text:p>
          </table:table-cell>
          <table:table-cell office:value-type="float" office:value="1490.67" calcext:value-type="float">
            <text:p>1490.67</text:p>
          </table:table-cell>
          <table:table-cell office:value-type="float" office:value="1829186.28" calcext:value-type="float">
            <text:p>1829186.28</text:p>
          </table:table-cell>
          <table:table-cell table:formula="of:=[.D1380]/1000" office:value-type="float" office:value="1829.18628" calcext:value-type="float">
            <text:p>1829.18628</text:p>
          </table:table-cell>
          <table:table-cell table:number-columns-repeated="4"/>
        </table:table-row>
        <table:table-row table:style-name="ro1">
          <table:table-cell office:value-type="float" office:value="2636881363" calcext:value-type="float">
            <text:p>2636881363</text:p>
          </table:table-cell>
          <table:table-cell office:value-type="float" office:value="374" calcext:value-type="float">
            <text:p>374</text:p>
          </table:table-cell>
          <table:table-cell office:value-type="float" office:value="176.65" calcext:value-type="float">
            <text:p>176.65</text:p>
          </table:table-cell>
          <table:table-cell office:value-type="float" office:value="1835357.62" calcext:value-type="float">
            <text:p>1835357.62</text:p>
          </table:table-cell>
          <table:table-cell table:formula="of:=[.D1381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37053657" calcext:value-type="float">
            <text:p>2637053657</text:p>
          </table:table-cell>
          <table:table-cell office:value-type="float" office:value="2610" calcext:value-type="float">
            <text:p>2610</text:p>
          </table:table-cell>
          <table:table-cell office:value-type="float" office:value="1301.25" calcext:value-type="float">
            <text:p>1301.25</text:p>
          </table:table-cell>
          <table:table-cell office:value-type="float" office:value="1829362.03" calcext:value-type="float">
            <text:p>1829362.03</text:p>
          </table:table-cell>
          <table:table-cell table:formula="of:=[.D1382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37065307" calcext:value-type="float">
            <text:p>2637065307</text:p>
          </table:table-cell>
          <table:table-cell office:value-type="float" office:value="5056" calcext:value-type="float">
            <text:p>5056</text:p>
          </table:table-cell>
          <table:table-cell office:value-type="float" office:value="2517.44" calcext:value-type="float">
            <text:p>2517.44</text:p>
          </table:table-cell>
          <table:table-cell office:value-type="float" office:value="1830065.36" calcext:value-type="float">
            <text:p>1830065.36</text:p>
          </table:table-cell>
          <table:table-cell table:formula="of:=[.D1383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637110250" calcext:value-type="float">
            <text:p>2637110250</text:p>
          </table:table-cell>
          <table:table-cell office:value-type="float" office:value="657" calcext:value-type="float">
            <text:p>657</text:p>
          </table:table-cell>
          <table:table-cell office:value-type="float" office:value="323.19" calcext:value-type="float">
            <text:p>323.19</text:p>
          </table:table-cell>
          <table:table-cell office:value-type="float" office:value="1830663.62" calcext:value-type="float">
            <text:p>1830663.62</text:p>
          </table:table-cell>
          <table:table-cell table:formula="of:=[.D1384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637373493" calcext:value-type="float">
            <text:p>2637373493</text:p>
          </table:table-cell>
          <table:table-cell office:value-type="float" office:value="3013" calcext:value-type="float">
            <text:p>3013</text:p>
          </table:table-cell>
          <table:table-cell office:value-type="float" office:value="1502.02" calcext:value-type="float">
            <text:p>1502.02</text:p>
          </table:table-cell>
          <table:table-cell office:value-type="float" office:value="1829186.28" calcext:value-type="float">
            <text:p>1829186.28</text:p>
          </table:table-cell>
          <table:table-cell table:formula="of:=[.D1385]/1000" office:value-type="float" office:value="1829.18628" calcext:value-type="float">
            <text:p>1829.18628</text:p>
          </table:table-cell>
          <table:table-cell table:number-columns-repeated="4"/>
        </table:table-row>
        <table:table-row table:style-name="ro1">
          <table:table-cell office:value-type="float" office:value="2637383008" calcext:value-type="float">
            <text:p>2637383008</text:p>
          </table:table-cell>
          <table:table-cell office:value-type="float" office:value="4644" calcext:value-type="float">
            <text:p>4644</text:p>
          </table:table-cell>
          <table:table-cell office:value-type="float" office:value="2311.38" calcext:value-type="float">
            <text:p>2311.38</text:p>
          </table:table-cell>
          <table:table-cell office:value-type="float" office:value="1829360.37" calcext:value-type="float">
            <text:p>1829360.37</text:p>
          </table:table-cell>
          <table:table-cell table:formula="of:=[.D1386]/1000" office:value-type="float" office:value="1829.36037" calcext:value-type="float">
            <text:p>1829.36037</text:p>
          </table:table-cell>
          <table:table-cell table:number-columns-repeated="4"/>
        </table:table-row>
        <table:table-row table:style-name="ro1">
          <table:table-cell office:value-type="float" office:value="2637553150" calcext:value-type="float">
            <text:p>2637553150</text:p>
          </table:table-cell>
          <table:table-cell office:value-type="float" office:value="1402" calcext:value-type="float">
            <text:p>1402</text:p>
          </table:table-cell>
          <table:table-cell office:value-type="float" office:value="780.31" calcext:value-type="float">
            <text:p>780.31</text:p>
          </table:table-cell>
          <table:table-cell office:value-type="float" office:value="1829224.72" calcext:value-type="float">
            <text:p>1829224.72</text:p>
          </table:table-cell>
          <table:table-cell table:formula="of:=[.D1387]/1000" office:value-type="float" office:value="1829.22472" calcext:value-type="float">
            <text:p>1829.22472</text:p>
          </table:table-cell>
          <table:table-cell table:number-columns-repeated="4"/>
        </table:table-row>
        <table:table-row table:style-name="ro1">
          <table:table-cell office:value-type="float" office:value="2637691712" calcext:value-type="float">
            <text:p>2637691712</text:p>
          </table:table-cell>
          <table:table-cell office:value-type="float" office:value="4278" calcext:value-type="float">
            <text:p>4278</text:p>
          </table:table-cell>
          <table:table-cell office:value-type="float" office:value="2126" calcext:value-type="float">
            <text:p>2126</text:p>
          </table:table-cell>
          <table:table-cell office:value-type="float" office:value="1827125.79" calcext:value-type="float">
            <text:p>1827125.79</text:p>
          </table:table-cell>
          <table:table-cell table:formula="of:=[.D1388]/1000" office:value-type="float" office:value="1827.12579" calcext:value-type="float">
            <text:p>1827.12579</text:p>
          </table:table-cell>
          <table:table-cell table:number-columns-repeated="4"/>
        </table:table-row>
        <table:table-row table:style-name="ro1">
          <table:table-cell office:value-type="float" office:value="2637702020" calcext:value-type="float">
            <text:p>2637702020</text:p>
          </table:table-cell>
          <table:table-cell office:value-type="float" office:value="3390" calcext:value-type="float">
            <text:p>3390</text:p>
          </table:table-cell>
          <table:table-cell office:value-type="float" office:value="1681.06" calcext:value-type="float">
            <text:p>1681.06</text:p>
          </table:table-cell>
          <table:table-cell office:value-type="float" office:value="1831610.04" calcext:value-type="float">
            <text:p>1831610.04</text:p>
          </table:table-cell>
          <table:table-cell table:formula="of:=[.D1389]/1000" office:value-type="float" office:value="1831.61004" calcext:value-type="float">
            <text:p>1831.61004</text:p>
          </table:table-cell>
          <table:table-cell table:number-columns-repeated="4"/>
        </table:table-row>
        <table:table-row table:style-name="ro1">
          <table:table-cell office:value-type="float" office:value="2637909000" calcext:value-type="float">
            <text:p>2637909000</text:p>
          </table:table-cell>
          <table:table-cell office:value-type="float" office:value="374" calcext:value-type="float">
            <text:p>374</text:p>
          </table:table-cell>
          <table:table-cell office:value-type="float" office:value="206.34" calcext:value-type="float">
            <text:p>206.34</text:p>
          </table:table-cell>
          <table:table-cell office:value-type="float" office:value="1832884.1" calcext:value-type="float">
            <text:p>1832884.1</text:p>
          </table:table-cell>
          <table:table-cell table:formula="of:=[.D139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38026494" calcext:value-type="float">
            <text:p>2638026494</text:p>
          </table:table-cell>
          <table:table-cell office:value-type="float" office:value="2975" calcext:value-type="float">
            <text:p>2975</text:p>
          </table:table-cell>
          <table:table-cell office:value-type="float" office:value="1481.03" calcext:value-type="float">
            <text:p>1481.03</text:p>
          </table:table-cell>
          <table:table-cell office:value-type="float" office:value="1831958.24" calcext:value-type="float">
            <text:p>1831958.24</text:p>
          </table:table-cell>
          <table:table-cell table:formula="of:=[.D1391]/1000" office:value-type="float" office:value="1831.95824" calcext:value-type="float">
            <text:p>1831.95824</text:p>
          </table:table-cell>
          <table:table-cell table:number-columns-repeated="4"/>
        </table:table-row>
        <table:table-row table:style-name="ro1">
          <table:table-cell office:value-type="float" office:value="2638162875" calcext:value-type="float">
            <text:p>2638162875</text:p>
          </table:table-cell>
          <table:table-cell office:value-type="float" office:value="375" calcext:value-type="float">
            <text:p>375</text:p>
          </table:table-cell>
          <table:table-cell office:value-type="float" office:value="185.8" calcext:value-type="float">
            <text:p>185.8</text:p>
          </table:table-cell>
          <table:table-cell office:value-type="float" office:value="1830417.23" calcext:value-type="float">
            <text:p>1830417.23</text:p>
          </table:table-cell>
          <table:table-cell table:formula="of:=[.D1392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38333239" calcext:value-type="float">
            <text:p>2638333239</text:p>
          </table:table-cell>
          <table:table-cell office:value-type="float" office:value="2611" calcext:value-type="float">
            <text:p>2611</text:p>
          </table:table-cell>
          <table:table-cell office:value-type="float" office:value="1297.59" calcext:value-type="float">
            <text:p>1297.59</text:p>
          </table:table-cell>
          <table:table-cell office:value-type="float" office:value="1829010.57" calcext:value-type="float">
            <text:p>1829010.57</text:p>
          </table:table-cell>
          <table:table-cell table:formula="of:=[.D1393]/1000" office:value-type="float" office:value="1829.01057" calcext:value-type="float">
            <text:p>1829.01057</text:p>
          </table:table-cell>
          <table:table-cell table:number-columns-repeated="4"/>
        </table:table-row>
        <table:table-row table:style-name="ro1">
          <table:table-cell office:value-type="float" office:value="2638344979" calcext:value-type="float">
            <text:p>2638344979</text:p>
          </table:table-cell>
          <table:table-cell office:value-type="float" office:value="4218" calcext:value-type="float">
            <text:p>4218</text:p>
          </table:table-cell>
          <table:table-cell office:value-type="float" office:value="2110.85" calcext:value-type="float">
            <text:p>2110.85</text:p>
          </table:table-cell>
          <table:table-cell office:value-type="float" office:value="1832423.45" calcext:value-type="float">
            <text:p>1832423.45</text:p>
          </table:table-cell>
          <table:table-cell table:formula="of:=[.D1394]/1000" office:value-type="float" office:value="1832.42345" calcext:value-type="float">
            <text:p>1832.42345</text:p>
          </table:table-cell>
          <table:table-cell table:number-columns-repeated="4"/>
        </table:table-row>
        <table:table-row table:style-name="ro1">
          <table:table-cell office:value-type="float" office:value="2638391240" calcext:value-type="float">
            <text:p>2638391240</text:p>
          </table:table-cell>
          <table:table-cell office:value-type="float" office:value="659" calcext:value-type="float">
            <text:p>659</text:p>
          </table:table-cell>
          <table:table-cell office:value-type="float" office:value="320.68" calcext:value-type="float">
            <text:p>320.68</text:p>
          </table:table-cell>
          <table:table-cell office:value-type="float" office:value="1827875.1" calcext:value-type="float">
            <text:p>1827875.1</text:p>
          </table:table-cell>
          <table:table-cell table:formula="of:=[.D1395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38654585" calcext:value-type="float">
            <text:p>2638654585</text:p>
          </table:table-cell>
          <table:table-cell office:value-type="float" office:value="3005" calcext:value-type="float">
            <text:p>3005</text:p>
          </table:table-cell>
          <table:table-cell office:value-type="float" office:value="1493.56" calcext:value-type="float">
            <text:p>1493.56</text:p>
          </table:table-cell>
          <table:table-cell office:value-type="float" office:value="1828800.27" calcext:value-type="float">
            <text:p>1828800.27</text:p>
          </table:table-cell>
          <table:table-cell table:formula="of:=[.D1396]/1000" office:value-type="float" office:value="1828.80027" calcext:value-type="float">
            <text:p>1828.80027</text:p>
          </table:table-cell>
          <table:table-cell table:number-columns-repeated="4"/>
        </table:table-row>
        <table:table-row table:style-name="ro1">
          <table:table-cell office:value-type="float" office:value="2638666197" calcext:value-type="float">
            <text:p>2638666197</text:p>
          </table:table-cell>
          <table:table-cell office:value-type="float" office:value="4643" calcext:value-type="float">
            <text:p>4643</text:p>
          </table:table-cell>
          <table:table-cell office:value-type="float" office:value="2308.46" calcext:value-type="float">
            <text:p>2308.46</text:p>
          </table:table-cell>
          <table:table-cell office:value-type="float" office:value="1829360.37" calcext:value-type="float">
            <text:p>1829360.37</text:p>
          </table:table-cell>
          <table:table-cell table:formula="of:=[.D1397]/1000" office:value-type="float" office:value="1829.36037" calcext:value-type="float">
            <text:p>1829.36037</text:p>
          </table:table-cell>
          <table:table-cell table:number-columns-repeated="4"/>
        </table:table-row>
        <table:table-row table:style-name="ro1">
          <table:table-cell office:value-type="float" office:value="2638835328" calcext:value-type="float">
            <text:p>2638835328</text:p>
          </table:table-cell>
          <table:table-cell office:value-type="float" office:value="1488" calcext:value-type="float">
            <text:p>1488</text:p>
          </table:table-cell>
          <table:table-cell office:value-type="float" office:value="844.36" calcext:value-type="float">
            <text:p>844.36</text:p>
          </table:table-cell>
          <table:table-cell office:value-type="float" office:value="1829186.28" calcext:value-type="float">
            <text:p>1829186.28</text:p>
          </table:table-cell>
          <table:table-cell table:formula="of:=[.D1398]/1000" office:value-type="float" office:value="1829.18628" calcext:value-type="float">
            <text:p>1829.18628</text:p>
          </table:table-cell>
          <table:table-cell table:number-columns-repeated="4"/>
        </table:table-row>
        <table:table-row table:style-name="ro1">
          <table:table-cell office:value-type="float" office:value="2638966909" calcext:value-type="float">
            <text:p>2638966909</text:p>
          </table:table-cell>
          <table:table-cell office:value-type="float" office:value="4273" calcext:value-type="float">
            <text:p>4273</text:p>
          </table:table-cell>
          <table:table-cell office:value-type="float" office:value="2129.37" calcext:value-type="float">
            <text:p>2129.37</text:p>
          </table:table-cell>
          <table:table-cell office:value-type="float" office:value="1828839.39" calcext:value-type="float">
            <text:p>1828839.39</text:p>
          </table:table-cell>
          <table:table-cell table:formula="of:=[.D1399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638977310" calcext:value-type="float">
            <text:p>2638977310</text:p>
          </table:table-cell>
          <table:table-cell office:value-type="float" office:value="3392" calcext:value-type="float">
            <text:p>3392</text:p>
          </table:table-cell>
          <table:table-cell office:value-type="float" office:value="1687.7" calcext:value-type="float">
            <text:p>1687.7</text:p>
          </table:table-cell>
          <table:table-cell office:value-type="float" office:value="1831069.11" calcext:value-type="float">
            <text:p>1831069.11</text:p>
          </table:table-cell>
          <table:table-cell table:formula="of:=[.D1400]/1000" office:value-type="float" office:value="1831.06911" calcext:value-type="float">
            <text:p>1831.06911</text:p>
          </table:table-cell>
          <table:table-cell table:number-columns-repeated="4"/>
        </table:table-row>
        <table:table-row table:style-name="ro1">
          <table:table-cell office:value-type="float" office:value="2639185448" calcext:value-type="float">
            <text:p>2639185448</text:p>
          </table:table-cell>
          <table:table-cell office:value-type="float" office:value="352" calcext:value-type="float">
            <text:p>352</text:p>
          </table:table-cell>
          <table:table-cell office:value-type="float" office:value="185.34" calcext:value-type="float">
            <text:p>185.34</text:p>
          </table:table-cell>
          <table:table-cell office:value-type="float" office:value="1833810.89" calcext:value-type="float">
            <text:p>1833810.89</text:p>
          </table:table-cell>
          <table:table-cell table:formula="of:=[.D1401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39286733" calcext:value-type="float">
            <text:p>2639286733</text:p>
          </table:table-cell>
          <table:table-cell office:value-type="float" office:value="4686" calcext:value-type="float">
            <text:p>4686</text:p>
          </table:table-cell>
          <table:table-cell office:value-type="float" office:value="2336.28" calcext:value-type="float">
            <text:p>2336.28</text:p>
          </table:table-cell>
          <table:table-cell office:value-type="float" office:value="1828864.44" calcext:value-type="float">
            <text:p>1828864.44</text:p>
          </table:table-cell>
          <table:table-cell table:formula="of:=[.D1402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639296995" calcext:value-type="float">
            <text:p>2639296995</text:p>
          </table:table-cell>
          <table:table-cell office:value-type="float" office:value="3005" calcext:value-type="float">
            <text:p>3005</text:p>
          </table:table-cell>
          <table:table-cell office:value-type="float" office:value="1523.29" calcext:value-type="float">
            <text:p>1523.29</text:p>
          </table:table-cell>
          <table:table-cell office:value-type="float" office:value="1832371.9" calcext:value-type="float">
            <text:p>1832371.9</text:p>
          </table:table-cell>
          <table:table-cell table:formula="of:=[.D1403]/1000" office:value-type="float" office:value="1832.3719" calcext:value-type="float">
            <text:p>1832.3719</text:p>
          </table:table-cell>
          <table:table-cell table:number-columns-repeated="4"/>
        </table:table-row>
        <table:table-row table:style-name="ro1">
          <table:table-cell office:value-type="float" office:value="2639434462" calcext:value-type="float">
            <text:p>2639434462</text:p>
          </table:table-cell>
          <table:table-cell office:value-type="float" office:value="374" calcext:value-type="float">
            <text:p>374</text:p>
          </table:table-cell>
          <table:table-cell office:value-type="float" office:value="187.76" calcext:value-type="float">
            <text:p>187.76</text:p>
          </table:table-cell>
          <table:table-cell office:value-type="float" office:value="1830417.23" calcext:value-type="float">
            <text:p>1830417.23</text:p>
          </table:table-cell>
          <table:table-cell table:formula="of:=[.D1404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39606982" calcext:value-type="float">
            <text:p>2639606982</text:p>
          </table:table-cell>
          <table:table-cell office:value-type="float" office:value="2616" calcext:value-type="float">
            <text:p>2616</text:p>
          </table:table-cell>
          <table:table-cell office:value-type="float" office:value="1294.09" calcext:value-type="float">
            <text:p>1294.09</text:p>
          </table:table-cell>
          <table:table-cell office:value-type="float" office:value="1829102.89" calcext:value-type="float">
            <text:p>1829102.89</text:p>
          </table:table-cell>
          <table:table-cell table:formula="of:=[.D1405]/1000" office:value-type="float" office:value="1829.10289" calcext:value-type="float">
            <text:p>1829.10289</text:p>
          </table:table-cell>
          <table:table-cell table:number-columns-repeated="4"/>
        </table:table-row>
        <table:table-row table:style-name="ro1">
          <table:table-cell office:value-type="float" office:value="2639617826" calcext:value-type="float">
            <text:p>2639617826</text:p>
          </table:table-cell>
          <table:table-cell office:value-type="float" office:value="5068" calcext:value-type="float">
            <text:p>5068</text:p>
          </table:table-cell>
          <table:table-cell office:value-type="float" office:value="2524.06" calcext:value-type="float">
            <text:p>2524.06</text:p>
          </table:table-cell>
          <table:table-cell office:value-type="float" office:value="1832362.52" calcext:value-type="float">
            <text:p>1832362.52</text:p>
          </table:table-cell>
          <table:table-cell table:formula="of:=[.D1406]/1000" office:value-type="float" office:value="1832.36252" calcext:value-type="float">
            <text:p>1832.36252</text:p>
          </table:table-cell>
          <table:table-cell table:number-columns-repeated="4"/>
        </table:table-row>
        <table:table-row table:style-name="ro1">
          <table:table-cell office:value-type="float" office:value="2639663004" calcext:value-type="float">
            <text:p>2639663004</text:p>
          </table:table-cell>
          <table:table-cell office:value-type="float" office:value="638" calcext:value-type="float">
            <text:p>638</text:p>
          </table:table-cell>
          <table:table-cell office:value-type="float" office:value="312.17" calcext:value-type="float">
            <text:p>312.17</text:p>
          </table:table-cell>
          <table:table-cell office:value-type="float" office:value="1828211.19" calcext:value-type="float">
            <text:p>1828211.19</text:p>
          </table:table-cell>
          <table:table-cell table:formula="of:=[.D1407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639926423" calcext:value-type="float">
            <text:p>2639926423</text:p>
          </table:table-cell>
          <table:table-cell office:value-type="float" office:value="3027" calcext:value-type="float">
            <text:p>3027</text:p>
          </table:table-cell>
          <table:table-cell office:value-type="float" office:value="1508.53" calcext:value-type="float">
            <text:p>1508.53</text:p>
          </table:table-cell>
          <table:table-cell office:value-type="float" office:value="1828722.88" calcext:value-type="float">
            <text:p>1828722.88</text:p>
          </table:table-cell>
          <table:table-cell table:formula="of:=[.D1408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639937119" calcext:value-type="float">
            <text:p>2639937119</text:p>
          </table:table-cell>
          <table:table-cell office:value-type="float" office:value="5469" calcext:value-type="float">
            <text:p>5469</text:p>
          </table:table-cell>
          <table:table-cell office:value-type="float" office:value="2727.11" calcext:value-type="float">
            <text:p>2727.11</text:p>
          </table:table-cell>
          <table:table-cell office:value-type="float" office:value="1830831.2" calcext:value-type="float">
            <text:p>1830831.2</text:p>
          </table:table-cell>
          <table:table-cell table:formula="of:=[.D1409]/1000" office:value-type="float" office:value="1830.8312" calcext:value-type="float">
            <text:p>1830.8312</text:p>
          </table:table-cell>
          <table:table-cell table:number-columns-repeated="4"/>
        </table:table-row>
        <table:table-row table:style-name="ro1">
          <table:table-cell office:value-type="float" office:value="2640106233" calcext:value-type="float">
            <text:p>2640106233</text:p>
          </table:table-cell>
          <table:table-cell office:value-type="float" office:value="1402" calcext:value-type="float">
            <text:p>1402</text:p>
          </table:table-cell>
          <table:table-cell office:value-type="float" office:value="782.96" calcext:value-type="float">
            <text:p>782.96</text:p>
          </table:table-cell>
          <table:table-cell office:value-type="float" office:value="1829224.72" calcext:value-type="float">
            <text:p>1829224.72</text:p>
          </table:table-cell>
          <table:table-cell table:formula="of:=[.D1410]/1000" office:value-type="float" office:value="1829.22472" calcext:value-type="float">
            <text:p>1829.22472</text:p>
          </table:table-cell>
          <table:table-cell table:number-columns-repeated="4"/>
        </table:table-row>
        <table:table-row table:style-name="ro1">
          <table:table-cell office:value-type="float" office:value="2640244999" calcext:value-type="float">
            <text:p>2640244999</text:p>
          </table:table-cell>
          <table:table-cell office:value-type="float" office:value="4269" calcext:value-type="float">
            <text:p>4269</text:p>
          </table:table-cell>
          <table:table-cell office:value-type="float" office:value="2140.48" calcext:value-type="float">
            <text:p>2140.48</text:p>
          </table:table-cell>
          <table:table-cell office:value-type="float" office:value="1828839.39" calcext:value-type="float">
            <text:p>1828839.39</text:p>
          </table:table-cell>
          <table:table-cell table:formula="of:=[.D1411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640255504" calcext:value-type="float">
            <text:p>2640255504</text:p>
          </table:table-cell>
          <table:table-cell office:value-type="float" office:value="3395" calcext:value-type="float">
            <text:p>3395</text:p>
          </table:table-cell>
          <table:table-cell office:value-type="float" office:value="1688.22" calcext:value-type="float">
            <text:p>1688.22</text:p>
          </table:table-cell>
          <table:table-cell office:value-type="float" office:value="1829988.19" calcext:value-type="float">
            <text:p>1829988.19</text:p>
          </table:table-cell>
          <table:table-cell table:formula="of:=[.D1412]/1000" office:value-type="float" office:value="1829.98819" calcext:value-type="float">
            <text:p>1829.98819</text:p>
          </table:table-cell>
          <table:table-cell table:number-columns-repeated="4"/>
        </table:table-row>
        <table:table-row table:style-name="ro1">
          <table:table-cell office:value-type="float" office:value="2640463754" calcext:value-type="float">
            <text:p>2640463754</text:p>
          </table:table-cell>
          <table:table-cell office:value-type="float" office:value="373" calcext:value-type="float">
            <text:p>373</text:p>
          </table:table-cell>
          <table:table-cell office:value-type="float" office:value="193.56" calcext:value-type="float">
            <text:p>193.56</text:p>
          </table:table-cell>
          <table:table-cell office:value-type="float" office:value="1832884.1" calcext:value-type="float">
            <text:p>1832884.1</text:p>
          </table:table-cell>
          <table:table-cell table:formula="of:=[.D1413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40565193" calcext:value-type="float">
            <text:p>2640565193</text:p>
          </table:table-cell>
          <table:table-cell office:value-type="float" office:value="5516" calcext:value-type="float">
            <text:p>5516</text:p>
          </table:table-cell>
          <table:table-cell office:value-type="float" office:value="2749.88" calcext:value-type="float">
            <text:p>2749.88</text:p>
          </table:table-cell>
          <table:table-cell office:value-type="float" office:value="1829235.1" calcext:value-type="float">
            <text:p>1829235.1</text:p>
          </table:table-cell>
          <table:table-cell table:formula="of:=[.D1414]/1000" office:value-type="float" office:value="1829.2351" calcext:value-type="float">
            <text:p>1829.2351</text:p>
          </table:table-cell>
          <table:table-cell table:number-columns-repeated="4"/>
        </table:table-row>
        <table:table-row table:style-name="ro1">
          <table:table-cell office:value-type="float" office:value="2640574303" calcext:value-type="float">
            <text:p>2640574303</text:p>
          </table:table-cell>
          <table:table-cell office:value-type="float" office:value="3841" calcext:value-type="float">
            <text:p>3841</text:p>
          </table:table-cell>
          <table:table-cell office:value-type="float" office:value="1934.26" calcext:value-type="float">
            <text:p>1934.26</text:p>
          </table:table-cell>
          <table:table-cell office:value-type="float" office:value="1830445.71" calcext:value-type="float">
            <text:p>1830445.71</text:p>
          </table:table-cell>
          <table:table-cell table:formula="of:=[.D1415]/1000" office:value-type="float" office:value="1830.44571" calcext:value-type="float">
            <text:p>1830.44571</text:p>
          </table:table-cell>
          <table:table-cell table:number-columns-repeated="4"/>
        </table:table-row>
        <table:table-row table:style-name="ro1">
          <table:table-cell office:value-type="float" office:value="2640711679" calcext:value-type="float">
            <text:p>2640711679</text:p>
          </table:table-cell>
          <table:table-cell office:value-type="float" office:value="375" calcext:value-type="float">
            <text:p>375</text:p>
          </table:table-cell>
          <table:table-cell office:value-type="float" office:value="180.66" calcext:value-type="float">
            <text:p>180.66</text:p>
          </table:table-cell>
          <table:table-cell office:value-type="float" office:value="1832884.1" calcext:value-type="float">
            <text:p>1832884.1</text:p>
          </table:table-cell>
          <table:table-cell table:formula="of:=[.D1416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40884307" calcext:value-type="float">
            <text:p>2640884307</text:p>
          </table:table-cell>
          <table:table-cell office:value-type="float" office:value="3443" calcext:value-type="float">
            <text:p>3443</text:p>
          </table:table-cell>
          <table:table-cell office:value-type="float" office:value="1709.71" calcext:value-type="float">
            <text:p>1709.71</text:p>
          </table:table-cell>
          <table:table-cell office:value-type="float" office:value="1828504.88" calcext:value-type="float">
            <text:p>1828504.88</text:p>
          </table:table-cell>
          <table:table-cell table:formula="of:=[.D1417]/1000" office:value-type="float" office:value="1828.50488" calcext:value-type="float">
            <text:p>1828.50488</text:p>
          </table:table-cell>
          <table:table-cell table:number-columns-repeated="4"/>
        </table:table-row>
        <table:table-row table:style-name="ro1">
          <table:table-cell office:value-type="float" office:value="2640895062" calcext:value-type="float">
            <text:p>2640895062</text:p>
          </table:table-cell>
          <table:table-cell office:value-type="float" office:value="5053" calcext:value-type="float">
            <text:p>5053</text:p>
          </table:table-cell>
          <table:table-cell office:value-type="float" office:value="2517.2" calcext:value-type="float">
            <text:p>2517.2</text:p>
          </table:table-cell>
          <table:table-cell office:value-type="float" office:value="1830971.96" calcext:value-type="float">
            <text:p>1830971.96</text:p>
          </table:table-cell>
          <table:table-cell table:formula="of:=[.D1418]/1000" office:value-type="float" office:value="1830.97196" calcext:value-type="float">
            <text:p>1830.97196</text:p>
          </table:table-cell>
          <table:table-cell table:number-columns-repeated="4"/>
        </table:table-row>
        <table:table-row table:style-name="ro1">
          <table:table-cell office:value-type="float" office:value="2640940325" calcext:value-type="float">
            <text:p>2640940325</text:p>
          </table:table-cell>
          <table:table-cell office:value-type="float" office:value="658" calcext:value-type="float">
            <text:p>658</text:p>
          </table:table-cell>
          <table:table-cell office:value-type="float" office:value="318.44" calcext:value-type="float">
            <text:p>318.44</text:p>
          </table:table-cell>
          <table:table-cell office:value-type="float" office:value="1830663.62" calcext:value-type="float">
            <text:p>1830663.62</text:p>
          </table:table-cell>
          <table:table-cell table:formula="of:=[.D1419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641202849" calcext:value-type="float">
            <text:p>2641202849</text:p>
          </table:table-cell>
          <table:table-cell office:value-type="float" office:value="3027" calcext:value-type="float">
            <text:p>3027</text:p>
          </table:table-cell>
          <table:table-cell office:value-type="float" office:value="1506.57" calcext:value-type="float">
            <text:p>1506.57</text:p>
          </table:table-cell>
          <table:table-cell office:value-type="float" office:value="1828722.88" calcext:value-type="float">
            <text:p>1828722.88</text:p>
          </table:table-cell>
          <table:table-cell table:formula="of:=[.D1420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641213637" calcext:value-type="float">
            <text:p>2641213637</text:p>
          </table:table-cell>
          <table:table-cell office:value-type="float" office:value="4636" calcext:value-type="float">
            <text:p>4636</text:p>
          </table:table-cell>
          <table:table-cell office:value-type="float" office:value="2305.88" calcext:value-type="float">
            <text:p>2305.88</text:p>
          </table:table-cell>
          <table:table-cell office:value-type="float" office:value="1831533.48" calcext:value-type="float">
            <text:p>1831533.48</text:p>
          </table:table-cell>
          <table:table-cell table:formula="of:=[.D1421]/1000" office:value-type="float" office:value="1831.53348" calcext:value-type="float">
            <text:p>1831.53348</text:p>
          </table:table-cell>
          <table:table-cell table:number-columns-repeated="4"/>
        </table:table-row>
        <table:table-row table:style-name="ro1">
          <table:table-cell office:value-type="float" office:value="2641383021" calcext:value-type="float">
            <text:p>2641383021</text:p>
          </table:table-cell>
          <table:table-cell office:value-type="float" office:value="1424" calcext:value-type="float">
            <text:p>1424</text:p>
          </table:table-cell>
          <table:table-cell office:value-type="float" office:value="812.26" calcext:value-type="float">
            <text:p>812.26</text:p>
          </table:table-cell>
          <table:table-cell office:value-type="float" office:value="1829053.82" calcext:value-type="float">
            <text:p>1829053.82</text:p>
          </table:table-cell>
          <table:table-cell table:formula="of:=[.D1422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41521945" calcext:value-type="float">
            <text:p>2641521945</text:p>
          </table:table-cell>
          <table:table-cell office:value-type="float" office:value="4259" calcext:value-type="float">
            <text:p>4259</text:p>
          </table:table-cell>
          <table:table-cell office:value-type="float" office:value="2119.81" calcext:value-type="float">
            <text:p>2119.81</text:p>
          </table:table-cell>
          <table:table-cell office:value-type="float" office:value="1826527.01" calcext:value-type="float">
            <text:p>1826527.01</text:p>
          </table:table-cell>
          <table:table-cell table:formula="of:=[.D1423]/1000" office:value-type="float" office:value="1826.52701" calcext:value-type="float">
            <text:p>1826.52701</text:p>
          </table:table-cell>
          <table:table-cell table:number-columns-repeated="4"/>
        </table:table-row>
        <table:table-row table:style-name="ro1">
          <table:table-cell office:value-type="float" office:value="2641532537" calcext:value-type="float">
            <text:p>2641532537</text:p>
          </table:table-cell>
          <table:table-cell office:value-type="float" office:value="2541" calcext:value-type="float">
            <text:p>2541</text:p>
          </table:table-cell>
          <table:table-cell office:value-type="float" office:value="1270.5" calcext:value-type="float">
            <text:p>1270.5</text:p>
          </table:table-cell>
          <table:table-cell office:value-type="float" office:value="1831458.46" calcext:value-type="float">
            <text:p>1831458.46</text:p>
          </table:table-cell>
          <table:table-cell table:formula="of:=[.D1424]/1000" office:value-type="float" office:value="1831.45846" calcext:value-type="float">
            <text:p>1831.45846</text:p>
          </table:table-cell>
          <table:table-cell table:number-columns-repeated="4"/>
        </table:table-row>
        <table:table-row table:style-name="ro1">
          <table:table-cell office:value-type="float" office:value="2641741040" calcext:value-type="float">
            <text:p>2641741040</text:p>
          </table:table-cell>
          <table:table-cell office:value-type="float" office:value="374" calcext:value-type="float">
            <text:p>374</text:p>
          </table:table-cell>
          <table:table-cell office:value-type="float" office:value="194.38" calcext:value-type="float">
            <text:p>194.38</text:p>
          </table:table-cell>
          <table:table-cell office:value-type="float" office:value="1832884.1" calcext:value-type="float">
            <text:p>1832884.1</text:p>
          </table:table-cell>
          <table:table-cell table:formula="of:=[.D142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41842567" calcext:value-type="float">
            <text:p>2641842567</text:p>
          </table:table-cell>
          <table:table-cell office:value-type="float" office:value="4692" calcext:value-type="float">
            <text:p>4692</text:p>
          </table:table-cell>
          <table:table-cell office:value-type="float" office:value="2337.22" calcext:value-type="float">
            <text:p>2337.22</text:p>
          </table:table-cell>
          <table:table-cell office:value-type="float" office:value="1828083.29" calcext:value-type="float">
            <text:p>1828083.29</text:p>
          </table:table-cell>
          <table:table-cell table:formula="of:=[.D1426]/1000" office:value-type="float" office:value="1828.08329" calcext:value-type="float">
            <text:p>1828.08329</text:p>
          </table:table-cell>
          <table:table-cell table:number-columns-repeated="4"/>
        </table:table-row>
        <table:table-row table:style-name="ro1">
          <table:table-cell office:value-type="float" office:value="2641851987" calcext:value-type="float">
            <text:p>2641851987</text:p>
          </table:table-cell>
          <table:table-cell office:value-type="float" office:value="2974" calcext:value-type="float">
            <text:p>2974</text:p>
          </table:table-cell>
          <table:table-cell office:value-type="float" office:value="1478.99" calcext:value-type="float">
            <text:p>1478.99</text:p>
          </table:table-cell>
          <table:table-cell office:value-type="float" office:value="1831649.83" calcext:value-type="float">
            <text:p>1831649.83</text:p>
          </table:table-cell>
          <table:table-cell table:formula="of:=[.D1427]/1000" office:value-type="float" office:value="1831.64983" calcext:value-type="float">
            <text:p>1831.64983</text:p>
          </table:table-cell>
          <table:table-cell table:number-columns-repeated="4"/>
        </table:table-row>
        <table:table-row table:style-name="ro1">
          <table:table-cell office:value-type="float" office:value="2641989649" calcext:value-type="float">
            <text:p>2641989649</text:p>
          </table:table-cell>
          <table:table-cell office:value-type="float" office:value="407" calcext:value-type="float">
            <text:p>407</text:p>
          </table:table-cell>
          <table:table-cell office:value-type="float" office:value="221.28" calcext:value-type="float">
            <text:p>221.28</text:p>
          </table:table-cell>
          <table:table-cell office:value-type="float" office:value="1833810.89" calcext:value-type="float">
            <text:p>1833810.89</text:p>
          </table:table-cell>
          <table:table-cell table:formula="of:=[.D1428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42160311" calcext:value-type="float">
            <text:p>2642160311</text:p>
          </table:table-cell>
          <table:table-cell office:value-type="float" office:value="2610" calcext:value-type="float">
            <text:p>2610</text:p>
          </table:table-cell>
          <table:table-cell office:value-type="float" office:value="1302.78" calcext:value-type="float">
            <text:p>1302.78</text:p>
          </table:table-cell>
          <table:table-cell office:value-type="float" office:value="1829362.03" calcext:value-type="float">
            <text:p>1829362.03</text:p>
          </table:table-cell>
          <table:table-cell table:formula="of:=[.D1429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42171357" calcext:value-type="float">
            <text:p>2642171357</text:p>
          </table:table-cell>
          <table:table-cell office:value-type="float" office:value="5083" calcext:value-type="float">
            <text:p>5083</text:p>
          </table:table-cell>
          <table:table-cell office:value-type="float" office:value="2549.77" calcext:value-type="float">
            <text:p>2549.77</text:p>
          </table:table-cell>
          <table:table-cell office:value-type="float" office:value="1831210.19" calcext:value-type="float">
            <text:p>1831210.19</text:p>
          </table:table-cell>
          <table:table-cell table:formula="of:=[.D1430]/1000" office:value-type="float" office:value="1831.21019" calcext:value-type="float">
            <text:p>1831.21019</text:p>
          </table:table-cell>
          <table:table-cell table:number-columns-repeated="4"/>
        </table:table-row>
        <table:table-row table:style-name="ro1">
          <table:table-cell office:value-type="float" office:value="2642216711" calcext:value-type="float">
            <text:p>2642216711</text:p>
          </table:table-cell>
          <table:table-cell office:value-type="float" office:value="680" calcext:value-type="float">
            <text:p>680</text:p>
          </table:table-cell>
          <table:table-cell office:value-type="float" office:value="326.31" calcext:value-type="float">
            <text:p>326.31</text:p>
          </table:table-cell>
          <table:table-cell office:value-type="float" office:value="1830258.3" calcext:value-type="float">
            <text:p>1830258.3</text:p>
          </table:table-cell>
          <table:table-cell table:formula="of:=[.D1431]/1000" office:value-type="float" office:value="1830.2583" calcext:value-type="float">
            <text:p>1830.2583</text:p>
          </table:table-cell>
          <table:table-cell table:number-columns-repeated="4"/>
        </table:table-row>
        <table:table-row table:style-name="ro1">
          <table:table-cell office:value-type="float" office:value="2642479383" calcext:value-type="float">
            <text:p>2642479383</text:p>
          </table:table-cell>
          <table:table-cell office:value-type="float" office:value="3005" calcext:value-type="float">
            <text:p>3005</text:p>
          </table:table-cell>
          <table:table-cell office:value-type="float" office:value="1500.85" calcext:value-type="float">
            <text:p>1500.85</text:p>
          </table:table-cell>
          <table:table-cell office:value-type="float" office:value="1828800.27" calcext:value-type="float">
            <text:p>1828800.27</text:p>
          </table:table-cell>
          <table:table-cell table:formula="of:=[.D1432]/1000" office:value-type="float" office:value="1828.80027" calcext:value-type="float">
            <text:p>1828.80027</text:p>
          </table:table-cell>
          <table:table-cell table:number-columns-repeated="4"/>
        </table:table-row>
        <table:table-row table:style-name="ro1">
          <table:table-cell office:value-type="float" office:value="2642490228" calcext:value-type="float">
            <text:p>2642490228</text:p>
          </table:table-cell>
          <table:table-cell office:value-type="float" office:value="4668" calcext:value-type="float">
            <text:p>4668</text:p>
          </table:table-cell>
          <table:table-cell office:value-type="float" office:value="2344.5" calcext:value-type="float">
            <text:p>2344.5</text:p>
          </table:table-cell>
          <table:table-cell office:value-type="float" office:value="1831597.22" calcext:value-type="float">
            <text:p>1831597.22</text:p>
          </table:table-cell>
          <table:table-cell table:formula="of:=[.D1433]/1000" office:value-type="float" office:value="1831.59722" calcext:value-type="float">
            <text:p>1831.59722</text:p>
          </table:table-cell>
          <table:table-cell table:number-columns-repeated="4"/>
        </table:table-row>
        <table:table-row table:style-name="ro1">
          <table:table-cell office:value-type="float" office:value="2642659734" calcext:value-type="float">
            <text:p>2642659734</text:p>
          </table:table-cell>
          <table:table-cell office:value-type="float" office:value="1403" calcext:value-type="float">
            <text:p>1403</text:p>
          </table:table-cell>
          <table:table-cell office:value-type="float" office:value="785.72" calcext:value-type="float">
            <text:p>785.72</text:p>
          </table:table-cell>
          <table:table-cell office:value-type="float" office:value="1827918.6" calcext:value-type="float">
            <text:p>1827918.6</text:p>
          </table:table-cell>
          <table:table-cell table:formula="of:=[.D1434]/1000" office:value-type="float" office:value="1827.9186" calcext:value-type="float">
            <text:p>1827.9186</text:p>
          </table:table-cell>
          <table:table-cell table:number-columns-repeated="4"/>
        </table:table-row>
        <table:table-row table:style-name="ro1">
          <table:table-cell office:value-type="float" office:value="2642797694" calcext:value-type="float">
            <text:p>2642797694</text:p>
          </table:table-cell>
          <table:table-cell office:value-type="float" office:value="4274" calcext:value-type="float">
            <text:p>4274</text:p>
          </table:table-cell>
          <table:table-cell office:value-type="float" office:value="2130.26" calcext:value-type="float">
            <text:p>2130.26</text:p>
          </table:table-cell>
          <table:table-cell office:value-type="float" office:value="1828625.01" calcext:value-type="float">
            <text:p>1828625.01</text:p>
          </table:table-cell>
          <table:table-cell table:formula="of:=[.D1435]/1000" office:value-type="float" office:value="1828.62501" calcext:value-type="float">
            <text:p>1828.62501</text:p>
          </table:table-cell>
          <table:table-cell table:number-columns-repeated="4"/>
        </table:table-row>
        <table:table-row table:style-name="ro1">
          <table:table-cell office:value-type="float" office:value="2642802031" calcext:value-type="float">
            <text:p>2642802031</text:p>
          </table:table-cell>
          <table:table-cell office:value-type="float" office:value="1775" calcext:value-type="float">
            <text:p>1775</text:p>
          </table:table-cell>
          <table:table-cell office:value-type="float" office:value="873.98" calcext:value-type="float">
            <text:p>873.98</text:p>
          </table:table-cell>
          <table:table-cell office:value-type="float" office:value="1832579.19" calcext:value-type="float">
            <text:p>1832579.19</text:p>
          </table:table-cell>
          <table:table-cell table:formula="of:=[.D1436]/1000" office:value-type="float" office:value="1832.57919" calcext:value-type="float">
            <text:p>1832.57919</text:p>
          </table:table-cell>
          <table:table-cell table:number-columns-repeated="4"/>
        </table:table-row>
        <table:table-row table:style-name="ro1">
          <table:table-cell office:value-type="float" office:value="2643009894" calcext:value-type="float">
            <text:p>2643009894</text:p>
          </table:table-cell>
          <table:table-cell office:value-type="float" office:value="353" calcext:value-type="float">
            <text:p>353</text:p>
          </table:table-cell>
          <table:table-cell office:value-type="float" office:value="184.95" calcext:value-type="float">
            <text:p>184.95</text:p>
          </table:table-cell>
          <table:table-cell office:value-type="float" office:value="1833810.89" calcext:value-type="float">
            <text:p>1833810.89</text:p>
          </table:table-cell>
          <table:table-cell table:formula="of:=[.D1437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43111502" calcext:value-type="float">
            <text:p>2643111502</text:p>
          </table:table-cell>
          <table:table-cell office:value-type="float" office:value="4686" calcext:value-type="float">
            <text:p>4686</text:p>
          </table:table-cell>
          <table:table-cell office:value-type="float" office:value="2336.23" calcext:value-type="float">
            <text:p>2336.23</text:p>
          </table:table-cell>
          <table:table-cell office:value-type="float" office:value="1828864.44" calcext:value-type="float">
            <text:p>1828864.44</text:p>
          </table:table-cell>
          <table:table-cell table:formula="of:=[.D1438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643120989" calcext:value-type="float">
            <text:p>2643120989</text:p>
          </table:table-cell>
          <table:table-cell office:value-type="float" office:value="2977" calcext:value-type="float">
            <text:p>2977</text:p>
          </table:table-cell>
          <table:table-cell office:value-type="float" office:value="1478.8" calcext:value-type="float">
            <text:p>1478.8</text:p>
          </table:table-cell>
          <table:table-cell office:value-type="float" office:value="1831341.52" calcext:value-type="float">
            <text:p>1831341.52</text:p>
          </table:table-cell>
          <table:table-cell table:formula="of:=[.D1439]/1000" office:value-type="float" office:value="1831.34152" calcext:value-type="float">
            <text:p>1831.34152</text:p>
          </table:table-cell>
          <table:table-cell table:number-columns-repeated="4"/>
        </table:table-row>
        <table:table-row table:style-name="ro1">
          <table:table-cell office:value-type="float" office:value="2643258715" calcext:value-type="float">
            <text:p>2643258715</text:p>
          </table:table-cell>
          <table:table-cell office:value-type="float" office:value="375" calcext:value-type="float">
            <text:p>375</text:p>
          </table:table-cell>
          <table:table-cell office:value-type="float" office:value="184.41" calcext:value-type="float">
            <text:p>184.41</text:p>
          </table:table-cell>
          <table:table-cell office:value-type="float" office:value="1832884.1" calcext:value-type="float">
            <text:p>1832884.1</text:p>
          </table:table-cell>
          <table:table-cell table:formula="of:=[.D144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43431559" calcext:value-type="float">
            <text:p>2643431559</text:p>
          </table:table-cell>
          <table:table-cell office:value-type="float" office:value="2611" calcext:value-type="float">
            <text:p>2611</text:p>
          </table:table-cell>
          <table:table-cell office:value-type="float" office:value="1292.55" calcext:value-type="float">
            <text:p>1292.55</text:p>
          </table:table-cell>
          <table:table-cell office:value-type="float" office:value="1827606.07" calcext:value-type="float">
            <text:p>1827606.07</text:p>
          </table:table-cell>
          <table:table-cell table:formula="of:=[.D1441]/1000" office:value-type="float" office:value="1827.60607" calcext:value-type="float">
            <text:p>1827.60607</text:p>
          </table:table-cell>
          <table:table-cell table:number-columns-repeated="4"/>
        </table:table-row>
        <table:table-row table:style-name="ro1">
          <table:table-cell office:value-type="float" office:value="2643441692" calcext:value-type="float">
            <text:p>2643441692</text:p>
          </table:table-cell>
          <table:table-cell office:value-type="float" office:value="4222" calcext:value-type="float">
            <text:p>4222</text:p>
          </table:table-cell>
          <table:table-cell office:value-type="float" office:value="2100.7" calcext:value-type="float">
            <text:p>2100.7</text:p>
          </table:table-cell>
          <table:table-cell office:value-type="float" office:value="1831119.54" calcext:value-type="float">
            <text:p>1831119.54</text:p>
          </table:table-cell>
          <table:table-cell table:formula="of:=[.D1442]/1000" office:value-type="float" office:value="1831.11954" calcext:value-type="float">
            <text:p>1831.11954</text:p>
          </table:table-cell>
          <table:table-cell table:number-columns-repeated="4"/>
        </table:table-row>
        <table:table-row table:style-name="ro1">
          <table:table-cell office:value-type="float" office:value="2643487386" calcext:value-type="float">
            <text:p>2643487386</text:p>
          </table:table-cell>
          <table:table-cell office:value-type="float" office:value="660" calcext:value-type="float">
            <text:p>660</text:p>
          </table:table-cell>
          <table:table-cell office:value-type="float" office:value="317.09" calcext:value-type="float">
            <text:p>317.09</text:p>
          </table:table-cell>
          <table:table-cell office:value-type="float" office:value="1827875.1" calcext:value-type="float">
            <text:p>1827875.1</text:p>
          </table:table-cell>
          <table:table-cell table:formula="of:=[.D1443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43750135" calcext:value-type="float">
            <text:p>2643750135</text:p>
          </table:table-cell>
          <table:table-cell office:value-type="float" office:value="3024" calcext:value-type="float">
            <text:p>3024</text:p>
          </table:table-cell>
          <table:table-cell office:value-type="float" office:value="1505.94" calcext:value-type="float">
            <text:p>1505.94</text:p>
          </table:table-cell>
          <table:table-cell office:value-type="float" office:value="1829935.36" calcext:value-type="float">
            <text:p>1829935.36</text:p>
          </table:table-cell>
          <table:table-cell table:formula="of:=[.D1444]/1000" office:value-type="float" office:value="1829.93536" calcext:value-type="float">
            <text:p>1829.93536</text:p>
          </table:table-cell>
          <table:table-cell table:number-columns-repeated="4"/>
        </table:table-row>
        <table:table-row table:style-name="ro1">
          <table:table-cell office:value-type="float" office:value="2643757967" calcext:value-type="float">
            <text:p>2643757967</text:p>
          </table:table-cell>
          <table:table-cell office:value-type="float" office:value="4632" calcext:value-type="float">
            <text:p>4632</text:p>
          </table:table-cell>
          <table:table-cell office:value-type="float" office:value="2322.86" calcext:value-type="float">
            <text:p>2322.86</text:p>
          </table:table-cell>
          <table:table-cell office:value-type="float" office:value="1832522.96" calcext:value-type="float">
            <text:p>1832522.96</text:p>
          </table:table-cell>
          <table:table-cell table:formula="of:=[.D1445]/1000" office:value-type="float" office:value="1832.52296" calcext:value-type="float">
            <text:p>1832.52296</text:p>
          </table:table-cell>
          <table:table-cell table:number-columns-repeated="4"/>
        </table:table-row>
        <table:table-row table:style-name="ro1">
          <table:table-cell office:value-type="float" office:value="2643926550" calcext:value-type="float">
            <text:p>2643926550</text:p>
          </table:table-cell>
          <table:table-cell office:value-type="float" office:value="1424" calcext:value-type="float">
            <text:p>1424</text:p>
          </table:table-cell>
          <table:table-cell office:value-type="float" office:value="789.56" calcext:value-type="float">
            <text:p>789.56</text:p>
          </table:table-cell>
          <table:table-cell office:value-type="float" office:value="1828410.69" calcext:value-type="float">
            <text:p>1828410.69</text:p>
          </table:table-cell>
          <table:table-cell table:formula="of:=[.D1446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44062608" calcext:value-type="float">
            <text:p>2644062608</text:p>
          </table:table-cell>
          <table:table-cell office:value-type="float" office:value="4277" calcext:value-type="float">
            <text:p>4277</text:p>
          </table:table-cell>
          <table:table-cell office:value-type="float" office:value="2119.82" calcext:value-type="float">
            <text:p>2119.82</text:p>
          </table:table-cell>
          <table:table-cell office:value-type="float" office:value="1827125.79" calcext:value-type="float">
            <text:p>1827125.79</text:p>
          </table:table-cell>
          <table:table-cell table:formula="of:=[.D1447]/1000" office:value-type="float" office:value="1827.12579" calcext:value-type="float">
            <text:p>1827.12579</text:p>
          </table:table-cell>
          <table:table-cell table:number-columns-repeated="4"/>
        </table:table-row>
        <table:table-row table:style-name="ro1">
          <table:table-cell office:value-type="float" office:value="2644072413" calcext:value-type="float">
            <text:p>2644072413</text:p>
          </table:table-cell>
          <table:table-cell office:value-type="float" office:value="3395" calcext:value-type="float">
            <text:p>3395</text:p>
          </table:table-cell>
          <table:table-cell office:value-type="float" office:value="1682.1" calcext:value-type="float">
            <text:p>1682.1</text:p>
          </table:table-cell>
          <table:table-cell office:value-type="float" office:value="1829718.16" calcext:value-type="float">
            <text:p>1829718.16</text:p>
          </table:table-cell>
          <table:table-cell table:formula="of:=[.D1448]/1000" office:value-type="float" office:value="1829.71816" calcext:value-type="float">
            <text:p>1829.71816</text:p>
          </table:table-cell>
          <table:table-cell table:number-columns-repeated="4"/>
        </table:table-row>
        <table:table-row table:style-name="ro1">
          <table:table-cell office:value-type="float" office:value="2644280950" calcext:value-type="float">
            <text:p>2644280950</text:p>
          </table:table-cell>
          <table:table-cell office:value-type="float" office:value="375" calcext:value-type="float">
            <text:p>375</text:p>
          </table:table-cell>
          <table:table-cell office:value-type="float" office:value="192.22" calcext:value-type="float">
            <text:p>192.22</text:p>
          </table:table-cell>
          <table:table-cell office:value-type="float" office:value="1830417.23" calcext:value-type="float">
            <text:p>1830417.23</text:p>
          </table:table-cell>
          <table:table-cell table:formula="of:=[.D144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44374500" calcext:value-type="float">
            <text:p>2644374500</text:p>
          </table:table-cell>
          <table:table-cell office:value-type="float" office:value="4693" calcext:value-type="float">
            <text:p>4693</text:p>
          </table:table-cell>
          <table:table-cell office:value-type="float" office:value="2337.82" calcext:value-type="float">
            <text:p>2337.82</text:p>
          </table:table-cell>
          <table:table-cell office:value-type="float" office:value="1827302.81" calcext:value-type="float">
            <text:p>1827302.81</text:p>
          </table:table-cell>
          <table:table-cell table:formula="of:=[.D1450]/1000" office:value-type="float" office:value="1827.30281" calcext:value-type="float">
            <text:p>1827.30281</text:p>
          </table:table-cell>
          <table:table-cell table:number-columns-repeated="4"/>
        </table:table-row>
        <table:table-row table:style-name="ro1">
          <table:table-cell office:value-type="float" office:value="2644382023" calcext:value-type="float">
            <text:p>2644382023</text:p>
          </table:table-cell>
          <table:table-cell office:value-type="float" office:value="2981" calcext:value-type="float">
            <text:p>2981</text:p>
          </table:table-cell>
          <table:table-cell office:value-type="float" office:value="1473.4" calcext:value-type="float">
            <text:p>1473.4</text:p>
          </table:table-cell>
          <table:table-cell office:value-type="float" office:value="1828878.8" calcext:value-type="float">
            <text:p>1828878.8</text:p>
          </table:table-cell>
          <table:table-cell table:formula="of:=[.D1451]/1000" office:value-type="float" office:value="1828.8788" calcext:value-type="float">
            <text:p>1828.8788</text:p>
          </table:table-cell>
          <table:table-cell table:number-columns-repeated="4"/>
        </table:table-row>
        <table:table-row table:style-name="ro1">
          <table:table-cell office:value-type="float" office:value="2644519831" calcext:value-type="float">
            <text:p>2644519831</text:p>
          </table:table-cell>
          <table:table-cell office:value-type="float" office:value="394" calcext:value-type="float">
            <text:p>394</text:p>
          </table:table-cell>
          <table:table-cell office:value-type="float" office:value="194.86" calcext:value-type="float">
            <text:p>194.86</text:p>
          </table:table-cell>
          <table:table-cell office:value-type="float" office:value="1834394.9" calcext:value-type="float">
            <text:p>1834394.9</text:p>
          </table:table-cell>
          <table:table-cell table:formula="of:=[.D1452]/1000" office:value-type="float" office:value="1834.3949" calcext:value-type="float">
            <text:p>1834.3949</text:p>
          </table:table-cell>
          <table:table-cell table:number-columns-repeated="4"/>
        </table:table-row>
        <table:table-row table:style-name="ro1">
          <table:table-cell office:value-type="float" office:value="2644689718" calcext:value-type="float">
            <text:p>2644689718</text:p>
          </table:table-cell>
          <table:table-cell office:value-type="float" office:value="2593" calcext:value-type="float">
            <text:p>2593</text:p>
          </table:table-cell>
          <table:table-cell office:value-type="float" office:value="1287.86" calcext:value-type="float">
            <text:p>1287.86</text:p>
          </table:table-cell>
          <table:table-cell office:value-type="float" office:value="1826978.9" calcext:value-type="float">
            <text:p>1826978.9</text:p>
          </table:table-cell>
          <table:table-cell table:formula="of:=[.D1453]/1000" office:value-type="float" office:value="1826.9789" calcext:value-type="float">
            <text:p>1826.9789</text:p>
          </table:table-cell>
          <table:table-cell table:number-columns-repeated="4"/>
        </table:table-row>
        <table:table-row table:style-name="ro1">
          <table:table-cell office:value-type="float" office:value="2644695837" calcext:value-type="float">
            <text:p>2644695837</text:p>
          </table:table-cell>
          <table:table-cell office:value-type="float" office:value="4227" calcext:value-type="float">
            <text:p>4227</text:p>
          </table:table-cell>
          <table:table-cell office:value-type="float" office:value="2099.59" calcext:value-type="float">
            <text:p>2099.59</text:p>
          </table:table-cell>
          <table:table-cell office:value-type="float" office:value="1829600.66" calcext:value-type="float">
            <text:p>1829600.66</text:p>
          </table:table-cell>
          <table:table-cell table:formula="of:=[.D1454]/1000" office:value-type="float" office:value="1829.60066" calcext:value-type="float">
            <text:p>1829.60066</text:p>
          </table:table-cell>
          <table:table-cell table:number-columns-repeated="4"/>
        </table:table-row>
        <table:table-row table:style-name="ro1">
          <table:table-cell office:value-type="float" office:value="2644741644" calcext:value-type="float">
            <text:p>2644741644</text:p>
          </table:table-cell>
          <table:table-cell office:value-type="float" office:value="637" calcext:value-type="float">
            <text:p>637</text:p>
          </table:table-cell>
          <table:table-cell office:value-type="float" office:value="313.34" calcext:value-type="float">
            <text:p>313.34</text:p>
          </table:table-cell>
          <table:table-cell office:value-type="float" office:value="1829653" calcext:value-type="float">
            <text:p>1829653</text:p>
          </table:table-cell>
          <table:table-cell table:formula="of:=[.D1455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45004491" calcext:value-type="float">
            <text:p>2645004491</text:p>
          </table:table-cell>
          <table:table-cell office:value-type="float" office:value="3027" calcext:value-type="float">
            <text:p>3027</text:p>
          </table:table-cell>
          <table:table-cell office:value-type="float" office:value="1506.92" calcext:value-type="float">
            <text:p>1506.92</text:p>
          </table:table-cell>
          <table:table-cell office:value-type="float" office:value="1828722.88" calcext:value-type="float">
            <text:p>1828722.88</text:p>
          </table:table-cell>
          <table:table-cell table:formula="of:=[.D1456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645014457" calcext:value-type="float">
            <text:p>2645014457</text:p>
          </table:table-cell>
          <table:table-cell office:value-type="float" office:value="4636" calcext:value-type="float">
            <text:p>4636</text:p>
          </table:table-cell>
          <table:table-cell office:value-type="float" office:value="2309.25" calcext:value-type="float">
            <text:p>2309.25</text:p>
          </table:table-cell>
          <table:table-cell office:value-type="float" office:value="1831731.29" calcext:value-type="float">
            <text:p>1831731.29</text:p>
          </table:table-cell>
          <table:table-cell table:formula="of:=[.D1457]/1000" office:value-type="float" office:value="1831.73129" calcext:value-type="float">
            <text:p>1831.73129</text:p>
          </table:table-cell>
          <table:table-cell table:number-columns-repeated="4"/>
        </table:table-row>
        <table:table-row table:style-name="ro1">
          <table:table-cell office:value-type="float" office:value="2645183161" calcext:value-type="float">
            <text:p>2645183161</text:p>
          </table:table-cell>
          <table:table-cell office:value-type="float" office:value="1424" calcext:value-type="float">
            <text:p>1424</text:p>
          </table:table-cell>
          <table:table-cell office:value-type="float" office:value="805.54" calcext:value-type="float">
            <text:p>805.54</text:p>
          </table:table-cell>
          <table:table-cell office:value-type="float" office:value="1829053.82" calcext:value-type="float">
            <text:p>1829053.82</text:p>
          </table:table-cell>
          <table:table-cell table:formula="of:=[.D1458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45319321" calcext:value-type="float">
            <text:p>2645319321</text:p>
          </table:table-cell>
          <table:table-cell office:value-type="float" office:value="4275" calcext:value-type="float">
            <text:p>4275</text:p>
          </table:table-cell>
          <table:table-cell office:value-type="float" office:value="2124.83" calcext:value-type="float">
            <text:p>2124.83</text:p>
          </table:table-cell>
          <table:table-cell office:value-type="float" office:value="1828410.69" calcext:value-type="float">
            <text:p>1828410.69</text:p>
          </table:table-cell>
          <table:table-cell table:formula="of:=[.D1459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45329208" calcext:value-type="float">
            <text:p>2645329208</text:p>
          </table:table-cell>
          <table:table-cell office:value-type="float" office:value="2564" calcext:value-type="float">
            <text:p>2564</text:p>
          </table:table-cell>
          <table:table-cell office:value-type="float" office:value="1264.57" calcext:value-type="float">
            <text:p>1264.57</text:p>
          </table:table-cell>
          <table:table-cell office:value-type="float" office:value="1829912.02" calcext:value-type="float">
            <text:p>1829912.02</text:p>
          </table:table-cell>
          <table:table-cell table:formula="of:=[.D1460]/1000" office:value-type="float" office:value="1829.91202" calcext:value-type="float">
            <text:p>1829.91202</text:p>
          </table:table-cell>
          <table:table-cell table:number-columns-repeated="4"/>
        </table:table-row>
        <table:table-row table:style-name="ro1">
          <table:table-cell office:value-type="float" office:value="2645538031" calcext:value-type="float">
            <text:p>2645538031</text:p>
          </table:table-cell>
          <table:table-cell office:value-type="float" office:value="374" calcext:value-type="float">
            <text:p>374</text:p>
          </table:table-cell>
          <table:table-cell office:value-type="float" office:value="194.72" calcext:value-type="float">
            <text:p>194.72</text:p>
          </table:table-cell>
          <table:table-cell office:value-type="float" office:value="1830417.23" calcext:value-type="float">
            <text:p>1830417.23</text:p>
          </table:table-cell>
          <table:table-cell table:formula="of:=[.D1461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45628624" calcext:value-type="float">
            <text:p>2645628624</text:p>
          </table:table-cell>
          <table:table-cell office:value-type="float" office:value="4685" calcext:value-type="float">
            <text:p>4685</text:p>
          </table:table-cell>
          <table:table-cell office:value-type="float" office:value="2337.69" calcext:value-type="float">
            <text:p>2337.69</text:p>
          </table:table-cell>
          <table:table-cell office:value-type="float" office:value="1828864.44" calcext:value-type="float">
            <text:p>1828864.44</text:p>
          </table:table-cell>
          <table:table-cell table:formula="of:=[.D1462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645637236" calcext:value-type="float">
            <text:p>2645637236</text:p>
          </table:table-cell>
          <table:table-cell office:value-type="float" office:value="3801" calcext:value-type="float">
            <text:p>3801</text:p>
          </table:table-cell>
          <table:table-cell office:value-type="float" office:value="1904.39" calcext:value-type="float">
            <text:p>1904.39</text:p>
          </table:table-cell>
          <table:table-cell office:value-type="float" office:value="1832543.44" calcext:value-type="float">
            <text:p>1832543.44</text:p>
          </table:table-cell>
          <table:table-cell table:formula="of:=[.D1463]/1000" office:value-type="float" office:value="1832.54344" calcext:value-type="float">
            <text:p>1832.54344</text:p>
          </table:table-cell>
          <table:table-cell table:number-columns-repeated="4"/>
        </table:table-row>
        <table:table-row table:style-name="ro1">
          <table:table-cell office:value-type="float" office:value="2645774924" calcext:value-type="float">
            <text:p>2645774924</text:p>
          </table:table-cell>
          <table:table-cell office:value-type="float" office:value="375" calcext:value-type="float">
            <text:p>375</text:p>
          </table:table-cell>
          <table:table-cell office:value-type="float" office:value="187.08" calcext:value-type="float">
            <text:p>187.08</text:p>
          </table:table-cell>
          <table:table-cell office:value-type="float" office:value="1830417.23" calcext:value-type="float">
            <text:p>1830417.23</text:p>
          </table:table-cell>
          <table:table-cell table:formula="of:=[.D1464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45945911" calcext:value-type="float">
            <text:p>2645945911</text:p>
          </table:table-cell>
          <table:table-cell office:value-type="float" office:value="2613" calcext:value-type="float">
            <text:p>2613</text:p>
          </table:table-cell>
          <table:table-cell office:value-type="float" office:value="1291.99" calcext:value-type="float">
            <text:p>1291.99</text:p>
          </table:table-cell>
          <table:table-cell office:value-type="float" office:value="1826904.62" calcext:value-type="float">
            <text:p>1826904.62</text:p>
          </table:table-cell>
          <table:table-cell table:formula="of:=[.D1465]/1000" office:value-type="float" office:value="1826.90462" calcext:value-type="float">
            <text:p>1826.90462</text:p>
          </table:table-cell>
          <table:table-cell table:number-columns-repeated="4"/>
        </table:table-row>
        <table:table-row table:style-name="ro1">
          <table:table-cell office:value-type="float" office:value="2645957235" calcext:value-type="float">
            <text:p>2645957235</text:p>
          </table:table-cell>
          <table:table-cell office:value-type="float" office:value="4224" calcext:value-type="float">
            <text:p>4224</text:p>
          </table:table-cell>
          <table:table-cell office:value-type="float" office:value="2099.95" calcext:value-type="float">
            <text:p>2099.95</text:p>
          </table:table-cell>
          <table:table-cell office:value-type="float" office:value="1830685.32" calcext:value-type="float">
            <text:p>1830685.32</text:p>
          </table:table-cell>
          <table:table-cell table:formula="of:=[.D1466]/1000" office:value-type="float" office:value="1830.68532" calcext:value-type="float">
            <text:p>1830.68532</text:p>
          </table:table-cell>
          <table:table-cell table:number-columns-repeated="4"/>
        </table:table-row>
        <table:table-row table:style-name="ro1">
          <table:table-cell office:value-type="float" office:value="2646002093" calcext:value-type="float">
            <text:p>2646002093</text:p>
          </table:table-cell>
          <table:table-cell office:value-type="float" office:value="658" calcext:value-type="float">
            <text:p>658</text:p>
          </table:table-cell>
          <table:table-cell office:value-type="float" office:value="318.96" calcext:value-type="float">
            <text:p>318.96</text:p>
          </table:table-cell>
          <table:table-cell office:value-type="float" office:value="1829268.29" calcext:value-type="float">
            <text:p>1829268.29</text:p>
          </table:table-cell>
          <table:table-cell table:formula="of:=[.D1467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46268470" calcext:value-type="float">
            <text:p>2646268470</text:p>
          </table:table-cell>
          <table:table-cell office:value-type="float" office:value="3858" calcext:value-type="float">
            <text:p>3858</text:p>
          </table:table-cell>
          <table:table-cell office:value-type="float" office:value="1915.64" calcext:value-type="float">
            <text:p>1915.64</text:p>
          </table:table-cell>
          <table:table-cell office:value-type="float" office:value="1828571.43" calcext:value-type="float">
            <text:p>1828571.43</text:p>
          </table:table-cell>
          <table:table-cell table:formula="of:=[.D1468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46277328" calcext:value-type="float">
            <text:p>2646277328</text:p>
          </table:table-cell>
          <table:table-cell office:value-type="float" office:value="4642" calcext:value-type="float">
            <text:p>4642</text:p>
          </table:table-cell>
          <table:table-cell office:value-type="float" office:value="2309.1" calcext:value-type="float">
            <text:p>2309.1</text:p>
          </table:table-cell>
          <table:table-cell office:value-type="float" office:value="1829952.52" calcext:value-type="float">
            <text:p>1829952.52</text:p>
          </table:table-cell>
          <table:table-cell table:formula="of:=[.D1469]/1000" office:value-type="float" office:value="1829.95252" calcext:value-type="float">
            <text:p>1829.95252</text:p>
          </table:table-cell>
          <table:table-cell table:number-columns-repeated="4"/>
        </table:table-row>
        <table:table-row table:style-name="ro1">
          <table:table-cell office:value-type="float" office:value="2646447146" calcext:value-type="float">
            <text:p>2646447146</text:p>
          </table:table-cell>
          <table:table-cell office:value-type="float" office:value="1467" calcext:value-type="float">
            <text:p>1467</text:p>
          </table:table-cell>
          <table:table-cell office:value-type="float" office:value="838.93" calcext:value-type="float">
            <text:p>838.93</text:p>
          </table:table-cell>
          <table:table-cell office:value-type="float" office:value="1829351.54" calcext:value-type="float">
            <text:p>1829351.54</text:p>
          </table:table-cell>
          <table:table-cell table:formula="of:=[.D1470]/1000" office:value-type="float" office:value="1829.35154" calcext:value-type="float">
            <text:p>1829.35154</text:p>
          </table:table-cell>
          <table:table-cell table:number-columns-repeated="4"/>
        </table:table-row>
        <table:table-row table:style-name="ro1">
          <table:table-cell office:value-type="float" office:value="2646582409" calcext:value-type="float">
            <text:p>2646582409</text:p>
          </table:table-cell>
          <table:table-cell office:value-type="float" office:value="5104" calcext:value-type="float">
            <text:p>5104</text:p>
          </table:table-cell>
          <table:table-cell office:value-type="float" office:value="2540.52" calcext:value-type="float">
            <text:p>2540.52</text:p>
          </table:table-cell>
          <table:table-cell office:value-type="float" office:value="1828705.97" calcext:value-type="float">
            <text:p>1828705.97</text:p>
          </table:table-cell>
          <table:table-cell table:formula="of:=[.D1471]/1000" office:value-type="float" office:value="1828.70597" calcext:value-type="float">
            <text:p>1828.70597</text:p>
          </table:table-cell>
          <table:table-cell table:number-columns-repeated="4"/>
        </table:table-row>
        <table:table-row table:style-name="ro1">
          <table:table-cell office:value-type="float" office:value="2646587588" calcext:value-type="float">
            <text:p>2646587588</text:p>
          </table:table-cell>
          <table:table-cell office:value-type="float" office:value="835" calcext:value-type="float">
            <text:p>835</text:p>
          </table:table-cell>
          <table:table-cell office:value-type="float" office:value="407.35" calcext:value-type="float">
            <text:p>407.35</text:p>
          </table:table-cell>
          <table:table-cell office:value-type="float" office:value="1833534.38" calcext:value-type="float">
            <text:p>1833534.38</text:p>
          </table:table-cell>
          <table:table-cell table:formula="of:=[.D1472]/1000" office:value-type="float" office:value="1833.53438" calcext:value-type="float">
            <text:p>1833.53438</text:p>
          </table:table-cell>
          <table:table-cell table:number-columns-repeated="4"/>
        </table:table-row>
        <table:table-row table:style-name="ro1">
          <table:table-cell office:value-type="float" office:value="2646793758" calcext:value-type="float">
            <text:p>2646793758</text:p>
          </table:table-cell>
          <table:table-cell office:value-type="float" office:value="373" calcext:value-type="float">
            <text:p>373</text:p>
          </table:table-cell>
          <table:table-cell office:value-type="float" office:value="191.45" calcext:value-type="float">
            <text:p>191.45</text:p>
          </table:table-cell>
          <table:table-cell office:value-type="float" office:value="1832884.1" calcext:value-type="float">
            <text:p>1832884.1</text:p>
          </table:table-cell>
          <table:table-cell table:formula="of:=[.D1473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46900558" calcext:value-type="float">
            <text:p>2646900558</text:p>
          </table:table-cell>
          <table:table-cell office:value-type="float" office:value="3805" calcext:value-type="float">
            <text:p>3805</text:p>
          </table:table-cell>
          <table:table-cell office:value-type="float" office:value="1910.04" calcext:value-type="float">
            <text:p>1910.04</text:p>
          </table:table-cell>
          <table:table-cell office:value-type="float" office:value="1831819.98" calcext:value-type="float">
            <text:p>1831819.98</text:p>
          </table:table-cell>
          <table:table-cell table:formula="of:=[.D1474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647035290" calcext:value-type="float">
            <text:p>2647035290</text:p>
          </table:table-cell>
          <table:table-cell office:value-type="float" office:value="355" calcext:value-type="float">
            <text:p>355</text:p>
          </table:table-cell>
          <table:table-cell office:value-type="float" office:value="175.19" calcext:value-type="float">
            <text:p>175.19</text:p>
          </table:table-cell>
          <table:table-cell office:value-type="float" office:value="1828571.43" calcext:value-type="float">
            <text:p>1828571.43</text:p>
          </table:table-cell>
          <table:table-cell table:formula="of:=[.D1475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47205343" calcext:value-type="float">
            <text:p>2647205343</text:p>
          </table:table-cell>
          <table:table-cell office:value-type="float" office:value="3439" calcext:value-type="float">
            <text:p>3439</text:p>
          </table:table-cell>
          <table:table-cell office:value-type="float" office:value="1708.83" calcext:value-type="float">
            <text:p>1708.83</text:p>
          </table:table-cell>
          <table:table-cell office:value-type="float" office:value="1829303.82" calcext:value-type="float">
            <text:p>1829303.82</text:p>
          </table:table-cell>
          <table:table-cell table:formula="of:=[.D1476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647213496" calcext:value-type="float">
            <text:p>2647213496</text:p>
          </table:table-cell>
          <table:table-cell office:value-type="float" office:value="5054" calcext:value-type="float">
            <text:p>5054</text:p>
          </table:table-cell>
          <table:table-cell office:value-type="float" office:value="2522.69" calcext:value-type="float">
            <text:p>2522.69</text:p>
          </table:table-cell>
          <table:table-cell office:value-type="float" office:value="1830790.57" calcext:value-type="float">
            <text:p>1830790.57</text:p>
          </table:table-cell>
          <table:table-cell table:formula="of:=[.D1477]/1000" office:value-type="float" office:value="1830.79057" calcext:value-type="float">
            <text:p>1830.79057</text:p>
          </table:table-cell>
          <table:table-cell table:number-columns-repeated="4"/>
        </table:table-row>
        <table:table-row table:style-name="ro1">
          <table:table-cell office:value-type="float" office:value="2647259296" calcext:value-type="float">
            <text:p>2647259296</text:p>
          </table:table-cell>
          <table:table-cell office:value-type="float" office:value="638" calcext:value-type="float">
            <text:p>638</text:p>
          </table:table-cell>
          <table:table-cell office:value-type="float" office:value="308.68" calcext:value-type="float">
            <text:p>308.68</text:p>
          </table:table-cell>
          <table:table-cell office:value-type="float" office:value="1826771.65" calcext:value-type="float">
            <text:p>1826771.65</text:p>
          </table:table-cell>
          <table:table-cell table:formula="of:=[.D1478]/1000" office:value-type="float" office:value="1826.77165" calcext:value-type="float">
            <text:p>1826.77165</text:p>
          </table:table-cell>
          <table:table-cell table:number-columns-repeated="4"/>
        </table:table-row>
        <table:table-row table:style-name="ro1">
          <table:table-cell office:value-type="float" office:value="2647522359" calcext:value-type="float">
            <text:p>2647522359</text:p>
          </table:table-cell>
          <table:table-cell office:value-type="float" office:value="3856" calcext:value-type="float">
            <text:p>3856</text:p>
          </table:table-cell>
          <table:table-cell office:value-type="float" office:value="1921.99" calcext:value-type="float">
            <text:p>1921.99</text:p>
          </table:table-cell>
          <table:table-cell office:value-type="float" office:value="1829284.14" calcext:value-type="float">
            <text:p>1829284.14</text:p>
          </table:table-cell>
          <table:table-cell table:formula="of:=[.D1479]/1000" office:value-type="float" office:value="1829.28414" calcext:value-type="float">
            <text:p>1829.28414</text:p>
          </table:table-cell>
          <table:table-cell table:number-columns-repeated="4"/>
        </table:table-row>
        <table:table-row table:style-name="ro1">
          <table:table-cell office:value-type="float" office:value="2647530299" calcext:value-type="float">
            <text:p>2647530299</text:p>
          </table:table-cell>
          <table:table-cell office:value-type="float" office:value="5484" calcext:value-type="float">
            <text:p>5484</text:p>
          </table:table-cell>
          <table:table-cell office:value-type="float" office:value="2737.58" calcext:value-type="float">
            <text:p>2737.58</text:p>
          </table:table-cell>
          <table:table-cell office:value-type="float" office:value="1831949.64" calcext:value-type="float">
            <text:p>1831949.64</text:p>
          </table:table-cell>
          <table:table-cell table:formula="of:=[.D1480]/1000" office:value-type="float" office:value="1831.94964" calcext:value-type="float">
            <text:p>1831.94964</text:p>
          </table:table-cell>
          <table:table-cell table:number-columns-repeated="4"/>
        </table:table-row>
        <table:table-row table:style-name="ro1">
          <table:table-cell office:value-type="float" office:value="2647700064" calcext:value-type="float">
            <text:p>2647700064</text:p>
          </table:table-cell>
          <table:table-cell office:value-type="float" office:value="1446" calcext:value-type="float">
            <text:p>1446</text:p>
          </table:table-cell>
          <table:table-cell office:value-type="float" office:value="815.45" calcext:value-type="float">
            <text:p>815.45</text:p>
          </table:table-cell>
          <table:table-cell office:value-type="float" office:value="1828888.12" calcext:value-type="float">
            <text:p>1828888.12</text:p>
          </table:table-cell>
          <table:table-cell table:formula="of:=[.D1481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647829257" calcext:value-type="float">
            <text:p>2647829257</text:p>
          </table:table-cell>
          <table:table-cell office:value-type="float" office:value="5105" calcext:value-type="float">
            <text:p>5105</text:p>
          </table:table-cell>
          <table:table-cell office:value-type="float" office:value="2544.2" calcext:value-type="float">
            <text:p>2544.2</text:p>
          </table:table-cell>
          <table:table-cell office:value-type="float" office:value="1828526.58" calcext:value-type="float">
            <text:p>1828526.58</text:p>
          </table:table-cell>
          <table:table-cell table:formula="of:=[.D1482]/1000" office:value-type="float" office:value="1828.52658" calcext:value-type="float">
            <text:p>1828.52658</text:p>
          </table:table-cell>
          <table:table-cell table:number-columns-repeated="4"/>
        </table:table-row>
        <table:table-row table:style-name="ro1">
          <table:table-cell office:value-type="float" office:value="2647837077" calcext:value-type="float">
            <text:p>2647837077</text:p>
          </table:table-cell>
          <table:table-cell office:value-type="float" office:value="2560" calcext:value-type="float">
            <text:p>2560</text:p>
          </table:table-cell>
          <table:table-cell office:value-type="float" office:value="1279.88" calcext:value-type="float">
            <text:p>1279.88</text:p>
          </table:table-cell>
          <table:table-cell office:value-type="float" office:value="1832061.07" calcext:value-type="float">
            <text:p>1832061.07</text:p>
          </table:table-cell>
          <table:table-cell table:formula="of:=[.D1483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48046074" calcext:value-type="float">
            <text:p>2648046074</text:p>
          </table:table-cell>
          <table:table-cell office:value-type="float" office:value="374" calcext:value-type="float">
            <text:p>374</text:p>
          </table:table-cell>
          <table:table-cell office:value-type="float" office:value="192.65" calcext:value-type="float">
            <text:p>192.65</text:p>
          </table:table-cell>
          <table:table-cell office:value-type="float" office:value="1830417.23" calcext:value-type="float">
            <text:p>1830417.23</text:p>
          </table:table-cell>
          <table:table-cell table:formula="of:=[.D1484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48161183" calcext:value-type="float">
            <text:p>2648161183</text:p>
          </table:table-cell>
          <table:table-cell office:value-type="float" office:value="3805" calcext:value-type="float">
            <text:p>3805</text:p>
          </table:table-cell>
          <table:table-cell office:value-type="float" office:value="1894.04" calcext:value-type="float">
            <text:p>1894.04</text:p>
          </table:table-cell>
          <table:table-cell office:value-type="float" office:value="1831819.98" calcext:value-type="float">
            <text:p>1831819.98</text:p>
          </table:table-cell>
          <table:table-cell table:formula="of:=[.D1485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648293978" calcext:value-type="float">
            <text:p>2648293978</text:p>
          </table:table-cell>
          <table:table-cell office:value-type="float" office:value="373" calcext:value-type="float">
            <text:p>373</text:p>
          </table:table-cell>
          <table:table-cell office:value-type="float" office:value="185.3" calcext:value-type="float">
            <text:p>185.3</text:p>
          </table:table-cell>
          <table:table-cell office:value-type="float" office:value="1835357.62" calcext:value-type="float">
            <text:p>1835357.62</text:p>
          </table:table-cell>
          <table:table-cell table:formula="of:=[.D1486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48465844" calcext:value-type="float">
            <text:p>2648465844</text:p>
          </table:table-cell>
          <table:table-cell office:value-type="float" office:value="3440" calcext:value-type="float">
            <text:p>3440</text:p>
          </table:table-cell>
          <table:table-cell office:value-type="float" office:value="1714.56" calcext:value-type="float">
            <text:p>1714.56</text:p>
          </table:table-cell>
          <table:table-cell office:value-type="float" office:value="1829303.82" calcext:value-type="float">
            <text:p>1829303.82</text:p>
          </table:table-cell>
          <table:table-cell table:formula="of:=[.D1487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648474084" calcext:value-type="float">
            <text:p>2648474084</text:p>
          </table:table-cell>
          <table:table-cell office:value-type="float" office:value="5054" calcext:value-type="float">
            <text:p>5054</text:p>
          </table:table-cell>
          <table:table-cell office:value-type="float" office:value="2517.54" calcext:value-type="float">
            <text:p>2517.54</text:p>
          </table:table-cell>
          <table:table-cell office:value-type="float" office:value="1830790.57" calcext:value-type="float">
            <text:p>1830790.57</text:p>
          </table:table-cell>
          <table:table-cell table:formula="of:=[.D1488]/1000" office:value-type="float" office:value="1830.79057" calcext:value-type="float">
            <text:p>1830.79057</text:p>
          </table:table-cell>
          <table:table-cell table:number-columns-repeated="4"/>
        </table:table-row>
        <table:table-row table:style-name="ro1">
          <table:table-cell office:value-type="float" office:value="2648519971" calcext:value-type="float">
            <text:p>2648519971</text:p>
          </table:table-cell>
          <table:table-cell office:value-type="float" office:value="659" calcext:value-type="float">
            <text:p>659</text:p>
          </table:table-cell>
          <table:table-cell office:value-type="float" office:value="324.09" calcext:value-type="float">
            <text:p>324.09</text:p>
          </table:table-cell>
          <table:table-cell office:value-type="float" office:value="1827875.1" calcext:value-type="float">
            <text:p>1827875.1</text:p>
          </table:table-cell>
          <table:table-cell table:formula="of:=[.D1489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48779051" calcext:value-type="float">
            <text:p>2648779051</text:p>
          </table:table-cell>
          <table:table-cell office:value-type="float" office:value="3858" calcext:value-type="float">
            <text:p>3858</text:p>
          </table:table-cell>
          <table:table-cell office:value-type="float" office:value="1920.32" calcext:value-type="float">
            <text:p>1920.32</text:p>
          </table:table-cell>
          <table:table-cell office:value-type="float" office:value="1828808.94" calcext:value-type="float">
            <text:p>1828808.94</text:p>
          </table:table-cell>
          <table:table-cell table:formula="of:=[.D1490]/1000" office:value-type="float" office:value="1828.80894" calcext:value-type="float">
            <text:p>1828.80894</text:p>
          </table:table-cell>
          <table:table-cell table:number-columns-repeated="4"/>
        </table:table-row>
        <table:table-row table:style-name="ro1">
          <table:table-cell office:value-type="float" office:value="2648787095" calcext:value-type="float">
            <text:p>2648787095</text:p>
          </table:table-cell>
          <table:table-cell office:value-type="float" office:value="4635" calcext:value-type="float">
            <text:p>4635</text:p>
          </table:table-cell>
          <table:table-cell office:value-type="float" office:value="2318.44" calcext:value-type="float">
            <text:p>2318.44</text:p>
          </table:table-cell>
          <table:table-cell office:value-type="float" office:value="1831929.14" calcext:value-type="float">
            <text:p>1831929.14</text:p>
          </table:table-cell>
          <table:table-cell table:formula="of:=[.D1491]/1000" office:value-type="float" office:value="1831.92914" calcext:value-type="float">
            <text:p>1831.92914</text:p>
          </table:table-cell>
          <table:table-cell table:number-columns-repeated="4"/>
        </table:table-row>
        <table:table-row table:style-name="ro1">
          <table:table-cell office:value-type="float" office:value="2648957143" calcext:value-type="float">
            <text:p>2648957143</text:p>
          </table:table-cell>
          <table:table-cell office:value-type="float" office:value="1445" calcext:value-type="float">
            <text:p>1445</text:p>
          </table:table-cell>
          <table:table-cell office:value-type="float" office:value="813.16" calcext:value-type="float">
            <text:p>813.16</text:p>
          </table:table-cell>
          <table:table-cell office:value-type="float" office:value="1828888.12" calcext:value-type="float">
            <text:p>1828888.12</text:p>
          </table:table-cell>
          <table:table-cell table:formula="of:=[.D1492]/1000" office:value-type="float" office:value="1828.88812" calcext:value-type="float">
            <text:p>1828.88812</text:p>
          </table:table-cell>
          <table:table-cell table:number-columns-repeated="4"/>
        </table:table-row>
        <table:table-row table:style-name="ro1">
          <table:table-cell office:value-type="float" office:value="2649092607" calcext:value-type="float">
            <text:p>2649092607</text:p>
          </table:table-cell>
          <table:table-cell office:value-type="float" office:value="4273" calcext:value-type="float">
            <text:p>4273</text:p>
          </table:table-cell>
          <table:table-cell office:value-type="float" office:value="2123.98" calcext:value-type="float">
            <text:p>2123.98</text:p>
          </table:table-cell>
          <table:table-cell office:value-type="float" office:value="1828839.39" calcext:value-type="float">
            <text:p>1828839.39</text:p>
          </table:table-cell>
          <table:table-cell table:formula="of:=[.D1493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649102763" calcext:value-type="float">
            <text:p>2649102763</text:p>
          </table:table-cell>
          <table:table-cell office:value-type="float" office:value="2564" calcext:value-type="float">
            <text:p>2564</text:p>
          </table:table-cell>
          <table:table-cell office:value-type="float" office:value="1268.86" calcext:value-type="float">
            <text:p>1268.86</text:p>
          </table:table-cell>
          <table:table-cell office:value-type="float" office:value="1829912.02" calcext:value-type="float">
            <text:p>1829912.02</text:p>
          </table:table-cell>
          <table:table-cell table:formula="of:=[.D1494]/1000" office:value-type="float" office:value="1829.91202" calcext:value-type="float">
            <text:p>1829.91202</text:p>
          </table:table-cell>
          <table:table-cell table:number-columns-repeated="4"/>
        </table:table-row>
        <table:table-row table:style-name="ro1">
          <table:table-cell office:value-type="float" office:value="2649311873" calcext:value-type="float">
            <text:p>2649311873</text:p>
          </table:table-cell>
          <table:table-cell office:value-type="float" office:value="374" calcext:value-type="float">
            <text:p>374</text:p>
          </table:table-cell>
          <table:table-cell office:value-type="float" office:value="197.6" calcext:value-type="float">
            <text:p>197.6</text:p>
          </table:table-cell>
          <table:table-cell office:value-type="float" office:value="1835357.62" calcext:value-type="float">
            <text:p>1835357.62</text:p>
          </table:table-cell>
          <table:table-cell table:formula="of:=[.D1495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49410981" calcext:value-type="float">
            <text:p>2649410981</text:p>
          </table:table-cell>
          <table:table-cell office:value-type="float" office:value="4686" calcext:value-type="float">
            <text:p>4686</text:p>
          </table:table-cell>
          <table:table-cell office:value-type="float" office:value="2330.49" calcext:value-type="float">
            <text:p>2330.49</text:p>
          </table:table-cell>
          <table:table-cell office:value-type="float" office:value="1829059.83" calcext:value-type="float">
            <text:p>1829059.83</text:p>
          </table:table-cell>
          <table:table-cell table:formula="of:=[.D1496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649418913" calcext:value-type="float">
            <text:p>2649418913</text:p>
          </table:table-cell>
          <table:table-cell office:value-type="float" office:value="3807" calcext:value-type="float">
            <text:p>3807</text:p>
          </table:table-cell>
          <table:table-cell office:value-type="float" office:value="1890.48" calcext:value-type="float">
            <text:p>1890.48</text:p>
          </table:table-cell>
          <table:table-cell office:value-type="float" office:value="1831337.98" calcext:value-type="float">
            <text:p>1831337.98</text:p>
          </table:table-cell>
          <table:table-cell table:formula="of:=[.D1497]/1000" office:value-type="float" office:value="1831.33798" calcext:value-type="float">
            <text:p>1831.33798</text:p>
          </table:table-cell>
          <table:table-cell table:number-columns-repeated="4"/>
        </table:table-row>
        <table:table-row table:style-name="ro1">
          <table:table-cell office:value-type="float" office:value="2649555933" calcext:value-type="float">
            <text:p>2649555933</text:p>
          </table:table-cell>
          <table:table-cell office:value-type="float" office:value="375" calcext:value-type="float">
            <text:p>375</text:p>
          </table:table-cell>
          <table:table-cell office:value-type="float" office:value="185.5" calcext:value-type="float">
            <text:p>185.5</text:p>
          </table:table-cell>
          <table:table-cell office:value-type="float" office:value="1832884.1" calcext:value-type="float">
            <text:p>1832884.1</text:p>
          </table:table-cell>
          <table:table-cell table:formula="of:=[.D1498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49725195" calcext:value-type="float">
            <text:p>2649725195</text:p>
          </table:table-cell>
          <table:table-cell office:value-type="float" office:value="3444" calcext:value-type="float">
            <text:p>3444</text:p>
          </table:table-cell>
          <table:table-cell office:value-type="float" office:value="1703.85" calcext:value-type="float">
            <text:p>1703.85</text:p>
          </table:table-cell>
          <table:table-cell office:value-type="float" office:value="1827972.64" calcext:value-type="float">
            <text:p>1827972.64</text:p>
          </table:table-cell>
          <table:table-cell table:formula="of:=[.D1499]/1000" office:value-type="float" office:value="1827.97264" calcext:value-type="float">
            <text:p>1827.97264</text:p>
          </table:table-cell>
          <table:table-cell table:number-columns-repeated="4"/>
        </table:table-row>
        <table:table-row table:style-name="ro1">
          <table:table-cell office:value-type="float" office:value="2649735607" calcext:value-type="float">
            <text:p>2649735607</text:p>
          </table:table-cell>
          <table:table-cell office:value-type="float" office:value="5059" calcext:value-type="float">
            <text:p>5059</text:p>
          </table:table-cell>
          <table:table-cell office:value-type="float" office:value="2519.58" calcext:value-type="float">
            <text:p>2519.58</text:p>
          </table:table-cell>
          <table:table-cell office:value-type="float" office:value="1829340.72" calcext:value-type="float">
            <text:p>1829340.72</text:p>
          </table:table-cell>
          <table:table-cell table:formula="of:=[.D1500]/1000" office:value-type="float" office:value="1829.34072" calcext:value-type="float">
            <text:p>1829.34072</text:p>
          </table:table-cell>
          <table:table-cell table:number-columns-repeated="4"/>
        </table:table-row>
        <table:table-row table:style-name="ro1">
          <table:table-cell office:value-type="float" office:value="2649780606" calcext:value-type="float">
            <text:p>2649780606</text:p>
          </table:table-cell>
          <table:table-cell office:value-type="float" office:value="637" calcext:value-type="float">
            <text:p>637</text:p>
          </table:table-cell>
          <table:table-cell office:value-type="float" office:value="315.18" calcext:value-type="float">
            <text:p>315.18</text:p>
          </table:table-cell>
          <table:table-cell office:value-type="float" office:value="1829653" calcext:value-type="float">
            <text:p>1829653</text:p>
          </table:table-cell>
          <table:table-cell table:formula="of:=[.D1501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50042859" calcext:value-type="float">
            <text:p>2650042859</text:p>
          </table:table-cell>
          <table:table-cell office:value-type="float" office:value="3893" calcext:value-type="float">
            <text:p>3893</text:p>
          </table:table-cell>
          <table:table-cell office:value-type="float" office:value="1960.64" calcext:value-type="float">
            <text:p>1960.64</text:p>
          </table:table-cell>
          <table:table-cell office:value-type="float" office:value="1827437.67" calcext:value-type="float">
            <text:p>1827437.67</text:p>
          </table:table-cell>
          <table:table-cell table:formula="of:=[.D1502]/1000" office:value-type="float" office:value="1827.43767" calcext:value-type="float">
            <text:p>1827.43767</text:p>
          </table:table-cell>
          <table:table-cell table:number-columns-repeated="4"/>
        </table:table-row>
        <table:table-row table:style-name="ro1">
          <table:table-cell office:value-type="float" office:value="2650050000" calcext:value-type="float">
            <text:p>2650050000</text:p>
          </table:table-cell>
          <table:table-cell office:value-type="float" office:value="5467" calcext:value-type="float">
            <text:p>5467</text:p>
          </table:table-cell>
          <table:table-cell office:value-type="float" office:value="2723.48" calcext:value-type="float">
            <text:p>2723.48</text:p>
          </table:table-cell>
          <table:table-cell office:value-type="float" office:value="1831334.13" calcext:value-type="float">
            <text:p>1831334.13</text:p>
          </table:table-cell>
          <table:table-cell table:formula="of:=[.D1503]/1000" office:value-type="float" office:value="1831.33413" calcext:value-type="float">
            <text:p>1831.33413</text:p>
          </table:table-cell>
          <table:table-cell table:number-columns-repeated="4"/>
        </table:table-row>
        <table:table-row table:style-name="ro1">
          <table:table-cell office:value-type="float" office:value="2650219985" calcext:value-type="float">
            <text:p>2650219985</text:p>
          </table:table-cell>
          <table:table-cell office:value-type="float" office:value="1402" calcext:value-type="float">
            <text:p>1402</text:p>
          </table:table-cell>
          <table:table-cell office:value-type="float" office:value="775.41" calcext:value-type="float">
            <text:p>775.41</text:p>
          </table:table-cell>
          <table:table-cell office:value-type="float" office:value="1828571.43" calcext:value-type="float">
            <text:p>1828571.43</text:p>
          </table:table-cell>
          <table:table-cell table:formula="of:=[.D1504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50357555" calcext:value-type="float">
            <text:p>2650357555</text:p>
          </table:table-cell>
          <table:table-cell office:value-type="float" office:value="4277" calcext:value-type="float">
            <text:p>4277</text:p>
          </table:table-cell>
          <table:table-cell office:value-type="float" office:value="2125.58" calcext:value-type="float">
            <text:p>2125.58</text:p>
          </table:table-cell>
          <table:table-cell office:value-type="float" office:value="1827553.89" calcext:value-type="float">
            <text:p>1827553.89</text:p>
          </table:table-cell>
          <table:table-cell table:formula="of:=[.D1505]/1000" office:value-type="float" office:value="1827.55389" calcext:value-type="float">
            <text:p>1827.55389</text:p>
          </table:table-cell>
          <table:table-cell table:number-columns-repeated="4"/>
        </table:table-row>
        <table:table-row table:style-name="ro1">
          <table:table-cell office:value-type="float" office:value="2650366822" calcext:value-type="float">
            <text:p>2650366822</text:p>
          </table:table-cell>
          <table:table-cell office:value-type="float" office:value="2540" calcext:value-type="float">
            <text:p>2540</text:p>
          </table:table-cell>
          <table:table-cell office:value-type="float" office:value="1256.65" calcext:value-type="float">
            <text:p>1256.65</text:p>
          </table:table-cell>
          <table:table-cell office:value-type="float" office:value="1831458.46" calcext:value-type="float">
            <text:p>1831458.46</text:p>
          </table:table-cell>
          <table:table-cell table:formula="of:=[.D1506]/1000" office:value-type="float" office:value="1831.45846" calcext:value-type="float">
            <text:p>1831.45846</text:p>
          </table:table-cell>
          <table:table-cell table:number-columns-repeated="4"/>
        </table:table-row>
        <table:table-row table:style-name="ro1">
          <table:table-cell office:value-type="float" office:value="2650575000" calcext:value-type="float">
            <text:p>2650575000</text:p>
          </table:table-cell>
          <table:table-cell office:value-type="float" office:value="373" calcext:value-type="float">
            <text:p>373</text:p>
          </table:table-cell>
          <table:table-cell office:value-type="float" office:value="189.02" calcext:value-type="float">
            <text:p>189.02</text:p>
          </table:table-cell>
          <table:table-cell office:value-type="float" office:value="1832884.1" calcext:value-type="float">
            <text:p>1832884.1</text:p>
          </table:table-cell>
          <table:table-cell table:formula="of:=[.D150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50689305" calcext:value-type="float">
            <text:p>2650689305</text:p>
          </table:table-cell>
          <table:table-cell office:value-type="float" office:value="2978" calcext:value-type="float">
            <text:p>2978</text:p>
          </table:table-cell>
          <table:table-cell office:value-type="float" office:value="1479.67" calcext:value-type="float">
            <text:p>1479.67</text:p>
          </table:table-cell>
          <table:table-cell office:value-type="float" office:value="1830725.22" calcext:value-type="float">
            <text:p>1830725.22</text:p>
          </table:table-cell>
          <table:table-cell table:formula="of:=[.D1508]/1000" office:value-type="float" office:value="1830.72522" calcext:value-type="float">
            <text:p>1830.72522</text:p>
          </table:table-cell>
          <table:table-cell table:number-columns-repeated="4"/>
        </table:table-row>
        <table:table-row table:style-name="ro1">
          <table:table-cell office:value-type="float" office:value="2650822517" calcext:value-type="float">
            <text:p>2650822517</text:p>
          </table:table-cell>
          <table:table-cell office:value-type="float" office:value="375" calcext:value-type="float">
            <text:p>375</text:p>
          </table:table-cell>
          <table:table-cell office:value-type="float" office:value="181.56" calcext:value-type="float">
            <text:p>181.56</text:p>
          </table:table-cell>
          <table:table-cell office:value-type="float" office:value="1832884.1" calcext:value-type="float">
            <text:p>1832884.1</text:p>
          </table:table-cell>
          <table:table-cell table:formula="of:=[.D1509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50991880" calcext:value-type="float">
            <text:p>2650991880</text:p>
          </table:table-cell>
          <table:table-cell office:value-type="float" office:value="2610" calcext:value-type="float">
            <text:p>2610</text:p>
          </table:table-cell>
          <table:table-cell office:value-type="float" office:value="1297.95" calcext:value-type="float">
            <text:p>1297.95</text:p>
          </table:table-cell>
          <table:table-cell office:value-type="float" office:value="1829362.03" calcext:value-type="float">
            <text:p>1829362.03</text:p>
          </table:table-cell>
          <table:table-cell table:formula="of:=[.D1510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51001560" calcext:value-type="float">
            <text:p>2651001560</text:p>
          </table:table-cell>
          <table:table-cell office:value-type="float" office:value="5067" calcext:value-type="float">
            <text:p>5067</text:p>
          </table:table-cell>
          <table:table-cell office:value-type="float" office:value="2530.73" calcext:value-type="float">
            <text:p>2530.73</text:p>
          </table:table-cell>
          <table:table-cell office:value-type="float" office:value="1832362.52" calcext:value-type="float">
            <text:p>1832362.52</text:p>
          </table:table-cell>
          <table:table-cell table:formula="of:=[.D1511]/1000" office:value-type="float" office:value="1832.36252" calcext:value-type="float">
            <text:p>1832.36252</text:p>
          </table:table-cell>
          <table:table-cell table:number-columns-repeated="4"/>
        </table:table-row>
        <table:table-row table:style-name="ro1">
          <table:table-cell office:value-type="float" office:value="2651047673" calcext:value-type="float">
            <text:p>2651047673</text:p>
          </table:table-cell>
          <table:table-cell office:value-type="float" office:value="638" calcext:value-type="float">
            <text:p>638</text:p>
          </table:table-cell>
          <table:table-cell office:value-type="float" office:value="318.28" calcext:value-type="float">
            <text:p>318.28</text:p>
          </table:table-cell>
          <table:table-cell office:value-type="float" office:value="1828211.19" calcext:value-type="float">
            <text:p>1828211.19</text:p>
          </table:table-cell>
          <table:table-cell table:formula="of:=[.D1512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651305932" calcext:value-type="float">
            <text:p>2651305932</text:p>
          </table:table-cell>
          <table:table-cell office:value-type="float" office:value="3025" calcext:value-type="float">
            <text:p>3025</text:p>
          </table:table-cell>
          <table:table-cell office:value-type="float" office:value="1496.02" calcext:value-type="float">
            <text:p>1496.02</text:p>
          </table:table-cell>
          <table:table-cell office:value-type="float" office:value="1828722.88" calcext:value-type="float">
            <text:p>1828722.88</text:p>
          </table:table-cell>
          <table:table-cell table:formula="of:=[.D1513]/1000" office:value-type="float" office:value="1828.72288" calcext:value-type="float">
            <text:p>1828.72288</text:p>
          </table:table-cell>
          <table:table-cell table:number-columns-repeated="4"/>
        </table:table-row>
        <table:table-row table:style-name="ro1">
          <table:table-cell office:value-type="float" office:value="2651314387" calcext:value-type="float">
            <text:p>2651314387</text:p>
          </table:table-cell>
          <table:table-cell office:value-type="float" office:value="4652" calcext:value-type="float">
            <text:p>4652</text:p>
          </table:table-cell>
          <table:table-cell office:value-type="float" office:value="2319.96" calcext:value-type="float">
            <text:p>2319.96</text:p>
          </table:table-cell>
          <table:table-cell office:value-type="float" office:value="1832652.18" calcext:value-type="float">
            <text:p>1832652.18</text:p>
          </table:table-cell>
          <table:table-cell table:formula="of:=[.D1514]/1000" office:value-type="float" office:value="1832.65218" calcext:value-type="float">
            <text:p>1832.65218</text:p>
          </table:table-cell>
          <table:table-cell table:number-columns-repeated="4"/>
        </table:table-row>
        <table:table-row table:style-name="ro1">
          <table:table-cell office:value-type="float" office:value="2651484654" calcext:value-type="float">
            <text:p>2651484654</text:p>
          </table:table-cell>
          <table:table-cell office:value-type="float" office:value="1434" calcext:value-type="float">
            <text:p>1434</text:p>
          </table:table-cell>
          <table:table-cell office:value-type="float" office:value="823.1" calcext:value-type="float">
            <text:p>823.1</text:p>
          </table:table-cell>
          <table:table-cell office:value-type="float" office:value="1829401.09" calcext:value-type="float">
            <text:p>1829401.09</text:p>
          </table:table-cell>
          <table:table-cell table:formula="of:=[.D1515]/1000" office:value-type="float" office:value="1829.40109" calcext:value-type="float">
            <text:p>1829.40109</text:p>
          </table:table-cell>
          <table:table-cell table:number-columns-repeated="4"/>
        </table:table-row>
        <table:table-row table:style-name="ro1">
          <table:table-cell office:value-type="float" office:value="2651614116" calcext:value-type="float">
            <text:p>2651614116</text:p>
          </table:table-cell>
          <table:table-cell office:value-type="float" office:value="5103" calcext:value-type="float">
            <text:p>5103</text:p>
          </table:table-cell>
          <table:table-cell office:value-type="float" office:value="2545.88" calcext:value-type="float">
            <text:p>2545.88</text:p>
          </table:table-cell>
          <table:table-cell office:value-type="float" office:value="1829064.86" calcext:value-type="float">
            <text:p>1829064.86</text:p>
          </table:table-cell>
          <table:table-cell table:formula="of:=[.D1516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651621248" calcext:value-type="float">
            <text:p>2651621248</text:p>
          </table:table-cell>
          <table:table-cell office:value-type="float" office:value="2559" calcext:value-type="float">
            <text:p>2559</text:p>
          </table:table-cell>
          <table:table-cell office:value-type="float" office:value="1270.37" calcext:value-type="float">
            <text:p>1270.37</text:p>
          </table:table-cell>
          <table:table-cell office:value-type="float" office:value="1832419.73" calcext:value-type="float">
            <text:p>1832419.73</text:p>
          </table:table-cell>
          <table:table-cell table:formula="of:=[.D1517]/1000" office:value-type="float" office:value="1832.41973" calcext:value-type="float">
            <text:p>1832.41973</text:p>
          </table:table-cell>
          <table:table-cell table:number-columns-repeated="4"/>
        </table:table-row>
        <table:table-row table:style-name="ro1">
          <table:table-cell office:value-type="float" office:value="2651829576" calcext:value-type="float">
            <text:p>2651829576</text:p>
          </table:table-cell>
          <table:table-cell office:value-type="float" office:value="354" calcext:value-type="float">
            <text:p>354</text:p>
          </table:table-cell>
          <table:table-cell office:value-type="float" office:value="185.08" calcext:value-type="float">
            <text:p>185.08</text:p>
          </table:table-cell>
          <table:table-cell office:value-type="float" office:value="1831187.41" calcext:value-type="float">
            <text:p>1831187.41</text:p>
          </table:table-cell>
          <table:table-cell table:formula="of:=[.D1518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51942935" calcext:value-type="float">
            <text:p>2651942935</text:p>
          </table:table-cell>
          <table:table-cell office:value-type="float" office:value="3805" calcext:value-type="float">
            <text:p>3805</text:p>
          </table:table-cell>
          <table:table-cell office:value-type="float" office:value="1888.65" calcext:value-type="float">
            <text:p>1888.65</text:p>
          </table:table-cell>
          <table:table-cell office:value-type="float" office:value="1832061.07" calcext:value-type="float">
            <text:p>1832061.07</text:p>
          </table:table-cell>
          <table:table-cell table:formula="of:=[.D1519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52077075" calcext:value-type="float">
            <text:p>2652077075</text:p>
          </table:table-cell>
          <table:table-cell office:value-type="float" office:value="354" calcext:value-type="float">
            <text:p>354</text:p>
          </table:table-cell>
          <table:table-cell office:value-type="float" office:value="171.87" calcext:value-type="float">
            <text:p>171.87</text:p>
          </table:table-cell>
          <table:table-cell office:value-type="float" office:value="1833810.89" calcext:value-type="float">
            <text:p>1833810.89</text:p>
          </table:table-cell>
          <table:table-cell table:formula="of:=[.D1520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52246520" calcext:value-type="float">
            <text:p>2652246520</text:p>
          </table:table-cell>
          <table:table-cell office:value-type="float" office:value="3442" calcext:value-type="float">
            <text:p>3442</text:p>
          </table:table-cell>
          <table:table-cell office:value-type="float" office:value="1715.03" calcext:value-type="float">
            <text:p>1715.03</text:p>
          </table:table-cell>
          <table:table-cell office:value-type="float" office:value="1829037.43" calcext:value-type="float">
            <text:p>1829037.43</text:p>
          </table:table-cell>
          <table:table-cell table:formula="of:=[.D1521]/1000" office:value-type="float" office:value="1829.03743" calcext:value-type="float">
            <text:p>1829.03743</text:p>
          </table:table-cell>
          <table:table-cell table:number-columns-repeated="4"/>
        </table:table-row>
        <table:table-row table:style-name="ro1">
          <table:table-cell office:value-type="float" office:value="2652254086" calcext:value-type="float">
            <text:p>2652254086</text:p>
          </table:table-cell>
          <table:table-cell office:value-type="float" office:value="4225" calcext:value-type="float">
            <text:p>4225</text:p>
          </table:table-cell>
          <table:table-cell office:value-type="float" office:value="2095.21" calcext:value-type="float">
            <text:p>2095.21</text:p>
          </table:table-cell>
          <table:table-cell office:value-type="float" office:value="1830034.37" calcext:value-type="float">
            <text:p>1830034.37</text:p>
          </table:table-cell>
          <table:table-cell table:formula="of:=[.D1522]/1000" office:value-type="float" office:value="1830.03437" calcext:value-type="float">
            <text:p>1830.03437</text:p>
          </table:table-cell>
          <table:table-cell table:number-columns-repeated="4"/>
        </table:table-row>
        <table:table-row table:style-name="ro1">
          <table:table-cell office:value-type="float" office:value="2652300488" calcext:value-type="float">
            <text:p>2652300488</text:p>
          </table:table-cell>
          <table:table-cell office:value-type="float" office:value="658" calcext:value-type="float">
            <text:p>658</text:p>
          </table:table-cell>
          <table:table-cell office:value-type="float" office:value="314.73" calcext:value-type="float">
            <text:p>314.73</text:p>
          </table:table-cell>
          <table:table-cell office:value-type="float" office:value="1830663.62" calcext:value-type="float">
            <text:p>1830663.62</text:p>
          </table:table-cell>
          <table:table-cell table:formula="of:=[.D1523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652563966" calcext:value-type="float">
            <text:p>2652563966</text:p>
          </table:table-cell>
          <table:table-cell office:value-type="float" office:value="3855" calcext:value-type="float">
            <text:p>3855</text:p>
          </table:table-cell>
          <table:table-cell office:value-type="float" office:value="1923.73" calcext:value-type="float">
            <text:p>1923.73</text:p>
          </table:table-cell>
          <table:table-cell office:value-type="float" office:value="1829284.14" calcext:value-type="float">
            <text:p>1829284.14</text:p>
          </table:table-cell>
          <table:table-cell table:formula="of:=[.D1524]/1000" office:value-type="float" office:value="1829.28414" calcext:value-type="float">
            <text:p>1829.28414</text:p>
          </table:table-cell>
          <table:table-cell table:number-columns-repeated="4"/>
        </table:table-row>
        <table:table-row table:style-name="ro1">
          <table:table-cell office:value-type="float" office:value="2652568208" calcext:value-type="float">
            <text:p>2652568208</text:p>
          </table:table-cell>
          <table:table-cell office:value-type="float" office:value="4640" calcext:value-type="float">
            <text:p>4640</text:p>
          </table:table-cell>
          <table:table-cell office:value-type="float" office:value="2305.72" calcext:value-type="float">
            <text:p>2305.72</text:p>
          </table:table-cell>
          <table:table-cell office:value-type="float" office:value="1830347.51" calcext:value-type="float">
            <text:p>1830347.51</text:p>
          </table:table-cell>
          <table:table-cell table:formula="of:=[.D1525]/1000" office:value-type="float" office:value="1830.34751" calcext:value-type="float">
            <text:p>1830.34751</text:p>
          </table:table-cell>
          <table:table-cell table:number-columns-repeated="4"/>
        </table:table-row>
        <table:table-row table:style-name="ro1">
          <table:table-cell office:value-type="float" office:value="2652737511" calcext:value-type="float">
            <text:p>2652737511</text:p>
          </table:table-cell>
          <table:table-cell office:value-type="float" office:value="1424" calcext:value-type="float">
            <text:p>1424</text:p>
          </table:table-cell>
          <table:table-cell office:value-type="float" office:value="820.2" calcext:value-type="float">
            <text:p>820.2</text:p>
          </table:table-cell>
          <table:table-cell office:value-type="float" office:value="1829053.82" calcext:value-type="float">
            <text:p>1829053.82</text:p>
          </table:table-cell>
          <table:table-cell table:formula="of:=[.D1526]/1000" office:value-type="float" office:value="1829.05382" calcext:value-type="float">
            <text:p>1829.05382</text:p>
          </table:table-cell>
          <table:table-cell table:number-columns-repeated="4"/>
        </table:table-row>
        <table:table-row table:style-name="ro1">
          <table:table-cell office:value-type="float" office:value="2652874256" calcext:value-type="float">
            <text:p>2652874256</text:p>
          </table:table-cell>
          <table:table-cell office:value-type="float" office:value="4273" calcext:value-type="float">
            <text:p>4273</text:p>
          </table:table-cell>
          <table:table-cell office:value-type="float" office:value="2128.26" calcext:value-type="float">
            <text:p>2128.26</text:p>
          </table:table-cell>
          <table:table-cell office:value-type="float" office:value="1828839.39" calcext:value-type="float">
            <text:p>1828839.39</text:p>
          </table:table-cell>
          <table:table-cell table:formula="of:=[.D1527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652884762" calcext:value-type="float">
            <text:p>2652884762</text:p>
          </table:table-cell>
          <table:table-cell office:value-type="float" office:value="3370" calcext:value-type="float">
            <text:p>3370</text:p>
          </table:table-cell>
          <table:table-cell office:value-type="float" office:value="1669.06" calcext:value-type="float">
            <text:p>1669.06</text:p>
          </table:table-cell>
          <table:table-cell office:value-type="float" office:value="1831697.89" calcext:value-type="float">
            <text:p>1831697.89</text:p>
          </table:table-cell>
          <table:table-cell table:formula="of:=[.D1528]/1000" office:value-type="float" office:value="1831.69789" calcext:value-type="float">
            <text:p>1831.69789</text:p>
          </table:table-cell>
          <table:table-cell table:number-columns-repeated="4"/>
        </table:table-row>
        <table:table-row table:style-name="ro1">
          <table:table-cell office:value-type="float" office:value="2653092973" calcext:value-type="float">
            <text:p>2653092973</text:p>
          </table:table-cell>
          <table:table-cell office:value-type="float" office:value="374" calcext:value-type="float">
            <text:p>374</text:p>
          </table:table-cell>
          <table:table-cell office:value-type="float" office:value="191.82" calcext:value-type="float">
            <text:p>191.82</text:p>
          </table:table-cell>
          <table:table-cell office:value-type="float" office:value="1830417.23" calcext:value-type="float">
            <text:p>1830417.23</text:p>
          </table:table-cell>
          <table:table-cell table:formula="of:=[.D152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53191366" calcext:value-type="float">
            <text:p>2653191366</text:p>
          </table:table-cell>
          <table:table-cell office:value-type="float" office:value="5526" calcext:value-type="float">
            <text:p>5526</text:p>
          </table:table-cell>
          <table:table-cell office:value-type="float" office:value="2751.4" calcext:value-type="float">
            <text:p>2751.4</text:p>
          </table:table-cell>
          <table:table-cell office:value-type="float" office:value="1827245.54" calcext:value-type="float">
            <text:p>1827245.54</text:p>
          </table:table-cell>
          <table:table-cell table:formula="of:=[.D1530]/1000" office:value-type="float" office:value="1827.24554" calcext:value-type="float">
            <text:p>1827.24554</text:p>
          </table:table-cell>
          <table:table-cell table:number-columns-repeated="4"/>
        </table:table-row>
        <table:table-row table:style-name="ro1">
          <table:table-cell office:value-type="float" office:value="2653197329" calcext:value-type="float">
            <text:p>2653197329</text:p>
          </table:table-cell>
          <table:table-cell office:value-type="float" office:value="2974" calcext:value-type="float">
            <text:p>2974</text:p>
          </table:table-cell>
          <table:table-cell office:value-type="float" office:value="1476.74" calcext:value-type="float">
            <text:p>1476.74</text:p>
          </table:table-cell>
          <table:table-cell office:value-type="float" office:value="1832266.76" calcext:value-type="float">
            <text:p>1832266.76</text:p>
          </table:table-cell>
          <table:table-cell table:formula="of:=[.D1531]/1000" office:value-type="float" office:value="1832.26676" calcext:value-type="float">
            <text:p>1832.26676</text:p>
          </table:table-cell>
          <table:table-cell table:number-columns-repeated="4"/>
        </table:table-row>
        <table:table-row table:style-name="ro1">
          <table:table-cell office:value-type="float" office:value="2653334827" calcext:value-type="float">
            <text:p>2653334827</text:p>
          </table:table-cell>
          <table:table-cell office:value-type="float" office:value="395" calcext:value-type="float">
            <text:p>395</text:p>
          </table:table-cell>
          <table:table-cell office:value-type="float" office:value="191.47" calcext:value-type="float">
            <text:p>191.47</text:p>
          </table:table-cell>
          <table:table-cell office:value-type="float" office:value="1834394.9" calcext:value-type="float">
            <text:p>1834394.9</text:p>
          </table:table-cell>
          <table:table-cell table:formula="of:=[.D1532]/1000" office:value-type="float" office:value="1834.3949" calcext:value-type="float">
            <text:p>1834.3949</text:p>
          </table:table-cell>
          <table:table-cell table:number-columns-repeated="4"/>
        </table:table-row>
        <table:table-row table:style-name="ro1">
          <table:table-cell office:value-type="float" office:value="2653502343" calcext:value-type="float">
            <text:p>2653502343</text:p>
          </table:table-cell>
          <table:table-cell office:value-type="float" office:value="2598" calcext:value-type="float">
            <text:p>2598</text:p>
          </table:table-cell>
          <table:table-cell office:value-type="float" office:value="1288.79" calcext:value-type="float">
            <text:p>1288.79</text:p>
          </table:table-cell>
          <table:table-cell office:value-type="float" office:value="1828839.39" calcext:value-type="float">
            <text:p>1828839.39</text:p>
          </table:table-cell>
          <table:table-cell table:formula="of:=[.D1533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653514293" calcext:value-type="float">
            <text:p>2653514293</text:p>
          </table:table-cell>
          <table:table-cell office:value-type="float" office:value="4221" calcext:value-type="float">
            <text:p>4221</text:p>
          </table:table-cell>
          <table:table-cell office:value-type="float" office:value="2099.48" calcext:value-type="float">
            <text:p>2099.48</text:p>
          </table:table-cell>
          <table:table-cell office:value-type="float" office:value="1831553.97" calcext:value-type="float">
            <text:p>1831553.97</text:p>
          </table:table-cell>
          <table:table-cell table:formula="of:=[.D1534]/1000" office:value-type="float" office:value="1831.55397" calcext:value-type="float">
            <text:p>1831.55397</text:p>
          </table:table-cell>
          <table:table-cell table:number-columns-repeated="4"/>
        </table:table-row>
        <table:table-row table:style-name="ro1">
          <table:table-cell office:value-type="float" office:value="2653558720" calcext:value-type="float">
            <text:p>2653558720</text:p>
          </table:table-cell>
          <table:table-cell office:value-type="float" office:value="637" calcext:value-type="float">
            <text:p>637</text:p>
          </table:table-cell>
          <table:table-cell office:value-type="float" office:value="313.27" calcext:value-type="float">
            <text:p>313.27</text:p>
          </table:table-cell>
          <table:table-cell office:value-type="float" office:value="1831097.08" calcext:value-type="float">
            <text:p>1831097.08</text:p>
          </table:table-cell>
          <table:table-cell table:formula="of:=[.D1535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653820231" calcext:value-type="float">
            <text:p>2653820231</text:p>
          </table:table-cell>
          <table:table-cell office:value-type="float" office:value="3860" calcext:value-type="float">
            <text:p>3860</text:p>
          </table:table-cell>
          <table:table-cell office:value-type="float" office:value="1916.58" calcext:value-type="float">
            <text:p>1916.58</text:p>
          </table:table-cell>
          <table:table-cell office:value-type="float" office:value="1827859.28" calcext:value-type="float">
            <text:p>1827859.28</text:p>
          </table:table-cell>
          <table:table-cell table:formula="of:=[.D1536]/1000" office:value-type="float" office:value="1827.85928" calcext:value-type="float">
            <text:p>1827.85928</text:p>
          </table:table-cell>
          <table:table-cell table:number-columns-repeated="4"/>
        </table:table-row>
        <table:table-row table:style-name="ro1">
          <table:table-cell office:value-type="float" office:value="2653827676" calcext:value-type="float">
            <text:p>2653827676</text:p>
          </table:table-cell>
          <table:table-cell office:value-type="float" office:value="5491" calcext:value-type="float">
            <text:p>5491</text:p>
          </table:table-cell>
          <table:table-cell office:value-type="float" office:value="2740.28" calcext:value-type="float">
            <text:p>2740.28</text:p>
          </table:table-cell>
          <table:table-cell office:value-type="float" office:value="1830947.39" calcext:value-type="float">
            <text:p>1830947.39</text:p>
          </table:table-cell>
          <table:table-cell table:formula="of:=[.D1537]/1000" office:value-type="float" office:value="1830.94739" calcext:value-type="float">
            <text:p>1830.94739</text:p>
          </table:table-cell>
          <table:table-cell table:number-columns-repeated="4"/>
        </table:table-row>
        <table:table-row table:style-name="ro1">
          <table:table-cell office:value-type="float" office:value="2653996961" calcext:value-type="float">
            <text:p>2653996961</text:p>
          </table:table-cell>
          <table:table-cell office:value-type="float" office:value="1381" calcext:value-type="float">
            <text:p>1381</text:p>
          </table:table-cell>
          <table:table-cell office:value-type="float" office:value="758.07" calcext:value-type="float">
            <text:p>758.07</text:p>
          </table:table-cell>
          <table:table-cell office:value-type="float" office:value="1828737.3" calcext:value-type="float">
            <text:p>1828737.3</text:p>
          </table:table-cell>
          <table:table-cell table:formula="of:=[.D1538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654125560" calcext:value-type="float">
            <text:p>2654125560</text:p>
          </table:table-cell>
          <table:table-cell office:value-type="float" office:value="5102" calcext:value-type="float">
            <text:p>5102</text:p>
          </table:table-cell>
          <table:table-cell office:value-type="float" office:value="2544.99" calcext:value-type="float">
            <text:p>2544.99</text:p>
          </table:table-cell>
          <table:table-cell office:value-type="float" office:value="1829064.86" calcext:value-type="float">
            <text:p>1829064.86</text:p>
          </table:table-cell>
          <table:table-cell table:formula="of:=[.D1539]/1000" office:value-type="float" office:value="1829.06486" calcext:value-type="float">
            <text:p>1829.06486</text:p>
          </table:table-cell>
          <table:table-cell table:number-columns-repeated="4"/>
        </table:table-row>
        <table:table-row table:style-name="ro1">
          <table:table-cell office:value-type="float" office:value="2654132896" calcext:value-type="float">
            <text:p>2654132896</text:p>
          </table:table-cell>
          <table:table-cell office:value-type="float" office:value="3392" calcext:value-type="float">
            <text:p>3392</text:p>
          </table:table-cell>
          <table:table-cell office:value-type="float" office:value="1685.56" calcext:value-type="float">
            <text:p>1685.56</text:p>
          </table:table-cell>
          <table:table-cell office:value-type="float" office:value="1831069.11" calcext:value-type="float">
            <text:p>1831069.11</text:p>
          </table:table-cell>
          <table:table-cell table:formula="of:=[.D1540]/1000" office:value-type="float" office:value="1831.06911" calcext:value-type="float">
            <text:p>1831.06911</text:p>
          </table:table-cell>
          <table:table-cell table:number-columns-repeated="4"/>
        </table:table-row>
        <table:table-row table:style-name="ro1">
          <table:table-cell office:value-type="float" office:value="2654341255" calcext:value-type="float">
            <text:p>2654341255</text:p>
          </table:table-cell>
          <table:table-cell office:value-type="float" office:value="374" calcext:value-type="float">
            <text:p>374</text:p>
          </table:table-cell>
          <table:table-cell office:value-type="float" office:value="189.29" calcext:value-type="float">
            <text:p>189.29</text:p>
          </table:table-cell>
          <table:table-cell office:value-type="float" office:value="1832884.1" calcext:value-type="float">
            <text:p>1832884.1</text:p>
          </table:table-cell>
          <table:table-cell table:formula="of:=[.D154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54445633" calcext:value-type="float">
            <text:p>2654445633</text:p>
          </table:table-cell>
          <table:table-cell office:value-type="float" office:value="3804" calcext:value-type="float">
            <text:p>3804</text:p>
          </table:table-cell>
          <table:table-cell office:value-type="float" office:value="1892.85" calcext:value-type="float">
            <text:p>1892.85</text:p>
          </table:table-cell>
          <table:table-cell office:value-type="float" office:value="1832061.07" calcext:value-type="float">
            <text:p>1832061.07</text:p>
          </table:table-cell>
          <table:table-cell table:formula="of:=[.D1542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54579985" calcext:value-type="float">
            <text:p>2654579985</text:p>
          </table:table-cell>
          <table:table-cell office:value-type="float" office:value="374" calcext:value-type="float">
            <text:p>374</text:p>
          </table:table-cell>
          <table:table-cell office:value-type="float" office:value="172.04" calcext:value-type="float">
            <text:p>172.04</text:p>
          </table:table-cell>
          <table:table-cell office:value-type="float" office:value="1832884.1" calcext:value-type="float">
            <text:p>1832884.1</text:p>
          </table:table-cell>
          <table:table-cell table:formula="of:=[.D1543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54750604" calcext:value-type="float">
            <text:p>2654750604</text:p>
          </table:table-cell>
          <table:table-cell office:value-type="float" office:value="3441" calcext:value-type="float">
            <text:p>3441</text:p>
          </table:table-cell>
          <table:table-cell office:value-type="float" office:value="1714.31" calcext:value-type="float">
            <text:p>1714.31</text:p>
          </table:table-cell>
          <table:table-cell office:value-type="float" office:value="1829303.82" calcext:value-type="float">
            <text:p>1829303.82</text:p>
          </table:table-cell>
          <table:table-cell table:formula="of:=[.D1544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654758406" calcext:value-type="float">
            <text:p>2654758406</text:p>
          </table:table-cell>
          <table:table-cell office:value-type="float" office:value="5056" calcext:value-type="float">
            <text:p>5056</text:p>
          </table:table-cell>
          <table:table-cell office:value-type="float" office:value="2518.24" calcext:value-type="float">
            <text:p>2518.24</text:p>
          </table:table-cell>
          <table:table-cell office:value-type="float" office:value="1830246.61" calcext:value-type="float">
            <text:p>1830246.61</text:p>
          </table:table-cell>
          <table:table-cell table:formula="of:=[.D1545]/1000" office:value-type="float" office:value="1830.24661" calcext:value-type="float">
            <text:p>1830.24661</text:p>
          </table:table-cell>
          <table:table-cell table:number-columns-repeated="4"/>
        </table:table-row>
        <table:table-row table:style-name="ro1">
          <table:table-cell office:value-type="float" office:value="2654803683" calcext:value-type="float">
            <text:p>2654803683</text:p>
          </table:table-cell>
          <table:table-cell office:value-type="float" office:value="637" calcext:value-type="float">
            <text:p>637</text:p>
          </table:table-cell>
          <table:table-cell office:value-type="float" office:value="317.28" calcext:value-type="float">
            <text:p>317.28</text:p>
          </table:table-cell>
          <table:table-cell office:value-type="float" office:value="1829653" calcext:value-type="float">
            <text:p>1829653</text:p>
          </table:table-cell>
          <table:table-cell table:formula="of:=[.D1546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55057091" calcext:value-type="float">
            <text:p>2655057091</text:p>
          </table:table-cell>
          <table:table-cell office:value-type="float" office:value="3026" calcext:value-type="float">
            <text:p>3026</text:p>
          </table:table-cell>
          <table:table-cell office:value-type="float" office:value="1506.63" calcext:value-type="float">
            <text:p>1506.63</text:p>
          </table:table-cell>
          <table:table-cell office:value-type="float" office:value="1829025.84" calcext:value-type="float">
            <text:p>1829025.84</text:p>
          </table:table-cell>
          <table:table-cell table:formula="of:=[.D1547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655064858" calcext:value-type="float">
            <text:p>2655064858</text:p>
          </table:table-cell>
          <table:table-cell office:value-type="float" office:value="4637" calcext:value-type="float">
            <text:p>4637</text:p>
          </table:table-cell>
          <table:table-cell office:value-type="float" office:value="2308.73" calcext:value-type="float">
            <text:p>2308.73</text:p>
          </table:table-cell>
          <table:table-cell office:value-type="float" office:value="1831335.71" calcext:value-type="float">
            <text:p>1831335.71</text:p>
          </table:table-cell>
          <table:table-cell table:formula="of:=[.D1548]/1000" office:value-type="float" office:value="1831.33571" calcext:value-type="float">
            <text:p>1831.33571</text:p>
          </table:table-cell>
          <table:table-cell table:number-columns-repeated="4"/>
        </table:table-row>
        <table:table-row table:style-name="ro1">
          <table:table-cell office:value-type="float" office:value="2655235373" calcext:value-type="float">
            <text:p>2655235373</text:p>
          </table:table-cell>
          <table:table-cell office:value-type="float" office:value="1423" calcext:value-type="float">
            <text:p>1423</text:p>
          </table:table-cell>
          <table:table-cell office:value-type="float" office:value="804" calcext:value-type="float">
            <text:p>804</text:p>
          </table:table-cell>
          <table:table-cell office:value-type="float" office:value="1828410.69" calcext:value-type="float">
            <text:p>1828410.69</text:p>
          </table:table-cell>
          <table:table-cell table:formula="of:=[.D1549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55364089" calcext:value-type="float">
            <text:p>2655364089</text:p>
          </table:table-cell>
          <table:table-cell office:value-type="float" office:value="4277" calcext:value-type="float">
            <text:p>4277</text:p>
          </table:table-cell>
          <table:table-cell office:value-type="float" office:value="2123.03" calcext:value-type="float">
            <text:p>2123.03</text:p>
          </table:table-cell>
          <table:table-cell office:value-type="float" office:value="1827339.81" calcext:value-type="float">
            <text:p>1827339.81</text:p>
          </table:table-cell>
          <table:table-cell table:formula="of:=[.D1550]/1000" office:value-type="float" office:value="1827.33981" calcext:value-type="float">
            <text:p>1827.33981</text:p>
          </table:table-cell>
          <table:table-cell table:number-columns-repeated="4"/>
        </table:table-row>
        <table:table-row table:style-name="ro1">
          <table:table-cell office:value-type="float" office:value="2655371757" calcext:value-type="float">
            <text:p>2655371757</text:p>
          </table:table-cell>
          <table:table-cell office:value-type="float" office:value="2560" calcext:value-type="float">
            <text:p>2560</text:p>
          </table:table-cell>
          <table:table-cell office:value-type="float" office:value="1275.17" calcext:value-type="float">
            <text:p>1275.17</text:p>
          </table:table-cell>
          <table:table-cell office:value-type="float" office:value="1832061.07" calcext:value-type="float">
            <text:p>1832061.07</text:p>
          </table:table-cell>
          <table:table-cell table:formula="of:=[.D1551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55580402" calcext:value-type="float">
            <text:p>2655580402</text:p>
          </table:table-cell>
          <table:table-cell office:value-type="float" office:value="354" calcext:value-type="float">
            <text:p>354</text:p>
          </table:table-cell>
          <table:table-cell office:value-type="float" office:value="182.94" calcext:value-type="float">
            <text:p>182.94</text:p>
          </table:table-cell>
          <table:table-cell office:value-type="float" office:value="1831187.41" calcext:value-type="float">
            <text:p>1831187.41</text:p>
          </table:table-cell>
          <table:table-cell table:formula="of:=[.D1552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55672807" calcext:value-type="float">
            <text:p>2655672807</text:p>
          </table:table-cell>
          <table:table-cell office:value-type="float" office:value="4692" calcext:value-type="float">
            <text:p>4692</text:p>
          </table:table-cell>
          <table:table-cell office:value-type="float" office:value="2341.71" calcext:value-type="float">
            <text:p>2341.71</text:p>
          </table:table-cell>
          <table:table-cell office:value-type="float" office:value="1828083.29" calcext:value-type="float">
            <text:p>1828083.29</text:p>
          </table:table-cell>
          <table:table-cell table:formula="of:=[.D1553]/1000" office:value-type="float" office:value="1828.08329" calcext:value-type="float">
            <text:p>1828.08329</text:p>
          </table:table-cell>
          <table:table-cell table:number-columns-repeated="4"/>
        </table:table-row>
        <table:table-row table:style-name="ro1">
          <table:table-cell office:value-type="float" office:value="2655680229" calcext:value-type="float">
            <text:p>2655680229</text:p>
          </table:table-cell>
          <table:table-cell office:value-type="float" office:value="3011" calcext:value-type="float">
            <text:p>3011</text:p>
          </table:table-cell>
          <table:table-cell office:value-type="float" office:value="1512.46" calcext:value-type="float">
            <text:p>1512.46</text:p>
          </table:table-cell>
          <table:table-cell office:value-type="float" office:value="1829578.18" calcext:value-type="float">
            <text:p>1829578.18</text:p>
          </table:table-cell>
          <table:table-cell table:formula="of:=[.D1554]/1000" office:value-type="float" office:value="1829.57818" calcext:value-type="float">
            <text:p>1829.57818</text:p>
          </table:table-cell>
          <table:table-cell table:number-columns-repeated="4"/>
        </table:table-row>
        <table:table-row table:style-name="ro1">
          <table:table-cell office:value-type="float" office:value="2655817958" calcext:value-type="float">
            <text:p>2655817958</text:p>
          </table:table-cell>
          <table:table-cell office:value-type="float" office:value="375" calcext:value-type="float">
            <text:p>375</text:p>
          </table:table-cell>
          <table:table-cell office:value-type="float" office:value="182.89" calcext:value-type="float">
            <text:p>182.89</text:p>
          </table:table-cell>
          <table:table-cell office:value-type="float" office:value="1832884.1" calcext:value-type="float">
            <text:p>1832884.1</text:p>
          </table:table-cell>
          <table:table-cell table:formula="of:=[.D1555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55987675" calcext:value-type="float">
            <text:p>2655987675</text:p>
          </table:table-cell>
          <table:table-cell office:value-type="float" office:value="3437" calcext:value-type="float">
            <text:p>3437</text:p>
          </table:table-cell>
          <table:table-cell office:value-type="float" office:value="1716.21" calcext:value-type="float">
            <text:p>1716.21</text:p>
          </table:table-cell>
          <table:table-cell office:value-type="float" office:value="1829037.43" calcext:value-type="float">
            <text:p>1829037.43</text:p>
          </table:table-cell>
          <table:table-cell table:formula="of:=[.D1556]/1000" office:value-type="float" office:value="1829.03743" calcext:value-type="float">
            <text:p>1829.03743</text:p>
          </table:table-cell>
          <table:table-cell table:number-columns-repeated="4"/>
        </table:table-row>
        <table:table-row table:style-name="ro1">
          <table:table-cell office:value-type="float" office:value="2655995578" calcext:value-type="float">
            <text:p>2655995578</text:p>
          </table:table-cell>
          <table:table-cell office:value-type="float" office:value="5055" calcext:value-type="float">
            <text:p>5055</text:p>
          </table:table-cell>
          <table:table-cell office:value-type="float" office:value="2515.73" calcext:value-type="float">
            <text:p>2515.73</text:p>
          </table:table-cell>
          <table:table-cell office:value-type="float" office:value="1830427.89" calcext:value-type="float">
            <text:p>1830427.89</text:p>
          </table:table-cell>
          <table:table-cell table:formula="of:=[.D1557]/1000" office:value-type="float" office:value="1830.42789" calcext:value-type="float">
            <text:p>1830.42789</text:p>
          </table:table-cell>
          <table:table-cell table:number-columns-repeated="4"/>
        </table:table-row>
        <table:table-row table:style-name="ro1">
          <table:table-cell office:value-type="float" office:value="2656041020" calcext:value-type="float">
            <text:p>2656041020</text:p>
          </table:table-cell>
          <table:table-cell office:value-type="float" office:value="638" calcext:value-type="float">
            <text:p>638</text:p>
          </table:table-cell>
          <table:table-cell office:value-type="float" office:value="311.04" calcext:value-type="float">
            <text:p>311.04</text:p>
          </table:table-cell>
          <table:table-cell office:value-type="float" office:value="1829653" calcext:value-type="float">
            <text:p>1829653</text:p>
          </table:table-cell>
          <table:table-cell table:formula="of:=[.D1558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56303749" calcext:value-type="float">
            <text:p>2656303749</text:p>
          </table:table-cell>
          <table:table-cell office:value-type="float" office:value="3025" calcext:value-type="float">
            <text:p>3025</text:p>
          </table:table-cell>
          <table:table-cell office:value-type="float" office:value="1504.81" calcext:value-type="float">
            <text:p>1504.81</text:p>
          </table:table-cell>
          <table:table-cell office:value-type="float" office:value="1829328.91" calcext:value-type="float">
            <text:p>1829328.91</text:p>
          </table:table-cell>
          <table:table-cell table:formula="of:=[.D1559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656311645" calcext:value-type="float">
            <text:p>2656311645</text:p>
          </table:table-cell>
          <table:table-cell office:value-type="float" office:value="5499" calcext:value-type="float">
            <text:p>5499</text:p>
          </table:table-cell>
          <table:table-cell office:value-type="float" office:value="2757.59" calcext:value-type="float">
            <text:p>2757.59</text:p>
          </table:table-cell>
          <table:table-cell office:value-type="float" office:value="1831218.97" calcext:value-type="float">
            <text:p>1831218.97</text:p>
          </table:table-cell>
          <table:table-cell table:formula="of:=[.D1560]/1000" office:value-type="float" office:value="1831.21897" calcext:value-type="float">
            <text:p>1831.21897</text:p>
          </table:table-cell>
          <table:table-cell table:number-columns-repeated="4"/>
        </table:table-row>
        <table:table-row table:style-name="ro1">
          <table:table-cell office:value-type="float" office:value="2656481037" calcext:value-type="float">
            <text:p>2656481037</text:p>
          </table:table-cell>
          <table:table-cell office:value-type="float" office:value="1447" calcext:value-type="float">
            <text:p>1447</text:p>
          </table:table-cell>
          <table:table-cell office:value-type="float" office:value="810.38" calcext:value-type="float">
            <text:p>810.38</text:p>
          </table:table-cell>
          <table:table-cell office:value-type="float" office:value="1826989.62" calcext:value-type="float">
            <text:p>1826989.62</text:p>
          </table:table-cell>
          <table:table-cell table:formula="of:=[.D1561]/1000" office:value-type="float" office:value="1826.98962" calcext:value-type="float">
            <text:p>1826.98962</text:p>
          </table:table-cell>
          <table:table-cell table:number-columns-repeated="4"/>
        </table:table-row>
        <table:table-row table:style-name="ro1">
          <table:table-cell office:value-type="float" office:value="2656617070" calcext:value-type="float">
            <text:p>2656617070</text:p>
          </table:table-cell>
          <table:table-cell office:value-type="float" office:value="4259" calcext:value-type="float">
            <text:p>4259</text:p>
          </table:table-cell>
          <table:table-cell office:value-type="float" office:value="2120.5" calcext:value-type="float">
            <text:p>2120.5</text:p>
          </table:table-cell>
          <table:table-cell office:value-type="float" office:value="1829167.16" calcext:value-type="float">
            <text:p>1829167.16</text:p>
          </table:table-cell>
          <table:table-cell table:formula="of:=[.D1562]/1000" office:value-type="float" office:value="1829.16716" calcext:value-type="float">
            <text:p>1829.16716</text:p>
          </table:table-cell>
          <table:table-cell table:number-columns-repeated="4"/>
        </table:table-row>
        <table:table-row table:style-name="ro1">
          <table:table-cell office:value-type="float" office:value="2656624829" calcext:value-type="float">
            <text:p>2656624829</text:p>
          </table:table-cell>
          <table:table-cell office:value-type="float" office:value="3391" calcext:value-type="float">
            <text:p>3391</text:p>
          </table:table-cell>
          <table:table-cell office:value-type="float" office:value="1683.93" calcext:value-type="float">
            <text:p>1683.93</text:p>
          </table:table-cell>
          <table:table-cell office:value-type="float" office:value="1831610.04" calcext:value-type="float">
            <text:p>1831610.04</text:p>
          </table:table-cell>
          <table:table-cell table:formula="of:=[.D1563]/1000" office:value-type="float" office:value="1831.61004" calcext:value-type="float">
            <text:p>1831.61004</text:p>
          </table:table-cell>
          <table:table-cell table:number-columns-repeated="4"/>
        </table:table-row>
        <table:table-row table:style-name="ro1">
          <table:table-cell office:value-type="float" office:value="2656833414" calcext:value-type="float">
            <text:p>2656833414</text:p>
          </table:table-cell>
          <table:table-cell office:value-type="float" office:value="354" calcext:value-type="float">
            <text:p>354</text:p>
          </table:table-cell>
          <table:table-cell office:value-type="float" office:value="184.83" calcext:value-type="float">
            <text:p>184.83</text:p>
          </table:table-cell>
          <table:table-cell office:value-type="float" office:value="1828571.43" calcext:value-type="float">
            <text:p>1828571.43</text:p>
          </table:table-cell>
          <table:table-cell table:formula="of:=[.D1564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56934124" calcext:value-type="float">
            <text:p>2656934124</text:p>
          </table:table-cell>
          <table:table-cell office:value-type="float" office:value="5522" calcext:value-type="float">
            <text:p>5522</text:p>
          </table:table-cell>
          <table:table-cell office:value-type="float" office:value="2754.03" calcext:value-type="float">
            <text:p>2754.03</text:p>
          </table:table-cell>
          <table:table-cell office:value-type="float" office:value="1828405.59" calcext:value-type="float">
            <text:p>1828405.59</text:p>
          </table:table-cell>
          <table:table-cell table:formula="of:=[.D1565]/1000" office:value-type="float" office:value="1828.40559" calcext:value-type="float">
            <text:p>1828.40559</text:p>
          </table:table-cell>
          <table:table-cell table:number-columns-repeated="4"/>
        </table:table-row>
        <table:table-row table:style-name="ro1">
          <table:table-cell office:value-type="float" office:value="2656942516" calcext:value-type="float">
            <text:p>2656942516</text:p>
          </table:table-cell>
          <table:table-cell office:value-type="float" office:value="2955" calcext:value-type="float">
            <text:p>2955</text:p>
          </table:table-cell>
          <table:table-cell office:value-type="float" office:value="1461.43" calcext:value-type="float">
            <text:p>1461.43</text:p>
          </table:table-cell>
          <table:table-cell office:value-type="float" office:value="1831750.34" calcext:value-type="float">
            <text:p>1831750.34</text:p>
          </table:table-cell>
          <table:table-cell table:formula="of:=[.D1566]/1000" office:value-type="float" office:value="1831.75034" calcext:value-type="float">
            <text:p>1831.75034</text:p>
          </table:table-cell>
          <table:table-cell table:number-columns-repeated="4"/>
        </table:table-row>
        <table:table-row table:style-name="ro1">
          <table:table-cell office:value-type="float" office:value="2657080368" calcext:value-type="float">
            <text:p>2657080368</text:p>
          </table:table-cell>
          <table:table-cell office:value-type="float" office:value="374" calcext:value-type="float">
            <text:p>374</text:p>
          </table:table-cell>
          <table:table-cell office:value-type="float" office:value="176.58" calcext:value-type="float">
            <text:p>176.58</text:p>
          </table:table-cell>
          <table:table-cell office:value-type="float" office:value="1832884.1" calcext:value-type="float">
            <text:p>1832884.1</text:p>
          </table:table-cell>
          <table:table-cell table:formula="of:=[.D1567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57248164" calcext:value-type="float">
            <text:p>2657248164</text:p>
          </table:table-cell>
          <table:table-cell office:value-type="float" office:value="2589" calcext:value-type="float">
            <text:p>2589</text:p>
          </table:table-cell>
          <table:table-cell office:value-type="float" office:value="1289.9" calcext:value-type="float">
            <text:p>1289.9</text:p>
          </table:table-cell>
          <table:table-cell office:value-type="float" office:value="1829102.89" calcext:value-type="float">
            <text:p>1829102.89</text:p>
          </table:table-cell>
          <table:table-cell table:formula="of:=[.D1568]/1000" office:value-type="float" office:value="1829.10289" calcext:value-type="float">
            <text:p>1829.10289</text:p>
          </table:table-cell>
          <table:table-cell table:number-columns-repeated="4"/>
        </table:table-row>
        <table:table-row table:style-name="ro1">
          <table:table-cell office:value-type="float" office:value="2657256372" calcext:value-type="float">
            <text:p>2657256372</text:p>
          </table:table-cell>
          <table:table-cell office:value-type="float" office:value="5051" calcext:value-type="float">
            <text:p>5051</text:p>
          </table:table-cell>
          <table:table-cell office:value-type="float" office:value="2517.01" calcext:value-type="float">
            <text:p>2517.01</text:p>
          </table:table-cell>
          <table:table-cell office:value-type="float" office:value="1831516.35" calcext:value-type="float">
            <text:p>1831516.35</text:p>
          </table:table-cell>
          <table:table-cell table:formula="of:=[.D1569]/1000" office:value-type="float" office:value="1831.51635" calcext:value-type="float">
            <text:p>1831.51635</text:p>
          </table:table-cell>
          <table:table-cell table:number-columns-repeated="4"/>
        </table:table-row>
        <table:table-row table:style-name="ro1">
          <table:table-cell office:value-type="float" office:value="2657301918" calcext:value-type="float">
            <text:p>2657301918</text:p>
          </table:table-cell>
          <table:table-cell office:value-type="float" office:value="679" calcext:value-type="float">
            <text:p>679</text:p>
          </table:table-cell>
          <table:table-cell office:value-type="float" office:value="329.03" calcext:value-type="float">
            <text:p>329.03</text:p>
          </table:table-cell>
          <table:table-cell office:value-type="float" office:value="1830258.3" calcext:value-type="float">
            <text:p>1830258.3</text:p>
          </table:table-cell>
          <table:table-cell table:formula="of:=[.D1570]/1000" office:value-type="float" office:value="1830.2583" calcext:value-type="float">
            <text:p>1830.2583</text:p>
          </table:table-cell>
          <table:table-cell table:number-columns-repeated="4"/>
        </table:table-row>
        <table:table-row table:style-name="ro1">
          <table:table-cell office:value-type="float" office:value="2657564796" calcext:value-type="float">
            <text:p>2657564796</text:p>
          </table:table-cell>
          <table:table-cell office:value-type="float" office:value="3005" calcext:value-type="float">
            <text:p>3005</text:p>
          </table:table-cell>
          <table:table-cell office:value-type="float" office:value="1497.02" calcext:value-type="float">
            <text:p>1497.02</text:p>
          </table:table-cell>
          <table:table-cell office:value-type="float" office:value="1828800.27" calcext:value-type="float">
            <text:p>1828800.27</text:p>
          </table:table-cell>
          <table:table-cell table:formula="of:=[.D1571]/1000" office:value-type="float" office:value="1828.80027" calcext:value-type="float">
            <text:p>1828.80027</text:p>
          </table:table-cell>
          <table:table-cell table:number-columns-repeated="4"/>
        </table:table-row>
        <table:table-row table:style-name="ro1">
          <table:table-cell office:value-type="float" office:value="2657573830" calcext:value-type="float">
            <text:p>2657573830</text:p>
          </table:table-cell>
          <table:table-cell office:value-type="float" office:value="4659" calcext:value-type="float">
            <text:p>4659</text:p>
          </table:table-cell>
          <table:table-cell office:value-type="float" office:value="2314.25" calcext:value-type="float">
            <text:p>2314.25</text:p>
          </table:table-cell>
          <table:table-cell office:value-type="float" office:value="1830879.98" calcext:value-type="float">
            <text:p>1830879.98</text:p>
          </table:table-cell>
          <table:table-cell table:formula="of:=[.D1572]/1000" office:value-type="float" office:value="1830.87998" calcext:value-type="float">
            <text:p>1830.87998</text:p>
          </table:table-cell>
          <table:table-cell table:number-columns-repeated="4"/>
        </table:table-row>
        <table:table-row table:style-name="ro1">
          <table:table-cell office:value-type="float" office:value="2657743589" calcext:value-type="float">
            <text:p>2657743589</text:p>
          </table:table-cell>
          <table:table-cell office:value-type="float" office:value="1423" calcext:value-type="float">
            <text:p>1423</text:p>
          </table:table-cell>
          <table:table-cell office:value-type="float" office:value="818.17" calcext:value-type="float">
            <text:p>818.17</text:p>
          </table:table-cell>
          <table:table-cell office:value-type="float" office:value="1827715.36" calcext:value-type="float">
            <text:p>1827715.36</text:p>
          </table:table-cell>
          <table:table-cell table:formula="of:=[.D1573]/1000" office:value-type="float" office:value="1827.71536" calcext:value-type="float">
            <text:p>1827.71536</text:p>
          </table:table-cell>
          <table:table-cell table:number-columns-repeated="4"/>
        </table:table-row>
        <table:table-row table:style-name="ro1">
          <table:table-cell office:value-type="float" office:value="2657877677" calcext:value-type="float">
            <text:p>2657877677</text:p>
          </table:table-cell>
          <table:table-cell office:value-type="float" office:value="4275" calcext:value-type="float">
            <text:p>4275</text:p>
          </table:table-cell>
          <table:table-cell office:value-type="float" office:value="2128.49" calcext:value-type="float">
            <text:p>2128.49</text:p>
          </table:table-cell>
          <table:table-cell office:value-type="float" office:value="1828196.41" calcext:value-type="float">
            <text:p>1828196.41</text:p>
          </table:table-cell>
          <table:table-cell table:formula="of:=[.D1574]/1000" office:value-type="float" office:value="1828.19641" calcext:value-type="float">
            <text:p>1828.19641</text:p>
          </table:table-cell>
          <table:table-cell table:number-columns-repeated="4"/>
        </table:table-row>
        <table:table-row table:style-name="ro1">
          <table:table-cell office:value-type="float" office:value="2657886576" calcext:value-type="float">
            <text:p>2657886576</text:p>
          </table:table-cell>
          <table:table-cell office:value-type="float" office:value="2592" calcext:value-type="float">
            <text:p>2592</text:p>
          </table:table-cell>
          <table:table-cell office:value-type="float" office:value="1312.55" calcext:value-type="float">
            <text:p>1312.55</text:p>
          </table:table-cell>
          <table:table-cell office:value-type="float" office:value="1832181.64" calcext:value-type="float">
            <text:p>1832181.64</text:p>
          </table:table-cell>
          <table:table-cell table:formula="of:=[.D1575]/1000" office:value-type="float" office:value="1832.18164" calcext:value-type="float">
            <text:p>1832.18164</text:p>
          </table:table-cell>
          <table:table-cell table:number-columns-repeated="4"/>
        </table:table-row>
        <table:table-row table:style-name="ro1">
          <table:table-cell office:value-type="float" office:value="2658095448" calcext:value-type="float">
            <text:p>2658095448</text:p>
          </table:table-cell>
          <table:table-cell office:value-type="float" office:value="353" calcext:value-type="float">
            <text:p>353</text:p>
          </table:table-cell>
          <table:table-cell office:value-type="float" office:value="185.29" calcext:value-type="float">
            <text:p>185.29</text:p>
          </table:table-cell>
          <table:table-cell office:value-type="float" office:value="1833810.89" calcext:value-type="float">
            <text:p>1833810.89</text:p>
          </table:table-cell>
          <table:table-cell table:formula="of:=[.D1576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58197298" calcext:value-type="float">
            <text:p>2658197298</text:p>
          </table:table-cell>
          <table:table-cell office:value-type="float" office:value="4687" calcext:value-type="float">
            <text:p>4687</text:p>
          </table:table-cell>
          <table:table-cell office:value-type="float" office:value="2338.96" calcext:value-type="float">
            <text:p>2338.96</text:p>
          </table:table-cell>
          <table:table-cell office:value-type="float" office:value="1829255.26" calcext:value-type="float">
            <text:p>1829255.26</text:p>
          </table:table-cell>
          <table:table-cell table:formula="of:=[.D1577]/1000" office:value-type="float" office:value="1829.25526" calcext:value-type="float">
            <text:p>1829.25526</text:p>
          </table:table-cell>
          <table:table-cell table:number-columns-repeated="4"/>
        </table:table-row>
        <table:table-row table:style-name="ro1">
          <table:table-cell office:value-type="float" office:value="2658202987" calcext:value-type="float">
            <text:p>2658202987</text:p>
          </table:table-cell>
          <table:table-cell office:value-type="float" office:value="3811" calcext:value-type="float">
            <text:p>3811</text:p>
          </table:table-cell>
          <table:table-cell office:value-type="float" office:value="1892.73" calcext:value-type="float">
            <text:p>1892.73</text:p>
          </table:table-cell>
          <table:table-cell office:value-type="float" office:value="1829653" calcext:value-type="float">
            <text:p>1829653</text:p>
          </table:table-cell>
          <table:table-cell table:formula="of:=[.D1578]/1000" office:value-type="float" office:value="1829.653" calcext:value-type="float">
            <text:p>1829.653</text:p>
          </table:table-cell>
          <table:table-cell table:number-columns-repeated="4"/>
        </table:table-row>
        <table:table-row table:style-name="ro1">
          <table:table-cell office:value-type="float" office:value="2658339818" calcext:value-type="float">
            <text:p>2658339818</text:p>
          </table:table-cell>
          <table:table-cell office:value-type="float" office:value="376" calcext:value-type="float">
            <text:p>376</text:p>
          </table:table-cell>
          <table:table-cell office:value-type="float" office:value="183.72" calcext:value-type="float">
            <text:p>183.72</text:p>
          </table:table-cell>
          <table:table-cell office:value-type="float" office:value="1830417.23" calcext:value-type="float">
            <text:p>1830417.23</text:p>
          </table:table-cell>
          <table:table-cell table:formula="of:=[.D157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58511836" calcext:value-type="float">
            <text:p>2658511836</text:p>
          </table:table-cell>
          <table:table-cell office:value-type="float" office:value="2611" calcext:value-type="float">
            <text:p>2611</text:p>
          </table:table-cell>
          <table:table-cell office:value-type="float" office:value="1300.04" calcext:value-type="float">
            <text:p>1300.04</text:p>
          </table:table-cell>
          <table:table-cell office:value-type="float" office:value="1829362.03" calcext:value-type="float">
            <text:p>1829362.03</text:p>
          </table:table-cell>
          <table:table-cell table:formula="of:=[.D1580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58522206" calcext:value-type="float">
            <text:p>2658522206</text:p>
          </table:table-cell>
          <table:table-cell office:value-type="float" office:value="4225" calcext:value-type="float">
            <text:p>4225</text:p>
          </table:table-cell>
          <table:table-cell office:value-type="float" office:value="2100.82" calcext:value-type="float">
            <text:p>2100.82</text:p>
          </table:table-cell>
          <table:table-cell office:value-type="float" office:value="1830251.3" calcext:value-type="float">
            <text:p>1830251.3</text:p>
          </table:table-cell>
          <table:table-cell table:formula="of:=[.D1581]/1000" office:value-type="float" office:value="1830.2513" calcext:value-type="float">
            <text:p>1830.2513</text:p>
          </table:table-cell>
          <table:table-cell table:number-columns-repeated="4"/>
        </table:table-row>
        <table:table-row table:style-name="ro1">
          <table:table-cell office:value-type="float" office:value="2658567054" calcext:value-type="float">
            <text:p>2658567054</text:p>
          </table:table-cell>
          <table:table-cell office:value-type="float" office:value="659" calcext:value-type="float">
            <text:p>659</text:p>
          </table:table-cell>
          <table:table-cell office:value-type="float" office:value="321.28" calcext:value-type="float">
            <text:p>321.28</text:p>
          </table:table-cell>
          <table:table-cell office:value-type="float" office:value="1827875.1" calcext:value-type="float">
            <text:p>1827875.1</text:p>
          </table:table-cell>
          <table:table-cell table:formula="of:=[.D1582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58830010" calcext:value-type="float">
            <text:p>2658830010</text:p>
          </table:table-cell>
          <table:table-cell office:value-type="float" office:value="3010" calcext:value-type="float">
            <text:p>3010</text:p>
          </table:table-cell>
          <table:table-cell office:value-type="float" office:value="1499.26" calcext:value-type="float">
            <text:p>1499.26</text:p>
          </table:table-cell>
          <table:table-cell office:value-type="float" office:value="1826666.67" calcext:value-type="float">
            <text:p>1826666.67</text:p>
          </table:table-cell>
          <table:table-cell table:formula="of:=[.D1583]/1000" office:value-type="float" office:value="1826.66667" calcext:value-type="float">
            <text:p>1826.66667</text:p>
          </table:table-cell>
          <table:table-cell table:number-columns-repeated="4"/>
        </table:table-row>
        <table:table-row table:style-name="ro1">
          <table:table-cell office:value-type="float" office:value="2658841268" calcext:value-type="float">
            <text:p>2658841268</text:p>
          </table:table-cell>
          <table:table-cell office:value-type="float" office:value="4636" calcext:value-type="float">
            <text:p>4636</text:p>
          </table:table-cell>
          <table:table-cell office:value-type="float" office:value="2306.84" calcext:value-type="float">
            <text:p>2306.84</text:p>
          </table:table-cell>
          <table:table-cell office:value-type="float" office:value="1831731.29" calcext:value-type="float">
            <text:p>1831731.29</text:p>
          </table:table-cell>
          <table:table-cell table:formula="of:=[.D1584]/1000" office:value-type="float" office:value="1831.73129" calcext:value-type="float">
            <text:p>1831.73129</text:p>
          </table:table-cell>
          <table:table-cell table:number-columns-repeated="4"/>
        </table:table-row>
        <table:table-row table:style-name="ro1">
          <table:table-cell office:value-type="float" office:value="2659011082" calcext:value-type="float">
            <text:p>2659011082</text:p>
          </table:table-cell>
          <table:table-cell office:value-type="float" office:value="1403" calcext:value-type="float">
            <text:p>1403</text:p>
          </table:table-cell>
          <table:table-cell office:value-type="float" office:value="800.85" calcext:value-type="float">
            <text:p>800.85</text:p>
          </table:table-cell>
          <table:table-cell office:value-type="float" office:value="1827918.6" calcext:value-type="float">
            <text:p>1827918.6</text:p>
          </table:table-cell>
          <table:table-cell table:formula="of:=[.D1585]/1000" office:value-type="float" office:value="1827.9186" calcext:value-type="float">
            <text:p>1827.9186</text:p>
          </table:table-cell>
          <table:table-cell table:number-columns-repeated="4"/>
        </table:table-row>
        <table:table-row table:style-name="ro1">
          <table:table-cell office:value-type="float" office:value="2659149386" calcext:value-type="float">
            <text:p>2659149386</text:p>
          </table:table-cell>
          <table:table-cell office:value-type="float" office:value="4272" calcext:value-type="float">
            <text:p>4272</text:p>
          </table:table-cell>
          <table:table-cell office:value-type="float" office:value="2131.28" calcext:value-type="float">
            <text:p>2131.28</text:p>
          </table:table-cell>
          <table:table-cell office:value-type="float" office:value="1829268.29" calcext:value-type="float">
            <text:p>1829268.29</text:p>
          </table:table-cell>
          <table:table-cell table:formula="of:=[.D1586]/1000" office:value-type="float" office:value="1829.26829" calcext:value-type="float">
            <text:p>1829.26829</text:p>
          </table:table-cell>
          <table:table-cell table:number-columns-repeated="4"/>
        </table:table-row>
        <table:table-row table:style-name="ro1">
          <table:table-cell office:value-type="float" office:value="2659160453" calcext:value-type="float">
            <text:p>2659160453</text:p>
          </table:table-cell>
          <table:table-cell office:value-type="float" office:value="2565" calcext:value-type="float">
            <text:p>2565</text:p>
          </table:table-cell>
          <table:table-cell office:value-type="float" office:value="1268.64" calcext:value-type="float">
            <text:p>1268.64</text:p>
          </table:table-cell>
          <table:table-cell office:value-type="float" office:value="1829554.34" calcext:value-type="float">
            <text:p>1829554.34</text:p>
          </table:table-cell>
          <table:table-cell table:formula="of:=[.D1587]/1000" office:value-type="float" office:value="1829.55434" calcext:value-type="float">
            <text:p>1829.55434</text:p>
          </table:table-cell>
          <table:table-cell table:number-columns-repeated="4"/>
        </table:table-row>
        <table:table-row table:style-name="ro1">
          <table:table-cell office:value-type="float" office:value="2659369458" calcext:value-type="float">
            <text:p>2659369458</text:p>
          </table:table-cell>
          <table:table-cell office:value-type="float" office:value="353" calcext:value-type="float">
            <text:p>353</text:p>
          </table:table-cell>
          <table:table-cell office:value-type="float" office:value="180.53" calcext:value-type="float">
            <text:p>180.53</text:p>
          </table:table-cell>
          <table:table-cell office:value-type="float" office:value="1831187.41" calcext:value-type="float">
            <text:p>1831187.41</text:p>
          </table:table-cell>
          <table:table-cell table:formula="of:=[.D1588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59471383" calcext:value-type="float">
            <text:p>2659471383</text:p>
          </table:table-cell>
          <table:table-cell office:value-type="float" office:value="4686" calcext:value-type="float">
            <text:p>4686</text:p>
          </table:table-cell>
          <table:table-cell office:value-type="float" office:value="2335.12" calcext:value-type="float">
            <text:p>2335.12</text:p>
          </table:table-cell>
          <table:table-cell office:value-type="float" office:value="1829059.83" calcext:value-type="float">
            <text:p>1829059.83</text:p>
          </table:table-cell>
          <table:table-cell table:formula="of:=[.D1589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659481329" calcext:value-type="float">
            <text:p>2659481329</text:p>
          </table:table-cell>
          <table:table-cell office:value-type="float" office:value="2980" calcext:value-type="float">
            <text:p>2980</text:p>
          </table:table-cell>
          <table:table-cell office:value-type="float" office:value="1481.25" calcext:value-type="float">
            <text:p>1481.25</text:p>
          </table:table-cell>
          <table:table-cell office:value-type="float" office:value="1830109.34" calcext:value-type="float">
            <text:p>1830109.34</text:p>
          </table:table-cell>
          <table:table-cell table:formula="of:=[.D1590]/1000" office:value-type="float" office:value="1830.10934" calcext:value-type="float">
            <text:p>1830.10934</text:p>
          </table:table-cell>
          <table:table-cell table:number-columns-repeated="4"/>
        </table:table-row>
        <table:table-row table:style-name="ro1">
          <table:table-cell office:value-type="float" office:value="2659618513" calcext:value-type="float">
            <text:p>2659618513</text:p>
          </table:table-cell>
          <table:table-cell office:value-type="float" office:value="374" calcext:value-type="float">
            <text:p>374</text:p>
          </table:table-cell>
          <table:table-cell office:value-type="float" office:value="186" calcext:value-type="float">
            <text:p>186</text:p>
          </table:table-cell>
          <table:table-cell office:value-type="float" office:value="1832884.1" calcext:value-type="float">
            <text:p>1832884.1</text:p>
          </table:table-cell>
          <table:table-cell table:formula="of:=[.D1591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59790645" calcext:value-type="float">
            <text:p>2659790645</text:p>
          </table:table-cell>
          <table:table-cell office:value-type="float" office:value="2611" calcext:value-type="float">
            <text:p>2611</text:p>
          </table:table-cell>
          <table:table-cell office:value-type="float" office:value="1294.55" calcext:value-type="float">
            <text:p>1294.55</text:p>
          </table:table-cell>
          <table:table-cell office:value-type="float" office:value="1828659.24" calcext:value-type="float">
            <text:p>1828659.24</text:p>
          </table:table-cell>
          <table:table-cell table:formula="of:=[.D1592]/1000" office:value-type="float" office:value="1828.65924" calcext:value-type="float">
            <text:p>1828.65924</text:p>
          </table:table-cell>
          <table:table-cell table:number-columns-repeated="4"/>
        </table:table-row>
        <table:table-row table:style-name="ro1">
          <table:table-cell office:value-type="float" office:value="2659802152" calcext:value-type="float">
            <text:p>2659802152</text:p>
          </table:table-cell>
          <table:table-cell office:value-type="float" office:value="4219" calcext:value-type="float">
            <text:p>4219</text:p>
          </table:table-cell>
          <table:table-cell office:value-type="float" office:value="2111.28" calcext:value-type="float">
            <text:p>2111.28</text:p>
          </table:table-cell>
          <table:table-cell office:value-type="float" office:value="1832206" calcext:value-type="float">
            <text:p>1832206</text:p>
          </table:table-cell>
          <table:table-cell table:formula="of:=[.D1593]/1000" office:value-type="float" office:value="1832.206" calcext:value-type="float">
            <text:p>1832.206</text:p>
          </table:table-cell>
          <table:table-cell table:number-columns-repeated="4"/>
        </table:table-row>
        <table:table-row table:style-name="ro1">
          <table:table-cell office:value-type="float" office:value="2659847143" calcext:value-type="float">
            <text:p>2659847143</text:p>
          </table:table-cell>
          <table:table-cell office:value-type="float" office:value="657" calcext:value-type="float">
            <text:p>657</text:p>
          </table:table-cell>
          <table:table-cell office:value-type="float" office:value="322.2" calcext:value-type="float">
            <text:p>322.2</text:p>
          </table:table-cell>
          <table:table-cell office:value-type="float" office:value="1832061.07" calcext:value-type="float">
            <text:p>1832061.07</text:p>
          </table:table-cell>
          <table:table-cell table:formula="of:=[.D1594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60110205" calcext:value-type="float">
            <text:p>2660110205</text:p>
          </table:table-cell>
          <table:table-cell office:value-type="float" office:value="3059" calcext:value-type="float">
            <text:p>3059</text:p>
          </table:table-cell>
          <table:table-cell office:value-type="float" office:value="1538.6" calcext:value-type="float">
            <text:p>1538.6</text:p>
          </table:table-cell>
          <table:table-cell office:value-type="float" office:value="1828495.16" calcext:value-type="float">
            <text:p>1828495.16</text:p>
          </table:table-cell>
          <table:table-cell table:formula="of:=[.D1595]/1000" office:value-type="float" office:value="1828.49516" calcext:value-type="float">
            <text:p>1828.49516</text:p>
          </table:table-cell>
          <table:table-cell table:number-columns-repeated="4"/>
        </table:table-row>
        <table:table-row table:style-name="ro1">
          <table:table-cell office:value-type="float" office:value="2660121611" calcext:value-type="float">
            <text:p>2660121611</text:p>
          </table:table-cell>
          <table:table-cell office:value-type="float" office:value="4634" calcext:value-type="float">
            <text:p>4634</text:p>
          </table:table-cell>
          <table:table-cell office:value-type="float" office:value="2309.62" calcext:value-type="float">
            <text:p>2309.62</text:p>
          </table:table-cell>
          <table:table-cell office:value-type="float" office:value="1832324.98" calcext:value-type="float">
            <text:p>1832324.98</text:p>
          </table:table-cell>
          <table:table-cell table:formula="of:=[.D1596]/1000" office:value-type="float" office:value="1832.32498" calcext:value-type="float">
            <text:p>1832.32498</text:p>
          </table:table-cell>
          <table:table-cell table:number-columns-repeated="4"/>
        </table:table-row>
        <table:table-row table:style-name="ro1">
          <table:table-cell office:value-type="float" office:value="2660291616" calcext:value-type="float">
            <text:p>2660291616</text:p>
          </table:table-cell>
          <table:table-cell office:value-type="float" office:value="1338" calcext:value-type="float">
            <text:p>1338</text:p>
          </table:table-cell>
          <table:table-cell office:value-type="float" office:value="734.53" calcext:value-type="float">
            <text:p>734.53</text:p>
          </table:table-cell>
          <table:table-cell office:value-type="float" office:value="1828400.15" calcext:value-type="float">
            <text:p>1828400.15</text:p>
          </table:table-cell>
          <table:table-cell table:formula="of:=[.D1597]/1000" office:value-type="float" office:value="1828.40015" calcext:value-type="float">
            <text:p>1828.40015</text:p>
          </table:table-cell>
          <table:table-cell table:number-columns-repeated="4"/>
        </table:table-row>
        <table:table-row table:style-name="ro1">
          <table:table-cell office:value-type="float" office:value="2660429948" calcext:value-type="float">
            <text:p>2660429948</text:p>
          </table:table-cell>
          <table:table-cell office:value-type="float" office:value="4275" calcext:value-type="float">
            <text:p>4275</text:p>
          </table:table-cell>
          <table:table-cell office:value-type="float" office:value="2125.15" calcext:value-type="float">
            <text:p>2125.15</text:p>
          </table:table-cell>
          <table:table-cell office:value-type="float" office:value="1828410.69" calcext:value-type="float">
            <text:p>1828410.69</text:p>
          </table:table-cell>
          <table:table-cell table:formula="of:=[.D1598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60440111" calcext:value-type="float">
            <text:p>2660440111</text:p>
          </table:table-cell>
          <table:table-cell office:value-type="float" office:value="2545" calcext:value-type="float">
            <text:p>2545</text:p>
          </table:table-cell>
          <table:table-cell office:value-type="float" office:value="1263.87" calcext:value-type="float">
            <text:p>1263.87</text:p>
          </table:table-cell>
          <table:table-cell office:value-type="float" office:value="1828931.81" calcext:value-type="float">
            <text:p>1828931.81</text:p>
          </table:table-cell>
          <table:table-cell table:formula="of:=[.D1599]/1000" office:value-type="float" office:value="1828.93181" calcext:value-type="float">
            <text:p>1828.93181</text:p>
          </table:table-cell>
          <table:table-cell table:number-columns-repeated="4"/>
        </table:table-row>
        <table:table-row table:style-name="ro1">
          <table:table-cell office:value-type="float" office:value="2660648165" calcext:value-type="float">
            <text:p>2660648165</text:p>
          </table:table-cell>
          <table:table-cell office:value-type="float" office:value="374" calcext:value-type="float">
            <text:p>374</text:p>
          </table:table-cell>
          <table:table-cell office:value-type="float" office:value="195.6" calcext:value-type="float">
            <text:p>195.6</text:p>
          </table:table-cell>
          <table:table-cell office:value-type="float" office:value="1832884.1" calcext:value-type="float">
            <text:p>1832884.1</text:p>
          </table:table-cell>
          <table:table-cell table:formula="of:=[.D160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60750232" calcext:value-type="float">
            <text:p>2660750232</text:p>
          </table:table-cell>
          <table:table-cell office:value-type="float" office:value="4687" calcext:value-type="float">
            <text:p>4687</text:p>
          </table:table-cell>
          <table:table-cell office:value-type="float" office:value="2333.03" calcext:value-type="float">
            <text:p>2333.03</text:p>
          </table:table-cell>
          <table:table-cell office:value-type="float" office:value="1829059.83" calcext:value-type="float">
            <text:p>1829059.83</text:p>
          </table:table-cell>
          <table:table-cell table:formula="of:=[.D1601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660760327" calcext:value-type="float">
            <text:p>2660760327</text:p>
          </table:table-cell>
          <table:table-cell office:value-type="float" office:value="2980" calcext:value-type="float">
            <text:p>2980</text:p>
          </table:table-cell>
          <table:table-cell office:value-type="float" office:value="1483.13" calcext:value-type="float">
            <text:p>1483.13</text:p>
          </table:table-cell>
          <table:table-cell office:value-type="float" office:value="1830109.34" calcext:value-type="float">
            <text:p>1830109.34</text:p>
          </table:table-cell>
          <table:table-cell table:formula="of:=[.D1602]/1000" office:value-type="float" office:value="1830.10934" calcext:value-type="float">
            <text:p>1830.10934</text:p>
          </table:table-cell>
          <table:table-cell table:number-columns-repeated="4"/>
        </table:table-row>
        <table:table-row table:style-name="ro1">
          <table:table-cell office:value-type="float" office:value="2660897672" calcext:value-type="float">
            <text:p>2660897672</text:p>
          </table:table-cell>
          <table:table-cell office:value-type="float" office:value="375" calcext:value-type="float">
            <text:p>375</text:p>
          </table:table-cell>
          <table:table-cell office:value-type="float" office:value="184.42" calcext:value-type="float">
            <text:p>184.42</text:p>
          </table:table-cell>
          <table:table-cell office:value-type="float" office:value="1832884.1" calcext:value-type="float">
            <text:p>1832884.1</text:p>
          </table:table-cell>
          <table:table-cell table:formula="of:=[.D1603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61067886" calcext:value-type="float">
            <text:p>2661067886</text:p>
          </table:table-cell>
          <table:table-cell office:value-type="float" office:value="2608" calcext:value-type="float">
            <text:p>2608</text:p>
          </table:table-cell>
          <table:table-cell office:value-type="float" office:value="1289.74" calcext:value-type="float">
            <text:p>1289.74</text:p>
          </table:table-cell>
          <table:table-cell office:value-type="float" office:value="1829362.03" calcext:value-type="float">
            <text:p>1829362.03</text:p>
          </table:table-cell>
          <table:table-cell table:formula="of:=[.D1604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61079502" calcext:value-type="float">
            <text:p>2661079502</text:p>
          </table:table-cell>
          <table:table-cell office:value-type="float" office:value="5055" calcext:value-type="float">
            <text:p>5055</text:p>
          </table:table-cell>
          <table:table-cell office:value-type="float" office:value="2515.7" calcext:value-type="float">
            <text:p>2515.7</text:p>
          </table:table-cell>
          <table:table-cell office:value-type="float" office:value="1830427.89" calcext:value-type="float">
            <text:p>1830427.89</text:p>
          </table:table-cell>
          <table:table-cell table:formula="of:=[.D1605]/1000" office:value-type="float" office:value="1830.42789" calcext:value-type="float">
            <text:p>1830.42789</text:p>
          </table:table-cell>
          <table:table-cell table:number-columns-repeated="4"/>
        </table:table-row>
        <table:table-row table:style-name="ro1">
          <table:table-cell office:value-type="float" office:value="2661125438" calcext:value-type="float">
            <text:p>2661125438</text:p>
          </table:table-cell>
          <table:table-cell office:value-type="float" office:value="637" calcext:value-type="float">
            <text:p>637</text:p>
          </table:table-cell>
          <table:table-cell office:value-type="float" office:value="310.03" calcext:value-type="float">
            <text:p>310.03</text:p>
          </table:table-cell>
          <table:table-cell office:value-type="float" office:value="1831097.08" calcext:value-type="float">
            <text:p>1831097.08</text:p>
          </table:table-cell>
          <table:table-cell table:formula="of:=[.D1606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661388565" calcext:value-type="float">
            <text:p>2661388565</text:p>
          </table:table-cell>
          <table:table-cell office:value-type="float" office:value="3025" calcext:value-type="float">
            <text:p>3025</text:p>
          </table:table-cell>
          <table:table-cell office:value-type="float" office:value="1511.42" calcext:value-type="float">
            <text:p>1511.42</text:p>
          </table:table-cell>
          <table:table-cell office:value-type="float" office:value="1829328.91" calcext:value-type="float">
            <text:p>1829328.91</text:p>
          </table:table-cell>
          <table:table-cell table:formula="of:=[.D1607]/1000" office:value-type="float" office:value="1829.32891" calcext:value-type="float">
            <text:p>1829.32891</text:p>
          </table:table-cell>
          <table:table-cell table:number-columns-repeated="4"/>
        </table:table-row>
        <table:table-row table:style-name="ro1">
          <table:table-cell office:value-type="float" office:value="2661400122" calcext:value-type="float">
            <text:p>2661400122</text:p>
          </table:table-cell>
          <table:table-cell office:value-type="float" office:value="4643" calcext:value-type="float">
            <text:p>4643</text:p>
          </table:table-cell>
          <table:table-cell office:value-type="float" office:value="2315.42" calcext:value-type="float">
            <text:p>2315.42</text:p>
          </table:table-cell>
          <table:table-cell office:value-type="float" office:value="1829755.1" calcext:value-type="float">
            <text:p>1829755.1</text:p>
          </table:table-cell>
          <table:table-cell table:formula="of:=[.D1608]/1000" office:value-type="float" office:value="1829.7551" calcext:value-type="float">
            <text:p>1829.7551</text:p>
          </table:table-cell>
          <table:table-cell table:number-columns-repeated="4"/>
        </table:table-row>
        <table:table-row table:style-name="ro1">
          <table:table-cell office:value-type="float" office:value="2661570208" calcext:value-type="float">
            <text:p>2661570208</text:p>
          </table:table-cell>
          <table:table-cell office:value-type="float" office:value="1359" calcext:value-type="float">
            <text:p>1359</text:p>
          </table:table-cell>
          <table:table-cell office:value-type="float" office:value="747.89" calcext:value-type="float">
            <text:p>747.89</text:p>
          </table:table-cell>
          <table:table-cell office:value-type="float" office:value="1828234.43" calcext:value-type="float">
            <text:p>1828234.43</text:p>
          </table:table-cell>
          <table:table-cell table:formula="of:=[.D1609]/1000" office:value-type="float" office:value="1828.23443" calcext:value-type="float">
            <text:p>1828.23443</text:p>
          </table:table-cell>
          <table:table-cell table:number-columns-repeated="4"/>
        </table:table-row>
        <table:table-row table:style-name="ro1">
          <table:table-cell office:value-type="float" office:value="2661708683" calcext:value-type="float">
            <text:p>2661708683</text:p>
          </table:table-cell>
          <table:table-cell office:value-type="float" office:value="4274" calcext:value-type="float">
            <text:p>4274</text:p>
          </table:table-cell>
          <table:table-cell office:value-type="float" office:value="2129.95" calcext:value-type="float">
            <text:p>2129.95</text:p>
          </table:table-cell>
          <table:table-cell office:value-type="float" office:value="1828625.01" calcext:value-type="float">
            <text:p>1828625.01</text:p>
          </table:table-cell>
          <table:table-cell table:formula="of:=[.D1610]/1000" office:value-type="float" office:value="1828.62501" calcext:value-type="float">
            <text:p>1828.62501</text:p>
          </table:table-cell>
          <table:table-cell table:number-columns-repeated="4"/>
        </table:table-row>
        <table:table-row table:style-name="ro1">
          <table:table-cell office:value-type="float" office:value="2661718924" calcext:value-type="float">
            <text:p>2661718924</text:p>
          </table:table-cell>
          <table:table-cell office:value-type="float" office:value="3390" calcext:value-type="float">
            <text:p>3390</text:p>
          </table:table-cell>
          <table:table-cell office:value-type="float" office:value="1681.9" calcext:value-type="float">
            <text:p>1681.9</text:p>
          </table:table-cell>
          <table:table-cell office:value-type="float" office:value="1832151.3" calcext:value-type="float">
            <text:p>1832151.3</text:p>
          </table:table-cell>
          <table:table-cell table:formula="of:=[.D1611]/1000" office:value-type="float" office:value="1832.1513" calcext:value-type="float">
            <text:p>1832.1513</text:p>
          </table:table-cell>
          <table:table-cell table:number-columns-repeated="4"/>
        </table:table-row>
        <table:table-row table:style-name="ro1">
          <table:table-cell office:value-type="float" office:value="2661925879" calcext:value-type="float">
            <text:p>2661925879</text:p>
          </table:table-cell>
          <table:table-cell office:value-type="float" office:value="354" calcext:value-type="float">
            <text:p>354</text:p>
          </table:table-cell>
          <table:table-cell office:value-type="float" office:value="184.14" calcext:value-type="float">
            <text:p>184.14</text:p>
          </table:table-cell>
          <table:table-cell office:value-type="float" office:value="1831187.41" calcext:value-type="float">
            <text:p>1831187.41</text:p>
          </table:table-cell>
          <table:table-cell table:formula="of:=[.D1612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62026995" calcext:value-type="float">
            <text:p>2662026995</text:p>
          </table:table-cell>
          <table:table-cell office:value-type="float" office:value="4688" calcext:value-type="float">
            <text:p>4688</text:p>
          </table:table-cell>
          <table:table-cell office:value-type="float" office:value="2332.24" calcext:value-type="float">
            <text:p>2332.24</text:p>
          </table:table-cell>
          <table:table-cell office:value-type="float" office:value="1828864.44" calcext:value-type="float">
            <text:p>1828864.44</text:p>
          </table:table-cell>
          <table:table-cell table:formula="of:=[.D1613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662037216" calcext:value-type="float">
            <text:p>2662037216</text:p>
          </table:table-cell>
          <table:table-cell office:value-type="float" office:value="2976" calcext:value-type="float">
            <text:p>2976</text:p>
          </table:table-cell>
          <table:table-cell office:value-type="float" office:value="1465.66" calcext:value-type="float">
            <text:p>1465.66</text:p>
          </table:table-cell>
          <table:table-cell office:value-type="float" office:value="1831649.83" calcext:value-type="float">
            <text:p>1831649.83</text:p>
          </table:table-cell>
          <table:table-cell table:formula="of:=[.D1614]/1000" office:value-type="float" office:value="1831.64983" calcext:value-type="float">
            <text:p>1831.64983</text:p>
          </table:table-cell>
          <table:table-cell table:number-columns-repeated="4"/>
        </table:table-row>
        <table:table-row table:style-name="ro1">
          <table:table-cell office:value-type="float" office:value="2662173631" calcext:value-type="float">
            <text:p>2662173631</text:p>
          </table:table-cell>
          <table:table-cell office:value-type="float" office:value="373" calcext:value-type="float">
            <text:p>373</text:p>
          </table:table-cell>
          <table:table-cell office:value-type="float" office:value="188.92" calcext:value-type="float">
            <text:p>188.92</text:p>
          </table:table-cell>
          <table:table-cell office:value-type="float" office:value="1835357.62" calcext:value-type="float">
            <text:p>1835357.62</text:p>
          </table:table-cell>
          <table:table-cell table:formula="of:=[.D1615]/1000" office:value-type="float" office:value="1835.35762" calcext:value-type="float">
            <text:p>1835.35762</text:p>
          </table:table-cell>
          <table:table-cell table:number-columns-repeated="4"/>
        </table:table-row>
        <table:table-row table:style-name="ro1">
          <table:table-cell office:value-type="float" office:value="2662338832" calcext:value-type="float">
            <text:p>2662338832</text:p>
          </table:table-cell>
          <table:table-cell office:value-type="float" office:value="2628" calcext:value-type="float">
            <text:p>2628</text:p>
          </table:table-cell>
          <table:table-cell office:value-type="float" office:value="1299.25" calcext:value-type="float">
            <text:p>1299.25</text:p>
          </table:table-cell>
          <table:table-cell office:value-type="float" office:value="1829616.92" calcext:value-type="float">
            <text:p>1829616.92</text:p>
          </table:table-cell>
          <table:table-cell table:formula="of:=[.D1616]/1000" office:value-type="float" office:value="1829.61692" calcext:value-type="float">
            <text:p>1829.61692</text:p>
          </table:table-cell>
          <table:table-cell table:number-columns-repeated="4"/>
        </table:table-row>
        <table:table-row table:style-name="ro1">
          <table:table-cell office:value-type="float" office:value="2662349522" calcext:value-type="float">
            <text:p>2662349522</text:p>
          </table:table-cell>
          <table:table-cell office:value-type="float" office:value="4223" calcext:value-type="float">
            <text:p>4223</text:p>
          </table:table-cell>
          <table:table-cell office:value-type="float" office:value="2101.27" calcext:value-type="float">
            <text:p>2101.27</text:p>
          </table:table-cell>
          <table:table-cell office:value-type="float" office:value="1831119.54" calcext:value-type="float">
            <text:p>1831119.54</text:p>
          </table:table-cell>
          <table:table-cell table:formula="of:=[.D1617]/1000" office:value-type="float" office:value="1831.11954" calcext:value-type="float">
            <text:p>1831.11954</text:p>
          </table:table-cell>
          <table:table-cell table:number-columns-repeated="4"/>
        </table:table-row>
        <table:table-row table:style-name="ro1">
          <table:table-cell office:value-type="float" office:value="2662393696" calcext:value-type="float">
            <text:p>2662393696</text:p>
          </table:table-cell>
          <table:table-cell office:value-type="float" office:value="636" calcext:value-type="float">
            <text:p>636</text:p>
          </table:table-cell>
          <table:table-cell office:value-type="float" office:value="316.23" calcext:value-type="float">
            <text:p>316.23</text:p>
          </table:table-cell>
          <table:table-cell office:value-type="float" office:value="1831097.08" calcext:value-type="float">
            <text:p>1831097.08</text:p>
          </table:table-cell>
          <table:table-cell table:formula="of:=[.D1618]/1000" office:value-type="float" office:value="1831.09708" calcext:value-type="float">
            <text:p>1831.09708</text:p>
          </table:table-cell>
          <table:table-cell table:number-columns-repeated="4"/>
        </table:table-row>
        <table:table-row table:style-name="ro1">
          <table:table-cell office:value-type="float" office:value="2662656913" calcext:value-type="float">
            <text:p>2662656913</text:p>
          </table:table-cell>
          <table:table-cell office:value-type="float" office:value="3858" calcext:value-type="float">
            <text:p>3858</text:p>
          </table:table-cell>
          <table:table-cell office:value-type="float" office:value="1921.68" calcext:value-type="float">
            <text:p>1921.68</text:p>
          </table:table-cell>
          <table:table-cell office:value-type="float" office:value="1828571.43" calcext:value-type="float">
            <text:p>1828571.43</text:p>
          </table:table-cell>
          <table:table-cell table:formula="of:=[.D1619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62667369" calcext:value-type="float">
            <text:p>2662667369</text:p>
          </table:table-cell>
          <table:table-cell office:value-type="float" office:value="4635" calcext:value-type="float">
            <text:p>4635</text:p>
          </table:table-cell>
          <table:table-cell office:value-type="float" office:value="2311.03" calcext:value-type="float">
            <text:p>2311.03</text:p>
          </table:table-cell>
          <table:table-cell office:value-type="float" office:value="1832127.04" calcext:value-type="float">
            <text:p>1832127.04</text:p>
          </table:table-cell>
          <table:table-cell table:formula="of:=[.D1620]/1000" office:value-type="float" office:value="1832.12704" calcext:value-type="float">
            <text:p>1832.12704</text:p>
          </table:table-cell>
          <table:table-cell table:number-columns-repeated="4"/>
        </table:table-row>
        <table:table-row table:style-name="ro1">
          <table:table-cell office:value-type="float" office:value="2662836426" calcext:value-type="float">
            <text:p>2662836426</text:p>
          </table:table-cell>
          <table:table-cell office:value-type="float" office:value="1446" calcext:value-type="float">
            <text:p>1446</text:p>
          </table:table-cell>
          <table:table-cell office:value-type="float" office:value="835.81" calcext:value-type="float">
            <text:p>835.81</text:p>
          </table:table-cell>
          <table:table-cell office:value-type="float" office:value="1828234.43" calcext:value-type="float">
            <text:p>1828234.43</text:p>
          </table:table-cell>
          <table:table-cell table:formula="of:=[.D1621]/1000" office:value-type="float" office:value="1828.23443" calcext:value-type="float">
            <text:p>1828.23443</text:p>
          </table:table-cell>
          <table:table-cell table:number-columns-repeated="4"/>
        </table:table-row>
        <table:table-row table:style-name="ro1">
          <table:table-cell office:value-type="float" office:value="2662975103" calcext:value-type="float">
            <text:p>2662975103</text:p>
          </table:table-cell>
          <table:table-cell office:value-type="float" office:value="4275" calcext:value-type="float">
            <text:p>4275</text:p>
          </table:table-cell>
          <table:table-cell office:value-type="float" office:value="2125.9" calcext:value-type="float">
            <text:p>2125.9</text:p>
          </table:table-cell>
          <table:table-cell office:value-type="float" office:value="1828410.69" calcext:value-type="float">
            <text:p>1828410.69</text:p>
          </table:table-cell>
          <table:table-cell table:formula="of:=[.D1622]/1000" office:value-type="float" office:value="1828.41069" calcext:value-type="float">
            <text:p>1828.41069</text:p>
          </table:table-cell>
          <table:table-cell table:number-columns-repeated="4"/>
        </table:table-row>
        <table:table-row table:style-name="ro1">
          <table:table-cell office:value-type="float" office:value="2662985461" calcext:value-type="float">
            <text:p>2662985461</text:p>
          </table:table-cell>
          <table:table-cell office:value-type="float" office:value="2563" calcext:value-type="float">
            <text:p>2563</text:p>
          </table:table-cell>
          <table:table-cell office:value-type="float" office:value="1273.46" calcext:value-type="float">
            <text:p>1273.46</text:p>
          </table:table-cell>
          <table:table-cell office:value-type="float" office:value="1830985.92" calcext:value-type="float">
            <text:p>1830985.92</text:p>
          </table:table-cell>
          <table:table-cell table:formula="of:=[.D1623]/1000" office:value-type="float" office:value="1830.98592" calcext:value-type="float">
            <text:p>1830.98592</text:p>
          </table:table-cell>
          <table:table-cell table:number-columns-repeated="4"/>
        </table:table-row>
        <table:table-row table:style-name="ro1">
          <table:table-cell office:value-type="float" office:value="2663193760" calcext:value-type="float">
            <text:p>2663193760</text:p>
          </table:table-cell>
          <table:table-cell office:value-type="float" office:value="353" calcext:value-type="float">
            <text:p>353</text:p>
          </table:table-cell>
          <table:table-cell office:value-type="float" office:value="181.49" calcext:value-type="float">
            <text:p>181.49</text:p>
          </table:table-cell>
          <table:table-cell office:value-type="float" office:value="1833810.89" calcext:value-type="float">
            <text:p>1833810.89</text:p>
          </table:table-cell>
          <table:table-cell table:formula="of:=[.D1624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63292910" calcext:value-type="float">
            <text:p>2663292910</text:p>
          </table:table-cell>
          <table:table-cell office:value-type="float" office:value="4688" calcext:value-type="float">
            <text:p>4688</text:p>
          </table:table-cell>
          <table:table-cell office:value-type="float" office:value="2335.96" calcext:value-type="float">
            <text:p>2335.96</text:p>
          </table:table-cell>
          <table:table-cell office:value-type="float" office:value="1828864.44" calcext:value-type="float">
            <text:p>1828864.44</text:p>
          </table:table-cell>
          <table:table-cell table:formula="of:=[.D1625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663303227" calcext:value-type="float">
            <text:p>2663303227</text:p>
          </table:table-cell>
          <table:table-cell office:value-type="float" office:value="2978" calcext:value-type="float">
            <text:p>2978</text:p>
          </table:table-cell>
          <table:table-cell office:value-type="float" office:value="1480.5" calcext:value-type="float">
            <text:p>1480.5</text:p>
          </table:table-cell>
          <table:table-cell office:value-type="float" office:value="1831033.32" calcext:value-type="float">
            <text:p>1831033.32</text:p>
          </table:table-cell>
          <table:table-cell table:formula="of:=[.D1626]/1000" office:value-type="float" office:value="1831.03332" calcext:value-type="float">
            <text:p>1831.03332</text:p>
          </table:table-cell>
          <table:table-cell table:number-columns-repeated="4"/>
        </table:table-row>
        <table:table-row table:style-name="ro1">
          <table:table-cell office:value-type="float" office:value="2663440794" calcext:value-type="float">
            <text:p>2663440794</text:p>
          </table:table-cell>
          <table:table-cell office:value-type="float" office:value="375" calcext:value-type="float">
            <text:p>375</text:p>
          </table:table-cell>
          <table:table-cell office:value-type="float" office:value="184.71" calcext:value-type="float">
            <text:p>184.71</text:p>
          </table:table-cell>
          <table:table-cell office:value-type="float" office:value="1830417.23" calcext:value-type="float">
            <text:p>1830417.23</text:p>
          </table:table-cell>
          <table:table-cell table:formula="of:=[.D1627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63613279" calcext:value-type="float">
            <text:p>2663613279</text:p>
          </table:table-cell>
          <table:table-cell office:value-type="float" office:value="3440" calcext:value-type="float">
            <text:p>3440</text:p>
          </table:table-cell>
          <table:table-cell office:value-type="float" office:value="1712.7" calcext:value-type="float">
            <text:p>1712.7</text:p>
          </table:table-cell>
          <table:table-cell office:value-type="float" office:value="1829303.82" calcext:value-type="float">
            <text:p>1829303.82</text:p>
          </table:table-cell>
          <table:table-cell table:formula="of:=[.D1628]/1000" office:value-type="float" office:value="1829.30382" calcext:value-type="float">
            <text:p>1829.30382</text:p>
          </table:table-cell>
          <table:table-cell table:number-columns-repeated="4"/>
        </table:table-row>
        <table:table-row table:style-name="ro1">
          <table:table-cell office:value-type="float" office:value="2663623861" calcext:value-type="float">
            <text:p>2663623861</text:p>
          </table:table-cell>
          <table:table-cell office:value-type="float" office:value="4223" calcext:value-type="float">
            <text:p>4223</text:p>
          </table:table-cell>
          <table:table-cell office:value-type="float" office:value="2102.09" calcext:value-type="float">
            <text:p>2102.09</text:p>
          </table:table-cell>
          <table:table-cell office:value-type="float" office:value="1831119.54" calcext:value-type="float">
            <text:p>1831119.54</text:p>
          </table:table-cell>
          <table:table-cell table:formula="of:=[.D1629]/1000" office:value-type="float" office:value="1831.11954" calcext:value-type="float">
            <text:p>1831.11954</text:p>
          </table:table-cell>
          <table:table-cell table:number-columns-repeated="4"/>
        </table:table-row>
        <table:table-row table:style-name="ro1">
          <table:table-cell office:value-type="float" office:value="2663670190" calcext:value-type="float">
            <text:p>2663670190</text:p>
          </table:table-cell>
          <table:table-cell office:value-type="float" office:value="658" calcext:value-type="float">
            <text:p>658</text:p>
          </table:table-cell>
          <table:table-cell office:value-type="float" office:value="323.1" calcext:value-type="float">
            <text:p>323.1</text:p>
          </table:table-cell>
          <table:table-cell office:value-type="float" office:value="1827875.1" calcext:value-type="float">
            <text:p>1827875.1</text:p>
          </table:table-cell>
          <table:table-cell table:formula="of:=[.D1630]/1000" office:value-type="float" office:value="1827.8751" calcext:value-type="float">
            <text:p>1827.8751</text:p>
          </table:table-cell>
          <table:table-cell table:number-columns-repeated="4"/>
        </table:table-row>
        <table:table-row table:style-name="ro1">
          <table:table-cell office:value-type="float" office:value="2663933515" calcext:value-type="float">
            <text:p>2663933515</text:p>
          </table:table-cell>
          <table:table-cell office:value-type="float" office:value="3026" calcext:value-type="float">
            <text:p>3026</text:p>
          </table:table-cell>
          <table:table-cell office:value-type="float" office:value="1508.21" calcext:value-type="float">
            <text:p>1508.21</text:p>
          </table:table-cell>
          <table:table-cell office:value-type="float" office:value="1829025.84" calcext:value-type="float">
            <text:p>1829025.84</text:p>
          </table:table-cell>
          <table:table-cell table:formula="of:=[.D1631]/1000" office:value-type="float" office:value="1829.02584" calcext:value-type="float">
            <text:p>1829.02584</text:p>
          </table:table-cell>
          <table:table-cell table:number-columns-repeated="4"/>
        </table:table-row>
        <table:table-row table:style-name="ro1">
          <table:table-cell office:value-type="float" office:value="2663945326" calcext:value-type="float">
            <text:p>2663945326</text:p>
          </table:table-cell>
          <table:table-cell office:value-type="float" office:value="4641" calcext:value-type="float">
            <text:p>4641</text:p>
          </table:table-cell>
          <table:table-cell office:value-type="float" office:value="2307.41" calcext:value-type="float">
            <text:p>2307.41</text:p>
          </table:table-cell>
          <table:table-cell office:value-type="float" office:value="1830149.99" calcext:value-type="float">
            <text:p>1830149.99</text:p>
          </table:table-cell>
          <table:table-cell table:formula="of:=[.D1632]/1000" office:value-type="float" office:value="1830.14999" calcext:value-type="float">
            <text:p>1830.14999</text:p>
          </table:table-cell>
          <table:table-cell table:number-columns-repeated="4"/>
        </table:table-row>
        <table:table-row table:style-name="ro1">
          <table:table-cell office:value-type="float" office:value="2664113502" calcext:value-type="float">
            <text:p>2664113502</text:p>
          </table:table-cell>
          <table:table-cell office:value-type="float" office:value="1380" calcext:value-type="float">
            <text:p>1380</text:p>
          </table:table-cell>
          <table:table-cell office:value-type="float" office:value="769.07" calcext:value-type="float">
            <text:p>769.07</text:p>
          </table:table-cell>
          <table:table-cell office:value-type="float" office:value="1828737.3" calcext:value-type="float">
            <text:p>1828737.3</text:p>
          </table:table-cell>
          <table:table-cell table:formula="of:=[.D1633]/1000" office:value-type="float" office:value="1828.7373" calcext:value-type="float">
            <text:p>1828.7373</text:p>
          </table:table-cell>
          <table:table-cell table:number-columns-repeated="4"/>
        </table:table-row>
        <table:table-row table:style-name="ro1">
          <table:table-cell office:value-type="float" office:value="2664252226" calcext:value-type="float">
            <text:p>2664252226</text:p>
          </table:table-cell>
          <table:table-cell office:value-type="float" office:value="4277" calcext:value-type="float">
            <text:p>4277</text:p>
          </table:table-cell>
          <table:table-cell office:value-type="float" office:value="2125.48" calcext:value-type="float">
            <text:p>2125.48</text:p>
          </table:table-cell>
          <table:table-cell office:value-type="float" office:value="1827339.81" calcext:value-type="float">
            <text:p>1827339.81</text:p>
          </table:table-cell>
          <table:table-cell table:formula="of:=[.D1634]/1000" office:value-type="float" office:value="1827.33981" calcext:value-type="float">
            <text:p>1827.33981</text:p>
          </table:table-cell>
          <table:table-cell table:number-columns-repeated="4"/>
        </table:table-row>
        <table:table-row table:style-name="ro1">
          <table:table-cell office:value-type="float" office:value="2664262677" calcext:value-type="float">
            <text:p>2664262677</text:p>
          </table:table-cell>
          <table:table-cell office:value-type="float" office:value="2562" calcext:value-type="float">
            <text:p>2562</text:p>
          </table:table-cell>
          <table:table-cell office:value-type="float" office:value="1269.24" calcext:value-type="float">
            <text:p>1269.24</text:p>
          </table:table-cell>
          <table:table-cell office:value-type="float" office:value="1831344.16" calcext:value-type="float">
            <text:p>1831344.16</text:p>
          </table:table-cell>
          <table:table-cell table:formula="of:=[.D1635]/1000" office:value-type="float" office:value="1831.34416" calcext:value-type="float">
            <text:p>1831.34416</text:p>
          </table:table-cell>
          <table:table-cell table:number-columns-repeated="4"/>
        </table:table-row>
        <table:table-row table:style-name="ro1">
          <table:table-cell office:value-type="float" office:value="2664471068" calcext:value-type="float">
            <text:p>2664471068</text:p>
          </table:table-cell>
          <table:table-cell office:value-type="float" office:value="354" calcext:value-type="float">
            <text:p>354</text:p>
          </table:table-cell>
          <table:table-cell office:value-type="float" office:value="180.1" calcext:value-type="float">
            <text:p>180.1</text:p>
          </table:table-cell>
          <table:table-cell office:value-type="float" office:value="1831187.41" calcext:value-type="float">
            <text:p>1831187.41</text:p>
          </table:table-cell>
          <table:table-cell table:formula="of:=[.D1636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64572364" calcext:value-type="float">
            <text:p>2664572364</text:p>
          </table:table-cell>
          <table:table-cell office:value-type="float" office:value="4695" calcext:value-type="float">
            <text:p>4695</text:p>
          </table:table-cell>
          <table:table-cell office:value-type="float" office:value="2327.47" calcext:value-type="float">
            <text:p>2327.47</text:p>
          </table:table-cell>
          <table:table-cell office:value-type="float" office:value="1829111.21" calcext:value-type="float">
            <text:p>1829111.21</text:p>
          </table:table-cell>
          <table:table-cell table:formula="of:=[.D1637]/1000" office:value-type="float" office:value="1829.11121" calcext:value-type="float">
            <text:p>1829.11121</text:p>
          </table:table-cell>
          <table:table-cell table:number-columns-repeated="4"/>
        </table:table-row>
        <table:table-row table:style-name="ro1">
          <table:table-cell office:value-type="float" office:value="2664582848" calcext:value-type="float">
            <text:p>2664582848</text:p>
          </table:table-cell>
          <table:table-cell office:value-type="float" office:value="2980" calcext:value-type="float">
            <text:p>2980</text:p>
          </table:table-cell>
          <table:table-cell office:value-type="float" office:value="1484.24" calcext:value-type="float">
            <text:p>1484.24</text:p>
          </table:table-cell>
          <table:table-cell office:value-type="float" office:value="1830109.34" calcext:value-type="float">
            <text:p>1830109.34</text:p>
          </table:table-cell>
          <table:table-cell table:formula="of:=[.D1638]/1000" office:value-type="float" office:value="1830.10934" calcext:value-type="float">
            <text:p>1830.10934</text:p>
          </table:table-cell>
          <table:table-cell table:number-columns-repeated="4"/>
        </table:table-row>
        <table:table-row table:style-name="ro1">
          <table:table-cell office:value-type="float" office:value="2664720543" calcext:value-type="float">
            <text:p>2664720543</text:p>
          </table:table-cell>
          <table:table-cell office:value-type="float" office:value="375" calcext:value-type="float">
            <text:p>375</text:p>
          </table:table-cell>
          <table:table-cell office:value-type="float" office:value="185.87" calcext:value-type="float">
            <text:p>185.87</text:p>
          </table:table-cell>
          <table:table-cell office:value-type="float" office:value="1830417.23" calcext:value-type="float">
            <text:p>1830417.23</text:p>
          </table:table-cell>
          <table:table-cell table:formula="of:=[.D1639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64893117" calcext:value-type="float">
            <text:p>2664893117</text:p>
          </table:table-cell>
          <table:table-cell office:value-type="float" office:value="2597" calcext:value-type="float">
            <text:p>2597</text:p>
          </table:table-cell>
          <table:table-cell office:value-type="float" office:value="1292.33" calcext:value-type="float">
            <text:p>1292.33</text:p>
          </table:table-cell>
          <table:table-cell office:value-type="float" office:value="1829554.34" calcext:value-type="float">
            <text:p>1829554.34</text:p>
          </table:table-cell>
          <table:table-cell table:formula="of:=[.D1640]/1000" office:value-type="float" office:value="1829.55434" calcext:value-type="float">
            <text:p>1829.55434</text:p>
          </table:table-cell>
          <table:table-cell table:number-columns-repeated="4"/>
        </table:table-row>
        <table:table-row table:style-name="ro1">
          <table:table-cell office:value-type="float" office:value="2664902978" calcext:value-type="float">
            <text:p>2664902978</text:p>
          </table:table-cell>
          <table:table-cell office:value-type="float" office:value="4220" calcext:value-type="float">
            <text:p>4220</text:p>
          </table:table-cell>
          <table:table-cell office:value-type="float" office:value="2096.44" calcext:value-type="float">
            <text:p>2096.44</text:p>
          </table:table-cell>
          <table:table-cell office:value-type="float" office:value="1831988.61" calcext:value-type="float">
            <text:p>1831988.61</text:p>
          </table:table-cell>
          <table:table-cell table:formula="of:=[.D1641]/1000" office:value-type="float" office:value="1831.98861" calcext:value-type="float">
            <text:p>1831.98861</text:p>
          </table:table-cell>
          <table:table-cell table:number-columns-repeated="4"/>
        </table:table-row>
        <table:table-row table:style-name="ro1">
          <table:table-cell office:value-type="float" office:value="2664948373" calcext:value-type="float">
            <text:p>2664948373</text:p>
          </table:table-cell>
          <table:table-cell office:value-type="float" office:value="639" calcext:value-type="float">
            <text:p>639</text:p>
          </table:table-cell>
          <table:table-cell office:value-type="float" office:value="311.09" calcext:value-type="float">
            <text:p>311.09</text:p>
          </table:table-cell>
          <table:table-cell office:value-type="float" office:value="1828211.19" calcext:value-type="float">
            <text:p>1828211.19</text:p>
          </table:table-cell>
          <table:table-cell table:formula="of:=[.D1642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665211780" calcext:value-type="float">
            <text:p>2665211780</text:p>
          </table:table-cell>
          <table:table-cell office:value-type="float" office:value="3854" calcext:value-type="float">
            <text:p>3854</text:p>
          </table:table-cell>
          <table:table-cell office:value-type="float" office:value="1922" calcext:value-type="float">
            <text:p>1922</text:p>
          </table:table-cell>
          <table:table-cell office:value-type="float" office:value="1828808.94" calcext:value-type="float">
            <text:p>1828808.94</text:p>
          </table:table-cell>
          <table:table-cell table:formula="of:=[.D1643]/1000" office:value-type="float" office:value="1828.80894" calcext:value-type="float">
            <text:p>1828.80894</text:p>
          </table:table-cell>
          <table:table-cell table:number-columns-repeated="4"/>
        </table:table-row>
        <table:table-row table:style-name="ro1">
          <table:table-cell office:value-type="float" office:value="2665222512" calcext:value-type="float">
            <text:p>2665222512</text:p>
          </table:table-cell>
          <table:table-cell office:value-type="float" office:value="4634" calcext:value-type="float">
            <text:p>4634</text:p>
          </table:table-cell>
          <table:table-cell office:value-type="float" office:value="2310.35" calcext:value-type="float">
            <text:p>2310.35</text:p>
          </table:table-cell>
          <table:table-cell office:value-type="float" office:value="1832324.98" calcext:value-type="float">
            <text:p>1832324.98</text:p>
          </table:table-cell>
          <table:table-cell table:formula="of:=[.D1644]/1000" office:value-type="float" office:value="1832.32498" calcext:value-type="float">
            <text:p>1832.32498</text:p>
          </table:table-cell>
          <table:table-cell table:number-columns-repeated="4"/>
        </table:table-row>
        <table:table-row table:style-name="ro1">
          <table:table-cell office:value-type="float" office:value="2665391801" calcext:value-type="float">
            <text:p>2665391801</text:p>
          </table:table-cell>
          <table:table-cell office:value-type="float" office:value="1381" calcext:value-type="float">
            <text:p>1381</text:p>
          </table:table-cell>
          <table:table-cell office:value-type="float" office:value="777.88" calcext:value-type="float">
            <text:p>777.88</text:p>
          </table:table-cell>
          <table:table-cell office:value-type="float" office:value="1828073.99" calcext:value-type="float">
            <text:p>1828073.99</text:p>
          </table:table-cell>
          <table:table-cell table:formula="of:=[.D1645]/1000" office:value-type="float" office:value="1828.07399" calcext:value-type="float">
            <text:p>1828.07399</text:p>
          </table:table-cell>
          <table:table-cell table:number-columns-repeated="4"/>
        </table:table-row>
        <table:table-row table:style-name="ro1">
          <table:table-cell office:value-type="float" office:value="2665530578" calcext:value-type="float">
            <text:p>2665530578</text:p>
          </table:table-cell>
          <table:table-cell office:value-type="float" office:value="4270" calcext:value-type="float">
            <text:p>4270</text:p>
          </table:table-cell>
          <table:table-cell office:value-type="float" office:value="2134.24" calcext:value-type="float">
            <text:p>2134.24</text:p>
          </table:table-cell>
          <table:table-cell office:value-type="float" office:value="1828839.39" calcext:value-type="float">
            <text:p>1828839.39</text:p>
          </table:table-cell>
          <table:table-cell table:formula="of:=[.D1646]/1000" office:value-type="float" office:value="1828.83939" calcext:value-type="float">
            <text:p>1828.83939</text:p>
          </table:table-cell>
          <table:table-cell table:number-columns-repeated="4"/>
        </table:table-row>
        <table:table-row table:style-name="ro1">
          <table:table-cell office:value-type="float" office:value="2665541108" calcext:value-type="float">
            <text:p>2665541108</text:p>
          </table:table-cell>
          <table:table-cell office:value-type="float" office:value="2565" calcext:value-type="float">
            <text:p>2565</text:p>
          </table:table-cell>
          <table:table-cell office:value-type="float" office:value="1273.36" calcext:value-type="float">
            <text:p>1273.36</text:p>
          </table:table-cell>
          <table:table-cell office:value-type="float" office:value="1829196.79" calcext:value-type="float">
            <text:p>1829196.79</text:p>
          </table:table-cell>
          <table:table-cell table:formula="of:=[.D1647]/1000" office:value-type="float" office:value="1829.19679" calcext:value-type="float">
            <text:p>1829.19679</text:p>
          </table:table-cell>
          <table:table-cell table:number-columns-repeated="4"/>
        </table:table-row>
        <table:table-row table:style-name="ro1">
          <table:table-cell office:value-type="float" office:value="2665749599" calcext:value-type="float">
            <text:p>2665749599</text:p>
          </table:table-cell>
          <table:table-cell office:value-type="float" office:value="353" calcext:value-type="float">
            <text:p>353</text:p>
          </table:table-cell>
          <table:table-cell office:value-type="float" office:value="177.05" calcext:value-type="float">
            <text:p>177.05</text:p>
          </table:table-cell>
          <table:table-cell office:value-type="float" office:value="1833810.89" calcext:value-type="float">
            <text:p>1833810.89</text:p>
          </table:table-cell>
          <table:table-cell table:formula="of:=[.D1648]/1000" office:value-type="float" office:value="1833.81089" calcext:value-type="float">
            <text:p>1833.81089</text:p>
          </table:table-cell>
          <table:table-cell table:number-columns-repeated="4"/>
        </table:table-row>
        <table:table-row table:style-name="ro1">
          <table:table-cell office:value-type="float" office:value="2665845874" calcext:value-type="float">
            <text:p>2665845874</text:p>
          </table:table-cell>
          <table:table-cell office:value-type="float" office:value="4687" calcext:value-type="float">
            <text:p>4687</text:p>
          </table:table-cell>
          <table:table-cell office:value-type="float" office:value="2328.24" calcext:value-type="float">
            <text:p>2328.24</text:p>
          </table:table-cell>
          <table:table-cell office:value-type="float" office:value="1828864.44" calcext:value-type="float">
            <text:p>1828864.44</text:p>
          </table:table-cell>
          <table:table-cell table:formula="of:=[.D1649]/1000" office:value-type="float" office:value="1828.86444" calcext:value-type="float">
            <text:p>1828.86444</text:p>
          </table:table-cell>
          <table:table-cell table:number-columns-repeated="4"/>
        </table:table-row>
        <table:table-row table:style-name="ro1">
          <table:table-cell office:value-type="float" office:value="2665856496" calcext:value-type="float">
            <text:p>2665856496</text:p>
          </table:table-cell>
          <table:table-cell office:value-type="float" office:value="2956" calcext:value-type="float">
            <text:p>2956</text:p>
          </table:table-cell>
          <table:table-cell office:value-type="float" office:value="1470.37" calcext:value-type="float">
            <text:p>1470.37</text:p>
          </table:table-cell>
          <table:table-cell office:value-type="float" office:value="1831129.2" calcext:value-type="float">
            <text:p>1831129.2</text:p>
          </table:table-cell>
          <table:table-cell table:formula="of:=[.D1650]/1000" office:value-type="float" office:value="1831.1292" calcext:value-type="float">
            <text:p>1831.1292</text:p>
          </table:table-cell>
          <table:table-cell table:number-columns-repeated="4"/>
        </table:table-row>
        <table:table-row table:style-name="ro1">
          <table:table-cell office:value-type="float" office:value="2665994318" calcext:value-type="float">
            <text:p>2665994318</text:p>
          </table:table-cell>
          <table:table-cell office:value-type="float" office:value="375" calcext:value-type="float">
            <text:p>375</text:p>
          </table:table-cell>
          <table:table-cell office:value-type="float" office:value="180.02" calcext:value-type="float">
            <text:p>180.02</text:p>
          </table:table-cell>
          <table:table-cell office:value-type="float" office:value="1830417.23" calcext:value-type="float">
            <text:p>1830417.23</text:p>
          </table:table-cell>
          <table:table-cell table:formula="of:=[.D1651]/1000" office:value-type="float" office:value="1830.41723" calcext:value-type="float">
            <text:p>1830.41723</text:p>
          </table:table-cell>
          <table:table-cell table:number-columns-repeated="4"/>
        </table:table-row>
        <table:table-row table:style-name="ro1">
          <table:table-cell office:value-type="float" office:value="2666159793" calcext:value-type="float">
            <text:p>2666159793</text:p>
          </table:table-cell>
          <table:table-cell office:value-type="float" office:value="2607" calcext:value-type="float">
            <text:p>2607</text:p>
          </table:table-cell>
          <table:table-cell office:value-type="float" office:value="1295.53" calcext:value-type="float">
            <text:p>1295.53</text:p>
          </table:table-cell>
          <table:table-cell office:value-type="float" office:value="1830065.36" calcext:value-type="float">
            <text:p>1830065.36</text:p>
          </table:table-cell>
          <table:table-cell table:formula="of:=[.D1652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666170769" calcext:value-type="float">
            <text:p>2666170769</text:p>
          </table:table-cell>
          <table:table-cell office:value-type="float" office:value="4224" calcext:value-type="float">
            <text:p>4224</text:p>
          </table:table-cell>
          <table:table-cell office:value-type="float" office:value="2099.6" calcext:value-type="float">
            <text:p>2099.6</text:p>
          </table:table-cell>
          <table:table-cell office:value-type="float" office:value="1830685.32" calcext:value-type="float">
            <text:p>1830685.32</text:p>
          </table:table-cell>
          <table:table-cell table:formula="of:=[.D1653]/1000" office:value-type="float" office:value="1830.68532" calcext:value-type="float">
            <text:p>1830.68532</text:p>
          </table:table-cell>
          <table:table-cell table:number-columns-repeated="4"/>
        </table:table-row>
        <table:table-row table:style-name="ro1">
          <table:table-cell office:value-type="float" office:value="2666216276" calcext:value-type="float">
            <text:p>2666216276</text:p>
          </table:table-cell>
          <table:table-cell office:value-type="float" office:value="616" calcext:value-type="float">
            <text:p>616</text:p>
          </table:table-cell>
          <table:table-cell office:value-type="float" office:value="302.73" calcext:value-type="float">
            <text:p>302.73</text:p>
          </table:table-cell>
          <table:table-cell office:value-type="float" office:value="1830065.36" calcext:value-type="float">
            <text:p>1830065.36</text:p>
          </table:table-cell>
          <table:table-cell table:formula="of:=[.D1654]/1000" office:value-type="float" office:value="1830.06536" calcext:value-type="float">
            <text:p>1830.06536</text:p>
          </table:table-cell>
          <table:table-cell table:number-columns-repeated="4"/>
        </table:table-row>
        <table:table-row table:style-name="ro1">
          <table:table-cell office:value-type="float" office:value="2666480778" calcext:value-type="float">
            <text:p>2666480778</text:p>
          </table:table-cell>
          <table:table-cell office:value-type="float" office:value="3012" calcext:value-type="float">
            <text:p>3012</text:p>
          </table:table-cell>
          <table:table-cell office:value-type="float" office:value="1489.97" calcext:value-type="float">
            <text:p>1489.97</text:p>
          </table:table-cell>
          <table:table-cell office:value-type="float" office:value="1825449.7" calcext:value-type="float">
            <text:p>1825449.7</text:p>
          </table:table-cell>
          <table:table-cell table:formula="of:=[.D1655]/1000" office:value-type="float" office:value="1825.4497" calcext:value-type="float">
            <text:p>1825.4497</text:p>
          </table:table-cell>
          <table:table-cell table:number-columns-repeated="4"/>
        </table:table-row>
        <table:table-row table:style-name="ro1">
          <table:table-cell office:value-type="float" office:value="2666490785" calcext:value-type="float">
            <text:p>2666490785</text:p>
          </table:table-cell>
          <table:table-cell office:value-type="float" office:value="4637" calcext:value-type="float">
            <text:p>4637</text:p>
          </table:table-cell>
          <table:table-cell office:value-type="float" office:value="2305.69" calcext:value-type="float">
            <text:p>2305.69</text:p>
          </table:table-cell>
          <table:table-cell office:value-type="float" office:value="1831335.71" calcext:value-type="float">
            <text:p>1831335.71</text:p>
          </table:table-cell>
          <table:table-cell table:formula="of:=[.D1656]/1000" office:value-type="float" office:value="1831.33571" calcext:value-type="float">
            <text:p>1831.33571</text:p>
          </table:table-cell>
          <table:table-cell table:number-columns-repeated="4"/>
        </table:table-row>
        <table:table-row table:style-name="ro1">
          <table:table-cell office:value-type="float" office:value="2666660181" calcext:value-type="float">
            <text:p>2666660181</text:p>
          </table:table-cell>
          <table:table-cell office:value-type="float" office:value="1402" calcext:value-type="float">
            <text:p>1402</text:p>
          </table:table-cell>
          <table:table-cell office:value-type="float" office:value="785.15" calcext:value-type="float">
            <text:p>785.15</text:p>
          </table:table-cell>
          <table:table-cell office:value-type="float" office:value="1828571.43" calcext:value-type="float">
            <text:p>1828571.43</text:p>
          </table:table-cell>
          <table:table-cell table:formula="of:=[.D1657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66799105" calcext:value-type="float">
            <text:p>2666799105</text:p>
          </table:table-cell>
          <table:table-cell office:value-type="float" office:value="4252" calcext:value-type="float">
            <text:p>4252</text:p>
          </table:table-cell>
          <table:table-cell office:value-type="float" office:value="2122.46" calcext:value-type="float">
            <text:p>2122.46</text:p>
          </table:table-cell>
          <table:table-cell office:value-type="float" office:value="1828679.16" calcext:value-type="float">
            <text:p>1828679.16</text:p>
          </table:table-cell>
          <table:table-cell table:formula="of:=[.D1658]/1000" office:value-type="float" office:value="1828.67916" calcext:value-type="float">
            <text:p>1828.67916</text:p>
          </table:table-cell>
          <table:table-cell table:number-columns-repeated="4"/>
        </table:table-row>
        <table:table-row table:style-name="ro1">
          <table:table-cell office:value-type="float" office:value="2666809707" calcext:value-type="float">
            <text:p>2666809707</text:p>
          </table:table-cell>
          <table:table-cell office:value-type="float" office:value="2561" calcext:value-type="float">
            <text:p>2561</text:p>
          </table:table-cell>
          <table:table-cell office:value-type="float" office:value="1265.91" calcext:value-type="float">
            <text:p>1265.91</text:p>
          </table:table-cell>
          <table:table-cell office:value-type="float" office:value="1831702.54" calcext:value-type="float">
            <text:p>1831702.54</text:p>
          </table:table-cell>
          <table:table-cell table:formula="of:=[.D1659]/1000" office:value-type="float" office:value="1831.70254" calcext:value-type="float">
            <text:p>1831.70254</text:p>
          </table:table-cell>
          <table:table-cell table:number-columns-repeated="4"/>
        </table:table-row>
        <table:table-row table:style-name="ro1">
          <table:table-cell office:value-type="float" office:value="2667018237" calcext:value-type="float">
            <text:p>2667018237</text:p>
          </table:table-cell>
          <table:table-cell office:value-type="float" office:value="374" calcext:value-type="float">
            <text:p>374</text:p>
          </table:table-cell>
          <table:table-cell office:value-type="float" office:value="198.65" calcext:value-type="float">
            <text:p>198.65</text:p>
          </table:table-cell>
          <table:table-cell office:value-type="float" office:value="1832884.1" calcext:value-type="float">
            <text:p>1832884.1</text:p>
          </table:table-cell>
          <table:table-cell table:formula="of:=[.D1660]/1000" office:value-type="float" office:value="1832.8841" calcext:value-type="float">
            <text:p>1832.8841</text:p>
          </table:table-cell>
          <table:table-cell table:number-columns-repeated="4"/>
        </table:table-row>
        <table:table-row table:style-name="ro1">
          <table:table-cell office:value-type="float" office:value="2667119720" calcext:value-type="float">
            <text:p>2667119720</text:p>
          </table:table-cell>
          <table:table-cell office:value-type="float" office:value="4695" calcext:value-type="float">
            <text:p>4695</text:p>
          </table:table-cell>
          <table:table-cell office:value-type="float" office:value="2329.47" calcext:value-type="float">
            <text:p>2329.47</text:p>
          </table:table-cell>
          <table:table-cell office:value-type="float" office:value="1829111.21" calcext:value-type="float">
            <text:p>1829111.21</text:p>
          </table:table-cell>
          <table:table-cell table:formula="of:=[.D1661]/1000" office:value-type="float" office:value="1829.11121" calcext:value-type="float">
            <text:p>1829.11121</text:p>
          </table:table-cell>
          <table:table-cell table:number-columns-repeated="4"/>
        </table:table-row>
        <table:table-row table:style-name="ro1">
          <table:table-cell office:value-type="float" office:value="2667130449" calcext:value-type="float">
            <text:p>2667130449</text:p>
          </table:table-cell>
          <table:table-cell office:value-type="float" office:value="3805" calcext:value-type="float">
            <text:p>3805</text:p>
          </table:table-cell>
          <table:table-cell office:value-type="float" office:value="1894.5" calcext:value-type="float">
            <text:p>1894.5</text:p>
          </table:table-cell>
          <table:table-cell office:value-type="float" office:value="1831819.98" calcext:value-type="float">
            <text:p>1831819.98</text:p>
          </table:table-cell>
          <table:table-cell table:formula="of:=[.D1662]/1000" office:value-type="float" office:value="1831.81998" calcext:value-type="float">
            <text:p>1831.81998</text:p>
          </table:table-cell>
          <table:table-cell table:number-columns-repeated="4"/>
        </table:table-row>
        <table:table-row table:style-name="ro1">
          <table:table-cell office:value-type="float" office:value="2667267215" calcext:value-type="float">
            <text:p>2667267215</text:p>
          </table:table-cell>
          <table:table-cell office:value-type="float" office:value="354" calcext:value-type="float">
            <text:p>354</text:p>
          </table:table-cell>
          <table:table-cell office:value-type="float" office:value="175.6" calcext:value-type="float">
            <text:p>175.6</text:p>
          </table:table-cell>
          <table:table-cell office:value-type="float" office:value="1831187.41" calcext:value-type="float">
            <text:p>1831187.41</text:p>
          </table:table-cell>
          <table:table-cell table:formula="of:=[.D1663]/1000" office:value-type="float" office:value="1831.18741" calcext:value-type="float">
            <text:p>1831.18741</text:p>
          </table:table-cell>
          <table:table-cell table:number-columns-repeated="4"/>
        </table:table-row>
        <table:table-row table:style-name="ro1">
          <table:table-cell office:value-type="float" office:value="2667438939" calcext:value-type="float">
            <text:p>2667438939</text:p>
          </table:table-cell>
          <table:table-cell office:value-type="float" office:value="2595" calcext:value-type="float">
            <text:p>2595</text:p>
          </table:table-cell>
          <table:table-cell office:value-type="float" office:value="1289.73" calcext:value-type="float">
            <text:p>1289.73</text:p>
          </table:table-cell>
          <table:table-cell office:value-type="float" office:value="1825918.76" calcext:value-type="float">
            <text:p>1825918.76</text:p>
          </table:table-cell>
          <table:table-cell table:formula="of:=[.D1664]/1000" office:value-type="float" office:value="1825.91876" calcext:value-type="float">
            <text:p>1825.91876</text:p>
          </table:table-cell>
          <table:table-cell table:number-columns-repeated="4"/>
        </table:table-row>
        <table:table-row table:style-name="ro1">
          <table:table-cell office:value-type="float" office:value="2667449996" calcext:value-type="float">
            <text:p>2667449996</text:p>
          </table:table-cell>
          <table:table-cell office:value-type="float" office:value="4217" calcext:value-type="float">
            <text:p>4217</text:p>
          </table:table-cell>
          <table:table-cell office:value-type="float" office:value="2108.38" calcext:value-type="float">
            <text:p>2108.38</text:p>
          </table:table-cell>
          <table:table-cell office:value-type="float" office:value="1832640.95" calcext:value-type="float">
            <text:p>1832640.95</text:p>
          </table:table-cell>
          <table:table-cell table:formula="of:=[.D1665]/1000" office:value-type="float" office:value="1832.64095" calcext:value-type="float">
            <text:p>1832.64095</text:p>
          </table:table-cell>
          <table:table-cell table:number-columns-repeated="4"/>
        </table:table-row>
        <table:table-row table:style-name="ro1">
          <table:table-cell office:value-type="float" office:value="2667494578" calcext:value-type="float">
            <text:p>2667494578</text:p>
          </table:table-cell>
          <table:table-cell office:value-type="float" office:value="637" calcext:value-type="float">
            <text:p>637</text:p>
          </table:table-cell>
          <table:table-cell office:value-type="float" office:value="310.74" calcext:value-type="float">
            <text:p>310.74</text:p>
          </table:table-cell>
          <table:table-cell office:value-type="float" office:value="1828211.19" calcext:value-type="float">
            <text:p>1828211.19</text:p>
          </table:table-cell>
          <table:table-cell table:formula="of:=[.D1666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667757171" calcext:value-type="float">
            <text:p>2667757171</text:p>
          </table:table-cell>
          <table:table-cell office:value-type="float" office:value="3037" calcext:value-type="float">
            <text:p>3037</text:p>
          </table:table-cell>
          <table:table-cell office:value-type="float" office:value="1528.25" calcext:value-type="float">
            <text:p>1528.25</text:p>
          </table:table-cell>
          <table:table-cell office:value-type="float" office:value="1828571.43" calcext:value-type="float">
            <text:p>1828571.43</text:p>
          </table:table-cell>
          <table:table-cell table:formula="of:=[.D1667]/1000" office:value-type="float" office:value="1828.57143" calcext:value-type="float">
            <text:p>1828.57143</text:p>
          </table:table-cell>
          <table:table-cell table:number-columns-repeated="4"/>
        </table:table-row>
        <table:table-row table:style-name="ro1">
          <table:table-cell office:value-type="float" office:value="2667768307" calcext:value-type="float">
            <text:p>2667768307</text:p>
          </table:table-cell>
          <table:table-cell office:value-type="float" office:value="4635" calcext:value-type="float">
            <text:p>4635</text:p>
          </table:table-cell>
          <table:table-cell office:value-type="float" office:value="2311.03" calcext:value-type="float">
            <text:p>2311.03</text:p>
          </table:table-cell>
          <table:table-cell office:value-type="float" office:value="1831929.14" calcext:value-type="float">
            <text:p>1831929.14</text:p>
          </table:table-cell>
          <table:table-cell table:formula="of:=[.D1668]/1000" office:value-type="float" office:value="1831.92914" calcext:value-type="float">
            <text:p>1831.92914</text:p>
          </table:table-cell>
          <table:table-cell table:number-columns-repeated="4"/>
        </table:table-row>
        <table:table-row table:style-name="ro1">
          <table:table-cell office:value-type="float" office:value="2667937802" calcext:value-type="float">
            <text:p>2667937802</text:p>
          </table:table-cell>
          <table:table-cell office:value-type="float" office:value="1359" calcext:value-type="float">
            <text:p>1359</text:p>
          </table:table-cell>
          <table:table-cell office:value-type="float" office:value="759.37" calcext:value-type="float">
            <text:p>759.37</text:p>
          </table:table-cell>
          <table:table-cell office:value-type="float" office:value="1828234.43" calcext:value-type="float">
            <text:p>1828234.43</text:p>
          </table:table-cell>
          <table:table-cell table:formula="of:=[.D1669]/1000" office:value-type="float" office:value="1828.23443" calcext:value-type="float">
            <text:p>1828.23443</text:p>
          </table:table-cell>
          <table:table-cell table:number-columns-repeated="4"/>
        </table:table-row>
        <table:table-row table:style-name="ro1">
          <table:table-cell office:value-type="float" office:value="2668076765" calcext:value-type="float">
            <text:p>2668076765</text:p>
          </table:table-cell>
          <table:table-cell office:value-type="float" office:value="5109" calcext:value-type="float">
            <text:p>5109</text:p>
          </table:table-cell>
          <table:table-cell office:value-type="float" office:value="2549.85" calcext:value-type="float">
            <text:p>2549.85</text:p>
          </table:table-cell>
          <table:table-cell office:value-type="float" office:value="1827630.16" calcext:value-type="float">
            <text:p>1827630.16</text:p>
          </table:table-cell>
          <table:table-cell table:formula="of:=[.D1670]/1000" office:value-type="float" office:value="1827.63016" calcext:value-type="float">
            <text:p>1827.63016</text:p>
          </table:table-cell>
          <table:table-cell table:number-columns-repeated="4"/>
        </table:table-row>
        <table:table-row table:style-name="ro1">
          <table:table-cell office:value-type="float" office:value="2668087316" calcext:value-type="float">
            <text:p>2668087316</text:p>
          </table:table-cell>
          <table:table-cell office:value-type="float" office:value="2546" calcext:value-type="float">
            <text:p>2546</text:p>
          </table:table-cell>
          <table:table-cell office:value-type="float" office:value="1266.06" calcext:value-type="float">
            <text:p>1266.06</text:p>
          </table:table-cell>
          <table:table-cell office:value-type="float" office:value="1828211.19" calcext:value-type="float">
            <text:p>1828211.19</text:p>
          </table:table-cell>
          <table:table-cell table:formula="of:=[.D1671]/1000" office:value-type="float" office:value="1828.21119" calcext:value-type="float">
            <text:p>1828.21119</text:p>
          </table:table-cell>
          <table:table-cell table:number-columns-repeated="4"/>
        </table:table-row>
        <table:table-row table:style-name="ro1">
          <table:table-cell office:value-type="float" office:value="2668295928" calcext:value-type="float">
            <text:p>2668295928</text:p>
          </table:table-cell>
          <table:table-cell office:value-type="float" office:value="395" calcext:value-type="float">
            <text:p>395</text:p>
          </table:table-cell>
          <table:table-cell office:value-type="float" office:value="208.5" calcext:value-type="float">
            <text:p>208.5</text:p>
          </table:table-cell>
          <table:table-cell office:value-type="float" office:value="1834394.9" calcext:value-type="float">
            <text:p>1834394.9</text:p>
          </table:table-cell>
          <table:table-cell table:formula="of:=[.D1672]/1000" office:value-type="float" office:value="1834.3949" calcext:value-type="float">
            <text:p>1834.3949</text:p>
          </table:table-cell>
          <table:table-cell table:number-columns-repeated="4"/>
        </table:table-row>
        <table:table-row table:style-name="ro1">
          <table:table-cell office:value-type="float" office:value="2668397539" calcext:value-type="float">
            <text:p>2668397539</text:p>
          </table:table-cell>
          <table:table-cell office:value-type="float" office:value="4686" calcext:value-type="float">
            <text:p>4686</text:p>
          </table:table-cell>
          <table:table-cell office:value-type="float" office:value="2341.02" calcext:value-type="float">
            <text:p>2341.02</text:p>
          </table:table-cell>
          <table:table-cell office:value-type="float" office:value="1829059.83" calcext:value-type="float">
            <text:p>1829059.83</text:p>
          </table:table-cell>
          <table:table-cell table:formula="of:=[.D1673]/1000" office:value-type="float" office:value="1829.05983" calcext:value-type="float">
            <text:p>1829.05983</text:p>
          </table:table-cell>
          <table:table-cell table:number-columns-repeated="4"/>
        </table:table-row>
        <table:table-row table:style-name="ro1">
          <table:table-cell office:value-type="float" office:value="2668408387" calcext:value-type="float">
            <text:p>2668408387</text:p>
          </table:table-cell>
          <table:table-cell office:value-type="float" office:value="3805" calcext:value-type="float">
            <text:p>3805</text:p>
          </table:table-cell>
          <table:table-cell office:value-type="float" office:value="1893.61" calcext:value-type="float">
            <text:p>1893.61</text:p>
          </table:table-cell>
          <table:table-cell office:value-type="float" office:value="1832061.07" calcext:value-type="float">
            <text:p>1832061.07</text:p>
          </table:table-cell>
          <table:table-cell table:formula="of:=[.D1674]/1000" office:value-type="float" office:value="1832.06107" calcext:value-type="float">
            <text:p>1832.06107</text:p>
          </table:table-cell>
          <table:table-cell table:number-columns-repeated="4"/>
        </table:table-row>
        <table:table-row table:style-name="ro1">
          <table:table-cell office:value-type="float" office:value="2668545247" calcext:value-type="float">
            <text:p>2668545247</text:p>
          </table:table-cell>
          <table:table-cell office:value-type="float" office:value="395" calcext:value-type="float">
            <text:p>395</text:p>
          </table:table-cell>
          <table:table-cell office:value-type="float" office:value="193.71" calcext:value-type="float">
            <text:p>193.71</text:p>
          </table:table-cell>
          <table:table-cell office:value-type="float" office:value="1829733.16" calcext:value-type="float">
            <text:p>1829733.16</text:p>
          </table:table-cell>
          <table:table-cell table:formula="of:=[.D1675]/1000" office:value-type="float" office:value="1829.73316" calcext:value-type="float">
            <text:p>1829.73316</text:p>
          </table:table-cell>
          <table:table-cell table:number-columns-repeated="4"/>
        </table:table-row>
        <table:table-row table:style-name="ro1">
          <table:table-cell office:value-type="float" office:value="2668717082" calcext:value-type="float">
            <text:p>2668717082</text:p>
          </table:table-cell>
          <table:table-cell office:value-type="float" office:value="2609" calcext:value-type="float">
            <text:p>2609</text:p>
          </table:table-cell>
          <table:table-cell office:value-type="float" office:value="1301.81" calcext:value-type="float">
            <text:p>1301.81</text:p>
          </table:table-cell>
          <table:table-cell office:value-type="float" office:value="1829362.03" calcext:value-type="float">
            <text:p>1829362.03</text:p>
          </table:table-cell>
          <table:table-cell table:formula="of:=[.D1676]/1000" office:value-type="float" office:value="1829.36203" calcext:value-type="float">
            <text:p>1829.36203</text:p>
          </table:table-cell>
          <table:table-cell table:number-columns-repeated="4"/>
        </table:table-row>
        <table:table-row table:style-name="ro1">
          <table:table-cell office:value-type="float" office:value="2668727223" calcext:value-type="float">
            <text:p>2668727223</text:p>
          </table:table-cell>
          <table:table-cell office:value-type="float" office:value="4222" calcext:value-type="float">
            <text:p>4222</text:p>
          </table:table-cell>
          <table:table-cell office:value-type="float" office:value="2105.8" calcext:value-type="float">
            <text:p>2105.8</text:p>
          </table:table-cell>
          <table:table-cell office:value-type="float" office:value="1831119.54" calcext:value-type="float">
            <text:p>1831119.54</text:p>
          </table:table-cell>
          <table:table-cell table:formula="of:=[.D1677]/1000" office:value-type="float" office:value="1831.11954" calcext:value-type="float">
            <text:p>1831.11954</text:p>
          </table:table-cell>
          <table:table-cell table:number-columns-repeated="4"/>
        </table:table-row>
        <table:table-row table:style-name="ro1">
          <table:table-cell office:value-type="float" office:value="2668772906" calcext:value-type="float">
            <text:p>2668772906</text:p>
          </table:table-cell>
          <table:table-cell office:value-type="float" office:value="659" calcext:value-type="float">
            <text:p>659</text:p>
          </table:table-cell>
          <table:table-cell office:value-type="float" office:value="325.76" calcext:value-type="float">
            <text:p>325.76</text:p>
          </table:table-cell>
          <table:table-cell office:value-type="float" office:value="1830663.62" calcext:value-type="float">
            <text:p>1830663.62</text:p>
          </table:table-cell>
          <table:table-cell table:formula="of:=[.D1678]/1000" office:value-type="float" office:value="1830.66362" calcext:value-type="float">
            <text:p>1830.66362</text:p>
          </table:table-cell>
          <table:table-cell table:number-columns-repeated="4"/>
        </table:table-row>
        <table:table-row table:style-name="ro1">
          <table:table-cell office:value-type="float" office:value="2669035593" calcext:value-type="float">
            <text:p>2669035593</text:p>
          </table:table-cell>
          <table:table-cell office:value-type="float" office:value="3028" calcext:value-type="float">
            <text:p>3028</text:p>
          </table:table-cell>
          <table:table-cell office:value-type="float" office:value="1503.82" calcext:value-type="float">
            <text:p>1503.82</text:p>
          </table:table-cell>
          <table:table-cell office:value-type="float" office:value="1828420.01" calcext:value-type="float">
            <text:p>1828420.01</text:p>
          </table:table-cell>
          <table:table-cell table:formula="of:=[.D1679]/1000" office:value-type="float" office:value="1828.42001" calcext:value-type="float">
            <text:p>1828.42001</text:p>
          </table:table-cell>
          <table:table-cell table:number-columns-repeated="4"/>
        </table:table-row>
        <table:table-row table:style-name="ro1">
          <table:table-cell office:value-type="float" office:value="2669046899" calcext:value-type="float">
            <text:p>2669046899</text:p>
          </table:table-cell>
          <table:table-cell office:value-type="float" office:value="5469" calcext:value-type="float">
            <text:p>5469</text:p>
          </table:table-cell>
          <table:table-cell office:value-type="float" office:value="2729.84" calcext:value-type="float">
            <text:p>2729.84</text:p>
          </table:table-cell>
          <table:table-cell office:value-type="float" office:value="1830831.2" calcext:value-type="float">
            <text:p>1830831.2</text:p>
          </table:table-cell>
          <table:table-cell table:formula="of:=[.D1680]/1000" office:value-type="float" office:value="1830.8312" calcext:value-type="float">
            <text:p>1830.8312</text:p>
          </table:table-cell>
          <table:table-cell table:number-columns-repeated="4"/>
        </table:table-row>
        <table:table-row table:style-name="ro1">
          <table:table-cell office:value-type="float" office:value="2669216228" calcext:value-type="float">
            <text:p>2669216228</text:p>
          </table:table-cell>
          <table:table-cell office:value-type="float" office:value="1424" calcext:value-type="float">
            <text:p>1424</text:p>
          </table:table-cell>
          <table:table-cell office:value-type="float" office:value="809.88" calcext:value-type="float">
            <text:p>809.88</text:p>
          </table:table-cell>
          <table:table-cell office:value-type="float" office:value="1828073.99" calcext:value-type="float">
            <text:p>1828073.99</text:p>
          </table:table-cell>
          <table:table-cell table:formula="of:=[.D1681]/1000" office:value-type="float" office:value="1828.07399" calcext:value-type="float">
            <text:p>1828.0739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01:12:41.729248691</dc:date>
    <meta:editing-duration>PT22M19S</meta:editing-duration>
    <meta:editing-cycles>5</meta:editing-cycles>
    <meta:generator>LibreOffice/5.1.6.2$Linux_X86_64 LibreOffice_project/10m0$Build-2</meta:generator>
    <meta:document-statistic meta:table-count="1" meta:cell-count="84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31cm" svg:height="14.876cm" xlink:href=".." xlink:type="simple" chart:class="chart:line" chart:style-name="ch1">
        <chart:title svg:x="8.496cm" svg:y="0.433cm" chart:style-name="ch2">
          <text:p>ESP8266 Calculated Frequency</text:p>
        </chart:title>
        <chart:subtitle svg:x="8.271cm" svg:y="1.509cm" chart:style-name="ch3">
          <text:p>4.6 Seconds of Vive Lighthouse Events</text:p>
        </chart:subtitle>
        <chart:plot-area chart:style-name="ch4" table:cell-range-address="test.E1:test.E1471" chart:data-source-has-labels="row" svg:x="1.478cm" svg:y="0.233cm" svg:width="21.483cm" svg:height="13.164cm">
          <chartooo:coordinate-region svg:x="2.47cm" svg:y="0.432cm" svg:width="20.491cm" svg:height="11.911cm"/>
          <chart:axis chart:dimension="x" chart:name="primary-x" chart:style-name="ch5">
            <chart:title svg:x="10.984cm" svg:y="13.694cm" chart:style-name="ch6">
              <text:p>Sample Number</text:p>
            </chart:title>
          </chart:axis>
          <chart:axis chart:dimension="y" chart:name="primary-y" chart:style-name="ch5">
            <chart:title svg:x="0.45cm" svg:y="8.089cm" chart:style-name="ch7">
              <text:p>Frequency (KHz)</text:p>
            </chart:title>
            <chart:grid chart:style-name="ch8" chart:class="major"/>
          </chart:axis>
          <chart:series chart:style-name="ch9" chart:values-cell-range-address="test.E2:test.E1471" chart:label-cell-address="test.E1:test.E1" chart:class="chart:line">
            <chart:data-point chart:repeated="14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ples</text:p>
                <draw:g>
                  <svg:desc>test.E1:tes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9.87848">
                <text:p>1829.87848</text:p>
                <draw:g>
                  <svg:desc>test.E2:test.E14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29.34797">
                <text:p>1829.34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1.33571">
                <text:p>1831.33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8.10368">
                <text:p>1828.10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29.06486">
                <text:p>1829.06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30.62781">
                <text:p>1830.62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30.85624">
                <text:p>1830.85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28.23872">
                <text:p>1828.23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30.60921">
                <text:p>1830.60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9.28414">
                <text:p>1829.28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30.16105">
                <text:p>1830.16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30.62781">
                <text:p>1830.62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8.27851">
                <text:p>1828.27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8.75264">
                <text:p>1828.75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8.65924">
                <text:p>1828.65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9.38389">
                <text:p>1829.383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26.77165">
                <text:p>1826.77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27.512">
                <text:p>1827.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9.95252">
                <text:p>1829.952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8.67916">
                <text:p>1828.67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8.66909">
                <text:p>1828.66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29.80155">
                <text:p>1829.80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27.97264">
                <text:p>1827.97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30.90241">
                <text:p>1830.902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28.80894">
                <text:p>1828.808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29.9936">
                <text:p>1829.99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27.41117">
                <text:p>1827.41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29.44821">
                <text:p>1829.448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31.75034">
                <text:p>1831.75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34.3949">
                <text:p>1834.39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29.61692">
                <text:p>1829.616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31.33485">
                <text:p>1831.334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9.04651">
                <text:p>1829.04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31.13798">
                <text:p>1831.13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29.52183">
                <text:p>1829.521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29.24436">
                <text:p>1829.244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31.33954">
                <text:p>1831.339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32.36252">
                <text:p>1832.362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27.62201">
                <text:p>1827.622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31.16645">
                <text:p>1831.16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27.09273">
                <text:p>1827.092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30.98592">
                <text:p>1830.985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28.47378">
                <text:p>1828.47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28.64883">
                <text:p>1828.648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1.55397">
                <text:p>1831.553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32.4551">
                <text:p>1832.4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32.1513">
                <text:p>1832.15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31.81998">
                <text:p>1831.819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28.50488">
                <text:p>1828.504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30.68532">
                <text:p>1830.685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31.94964">
                <text:p>1831.949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29.40109">
                <text:p>1829.40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27.27184">
                <text:p>1827.271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31.97026">
                <text:p>1831.97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28.71861">
                <text:p>1828.718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32.30222">
                <text:p>1832.302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2.18164">
                <text:p>1832.18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28.33398">
                <text:p>1828.33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31.94964">
                <text:p>1831.949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32.1513">
                <text:p>1832.15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26.75815">
                <text:p>1826.758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29.49386">
                <text:p>1829.493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26.20372">
                <text:p>1826.203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32.42439">
                <text:p>1832.424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26.05798">
                <text:p>1826.057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31.94964">
                <text:p>1831.949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28.67916">
                <text:p>1828.679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32.42205">
                <text:p>1832.422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34.86239">
                <text:p>1834.862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28.47378">
                <text:p>1828.473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32.57537">
                <text:p>1832.575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28.23872">
                <text:p>1828.238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32.42345">
                <text:p>1832.423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32.32498">
                <text:p>1832.324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29.40109">
                <text:p>1829.401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31.61004">
                <text:p>1831.610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31.57895">
                <text:p>1831.578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29.88415">
                <text:p>1829.884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29.10547">
                <text:p>1829.105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31.83733">
                <text:p>1831.837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29.16716">
                <text:p>1829.167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31.33954">
                <text:p>1831.339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30.85624">
                <text:p>1830.856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26.62539">
                <text:p>1826.625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29.04651">
                <text:p>1829.046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30.74266">
                <text:p>1830.742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30.62781">
                <text:p>1830.627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29.80155">
                <text:p>1829.801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31.15339">
                <text:p>1831.153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28.33398">
                <text:p>1828.333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31.33413">
                <text:p>1831.334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31.97026">
                <text:p>1831.970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31.03332">
                <text:p>1831.033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27.25528">
                <text:p>1827.255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29.81749">
                <text:p>1829.817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32.32498">
                <text:p>1832.324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28.16791">
                <text:p>1828.167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31.34416">
                <text:p>1831.344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29.49386">
                <text:p>1829.493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25.91876">
                <text:p>1825.918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31.87946">
                <text:p>1831.879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27.512">
                <text:p>1827.5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30.14999">
                <text:p>1830.14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9.29233">
                <text:p>1829.292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9.89352">
                <text:p>1829.893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5.21268">
                <text:p>1825.212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1.69789">
                <text:p>1831.697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30.16105">
                <text:p>1830.16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29.55434">
                <text:p>1829.554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26.91282">
                <text:p>1826.912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29.80155">
                <text:p>1829.801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26.27201">
                <text:p>1826.272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32.18164">
                <text:p>1832.181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27.5608">
                <text:p>1827.56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29.04651">
                <text:p>1829.046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30.54506">
                <text:p>1830.545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28.52658">
                <text:p>1828.526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31.06911">
                <text:p>1831.069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32.26676">
                <text:p>1832.266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30.90241">
                <text:p>1830.902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28.33398">
                <text:p>1828.333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30.8026">
                <text:p>1830.80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27.27184">
                <text:p>1827.271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31.81998">
                <text:p>1831.819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27.68635">
                <text:p>1827.686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31.33485">
                <text:p>1831.334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29.10896">
                <text:p>1829.108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30.34751">
                <text:p>1830.347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29.06486">
                <text:p>1829.064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29.98819">
                <text:p>1829.988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30.1341">
                <text:p>1830.13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36.44189">
                <text:p>1836.441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29.01057">
                <text:p>1829.010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32.78224">
                <text:p>1832.782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28.0966">
                <text:p>1828.09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27.5608">
                <text:p>1827.56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28.19641">
                <text:p>1828.196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31.88063">
                <text:p>1831.880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30.68532">
                <text:p>1830.685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32.25806">
                <text:p>1832.258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31.97026">
                <text:p>1831.970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30.10934">
                <text:p>1830.109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31.55397">
                <text:p>1831.553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33.99209">
                <text:p>1833.9920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27.85928">
                <text:p>1827.859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31.73129">
                <text:p>1831.731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28.25485">
                <text:p>1828.254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31.88063">
                <text:p>1831.880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31.75034">
                <text:p>1831.750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26.69789">
                <text:p>1826.697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31.15339">
                <text:p>1831.153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28.64883">
                <text:p>1828.648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31.92914">
                <text:p>1831.929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29.18628">
                <text:p>1829.186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28.34723">
                <text:p>1828.347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31.34416">
                <text:p>1831.344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28.27851">
                <text:p>1828.278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28.64883">
                <text:p>1828.648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29.61692">
                <text:p>1829.616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31.51635">
                <text:p>1831.516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29.28414">
                <text:p>1829.284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30.49606">
                <text:p>1830.496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28.25485">
                <text:p>1828.254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27.98862">
                <text:p>1827.988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30.52849">
                <text:p>1830.528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31.33798">
                <text:p>1831.337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28.23872">
                <text:p>1828.238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29.81749">
                <text:p>1829.817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25.14571">
                <text:p>1825.145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32.4551">
                <text:p>1832.45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28.40015">
                <text:p>1828.400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29.91202">
                <text:p>1829.912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31.75034">
                <text:p>1831.750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34.3949">
                <text:p>1834.39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28.30805">
                <text:p>1828.308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30.46829">
                <text:p>1830.468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29.63208">
                <text:p>1829.632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31.53348">
                <text:p>1831.533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27.9186">
                <text:p>1827.91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27.33981">
                <text:p>1827.339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30.2583">
                <text:p>1830.25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28.27851">
                <text:p>1828.278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30.10934">
                <text:p>1830.109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31.87946">
                <text:p>1831.879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29.22103">
                <text:p>1829.221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31.50183">
                <text:p>1831.501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28.40015">
                <text:p>1828.400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26.52701">
                <text:p>1826.527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32.54344">
                <text:p>1832.543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26.62539">
                <text:p>1826.625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32.206">
                <text:p>1832.2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28.63114">
                <text:p>1828.631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29.36037">
                <text:p>1829.360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28.10368">
                <text:p>1828.103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29.06486">
                <text:p>1829.064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30.98592">
                <text:p>1830.985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28.66909">
                <text:p>1828.669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29.89352">
                <text:p>1829.893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29.01057">
                <text:p>1829.010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31.11954">
                <text:p>1831.119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28.0966">
                <text:p>1828.09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32.29814">
                <text:p>1832.298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28.90855">
                <text:p>1828.908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28.16791">
                <text:p>1828.167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30.2583">
                <text:p>1830.25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27.10779">
                <text:p>1827.107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31.03332">
                <text:p>1831.033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29.57028">
                <text:p>1829.570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29.63208">
                <text:p>1829.632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30.74266">
                <text:p>1830.742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29.6974">
                <text:p>1829.69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30.2583">
                <text:p>1830.25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29.00893">
                <text:p>1829.008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28.8788">
                <text:p>1828.87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29.71363">
                <text:p>1829.713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32.18164">
                <text:p>1832.181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27.38482">
                <text:p>1827.384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31.59722">
                <text:p>1831.597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30.62781">
                <text:p>1830.627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9.05983">
                <text:p>1829.059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1.75034">
                <text:p>1831.750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25.21268">
                <text:p>1825.212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29.52183">
                <text:p>1829.521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32.12704">
                <text:p>1832.127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31.97026">
                <text:p>1831.970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28.27851">
                <text:p>1828.278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32.30222">
                <text:p>1832.302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36.44189">
                <text:p>1836.441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28.74855">
                <text:p>1828.748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32.18164">
                <text:p>1832.181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27.14768">
                <text:p>1827.147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31.16645">
                <text:p>1831.166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28.90855">
                <text:p>1828.908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29.44821">
                <text:p>1829.448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29.05983">
                <text:p>1829.059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28.95851">
                <text:p>1828.958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29.81749">
                <text:p>1829.817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27.5608">
                <text:p>1827.56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30.74266">
                <text:p>1830.742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27.98219">
                <text:p>1827.982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29.98819">
                <text:p>1829.988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26.91282">
                <text:p>1826.912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32.26676">
                <text:p>1832.266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29.01057">
                <text:p>1829.010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31.11954">
                <text:p>1831.1195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27.5608">
                <text:p>1827.56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29.63208">
                <text:p>1829.632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30.34751">
                <text:p>1830.347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28.47378">
                <text:p>1828.473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31.64983">
                <text:p>1831.649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29.71363">
                <text:p>1829.713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31.15339">
                <text:p>1831.153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29.24823">
                <text:p>1829.248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30.14999">
                <text:p>1830.149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29.35154">
                <text:p>1829.351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31.94256">
                <text:p>1831.942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29.49386">
                <text:p>1829.493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31.55397">
                <text:p>1831.553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27.81457">
                <text:p>1827.8145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32.11679">
                <text:p>1832.116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27.33981">
                <text:p>1827.339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31.34416">
                <text:p>1831.344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31.75034">
                <text:p>1831.750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28.77111">
                <text:p>1828.771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30.79057">
                <text:p>1830.790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28.0966">
                <text:p>1828.09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29.9936">
                <text:p>1829.99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27.71536">
                <text:p>1827.715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28.70597">
                <text:p>1828.705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34.86239">
                <text:p>1834.862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28.9032">
                <text:p>1828.90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31.81998">
                <text:p>1831.819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28.50488">
                <text:p>1828.504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31.55397">
                <text:p>1831.553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28.0966">
                <text:p>1828.09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31.33413">
                <text:p>1831.334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27.09273">
                <text:p>1827.092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29.44821">
                <text:p>1829.448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29.2351">
                <text:p>1829.23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29.88817">
                <text:p>1829.888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29.16716">
                <text:p>1829.167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27.20953">
                <text:p>1827.209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32.69288">
                <text:p>1832.692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829.17214">
                <text:p>1829.172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30.9403">
                <text:p>1830.94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828.62501">
                <text:p>1828.625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31.06911">
                <text:p>1831.069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30.72522">
                <text:p>1830.725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829.03743">
                <text:p>1829.037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30.68532">
                <text:p>1830.685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27.85928">
                <text:p>1827.859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830.37765">
                <text:p>1830.377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31.34416">
                <text:p>1831.344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31.64983">
                <text:p>1831.649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32.36252">
                <text:p>1832.362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32.54344">
                <text:p>1832.543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27.14768">
                <text:p>1827.147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32.12704">
                <text:p>1832.127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28.19641">
                <text:p>1828.196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31.81998">
                <text:p>1831.8199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29.73316">
                <text:p>1829.733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30.42789">
                <text:p>1830.4278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28.87002">
                <text:p>1828.870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30.99881">
                <text:p>1830.9988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828.7274">
                <text:p>1828.72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829.06486">
                <text:p>1829.064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30.52849">
                <text:p>1830.528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829.49386">
                <text:p>1829.493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830.90241">
                <text:p>1830.9024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29.41078">
                <text:p>1829.410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29.16307">
                <text:p>1829.163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827.26624">
                <text:p>1827.266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829.06486">
                <text:p>1829.0648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831.88063">
                <text:p>1831.880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29.05983">
                <text:p>1829.0598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31.41458">
                <text:p>1831.414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29.01057">
                <text:p>1829.010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832.54344">
                <text:p>1832.543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27.85928">
                <text:p>1827.859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829.7551">
                <text:p>1829.75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31.33954">
                <text:p>1831.339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29.00893">
                <text:p>1829.008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29.80155">
                <text:p>1829.801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29.38389">
                <text:p>1829.383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28.90855">
                <text:p>1828.908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32.11679">
                <text:p>1832.116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28.67916">
                <text:p>1828.679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30.62781">
                <text:p>1830.6278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28.27851">
                <text:p>1828.278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32.26676">
                <text:p>1832.266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29.71363">
                <text:p>1829.713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31.33673">
                <text:p>1831.336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28.11724">
                <text:p>1828.117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31.13798">
                <text:p>1831.137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32.41973">
                <text:p>1832.419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27.30281">
                <text:p>1827.3028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31.03332">
                <text:p>1831.033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29.10289">
                <text:p>1829.102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32.25806">
                <text:p>1832.258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28.7274">
                <text:p>1828.727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28.19641">
                <text:p>1828.196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32.1513">
                <text:p>1832.15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29.05983">
                <text:p>1829.0598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32.36252">
                <text:p>1832.362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31.33571">
                <text:p>1831.335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29.08546">
                <text:p>1829.085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28.89465">
                <text:p>1828.8946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32.41973">
                <text:p>1832.419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31.1292">
                <text:p>1831.12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28.65924">
                <text:p>1828.6592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30.90241">
                <text:p>1830.9024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31.61004">
                <text:p>1831.610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29.36037">
                <text:p>1829.360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29.24436">
                <text:p>1829.244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32.41973">
                <text:p>1832.419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29.05983">
                <text:p>1829.0598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29.18628">
                <text:p>1829.186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27.25528">
                <text:p>1827.2552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30.68532">
                <text:p>1830.685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32.32498">
                <text:p>1832.3249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29.55434">
                <text:p>1829.5543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32.64095">
                <text:p>1832.6409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30.9403">
                <text:p>1830.94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29.6974">
                <text:p>1829.697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32.41973">
                <text:p>1832.4197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27.88811">
                <text:p>1827.888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31.64983">
                <text:p>1831.649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29.82617">
                <text:p>1829.826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28.19641">
                <text:p>1828.196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33.13749">
                <text:p>1833.137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29.00893">
                <text:p>1829.008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828.95851">
                <text:p>1828.958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28.77111">
                <text:p>1828.771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30.2513">
                <text:p>1830.25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831.33413">
                <text:p>1831.334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31.81998">
                <text:p>1831.8199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29.05983">
                <text:p>1829.059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831.81998">
                <text:p>1831.8199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825.56565">
                <text:p>1825.565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31.69789">
                <text:p>1831.6978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25.4497">
                <text:p>1825.449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832.12704">
                <text:p>1832.127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27.09273">
                <text:p>1827.0927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29.71816">
                <text:p>1829.718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33.02607">
                <text:p>1833.0260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28.74855">
                <text:p>1828.748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29.16716">
                <text:p>1829.167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31.92914">
                <text:p>1831.929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28.16791">
                <text:p>1828.167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30.62781">
                <text:p>1830.627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31.57895">
                <text:p>1831.5789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829.01057">
                <text:p>1829.0105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830.03437">
                <text:p>1830.0343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826.9106">
                <text:p>1826.91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830.34751">
                <text:p>1830.347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27.4804">
                <text:p>1827.48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29.06486">
                <text:p>1829.064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31.69789">
                <text:p>1831.6978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29.11121">
                <text:p>1829.111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28.95851">
                <text:p>1828.9585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25.40851">
                <text:p>1825.408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30.97196">
                <text:p>1830.9719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827.5608">
                <text:p>1827.56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826.48402">
                <text:p>1826.484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831.94964">
                <text:p>1831.949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827.98862">
                <text:p>1827.9886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829.91202">
                <text:p>1829.912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31.33798">
                <text:p>1831.337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828.65924">
                <text:p>1828.659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831.68317">
                <text:p>1831.6831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27.88526">
                <text:p>1827.8852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831.83733">
                <text:p>1831.837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829.24436">
                <text:p>1829.244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831.06911">
                <text:p>1831.069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827.70664">
                <text:p>1827.706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831.87946">
                <text:p>1831.8794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28.87002">
                <text:p>1828.8700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32.32498">
                <text:p>1832.324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831.97026">
                <text:p>1831.9702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30.72522">
                <text:p>1830.7252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832.206">
                <text:p>1832.20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28.0966">
                <text:p>1828.09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31.53348">
                <text:p>1831.533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27.98862">
                <text:p>1827.9886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32.77854">
                <text:p>1832.7785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830.14999">
                <text:p>1830.1499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827.98862">
                <text:p>1827.9886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831.45846">
                <text:p>1831.4584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828.91489">
                <text:p>1828.9148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831.34152">
                <text:p>1831.341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829.71363">
                <text:p>1829.7136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826.72234">
                <text:p>1826.7223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832.57537">
                <text:p>1832.5753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826.27201">
                <text:p>1826.272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829.60066">
                <text:p>1829.6006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828.33398">
                <text:p>1828.3339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830.74266">
                <text:p>1830.7426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829.06486">
                <text:p>1829.064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831.34416">
                <text:p>1831.344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28.8788">
                <text:p>1828.878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828.77111">
                <text:p>1828.771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827.20953">
                <text:p>1827.209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831.19983">
                <text:p>1831.1998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827.27184">
                <text:p>1827.271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827.49787">
                <text:p>1827.4978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831.03332">
                <text:p>1831.0333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31.33673">
                <text:p>1831.3367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826.77165">
                <text:p>1826.7716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30.49606">
                <text:p>1830.4960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828.16791">
                <text:p>1828.1679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830.26985">
                <text:p>1830.2698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827.41117">
                <text:p>1827.4111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832.26676">
                <text:p>1832.2667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828.77111">
                <text:p>1828.771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831.51635">
                <text:p>1831.516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29.54919">
                <text:p>1829.549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830.34751">
                <text:p>1830.3475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832.41973">
                <text:p>1832.4197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829.49386">
                <text:p>1829.4938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828.30355">
                <text:p>1828.303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830.03437">
                <text:p>1830.0343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829.9936">
                <text:p>1829.993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29.40109">
                <text:p>1829.4010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831.34416">
                <text:p>1831.344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828.27851">
                <text:p>1828.278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26.90462">
                <text:p>1826.904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830.2513">
                <text:p>1830.25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828.90855">
                <text:p>1828.908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832.25806">
                <text:p>1832.258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827.9186">
                <text:p>1827.91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27.98862">
                <text:p>1827.988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829.19679">
                <text:p>1829.1967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29.05983">
                <text:p>1829.0598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30.72522">
                <text:p>1830.725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829.49776">
                <text:p>1829.4977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29.38389">
                <text:p>1829.3838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832.4551">
                <text:p>1832.45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831.69789">
                <text:p>1831.6978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829.25526">
                <text:p>1829.255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830.72522">
                <text:p>1830.725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31.33673">
                <text:p>1831.3367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29.28414">
                <text:p>1829.2841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832.13316">
                <text:p>1832.133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830.98592">
                <text:p>1830.9859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827.49787">
                <text:p>1827.4978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829.80155">
                <text:p>1829.801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827.95699">
                <text:p>1827.9569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831.33485">
                <text:p>1831.334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829.28414">
                <text:p>1829.284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830.99881">
                <text:p>1830.9988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832.77854">
                <text:p>1832.7785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826.91282">
                <text:p>1826.9128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831.95824">
                <text:p>1831.9582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837.83784">
                <text:p>1837.8378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830.42789">
                <text:p>1830.4278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29.28414">
                <text:p>1829.284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31.66957">
                <text:p>1831.6695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828.00166">
                <text:p>1828.0016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828.19641">
                <text:p>1828.1964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832.41973">
                <text:p>1832.4197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31.33798">
                <text:p>1831.3379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31.33485">
                <text:p>1831.3348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26.97116">
                <text:p>1826.971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31.33571">
                <text:p>1831.3357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29.40109">
                <text:p>1829.4010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28.52658">
                <text:p>1828.5265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30.2583">
                <text:p>1830.258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28.48213">
                <text:p>1828.4821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32.36252">
                <text:p>1832.362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28.33398">
                <text:p>1828.333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31.66957">
                <text:p>1831.6695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28.36921">
                <text:p>1828.369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34.3949">
                <text:p>1834.39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30.85624">
                <text:p>1830.8562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28.77111">
                <text:p>1828.771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31.73129">
                <text:p>1831.7312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29.52183">
                <text:p>1829.5218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27.63016">
                <text:p>1827.630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29.91202">
                <text:p>1829.9120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31.57895">
                <text:p>1831.578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29.233">
                <text:p>1829.23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30.68532">
                <text:p>1830.6853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28.87002">
                <text:p>1828.8700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31.73129">
                <text:p>1831.7312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27.80937">
                <text:p>1827.8093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31.88063">
                <text:p>1831.8806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27.69296">
                <text:p>1827.6929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31.81998">
                <text:p>1831.8199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30.97196">
                <text:p>1830.9719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9.04651">
                <text:p>1829.046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9.7551">
                <text:p>1829.755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29.98819">
                <text:p>1829.988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0.37475">
                <text:p>1830.374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26.90462">
                <text:p>1826.9046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32.36252">
                <text:p>1832.3625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28.42001">
                <text:p>1828.420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31.50183">
                <text:p>1831.5018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27.09273">
                <text:p>1827.0927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30.79876">
                <text:p>1830.7987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29.80155">
                <text:p>1829.801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29.49776">
                <text:p>1829.497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31.51635">
                <text:p>1831.5163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28.80894">
                <text:p>1828.808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31.92914">
                <text:p>1831.929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28.62501">
                <text:p>1828.625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36.969">
                <text:p>1836.96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28.95851">
                <text:p>1828.9585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29.10289">
                <text:p>1829.1028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29.60066">
                <text:p>1829.6006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29.9936">
                <text:p>1829.993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28.25485">
                <text:p>1828.2548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28.62501">
                <text:p>1828.6250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832.57537">
                <text:p>1832.575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829.61692">
                <text:p>1829.6169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831.55397">
                <text:p>1831.5539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829.63208">
                <text:p>1829.6320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831.13798">
                <text:p>1831.1379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830.98592">
                <text:p>1830.9859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827.49787">
                <text:p>1827.4978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830.10934">
                <text:p>1830.109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829.73316">
                <text:p>1829.7331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828.50488">
                <text:p>1828.5048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831.51635">
                <text:p>1831.5163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831.33413">
                <text:p>1831.334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28.62501">
                <text:p>1828.6250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830.98592">
                <text:p>1830.9859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829.17214">
                <text:p>1829.172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826.90462">
                <text:p>1826.904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31.98861">
                <text:p>1831.9886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32.65218">
                <text:p>1832.652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827.26624">
                <text:p>1827.266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31.45846">
                <text:p>1831.4584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828.47378">
                <text:p>1828.4737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829.80155">
                <text:p>1829.8015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828.65924">
                <text:p>1828.6592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832.18164">
                <text:p>1832.1816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829.82617">
                <text:p>1829.8261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828.07399">
                <text:p>1828.0739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831.97026">
                <text:p>1831.9702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829.25526">
                <text:p>1829.255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831.43972">
                <text:p>1831.4397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829.71363">
                <text:p>1829.7136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831.33485">
                <text:p>1831.3348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828.94737">
                <text:p>1828.9473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832.12704">
                <text:p>1832.1270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830.26985">
                <text:p>1830.2698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829.30757">
                <text:p>1829.3075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831.34152">
                <text:p>1831.3415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829.03743">
                <text:p>1829.0374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829.81749">
                <text:p>1829.8174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826.05798">
                <text:p>1826.0579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829.16307">
                <text:p>1829.1630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827.9186">
                <text:p>1827.918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829.71816">
                <text:p>1829.7181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828.64883">
                <text:p>1828.6488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827.2328">
                <text:p>1827.232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31.98861">
                <text:p>1831.9886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828.33398">
                <text:p>1828.3339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830.37765">
                <text:p>1830.3776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828.23443">
                <text:p>1828.2344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831.69789">
                <text:p>1831.6978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831.03332">
                <text:p>1831.0333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826.90909">
                <text:p>1826.9090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831.33673">
                <text:p>1831.3367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831.50183">
                <text:p>1831.5018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828.70597">
                <text:p>1828.7059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830.79876">
                <text:p>1830.7987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831.8994">
                <text:p>1831.899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829.96569">
                <text:p>1829.9656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831.77127">
                <text:p>1831.7712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829.63208">
                <text:p>1829.6320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831.33413">
                <text:p>1831.3341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827.55389">
                <text:p>1827.5538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833.13749">
                <text:p>1833.1374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828.91489">
                <text:p>1828.9148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828.30805">
                <text:p>1828.3080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832.42345">
                <text:p>1832.4234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829.54919">
                <text:p>1829.5491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830.54506">
                <text:p>1830.5450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827.45098">
                <text:p>1827.4509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829.91202">
                <text:p>1829.9120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831.57895">
                <text:p>1831.5789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828.65924">
                <text:p>1828.659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830.42789">
                <text:p>1830.4278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829.04651">
                <text:p>1829.0465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831.73129">
                <text:p>1831.7312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828.7274">
                <text:p>1828.727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829.71816">
                <text:p>1829.7181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830.10934">
                <text:p>1830.1093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828.50488">
                <text:p>1828.5048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830.42789">
                <text:p>1830.4278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827.14768">
                <text:p>1827.1476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830.8312">
                <text:p>1830.831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828.34723">
                <text:p>1828.3472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830.2583">
                <text:p>1830.258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829.17214">
                <text:p>1829.1721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829.30382">
                <text:p>1829.3038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829.16716">
                <text:p>1829.1671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829.32891">
                <text:p>1829.3289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830.60406">
                <text:p>1830.6040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827.80937">
                <text:p>1827.8093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832.77854">
                <text:p>1832.7785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828.08329">
                <text:p>1828.0832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830.72522">
                <text:p>1830.7252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829.01057">
                <text:p>1829.0105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831.21019">
                <text:p>1831.2101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828.80894">
                <text:p>1828.8089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831.50183">
                <text:p>1831.5018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827.80937">
                <text:p>1827.8093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830.62781">
                <text:p>1830.6278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828.47378">
                <text:p>1828.4737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832.30222">
                <text:p>1832.3022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827.44071">
                <text:p>1827.4407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826.05798">
                <text:p>1826.0579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831.33413">
                <text:p>1831.3341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831.61004">
                <text:p>1831.6100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827.57683">
                <text:p>1827.5768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830.1341">
                <text:p>1830.134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829.61692">
                <text:p>1829.6169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831.51635">
                <text:p>1831.5163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827.81457">
                <text:p>1827.8145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829.7551">
                <text:p>1829.755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827.9186">
                <text:p>1827.918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828.19641">
                <text:p>1828.1964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829.71816">
                <text:p>1829.7181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31.8994">
                <text:p>1831.899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828.65924">
                <text:p>1828.6592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828.19016">
                <text:p>1828.1901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831.73129">
                <text:p>1831.7312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829.58318">
                <text:p>1829.5831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828.52658">
                <text:p>1828.5265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827.10779">
                <text:p>1827.1077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831.03332">
                <text:p>1831.0333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830.42789">
                <text:p>1830.4278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828.93181">
                <text:p>1828.9318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831.33413">
                <text:p>1831.3341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827.98862">
                <text:p>1827.9886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831.97026">
                <text:p>1831.9702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828.91489">
                <text:p>1828.9148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831.57895">
                <text:p>1831.5789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827.25528">
                <text:p>1827.2552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828.0966">
                <text:p>1828.096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831.94964">
                <text:p>1831.9496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828.7274">
                <text:p>1828.727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828.62501">
                <text:p>1828.6250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829.91202">
                <text:p>1829.9120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831.43972">
                <text:p>1831.4397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829.01057">
                <text:p>1829.0105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829.81749">
                <text:p>1829.8174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828.63114">
                <text:p>1828.6311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829.7551">
                <text:p>1829.755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827.62201">
                <text:p>1827.6220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829.06486">
                <text:p>1829.0648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832.1513">
                <text:p>1832.151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829.89352">
                <text:p>1829.8935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824.85985">
                <text:p>1824.8598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831.15339">
                <text:p>1831.1533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828.33398">
                <text:p>1828.3339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830.9403">
                <text:p>1830.940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827.55389">
                <text:p>1827.5538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830.76923">
                <text:p>1830.7692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828.66909">
                <text:p>1828.6690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831.34152">
                <text:p>1831.3415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829.03743">
                <text:p>1829.0374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829.16716">
                <text:p>1829.1671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831.56173">
                <text:p>1831.5617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829.52183">
                <text:p>1829.5218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830.74266">
                <text:p>1830.7426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831.88063">
                <text:p>1831.8806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827.49787">
                <text:p>1827.4978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830.68532">
                <text:p>1830.6853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827.5608">
                <text:p>1827.560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829.9936">
                <text:p>1829.993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832.1513">
                <text:p>1832.151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829.05983">
                <text:p>1829.0598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829.89352">
                <text:p>1829.8935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827.70664">
                <text:p>1827.7066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829.81749">
                <text:p>1829.8174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828.49516">
                <text:p>1828.4951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832.4551">
                <text:p>1832.455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831.06911">
                <text:p>1831.0691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828.50488">
                <text:p>1828.5048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830.60921">
                <text:p>1830.6092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828.80894">
                <text:p>1828.8089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832.25806">
                <text:p>1832.2580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828.7274">
                <text:p>1828.727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829.24436">
                <text:p>1829.2443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831.03332">
                <text:p>1831.0333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827.44071">
                <text:p>1827.4407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832.42345">
                <text:p>1832.4234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827.81457">
                <text:p>1827.8145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831.33571">
                <text:p>1831.3357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832.1513">
                <text:p>1832.151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832.06107">
                <text:p>1832.0610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829.17834">
                <text:p>1829.1783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832.18164">
                <text:p>1832.1816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827.38482">
                <text:p>1827.3848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830.49606">
                <text:p>1830.4960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831.34416">
                <text:p>1831.3441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829.89352">
                <text:p>1829.8935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830.97196">
                <text:p>1830.9719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829.28414">
                <text:p>1829.2841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829.16307">
                <text:p>1829.1630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828.23443">
                <text:p>1828.2344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828.67916">
                <text:p>1828.6791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830.26985">
                <text:p>1830.2698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832.26676">
                <text:p>1832.2667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829.96569">
                <text:p>1829.9656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831.57476">
                <text:p>1831.5747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831.33571">
                <text:p>1831.3357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827.12579">
                <text:p>1827.1257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832.77854">
                <text:p>1832.7785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829.2794">
                <text:p>1829.279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829.80155">
                <text:p>1829.8015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829.34072">
                <text:p>1829.3407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832.206">
                <text:p>1832.20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828.19641">
                <text:p>1828.1964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831.88063">
                <text:p>1831.8806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827.49787">
                <text:p>1827.4978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828.80027">
                <text:p>1828.8002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829.233">
                <text:p>1829.23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829.60066">
                <text:p>1829.6006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831.73129">
                <text:p>1831.7312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828.7373">
                <text:p>1828.737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826.69789">
                <text:p>1826.6978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831.61004">
                <text:p>1831.6100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832.54344">
                <text:p>1832.5434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826.43056">
                <text:p>1826.4305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826.77165">
                <text:p>1826.7716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829.28414">
                <text:p>1829.2841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831.50183">
                <text:p>1831.5018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828.70597">
                <text:p>1828.7059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832.77854">
                <text:p>1832.7785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831.75034">
                <text:p>1831.7503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829.61692">
                <text:p>1829.6169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830.2513">
                <text:p>1830.251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827.62201">
                <text:p>1827.6220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832.94406">
                <text:p>1832.9440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829.48282">
                <text:p>1829.4828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829.25526">
                <text:p>1829.2552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829.49386">
                <text:p>1829.4938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825.56565">
                <text:p>1825.5656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832.00079">
                <text:p>1832.0007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826.36227">
                <text:p>1826.3622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832.12704">
                <text:p>1832.1270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828.23443">
                <text:p>1828.2344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829.24436">
                <text:p>1829.2443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831.97026">
                <text:p>1831.9702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829.89352">
                <text:p>1829.8935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829.10289">
                <text:p>1829.1028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832.42345">
                <text:p>1832.4234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826.6049">
                <text:p>1826.604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832.28397">
                <text:p>1832.2839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827.76801">
                <text:p>1827.7680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826.91182">
                <text:p>1826.9118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829.91202">
                <text:p>1829.9120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831.18741">
                <text:p>1831.1874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832.26676">
                <text:p>1832.2667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829.03743">
                <text:p>1829.0374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829.81749">
                <text:p>1829.8174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828.42001">
                <text:p>1828.4200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831.83733">
                <text:p>1831.8373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829.08546">
                <text:p>1829.0854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830.26985">
                <text:p>1830.2698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827.07993">
                <text:p>1827.0799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831.09708">
                <text:p>1831.0970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829.57028">
                <text:p>1829.5702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830.24661">
                <text:p>1830.2466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829.02584">
                <text:p>1829.0258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829.55771">
                <text:p>1829.5577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828.88812">
                <text:p>1828.8881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828.8854">
                <text:p>1828.885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831.34416">
                <text:p>1831.3441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828.47378">
                <text:p>1828.4737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829.18628">
                <text:p>1829.1862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835.35762">
                <text:p>1835.3576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830.06536">
                <text:p>1830.0653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829.18628">
                <text:p>1829.1862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829.36037">
                <text:p>1829.3603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827.12579">
                <text:p>1827.1257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831.61004">
                <text:p>1831.6100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831.95824">
                <text:p>1831.9582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829.01057">
                <text:p>1829.0105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832.42345">
                <text:p>1832.4234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828.80027">
                <text:p>1828.8002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829.36037">
                <text:p>1829.3603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829.18628">
                <text:p>1829.1862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831.06911">
                <text:p>1831.0691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832.3719">
                <text:p>1832.371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829.10289">
                <text:p>1829.1028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832.36252">
                <text:p>1832.3625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828.21119">
                <text:p>1828.2111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830.8312">
                <text:p>1830.831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829.22472">
                <text:p>1829.2247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828.83939">
                <text:p>1828.839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829.98819">
                <text:p>1829.9881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829.2351">
                <text:p>1829.235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830.44571">
                <text:p>1830.4457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828.50488">
                <text:p>1828.5048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830.97196">
                <text:p>1830.9719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830.66362">
                <text:p>1830.6636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831.53348">
                <text:p>1831.5334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826.52701">
                <text:p>1826.5270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831.45846">
                <text:p>1831.4584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828.08329">
                <text:p>1828.0832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831.64983">
                <text:p>1831.6498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829.36203">
                <text:p>1829.3620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831.21019">
                <text:p>1831.2101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830.2583">
                <text:p>1830.258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828.80027">
                <text:p>1828.8002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831.59722">
                <text:p>1831.5972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827.9186">
                <text:p>1827.918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828.62501">
                <text:p>1828.6250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832.57919">
                <text:p>1832.5791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833.81089">
                <text:p>1833.8108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831.34152">
                <text:p>1831.3415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832.8841">
                <text:p>1832.884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827.60607">
                <text:p>1827.6060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831.11954">
                <text:p>1831.1195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827.8751">
                <text:p>1827.875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829.93536">
                <text:p>1829.9353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832.52296">
                <text:p>1832.5229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827.12579">
                <text:p>1827.1257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829.71816">
                <text:p>1829.7181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827.30281">
                <text:p>1827.3028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828.8788">
                <text:p>1828.878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834.3949">
                <text:p>1834.394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826.9789">
                <text:p>1826.978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829.60066">
                <text:p>1829.6006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829.653">
                <text:p>1829.65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828.72288">
                <text:p>1828.7228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831.73129">
                <text:p>1831.7312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829.05382">
                <text:p>1829.0538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828.41069">
                <text:p>1828.4106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829.91202">
                <text:p>1829.9120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828.86444">
                <text:p>1828.8644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832.54344">
                <text:p>1832.5434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830.41723">
                <text:p>1830.4172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826.90462">
                <text:p>1826.9046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830.68532">
                <text:p>1830.6853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829.26829">
                <text:p>1829.2682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828.57143">
                <text:p>1828.5714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829.95252">
                <text:p>1829.9525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829.35154">
                <text:p>1829.3515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828.70597">
                <text:p>1828.70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27cm" svg:height="6.854cm" xlink:href=".." xlink:type="simple" chart:class="chart:bar" chart:style-name="ch1">
        <chart:title svg:x="2.176cm" svg:y="0.115cm" chart:style-name="ch2">
          <text:p>Histogram</text:p>
        </chart:title>
        <chart:legend svg:x="5.764cm" svg:y="2.041cm" style:legend-expansion="custom" chartooo:width="1.141cm" chartooo:height="0.371cm" style:legend-expansion-aspect-ratio="3.07547169811321" chart:style-name="ch3"/>
        <chart:plot-area chart:style-name="ch4" table:cell-range-address="test.H2:test.I23" chart:data-source-has-labels="both" svg:x="1.203cm" svg:y="0.013cm" svg:width="8.231cm" svg:height="5.523cm">
          <chartooo:coordinate-region svg:x="2.01cm" svg:y="0.212cm" svg:width="7.424cm" svg:height="4.27cm"/>
          <chart:axis chart:dimension="x" chart:name="primary-x" chart:style-name="ch5" chartooo:axis-type="auto">
            <chartooo:date-scale/>
            <chart:title svg:x="3.686cm" svg:y="5.673cm" chart:style-name="ch6">
              <text:p>Frequency Bins (KHz)</text:p>
            </chart:title>
            <chart:categories table:cell-range-address="test.H3:test.H23"/>
          </chart:axis>
          <chart:axis chart:dimension="y" chart:name="primary-y" chart:style-name="ch7">
            <chart:title svg:x="0.451cm" svg:y="4.181cm" chart:style-name="ch8">
              <text:p># of samples in bin</text:p>
            </chart:title>
            <chart:grid chart:style-name="ch9" chart:class="major"/>
          </chart:axis>
          <chart:series chart:style-name="ch10" chart:values-cell-range-address="test.I3:test.I23" chart:label-cell-address="test.I2:test.I2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test.I2:test.I2</svg:desc>
                </draw:g>
              </table:table-cell>
            </table:table-row>
          </table:table-header-rows>
          <table:table-rows>
            <table:table-row>
              <table:table-cell office:value-type="float" office:value="1820">
                <text:p>1820</text:p>
                <draw:g>
                  <svg:desc>test.H3:test.H23</svg:desc>
                </draw:g>
              </table:table-cell>
              <table:table-cell office:value-type="float" office:value="0">
                <text:p>0</text:p>
                <draw:g>
                  <svg:desc>test.I3:test.I23</svg:desc>
                </draw:g>
              </table:table-cell>
            </table:table-row>
            <table:table-row>
              <table:table-cell office:value-type="float" office:value="1821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2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5">
                <text:p>1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26">
                <text:p>18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27">
                <text:p>18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828">
                <text:p>182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829">
                <text:p>182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1831">
                <text:p>183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832">
                <text:p>183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833">
                <text:p>183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1834">
                <text:p>18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835">
                <text:p>18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36">
                <text:p>18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837">
                <text:p>18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38">
                <text:p>1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